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hchyna directions Russian army shelled Blesnya, Tymonovychi, My...</text:span>
</text:h>
      <text:p text:style-name="P4">
Authors: liveuamap (Language: en)</text:p>
      <text:p text:style-name="P4">
Time: 2023-05-28T-104:36:00</text:p>
      <text:p text:style-name="P4">
Location: Kharkiv (Latitude:50.27448 Longtitude:36.92813)</text:p>
      <text:p text:style-name="P4">
Videos: []</text:p>
      <text:p text:style-name="P4">
Images: []</text:p>
      <text:p text:style-name="P4">
Tags: ["Russia"]</text:p>
      <text:p text:style-name="P4">
Id: 22565841</text:p>
      <!--METADATA-->
      <text:p text:style-name="P4">
At sivershchyna and slBozhanschyna directions Russian army Shelled Bloshnya, Tymonovychi, Mykolayivka, Zaliznyy Mist, Chaykyne, Hremych of Cherni. Zarutske, Hlukhiv, Bunyakyne, Volfyne, Katerynivka, Obody, Basivka, Myropillya of Sumy Region, Also Basove, Buhayivka, HOPARYAVKA, LUKYANKA, LUKYANKA Eve, Hatysche, Vovchansk, Tykhe and Khatnyeof Kharkiv Region. Russian Aviation Conduched Aircrake at Vovchansk, -Genral Staff of Armed Forces of Ukraine Says in the Morning Report</text:p>
      <text:p text:style-name="P4">
News Collection Link:(https://liveuamap.com/en/2023/28-may-at-sivershchyna-and-slobozhanschyna-directions-russian)</text:p>
      <text:p text:style-name="P4">
News Source: <text:a xlink:type="simple" xlink:href="https://t.me/lumsrc/4920" text:style-name="Internet_20_link" text:visited-style-name="Visited_20_Internet_20_Link">
https://t.me/lumsrc/4920</text:a>
</text:p>
      <!--NEWS-->
      <text:h text:style-name="P10" text:outline-level="1">
<text:span text:style-name="T4">
JSC Kupiansk Directio Rusian Army Shelled well, Krasne First, Figololivka, Novomlinsk, ...</text:span>
</text:h>
      <text:p text:style-name="P4">
Authors: liveuamap (Language: en)</text:p>
      <text:p text:style-name="P4">
Time: 2023-05-28T-106:36:00</text:p>
      <text:p text:style-name="P4">
Location: Kupiansk (Latitude:49.63868 Longtitude:37.91296)</text:p>
      <text:p text:style-name="P4">
Videos: []</text:p>
      <text:p text:style-name="P4">
Images: []</text:p>
      <text:p text:style-name="P4">
Tags: ["Russia"]</text:p>
      <text:p text:style-name="P4">
Id: 22565840</text:p>
      <!--METADATA-->
      <text:p text:style-name="P4">
At Kupiansk direction Russian army shelled Kolodyazne, Krasne Pershe,Fyholivka, Novomlynsk, Dvorichna, Zapadne, Masutivka, Kyslivka and Berestoveof Kharkiv region. Russian aviation conducted airstrike at Kyslivka of Kharkivregion, - General Staff of Armed Forces of Ukraine says in the morning report</text:p>
      <text:p text:style-name="P4">
News Collection Link: <text:a xlink:type="simple" xlink:href="https://liveuamap.com/en/2023/28-may-at-kupiansk-direction-russian-army-shelled-kolodyazne" text:style-name="Internet_20_link" text:visited-style-name="Visited_20_Internet_20_Link">
https://liveuamap.com/en/2023/28-may-at-kupiansk-direction-russian-army-shelled-kolodyazne</text:a>
</text:p>
      <text:p text:style-name="P4">
News Source: <text:a xlink:type="simple" xlink:href="https://t.me/lumsrc/4921" text:style-name="Internet_20_link" text:visited-style-name="Visited_20_Internet_20_Link">
https://t.me/lumsrc/4921</text:a>
</text:p>
      <!--NEWS-->
      <text:h text:style-name="P10" text:outline-level="1">
<text:span text:style-name="T4">
At Lyman direction Russian army shelled Nevske and Bilohorivka of Luhansk region and Torske, ...</text:span>
</text:h>
      <text:p text:style-name="P4">
Authors: liveuamap (Language: en)</text:p>
      <text:p text:style-name="P4">
Time: 2023-05-28T-108:36:00</text:p>
      <text:p text:style-name="P4">
Location: Bakhmut (Latitude:48.80709 Longtitude:38.24633)</text:p>
      <text:p text:style-name="P4">
Videos: []</text:p>
      <text:p text:style-name="P4">
Images: []</text:p>
      <text:p text:style-name="P4">
Tags: ["Russia"]</text:p>
      <text:p text:style-name="P4">
Id: 22565839</text:p>
      <!--METADATA-->
      <text:p text:style-name="P4">
At Lyman direction Russian army shelled Nevske and Bilohorivka of Luhanskregion and Torske, Verkhnokamyanske and Spirne of Donetsk region, - GeneralStaff of Armed Forces of Ukraine says in the morning report</text:p>
      <text:p text:style-name="P4">
News Collection Link: <text:a xlink:type="simple" xlink:href="https://liveuamap.com/en/2023/28-may-at-lyman-direction-russian-army-shelled-nevske-and" text:style-name="Internet_20_link" text:visited-style-name="Visited_20_Internet_20_Link">
https://liveuamap.com/en/2023/28-may-at-lyman-direction-russian-army-shelled-nevske-and</text:a>
</text:p>
      <text:p text:style-name="P4">
News Source: <text:a xlink:type="simple" xlink:href="https://t.me/lumsrc/4922" text:style-name="Internet_20_link" text:visited-style-name="Visited_20_Internet_20_Link">
https://t.me/lumsrc/4922</text:a>
</text:p>
      <!--NEWS-->
      <text:h text:style-name="P10" text:outline-level="1">
<text:span text:style-name="T4">
Bakhmut Directio Rusian Army Shelled Vasukivka, Privilia, Orikhovo-Vasylivka, Grigorye ...</text:span>
</text:h>
      <text:p text:style-name="P4">
Authors: liveuamap (Language: en)</text:p>
      <text:p text:style-name="P4">
Time: 2023-05-28T-110:36:00</text:p>
      <text:p text:style-name="P4">
Location: Donetsk Oblast (Latitude:48.39057 Longtitude:37.91622)</text:p>
      <text:p text:style-name="P4">
Videos: []</text:p>
      <text:p text:style-name="P4">
Images: []</text:p>
      <text:p text:style-name="P4">
Tags: ["Russia"]</text:p>
      <text:p text:style-name="P4">
Id: 22565838</text:p>
      <!--METADATA-->
      <text:p text:style-name="P4">
At Bakhmut Direction Russian Army Shelled Vasukivka, Pryvillya, Orikhovo-Vasylivka, Hryhorivka, Bohdanivka, Chasiv Yar, Ivaniv, Stupoch, Stupoch, Stupoch, Stuper Sk Region, - General Staff of Armed Forcesof Ukraine Says in the Morning Report</text:p>
      <text:p text:style-name="P4">
News Collection Link:(https://liveuamap.com/en/2023/28-may-at-bakhmut-direction-russian-army-shelled-vasukivka)</text:p>
      <text:p text:style-name="P4">
News Source: <text:a xlink:type="simple" xlink:href="https://t.me/lumsrc/4923" text:style-name="Internet_20_link" text:visited-style-name="Visited_20_Internet_20_Link">
https://t.me/lumsrc/4923</text:a>
</text:p>
      <!--NEWS-->
      <text:h text:style-name="P10" text:outline-level="1">
<text:span text:style-name="T4">
JSC Avdiivka Directio Rusian Army Shelled Novokalinova, Avdiivka, Pervomaisko And Karlovka ...</text:span>
</text:h>
      <text:p text:style-name="P4">
Authors: liveuamap (Language: en)</text:p>
      <text:p text:style-name="P4">
Time: 2023-05-28T-112:36:00</text:p>
      <text:p text:style-name="P4">
Location: Donetsk Oblast (Latitude:48.1347 Longtitude:37.75211)</text:p>
      <text:p text:style-name="P4">
Videos: []</text:p>
      <text:p text:style-name="P4">
Images: []</text:p>
      <text:p text:style-name="P4">
Tags: ["Russia"]</text:p>
      <text:p text:style-name="P4">
Id: 22565837</text:p>
      <!--METADATA-->
      <text:p text:style-name="P4">
At Avdiyivka direction Russian army shelled Novokalynove, Avdiyivka,Pervomayske and Karlivka of Donetsk region. Russian aviation conductedairstrike at Avdiyivka, - General Staff of Armed Forces of Ukraine says in themorning report</text:p>
      <text:p text:style-name="P4">
News Collection Link: <text:a xlink:type="simple" xlink:href="https://liveuamap.com/en/2023/28-may-at-avdiyivka-direction-russian-army-shelled-novokalynove" text:style-name="Internet_20_link" text:visited-style-name="Visited_20_Internet_20_Link">
https://liveuamap.com/en/2023/28-may-at-avdiyivka-direction-russian-army-shelled-novokalynove</text:a>
</text:p>
      <text:p text:style-name="P4">
News Source: <text:a xlink:type="simple" xlink:href="https://t.me/lumsrc/4924" text:style-name="Internet_20_link" text:visited-style-name="Visited_20_Internet_20_Link">
https://t.me/lumsrc/4924</text:a>
</text:p>
      <!--NEWS-->
      <text:h text:style-name="P10" text:outline-level="1">
<text:span text:style-name="T4">
At Maryinka direction Russian army shelled Serhiivka and Pobeda of Donetsk region, - Generator...</text:span>
</text:h>
      <text:p text:style-name="P4">
Authors: liveuamap (Language: en)</text:p>
      <text:p text:style-name="P4">
Time: 2023-05-28T-114:36:00</text:p>
      <text:p text:style-name="P4">
Location: Marinka, Donetsk Oblast (Latitude:47.96211 Longtitude:37.44587)</text:p>
      <text:p text:style-name="P4">
Videos: []</text:p>
      <text:p text:style-name="P4">
Images: []</text:p>
      <text:p text:style-name="P4">
Tags: ["Russia"]</text:p>
      <text:p text:style-name="P4">
Id: 22565836</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28-may-at-maryinka-direction-russian-army-shelled-heorhiyivka" text:style-name="Internet_20_link" text:visited-style-name="Visited_20_Internet_20_Link">
https://liveuamap.com/en/2023/28-may-at-maryinka-direction-russian-army-shelled-heorhiyivka</text:a>
</text:p>
      <text:p text:style-name="P4">
News Source: <text:a xlink:type="simple" xlink:href="https://t.me/lumsrc/4925" text:style-name="Internet_20_link" text:visited-style-name="Visited_20_Internet_20_Link">
https://t.me/lumsrc/4925</text:a>
</text:p>
      <!--NEWS-->
      <text:h text:style-name="P10" text:outline-level="1">
<text:span text:style-name="T4">
AT Shakhtarsk Directive Russian Army Welled Paraskoveevka, Novomikhailivka, Vuhledar, Nov ...</text:span>
</text:h>
      <text:p text:style-name="P4">
Authors: liveuamap (Language: en)</text:p>
      <text:p text:style-name="P4">
Time: 2023-05-28T-116:36:00</text:p>
      <text:p text:style-name="P4">
Location: Velyka Novosilka (Latitude:47.85729 Longtitude:37.01242)</text:p>
      <text:p text:style-name="P4">
Videos: []</text:p>
      <text:p text:style-name="P4">
Images: []</text:p>
      <text:p text:style-name="P4">
Tags: ["Russia"]</text:p>
      <text:p text:style-name="P4">
Id: 22565835</text:p>
      <!--METADATA-->
      <text:p text:style-name="P4">
At Shakhtarske direction Russian army shelled Paraskoviyivka, Novomykhaylivka,Vuhledar, Novoukrayinka, Prechystivka, Shakhtarske and Velyka Novosilka, -General Staff of Armed Forces of Ukraine says in the morning report</text:p>
      <text:p text:style-name="P4">
News Collection Link: <text:a xlink:type="simple" xlink:href="https://liveuamap.com/en/2023/28-may-at-shakhtarske-direction-russian-army-shelled-paraskoviyivka" text:style-name="Internet_20_link" text:visited-style-name="Visited_20_Internet_20_Link">
https://liveuamap.com/en/2023/28-may-at-shakhtarske-direction-russian-army-shelled-paraskoviyivka</text:a>
</text:p>
      <text:p text:style-name="P4">
News Source: <text:a xlink:type="simple" xlink:href="https://t.me/lumsrc/4926" text:style-name="Internet_20_link" text:visited-style-name="Visited_20_Internet_20_Link">
https://t.me/lumsrc/4926</text:a>
</text:p>
      <!--NEWS-->
      <text:h text:style-name="P10" text:outline-level="1">
<text:span text:style-name="T4">
Chernihivska Oblast(21:17). Red Alert: aerial threat. Sirens sounding. Take cover now!</text:span>
</text:h>
      <text:p text:style-name="P4">
Authors: liveuamap (Language: en)</text:p>
      <text:p text:style-name="P4">
Time: 2023-05-28T15:19:00</text:p>
      <text:p text:style-name="P4">
Location: Chernihivska Oblast (Latitude:51.33328 Longtitude:31.99879)</text:p>
      <text:p text:style-name="P4">
Videos: []</text:p>
      <text:p text:style-name="P4">
Images: []</text:p>
      <text:p text:style-name="P4">
Tags: ["Europe", "Central and Eastern Europe"]</text:p>
      <text:p text:style-name="P4">
Id: 22565981</text:p>
      <!--METADATA-->
      <text:p text:style-name="P4">
Chernihiv region(21:17). Red Alert: aerial threat. Sirens sounding. Takecover now!</text:p>
      <text:p text:style-name="P4">
News Collection Link: <text:a xlink:type="simple" xlink:href="https://liveuamap.com/en/2023/28-may-chernihivska-oblast2117-red-alert-aerig" text:style-name="Internet_20_link" text:visited-style-name="Visited_20_Internet_20_Link">
https://liveuamap.com/en/2023/28-may-chernihivska-oblast2117-red-alert-aerig</text:a>
</text:p>
      <text:p text:style-name="P4">
News Source: <text:a xlink:type="simple" xlink:href="https://t.me/air_alert_ua/46717" text:style-name="Internet_20_link" text:visited-style-name="Visited_20_Internet_20_Link">
https://t.me/air_alert_ua/46717</text:a>
</text:p>
      <!--NEWS-->
      <text:h text:style-name="P10" text:outline-level="1">
<text:span text:style-name="T4">
Sumska Oblast(21:18). Red Alert: aerial threat. Sirens sounding. Take cover now!</text:span>
</text:h>
      <text:p text:style-name="P4">
Authors: liveuamap (Language: en)</text:p>
      <text:p text:style-name="P4">
Time: 2023-05-28T15:21:00</text:p>
      <text:p text:style-name="P4">
Location: Sumska Oblast (Latitude:51.00000000 Longtitude:34.00000000)</text:p>
      <text:p text:style-name="P4">
Videos: []</text:p>
      <text:p text:style-name="P4">
Images: []</text:p>
      <text:p text:style-name="P4">
Tags: ["Europe", "Central and Eastern Europe"]</text:p>
      <text:p text:style-name="P4">
Id: 22565982</text:p>
      <!--METADATA-->
      <text:p text:style-name="P4">
Sumy region(21:18). Red Alert: aerial threat. Sirens sounding. Take covernow!</text:p>
      <text:p text:style-name="P4">
News Collection Link: <text:a xlink:type="simple" xlink:href="https://liveuamap.com/en/2023/28-may-sumska-oblast2118-red-alert-aerial-thrg" text:style-name="Internet_20_link" text:visited-style-name="Visited_20_Internet_20_Link">
https://liveuamap.com/en/2023/28-may-sumska-oblast2118-red-alert-aerial-thrg</text:a>
</text:p>
      <text:p text:style-name="P4">
News Source: <text:a xlink:type="simple" xlink:href="https://t.me/air_alert_ua/46718" text:style-name="Internet_20_link" text:visited-style-name="Visited_20_Internet_20_Link">
https://t.me/air_alert_ua/46718</text:a>
</text:p>
      <!--NEWS-->
      <text:h text:style-name="P10" text:outline-level="1">
<text:span text:style-name="T4">
Zaporizka Oblast, Donetsk Oblast(21:59). Red Alert: aerial threat. Sirens sounding. Take cove...</text:span>
</text:h>
      <text:p text:style-name="P4">
Authors: liveuamap (Language: en)</text:p>
      <text:p text:style-name="P4">
Time: 2023-05-28T16:00:00</text:p>
      <text:p text:style-name="P4">
Location: Zaporizka Oblast (Latitude:47.611991 Longtitude:35.764831)</text:p>
      <text:p text:style-name="P4">
Videos: []</text:p>
      <text:p text:style-name="P4">
Images: []</text:p>
      <text:p text:style-name="P4">
Tags: ["Europe", "Central and Eastern Europe"]</text:p>
      <text:p text:style-name="P4">
Id: 22565987</text:p>
      <!--METADATA-->
      <text:p text:style-name="P4">
Zaporizhzhia region, Donetsk region(21:59). Red Alert: aerial threat. Sirenssounding. Take cover now!</text:p>
      <text:p text:style-name="P4">
News Collection Link: <text:a xlink:type="simple" xlink:href="https://liveuamap.com/en/2023/28-may-zaporizka-oblast-donetsk-oblast2159-reg" text:style-name="Internet_20_link" text:visited-style-name="Visited_20_Internet_20_Link">
https://liveuamap.com/en/2023/28-may-zaporizka-oblast-donetsk-oblast2159-reg</text:a>
</text:p>
      <text:p text:style-name="P4">
News Source: <text:a xlink:type="simple" xlink:href="https://t.me/air_alert_ua/46722" text:style-name="Internet_20_link" text:visited-style-name="Visited_20_Internet_20_Link">
https://t.me/air_alert_ua/46722</text:a>
</text:p>
      <!--NEWS-->
      <text:h text:style-name="P10" text:outline-level="1">
<text:span text:style-name="T4">
Dnipro, Dnipropetrovska Oblast(22:47). Red Alert: aerial threat. Sirens sounding. Take cover ...</text:span>
</text:h>
      <text:p text:style-name="P4">
Authors: liveuamap (Language: en)</text:p>
      <text:p text:style-name="P4">
Time: 2023-05-28T16:48:00</text:p>
      <text:p text:style-name="P4">
Location: Dnipro (Latitude:48.46008 Longtitude:35.03914)</text:p>
      <text:p text:style-name="P4">
Videos: []</text:p>
      <text:p text:style-name="P4">
Images: []</text:p>
      <text:p text:style-name="P4">
Tags: ["Europe", "Central and Eastern Europe"]</text:p>
      <text:p text:style-name="P4">
Id: 22565989</text:p>
      <!--METADATA-->
      <text:p text:style-name="P4">
Dnipro, Dnipropetrovsk region(22:47). Red Alert: aerial threat. Sirenssounding. Take cover now!</text:p>
      <text:p text:style-name="P4">
News Collection Link: <text:a xlink:type="simple" xlink:href="https://liveuamap.com/en/2023/28-may-dnipro-dnipropetrovska-oblast2247-red-g" text:style-name="Internet_20_link" text:visited-style-name="Visited_20_Internet_20_Link">
https://liveuamap.com/en/2023/28-may-dnipro-dnipropetrovska-oblast2247-red-g</text:a>
</text:p>
      <text:p text:style-name="P4">
News Source: <text:a xlink:type="simple" xlink:href="https://t.me/suspilnednipro/16018" text:style-name="Internet_20_link" text:visited-style-name="Visited_20_Internet_20_Link">
https://t.me/suspilnednipro/16018</text:a>
</text:p>
      <!--NEWS-->
      <text:h text:style-name="P10" text:outline-level="1">
<text:span text:style-name="T4">
Chernihivska Oblast(23:06). Red Alert: aerial threat. Sirens sounding. Take cover now!</text:span>
</text:h>
      <text:p text:style-name="P4">
Authors: liveuamap (Language: en)</text:p>
      <text:p text:style-name="P4">
Time: 2023-05-28T17:07:00</text:p>
      <text:p text:style-name="P4">
Location: Chernihivska Oblast (Latitude:51.33427 Longtitude:31.99997)</text:p>
      <text:p text:style-name="P4">
Videos: []</text:p>
      <text:p text:style-name="P4">
Images: []</text:p>
      <text:p text:style-name="P4">
Tags: ["Europe", "Central and Eastern Europe"]</text:p>
      <text:p text:style-name="P4">
Id: 22565990</text:p>
      <!--METADATA-->
      <text:p text:style-name="P4">
Chernihiv region(23:06). Red Alert: aerial threat. Sirens sounding. Takecover now!</text:p>
      <text:p text:style-name="P4">
News Collection Link: <text:a xlink:type="simple" xlink:href="https://liveuamap.com/en/2023/28-may-chernihivska-oblast2306-red-alert-aerig" text:style-name="Internet_20_link" text:visited-style-name="Visited_20_Internet_20_Link">
https://liveuamap.com/en/2023/28-may-chernihivska-oblast2306-red-alert-aerig</text:a>
</text:p>
      <text:p text:style-name="P4">
News Source: <text:a xlink:type="simple" xlink:href="https://t.me/suspilnechernihiv/19002" text:style-name="Internet_20_link" text:visited-style-name="Visited_20_Internet_20_Link">
https://t.me/suspilnechernihiv/19002</text:a>
</text:p>
      <!--NEWS-->
      <text:h text:style-name="P10" text:outline-level="1">
<text:span text:style-name="T4">
Kherson, Khersonska Oblast(23:09). Red Alert: aerial threat. Sirens sounding. Take cover now!</text:span>
</text:h>
      <text:p text:style-name="P4">
Authors: liveuamap (Language: en)</text:p>
      <text:p text:style-name="P4">
Time: 2023-05-28T17:10:00</text:p>
      <text:p text:style-name="P4">
Location: Kherson (Latitude:46.65672 Longtitude:32.61711)</text:p>
      <text:p text:style-name="P4">
Videos: []</text:p>
      <text:p text:style-name="P4">
Images: []</text:p>
      <text:p text:style-name="P4">
Tags: ["Europe", "Central and Eastern Europe"]</text:p>
      <text:p text:style-name="P4">
Id: 22565991</text:p>
      <!--METADATA-->
      <text:p text:style-name="P4">
Kherson, Kherson region(23:09). Red Alert: aerial threat. Sirens sounding.Take cover now!</text:p>
      <text:p text:style-name="P4">
News Collection Link: <text:a xlink:type="simple" xlink:href="https://liveuamap.com/en/2023/28-may-kherson-khersonska-oblast2309-red-alerg" text:style-name="Internet_20_link" text:visited-style-name="Visited_20_Internet_20_Link">
https://liveuamap.com/en/2023/28-may-kherson-khersonska-oblast2309-red-alerg</text:a>
</text:p>
      <text:p text:style-name="P4">
News Source: <text:a xlink:type="simple" xlink:href="https://t.me/air_alert_ua/46727" text:style-name="Internet_20_link" text:visited-style-name="Visited_20_Internet_20_Link">
https://t.me/air_alert_ua/46727</text:a>
</text:p>
      <!--NEWS-->
      <text:h text:style-name="P10" text:outline-level="1">
<text:span text:style-name="T4">
Mykolaiv, Mykolayivska Oblast(23:17). Red Alert: aerial threat. Sirens sounding. Take cover now!</text:span>
</text:h>
      <text:p text:style-name="P4">
Authors: liveuamap (Language: en)</text:p>
      <text:p text:style-name="P4">
Time: 2023-05-28T17:17:00</text:p>
      <text:p text:style-name="P4">
Location: Mykolaiv (Latitude:46.94866 Longtitude:32.00639)</text:p>
      <text:p text:style-name="P4">
Videos: []</text:p>
      <text:p text:style-name="P4">
Images: []</text:p>
      <text:p text:style-name="P4">
Tags: ["Europe", "Central and Eastern Europe"]</text:p>
      <text:p text:style-name="P4">
Id: 22565992</text:p>
      <!--METADATA-->
      <text:p text:style-name="P4">
Nikolaev, Mykolaiv region(23:17). Red Alert: aerial threat. Sirenssounding. Take cover now!</text:p>
      <text:p text:style-name="P4">
News Collection Link: <text:a xlink:type="simple" xlink:href="https://liveuamap.com/en/2023/28-may-mykolaiv-mykolayivska-oblast2317-red-ag" text:style-name="Internet_20_link" text:visited-style-name="Visited_20_Internet_20_Link">
https://liveuamap.com/en/2023/28-may-mykolaiv-mykolayivska-oblast2317-red-ag</text:a>
</text:p>
      <text:p text:style-name="P4">
News Source: <text:a xlink:type="simple" xlink:href="https://t.me/suspilnemykolaiv/25998" text:style-name="Internet_20_link" text:visited-style-name="Visited_20_Internet_20_Link">
https://t.me/suspilnemykolaiv/25998</text:a>
</text:p>
      <!--NEWS-->
      <text:h text:style-name="P10" text:outline-level="1">
<text:span text:style-name="T4">
Kirovohradska Oblast(23:28). Red Alert: aerial threat. Sirens sounding. Take cover now!</text:span>
</text:h>
      <text:p text:style-name="P4">
Authors: liveuamap (Language: en)</text:p>
      <text:p text:style-name="P4">
Time: 2023-05-28T17:30:00</text:p>
      <text:p text:style-name="P4">
Location: Kirovohradska Oblast (Latitude:48.50000000 Longtitude:32.00000000)</text:p>
      <text:p text:style-name="P4">
Videos: []</text:p>
      <text:p text:style-name="P4">
Images: []</text:p>
      <text:p text:style-name="P4">
Tags: ["Europe", "Central and Eastern Europe"]</text:p>
      <text:p text:style-name="P4">
Id: 22565993</text:p>
      <!--METADATA-->
      <text:p text:style-name="P4">
Kirovohrad region(23:28). Red Alert: aerial threat. Sirens sounding. Takecover now!</text:p>
      <text:p text:style-name="P4">
News Collection Link: <text:a xlink:type="simple" xlink:href="https://liveuamap.com/en/2023/28-may-kirovohradska-oblast2328-red-alert-aerg" text:style-name="Internet_20_link" text:visited-style-name="Visited_20_Internet_20_Link">
https://liveuamap.com/en/2023/28-may-kirovohradska-oblast2328-red-alert-aerg</text:a>
</text:p>
      <text:p text:style-name="P4">
News Source: <text:a xlink:type="simple" xlink:href="https://t.me/air_alert_ua/46729" text:style-name="Internet_20_link" text:visited-style-name="Visited_20_Internet_20_Link">
https://t.me/air_alert_ua/46729</text:a>
</text:p>
      <!--NEWS-->
      <text:h text:style-name="P10" text:outline-level="1">
<text:span text:style-name="T4">
Kyiv, Kyiv Oblast(23:31). Red Alert: aerial threat. Sirens sounding. Take cover now!</text:span>
</text:h>
      <text:p text:style-name="P4">
Authors: liveuamap (Language: en)</text:p>
      <text:p text:style-name="P4">
Time: 2023-05-28T17:32:00</text:p>
      <text:p text:style-name="P4">
Location: Kyiv (Latitude:50.44411 Longtitude:30.5304)</text:p>
      <text:p text:style-name="P4">
Videos: []</text:p>
      <text:p text:style-name="P4">
Images: []</text:p>
      <text:p text:style-name="P4">
Tags: ["Europe", "Central and Eastern Europe"]</text:p>
      <text:p text:style-name="P4">
Id: 22565994</text:p>
      <!--METADATA-->
      <text:p text:style-name="P4">
Kyiv, Kyiv region(23:31). Red Alert: aerial threat. Sirens sounding. Takecover now!</text:p>
      <text:p text:style-name="P4">
News Collection Link: <text:a xlink:type="simple" xlink:href="https://liveuamap.com/en/2023/28-may-kyiv-kyiv-oblast2331-red-alert-aerial-g" text:style-name="Internet_20_link" text:visited-style-name="Visited_20_Internet_20_Link">
https://liveuamap.com/en/2023/28-may-kyiv-kyiv-oblast2331-red-alert-aerial-g</text:a>
</text:p>
      <text:p text:style-name="P4">
News Source: <text:a xlink:type="simple" xlink:href="https://t.me/air_alert_ua/46730" text:style-name="Internet_20_link" text:visited-style-name="Visited_20_Internet_20_Link">
https://t.me/air_alert_ua/46730</text:a>
</text:p>
      <!--NEWS-->
      <text:h text:style-name="P10" text:outline-level="1">
<text:span text:style-name="T4">
Sumska Oblast(23:35). Red Alert: aerial threat. Sirens sounding. Take cover now!</text:span>
</text:h>
      <text:p text:style-name="P4">
Authors: liveuamap (Language: en)</text:p>
      <text:p text:style-name="P4">
Time: 2023-05-28T17:36:00</text:p>
      <text:p text:style-name="P4">
Location: Sumska Oblast (Latitude:51.00002 Longtitude:33.99948)</text:p>
      <text:p text:style-name="P4">
Videos: []</text:p>
      <text:p text:style-name="P4">
Images: []</text:p>
      <text:p text:style-name="P4">
Tags: ["Europe", "Central and Eastern Europe"]</text:p>
      <text:p text:style-name="P4">
Id: 22565995</text:p>
      <!--METADATA-->
      <text:p text:style-name="P4">
Sumy region(23:35). Red Alert: aerial threat. Sirens sounding. Take covernow!</text:p>
      <text:p text:style-name="P4">
News Collection Link: <text:a xlink:type="simple" xlink:href="https://liveuamap.com/en/2023/28-may-sumska-oblast2335-red-alert-aerial-thrg" text:style-name="Internet_20_link" text:visited-style-name="Visited_20_Internet_20_Link">
https://liveuamap.com/en/2023/28-may-sumska-oblast2335-red-alert-aerial-thrg</text:a>
</text:p>
      <text:p text:style-name="P4">
News Source: <text:a xlink:type="simple" xlink:href="https://t.me/air_alert_ua/46731" text:style-name="Internet_20_link" text:visited-style-name="Visited_20_Internet_20_Link">
https://t.me/air_alert_ua/46731</text:a>
</text:p>
      <!--NEWS-->
      <text:h text:style-name="P10" text:outline-level="1">
<text:span text:style-name="T4">
Cherkaska Oblast, Poltavska Oblast(23:45). Red Alert: aerial threat. Sirens sounding. Take co...</text:span>
</text:h>
      <text:p text:style-name="P4">
Authors: liveuamap (Language: en)</text:p>
      <text:p text:style-name="P4">
Time: 2023-05-28T17:45:00</text:p>
      <text:p text:style-name="P4">
Location: Cherkaska Oblast (Latitude:49.25000000 Longtitude:31.33333000)</text:p>
      <text:p text:style-name="P4">
Videos: []</text:p>
      <text:p text:style-name="P4">
Images: []</text:p>
      <text:p text:style-name="P4">
Tags: ["Europe", "Central and Eastern Europe"]</text:p>
      <text:p text:style-name="P4">
Id: 22565996</text:p>
      <!--METADATA-->
      <text:p text:style-name="P4">
Cherkasy region, Poltava region(23:45). Red Alert: aerial threat. Sirenssounding. Take cover now!</text:p>
      <text:p text:style-name="P4">
News Collection Link: <text:a xlink:type="simple" xlink:href="https://liveuamap.com/en/2023/28-may-cherkaska-oblast-poltavska-oblast2345-g" text:style-name="Internet_20_link" text:visited-style-name="Visited_20_Internet_20_Link">
https://liveuamap.com/en/2023/28-may-cherkaska-oblast-poltavska-oblast2345-g</text:a>
</text:p>
      <text:p text:style-name="P4">
News Source: <text:a xlink:type="simple" xlink:href="https://t.me/air_alert_ua/46734" text:style-name="Internet_20_link" text:visited-style-name="Visited_20_Internet_20_Link">
https://t.me/air_alert_ua/46734</text:a>
</text:p>
      <!--NEWS-->
      <text:h text:style-name="P10" text:outline-level="1">
<text:span text:style-name="T4">
Zhytomyr, Zhytomyrska Oblast(23:57). Red Alert: aerial threat. Sirens sounding. Take cover now!</text:span>
</text:h>
      <text:p text:style-name="P4">
Authors: liveuamap (Language: en)</text:p>
      <text:p text:style-name="P4">
Time: 2023-05-28T17:58:00</text:p>
      <text:p text:style-name="P4">
Location: Zhytomyr (Latitude:50.26366 Longtitude:28.67774)</text:p>
      <text:p text:style-name="P4">
Videos: []</text:p>
      <text:p text:style-name="P4">
Images: []</text:p>
      <text:p text:style-name="P4">
Tags: ["Europe", "Central and Eastern Europe"]</text:p>
      <text:p text:style-name="P4">
Id: 22565997</text:p>
      <!--METADATA-->
      <text:p text:style-name="P4">
Zhytomyr, Zhytomyr region(23:57). Red Alert: aerial threat. Sirenssounding. Take cover now!</text:p>
      <text:p text:style-name="P4">
News Collection Link: <text:a xlink:type="simple" xlink:href="https://liveuamap.com/en/2023/28-may-zhytomyr-zhytomyrska-oblast2357-red-alg" text:style-name="Internet_20_link" text:visited-style-name="Visited_20_Internet_20_Link">
https://liveuamap.com/en/2023/28-may-zhytomyr-zhytomyrska-oblast2357-red-alg</text:a>
</text:p>
      <text:p text:style-name="P4">
News Source: <text:a xlink:type="simple" xlink:href="https://t.me/air_alert_ua/46735" text:style-name="Internet_20_link" text:visited-style-name="Visited_20_Internet_20_Link">
https://t.me/air_alert_ua/46735</text:a>
</text:p>
      <!--NEWS-->
      <text:h text:style-name="P10" text:outline-level="1">
<text:span text:style-name="T4">
Kharkiv, Kharkivska Oblast(00:17). Red Alert: aerial threat. Sirens sounding. Take cover now!</text:span>
</text:h>
      <text:p text:style-name="P4">
Authors: liveuamap (Language: en)</text:p>
      <text:p text:style-name="P4">
Time: 2023-05-28T18:18:00</text:p>
      <text:p text:style-name="P4">
Location: Kharkiv (Latitude:49.98112 Longtitude:36.25301)</text:p>
      <text:p text:style-name="P4">
Videos: []</text:p>
      <text:p text:style-name="P4">
Images: []</text:p>
      <text:p text:style-name="P4">
Tags: ["Europe", "Central and Eastern Europe"]</text:p>
      <text:p text:style-name="P4">
Id: 22565998</text:p>
      <!--METADATA-->
      <text:p text:style-name="P4">
Kharkiv, Kharkiv region(00:17). Red Alert: aerial threat. Sirens sounding.Take cover now!</text:p>
      <text:p text:style-name="P4">
News Collection Link: <text:a xlink:type="simple" xlink:href="https://liveuamap.com/en/2023/28-may-kharkiv-kharkivska-oblast0017-red-alerg" text:style-name="Internet_20_link" text:visited-style-name="Visited_20_Internet_20_Link">
https://liveuamap.com/en/2023/28-may-kharkiv-kharkivska-oblast0017-red-alerg</text:a>
</text:p>
      <text:p text:style-name="P4">
News Source: <text:a xlink:type="simple" xlink:href="https://t.me/air_alert_ua/46736" text:style-name="Internet_20_link" text:visited-style-name="Visited_20_Internet_20_Link">
https://t.me/air_alert_ua/46736</text:a>
</text:p>
      <!--NEWS-->
      <text:h text:style-name="P10" text:outline-level="1">
<text:span text:style-name="T4">
Dnipro, Dnipropetrovska Oblast(00:18). Red Alert: aerial threat. Sirens sounding. Take cover ...</text:span>
</text:h>
      <text:p text:style-name="P4">
Authors: liveuamap (Language: en)</text:p>
      <text:p text:style-name="P4">
Time: 2023-05-28T18:20:00</text:p>
      <text:p text:style-name="P4">
Location: Dnipro (Latitude:48.45999 Longtitude:35.03828)</text:p>
      <text:p text:style-name="P4">
Videos: []</text:p>
      <text:p text:style-name="P4">
Images: []</text:p>
      <text:p text:style-name="P4">
Tags: ["Europe", "Central and Eastern Europe"]</text:p>
      <text:p text:style-name="P4">
Id: 22565999</text:p>
      <!--METADATA-->
      <text:p text:style-name="P4">
Dnipro, Dnipropetrovsk region(00:18). Red Alert: aerial threat. Sirenssounding. Take cover now!</text:p>
      <text:p text:style-name="P4">
News Collection Link: <text:a xlink:type="simple" xlink:href="https://liveuamap.com/en/2023/28-may-dnipro-dnipropetrovska-oblast0018-red-g" text:style-name="Internet_20_link" text:visited-style-name="Visited_20_Internet_20_Link">
https://liveuamap.com/en/2023/28-may-dnipro-dnipropetrovska-oblast0018-red-g</text:a>
</text:p>
      <text:p text:style-name="P4">
News Source: <text:a xlink:type="simple" xlink:href="https://t.me/air_alert_ua/46737" text:style-name="Internet_20_link" text:visited-style-name="Visited_20_Internet_20_Link">
https://t.me/air_alert_ua/46737</text:a>
</text:p>
      <!--NEWS-->
      <text:h text:style-name="P10" text:outline-level="1">
<text:span text:style-name="T4">
Zaporizka Oblast(00:20). Red Alert: aerial threat. Sirens sounding. Take cover now!</text:span>
</text:h>
      <text:p text:style-name="P4">
Authors: liveuamap (Language: en)</text:p>
      <text:p text:style-name="P4">
Time: 2023-05-28T18:21:00</text:p>
      <text:p text:style-name="P4">
Location: Zaporizka Oblast (Latitude:47.611231 Longtitude:35.764951)</text:p>
      <text:p text:style-name="P4">
Videos: []</text:p>
      <text:p text:style-name="P4">
Images: []</text:p>
      <text:p text:style-name="P4">
Tags: ["Europe", "Central and Eastern Europe"]</text:p>
      <text:p text:style-name="P4">
Id: 22566000</text:p>
      <!--METADATA-->
      <text:p text:style-name="P4">
Zaporizhzhia region(00:20). Red Alert: aerial threat. Sirens sounding. Take covernow!</text:p>
      <text:p text:style-name="P4">
News Collection Link: <text:a xlink:type="simple" xlink:href="https://liveuamap.com/en/2023/28-may-zaporizka-oblast0020-red-alert-aerial-g" text:style-name="Internet_20_link" text:visited-style-name="Visited_20_Internet_20_Link">
https://liveuamap.com/en/2023/28-may-zaporizka-oblast0020-red-alert-aerial-g</text:a>
</text:p>
      <text:p text:style-name="P4">
News Source: <text:a xlink:type="simple" xlink:href="https://t.me/suspilnezaporizhzhya/13146" text:style-name="Internet_20_link" text:visited-style-name="Visited_20_Internet_20_Link">
https://t.me/suspilnezaporizhzhya/13146</text:a>
</text:p>
      <!--NEWS-->
      <text:h text:style-name="P10" text:outline-level="1">
<text:span text:style-name="T4">
Odeska Oblast(00:20). Red Alert: aerial threat. Sirens sounding. Take cover now!</text:span>
</text:h>
      <text:p text:style-name="P4">
Authors: liveuamap (Language: en)</text:p>
      <text:p text:style-name="P4">
Time: 2023-05-28T18:22:00</text:p>
      <text:p text:style-name="P4">
Location: Odeska Oblast (Latitude:46.75000000 Longtitude:30.25000000)</text:p>
      <text:p text:style-name="P4">
Videos: []</text:p>
      <text:p text:style-name="P4">
Images: []</text:p>
      <text:p text:style-name="P4">
Tags: ["Europe", "Central and Eastern Europe"]</text:p>
      <text:p text:style-name="P4">
Id: 22566001</text:p>
      <!--METADATA-->
      <text:p text:style-name="P4">
Odesa region(00:20). Red Alert: aerial threat. Sirens sounding. Take covernow!</text:p>
      <text:p text:style-name="P4">
News Collection Link: <text:a xlink:type="simple" xlink:href="https://liveuamap.com/en/2023/28-may-odeska-oblast0020-red-alert-aerial-thrg" text:style-name="Internet_20_link" text:visited-style-name="Visited_20_Internet_20_Link">
https://liveuamap.com/en/2023/28-may-odeska-oblast0020-red-alert-aerial-thrg</text:a>
</text:p>
      <text:p text:style-name="P4">
News Source: <text:a xlink:type="simple" xlink:href="https://t.me/suspilneodesa/23590" text:style-name="Internet_20_link" text:visited-style-name="Visited_20_Internet_20_Link">
https://t.me/suspilneodesa/23590</text:a>
</text:p>
      <!--NEWS-->
      <text:h text:style-name="P10" text:outline-level="1">
<text:span text:style-name="T4">
Vinnytska Oblast(00:33). Red Alert: aerial threat. Sirens sounding. Take cover now!</text:span>
</text:h>
      <text:p text:style-name="P4">
Authors: liveuamap (Language: en)</text:p>
      <text:p text:style-name="P4">
Time: 2023-05-28T18:33:00</text:p>
      <text:p text:style-name="P4">
Location: Vinnytska Oblast (Latitude:48.91667000 Longtitude:28.66667000)</text:p>
      <text:p text:style-name="P4">
Videos: []</text:p>
      <text:p text:style-name="P4">
Images: []</text:p>
      <text:p text:style-name="P4">
Tags: ["Europe", "Central and Eastern Europe"]</text:p>
      <text:p text:style-name="P4">
Id: 22566002</text:p>
      <!--METADATA-->
      <text:p text:style-name="P4">
Vinnytsia region(00:33). Red Alert: aerial threat. Sirens sounding. Take covernow!</text:p>
      <text:p text:style-name="P4">
News Collection Link: <text:a xlink:type="simple" xlink:href="https://liveuamap.com/en/2023/28-may-vinnytska-oblast0033-red-alert-aerial-g" text:style-name="Internet_20_link" text:visited-style-name="Visited_20_Internet_20_Link">
https://liveuamap.com/en/2023/28-may-vinnytska-oblast0033-red-alert-aerial-g</text:a>
</text:p>
      <text:p text:style-name="P4">
News Source: <text:a xlink:type="simple" xlink:href="https://t.me/air_alert_ua/46740" text:style-name="Internet_20_link" text:visited-style-name="Visited_20_Internet_20_Link">
https://t.me/air_alert_ua/46740</text:a>
</text:p>
      <!--NEWS-->
      <text:h text:style-name="P10" text:outline-level="1">
<text:span text:style-name="T4">
Khmelnytska Oblast(00:36). Red Alert: aerial threat. Sirens sounding. Take cover now!</text:span>
</text:h>
      <text:p text:style-name="P4">
Authors: liveuamap (Language: en)</text:p>
      <text:p text:style-name="P4">
Time: 2023-05-28T18:38:00</text:p>
      <text:p text:style-name="P4">
Location: Khmelnytska Oblast (Latitude:49.50000000 Longtitude:27.00000000)</text:p>
      <text:p text:style-name="P4">
Videos: []</text:p>
      <text:p text:style-name="P4">
Images: []</text:p>
      <text:p text:style-name="P4">
Tags: ["Europe", "Central and Eastern Europe"]</text:p>
      <text:p text:style-name="P4">
Id: 22566003</text:p>
      <!--METADATA-->
      <text:p text:style-name="P4">
Khmelniki region(00:36). Red Alert: aerial threat. Sirens sounding. Takecover now!</text:p>
      <text:p text:style-name="P4">
News Collection Link: <text:a xlink:type="simple" xlink:href="https://liveuamap.com/en/2023/28-may-khmelnytska-oblast0036-red-alert-aeriag" text:style-name="Internet_20_link" text:visited-style-name="Visited_20_Internet_20_Link">
https://liveuamap.com/en/2023/28-may-khmelnytska-oblast0036-red-alert-aeriag</text:a>
</text:p>
      <text:p text:style-name="P4">
News Source: <text:a xlink:type="simple" xlink:href="https://t.me/air_alert_ua/46741" text:style-name="Internet_20_link" text:visited-style-name="Visited_20_Internet_20_Link">
https://t.me/air_alert_ua/46741</text:a>
</text:p>
      <!--NEWS-->
      <text:h text:style-name="P10" text:outline-level="1">
<text:span text:style-name="T4">
Chernivetska Oblast, Rivne, Rivnenska Oblast(00:38). Red Alert: aerial threat. Sirens soundin...</text:span>
</text:h>
      <text:p text:style-name="P4">
Authors: liveuamap (Language: en)</text:p>
      <text:p text:style-name="P4">
Time: 2023-05-28T18:40:00</text:p>
      <text:p text:style-name="P4">
Location: Chernivetska Oblast (Latitude:48.24923 Longtitude:25.99949)</text:p>
      <text:p text:style-name="P4">
Videos: []</text:p>
      <text:p text:style-name="P4">
Images: []</text:p>
      <text:p text:style-name="P4">
Tags: ["Europe", "Central and Eastern Europe"]</text:p>
      <text:p text:style-name="P4">
Id: 22566004</text:p>
      <!--METADATA-->
      <text:p text:style-name="P4">
Chernivtsi region, Rivne, Rivne region(00:38). Red Alert: aerial threat.Sirens sounding. Take cover now!</text:p>
      <text:p text:style-name="P4">
News Collection Link: <text:a xlink:type="simple" xlink:href="https://liveuamap.com/en/2023/28-may-chernivetska-oblast-rivne-rivnenska-obg" text:style-name="Internet_20_link" text:visited-style-name="Visited_20_Internet_20_Link">
https://liveuamap.com/en/2023/28-may-chernivetska-oblast-rivne-rivnenska-obg</text:a>
</text:p>
      <text:p text:style-name="P4">
News Source: <text:a xlink:type="simple" xlink:href="https://t.me/air_alert_ua/46743" text:style-name="Internet_20_link" text:visited-style-name="Visited_20_Internet_20_Link">
https://t.me/air_alert_ua/46743</text:a>
</text:p>
      <!--NEWS-->
      <text:h text:style-name="P10" text:outline-level="1">
<text:span text:style-name="T4">
Ternopil, Ternopil region, Volyn region, Ivano-Frankivsk, Ivano-Frankivsk region (01: ZH ...</text:span>
</text:h>
      <text:p text:style-name="P4">
Authors: liveuamap (Language: en)</text:p>
      <text:p text:style-name="P4">
Time: 2023-05-28T19:37:00</text:p>
      <text:p text:style-name="P4">
Location: Ternopil (Latitude:49.55342000 Longtitude:25.58918000)</text:p>
      <text:p text:style-name="P4">
Videos: []</text:p>
      <text:p text:style-name="P4">
Images: []</text:p>
      <text:p text:style-name="P4">
Tags: ["Europe", "Central and Eastern Europe"]</text:p>
      <text:p text:style-name="P4">
Id: 22566005</text:p>
      <!--METADATA-->
      <text:p text:style-name="P4">
Ternopil, Ternopil region, Volyn region, Ivano-Frankivsk, Ivano-Frankivsk region(01:34). Red Alert: aerial threat. Sirens sounding. Takecover now!</text:p>
      <text:p text:style-name="P4">
News Collection Link: <text:a xlink:type="simple" xlink:href="https://liveuamap.com/en/2023/28-may-ternopil-ternopilska-oblast-volynska-og" text:style-name="Internet_20_link" text:visited-style-name="Visited_20_Internet_20_Link">
https://liveuamap.com/en/2023/28-may-ternopil-ternopilska-oblast-volynska-og</text:a>
</text:p>
      <text:p text:style-name="P4">
News Source: <text:a xlink:type="simple" xlink:href="https://t.me/air_alert_ua/46746" text:style-name="Internet_20_link" text:visited-style-name="Visited_20_Internet_20_Link">
https://t.me/air_alert_ua/46746</text:a>
</text:p>
      <!--NEWS-->
      <text:h text:style-name="P10" text:outline-level="1">
<text:span text:style-name="T4">
Lviv, Lvivska Oblast(01:45). Red Alert: aerial threat. Sirens sounding. Take cover now!</text:span>
</text:h>
      <text:p text:style-name="P4">
Authors: liveuamap (Language: en)</text:p>
      <text:p text:style-name="P4">
Time: 2023-05-28T19:47:00</text:p>
      <text:p text:style-name="P4">
Location: Lviv (Latitude:49.83826000 Longtitude:24.02324000)</text:p>
      <text:p text:style-name="P4">
Videos: []</text:p>
      <text:p text:style-name="P4">
Images: []</text:p>
      <text:p text:style-name="P4">
Tags: ["Europe", "Central and Eastern Europe"]</text:p>
      <text:p text:style-name="P4">
Id: 22566006</text:p>
      <!--METADATA-->
      <text:p text:style-name="P4">
Lviv, Lviv region(01:45). Red Alert: aerial threat. Sirens sounding. Takecover now!</text:p>
      <text:p text:style-name="P4">
News Collection Link: <text:a xlink:type="simple" xlink:href="https://liveuamap.com/en/2023/28-may-lviv-lvivska-oblast0145-red-alert-aerig" text:style-name="Internet_20_link" text:visited-style-name="Visited_20_Internet_20_Link">
https://liveuamap.com/en/2023/28-may-lviv-lvivska-oblast0145-red-alert-aerig</text:a>
</text:p>
      <text:p text:style-name="P4">
News Source: <text:a xlink:type="simple" xlink:href="https://t.me/air_alert_ua/46747" text:style-name="Internet_20_link" text:visited-style-name="Visited_20_Internet_20_Link">
https://t.me/air_alert_ua/46747</text:a>
</text:p>
      <!--NEWS-->
      <text:h text:style-name="P10" text:outline-level="1">
<text:span text:style-name="T4">
Zakarpattia Oblast(01:47). Red Alert: aerial threat. Sirens sounding. Take cover now!</text:span>
</text:h>
      <text:p text:style-name="P4">
Authors: liveuamap (Language: en)</text:p>
      <text:p text:style-name="P4">
Time: 2023-05-28T19:50:00</text:p>
      <text:p text:style-name="P4">
Location: Zakarpattia Oblast (Latitude:48.33333000 Longtitude:23.00000000)</text:p>
      <text:p text:style-name="P4">
Videos: []</text:p>
      <text:p text:style-name="P4">
Images: []</text:p>
      <text:p text:style-name="P4">
Tags: ["Europe", "Central and Eastern Europe"]</text:p>
      <text:p text:style-name="P4">
Id: 22566007</text:p>
      <!--METADATA-->
      <text:p text:style-name="P4">
Transcarpathia region(01:47). Red Alert: aerial threat. Sirens sounding. Takecover now!</text:p>
      <text:p text:style-name="P4">
News Collection Link: <text:a xlink:type="simple" xlink:href="https://liveuamap.com/en/2023/28-may-zakarpattia-oblast0147-red-alert-aeriag" text:style-name="Internet_20_link" text:visited-style-name="Visited_20_Internet_20_Link">
https://liveuamap.com/en/2023/28-may-zakarpattia-oblast0147-red-alert-aeriag</text:a>
</text:p>
      <text:p text:style-name="P4">
News Source: <text:a xlink:type="simple" xlink:href="https://t.me/air_alert_ua/46748" text:style-name="Internet_20_link" text:visited-style-name="Visited_20_Internet_20_Link">
https://t.me/air_alert_ua/46748</text:a>
</text:p>
      <!--NEWS-->
      <text:h text:style-name="P10" text:outline-level="1">
<text:span text:style-name="T4">
Air defense was active in Odesa</text:span>
</text:h>
      <text:p text:style-name="P4">
Authors: liveuamap (Language: en)</text:p>
      <text:p text:style-name="P4">
Time: 2023-05-28T19:53:38</text:p>
      <text:p text:style-name="P4">
Location: Odesa (Latitude:46.4926 Longtitude:30.74404)</text:p>
      <text:p text:style-name="P4">
Videos: []</text:p>
      <text:p text:style-name="P4">
Images: []</text:p>
      <text:p text:style-name="P4">
Tags: ["Europe", "Central and Eastern Europe"]</text:p>
      <text:p text:style-name="P4">
Id: 22566008</text:p>
      <!--METADATA-->
      <text:p text:style-name="P4">
Air defense was active in Odesa</text:p>
      <text:p text:style-name="P4">
News Collection Link: <text:a xlink:type="simple" xlink:href="https://liveuamap.com/en/2023/29-may-air-defense-was-active-in-odesa-" text:style-name="Internet_20_link" text:visited-style-name="Visited_20_Internet_20_Link">
https://liveuamap.com/en/2023/29-may-air-defense-was-active-in-odesa-</text:a>
</text:p>
      <text:p text:style-name="P4">
News Source: <text:a xlink:type="simple" xlink:href="https://t.me/our_odessa/47781" text:style-name="Internet_20_link" text:visited-style-name="Visited_20_Internet_20_Link">
https://t.me/our_odessa/47781</text:a>
</text:p>
      <!--NEWS-->
      <text:h text:style-name="P10" text:outline-level="1">
<text:span text:style-name="T4">
Air defense was active in Poltava and Kropivnytsky regions</text:span>
</text:h>
      <text:p text:style-name="P4">
Authors: liveuamap (Language: en)</text:p>
      <text:p text:style-name="P4">
Time: 2023-05-28T19:55:58</text:p>
      <text:p text:style-name="P4">
Location: Kropivnytsky (Latitude:48.62746 Longtitude:32.1048)</text:p>
      <text:p text:style-name="P4">
Videos: []</text:p>
      <text:p text:style-name="P4">
Images: []</text:p>
      <text:p text:style-name="P4">
Tags: ["Europe", "Central and Eastern Europe"]</text:p>
      <text:p text:style-name="P4">
Id: 22566009</text:p>
      <!--METADATA-->
      <text:p text:style-name="P4">
Air defense was active in Poltava and Kropivnytsky regions</text:p>
      <text:p text:style-name="P4">
News Collection Link: <text:a xlink:type="simple" xlink:href="https://liveuamap.com/en/2023/29-may-air-defense-was-active-in-poltava-and-kropivnytsky" text:style-name="Internet_20_link" text:visited-style-name="Visited_20_Internet_20_Link">
https://liveuamap.com/en/2023/29-may-air-defense-was-active-in-poltava-and-kropivnytsky</text:a>
</text:p>
      <text:p text:style-name="P4">
News Source: <text:a xlink:type="simple" xlink:href="https://t.me/lachentyt/29825" text:style-name="Internet_20_link" text:visited-style-name="Visited_20_Internet_20_Link">
https://t.me/lachentyt/29825</text:a>
</text:p>
      <!--NEWS-->
      <text:h text:style-name="P10" text:outline-level="1">
<text:span text:style-name="T4">
Explosions reported in Khmelnitsky region</text:span>
</text:h>
      <text:p text:style-name="P4">
Authors: liveuamap (Language: en)</text:p>
      <text:p text:style-name="P4">
Time: 2023-05-28T20:03:22</text:p>
      <text:p text:style-name="P4">
Location: Khmelnitsky (Latitude:49.43911 Longtitude:26.96526)</text:p>
      <text:p text:style-name="P4">
Videos: []</text:p>
      <text:p text:style-name="P4">
Images: []</text:p>
      <text:p text:style-name="P4">
Tags: ["Europe", "Central and Eastern Europe"]</text:p>
      <text:p text:style-name="P4">
Id: 22566010</text:p>
      <!--METADATA-->
      <text:p text:style-name="P4">
Explosions reported in Khmelnitsky region</text:p>
      <text:p text:style-name="P4">
News Collection Link: <text:a xlink:type="simple" xlink:href="https://liveuamap.com/en/2023/29-may-explosions-reported-in-khmelnitsky-region-" text:style-name="Internet_20_link" text:visited-style-name="Visited_20_Internet_20_Link">
https://liveuamap.com/en/2023/29-may-explosions-reported-in-khmelnitsky-region-</text:a>
</text:p>
      <text:p text:style-name="P4">
News Source: <text:a xlink:type="simple" xlink:href="https://t.me/lachentyt/29826" text:style-name="Internet_20_link" text:visited-style-name="Visited_20_Internet_20_Link">
https://t.me/lachentyt/29826</text:a>
</text:p>
      <!--NEWS-->
      <text:h text:style-name="P10" text:outline-level="1">
<text:span text:style-name="T4">
Explosions were audible in Kyiv region</text:span>
</text:h>
      <text:p text:style-name="P4">
Authors: liveuamap (Language: en)</text:p>
      <text:p text:style-name="P4">
Time: 2023-05-28T20:18:46</text:p>
      <text:p text:style-name="P4">
Location: Kyiv (Latitude:50.14433 Longtitude:30.80017)</text:p>
      <text:p text:style-name="P4">
Videos: []</text:p>
      <text:p text:style-name="P4">
Images: []</text:p>
      <text:p text:style-name="P4">
Tags: []</text:p>
      <text:p text:style-name="P4">
Id: 22566011</text:p>
      <!--METADATA-->
      <text:p text:style-name="P4">
Explosions were audible in Kyiv region</text:p>
      <text:p text:style-name="P4">
News Collection Link: <text:a xlink:type="simple" xlink:href="https://liveuamap.com/en/2023/29-may-explosions-were-audible-in-kyiv-region" text:style-name="Internet_20_link" text:visited-style-name="Visited_20_Internet_20_Link">
https://liveuamap.com/en/2023/29-may-explosions-were-audible-in-kyiv-region</text:a>
</text:p>
      <text:p text:style-name="P4">
News Source: <text:a xlink:type="simple" xlink:href="https://t.me/kyiv_polit/34023" text:style-name="Internet_20_link" text:visited-style-name="Visited_20_Internet_20_Link">
https://t.me/kyiv_polit/34023</text:a>
</text:p>
      <!--NEWS-->
      <text:h text:style-name="P10" text:outline-level="1">
<text:span text:style-name="T4">
Explosion in Holosiivsky district Kyiv</text:span>
</text:h>
      <text:p text:style-name="P4">
Authors: liveuamap (Language: en)</text:p>
      <text:p text:style-name="P4">
Time: 2023-05-28T20:20:34</text:p>
      <text:p text:style-name="P4">
Location: Kyiv, Kyiv city (Latitude:50.39144 Longtitude:30.51247)</text:p>
      <text:p text:style-name="P4">
Videos: []</text:p>
      <text:p text:style-name="P4">
Images: []</text:p>
      <text:p text:style-name="P4">
Tags: []</text:p>
      <text:p text:style-name="P4">
Id: 22566012</text:p>
      <!--METADATA-->
      <text:p text:style-name="P4">
Explosion in Holosiivsky district Kyiv</text:p>
      <text:p text:style-name="P4">
News Collection Link: <text:a xlink:type="simple" xlink:href="https://liveuamap.com/en/2023/29-may-explosion-in-holosiivsky-district-kyiv-" text:style-name="Internet_20_link" text:visited-style-name="Visited_20_Internet_20_Link">
https://liveuamap.com/en/2023/29-may-explosion-in-holosiivsky-district-kyiv-</text:a>
</text:p>
      <text:p text:style-name="P4">
News Source: <text:a xlink:type="simple" xlink:href="https://t.me/vitaliy_klitschko/1989" text:style-name="Internet_20_link" text:visited-style-name="Visited_20_Internet_20_Link">
https://t.me/vitaliy_klitschko/1989</text:a>
</text:p>
      <!--NEWS-->
      <text:h text:style-name="P10" text:outline-level="1">
<text:span text:style-name="T4">
Kharkiv, Kharkiv region, Zaporizhzhya region, Donetsk region (04:50). Red Alrt: Aerial Tchretate ...</text:span>
</text:h>
      <text:p text:style-name="P4">
Authors: liveuamap (Language: en)</text:p>
      <text:p text:style-name="P4">
Time: 2023-05-28T22:51:00</text:p>
      <text:p text:style-name="P4">
Location: Kharkiv (Latitude:49.98081000 Longtitude:36.25272000)</text:p>
      <text:p text:style-name="P4">
Videos: []</text:p>
      <text:p text:style-name="P4">
Images: []</text:p>
      <text:p text:style-name="P4">
Tags: ["Europe", "Central and Eastern Europe"]</text:p>
      <text:p text:style-name="P4">
Id: 22566013</text:p>
      <!--METADATA-->
      <text:p text:style-name="P4">
Kharkiv, Kharkiv region, Zaporizhzhya region, Donetsk region(04:50). RedAlert: aerial threat. Sirens sounding. Take cover now!</text:p>
      <text:p text:style-name="P4">
News Collection Link: <text:a xlink:type="simple" xlink:href="https://liveuamap.com/en/2023/29-may-kharkiv-kharkivska-oblast-zaporizka-obg" text:style-name="Internet_20_link" text:visited-style-name="Visited_20_Internet_20_Link">
https://liveuamap.com/en/2023/29-may-kharkiv-kharkivska-oblast-zaporizka-obg</text:a>
</text:p>
      <text:p text:style-name="P4">
News Source: <text:a xlink:type="simple" xlink:href="https://t.me/air_alert_ua/46774" text:style-name="Internet_20_link" text:visited-style-name="Visited_20_Internet_20_Link">
https://t.me/air_alert_ua/46774</text:a>
</text:p>
      <!--NEWS-->
      <text:h text:style-name="P10" text:outline-level="1">
<text:span text:style-name="T4">
Odeska Oblast(05:46). Red Alert: aerial threat. Sirens sounding. Take cover now!</text:span>
</text:h>
      <text:p text:style-name="P4">
Authors: liveuamap (Language: en)</text:p>
      <text:p text:style-name="P4">
Time: 2023-05-28T23:47:00</text:p>
      <text:p text:style-name="P4">
Location: Odeska Oblast (Latitude:46.74992 Longtitude:30.24899)</text:p>
      <text:p text:style-name="P4">
Videos: []</text:p>
      <text:p text:style-name="P4">
Images: []</text:p>
      <text:p text:style-name="P4">
Tags: ["Europe", "Central and Eastern Europe"]</text:p>
      <text:p text:style-name="P4">
Id: 22566015</text:p>
      <!--METADATA-->
      <text:p text:style-name="P4">
Odesa region(05:46). Red Alert: aerial threat. Sirens sounding. Take covernow!</text:p>
      <text:p text:style-name="P4">
News Collection Link: <text:a xlink:type="simple" xlink:href="https://liveuamap.com/en/2023/29-may-odeska-oblast0546-red-alert-aerial-thrg" text:style-name="Internet_20_link" text:visited-style-name="Visited_20_Internet_20_Link">
https://liveuamap.com/en/2023/29-may-odeska-oblast0546-red-alert-aerial-thrg</text:a>
</text:p>
      <text:p text:style-name="P4">
News Source: <text:a xlink:type="simple" xlink:href="https://t.me/suspilneodesa/23594" text:style-name="Internet_20_link" text:visited-style-name="Visited_20_Internet_20_Link">
https://t.me/suspilneodesa/23594</text:a>
</text:p>
      <!--NEWS-->
      <text:h text:style-name="P10" text:outline-level="1">
<text:span text:style-name="T4">
TRI warriors showed how reflected the offensive of the Russian invaders</text:span>
</text:h>
      <text:p text:style-name="P4">
Author: ['АРМІЯINFORM']</text:p>
      <text:p text:style-name="P4">
Time: 2023-05-28T54:00:00-04:00</text:p>
      <text:p text:style-name="P4">
Description: At one time, Vanya is 102-naum of the Terround Defense Forces of the ZSU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ТЕРИТОРІАЛЬНА ОБОРОНА ЗС УКРАЇНИ']</text:p>
      <text:p text:style-name="P4">
Category: News</text:p>
      <!--METADATA-->
      <text:p text:style-name="P4">
<draw:frame draw:style-name="fr1" draw:name="Image2" text:anchor-type="as-char" svg:width="6.9236in" svg:height="4.608521in" draw:z-index="0">
<draw:image xlink:href="../Images/AРМІЯINFORM/2023-05-28T54-00-00-04-00/vtraty-voroga.jpg" xlink:type="simple" xlink:show="embed" xlink:actuate="onLoad" draw:mime-type="image/jpeg"/>
</draw:frame>
Illustrative Photo / GSC of the Armed Forces</text:p>
      <text:p text:style-name="P4">
In one of the directions of the soldiers of the 102nd separate brigade of the forces of the territorial defense of Ivano-Frankivsk reflected the offensive of the Russian invaders</text:p>
      <text:p text:style-name="P4">
About it <text:a xlink:type="simple" xlink:href="https://www.facebook.com/102brugadaTROIvanoFrankivsk/videos/167340192739696/" text:style-name="Internet_20_link" text:visited-style-name="Visited_20_Internet_20_Link">
reports</text:a>
102 Separate Brigade of the Armed Forces forces on its page on the Facebook network.</text:p>
      <text:p text:style-name="P4">
“One day, Russian invaders decided to go on one of the directions, thinking that they would easily overcome the Ukrainian infantry and occupy the territory. But tanks, artillery, mechanized troops of defenders, who are ready to always go into battle and support small units, were posted.</text:p>
      <text:p text:style-name="P4">
They easily deal with the enemy, causing him a devastating defeat and forcing him to flee from the battlefield. The fascinating video of the real battle and the miserable lead of the Muscovites showed our exploration, ”the video reads.</text:p>
      <text:p text:style-name="P4">
News Source: <text:a xlink:type="simple" xlink:href="https://armyinform.com.ua/2023/05/28/voyiny-syl-tro-pokazaly-yak-vidbyly-nastup-rosijskyh-okupantiv/" text:style-name="Internet_20_link" text:visited-style-name="Visited_20_Internet_20_Link">
https://armyinform.com.ua/2023/05/28/voyiny-syl-tro-pokazaly-yak-vidbyly-nastup-rosijskyh-okupantiv/</text:a>
</text:p>
      <!--NEWS-->
      <text:h text:style-name="P10" text:outline-level="1">
<text:span text:style-name="T4">
Great hunting for orcs: Mountain assaults cleaned the positions of the occupiers</text:span>
</text:h>
      <text:p text:style-name="P4">
Author: ['АРМІЯINFORM']</text:p>
      <text:p text:style-name="P4">
Time: 2023-05-28T55:00:00-04:00</text:p>
      <text:p text:style-name="P4">
Description: The Voyany of the Smremi Gircoso-Schurm Batalyon Brigadium "Putelveis" was stripped by the position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120965_163528656672736_2769897511358697744_n.jpg" text:style-name="Internet_20_link" text:visited-style-name="Visited_20_Internet_20_Link">
347120965_163528656672736_2769897511358697744_n.jpg</text:a>
']</text:p>
      <text:p text:style-name="P4">
Tags: ['ГІРСЬКІ ШТУРМОВИКИ']</text:p>
      <text:p text:style-name="P4">
Category: News</text:p>
      <!--METADATA-->
      <text:p text:style-name="P4">
<draw:frame draw:style-name="fr1" draw:name="Image3" text:anchor-type="as-char" svg:width="6.9236in" svg:height="4.281093in" draw:z-index="0">
<draw:image xlink:href="../Images/AРМІЯINFORM/2023-05-28T55-00-00-04-00/347120965_163528656672736_2769897511358697744_n.jpg" xlink:type="simple" xlink:show="embed" xlink:actuate="onLoad" draw:mime-type="image/jpeg"/>
</draw:frame>
Warriors of a separate mountain-assault battalion of the Edelweiss brigade stripped the suits of Russian invaders.</text:p>
      <text:p text:style-name="P4">
Video of the work of fighters <text:a xlink:type="simple" xlink:href="https://t.me/osirskiy/91" text:style-name="Internet_20_link" text:visited-style-name="Visited_20_Internet_20_Link">
Posted</text:a>
Commander-in-law of the Armed Forces of the Armed Forces of Ukraine, Colonel-General Alexander Sirsky.</text:p>
      <text:p text:style-name="P4">
“There is a separate mountain-assault battalion 10 Edelweiss OGSBR. Wonderful concealment of orcs, ”he wrote.</text:p>
      <text:p text:style-name="P4">
News Source: <text:a xlink:type="simple" xlink:href="https://armyinform.com.ua/2023/05/28/chudove-polyuvannya-na-orkiv-girski-shturmovyky-zachystyly-pozycziyi-okupantiv/" text:style-name="Internet_20_link" text:visited-style-name="Visited_20_Internet_20_Link">
https://armyinform.com.ua/2023/05/28/chudove-polyuvannya-na-orkiv-girski-shturmovyky-zachystyly-pozycziyi-okupantiv/</text:a>
</text:p>
      <!--NEWS-->
      <text:h text:style-name="P10" text:outline-level="1">
<text:span text:style-name="T4">
SBU special forces throw occupiers by 'gifts' right from the sky</text:span>
</text:h>
      <text:p text:style-name="P4">
Author: ['АРМІЯINFORM']</text:p>
      <text:p text:style-name="P4">
Time: 2023-05-28T56:00:00-04:00</text:p>
      <text:p text:style-name="P4">
Description: Special sign of the SBU Dronami-Kamikadze Subtaries Subtle Tekhnik Rosіyan. Video was wounded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4" text:anchor-type="as-char" svg:width="6.9236in" svg:height="4.367194in" draw:z-index="0">
<draw:image xlink:href="../Images/AРМІЯINFORM/2023-05-28T56-00-00-04-00/a8879da467f5ef3186c59aa101cecbce_id76321_1300x820_141_650x410.jpg" xlink:type="simple" xlink:show="embed" xlink:actuate="onLoad" draw:mime-type="image/jpeg"/>
</draw:frame>
Illustrative photo</text:p>
      <text:p text:style-name="P4">
SBU special forces Drone-Kamikadze destroy the heavy equipment of the Russians.</text:p>
      <text:p text:style-name="P4">
Video <text:a xlink:type="simple" xlink:href="https://www.facebook.com/SecurSerUkraine/videos/1270468767184557/" text:style-name="Internet_20_link" text:visited-style-name="Visited_20_Internet_20_Link">
made public</text:a>
On the Security Service of Ukraine on Facebook.</text:p>
      <text:p text:style-name="P4">
The CSO "A" warriors do it so impressive that the Russian military or echo from happiness, or fly into cuveti from the accuracy of such surprises.</text:p>
      <text:p text:style-name="P4">
The video shows how "gifts" received crews of tanks, BM "Grad", armored vehicles, "KAMAZ" and military trucks.</text:p>
      <text:p text:style-name="P4">
News Source: <text:a xlink:type="simple" xlink:href="https://armyinform.com.ua/2023/05/28/speczpryznachenczi-sbu-zakydayut-okupantiv-podarunkamy-prosto-z-neba/" text:style-name="Internet_20_link" text:visited-style-name="Visited_20_Internet_20_Link">
https://armyinform.com.ua/2023/05/28/speczpryznachenczi-sbu-zakydayut-okupantiv-podarunkamy-prosto-z-neba/</text:a>
</text:p>
      <!--NEWS-->
      <text:h text:style-name="P10" text:outline-level="1">
<text:span text:style-name="T4">
The State Security Service provides new opportunities to remain continuously in the Ukrainian information space</text:span>
</text:h>
      <text:p text:style-name="P4">
Author: ['АРМІЯINFORM']</text:p>
      <text:p text:style-name="P4">
Time: 2023-05-28T57:00:00-04:00</text:p>
      <text:p text:style-name="P4">
Description: Non-Doving Robot Robot Holder Multiplex MX-7-National Digital is National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50121010_578679677733554_4097935635572121834_n.jpg" text:style-name="Internet_20_link" text:visited-style-name="Visited_20_Internet_20_Link">
350121010_578679677733554_4097935635572121834_n.jpg</text:a>
']</text:p>
      <text:p text:style-name="P4">
Tags: ['ДЕРЖСПЕЦЗВ’ЯЗОК']</text:p>
      <text:p text:style-name="P4">
Category: News</text:p>
      <!--METADATA-->
      <text:p text:style-name="P4">
<draw:frame draw:style-name="fr1" draw:name="Image5" text:anchor-type="as-char" svg:width="6.9236in" svg:height="4.615733in" draw:z-index="0">
<draw:image xlink:href="../Images/AРМІЯINFORM/2023-05-28T57-00-00-04-00/350121010_578679677733554_4097935635572121834_n.jpg" xlink:type="simple" xlink:show="embed" xlink:actuate="onLoad" draw:mime-type="image/jpeg"/>
</draw:frame>
The State MX-7 Multiplex-a national digiticelisation network, built by a radio broadcasting concern, radio communication, should start work. In interviewing Government Courier, Deputy Head of the State Secretariat of Communications Volodymyr Trofimenko told where Ukrainian broadcasting will finally help, how it will help to resist the enemy at the information front and what are the benefits of MH-7. About it <text:a xlink:type="simple" xlink:href="https://www.facebook.com/dsszzi/posts/pfbid02kjLtWdDf71UM1GXheYwE3nNMKKG9vu6v1oeexMoDN6KX8JDWwc25rscCNVdZkwfwl" text:style-name="Internet_20_link" text:visited-style-name="Visited_20_Internet_20_Link">
reports</text:a>
State Service for Special Communication and Information Protection of Ukraine.</text:p>
      <text:p text:style-name="P4">
The main thing is:</text:p>
      <ul>
        <li>
To understand the danger of Russia, it is enough to mention the number of shelling of objects that provide signal broadcasting. The RRT TVs in Kiev, Kharkiv, Vinnitsa and other cities of the country have repeatedly called missile attacks. In the Kherson region, the enemy, retreating, physically destroy the infrastructure, that it is more difficult for us to return Ukrainian speech to the territory of the territory.</li>
      </ul>
      <text:p text:style-name="P4">
Our task now is not only to quickly restore all infrastructure, but also to provide new opportunities for our citizens to be constantly in the Ukrainian information space.</text:p>
      <ul>
        <li>
The available networks do not cover television broadcasting up to a third of the territory of Ukraine. Acceptance of digital television in the territories, border SFF and RB is complicated. Particularly urgent problem in Kharkiv, Sumy, Chernihiv, Rivne, Zhytomyr, Volyn regions, where the population is able to accept Russian TV channels from the powerful transfer stations of the Russian Federation of IRB. The launch of the MX-7 multiplex will be able to cover more than 90%of the territory of Ukraine.</li>
      </ul>
      <text:p text:style-name="P4">
-The MX-7 network has more transmission stations and better energy assaults than existing multifams, which affects their capacity. Therefore, receiving the signal will be available in areas where it does not now have a slightly signal or relief features. Turning powerful transmitters in the meter will increase the coverage of temporarily occupied territories.</text:p>
      <ul>
        <li>
Our task was to make the state network of broadcasting as much as possible for every Ukrainian. Speech access for viewers will be free and open. Also, most MX-7 multiplex users are not able to spend money on buying equipment, they already need it.</li>
      </ul>
      <text:p text:style-name="P4">
News Source: <text:a xlink:type="simple" xlink:href="https://armyinform.com.ua/2023/05/28/derzhpeczzvyazku-zabezpechuye-novi-mozhlyvosti-bezperervno-zalyshatysya-v-ukrayinskomu-informaczijnomu-prostori/" text:style-name="Internet_20_link" text:visited-style-name="Visited_20_Internet_20_Link">
https://armyinform.com.ua/2023/05/28/derzhpeczzvyazku-zabezpechuye-novi-mozhlyvosti-bezperervno-zalyshatysya-v-ukrayinskomu-informaczijnomu-prostori/</text:a>
</text:p>
      <!--NEWS-->
      <text:h text:style-name="P10" text:outline-level="1">
<text:span text:style-name="T4">
The Government Program of "shelter" was a lot helped in the first months of a large -scale war</text:span>
</text:h>
      <text:p text:style-name="P4">
Author: ['АРМІЯINFORM']</text:p>
      <text:p text:style-name="P4">
Time: 2023-05-28T58:00:00-04:00</text:p>
      <text:p text:style-name="P4">
Description: About Tse Vicepremi'r-Minigra Irina Vereshchuk, the PID Hour Direct inclusio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img_6715.jpeg" text:style-name="Internet_20_link" text:visited-style-name="Visited_20_Internet_20_Link">
img_6715.jpeg</text:a>
']</text:p>
      <text:p text:style-name="P4">
Tags: ['ІРИНА ВЕРЕЩУК', 'ПРИХИСТОК']</text:p>
      <text:p text:style-name="P4">
Category: News</text:p>
      <!--METADATA-->
      <text:p text:style-name="P4">
<draw:frame draw:style-name="fr1" draw:name="Image6" text:anchor-type="as-char" svg:width="6.9236in" svg:height="4.829211in" draw:z-index="0">
<draw:image xlink:href="../Images/AРМІЯINFORM/2023-05-28T58-00-00-04-00/img_6715.jpeg" xlink:type="simple" xlink:show="embed" xlink:actuate="onLoad" draw:mime-type="image/jpeg"/>
</draw:frame>
About this Viceremier-Minister Irina Vereshchuk <text:a xlink:type="simple" xlink:href="https://minre.gov.ua/2023/05/27/uryadova-programa-pryhystok-duzhe-dopomogla-v-pershi-misyaczi-povnomasshtabnoyi-vijny/" text:style-name="Internet_20_link" text:visited-style-name="Visited_20_Internet_20_Link">
reported</text:a>
During the direct -spectacle on ICTV. According to her, the program worked well. Especially in the first months of the war, when people moved massively from dangerous regions.</text:p>
      <text:p text:style-name="P4">
She thanked the hundreds of thousands of Ukrainians who opened their homes and laid their countrymen. And also the Ukrainian Society of the Red Cross is the maintenance of the government program.</text:p>
      <text:p text:style-name="P4">
"Thanks to the" shelter "of more than 1 million domestic migrants have found free -time housing. More than 800,000 housing owners have applied for compensation for communal services. In general, this program is today funded than one billion hryvnias, ”Viceremierk added.</text:p>
      <text:p text:style-name="P4">
Recall that according to the decision of the Government of Ministry of Reintegration <text:a xlink:type="simple" xlink:href="https://t.me/minre_ua/3399" text:style-name="Internet_20_link" text:visited-style-name="Visited_20_Internet_20_Link">
defined</text:a>
The responsible performer of the Protection Project. The Office will keep an appropriate account and coordinate the expenses for the shelter of displaced persons.</text:p>
      <text:p text:style-name="P4">
News Source: <text:a xlink:type="simple" xlink:href="https://armyinform.com.ua/2023/05/28/uryadova-programa-pryhystok-duzhe-dopomogla-v-pershi-misyaczi-povnomasshtabnoyi-vijny/" text:style-name="Internet_20_link" text:visited-style-name="Visited_20_Internet_20_Link">
https://armyinform.com.ua/2023/05/28/uryadova-programa-pryhystok-duzhe-dopomogla-v-pershi-misyaczi-povnomasshtabnoyi-vijny/</text:a>
</text:p>
      <!--NEWS-->
      <text:h text:style-name="P10" text:outline-level="1">
<text:span text:style-name="T4">
The President of Ukraine entered into force the NSDC decision on sanctions against 51 individuals and 220 legal entities</text:span>
</text:h>
      <text:p text:style-name="P4">
Author: ['АРМІЯINFORM']</text:p>
      <text:p text:style-name="P4">
Time: 2023-05-28T59:00:00-04:00</text:p>
      <text:p text:style-name="P4">
Description: Volodymyr Zelensky by his own decree of the Rivnnya Rishennya for the sake of national nonsense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0/01/ukaz.jpg" text:style-name="Internet_20_link" text:visited-style-name="Visited_20_Internet_20_Link">
ukaz.jpg</text:a>
']</text:p>
      <text:p text:style-name="P4">
Tags: ['РНБО', 'САНКЦІЇ', 'УКАЗ ПРЕЗИДЕНТА УКРАЇНИ']</text:p>
      <text:p text:style-name="P4">
Category: News</text:p>
      <!--METADATA-->
      <text:p text:style-name="P4">
<draw:frame draw:style-name="fr1" draw:name="Image7" text:anchor-type="as-char" svg:width="6.9236in" svg:height="4.615733in" draw:z-index="0">
<draw:image xlink:href="../Images/AРМІЯINFORM/2023-05-28T59-00-00-04-00/ukaz.jpg" xlink:type="simple" xlink:show="embed" xlink:actuate="onLoad" draw:mime-type="image/jpeg"/>
</draw:frame>
Volodymyr Zelensky in his decree introduced the decision of the Council of National Security and Defense of Ukraine of May 27, 2023 “On the use of personal special economic and other restrictive measures(sanctions)”.</text:p>
      <text:p text:style-name="P4">
Appropriate <text:a xlink:type="simple" xlink:href="https://www.president.gov.ua/documents/3072023-46917" text:style-name="Internet_20_link" text:visited-style-name="Visited_20_Internet_20_Link">
Decree No. 307/2023</text:a>
Posted on the website of the Head of State.</text:p>
      <text:p text:style-name="P4">
Thus, according to Annex No. 1 to the Decree, the President of Ukraine entered into force of the decision of the Srnbou of May 27 "On the use of personal special economic and other restrictive measures(sanctions)»Against 51 citizens of Russian Federation.</text:p>
      <text:p text:style-name="P4">
According to Annex No. 2, Volodymyr Zelenskyy imposed sanctions against 220 legal persons, including both Russian companies and foreign companies.</text:p>
      <text:p text:style-name="P4">
News Source: <text:a xlink:type="simple" xlink:href="https://armyinform.com.ua/2023/05/28/prezydent-ukrayiny-vviv-u-diyu-rishennya-rnbo-pro-sankcziyi-proty-51-fizychnoyi-ta-220-yurydychnyh-osib/" text:style-name="Internet_20_link" text:visited-style-name="Visited_20_Internet_20_Link">
https://armyinform.com.ua/2023/05/28/prezydent-ukrayiny-vviv-u-diyu-rishennya-rnbo-pro-sankcziyi-proty-51-fizychnoyi-ta-220-yurydychnyh-osib/</text:a>
</text:p>
      <!--NEWS-->
      <text:h text:style-name="P10" text:outline-level="1">
<text:span text:style-name="T4">
"There is nothing to shoot in territorial defense in Belgorod region" - the interception of GUR</text:span>
</text:h>
      <text:p text:style-name="P4">
Author: ['АРМІЯINFORM']</text:p>
      <text:p text:style-name="P4">
Time: 2023-05-28T60:00:00-04:00</text:p>
      <text:p text:style-name="P4">
Description: https://www.youtube.com/watch?v=plyazuexfcq crossed by the Penaliy, in the Yaki stinks ... War with Ukraine 2022, war with Ukraine today, News War with Ukraine 2022 Last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ГУР ПЕРЕХОПЛЕННЯ']</text:p>
      <text:p text:style-name="P4">
Category: News</text:p>
      <!--METADATA-->
      <text:p text:style-name="P4">
Translated conversations of the invaders in which they tell about dissatisfaction with the actions of the Activities, and also discuss the current situation in the territory of Belgorod and adjacent territories, panic moods of the local population.</text:p>
      <text:p text:style-name="P4">
The invader quotes Prigozhin that, provided he is elected commander -in -chief, Kyiv will be taken in 12 days;</text:p>
      <text:p text:style-name="P4">
The occupier tells the poor provision of territorial defense of the acquisition, in which, according to the interlocutor, there is nothing to shoot: "nothing, sticks only."</text:p>
      <text:p text:style-name="P4">
<text:span text:style-name="T4">
 Source: </text:span>
 <text:a xlink:type="simple" xlink:href="https://gur.gov.ua/content/ia-b-hovoryt-byl-by-dovolen-esly-b-na-rublyovku.html" text:style-name="Internet_20_link" text:visited-style-name="Visited_20_Internet_20_Link">
MOV MOV Directorate</text:a>
</text:p>
      <text:p text:style-name="P4">
News Source: <text:a xlink:type="simple" xlink:href="https://armyinform.com.ua/2023/05/28/okupant-rozpovidaye-pro-pogane-zabezpechennya-terytorialnoyi-oborony-na-byelgorodshhyni-tam-nema-chym-strilyaty-perehoplennya-gur/" text:style-name="Internet_20_link" text:visited-style-name="Visited_20_Internet_20_Link">
https://armyinform.com.ua/2023/05/28/okupant-rozpovidaye-pro-pogane-zabezpechennya-terytorialnoyi-oborony-na-byelgorodshhyni-tam-nema-chym-strilyaty-perehoplennya-gur/</text:a>
</text:p>
      <!--NEWS-->
      <text:h text:style-name="P10" text:outline-level="1">
<text:span text:style-name="T4">
Shoot in civilians in Chernihiv region: they will judge a Russian serviceman</text:span>
</text:h>
      <text:p text:style-name="P4">
Author: ['АРМІЯINFORM']</text:p>
      <text:p text:style-name="P4">
Time: 2023-05-28T61:00:00-04:00</text:p>
      <text:p text:style-name="P4">
Description: I am convicted of the broting wake of the Russian Federation, I was striking at the cyvic PID Hour Timchasovo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ofgen-1.jpeg" text:style-name="Internet_20_link" text:visited-style-name="Visited_20_Internet_20_Link">
ofgen-1.jpe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8" text:anchor-type="as-char" svg:width="6.9236in" svg:height="7.649217in" draw:z-index="0">
<draw:image xlink:href="../Images/AРМІЯINFORM/2023-05-28T61-00-00-04-00/ofgen-1.jpeg" xlink:type="simple" xlink:show="embed" xlink:actuate="onLoad" draw:mime-type="image/jpeg"/>
</draw:frame>
They will judge the next serviceman</text:p>
      <text:p text:style-name="P4">
About it <text:a xlink:type="simple" xlink:href="https://www.facebook.com/pgo.gov.ua/posts/pfbid02CMFtRM3Pw1YXhPvJCWR3hDZtRyexn4FvVedv78GyTuuKsB7oUgk8aT6XHT1xvpbXl" text:style-name="Internet_20_link" text:visited-style-name="Visited_20_Internet_20_Link">
reports</text:a>
Office of the Prosecutor General.</text:p>
      <text:p text:style-name="P4">
«Prosecutors of the Chernihiv Regional Prosecutor's Office in the order of a special -development investigation were sent to court by an indictment against a Russian serviceman upon violation of the laws and customs of war(Part 1 of Art. 438 of the Criminal Code of Ukraine)», - the post reads.</text:p>
      <text:p text:style-name="P4">
It is noted that on March 2, 2022, the accused to intimidate the residents of the occupied military of the Russian Federation of the village of Siberians of the Chernihiv district, fired them from automatic weapons. Peaceful residents - a man and a woman have not been threatened with him. As a result, the victim was given a lavagnepal wound of the shoulder.</text:p>
      <text:p text:style-name="P4">
According to the rules of international humanitarian law, civilians cannot be an object of attack. The pre -trial investigation was managed by the SBU of the SBU in the Vernyhiv region.</text:p>
      <text:p text:style-name="P4">
News Source: <text:a xlink:type="simple" xlink:href="https://armyinform.com.ua/2023/05/28/strilyav-u-czyvilnyh-na-chernigivshhyni-sudytymut-rosijskogo-vijskovosluzhbovczya/" text:style-name="Internet_20_link" text:visited-style-name="Visited_20_Internet_20_Link">
https://armyinform.com.ua/2023/05/28/strilyav-u-czyvilnyh-na-chernigivshhyni-sudytymut-rosijskogo-vijskovosluzhbovczya/</text:a>
</text:p>
      <!--NEWS-->
      <text:h text:style-name="P10" text:outline-level="1">
<text:span text:style-name="T4">
DShv snipers showed how "demilitaris" enemy</text:span>
</text:h>
      <text:p text:style-name="P4">
Author: ['АРМІЯINFORM']</text:p>
      <text:p text:style-name="P4">
Time: 2023-05-28T62:00:00-04:00</text:p>
      <text:p text:style-name="P4">
Description: The paratroopers of the 79-yoke of the Knight-School of the DShV ZS Vikonnnya is to go through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dshv-79.jpg" text:style-name="Internet_20_link" text:visited-style-name="Visited_20_Internet_20_Link">
dshv-79.jpg</text:a>
']</text:p>
      <text:p text:style-name="P4">
Tags: ['STOPRUSSIA', 'АГРЕСІЯ РФ', 'ВТОРГНЕННЯ РФ', 'ДШВ']</text:p>
      <text:p text:style-name="P4">
Category: News</text:p>
      <!--METADATA-->
      <text:p text:style-name="P4">
<draw:frame draw:style-name="fr1" draw:name="Image9" text:anchor-type="as-char" svg:width="6.9236in" svg:height="4.618569in" draw:z-index="0">
<draw:image xlink:href="../Images/AРМІЯINFORM/2023-05-28T62-00-00-04-00/dshv-79.jpg" xlink:type="simple" xlink:show="embed" xlink:actuate="onLoad" draw:mime-type="image/jpeg"/>
</draw:frame>
The paratroopers of the 79th Separate Airborne Assault Brigade of the DSSV of the Armed Forces of Ukraine continue to carry out combat missions.</text:p>
      <text:p text:style-name="P4">
About it <text:a xlink:type="simple" xlink:href="https://www.facebook.com/uaairborne/videos/2192363920957393/" text:style-name="Internet_20_link" text:visited-style-name="Visited_20_Internet_20_Link">
reports</text:a>
Command of landing troops of the Armed Forces of Ukraine on Facebook.</text:p>
      <text:p text:style-name="P4">
One of the important areas of combat activity is the work of the snipers of the brigade. The help of their apt fire can be stopped by the tasks of the enemy.</text:p>
      <text:p text:style-name="P4">
In the video, a snipers 79 tell about three combat episodes, when the enemy suffered losses and was forced to abandon his aggressiveamies. They reinforce the video fixation of this combat work.</text:p>
      <ul>
        <li>
Now our snipers are very assisted by aero -intelligence, with which it is possible to detect the enemy's nomination and take a favorable fire position. Other of us is a matter of technique, - commented on the actions of his subordinates commander of the sniper unit.</li>
      </ul>
      <text:p text:style-name="P4">
News Source: <text:a xlink:type="simple" xlink:href="https://armyinform.com.ua/2023/05/28/snajpery-dshv-pokazaly-yak-demilitaryzuyut-protyvnyka/" text:style-name="Internet_20_link" text:visited-style-name="Visited_20_Internet_20_Link">
https://armyinform.com.ua/2023/05/28/snajpery-dshv-pokazaly-yak-demilitaryzuyut-protyvnyka/</text:a>
</text:p>
      <!--NEWS-->
      <text:h text:style-name="P10" text:outline-level="1">
<text:span text:style-name="T4">
Aviation of Defense Forces caused 7 blows to the enemy</text:span>
</text:h>
      <text:p text:style-name="P4">
Author: ['АРМІЯINFORM']</text:p>
      <text:p text:style-name="P4">
Time: 2023-05-28T63:00:00-04:00</text:p>
      <text:p text:style-name="P4">
Description: Avіaatsіya forces of defense for Past Dob took 4 strokes in the areas of Zseri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ВТОРГНЕННЯ РФ', 'ГШ ЗСУ', 'ОПЕРАТИВНА ІНФОРМАЦІЯ', 'ХРОНІКА ОБОРОНИ']</text:p>
      <text:p text:style-name="P4">
Category: News</text:p>
      <!--METADATA-->
      <text:p text:style-name="P4">
<draw:frame draw:style-name="fr1" draw:name="Image10" text:anchor-type="as-char" svg:width="6.9236in" svg:height="3.894525in" draw:z-index="0">
<draw:image xlink:href="../Images/AРМІЯINFORM/2023-05-28T63-00-00-04-00/aviacziya-syl-oborony-ukrayiny.jpg" xlink:type="simple" xlink:show="embed" xlink:actuate="onLoad" draw:mime-type="image/jpeg"/>
</draw:frame>
Illustrative Photo <text:span text:style-name="T4">
 🔥 The Situation of Russian Completion </text:span>
</text:p>
      <text:p text:style-name="P4">
The aviation of defense forces over the past 24 hours has made 4 beats in the areas of concentration of the personal staff and military equipment of the enemy, as well as 3-on its lower-classes.</text:p>
      <text:p text:style-name="P4">
About it on Facebook <text:a xlink:type="simple" xlink:href="https://www.facebook.com/GeneralStaff.ua/posts/pfbid0dkcUjzi9qfnavSaRYoFogjMGG3U8mAthkM2rqydT4vVwXD5bfe8hhajUTN9d9qvNl" text:style-name="Internet_20_link" text:visited-style-name="Visited_20_Internet_20_Link">
reports</text:a>
The General Staff of the Armed Forces.</text:p>
      <text:p text:style-name="P4">
Our defenders have destroyed 3 enemy UAVs of different type during the last day.</text:p>
      <text:p text:style-name="P4">
Missile troops and artillery units struck 2 management points, 2 areas of weapons and military equipment, 2 ammunition depots and one more important enemy military facility.</text:p>
      <text:p text:style-name="P4">
News Source: <text:a xlink:type="simple" xlink:href="https://armyinform.com.ua/2023/05/28/aviacziya-syl-oborony-zavdala-7-udariv-po-vorogu/" text:style-name="Internet_20_link" text:visited-style-name="Visited_20_Internet_20_Link">
https://armyinform.com.ua/2023/05/28/aviacziya-syl-oborony-zavdala-7-udariv-po-vorogu/</text:a>
</text:p>
      <!--NEWS-->
      <text:h text:style-name="P10" text:outline-level="1">
<text:span text:style-name="T4">
Our defenders have repelled 21 enemy attacks during the day</text:span>
</text:h>
      <text:p text:style-name="P4">
Author: ['АРМІЯINFORM']</text:p>
      <text:p text:style-name="P4">
Time: 2023-05-28T64:00:00-04:00</text:p>
      <text:p text:style-name="P4">
Description: The bastard of the departure of the opponent of the head of 3 rocket launchers, 2 sski ZKR S-300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sytuacziya-na-fronti.jpg" text:style-name="Internet_20_link" text:visited-style-name="Visited_20_Internet_20_Link">
sytuacziya-na-fronti.jpg</text:a>
']</text:p>
      <text:p text:style-name="P4">
Tags: ['STOPRUSSIA', 'ВТОРГНЕННЯ РФ', 'ГШ ЗСУ', 'ОПЕРАТИВНА ІНФОРМАЦІЯ']</text:p>
      <text:p text:style-name="P4">
Category: News</text:p>
      <!--METADATA-->
      <text:p text:style-name="P4">
<draw:frame draw:style-name="fr1" draw:name="Image11" text:anchor-type="as-char" svg:width="6.9236in" svg:height="4.620011in" draw:z-index="0">
<draw:image xlink:href="../Images/AРМІЯINFORM/2023-05-28T64-00-00-04-00/sytuacziya-na-fronti.jpg" xlink:type="simple" xlink:show="embed" xlink:actuate="onLoad" draw:mime-type="image/jpeg"/>
</draw:frame>
Operational situation on the front. Photo: Armed Forces / Facebook <text:span text:style-name="T4">
 🔥 Residence on Russian invasion </text:span>
</text:p>
      <text:p text:style-name="P4">
In total, during the last day, the enemy caused 3 missile, 2 of which C-300PO Kramatorsk, and 13 aviation strikes, made about 30 shelling of the reactive systems of volley fire on the positions of our troops and inhabited.</text:p>
      <text:p text:style-name="P4">
About it on Facebook <text:a xlink:type="simple" xlink:href="https://www.facebook.com/GeneralStaff.ua/posts/pfbid0dkcUjzi9qfnavSaRYoFogjMGG3U8mAthkM2rqydT4vVwXD5bfe8hhajUTN9d9qvNl" text:style-name="Internet_20_link" text:visited-style-name="Visited_20_Internet_20_Link">
reports</text:a>
The General Staff of the Armed Forces.</text:p>
      <text:p text:style-name="P4">
The enemy continues to focus on the main efforts on attempting to fully capture the Luhansk and Donetsk regions. During the last day, the defense unit reflected 21 enemy attacks.</text:p>
      <text:p text:style-name="P4">
News Source: <text:a xlink:type="simple" xlink:href="https://armyinform.com.ua/2023/05/28/nashi-zahysnyky-protyagom-doby-vidbyly-21-vorozhu-ataku/" text:style-name="Internet_20_link" text:visited-style-name="Visited_20_Internet_20_Link">
https://armyinform.com.ua/2023/05/28/nashi-zahysnyky-protyagom-doby-vidbyly-21-vorozhu-ataku/</text:a>
</text:p>
      <!--NEWS-->
      <text:h text:style-name="P10" text:outline-level="1">
<text:span text:style-name="T4">
New military units of the Russian Federation arrive in Belarus</text:span>
</text:h>
      <text:p text:style-name="P4">
Author: ['АРМІЯINFORM']</text:p>
      <text:p text:style-name="P4">
Time: 2023-05-28T65:00:00-04:00</text:p>
      <text:p text:style-name="P4">
Description: About the operational INformation of the Rosodei invoice at Facebook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788980.png" text:style-name="Internet_20_link" text:visited-style-name="Visited_20_Internet_20_Link">
2788980.png</text:a>
']</text:p>
      <text:p text:style-name="P4">
Tags: ['STOPRUSSIA', 'БІЛОРУСЬ', 'ВТОРГНЕННЯ РФ', 'ГШ ЗСУ', 'ОПЕРАТИВНА ІНФОРМАЦІЯ']</text:p>
      <text:p text:style-name="P4">
Category: News</text:p>
      <!--METADATA-->
      <text:p text:style-name="P4">
<draw:frame draw:style-name="fr1" draw:name="Image12" text:anchor-type="as-char" svg:width="6.9236in" svg:height="3.896465in" draw:z-index="0">
<draw:image xlink:href="../Images/AРМІЯINFORM/2023-05-28T65-00-00-04-00/2788980.png" xlink:type="simple" xlink:show="embed" xlink:actuate="onLoad" draw:mime-type="image/png"/>
</draw:frame>
** 🔥I</text:p>
      <text:p text:style-name="P4">
About this <text:a xlink:type="simple" xlink:href="https://www.facebook.com/GeneralStaff.ua/posts/pfbid0dkcUjzi9qfnavSaRYoFogjMGG3U8mAthkM2rqydT4vVwXD5bfe8hhajUTN9d9qvNl" text:style-name="Internet_20_link" text:visited-style-name="Visited_20_Internet_20_Link">
it is referred</text:a>
In prompt information on the Russian invasion of the General Staff of the Armed Forces.</text:p>
      <text:p text:style-name="P4">
"Defined units of the Armed Forces of the Armed Forces of the Republic of Belarus arrive at the Armed Forces of the Republic of Belarus to carry out combat preparation measures in the war for the war in Ukraine," the statement said.</text:p>
      <text:p text:style-name="P4">
_ Photo illustrative_</text:p>
      <text:p text:style-name="P4">
News Source: <text:a xlink:type="simple" xlink:href="https://armyinform.com.ua/2023/05/28/u-bilorus-prybuvayut-novi-vijskovi-pidrozdily-rf/" text:style-name="Internet_20_link" text:visited-style-name="Visited_20_Internet_20_Link">
https://armyinform.com.ua/2023/05/28/u-bilorus-prybuvayut-novi-vijskovi-pidrozdily-rf/</text:a>
</text:p>
      <!--NEWS-->
      <text:h text:style-name="P10" text:outline-level="1">
<text:span text:style-name="T4">
Night Drone Attack: Aircraft forces knocked down 52 "Shahda"</text:span>
</text:h>
      <text:p text:style-name="P4">
Author: ['АРМІЯINFORM']</text:p>
      <text:p text:style-name="P4">
Time: 2023-05-28T66:00:00-04:00</text:p>
      <text:p text:style-name="P4">
Description: In NICH at 28, the Army of the Russian Federation visited the Ukrainian Record Kilkіst Droniv-Kamikadze Tip ... War with Ukraine 2022, War with Ukraine Latest News today, News War with Ukraine 2022 Last for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ataka-droniv-1-1.jpg" text:style-name="Internet_20_link" text:visited-style-name="Visited_20_Internet_20_Link">
ataka-droniv-1-1.jpg</text:a>
']</text:p>
      <text:p text:style-name="P4">
Tags: ['АТАКА ДРОНІВ', 'ПОВІТРЯНІ СИЛИ ЗБРОЙНИХ СИЛ УКРАЇНИ']</text:p>
      <text:p text:style-name="P4">
Category: News</text:p>
      <!--METADATA-->
      <text:p text:style-name="P4">
<draw:frame draw:style-name="fr1" draw:name="Image13" text:anchor-type="as-char" svg:width="6.9236in" svg:height="3.894525in" draw:z-index="0">
<draw:image xlink:href="../Images/AРМІЯINFORM/2023-05-28T66-00-00-04-00/ataka-droniv-1-1.jpg" xlink:type="simple" xlink:show="embed" xlink:actuate="onLoad" draw:mime-type="image/jpeg"/>
</draw:frame>
On the night of May 28, the Russian army released a record number of drones-Kamikadze type Shahd-136/131-54. The air defense forces destroyed 52 "Shahda".</text:p>
      <text:p text:style-name="P4">
About it <text:a xlink:type="simple" xlink:href="https://t.me/kpszsu/2541" text:style-name="Internet_20_link" text:visited-style-name="Visited_20_Internet_20_Link">
reports</text:a>
The press service of the Armed Forces Command.</text:p>
      <text:p text:style-name="P4">
"The enemy attacked Ukraine by Iranian shock drones from the north direction - the Bryansk region, and the South - Krasnodar Territory," the testimony reads.</text:p>
      <text:p text:style-name="P4">
It is noted that another night attack by the enemy was directed to military objects and objects of critical infrastructure of the state in the central regions of the country, in particular to the Kyiv region.</text:p>
      <text:p text:style-name="P4">
“Here, in the area of responsibility of the Center Air Command, destroyed of shock drones!Also, the forces and means of the Air Command "South" and the Air Command "West" of the Armed Forces of Ukraine and the air defense of other components of Ukraine!”Were involved in the reflection of the attack!” - reported in the command.</text:p>
      <text:p text:style-name="P4">
News Source: <text:a xlink:type="simple" xlink:href="https://armyinform.com.ua/2023/05/28/nichna-ataka-droniv-syly-ppo-zbyly-52-shahedy-z-54/" text:style-name="Internet_20_link" text:visited-style-name="Visited_20_Internet_20_Link">
https://armyinform.com.ua/2023/05/28/nichna-ataka-droniv-syly-ppo-zbyly-52-shahedy-z-54/</text:a>
</text:p>
      <!--NEWS-->
      <text:h text:style-name="P10" text:outline-level="1">
<text:span text:style-name="T4">
Another minus 400 occupiers, 7 BBM and 11 artistem: daily loss of enemy</text:span>
</text:h>
      <text:p text:style-name="P4">
Author: ['АРМІЯINFORM']</text:p>
      <text:p text:style-name="P4">
Time: 2023-05-28T67:00:00-04:00</text:p>
      <text:p text:style-name="P4">
Description: Zagalni Boyov, take the enemy on 02.24.22 to 05/28/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447369071365573367_w-scaled.jpg" text:style-name="Internet_20_link" text:visited-style-name="Visited_20_Internet_20_Link">
photo_5447369071365573367_w-scaled.jpg</text:a>
']</text:p>
      <text:p text:style-name="P4">
Tags: ['ВТРАТИ ВОРОГА', 'ГЕНШТАБ ЗС УКРАЇНИ']</text:p>
      <text:p text:style-name="P4">
Category: News</text:p>
      <!--METADATA-->
      <text:p text:style-name="P4">
<draw:frame draw:style-name="fr1" draw:name="Image14" text:anchor-type="as-char" svg:width="6.9236in" svg:height="6.987066in" draw:z-index="0">
<draw:image xlink:href="../Images/AРМІЯINFORM/2023-05-28T67-00-00-04-00/photo_5447369071365573367_w-scaled.jpg" xlink:type="simple" xlink:show="embed" xlink:actuate="onLoad" draw:mime-type="image/jpeg"/>
</draw:frame>
The overall combat loss of the enemy from 24.02.22 to 28.05.23 will be assigned to:</text:p>
      <text:p text:style-name="P4">
<text:span text:style-name="T4">
<text:span text:style-name="T5">
 Personnel - </text:span>
* 206600(+400)persons eliminated</text:span>
<text:span text:style-name="T5">
 tanks - </text:span>
<text:span text:style-name="T5">
 3797(+3)</text:span>
<text:span text:style-name="T4">
 combat armored vehicles - </text:span>
 7456(+7)<text:span text:style-name="T4">
<text:span text:style-name="T5">
 Artillery systems - </text:span>
<text:span text:style-name="T5">
 3425(+11)</text:span>
 </text:span>
 RSZV - <text:span text:style-name="T4">
 574(0)</text:span>
<text:span text:style-name="T5">
 air defense means - </text:span>
<text:span text:style-name="T5">
 329(0)</text:span>
<text:span text:style-name="T4">
 aircraft - </text:span>
 313(0)<text:span text:style-name="T4">
<text:span text:style-name="T5">
 helicopters - </text:span>
* 298(0)</text:span>
<text:span text:style-name="T5">
 UAV Operative Tactical Level-</text:span>
<text:span text:style-name="T5">
 2993(+3)</text:span>
<text:span text:style-name="T4">
 Winged missiles - </text:span>
 1056(0)<text:span text:style-name="T4">
<text:span text:style-name="T5">
 ships / boats - </text:span>
* 18(0)</text:span>
<text:span text:style-name="T5">
 Automobile equipment and tanks - </text:span>
<text:span text:style-name="T5">
 6192(+9)</text:span>
<text:span text:style-name="T4">
 Special Technique - </text:span>
 451(+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8.05.23.</text:p>
      <text:p text:style-name="P4">
News Source: <text:a xlink:type="simple" xlink:href="https://armyinform.com.ua/2023/05/28/shhe-minus-400-okupantiv-7-bbm-ta-11-artysystem-dobovi-vtraty-voroga/" text:style-name="Internet_20_link" text:visited-style-name="Visited_20_Internet_20_Link">
https://armyinform.com.ua/2023/05/28/shhe-minus-400-okupantiv-7-bbm-ta-11-artysystem-dobovi-vtraty-voroga/</text:a>
</text:p>
      <!--NEWS-->
      <text:h text:style-name="P10" text:outline-level="1">
<text:span text:style-name="T4">
Army athletes as part of the national team - World Koward World Cup Champions</text:span>
</text:h>
      <text:p text:style-name="P4">
Author: ['АРМІЯINFORM']</text:p>
      <text:p text:style-name="P4">
Time: 2023-05-28T88:00:00-04:00</text:p>
      <text:p text:style-name="P4">
Description: Ukrainian team of kayak-four-heflowe I will grind at the Etapi Cup of SVITU ZVOLVANN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50284457_965988074530545_1529801177448813969_n.jpg" text:style-name="Internet_20_link" text:visited-style-name="Visited_20_Internet_20_Link">
350284457_965988074530545_1529801177448813969_n.jpg</text:a>
']</text:p>
      <text:p text:style-name="P4">
Tags: ['АРМІЙСЬКИЙ СПОРТ', 'ВЕСЛУВАННЯ НА БАЙДАРКАХ І КАНОЕ']</text:p>
      <text:p text:style-name="P4">
Category: News</text:p>
      <!--METADATA-->
      <text:p text:style-name="P4">
<draw:frame draw:style-name="fr1" draw:name="Image15" text:anchor-type="as-char" svg:width="6.9236in" svg:height="6.765647in" draw:z-index="0">
<draw:image xlink:href="../Images/AРМІЯINFORM/2023-05-28T88-00-00-04-00/350284457_965988074530545_1529801177448813969_n.jpg" xlink:type="simple" xlink:show="embed" xlink:actuate="onLoad" draw:mime-type="image/jpeg"/>
</draw:frame>
The Ukrainian Kayak-Fourth Team won at the World Cup with Kayak and Canoe at 500 meters in Poznan.</text:p>
      <text:p text:style-name="P4">
About it <text:a xlink:type="simple" xlink:href="https://www.facebook.com/CSKA1992/posts/pfbid0WJaSNEyjD8xKi8wQPSFSeq3eKKsG811qZU1pA7vpG2vZT47oaAAKYLhEMeqiVc4sl" text:style-name="Internet_20_link" text:visited-style-name="Visited_20_Internet_20_Link">
reports</text:a>
The Central Sports Club of the Armed Forces.</text:p>
      <text:p text:style-name="P4">
Sports in the Army of Igor Trunov and Ivan Semykin came over time1.23,68.</text:p>
      <text:p text:style-name="P4">
The second place was taken by the Australians, the three representatives of the Denmark team closed.</text:p>
      <text:p text:style-name="P4">
News Source: <text:a xlink:type="simple" xlink:href="https://armyinform.com.ua/2023/05/28/armijski-sportsmeny-u-skladi-zbirnoyi-chempiony-kubku-svitu-z-vesluvannya-na-bajdarkah/" text:style-name="Internet_20_link" text:visited-style-name="Visited_20_Internet_20_Link">
https://armyinform.com.ua/2023/05/28/armijski-sportsmeny-u-skladi-zbirnoyi-chempiony-kubku-svitu-z-vesluvannya-na-bajdarkah/</text:a>
</text:p>
      <!--NEWS-->
      <text:h text:style-name="P10" text:outline-level="1">
<text:span text:style-name="T4">
The court in Moldova left under the house of the Vice -head of the pro -Russian Party "Shore"</text:span>
</text:h>
      <text:p text:style-name="P4">
Authors: Ukrinform (Person)</text:p>
      <text:p text:style-name="P4">
Publisher: Укринформ (Organization)</text:p>
      <text:p text:style-name="P4">
Published Time: 2023-05-29T-11:27:00+03:00</text:p>
      <text:p text:style-name="P4">
Modified Time: 2023-05-29T23:27:00+03:00</text:p>
      <text:p text:style-name="P4">
Description: The Chisinau Chamber of Appeal left the Vice Head of the Pro -Russian Party Marina Tauber, rejecting her lawyers. - Ukrinform.</text:p>
      <text:p text:style-name="P4">
Images: ['<text:a xlink:type="simple" xlink:href="https://static.ukrinform.com/photos/2017_02/thumb_files/630_360_1488208211-6797.jpg" text:style-name="Internet_20_link" text:visited-style-name="Visited_20_Internet_20_Link">
630_360_14882...</text:a>
']</text:p>
      <text:p text:style-name="P4">
Tags: ['Домашній арешт', 'Молдова', 'Суд', 'Росія', 'Партія']</text:p>
      <text:p text:style-name="P4">
Type: Article</text:p>
      <!--METADATA-->
      <text:p text:style-name="P4">
<draw:frame draw:style-name="fr1" draw:name="Image16" text:anchor-type="as-char" svg:width="6.9236in" svg:height="3.956343in" draw:z-index="0">
<draw:image xlink:href="../Images/yкринформ/2023-05-29T-11-27-00-03-00/630_360_1488208211-6797.jpg" xlink:type="simple" xlink:show="embed" xlink:actuate="onLoad" draw:mime-type="image/jpeg"/>
</draw:frame>
The Chisinau Appellate Chamber of Appeal left Marina Tauber's Vice -Head of the Vice -Government Party, rejecting her lawyers' request.</text:p>
      <text:p text:style-name="P4">
About it reports <text:a xlink:type="simple" xlink:href="https://newsmaker.md/rus/novosti/tauber-ostavili-pod-domashnim-arestom-sud-otklonil-zapros-ee-advokatov/" text:style-name="Internet_20_link" text:visited-style-name="Visited_20_Internet_20_Link">
Newsmaker</text:a>
, reports Ukrinform.</text:p>
      <text:p text:style-name="P4">
Tauber is accused of committing three crimes. In particular, it is a professional account for financing the election campaign during the election of Meramist Beltsi in 2021. In addition, Tauber is accused of the fact that, by the mayor, she deliberately accepted funding from criminal reference.</text:p>
      <text:p text:style-name="P4">
The third prosecution is due to the fact that Taubere allowed the illegal financing of the Shar Party to organized a criminal group, in particular from July 13, 20122 to May 1, 2023.</text:p>
      <text:p text:style-name="P4">
She herself does not recognize guilt and considers what is happening, political prediction of the opposition.</text:p>
      <text:p text:style-name="P4">
<text:span text:style-name="T5">
</text:span>
</text:p>
      <text:p text:style-name="P4">
<text:span text:style-name="T5">
Foto: Newsmaker</text:span>
</text:p>
      <text:p text:style-name="P4">
On May 1, Tauber was detained at the airport when she tried to fly to Daizrael.</text:p>
      <text:p text:style-name="P4">
Prior to that, on April 28, prosecutors were sent to court for a change of deputies of the parliamentary event, and on April 29, her attorneys demanded to postpone the date of consideration of this request that Tauber could fly to Israel.</text:p>
      <text:p text:style-name="P4">
The deputy is currently under house arrest.</text:p>
      <text:p text:style-name="P4">
<text:span text:style-name="T4">
 Read also: </text:span>
 <text:span text:style-name="T4">
 <text:a xlink:type="simple" xlink:href="https://www.ukrinform.ua/rubric-world/3703021-u-moldovi-zatrimali-vicegolovu-prorosijskoi-partii-sor-tauber.html" text:style-name="Internet_20_link" text:visited-style-name="Visited_20_Internet_20_Link">
in Moldova detained the Vice -head of the pro -Russian Party "Tower"</text:a>
</text:span>
</text:p>
      <text:p text:style-name="P4">
On May 26, the Parliament of Moldova voted for the deprivation of Tauber of deputy's subdivision in order to put her case to court.</text:p>
      <text:p text:style-name="P4">
As reported by Ukrinform, on April 13, the Appeal Chamber of Chisinau _ <text:span text:style-name="T4">
 <text:a xlink:type="simple" xlink:href="https://www.ukrinform.ua/rubric-world/3695626-u-moldovi-zasudili-do-15-rokiv-vaznici-lidera-prorosijskoi-partii-sor.html" text:style-name="Internet_20_link" text:visited-style-name="Visited_20_Internet_20_Link">
Piniledaleputat-fugitive, the leader of the Party "Shore" Ilana Shore up to 15 years of prison</text:a>
</text:span>
 _ with confiscationMine for 5 billion lei(over $ 270 million). Також суд заборонивШору обіймати посади в банківській системі впродовж п'яти років та конфіскувавйого активи на користь держави.</text:p>
      <text:p text:style-name="P4">
У 2015 році Ілана Шора засудили у справі про «крадіжку мільярда» до 7,5 рокуув'язнення за шахрайство та відмивання грошей. Справа перебувала на розгляді вАпеляційній палаті Кишинева. Слухання багаторазово відтерміновували.</text:p>
      <text:p text:style-name="P4">
У 2019 році Ілан Шор виїхав з Молдови. За деякими даними, він перебуває вІзраїлі.</text:p>
      <text:p text:style-name="P4">
On October 26, 2022, the US Department of Finance announced the introduction of sanctions against nine persons and 12 organizations in Moldova, which are considered participants in the "permanent campaigns of malicious influence of the Kremlin", as well as involved in systemic corruption in the republic. In particular, the Moldovan Ogligaghs Vladimir Plahotniuk and Ilan Shore came under sanctions.</text:p>
      <text:p text:style-name="P4">
Representatives of the pro -Russian Party "Shore" have repeatedly organized antipopies in Moldova in order to destabilize the situation in the country.</text:p>
      <text:p text:style-name="P4">
News Source: <text:a xlink:type="simple" xlink:href="https://www.ukrinform.ua/rubric-world/3715736-sud-u-moldovi-zalisiv-pid-domasnim-arestom-vicegolovu-prorosijskoi-partii-sor.html" text:style-name="Internet_20_link" text:visited-style-name="Visited_20_Internet_20_Link">
https://www.ukrinform.ua/rubric-world/3715736-sud-u-moldovi-zalisiv-pid-domasnim-arestom-vicegolovu-prorosijskoi-partii-sor.html</text:a>
</text:p>
      <!--NEWS-->
      <text:h text:style-name="P10" text:outline-level="1">
<text:span text:style-name="T4">
Buckwheat and beetroot - IAE</text:span>
</text:h>
      <text:p text:style-name="P4">
Authors: Ukrinform (Person)</text:p>
      <text:p text:style-name="P4">
Publisher: Укринформ (Organization)</text:p>
      <text:p text:style-name="P4">
Published Time: 2023-05-29T-128:56:32+03:00</text:p>
      <text:p text:style-name="P4">
Modified Time: 2023-05-29T15:56:32+03:00</text:p>
      <text:p text:style-name="P4">
Description: In April 2023, in April 2023, buckwheat and beets were most fallen (compared to December 2022). - Ukrinform.</text:p>
      <text:p text:style-name="P4">
Images: ['<text:a xlink:type="simple" xlink:href="https://static.ukrinform.com/photos/2017_02/thumb_files/630_360_1486556560-2668-grecka.jpg" text:style-name="Internet_20_link" text:visited-style-name="Visited_20_Internet_20_Link">
630_360_14865...</text:a>
']</text:p>
      <text:p text:style-name="P4">
Tags: ['Ціни', 'Гречка', 'Продукти', 'Овочі']</text:p>
      <text:p text:style-name="P4">
Type: Article</text:p>
      <!--METADATA-->
      <text:p text:style-name="P4">
<draw:frame draw:style-name="fr1" draw:name="Image18" text:anchor-type="as-char" svg:width="6.9236in" svg:height="3.956343in" draw:z-index="0">
<draw:image xlink:href="../Images/yкринформ/2023-05-29T-128-56-32-03-00/630_360_1486556560-2668-grecka.jpg" xlink:type="simple" xlink:show="embed" xlink:actuate="onLoad" draw:mime-type="image/jpeg"/>
</draw:frame>
In Ukraine in April 2023, the most fell cheaper(compared to December 2022)Buckwheat and beets.</text:p>
      <text:p text:style-name="P4">
Yuriy Lupenko, director of the National Scientific Center "Institute of Agrarian Economy", said this, reports Ukrinform with reference to <text:a xlink:type="simple" xlink:href="http://www.iae.org.ua/presscentre/archnews/3607-hrechani-krupy-ta-buryak-staly-lideramy-zdeshevlennya-produktiv-kharchuvannya-yuriy-lupenko.html" text:style-name="Internet_20_link" text:visited-style-name="Visited_20_Internet_20_Link">
Press Service Institute</text:a>
.</text:p>
      <text:p text:style-name="P4">
He noted that in April 2023, consumer prices for buckwheat decreased in December 2022 by 19.9%, for beets - by 20%. According to Lupenko, a large decline in the 33 names of food, the postboline of consumer prices for which the State Statistics Service of Ukraine monitors.</text:p>
      <text:p text:style-name="P4">
The head of the institute said that in April this year against December 2022, the prices of wheat cereals decreased significantly(-7%), eggs(-6,9%), Fig(-4,9%), barley(-3,3%)and Manni(-2,9%)Groats. In addition, the fat was lowered(-2,3%), sunflower oil(-1,8%)and wheat flour(-1%).</text:p>
      <text:p text:style-name="P4">
<text:span text:style-name="T4">
Читайте також:</text:span>
 <text:a xlink:type="simple" xlink:href="https://www.ukrinform.ua/rubric-economy/3707783-v-ukraini-znizuutsa-cini-na-ajca-ta-ovoci.html" text:style-name="Internet_20_link" text:visited-style-name="Visited_20_Internet_20_Link">
 В Україні знижуються ціни на яйця та овочі</text:a>
Against March in April the most essential prices for beetroot(-9,9%), eggs(-8,4%)and buckwheat(-4,2%), Fig(-1,6%), sunflower oil(-1,4%), Group(-1,1%), potatoes(-0,6%), wheat flour(-0,4%)and sugar(-0,3%).Макаронні вироби з м’яких сортів пшениці, крупи ячні, сири м’які жирні, масловершкове та сало подешевшали на 0,1-0,2%.</text:p>
      <text:p text:style-name="P4">
Лідерами зростання споживчих цін на продукти харчування проти грудня 2022 рокув квітні цього року стали морква (+96,5%), cabbage(+83,5%)Tacibul on the onset(+72%).</text:p>
      <text:p text:style-name="P4">
При цьому, у квітні проти березня продовжили дорожчати яблука (+18,6%), carrot(+11%), pork(+8,5%), cabbage(+6,9%), millet(+3,3%), milk mixtures for baby food(+3,1%)And beef(+2,2%). По іншихпродуктах, включаючи цибулю ріпчасту, зростання цін відбулося в межах 1-2%, апо хлібній групі, ковбасах варених першого гатунку та сметані жирністю до 15%- на 0,4-0,7%.</text:p>
      <text:p text:style-name="P4">
<text:span text:style-name="T4">
Читайте також:</text:span>
 <text:a xlink:type="simple" xlink:href="https://www.ukrinform.ua/rubric-economy/3707371-inflacia-v-ukraini-u-kvitni-spovilnilasa-do-02.html" text:style-name="Internet_20_link" text:visited-style-name="Visited_20_Internet_20_Link">
 Інфляція в Україні у квітні сповільнилася до 0,2%</text:a>
</text:p>
      <text:p text:style-name="P4">
According to forecasting estimates of the Institute scientists, in the near future it is necessary to find the cheer of products of vegetable group, flour, cereals, eggs and dairy products.</text:p>
      <text:p text:style-name="P4">
As reported by Ukrinform, in April 2023, food prices in Ukraine increased by 0.3% compared to the previous month; According to the Institute of Agrarian Economy, it is the lowest indicator from the beginning of full -scale interaction.</text:p>
      <text:p text:style-name="P4">
News Source: <text:a xlink:type="simple" xlink:href="https://www.ukrinform.ua/rubric-economy/3715656-najbilse-u-kvitni-podesevsali-grecka-ta-burak-iae.html" text:style-name="Internet_20_link" text:visited-style-name="Visited_20_Internet_20_Link">
https://www.ukrinform.ua/rubric-economy/3715656-najbilse-u-kvitni-podesevsali-grecka-ta-burak-iae.html</text:a>
</text:p>
      <!--NEWS-->
      <text:h text:style-name="P10" text:outline-level="1">
<text:span text:style-name="T4">
In Israel protested the marine "iron dome"</text:span>
</text:h>
      <text:p text:style-name="P4">
Authors: Ukrinform (Person)</text:p>
      <text:p text:style-name="P4">
Publisher: Укринформ (Organization)</text:p>
      <text:p text:style-name="P4">
Published Time: 2023-05-29T-130:53:29+03:00</text:p>
      <text:p text:style-name="P4">
Modified Time: 2023-05-29T15:53:29+03:00</text:p>
      <text:p text:style-name="P4">
Description: In Israel, a series of successful tests of the Iron Dome System have been conducted (the international classification is called C-Dome). - Ukrinform.</text:p>
      <text:p text:style-name="P4">
Images: ['<text:a xlink:type="simple" xlink:href="https://static.ukrinform.com/photos/2023_05/thumb_files/630_360_1685364668-205.jpg" text:style-name="Internet_20_link" text:visited-style-name="Visited_20_Internet_20_Link">
630_360_16853...</text:a>
']</text:p>
      <text:p text:style-name="P4">
Tags: ['Ізраїль', 'Ракета', 'Випробування']</text:p>
      <text:p text:style-name="P4">
Type: Article</text:p>
      <!--METADATA-->
      <text:p text:style-name="P4">
<draw:frame draw:style-name="fr1" draw:name="Image19" text:anchor-type="as-char" svg:width="6.9236in" svg:height="3.956343in" draw:z-index="0">
<draw:image xlink:href="../Images/yкринформ/2023-05-29T-130-53-29-03-00/630_360_1685364668-205.jpg" xlink:type="simple" xlink:show="embed" xlink:actuate="onLoad" draw:mime-type="image/jpeg"/>
</draw:frame>
Vizraeli conducted a series of successful testing system about the Iron Dome of Maritime Base(In the International Classification is called C-Dome).</text:p>
      <text:p text:style-name="P4">
Як передає Укрінформ, про це повідомляє <text:a xlink:type="simple" xlink:href="https://www.vesty.co.il/main/article/s1zvnxmu2#autoplay" text:style-name="Internet_20_link" text:visited-style-name="Visited_20_Internet_20_Link">
 Vesty.co.il</text:a>
.</text:p>
      <text:p text:style-name="P4">
As part of the tests, rockets for educational purposes were launched - the Magen -6 Magen Corvette Corvette. These Corvets now use the tanal weapons.</text:p>
      <text:p text:style-name="P4">
<text:span text:style-name="T4">
 Read also: </text:span>
 <text:a xlink:type="simple" xlink:href="https://www.ukrinform.ua/rubric-ato/3714407-izrailska-model-bezpeki-ukraini-ce-tocno-pidijde.html" text:style-name="Internet_20_link" text:visited-style-name="Visited_20_Internet_20_Link">
Israeli safety model: Ukraine is exactly suitable?</text:a>
A series of trials included modeling of those present and future threats that Magen can be faced during armed conflict(In the number). У ході випробувань C-Dome успішно ідентифікувала тазнищила БПЛА та крилаті ракети.</text:p>
      <text:p text:style-name="P4">
Крім того, було проведено перевірку нових технологій «з метою підвищенняоперативної ефективності багаторівневих систем ППО та ПРО на морі та на суші».</text:p>
      <text:p text:style-name="P4">
Зазначається, що «Залізний купол» морського базування покликаний посилитиоборонні можливості корветів «Маген» та підвищити рівень захисту морськихстратегічних активів Ізраїлю.</text:p>
      <text:p text:style-name="P4">
<text:span text:style-name="T4">
Читайте також:</text:span>
 <text:a xlink:type="simple" xlink:href="https://www.ukrinform.ua/rubric-ato/3709637-zaliznij-kupol-dla-ukraini-ne-panacea-ale-korist-bude.html" text:style-name="Internet_20_link" text:visited-style-name="Visited_20_Internet_20_Link">
 “ <text:span text:style-name="T4">
Залізний</text:span>
 <text:span text:style-name="T4">
купол</text:span>
 ” для України: не панацея, алекористь буде </text:a>
According to the Minister of Defense Joava Galanti, the Iron Dome of Marine Broading is "a significant step in the development of defense of the country, which provides attitude to the sea and gives additional operational opportunities to combat in the marine space."</text:p>
      <text:p text:style-name="P4">
As reported by Ukrinform, in Turkey demonstrated a simultaneous coordinated man -made unit of eight sea drones.</text:p>
      <text:p text:style-name="P4">
Photo: Israeli Defense Ministry</text:p>
      <text:p text:style-name="P4">
News Source: <text:a xlink:type="simple" xlink:href="https://www.ukrinform.ua/rubric-world/3715654-v-izraili-protestuvali-morskij-zaliznij-kupol.html" text:style-name="Internet_20_link" text:visited-style-name="Visited_20_Internet_20_Link">
https://www.ukrinform.ua/rubric-world/3715654-v-izraili-protestuvali-morskij-zaliznij-kupol.html</text:a>
</text:p>
      <!--NEWS-->
      <text:h text:style-name="P10" text:outline-level="1">
<text:span text:style-name="T4">
Rutte: Helping Ukraine to defend is not a choice, it should be done</text:span>
</text:h>
      <text:p text:style-name="P4">
Authors: Ukrinform (Person)</text:p>
      <text:p text:style-name="P4">
Publisher: Укринформ (Organization)</text:p>
      <text:p text:style-name="P4">
Published Time: 2023-05-29T-13:09:00+03:00</text:p>
      <text:p text:style-name="P4">
Modified Time: 2023-05-29T23:09:00+03:00</text:p>
      <text:p text:style-name="P4">
Description: The Netherlands are in every possible way to support Ukraine; from strengthening of air defense systems to the early start of training of F-16 pilots. - Ukrinform.</text:p>
      <text:p text:style-name="P4">
Images: ['<text:a xlink:type="simple" xlink:href="https://static.ukrinform.com/photos/2023_05/thumb_files/630_360_1683203216-386.jpeg" text:style-name="Internet_20_link" text:visited-style-name="Visited_20_Internet_20_Link">
630_360_16832...</text:a>
']</text:p>
      <text:p text:style-name="P4">
Tags: ['Літак', 'Нідерланди', 'Рютте', 'Герой України', 'Війна з Росією', 'F-16']</text:p>
      <text:p text:style-name="P4">
Type: Article</text:p>
      <!--METADATA-->
      <text:p text:style-name="P4">
<draw:frame draw:style-name="fr1" draw:name="Image20" text:anchor-type="as-char" svg:width="6.9236in" svg:height="3.956343in" draw:z-index="0">
<draw:image xlink:href="../Images/yкринформ/2023-05-29T-13-09-00-03-00/630_360_1683203216-386.jpeg" xlink:type="simple" xlink:show="embed" xlink:actuate="onLoad" draw:mime-type="image/jpeg"/>
</draw:frame>
The Netherlands are in every possible way to support Ukraine; from enhancing the systemic defense to the early start of the training of F-16 pilots.</text:p>
      <text:p text:style-name="P4">
The Prime Minister of the Netherlands Mark Rutte wrote about it in his <text:a xlink:type="simple" xlink:href="https://twitter.com/MinPres/status/1663251995350663168" text:style-name="Internet_20_link" text:visited-style-name="Visited_20_Internet_20_Link">
Twitter</text:a>
.</text:p>
      <text:p text:style-name="P4">
“Київ знову став об’єктом варварських авіаударів, на щастя, з обмеженимефектом завдяки ЗРК Patriot. Я щойно говорив з Зеленським і підтвердив, щоНідерланди готові всіляко підтримувати Україну; від посилення системпротиповітряної оборони до якнайшвидшого початку навчання пілотів <text:span text:style-name="T4">
<text:a xlink:type="simple" xlink:href="https://www.ukrinform.ua/tag-f16" text:style-name="Internet_20_link" text:visited-style-name="Visited_20_Internet_20_Link">
 F-16.</text:a>
</text:span>
 To help Ukraine defend itself is a non -selection, it must be done. The Netherlands will continue to support the Ukrainians as needed. Assistance to Ukraine will also be a key punctuation of the full -time Summit of the European Political Community in Chisinau, ”the message reads.</text:p>
      <text:p text:style-name="Quotations">

<text:p text:style-name="P4">
Kyiv is Opnieuw Het Doolwit Gewest Van Barbaarse Luchtaanvallen, Gelukkig&gt;
 Met Beperkt Effect Dankzij de Patriot-Luchtverdedigingssystem. Ik sprak&gt;
 zojuist met <text:a xlink:type="simple" xlink:href="https://twitter.com/ZelenskyyUa" text:style-name="Internet_20_link" text:visited-style-name="Visited_20_Internet_20_Link">
@zelenskyyua&gt;
</text:a>
And have repeated that&gt;
 the Netherlands is committed to supporting Ukraine in every possible way; van&gt;
 it ... &gt;
&gt;
 - Mark Rutte(@MinPres)<text:a xlink:type="simple" xlink:href="https://twitter.com/MinPres/status/1663251995350663168" text:style-name="Internet_20_link" text:visited-style-name="Visited_20_Internet_20_Link">
 May 29, 2023&gt;
 </text:a>
As reported by Ukrinform, the Government of the Netherlands studies and discusses with allies the possibility of transferring to Ukraine the F-16 aircraft after training of pilots.</text:p>

</text:p>
      <text:p text:style-name="P4">
<text:span text:style-name="T4">
 Read also: </text:span>
 <text:span text:style-name="T4">
 <text:a xlink:type="simple" xlink:href="https://www.ukrinform.ua/rubric-ato/3715342-hoca-b-34-eskadrili-f16-nacalnik-aviacii-rozpoviv-ak-ukraina-moze-otrimati-perevagu-u-povitri.html" text:style-name="Internet_20_link" text:visited-style-name="Visited_20_Internet_20_Link">
at least 3-4 F-16 squadrons: Aviation Chief told how Ukraine can get an advantage in the air</text:a>
</text:span>
</text:p>
      <text:p text:style-name="P4">
The Netherlands have 42 F-16 fighters in service, 24 of which are used and cannot be sent to Ukraine until mid-2024. Of the remaining 18 -legged, 10 were to be sold to Draken International, but in 2022 the government postponed the implementation of this agreement without explanation of reasons, referring to commercial confidentiality.</text:p>
      <text:p text:style-name="P4">
The publication notes that Ukraine may receive some of the F-16, which has been prepared, or some of the 24 aircraft that are currently used by the Army Neserland, in 2024-depending on the training schedule.Denmark and the Netherlands will lead the coalition to prepare Ukrainian pilots in the F-16. In cooperation with the United States, these countries will begin to develop a educational basket for complex preparation of Ukrainian pilots. Norway, Belgium, Portugal and Poland were also proposed.</text:p>
      <text:p text:style-name="P4">
News Source: <text:a xlink:type="simple" xlink:href="https://www.ukrinform.ua/rubric-polytics/3715806-rutte-dopomagati-ukraini-zahisatisa-ce-ne-vibir-ce-potribno-robiti.html" text:style-name="Internet_20_link" text:visited-style-name="Visited_20_Internet_20_Link">
https://www.ukrinform.ua/rubric-polytics/3715806-rutte-dopomagati-ukraini-zahisatisa-ce-ne-vibir-ce-potribno-robiti.html</text:a>
</text:p>
      <!--NEWS-->
      <text:h text:style-name="P10" text:outline-level="1">
<text:span text:style-name="T4">
Hubble showed a "lonely" spiral galaxy in the constellation of whale</text:span>
</text:h>
      <text:p text:style-name="P4">
Authors: Ukrinform (Person)</text:p>
      <text:p text:style-name="P4">
Publisher: Укринформ (Organization)</text:p>
      <text:p text:style-name="P4">
Published Time: 2023-05-29T-152:30:00+03:00</text:p>
      <text:p text:style-name="P4">
Modified Time: 2023-05-29T14:30:00+03:00</text:p>
      <text:p text:style-name="P4">
Description: The NASA/ESA Hubble Space Telescope photographed with the Advanced Camera for Surveys chamber, the NGC 298 spiral galaxy. - Ukrinform.</text:p>
      <text:p text:style-name="P4">
Images: ['<text:a xlink:type="simple" xlink:href="https://static.ukrinform.com/photos/2020_12/thumb_files/630_360_1609239645-808.jpg" text:style-name="Internet_20_link" text:visited-style-name="Visited_20_Internet_20_Link">
630_360_16092...</text:a>
']</text:p>
      <text:p text:style-name="P4">
Tags: ['Космос', 'NASA', 'Телескоп', 'Hubble', 'Галактика']</text:p>
      <text:p text:style-name="P4">
Type: Article</text:p>
      <!--METADATA-->
      <text:p text:style-name="P4">
<draw:frame draw:style-name="fr1" draw:name="Image21" text:anchor-type="as-char" svg:width="6.9236in" svg:height="3.956343in" draw:z-index="0">
<draw:image xlink:href="../Images/yкринформ/2023-05-29T-152-30-00-03-00/630_360_1609239645-808.jpg" xlink:type="simple" xlink:show="embed" xlink:actuate="onLoad" draw:mime-type="image/jpeg"/>
</draw:frame>
The NASA/ESA Hubble Space Telescope took a picture thanks to the AdvancedCamera for Surveys, the NGC 298 spiral galaxy.</text:p>
      <text:p text:style-name="P4">
This was reported <text:a xlink:type="simple" xlink:href="https://esahubble.org/images/potw2322a/" text:style-name="Internet_20_link" text:visited-style-name="Visited_20_Internet_20_Link">
Observatory</text:a>
, reports Ukrinform.</text:p>
      <text:p text:style-name="P4">
NGC 298 is at a distance of approximately 89 million light years in the constellation of the whale, and looks isolated in this image - only a few several <text:a xlink:type="simple" xlink:href="https://www.ukrinform.ua/tag-galaktika" text:style-name="Internet_20_link" text:visited-style-name="Visited_20_Internet_20_Link">
galaxies</text:a>
And the stars of the previous plan are accompanied by a "lonely" galaxy.</text:p>
      <text:p text:style-name="P4">
Photo: ESA/Hubble &amp; Nasa, C. Kilpatrick</text:p>
      <text:p text:style-name="P4">
It is noted that the improved Hubble camera recorded the NGC 298 as part of the study of the origin of super -stars of type II.</text:p>
      <text:p text:style-name="P4">
All super -type II types are formed as a result of collapse and subsequent explosion of massive stars, but they can create a striking variety of brightness and spectral characteristics.</text:p>
      <text:p text:style-name="P4">
*!(https://www.ukrinform.ua/rubric-technology/3696926-hubble-pokazav-spiralnu-galaktiku-z-peremickou-u-suziri-ribi.html)Astronomers suggest that the variety of this space fireworks can be connected to the removal of gas and dust from stars, which will subsequently give rise to supernova.</text:p>
      <text:p text:style-name="P4">
As reported by Ukrinform, the space telescope NASA/ESA Hubble photographed the Wide Field Camera 3 camera(WFC3)<text:a xlink:type="simple" xlink:href="https://www.ukrinform.ua/rubric-technology/3712478-hubble-pokazav-meduzopodibnu-galaktiku-so-drejfue-u-plazmi.html" text:style-name="Internet_20_link" text:visited-style-name="Visited_20_Internet_20_Link">
Meduzzbnu Galaxy JW39</text:a>
, which is in the constellation of Veronica.</text:p>
      <text:p text:style-name="P4">
News Source: <text:a xlink:type="simple" xlink:href="https://www.ukrinform.ua/rubric-technology/3715602-hubble-pokazav-samotnu-spiralnu-galaktiku-v-suziri-kita.html" text:style-name="Internet_20_link" text:visited-style-name="Visited_20_Internet_20_Link">
https://www.ukrinform.ua/rubric-technology/3715602-hubble-pokazav-samotnu-spiralnu-galaktiku-v-suziri-kita.html</text:a>
</text:p>
      <!--NEWS-->
      <text:h text:style-name="P10" text:outline-level="1">
<text:span text:style-name="T4">
In Kiev, a number of trolleybuses was suspended due to the fall of a rocket fragment</text:span>
</text:h>
      <text:p text:style-name="P4">
Authors: Ukrinform (Person)</text:p>
      <text:p text:style-name="P4">
Publisher: Укринформ (Organization)</text:p>
      <text:p text:style-name="P4">
Published Time: 2023-05-29T-155:29:00+03:00</text:p>
      <text:p text:style-name="P4">
Modified Time: 2023-05-29T14:29:00+03:00</text:p>
      <text:p text:style-name="P4">
Description: In Kiev, trolleybuses were suspended on the route Stepan Bandera Avenue - Obolonsky Avenue due to the fall of the fragment of a Russian rocket. - Ukrinform.</text:p>
      <text:p text:style-name="P4">
Images: ['<text:a xlink:type="simple" xlink:href="https://static.ukrinform.com/photos/2023_05/thumb_files/630_360_1685354358-635.jpg" text:style-name="Internet_20_link" text:visited-style-name="Visited_20_Internet_20_Link">
630_360_16853...</text:a>
']</text:p>
      <text:p text:style-name="P4">
Tags: ['Ракета', 'Київ', 'тролейбус', 'Війна з Росією']</text:p>
      <text:p text:style-name="P4">
Type: Article</text:p>
      <!--METADATA-->
      <text:p text:style-name="P4">
<draw:frame draw:style-name="fr1" draw:name="Image23" text:anchor-type="as-char" svg:width="6.9236in" svg:height="3.956343in" draw:z-index="0">
<draw:image xlink:href="../Images/yкринформ/2023-05-29T-155-29-00-03-00/630_360_1685354358-635.jpg" xlink:type="simple" xlink:show="embed" xlink:actuate="onLoad" draw:mime-type="image/jpeg"/>
</draw:frame>
In Kiev, trolleybuses were traveled along the route Stepan Bandera Prospekt - Prospectobolonsky due to the fall of the fragment of a Russian rocket.</text:p>
      <text:p text:style-name="P4">
According to Ukrinform, the Kyiv City State Administration reports UV <text:a xlink:type="simple" xlink:href="https://t.me/KyivCityOfficial/6823" text:style-name="Internet_20_link" text:visited-style-name="Visited_20_Internet_20_Link">
telegram</text:a>
.</text:p>
      <text:p text:style-name="P4">
"The movement of trolleybuses No. 25, 27, 29, 30, 31 Stepan Bandera Avenue is delayed," the Obolonsky Avenue, "the message reads.</text:p>
      <text:p text:style-name="P4">
It is noted that the police blocked the carriageway due to the fall of the fragment. Distributions of responsible city services.</text:p>
      <text:p text:style-name="P4">
<text:span text:style-name="T4">
 Read also: </text:span>
 <text:a xlink:type="simple" xlink:href="https://www.ukrinform.ua/rubric-ato/3715551-sistnadcata-rosijska-ataka-za-traven-poperedno-usi-cili-nad-kievom-znisili.html" text:style-name="Internet_20_link" text:visited-style-name="Visited_20_Internet_20_Link">
sixteenth Russian attack for May: previously, all the ornaments over Kiev destroyed</text:a>
Also <text:a xlink:type="simple" xlink:href="https://t.me/KyivCityOfficial/6823" text:style-name="Internet_20_link" text:visited-style-name="Visited_20_Internet_20_Link">
delayed</text:a>
Movement of trolleybuses №38 Boychuk Street in the direction of the Vydubychi metro station.</text:p>
      <text:p text:style-name="P4">
Subsequently, the movement of a number of trolleybuses that lingered due to the fall of the fragile rocket <text:a xlink:type="simple" xlink:href="https://t.me/KyivCityOfficial/6825" text:style-name="Internet_20_link" text:visited-style-name="Visited_20_Internet_20_Link">
restored</text:a>
.</text:p>
      <text:p text:style-name="P4">
As reported by Ukrinform, in Kyiv on May 29 during air anxiety <text:a xlink:type="simple" xlink:href="https://www.ukrinform.ua/rubric-kyiv/3715489-u-kievi-cutno-vibuhi-pracue-vpo.html" text:style-name="Internet_20_link" text:visited-style-name="Visited_20_Internet_20_Link">
there were several powerful explosions, in three districts they found six fragments of rockets</text:a>
S</text:p>
      <text:p text:style-name="P4">
Photo: kmva</text:p>
      <text:p text:style-name="P4">
News Source: <text:a xlink:type="simple" xlink:href="https://www.ukrinform.ua/rubric-kyiv/3715552-u-kievi-zatrimuetsa-ruh-nizki-trolejbusiv-cerez-padinna-ulamka-raketi.html" text:style-name="Internet_20_link" text:visited-style-name="Visited_20_Internet_20_Link">
https://www.ukrinform.ua/rubric-kyiv/3715552-u-kievi-zatrimuetsa-ruh-nizki-trolejbusiv-cerez-padinna-ulamka-raketi.html</text:a>
</text:p>
      <!--NEWS-->
      <text:h text:style-name="P10" text:outline-level="1">
<text:span text:style-name="T4">
Youth World Cup 2023 Football: Quarter Finalists will be determined by June 2</text:span>
</text:h>
      <text:p text:style-name="P4">
Authors: Ukrinform (Person)</text:p>
      <text:p text:style-name="P4">
Publisher: Укринформ (Organization)</text:p>
      <text:p text:style-name="P4">
Published Time: 2023-05-29T-16:56:00+03:00</text:p>
      <text:p text:style-name="P4">
Modified Time: 2023-05-29T22:56:00+03:00</text:p>
      <text:p text:style-name="P4">
Description: Youth World Cup 2023 Football: Quarter Finalists will be determined on May 30-Ukrinform.</text:p>
      <text:p text:style-name="P4">
Images: ['<text:a xlink:type="simple" xlink:href="https://static.ukrinform.com/photos/2023_05/thumb_files/630_360_1685389002-422.jpeg" text:style-name="Internet_20_link" text:visited-style-name="Visited_20_Internet_20_Link">
630_360_16853...</text:a>
']</text:p>
      <text:p text:style-name="P4">
Tags: ['Чемпіонат світу', 'Футбол', 'Молодь']</text:p>
      <text:p text:style-name="P4">
Type: Article</text:p>
      <!--METADATA-->
      <text:p text:style-name="P4">
<draw:frame draw:style-name="fr1" draw:name="Image24" text:anchor-type="as-char" svg:width="6.9236in" svg:height="3.956343in" draw:z-index="0">
<draw:image xlink:href="../Images/yкринформ/2023-05-29T-16-56-00-03-00/630_360_1685389002-422.jpeg" xlink:type="simple" xlink:show="embed" xlink:actuate="onLoad" draw:mime-type="image/jpeg"/>
</draw:frame>
Youth World Cup 2023 Football: Quarter Finalists will be determined on May 30</text:p>
      <text:p text:style-name="P4">
In Argentina, the 23rd FIFACE CABLIC FIFACE AGABLE AGABLE AGABLE AGAIN(Players under 20 years).</text:p>
      <text:p text:style-name="P4">
За підсумками групової стадії турніру боротьбу у плей-офф продовжують 16 з24-х команд, передає Укрінформ.</text:p>
      <text:p text:style-name="P4">
У матчах 1/8 фіналу змагань путівки до чвертьфіналу 30 травня - 2 червнярозіграють: США та Нова Зеландіїя, Гамбія та Уругвай, Узбекистан та Ізраїль,Бразилія та Туніс, Колумбія та Словаччина, Англія та Італія, Еквадор таРеспубліка Корея, Аргентина - Нігерія.</text:p>
      <text:p text:style-name="P4">
Фінал молодіжного ЧС-2023 відбудеться 11 червня у Ла-Платі.</text:p>
      <text:p text:style-name="P4">
<text:span text:style-name="T4">
Читайте також:</text:span>
 <text:a xlink:type="simple" xlink:href="https://www.ukrinform.ua/rubric-world/3715390-tisnava-na-stadioni-u-tanzanii-tri-desatki-poranenih.html" text:style-name="Internet_20_link" text:visited-style-name="Visited_20_Internet_20_Link">
 Тиснява на стадіоні у Танзанії: три десятки поранених</text:a>
Recall that the current winner of the youth championship is the national team of Ukraine, which won the title in 2019 in Poland.</text:p>
      <text:p text:style-name="P4">
2021 Football World Cup(U20)The pandemic was not conducted.</text:p>
      <text:p text:style-name="P4">
Photo: Getty Images/Global Images Ukraine.</text:p>
      <text:p text:style-name="P4">
News Source: <text:a xlink:type="simple" xlink:href="https://www.ukrinform.ua/rubric-sports/3715801-molodiznij-cs2023-z-futbolu-cvertfinalisti-viznacatsa-30-travna.html" text:style-name="Internet_20_link" text:visited-style-name="Visited_20_Internet_20_Link">
https://www.ukrinform.ua/rubric-sports/3715801-molodiznij-cs2023-z-futbolu-cvertfinalisti-viznacatsa-30-travna.html</text:a>
</text:p>
      <!--NEWS-->
      <text:h text:style-name="P10" text:outline-level="1">
<text:span text:style-name="T4">
No one else in the world uses weapons against evil more effectively than Ukrainians - Zelensky</text:span>
</text:h>
      <text:p text:style-name="P4">
Authors: Ukrinform (Person)</text:p>
      <text:p text:style-name="P4">
Publisher: Укринформ (Organization)</text:p>
      <text:p text:style-name="P4">
Published Time: 2023-05-29T-18:49:00+03:00</text:p>
      <text:p text:style-name="P4">
Modified Time: 2023-05-29T22:49:00+03:00</text:p>
      <text:p text:style-name="P4">
Description: President Volodymyr Zelensky has announced the preparation of steps to strengthen Ukraine's protection and assured that there would be no alternative to complete liberation of Ukrainian land.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Ракета', 'Зеленський', 'Війна з Росією']</text:p>
      <text:p text:style-name="P4">
Type: Article</text:p>
      <!--METADATA-->
      <text:p text:style-name="P4">
<draw:frame draw:style-name="fr1" draw:name="Image25" text:anchor-type="as-char" svg:width="6.9236in" svg:height="3.956343in" draw:z-index="0">
<draw:image xlink:href="../Images/yкринформ/2023-05-29T-18-49-00-03-00/630_360_1685119271-129.jpeg" xlink:type="simple" xlink:show="embed" xlink:actuate="onLoad" draw:mime-type="image/jpeg"/>
</draw:frame>
President Volodymyr Zelensky has announced the preparation of steps to strengthen Ukraine's defense and assured that there would be no and will not have an alternative to fully release of Ukrainian land.</text:p>
      <text:p text:style-name="P4">
He noted this in [evening video)(https://t.me/V_Zelenskiy_official/6407), reports Ukrinform.</text:p>
      <text:p text:style-name="P4">
“We are preparing new steps with partners to strengthen our protection. And for the other active action. There will be no alternative to complete liberation of our land. There will be no alternative to the complete protection of our values, ”Zelensky said.</text:p>
      <text:p text:style-name="P4">
The President thanked all partners who understand that respect for every human life, human freedom and international law - these are values that are impossible for any compromise.</text:p>
      <text:p text:style-name="P4">
<text:span text:style-name="T4">
 Read also: </text:span>
 <text:a xlink:type="simple" xlink:href="https://www.ukrinform.ua/rubric-ato/3715797-zelenskij-obgovoriv-z-premerom-niderlandiv-posilenna-ppo-i-stvorenna-aviakoalicii.html" text:style-name="Internet_20_link" text:visited-style-name="Visited_20_Internet_20_Link">
<text:span text:style-name="T4">
 Zelensk </text:span>
 D discussed with the Prime Minister of the Netherlands Air Defense and Aircoalition Creating</text:a>
At the same time, he said that in the last day only several Russian terrorist attacks took place a day, when the enemy used Shakhda, winged and baptismal missiles, controlled by airbags.</text:p>
      <text:p text:style-name="P4">
The head of state thanked the Ukrainian air defense, all defenders and defenders of the sky, because only today managed to save at least a hundred lives, and most "Shahmed" and rockets were shot down.</text:p>
      <text:p text:style-name="P4">
At the same time, he emphasized that every such terrorist attack returns the Ukrainians to the world to the obvious conclusion: Russia wants to go to the end of evil, that is, to its defeat, because there is no evil and there can be no other end other than the lesion, and the world must see that terror loses.</text:p>
      <text:p text:style-name="P4">
<text:span text:style-name="T4">
 Read also: </text:span>
 <text:a xlink:type="simple" xlink:href="https://www.ukrinform.ua/rubric-ato/3715793-zelenskij-pro-raketni-udari-rf-svit-povinen-baciti-so-teror-prograe.html" text:style-name="Internet_20_link" text:visited-style-name="Visited_20_Internet_20_Link">
<text:span text:style-name="T4">
 Zelens </text:span>
 What about rocket strokes of the Russian Federation: the world should see that terror loses</text:a>
“We have our successes, our pressure, with our Petriots and will also give Russia the manifestation of Russia to all manifestations of its evil. And we will destroy this evil. No one else's Svita uses weapons against evil more efficiently than Ukrainians, ” - said thezelensky.</text:p>
      <text:p text:style-name="P4">
As it was reported, during the daily attack on May 29 the Russians <text:a xlink:type="simple" xlink:href="https://www.ukrinform.ua/rubric-ato/3715591-vorog-vipustiv-po-kiivsini-11-balisticnih-i-krilatih-raket-iskander-ppo-znisila-vsi-cili.html" text:style-name="Internet_20_link" text:visited-style-name="Visited_20_Internet_20_Link">
released the Livivshchyna 11 ballistic and winged missiles "Iskander"</text:a>
, the air defense forces destroyed all goals.During May, the Russians already made 16 rocket-arable attacks on Kiev.</text:p>
      <text:p text:style-name="P4">
News Source: <text:a xlink:type="simple" xlink:href="https://www.ukrinform.ua/rubric-ato/3715804-nihto-insij-u-sviti-ne-zastosovue-zbrou-proti-zla-efektivnise-niz-ukrainci-zelenskij.html" text:style-name="Internet_20_link" text:visited-style-name="Visited_20_Internet_20_Link">
https://www.ukrinform.ua/rubric-ato/3715804-nihto-insij-u-sviti-ne-zastosovue-zbrou-proti-zla-efektivnise-niz-ukrainci-zelenskij.html</text:a>
</text:p>
      <!--NEWS-->
      <text:h text:style-name="P10" text:outline-level="1">
<text:span text:style-name="T4">
In Turkey, a fishing boat was condemned by the Syrian regime</text:span>
</text:h>
      <text:p text:style-name="P4">
Authors: Ukrinform (Person)</text:p>
      <text:p text:style-name="P4">
Publisher: Укринформ (Organization)</text:p>
      <text:p text:style-name="P4">
Published Time: 2023-05-29T-20:37:00+03:00</text:p>
      <text:p text:style-name="P4">
Modified Time: 2023-05-29T22:37:00+03:00</text:p>
      <text:p text:style-name="P4">
Description: Turkey condemns the shelling in the international waters of the Turkish fishing boat for the Syria safety, which was injured by two fishermen and the boat was damaged. - Ukrinform.</text:p>
      <text:p text:style-name="P4">
Images: ['<text:a xlink:type="simple" xlink:href="https://static.ukrinform.com/photos/2017_03/thumb_files/630_360_1489304562-3261.jpg" text:style-name="Internet_20_link" text:visited-style-name="Visited_20_Internet_20_Link">
630_360_14893...</text:a>
']</text:p>
      <text:p text:style-name="P4">
Tags: ['Обстріл', 'Сирія', 'Туреччина', 'Човен']</text:p>
      <text:p text:style-name="P4">
Type: Article</text:p>
      <!--METADATA-->
      <text:p text:style-name="P4">
<draw:frame draw:style-name="fr1" draw:name="Image26" text:anchor-type="as-char" svg:width="6.9236in" svg:height="3.956343in" draw:z-index="0">
<draw:image xlink:href="../Images/yкринформ/2023-05-29T-20-37-00-03-00/630_360_1489304562-3261.jpg" xlink:type="simple" xlink:show="embed" xlink:actuate="onLoad" draw:mime-type="image/jpeg"/>
</draw:frame>
Turkey condemns shelling in the international waters of the Turkish fishing boat of Syria's safety, which was injured by two fishermen, and the boat was damaged.</text:p>
      <text:p text:style-name="P4">
This is stated in a statement by a spokesman for Turkish Turkish Ministry of Foreign Affairs, Ukrinform reports.</text:p>
      <text:p text:style-name="P4">
“We condemn the shelling of the Turkish fishing boat" Mahmutcan-1 ", which kept the course from the port of Adan Karatash, two vessels(May 28), as a result, there were two Turkish fishermen and material damage on the boat, ”the statement was in the statement.</text:p>
      <text:p text:style-name="P4">
<text:span text:style-name="T4">
 Read also: </text:span>
 <text:span text:style-name="T4">
 [Israel has caused air strikes on the military objects(https://www.ukrinform.ua/rubric-world/3715386-izrail-zavdav-aviaudariv-po-vijskovih-obektah-bila-stolici-sirii.html)</text:span>
</text:p>
      <text:p text:style-name="P4">
The Turkish Foreign Ministry also warned that they would closely monitor the development of the compilation around this incident that occurred in international waters and undergo investigation by the Samandag Prosecutor's Office.</text:p>
      <text:p text:style-name="P4">
As reported by Ukrinform, in January this year the vessel of "Tuzla" under the flag of _ <text:span text:style-name="T4">
 <text:a xlink:type="simple" xlink:href="https://www.ukrinform.ua/rubric-ato/3659291-vid-rosijskogo-obstrilu-u-portu-hersona-zagorilosa-turecke-sudno-zmi.html" text:style-name="Internet_20_link" text:visited-style-name="Visited_20_Internet_20_Link">
was fired by Russian troops</text:a>
</text:span>
 _ in the Kherson port.</text:p>
      <text:p text:style-name="P4">
News Source: <text:a xlink:type="simple" xlink:href="https://www.ukrinform.ua/rubric-world/3715800-u-tureccini-zasudili-obstril-ribalskogo-covna-silami-sirijskogo-rezimu.html" text:style-name="Internet_20_link" text:visited-style-name="Visited_20_Internet_20_Link">
https://www.ukrinform.ua/rubric-world/3715800-u-tureccini-zasudili-obstril-ribalskogo-covna-silami-sirijskogo-rezimu.html</text:a>
</text:p>
      <!--NEWS-->
      <text:h text:style-name="P10" text:outline-level="1">
<text:span text:style-name="T4">
Zelensky discussed with the Prime Minister of the Netherlands strengthening air defense and creation</text:span>
</text:h>
      <text:p text:style-name="P4">
Authors: Ukrinform (Person)</text:p>
      <text:p text:style-name="P4">
Publisher: Укринформ (Organization)</text:p>
      <text:p text:style-name="P4">
Published Time: 2023-05-29T-22:25:00+03:00</text:p>
      <text:p text:style-name="P4">
Modified Time: 2023-05-29T22:25:00+03:00</text:p>
      <text:p text:style-name="P4">
Description: President Volodymyr Zelensky discussed with the Prime Minister of the Netherlands Mark Rutte strengthening Russian rocket terror, creating an aviation coalition for Ukraine and strengthening the Ukrainian air defense system. - Ukrinform.</text:p>
      <text:p text:style-name="P4">
Images: ['<text:a xlink:type="simple" xlink:href="https://static.ukrinform.com/photos/2023_05/thumb_files/630_360_1685387918-485.jpg" text:style-name="Internet_20_link" text:visited-style-name="Visited_20_Internet_20_Link">
630_360_16853...</text:a>
']</text:p>
      <text:p text:style-name="P4">
Tags: ['Нідерланди', 'Рютте', 'Зеленський']</text:p>
      <text:p text:style-name="P4">
Type: Article</text:p>
      <!--METADATA-->
      <text:p text:style-name="P4">
<draw:frame draw:style-name="fr1" draw:name="Image27" text:anchor-type="as-char" svg:width="6.9236in" svg:height="3.956343in" draw:z-index="0">
<draw:image xlink:href="../Images/yкринформ/2023-05-29T-22-25-00-03-00/630_360_1685387918-485.jpg" xlink:type="simple" xlink:show="embed" xlink:actuate="onLoad" draw:mime-type="image/jpeg"/>
</draw:frame>
Zelensky's Presidential Divide discussed with the Prime Minister of the Netherlands Mark Rutteposing Russian rocket terror, creating an aviation coalition for Ukraine and strengthening the Ukrainian air defense system.</text:p>
      <text:p text:style-name="P4">
The Head of State reported this in <text:a xlink:type="simple" xlink:href="https://t.me/V_Zelenskiy_official/6408" text:style-name="Internet_20_link" text:visited-style-name="Visited_20_Internet_20_Link">
telegram</text:a>
, reports Ukrinform.</text:p>
      <text:p text:style-name="P4">
“He was talking to the Prime Minister of the Netherlands Mark Rutte. Reported proactivation by the Russian aggressor of rocket terror against Ukraine. They spoke the pro -avational coalition about the strengthening of our air defense. I appreciate the leadership support of the Netherlands, including security. I am convinced that it will continue to be entered, ”Zelensky said.</text:p>
      <text:p text:style-name="P4">
<text:span text:style-name="T4">
 Read also: </text:span>
 <text:span text:style-name="T4">
 <text:a xlink:type="simple" xlink:href="https://www.ukrinform.ua/rubric-polytics/3715762-zelenskij-zvernuvsa-do-amerikanciv-u-den-pamati.html" text:style-name="Internet_20_link" text:visited-style-name="Visited_20_Internet_20_Link">
Zelensky turned to Americans on memory day</text:a>
</text:span>
</text:p>
      <text:p text:style-name="P4">
As it was reported, _ <text:span text:style-name="T4">
 <text:a xlink:type="simple" xlink:href="https://www.ukrinform.ua/rubric-ato/3714700-niderlandi-serjozno-rozgladaut-mozlivist-nadanna-f16-ukraini-rutte.html" text:style-name="Internet_20_link" text:visited-style-name="Visited_20_Internet_20_Link">
Netherlands seriously consider the possibility of granting Ukraine fighters F-16</text:a>
</text:span>
 _, but has not yet made the final decision.</text:p>
      <text:p text:style-name="P4">
<text:span text:style-name="T5">
Foto: Volodymyr Zelenskyy, telegram</text:span>
</text:p>
      <text:p text:style-name="P4">
News Source: <text:a xlink:type="simple" xlink:href="https://www.ukrinform.ua/rubric-polytics/3715797-zelenskij-obgovoriv-z-premerom-niderlandiv-posilenna-ppo-i-stvorenna-aviakoalicii.html" text:style-name="Internet_20_link" text:visited-style-name="Visited_20_Internet_20_Link">
https://www.ukrinform.ua/rubric-polytics/3715797-zelenskij-obgovoriv-z-premerom-niderlandiv-posilenna-ppo-i-stvorenna-aviakoalicii.html</text:a>
</text:p>
      <!--NEWS-->
      <text:h text:style-name="P10" text:outline-level="1">
<text:span text:style-name="T4">
JSC Kupiansk Directio Rusian Army Shelled well, Krasne First, Figololivka, Novomlinsk, ...</text:span>
</text:h>
      <text:p text:style-name="P4">
Authors: liveuamap (Language: en)</text:p>
      <text:p text:style-name="P4">
Time: 2023-05-29T-22:49:00</text:p>
      <text:p text:style-name="P4">
Location: Kupiansk (Latitude:49.63784 Longtitude:37.91159)</text:p>
      <text:p text:style-name="P4">
Videos: []</text:p>
      <text:p text:style-name="P4">
Images: []</text:p>
      <text:p text:style-name="P4">
Tags: ["Russia"]</text:p>
      <text:p text:style-name="P4">
Id: 22566208</text:p>
      <!--METADATA-->
      <text:p text:style-name="P4">
At Kupiansk direction Russian army shelled Kolodyazne, Krasne Pershe,Fyholivka, Novomlynsk, Dvorichna, Zapadne, Masutivka, Kyslivka, Berestove ofKharkiv region. Russian aviation conducted airstrikes at Kyslivka of Kharkivregion, - General Staff of Armed Forces of Ukraine says in the morning report</text:p>
      <text:p text:style-name="P4">
News Collection Link: <text:a xlink:type="simple" xlink:href="https://liveuamap.com/en/2023/29-may-at-kupiansk-direction-russian-army-shelled-kolodyazne" text:style-name="Internet_20_link" text:visited-style-name="Visited_20_Internet_20_Link">
https://liveuamap.com/en/2023/29-may-at-kupiansk-direction-russian-army-shelled-kolodyazne</text:a>
</text:p>
      <text:p text:style-name="P4">
News Source: <text:a xlink:type="simple" xlink:href="https://t.me/lumsrc/4930" text:style-name="Internet_20_link" text:visited-style-name="Visited_20_Internet_20_Link">
https://t.me/lumsrc/4930</text:a>
</text:p>
      <!--NEWS-->
      <text:h text:style-name="P10" text:outline-level="1">
<text:span text:style-name="T4">
The invaders are taken to Lugansk from kremlin documents</text:span>
</text:h>
      <text:p text:style-name="P4">
Authors: Ukrinform (Person)</text:p>
      <text:p text:style-name="P4">
Publisher: Укринформ (Organization)</text:p>
      <text:p text:style-name="P4">
Published Time: 2023-05-29T-24:17:00+03:00</text:p>
      <text:p text:style-name="P4">
Modified Time: 2023-05-29T22:17:00+03:00</text:p>
      <text:p text:style-name="P4">
Description: Russian invasive troops are taken to a more "calm" Lugansk documentation from the frontline.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Окупація', 'Луганськ', 'Війна з Росією', 'Кремінна ']</text:p>
      <text:p text:style-name="P4">
Type: Article</text:p>
      <!--METADATA-->
      <text:p text:style-name="P4">
<draw:frame draw:style-name="fr1" draw:name="Image28" text:anchor-type="as-char" svg:width="6.9236in" svg:height="3.956343in" draw:z-index="0">
<draw:image xlink:href="../Images/yкринформ/2023-05-29T-24-17-00-03-00/630_360_1668461240-442.jpg" xlink:type="simple" xlink:show="embed" xlink:actuate="onLoad" draw:mime-type="image/jpeg"/>
</draw:frame>
Rusinessearbnitsky troops are taken to a more "calm" Lugansk documentation of the Zprurontov Kremlin.</text:p>
      <text:p text:style-name="P4">
According to Ukrinform, it has reported <text:a xlink:type="simple" xlink:href="https://sprotyv.mod.gov.ua/okupanty-vyvozyat-dokumenty-z-kreminnoyi/" text:style-name="Internet_20_link" text:visited-style-name="Visited_20_Internet_20_Link">
Center for National Resistance.</text:a>
“The Russians are exported to the temporarily occupied <text:a xlink:type="simple" xlink:href="https://www.ukrinform.ua/tag-luhansk" text:style-name="Internet_20_link" text:visited-style-name="Visited_20_Internet_20_Link">
Lugansk</text:a>
Documentation from the state constituent. The National Resistance Center thanks our underground, which has become known. We urge to continue to inform the information and location of the invaders to accelerate the liberation of our landing agressor troops, ”the message reads.</text:p>
      <text:p text:style-name="P4">
<text:span text:style-name="T4">
 Read also: </text:span>
 <text:a xlink:type="simple" xlink:href="https://www.ukrinform.ua/rubric-crimea/3715242-cubarov-zaklikae-pisla-deokupacii-krimu-znisiti-vsi-pamatniki-vstanovleni-rosianami.html" text:style-name="Internet_20_link" text:visited-style-name="Visited_20_Internet_20_Link">
Chubarov calls after the Crimea's de -occupation to destroy all the memoirs installed by the Russians</text:a>
As the CNS reported earlier, <text:a xlink:type="simple" xlink:href="https://sprotyv.mod.gov.ua/okupanty-vyvozyat-tayemnu-vijskovu-dokumentatsiyu-z-krymu-do-rf/" text:style-name="Internet_20_link" text:visited-style-name="Visited_20_Internet_20_Link">
in early May, the Russians exported military work</text:a>
From the temporarily occupied Crimea to the territory of the Russian Federation.</text:p>
      <text:p text:style-name="P4">
News Source: <text:a xlink:type="simple" xlink:href="https://www.ukrinform.ua/rubric-regions/3715626-zagarbniki-vivozat-u-lugansk-dokumenti-z-kreminnoi.html" text:style-name="Internet_20_link" text:visited-style-name="Visited_20_Internet_20_Link">
https://www.ukrinform.ua/rubric-regions/3715626-zagarbniki-vivozat-u-lugansk-dokumenti-z-kreminnoi.html</text:a>
</text:p>
      <!--NEWS-->
      <text:h text:style-name="P10" text:outline-level="1">
<text:span text:style-name="T4">
At Lyman direction Russian army shelled Nevske, Bilohorivka of Luhansk region; Torske, Verkhn...</text:span>
</text:h>
      <text:p text:style-name="P4">
Authors: liveuamap (Language: en)</text:p>
      <text:p text:style-name="P4">
Time: 2023-05-29T-25:49:00</text:p>
      <text:p text:style-name="P4">
Location: Lyman (Latitude:49.36192 Longtitude:37.95794)</text:p>
      <text:p text:style-name="P4">
Videos: []</text:p>
      <text:p text:style-name="P4">
Images: []</text:p>
      <text:p text:style-name="P4">
Tags: ["Russia"]</text:p>
      <text:p text:style-name="P4">
Id: 22566206</text:p>
      <!--METADATA-->
      <text:p text:style-name="P4">
At Lyman direction Russian army shelled Nevske, Bilohorivka of Luhansk region;Torske, Verkhnokamyanske and Spirne of Donetsk region. Russian aviationconducted airstrikes at Yahidne of Kharkiv region; Serhiyivka, Bilohorivka ofLuhansk region; Ivanivka, Spirne, Ray-Oleksandrivka, Vesele of Donetsk region,- General Staff of Armed Forces of Ukraine says in the morning report</text:p>
      <text:p text:style-name="P4">
News Collection Link: <text:a xlink:type="simple" xlink:href="https://liveuamap.com/en/2023/29-may-at-lyman-direction-russian-army-shelled-nevske-bilohorivka" text:style-name="Internet_20_link" text:visited-style-name="Visited_20_Internet_20_Link">
https://liveuamap.com/en/2023/29-may-at-lyman-direction-russian-army-shelled-nevske-bilohorivka</text:a>
</text:p>
      <text:p text:style-name="P4">
News Source: <text:a xlink:type="simple" xlink:href="https://t.me/lumsrc/4931" text:style-name="Internet_20_link" text:visited-style-name="Visited_20_Internet_20_Link">
https://t.me/lumsrc/4931</text:a>
</text:p>
      <!--NEWS-->
      <text:h text:style-name="P10" text:outline-level="1">
<text:span text:style-name="T4">
The President had a conversation with Erdogan</text:span>
</text:h>
      <text:p text:style-name="P4">
Authors: Ukrinform (Person)</text:p>
      <text:p text:style-name="P4">
Publisher: Укринформ (Organization)</text:p>
      <text:p text:style-name="P4">
Published Time: 2023-05-29T-26:07:00+03:00</text:p>
      <text:p text:style-name="P4">
Modified Time: 2023-05-29T22:07:00+03:00</text:p>
      <text:p text:style-name="P4">
Description: President Volodymyr Zelenskyy spoke with Turkish President Recep Taiip Erdogan, congratulating him on the election. - Ukrinform.</text:p>
      <text:p text:style-name="P4">
Images: ['<text:a xlink:type="simple" xlink:href="https://static.ukrinform.com/photos/2020_02/thumb_files/630_360_1580739256-518.jpeg" text:style-name="Internet_20_link" text:visited-style-name="Visited_20_Internet_20_Link">
630_360_15807...</text:a>
']</text:p>
      <text:p text:style-name="P4">
Tags: ['Ердоган', 'Україна', 'Туреччина', 'Зеленський']</text:p>
      <text:p text:style-name="P4">
Type: Article</text:p>
      <!--METADATA-->
      <text:p text:style-name="P4">
<draw:frame draw:style-name="fr1" draw:name="Image29" text:anchor-type="as-char" svg:width="6.9236in" svg:height="3.956343in" draw:z-index="0">
<draw:image xlink:href="../Images/yкринформ/2023-05-29T-26-07-00-03-00/630_360_1580739256-518.jpeg" xlink:type="simple" xlink:show="embed" xlink:actuate="onLoad" draw:mime-type="image/jpeg"/>
</draw:frame>
President Volodymyr Zelenskyy spoke with Turkish President Regeapontip Erdogan, congratulating him on the election.</text:p>
      <text:p text:style-name="P4">
The head of state told about it in the evening video, reports Ukrinform.</text:p>
      <text:p text:style-name="P4">
“He spoke with Turkish President Erdogan. Greeted him on the victory of the skills. I am sure that our further cooperation - Ukraine and Turkey - will be able to give even more benefits to our people and international stability. Together, ”Zelensky said.</text:p>
      <text:p text:style-name="P4">
<text:span text:style-name="T4">
 Read also: </text:span>
 <text:span text:style-name="T4">
 <text:a xlink:type="simple" xlink:href="https://www.ukrinform.ua/rubric-world/3715703-nova-patiricka-erdogana.html" text:style-name="Internet_20_link" text:visited-style-name="Visited_20_Internet_20_Link">
new five -year -old Erdogan</text:a>
</text:span>
</text:p>
      <text:p text:style-name="Quotations">

<text:p text:style-name="P4">
In the telephone conversation congratulated <text:a xlink:type="simple" xlink:href="https://twitter.com/RTErdogan" text:style-name="Internet_20_link" text:visited-style-name="Visited_20_Internet_20_Link">
@rterdogan&gt;
</text:a>
with a victory in the election. He noted the personal role of the President in the continuation of grain&gt;
 initiative, which is a significant component of world food security. Cooperation&gt;
 and important and effectively contributes to the well -being of our peoples and international… &gt;
&gt;
 - Volodymyr Zelenskyy(@ZelenskyyUa)<text:a xlink:type="simple" xlink:href="https://twitter.com/ZelenskyyUa/status/1663259473144627203" text:style-name="Internet_20_link" text:visited-style-name="Visited_20_Internet_20_Link">
 May 29, 2023&gt;
 </text:a>
</text:p>

</text:p>
      <text:p text:style-name="P4">
Як повідомлялося, у неділю, 28 травня в Туреччині відбувся другий турпрезидентських виборів, голова вищої виборчої комісії Туреччини _<text:span text:style-name="T4">
<text:a xlink:type="simple" xlink:href="https://www.ukrinform.ua/rubric-world/3715357-golova-visoi-viborcoi-komisii-tureccini-ogolosiv-pro-peremogu-erdogana.html" text:style-name="Internet_20_link" text:visited-style-name="Visited_20_Internet_20_Link">
 оголосивпро перемогу Ердогана. </text:a>
</text:span>
 _</text:p>
      <text:p text:style-name="P4">
News Source: <text:a xlink:type="simple" xlink:href="https://www.ukrinform.ua/rubric-polytics/3715796-prezident-proviv-rozmovu-z-erdoganom.html" text:style-name="Internet_20_link" text:visited-style-name="Visited_20_Internet_20_Link">
https://www.ukrinform.ua/rubric-polytics/3715796-prezident-proviv-rozmovu-z-erdoganom.html</text:a>
</text:p>
      <!--NEWS-->
      <text:h text:style-name="P10" text:outline-level="1">
<text:span text:style-name="T4">
Biden greeted Erdogan on the victory in the election</text:span>
</text:h>
      <text:p text:style-name="P4">
Authors: Ukrinform (Person)</text:p>
      <text:p text:style-name="P4">
Publisher: Укринформ (Organization)</text:p>
      <text:p text:style-name="P4">
Published Time: 2023-05-29T-28:04:00+03:00</text:p>
      <text:p text:style-name="P4">
Modified Time: 2023-05-29T22:04:00+03:00</text:p>
      <text:p text:style-name="P4">
Description: The United States President Joe Biden called Turkish President Recep Taiip Erdogan and congratulated him on the post of president.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Ердоган', 'Туреччина']</text:p>
      <text:p text:style-name="P4">
Type: Article</text:p>
      <!--METADATA-->
      <text:p text:style-name="P4">
<draw:frame draw:style-name="fr1" draw:name="Image30" text:anchor-type="as-char" svg:width="6.9236in" svg:height="3.956343in" draw:z-index="0">
<draw:image xlink:href="../Images/yкринформ/2023-05-29T-28-04-00-03-00/630_360_1684671641-107.jpeg" xlink:type="simple" xlink:show="embed" xlink:actuate="onLoad" draw:mime-type="image/jpeg"/>
</draw:frame>
President of the United States of America, Joe Biden, called Presidential Region Recep Taiip Erdogan and congratulated him on a post -president.</text:p>
      <text:p text:style-name="P4">
About it reports the Directorate for Communications of the Presidential Administration of Turkey <text:a xlink:type="simple" xlink:href="https://twitter.com/iletisim/status/1663252026422067200" text:style-name="Internet_20_link" text:visited-style-name="Visited_20_Internet_20_Link">
Twitter</text:a>
, reports Ukrinform.</text:p>
      <text:p text:style-name="P4">
"In the course of the conversation, US President Joe Biden greeted President Recep Taipaerdogan with success in the elections and wished that the results were useful for the Turkish people," the message said.</text:p>
      <text:p text:style-name="P4">
<text:span text:style-name="T4">
 Read also: </text:span>
 <text:a xlink:type="simple" xlink:href="https://www.ukrinform.ua/rubric-world/3715703-nova-patiricka-erdogana.html" text:style-name="Internet_20_link" text:visited-style-name="Visited_20_Internet_20_Link">
new five -year <text:span text:style-name="T4">
 Erdogan </text:span>
 A</text:a>
It is stated that the parties emphasized the importance of the Turkish-American relations against the background of regional and global challenges, the leaders of the two countries have suggested to continue cooperation between the two countries on all issues in the new period.</text:p>
      <text:p text:style-name="P4">
It is known that as a result of the calculation of 100% of the vote, President Erdogan has received a winner with a result of 52.18%.</text:p>
      <text:p text:style-name="P4">
<text:span text:style-name="T4">
 Read also: </text:span>
 <text:a xlink:type="simple" xlink:href="https://www.ukrinform.ua/rubric-world/3715367-erdogan-pro-vibori-u-tureccini-nasa-demokratia-e-peremozcem.html" text:style-name="Internet_20_link" text:visited-style-name="Visited_20_Internet_20_Link">
<text:span text:style-name="T4">
 Erdogan </text:span>
 About elections in Turkey: Our democracy is a fever</text:a>
As reported by Ukrinform, the final results of the second round of presidential election in Turkey will be announced in the official newsletter on June 1.</text:p>
      <text:p text:style-name="P4">
Photo: op</text:p>
      <text:p text:style-name="P4">
News Source: <text:a xlink:type="simple" xlink:href="https://www.ukrinform.ua/rubric-world/3715794-bajden-privitav-erdogana-z-peremogou-na-viborah.html" text:style-name="Internet_20_link" text:visited-style-name="Visited_20_Internet_20_Link">
https://www.ukrinform.ua/rubric-world/3715794-bajden-privitav-erdogana-z-peremogou-na-viborah.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29T-29:49:00</text:p>
      <text:p text:style-name="P4">
Location: Kherson (Latitude:46.83741 Longtitude:33.41526)</text:p>
      <text:p text:style-name="P4">
Videos: []</text:p>
      <text:p text:style-name="P4">
Images: []</text:p>
      <text:p text:style-name="P4">
Tags: ["Russia"]</text:p>
      <text:p text:style-name="P4">
Id: 22566196</text:p>
      <!--METADATA-->
      <text:p text:style-name="P4">
At Zaporizhzhia and Kherson Directions Russian Army Shelled Vremivka, Novopilof Donetsk Region; Olhivske, Huliaipole, Mala Tokmachka, Novodanylivka, Orikhiv, Novoandriyivka, Mali Scherbaky and Stepnohrisk of ZaporizhiareGion; Zolota Balka, Mykhaylivka, Vesele, Kozatske, Mykolaivka, Lvove, Ivanivka, Antonivka, Dniprovske, Kizomys of Kherson Region and Kherson City Aviation Contempion D Airstrike at Beryslav of Kherson Region, Generalstaff of Armed Forces of Ukraine Says in the Morning Report</text:p>
      <text:p text:style-name="P4">
News Collection Link: <text:a xlink:type="simple" xlink:href="https://liveuamap.com/en/2023/29-may-at-zaporizhzhia-and-kherson-directions-russian-army" text:style-name="Internet_20_link" text:visited-style-name="Visited_20_Internet_20_Link">
https://liveuamap.com/en/2023/29-MAY-AT-ZAPORIZHIA-HARSON-DIRUSONS-RUSSIAN-ARMY</text:a>
</text:p>
      <text:p text:style-name="P4">
News Source: <text:a xlink:type="simple" xlink:href="https://t.me/lumsrc/4936" text:style-name="Internet_20_link" text:visited-style-name="Visited_20_Internet_20_Link">
https://t.me/lumsrc/4936</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9T-31:49:00</text:p>
      <text:p text:style-name="P4">
Location: Velyka Novosilka (Latitude:47.93784000 Longtitude:37.51011000)</text:p>
      <text:p text:style-name="P4">
Videos: []</text:p>
      <text:p text:style-name="P4">
Images: []</text:p>
      <text:p text:style-name="P4">
Tags: ["Russia"]</text:p>
      <text:p text:style-name="P4">
Id: 22566192</text:p>
      <!--METADATA-->
      <text:p text:style-name="P4">
Russian forces conducting offensive actions at Lyman, Bakhmut, Avdiivka andMaryinka directions. Ukrainian military had 19 combat engagements with Russianforces near Masutivka, south-east to Orikhovo-Vasylivka, and towardsIvanivske, Maryinka, Velyka Novosilka of Donetsk region, - General Staff ofArmed Forces of Ukraine says in the morning report</text:p>
      <text:p text:style-name="P4">
News Collection Link: <text:a xlink:type="simple" xlink:href="https://liveuamap.com/en/2023/29-may-russian-forces-conducting-offensive-actions-at-lyman" text:style-name="Internet_20_link" text:visited-style-name="Visited_20_Internet_20_Link">
https://liveuamap.com/en/2023/29-may-russian-forces-conducting-offensive-actions-at-lyman</text:a>
</text:p>
      <text:p text:style-name="P4">
News Source: <text:a xlink:type="simple" xlink:href="https://t.me/lumsrc/4937" text:style-name="Internet_20_link" text:visited-style-name="Visited_20_Internet_20_Link">
https://t.me/lumsrc/4937</text:a>
</text:p>
      <!--NEWS-->
      <text:h text:style-name="P10" text:outline-level="1">
<text:span text:style-name="T4">
Zelensky about rocket strokes of the Russian Federation: The world must see that terror loses</text:span>
</text:h>
      <text:p text:style-name="P4">
Authors: Ukrinform (Person)</text:p>
      <text:p text:style-name="P4">
Publisher: Укринформ (Organization)</text:p>
      <text:p text:style-name="P4">
Published Time: 2023-05-29T-31:55:00+03:00</text:p>
      <text:p text:style-name="P4">
Modified Time: 2023-05-29T21:55:00+03:00</text:p>
      <text:p text:style-name="P4">
Description: Each terrorist attack returns us and the whole world to the obvious conclusion: Russia wants to go to the end of evil, that is, to its defeat, because there is no evil and there can be no other end other than defeat. - Ukrinform.</text:p>
      <text:p text:style-name="P4">
Images: ['<text:a xlink:type="simple" xlink:href="https://static.ukrinform.com/photos/2023_05/thumb_files/630_360_1685386836-680.jpeg" text:style-name="Internet_20_link" text:visited-style-name="Visited_20_Internet_20_Link">
630_360_16853...</text:a>
']</text:p>
      <text:p text:style-name="P4">
Tags: None</text:p>
      <text:p text:style-name="P4">
Type: Article</text:p>
      <!--METADATA-->
      <text:p text:style-name="P4">
<draw:frame draw:style-name="fr1" draw:name="Image31" text:anchor-type="as-char" svg:width="6.9236in" svg:height="3.956343in" draw:z-index="0">
<draw:image xlink:href="../Images/yкринформ/2023-05-29T-31-55-00-03-00/630_360_1685386836-680.jpeg" xlink:type="simple" xlink:show="embed" xlink:actuate="onLoad" draw:mime-type="image/jpeg"/>
</draw:frame>
Every one -on -attack returns us and the whole world to the obvious conclusion: Russia wants to drain to the end by evil, that is, to its defeat, because there is no other end in evil, except for defeat.</text:p>
      <text:p text:style-name="P4">
Volodymyr Zelenskyy said this in his address to Ukrainians at the end of the 460th day of the war, Ukrinform reports.</text:p>
      <text:p text:style-name="P4">
<text:span text:style-name="T4">
 _ I wish health, dear Ukrainians!_ </text:span>
</text:p>
      <text:p text:style-name="P4">
Today it was a very long day, and this day began very early for many of our people.</text:p>
      <text:p text:style-name="P4">
Several Russian terrorist attacks per day. Shakhaned, winged missiles, ballistic. Managed Airlines. To thank our air defense - all defenders of the sky - today managed to save at least a hundred lives. Just a day. Most Shahaneda and rockets are shot down.</text:p>
      <text:p text:style-name="P4">
But every such terrorist attack returns us and the whole world to the obvious exclusion: Russia wants to go to the end by evil, that is, to its defeat, because there is no except and cannot be a different end other than defeat.</text:p>
      <text:p text:style-name="P4">
The world must see that terror loses.</text:p>
      <text:p text:style-name="P4">
When "Petriots" in the hands of Ukrainians provide one hundred percent of any Russian missiles, terror loses.</text:p>
      <text:p text:style-name="P4">
When the world increases pressure on Russia, including sanctioned, when the isolation of terrorist grows when its former partners are ashamed of any proximity with Moscow, terror loses.</text:p>
      <text:p text:style-name="P4">
And, of course, there is no greater humiliation for the terrorist state than the successes of our military.</text:p>
      <text:p text:style-name="P4">
Actually, we have our pressure, our pressure, with our "petriots" we have and will be able to respond to Russia to all manifestations of its evil.</text:p>
      <text:p text:style-name="P4">
And we will destroy this evil.</text:p>
      <text:p text:style-name="P4">
No one else in the world uses weapons against evil more efficiently than Ukrainians.</text:p>
      <text:p text:style-name="P4">
Today spent the meeting. The reports are very specific.</text:p>
      <text:p text:style-name="P4">
Supply of new air defense systems and missiles to them, corresponding to the agreements.</text:p>
      <text:p text:style-name="P4">
The effectiveness of our air defense and what can make the sky protect stronger.</text:p>
      <text:p text:style-name="P4">
The hit, which, unfortunately, is.</text:p>
      <text:p text:style-name="P4">
Our defenders are able to learn and do their best to make terrorists much more difficult.</text:p>
      <text:p text:style-name="P4">
Reported on the rate, as always, the head and commander of the operatives.</text:p>
      <text:p text:style-name="P4">
Not only to provide ammunition, not only preparation of new brigades, not our tactics.</text:p>
      <text:p text:style-name="P4">
But the terms. This is what is as important as possible. Terms of how we will move. We will. The decisions are made.</text:p>
      <text:p text:style-name="P4">
I thank every soldier and sergeant, officer and general, every brigade who prepared.</text:p>
      <text:p text:style-name="P4">
He also held a very meaningful meeting with our internationalists today.And I am grateful to all our partners who understand that respect for every human life, human freedom and international law are such values that are impossible for any compromise.</text:p>
      <text:p text:style-name="P4">
I want to thank Denmark today - the whole people, the whole Danish political class. Parliament, government and personally Ms. Prime Minister Fredericksen for the decision to increase the financing of the Danish Fund for Supporting Our Directorate worth over $ 3 billion.</text:p>
      <text:p text:style-name="P4">
Now the total amount of defense aid from Denmark will reach more than $ 4 billion700 million. Very important.</text:p>
      <text:p text:style-name="P4">
Such solutions make the defeat of Russian terror faster. Thank you for it!</text:p>
      <text:p text:style-name="P4">
He spoke with Cambodia Prime Minister Hun Saint today. He thanked him with the support of international rules, which is why the nation is united by the UN Charter and compulsory for all conventions.</text:p>
      <text:p text:style-name="P4">
He has invited Cambodia to join in common with different countries of the world to settle our peace formula.</text:p>
      <text:p text:style-name="P4">
This is a common global task - not to let Russia make terror something familiar to the world when someone else becomes ill.</text:p>
      <text:p text:style-name="P4">
And just before recording this appeal, he spent two more conversations.</text:p>
      <text:p text:style-name="P4">
He spoke with the Prime Minister of the Netherlands Mark Rutte. He informed about the strikers. He thanked for his readiness and continue to help us protect people.</text:p>
      <text:p text:style-name="P4">
The Netherlands - among the leaders in helping to protect against terror, for the involvement of terrorists.</text:p>
      <text:p text:style-name="P4">
We discussed our defense interaction - our new aviation coalition, coalition of modern fighters we create. And let's create!Of course, we discussed the and reinforcement of our air defense.</text:p>
      <text:p text:style-name="P4">
He spoke with Turkish President Erdogan. Greeted him on the victory of the skills.</text:p>
      <text:p text:style-name="P4">
I am convinced that our further cooperation - Ukraine and Turkey - at all levels can give even more benefits to our people and international stability.</text:p>
      <text:p text:style-name="P4">
The safety of our region and all of Europe, the world food security, the protection of the fundamental rules of international law is what we have done, do and will be done together.</text:p>
      <text:p text:style-name="P4">
Thank you all in the world who helps!Glory to all our soldiers!</text:p>
      <text:p text:style-name="P4">
Once again I thank the air forces and all our defenders and defenders of the sky.</text:p>
      <text:p text:style-name="P4">
<text:span text:style-name="T4">
<text:span text:style-name="T5">
Glory to Ukraine!</text:span>
 </text:span>
</text:p>
      <text:p text:style-name="P4">
News Source: <text:a xlink:type="simple" xlink:href="https://www.ukrinform.ua/rubric-ato/3715793-zelenskij-pro-raketni-udari-rf-svit-povinen-baciti-so-teror-prograe.html" text:style-name="Internet_20_link" text:visited-style-name="Visited_20_Internet_20_Link">
https://www.ukrinform.ua/rubric-ato/3715793-zelenskij-pro-raketni-udari-rf-svit-povinen-baciti-so-teror-prograe.html</text:a>
</text:p>
      <!--NEWS-->
      <text:h text:style-name="P10" text:outline-level="1">
<text:span text:style-name="T4">
UPL called the best player and trainer of the 29th round</text:span>
</text:h>
      <text:p text:style-name="P4">
Authors: Ukrinform (Person)</text:p>
      <text:p text:style-name="P4">
Publisher: Укринформ (Organization)</text:p>
      <text:p text:style-name="P4">
Published Time: 2023-05-29T-33:52:00+03:00</text:p>
      <text:p text:style-name="P4">
Modified Time: 2023-05-29T21:52:00+03:00</text:p>
      <text:p text:style-name="P4">
Description: The Ukrainian Football Premier League (UPL) announced the names of the best player and trainer of the penultimate, the 29th round of the championship, which were determined in the survey of representatives of the expert council. - Ukrinform.</text:p>
      <text:p text:style-name="P4">
Images: ['<text:a xlink:type="simple" xlink:href="https://static.ukrinform.com/photos/2023_05/thumb_files/630_360_1685385951-656.jpeg" text:style-name="Internet_20_link" text:visited-style-name="Visited_20_Internet_20_Link">
630_360_16853...</text:a>
']</text:p>
      <text:p text:style-name="P4">
Tags: ['Футбол', "Прем'єр-ліга", 'Шахтар']</text:p>
      <text:p text:style-name="P4">
Type: Article</text:p>
      <!--METADATA-->
      <text:p text:style-name="P4">
<draw:frame draw:style-name="fr1" draw:name="Image32" text:anchor-type="as-char" svg:width="6.9236in" svg:height="3.956343in" draw:z-index="0">
<draw:image xlink:href="../Images/yкринформ/2023-05-29T-33-52-00-03-00/630_360_1685385951-656.jpeg" xlink:type="simple" xlink:show="embed" xlink:actuate="onLoad" draw:mime-type="image/jpeg"/>
</draw:frame>
Ukrainian Football Premier League(UPL)She announced the names of the best player of Tatner of the penultimate, the 29th round of the championship, which were determined by the assignment of representatives of the Expert Council.</text:p>
      <text:p text:style-name="P4">
As officials informs <text:a xlink:type="simple" xlink:href="https://upl.ua/ua/news/view/7390" text:style-name="Internet_20_link" text:visited-style-name="Visited_20_Internet_20_Link">
site</text:a>
UPL, the best football player of the last round of the championship was recognized as a midfielder of Shakhtar Artem Bondarenko, Ukrinform reports.</text:p>
      <text:p text:style-name="P4">
The best trainer of the tour was the mentor of "Miners" Igor Yovichevich, the ward was defeated by "Dnipro-1"(3:0).</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The survey was attended by Oleg Venglinsky, Ivan Getzko, Sergey Nagornyak, Jozef Sabo, Oleksandr Sopko, Oleg Fedorchuk, Anatoliy Chantsev, Igor Shukhovtsev, Stepan Yurchyshyn, Igor Yavorsky.</text:p>
      <text:p text:style-name="P4">
Photo: Shakhtar FC.</text:p>
      <text:p text:style-name="P4">
News Source: <text:a xlink:type="simple" xlink:href="https://www.ukrinform.ua/rubric-sports/3715791-upl-nazvala-najkrasih-gravca-ta-trenera-29go-turu.html" text:style-name="Internet_20_link" text:visited-style-name="Visited_20_Internet_20_Link">
https://www.ukrinform.ua/rubric-sports/3715791-upl-nazvala-najkrasih-gravca-ta-trenera-29go-turu.html</text:a>
</text:p>
      <!--NEWS-->
      <text:h text:style-name="P10" text:outline-level="1">
<text:span text:style-name="T4">
Russia conducted rocket launchers: the Armed Forces said how many "calibers" were now in the Black Sea</text:span>
</text:h>
      <text:p text:style-name="P4">
Authors: Ukrinform (Person)</text:p>
      <text:p text:style-name="P4">
Publisher: Укринформ (Organization)</text:p>
      <text:p text:style-name="P4">
Published Time: 2023-05-29T-35:44:00+03:00</text:p>
      <text:p text:style-name="P4">
Modified Time: 2023-05-29T21:44:00+03:00</text:p>
      <text:p text:style-name="P4">
Description: On May 29, the Russian Federation in the evening conducted rocket launchers in the Black Sea, with 16 "calibers". - Ukrinform.</text:p>
      <text:p text:style-name="P4">
Images: ['<text:a xlink:type="simple" xlink:href="https://static.ukrinform.com/photos/2022_11/thumb_files/630_360_1668767285-756.jpg" text:style-name="Internet_20_link" text:visited-style-name="Visited_20_Internet_20_Link">
630_360_16687...</text:a>
']</text:p>
      <text:p text:style-name="P4">
Tags: ['Ракета', ' Чорне море', 'Росія', 'Війна з Росією']</text:p>
      <text:p text:style-name="P4">
Type: Article</text:p>
      <!--METADATA-->
      <text:p text:style-name="P4">
<draw:frame draw:style-name="fr1" draw:name="Image33" text:anchor-type="as-char" svg:width="6.9236in" svg:height="3.956343in" draw:z-index="0">
<draw:image xlink:href="../Images/yкринформ/2023-05-29T-35-44-00-03-00/630_360_1668767285-756.jpg" xlink:type="simple" xlink:show="embed" xlink:actuate="onLoad" draw:mime-type="image/jpeg"/>
</draw:frame>
On the evening of May 29, Russian federation in the evening held rocket launchers in the Black Sea, with 16 "calibers".</text:p>
      <text:p text:style-name="P4">
According to Ukrinform, the Operational Command “South” reports on <text:a xlink:type="simple" xlink:href="https://www.facebook.com/OperationalCommandSouth/posts/pfbid031RjHc9qvYpfK7SFJaTLRNEsPPh7PaVh6Am2Pu1xYfqjUTQBEmMp6tMQF1LiNonX3l" text:style-name="Internet_20_link" text:visited-style-name="Visited_20_Internet_20_Link">
Facebook</text:a>
.</text:p>
      <text:p text:style-name="P4">
“Здійснивши ротацію ракетоносіїв в Чорному морі, ворог продовжує триматинапоготові "Калібри". Так, надвечір, вивівши ще один підводний ракетоносій начергування, один з надводних завів в пункт базування”, - ідеться вповідомленні.</text:p>
      <text:p text:style-name="P4">
<text:span text:style-name="T4">
Читайте також:</text:span>
 <text:span text:style-name="T4">
<text:a xlink:type="simple" xlink:href="https://www.ukrinform.ua/rubric-regions/3715415-poskodzeni-budinki-ta-infrastruktura-u-policii-pokazali-naslidki-nicnoi-ataki-na-kiivsini.html" text:style-name="Internet_20_link" text:visited-style-name="Visited_20_Internet_20_Link">
 Пошкоджені будинки та інфраструктура: у поліціїпоказали наслідки атаки на Київщину </text:a>
</text:span>
</text:p>
      <text:p text:style-name="P4">
In the Black Sea, as of 9:00 pm, there are three rocket carriers - one surface underwater. The total volley is 16 rockets.</text:p>
      <text:p text:style-name="P4">
In the OK South, it is warned that the level of rocket danger remains very high.</text:p>
      <text:p text:style-name="P4">
As reported by Ukrinform, May 29 in <text:span text:style-name="T4">
 <text:a xlink:type="simple" xlink:href="https://www.ukrinform.ua/tag-corne-more" text:style-name="Internet_20_link" text:visited-style-name="Visited_20_Internet_20_Link">
Black Sea</text:a>
</text:span>
 There were four rocket launchers in 24 "calibra".</text:p>
      <text:p text:style-name="P4">
News Source: <text:a xlink:type="simple" xlink:href="https://www.ukrinform.ua/rubric-ato/3715790-rf-zdijsnila-rotaciu-raketonosiiv-v-zsu-skazali-skilki-kalibriv-zaraz-v-cornomu-mori.html" text:style-name="Internet_20_link" text:visited-style-name="Visited_20_Internet_20_Link">
https://www.ukrinform.ua/rubric-ato/3715790-rf-zdijsnila-rotaciu-raketonosiiv-v-zsu-skazali-skilki-kalibriv-zaraz-v-cornomu-mori.html</text:a>
</text:p>
      <!--NEWS-->
      <text:h text:style-name="P10" text:outline-level="1">
<text:span text:style-name="T4">
After the explosions, Russian invaders intensified the construction of fortifications around Mariupol</text:span>
</text:h>
      <text:p text:style-name="P4">
Authors: Ukrinform (Person)</text:p>
      <text:p text:style-name="P4">
Publisher: Укринформ (Organization)</text:p>
      <text:p text:style-name="P4">
Published Time: 2023-05-29T-37:35:00+03:00</text:p>
      <text:p text:style-name="P4">
Modified Time: 2023-05-29T21:35:00+03:00</text:p>
      <text:p text:style-name="P4">
Description: After the explosions in Mariupol have increased, Russian invaders intensified the construction of their fortifications around the city.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Окупація', 'Вибух', 'Війна з Росією']</text:p>
      <text:p text:style-name="P4">
Type: Article</text:p>
      <!--METADATA-->
      <text:p text:style-name="P4">
<draw:frame draw:style-name="fr1" draw:name="Image34" text:anchor-type="as-char" svg:width="6.9236in" svg:height="3.956343in" draw:z-index="0">
<draw:image xlink:href="../Images/yкринформ/2023-05-29T-37-35-00-03-00/630_360_1680546247-363.jpg" xlink:type="simple" xlink:show="embed" xlink:actuate="onLoad" draw:mime-type="image/jpeg"/>
</draw:frame>
After the explosions in Mariupol increased, Russian invaders intensified the construction of their fortifications around the city.</text:p>
      <text:p text:style-name="P4">
According to Ukrinform, about it in <text:a xlink:type="simple" xlink:href="https://t.me/andriyshTime/10230" text:style-name="Internet_20_link" text:visited-style-name="Visited_20_Internet_20_Link">
telegram</text:a>
Advisor to Mariupol Mayor Petro Andryushchenko reported the appropriate video.</text:p>
      <text:p text:style-name="P4">
“After the cotton, the Russians intensified the construction of fortifications around the city. Now forever - logs for the arrangement of armor, ”Andryushchenko wrote.</text:p>
      <text:p text:style-name="P4">
<text:span text:style-name="T4">
 Read also: </text:span>
 <text:span text:style-name="T4">
 <text:a xlink:type="simple" xlink:href="https://www.ukrinform.ua/rubric-regions/3715689-udar-po-boeskladah-pid-mariupolem-sered-rosian-100-zagiblih-ta-ponad-400-poranenih.html" text:style-name="Internet_20_link" text:visited-style-name="Visited_20_Internet_20_Link">
a shot of ampower under Mariupol: Among the Russians 100 and over 400 wounded</text:a>
</text:span>
</text:p>
      <text:p text:style-name="P4">
He noted that after almost two days of "cotton" in Mariupol, invaders of the lashes actively replenish their ammunition in the direction of Berdyansk and childbirth.</text:p>
      <text:p text:style-name="P4">
<text:span text:style-name="T4">
 Read also: </text:span>
 <text:span text:style-name="T4">
 <text:a xlink:type="simple" xlink:href="https://www.ukrinform.ua/rubric-regions/3715531-rosia-prodovzit-vivoziti-kradene-zerno-cerez-mariupol-radnik-mera.html" text:style-name="Internet_20_link" text:visited-style-name="Visited_20_Internet_20_Link">
Russia continues to export stolen grain through Mariupol - mayor advisor</text:a>
</text:span>
</text:p>
      <text:p text:style-name="P4">
As reported, <text:span text:style-name="T4">
 <text:a xlink:type="simple" xlink:href="https://www.ukrinform.ua/tag-mariupol" text:style-name="Internet_20_link" text:visited-style-name="Visited_20_Internet_20_Link">
Mariupol</text:a>
</text:span>
 The Tanavshnya settlements are transformed into the military-logistics Habrosian army.</text:p>
      <text:p text:style-name="P4">
News Source: <text:a xlink:type="simple" xlink:href="https://www.ukrinform.ua/rubric-regions/3715787-pisla-vibuhiv-rosijski-zagarbniki-aktivizuvali-budivnictvo-ukriplen-navkolo-mariupola.html" text:style-name="Internet_20_link" text:visited-style-name="Visited_20_Internet_20_Link">
https://www.ukrinform.ua/rubric-regions/3715787-pisla-vibuhiv-rosijski-zagarbniki-aktivizuvali-budivnictvo-ukriplen-navkolo-mariupola.html</text:a>
</text:p>
      <!--NEWS-->
      <text:h text:style-name="P10" text:outline-level="1">
<text:span text:style-name="T4">
Poltavska Oblast(10:25). Red Alert: aerial threat. Sirens sounding. Take cover now!</text:span>
</text:h>
      <text:p text:style-name="P4">
Authors: liveuamap (Language: en)</text:p>
      <text:p text:style-name="P4">
Time: 2023-05-29T-39:27:00</text:p>
      <text:p text:style-name="P4">
Location: Poltavska Oblast (Latitude:49.47705000 Longtitude:33.81866000)</text:p>
      <text:p text:style-name="P4">
Videos: []</text:p>
      <text:p text:style-name="P4">
Images: []</text:p>
      <text:p text:style-name="P4">
Tags: ["Europe", "Central and Eastern Europe"]</text:p>
      <text:p text:style-name="P4">
Id: 22566160</text:p>
      <!--METADATA-->
      <text:p text:style-name="P4">
Poltava(10:25). Red Alert: aerial threat. Sirens sounding. Take covernow!</text:p>
      <text:p text:style-name="P4">
News Collection Link: <text:a xlink:type="simple" xlink:href="https://liveuamap.com/en/2023/29-may-poltavska-oblast1025-red-alert-aerial-g" text:style-name="Internet_20_link" text:visited-style-name="Visited_20_Internet_20_Link">
https://liveuamap.com/en/2023/29-may-poltavska-oblast1025-red-alert-aerial-g</text:a>
</text:p>
      <text:p text:style-name="P4">
News Source: <text:a xlink:type="simple" xlink:href="https://t.me/suspilnepoltava/11333" text:style-name="Internet_20_link" text:visited-style-name="Visited_20_Internet_20_Link">
https://t.me/suspilnepoltava/11333</text:a>
</text:p>
      <!--NEWS-->
      <text:h text:style-name="P10" text:outline-level="1">
<text:span text:style-name="T4">
The RDC Legion stated that his fighters went to</text:span>
</text:h>
      <text:p text:style-name="P4">
Authors: Ukrinform (Person)</text:p>
      <text:p text:style-name="P4">
Publisher: Укринформ (Organization)</text:p>
      <text:p text:style-name="P4">
Published Time: 2023-05-29T-39:33:57+03:00</text:p>
      <text:p text:style-name="P4">
Modified Time: 2023-05-29T21:33:57+03:00</text:p>
      <text:p text:style-name="P4">
Description: In the Russian Legion "RDC" stated a new breakthrough of the border of Russia, which took place on the day of the border guard of the Russian Federation. - Ukrinform.</text:p>
      <text:p text:style-name="P4">
Images: ['<text:a xlink:type="simple" xlink:href="https://static.ukrinform.com/photos/2023_05/thumb_files/630_360_1685385130-174.jpg" text:style-name="Internet_20_link" text:visited-style-name="Visited_20_Internet_20_Link">
630_360_16853...</text:a>
']</text:p>
      <text:p text:style-name="P4">
Tags: ['Росія', 'Кордон', 'Війна з Росією', 'РДК']</text:p>
      <text:p text:style-name="P4">
Type: Article</text:p>
      <!--METADATA-->
      <text:p text:style-name="P4">
<draw:frame draw:style-name="fr1" draw:name="Image35" text:anchor-type="as-char" svg:width="6.9236in" svg:height="3.956343in" draw:z-index="0">
<draw:image xlink:href="../Images/yкринформ/2023-05-29T-39-33-57-03-00/630_360_1685385130-174.jpg" xlink:type="simple" xlink:show="embed" xlink:actuate="onLoad" draw:mime-type="image/jpeg"/>
</draw:frame>
The Urosian Legion "RDC" declared a new breakthrough of the border of Russia, which gave up on the day of the border guard of the Russian Federation.</text:p>
      <text:p text:style-name="P4">
As Ukrinform reports, it reports <text:a xlink:type="simple" xlink:href="https://t.me/russvolcorps/555" text:style-name="Internet_20_link" text:visited-style-name="Visited_20_Internet_20_Link">
Telegram</text:a>
-RDC channel.</text:p>
      <text:p text:style-name="P4">
“Yesterday the border guards of the Russian Federation celebrated their professional holiday. RDC fighters greeted the next successful transition of the "Diriav" state border!The purpose of our transition will be known in the near future, watch the updates, ”the testimony reads.</text:p>
      <text:p text:style-name="P4">
<text:span text:style-name="T4">
 Readmetas: </text:span>
 <text:a xlink:type="simple" xlink:href="https://www.ukrinform.ua/rubric-ato/3714659-legion-svoboda-rosii-opriludniv-kadri-z-belgorodskoi-oblasti.html" text:style-name="Internet_20_link" text:visited-style-name="Visited_20_Internet_20_Link">
Legion "Freedom of Russia" published personnel from the Belgorod region</text:a>
As it was reported, on May 22 on social networks <text:a xlink:type="simple" xlink:href="https://www.ukrinform.ua/rubric-world/3712771-so-vidomo-pro-podii-u-belgorodskij-oblasti-ta-so-govorit-kiiv.html" text:style-name="Internet_20_link" text:visited-style-name="Visited_20_Internet_20_Link">
appeared statements</text:a>
"Russian Volunteer Corps" and the Legion "Freedom of Russia" on the liberation of some settlements and their forces in the town of Greyvoron in the Belgorod region.</text:p>
      <text:p text:style-name="P4">
On the same day, the GUR noted that the Legion "Freedom of Russia" and "RDC" began <text:a xlink:type="simple" xlink:href="https://www.ukrinform.ua/rubric-ato/3712670-stvorenna-smugi-bezpeki-u-gur-prokomentuvali-podii-u-belgorodskij-oblasti-rosii.html" text:style-name="Internet_20_link" text:visited-style-name="Visited_20_Internet_20_Link">
operations on the liberation of Russia</text:a>
from Putin's regime to create a security lane for the defense of the Ukrainian civilian population, but exclusively with the participation of a citizen.</text:p>
      <text:p text:style-name="P4">
On May 24, the RDC stated that <text:a xlink:type="simple" xlink:href="https://www.ukrinform.ua/rubric-ato/3713639-rdk-ta-legion-svoboda-rosii-zajsli-u-belgorodsku-oblast-bils-ak-na-40-kilometriv-uglib.html" text:style-name="Internet_20_link" text:visited-style-name="Visited_20_Internet_20_Link">
advanced</text:a>
42 km deep into the Belgorod region. Some volunteer points controlled the days.</text:p>
      <text:p text:style-name="P4">
On May 25, it was announced that the RDC <text:a xlink:type="simple" xlink:href="https://www.ukrinform.ua/rubric-ato/3714018-bijci-rdk-zaavili-so-znovu-zajsli-na-teritoriu-rosii.html" text:style-name="Internet_20_link" text:visited-style-name="Visited_20_Internet_20_Link">
again entered</text:a>
on the territory <text:a xlink:type="simple" xlink:href="https://www.ukrinform.ua/tag-rosia" text:style-name="Internet_20_link" text:visited-style-name="Visited_20_Internet_20_Link">
of Russia</text:a>
.</text:p>
      <text:p text:style-name="P4">
<text:span text:style-name="T5">
Foto: RDK</text:span>
</text:p>
      <text:p text:style-name="P4">
News Source: <text:a xlink:type="simple" xlink:href="https://www.ukrinform.ua/rubric-ato/3715786-legion-rdk-zaaviv-so-jogo-bijci-znovu-zahodili-do-rosii.html" text:style-name="Internet_20_link" text:visited-style-name="Visited_20_Internet_20_Link">
https://www.ukrinform.ua/rubric-ato/3715786-legion-rdk-zaaviv-so-jogo-bijci-znovu-zahodili-do-rosii.html</text:a>
</text:p>
      <!--NEWS-->
      <text:h text:style-name="P10" text:outline-level="1">
<text:span text:style-name="T4">
OP assumed why Russia regularly attack rockets and drones Ukrainian cities</text:span>
</text:h>
      <text:p text:style-name="P4">
Authors: Ukrinform (Person)</text:p>
      <text:p text:style-name="P4">
Publisher: Укринформ (Organization)</text:p>
      <text:p text:style-name="P4">
Published Time: 2023-05-29T-41:29:16+03:00</text:p>
      <text:p text:style-name="P4">
Modified Time: 2023-05-29T21:29:16+03:00</text:p>
      <text:p text:style-name="P4">
Description: Rocket attacks on the Ukrainian capital are carried out by the Russians for the purpose of psychological influence and preventing Ukrainian counter-offensive actions, and to force the conditions when the conquered territories remain in Russia.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Обстріл', 'Подоляк', 'Єдині новини']</text:p>
      <text:p text:style-name="P4">
Type: Article</text:p>
      <!--METADATA-->
      <text:p text:style-name="P4">
<draw:frame draw:style-name="fr1" draw:name="Image38" text:anchor-type="as-char" svg:width="6.9236in" svg:height="3.956343in" draw:z-index="0">
<draw:image xlink:href="../Images/yкринформ/2023-05-29T-41-29-16-03-00/630_360_1509493085-3383.jpg" xlink:type="simple" xlink:show="embed" xlink:actuate="onLoad" draw:mime-type="image/jpeg"/>
</draw:frame>
Rocket attacks on the Ukrainian capital are carried out by the Russians for the purpose of psychological influencing and preventing Ukrainian counter-offensive actions, and to force the conditions when the conquered territories remain in Russia.</text:p>
      <text:p text:style-name="P4">
This opinion was expressed by the adviser to the head of the Presidential Office Mikhail Podolyak at the Eviritolevahorphone "Unified News", Ukrinform reports.</text:p>
      <text:p text:style-name="P4">
“And what are the tools of influencing events that develop negatively on the front of the Russians? What can they be offered to the world, how can they be glowing? Well, and scare us. Of course, they will, of course, have repeatedly said that the remains of the missiles left in them, they produce some of them ... For what? In order to make a situation, scare, psychologically pierce, prove that they have resources, capabilities, etc., in the end, “Look, there is a civilian, or we will drag you, we will kill, or you will accept you Those norishes that they, by the way, say: there is African initiative, Chinese, there are Vatican and Brazilian - four initiatives ”, Yakivoni(Russians - ed.)They are scaled with constant repetition because it sounds simple: we will stop the fire immediately and at the same time leave Russia where it is, ”he said.</text:p>
      <text:p text:style-name="P4">
<text:span text:style-name="T4">
 Read also: </text:span>
 [<text:span text:style-name="T4">
 shelling </text:span>
 and capitals: at night 9000 people were covered in the subway, 41 thousand] in the afternoon](https://www.ukrinform.ua/rubric-kyiv/3715718-obstrili-stolici-vnoci-u-metro-ukrivalisa-9000-ludej-vden-41-tisaca.html)Podolyak is convinced that now the Russians have one specific target - not replicated as such. And for this, according to the adviser to the head of the OP, the enemy is necessary that there are no offensive actions from Ukraine.</text:p>
      <text:p text:style-name="P4">
“Attacks are one of the elements to reduce our desire to pick up all the debts of the split and show what is(In the Russians - ed.)Still powder in the powder, ” - said.</text:p>
      <text:p text:style-name="P4">
At the same time, Podolyak emphasized that there is no point in paying attention to the various initiatives of "peacekeepers", and Ukraine continues to work on closing the sky with an icrandist.</text:p>
      <text:p text:style-name="P4">
<text:span text:style-name="T4">
 Read also: </text:span>
 <text:a xlink:type="simple" xlink:href="https://www.ukrinform.ua/rubric-regions/3715704-obstril-dnipropetrovsini-10-gospitalizovanih-troe-z-nih-u-tazkomu-stani.html" text:style-name="Internet_20_link" text:visited-style-name="Visited_20_Internet_20_Link">
<text:span text:style-name="T4">
 firing </text:span>
 Dnipropetrovsk region: 10 hospitalized, three of them are in serious condition</text:a>
</text:p>
      <text:p text:style-name="P4">
Before that, 36 winged rockets-101/X-555, 30 "Shahmed" and 1 reconnaissance UAV of the operative-tactical level were destroyed by the air forces of Ukraine.</text:p>
      <text:p text:style-name="P4">
During May, the Russians already made 16 rocket-arable attacks on Kiev and Oblast.</text:p>
      <text:p text:style-name="P4">
News Source: <text:a xlink:type="simple" xlink:href="https://www.ukrinform.ua/rubric-ato/3715784-v-op-pripustili-comu-rosia-regularno-atakue-raketami-ta-dronami-ukrainski-mista.html" text:style-name="Internet_20_link" text:visited-style-name="Visited_20_Internet_20_Link">
https://www.ukrinform.ua/rubric-ato/3715784-v-op-pripustili-comu-rosia-regularno-atakue-raketami-ta-dronami-ukrainski-mista.html</text:a>
</text:p>
      <!--NEWS-->
      <text:h text:style-name="P10" text:outline-level="1">
<text:span text:style-name="T4">
NATO noted the mutual benefit of the Alliance dialogue with Ukraine in technology and innovation</text:span>
</text:h>
      <text:p text:style-name="P4">
Authors: Ukrinform (Person)</text:p>
      <text:p text:style-name="P4">
Publisher: Укринформ (Organization)</text:p>
      <text:p text:style-name="P4">
Published Time: 2023-05-29T-43:22:00+03:00</text:p>
      <text:p text:style-name="P4">
Modified Time: 2023-05-29T21:22:00+03:00</text:p>
      <text:p text:style-name="P4">
Description: The Russian war against Ukraine has been an additional evidence of the importance of combining modern technologies with "traditional" weapons on the battlefield, so the experience that the Armed Forces acquires every day in brutal battles with the invaders is very valuable for the development of NATO restraint and defense systems. - Ukrinform.</text:p>
      <text:p text:style-name="P4">
Images: ['<text:a xlink:type="simple" xlink:href="https://static.ukrinform.com/photos/2018_07/thumb_files/630_360_1530864400-8224.jpg" text:style-name="Internet_20_link" text:visited-style-name="Visited_20_Internet_20_Link">
630_360_15308...</text:a>
']</text:p>
      <text:p text:style-name="P4">
Tags: ['НАТО', 'Україна', 'Війна з Росією']</text:p>
      <text:p text:style-name="P4">
Type: Article</text:p>
      <!--METADATA-->
      <text:p text:style-name="P4">
<draw:frame draw:style-name="fr1" draw:name="Image39" text:anchor-type="as-char" svg:width="6.9236in" svg:height="3.956343in" draw:z-index="0">
<draw:image xlink:href="../Images/yкринформ/2023-05-29T-43-22-00-03-00/630_360_1530864400-8224.jpg" xlink:type="simple" xlink:show="embed" xlink:actuate="onLoad" draw:mime-type="image/jpeg"/>
</draw:frame>
The Russian War against Ukraine has been an additional testimony to the importance of combining modern technologies with "traditional" weapons on the battlefield, so the experience that shines every day in cruel battles with the invaders is very valuable for the development of NATO's own systems of restraint and defense.</text:p>
      <text:p text:style-name="P4">
This was told by NATO Secretary-General for new challenges of Devis van Wil, answering Ukrinform questions during the presentation of high-level dialogue from Nato-Ukraine innovation.</text:p>
      <text:p text:style-name="P4">
The dialogue was launched last week at the Brussels Headquarters of the Alliance of Viceremer-Minister in Innovation, Development of Education, Science of Tatekhnology of Ukraine Mikhail Fedorov.</text:p>
      <text:p text:style-name="P4">
“We stand next to you, and we do not expect any specific return from each element of assistance we provide to Ukraine. But the benefit for <text:span text:style-name="T4">
 <text:a xlink:type="simple" xlink:href="http://www.ukrinform.ua/tag-nato" text:style-name="Internet_20_link" text:visited-style-name="Visited_20_Internet_20_Link">
NATO</text:a>
</text:span>
 This is obvious. Because you are infecting a new and very fast experience, using the latest technologies, what works and not. Your armed forces acquire truly unique knowledge of how this technique works, how to use it better to manage those gems. Because at the end, not only technologies, as such, but their practical application, are important, ”the Alliance spokesman said.</text:p>
      <text:p text:style-name="P4">
<text:span text:style-name="T4">
 Read also: </text:span>
 <text:span text:style-name="T4">
 <text:a xlink:type="simple" xlink:href="https://www.ukrinform.ua/rubric-polytics/3715245-golovnou-garantieu-dla-ukraini-mae-stati-clenstvo-u-nato-ermak.html" text:style-name="Internet_20_link" text:visited-style-name="Visited_20_Internet_20_Link">
The main guarantee for Ukraine should be UNATO - Yermak membership</text:a>
</text:span>
</text:p>
      <text:p text:style-name="P4">
“We are talking about the concept of such use. In this we have a very multifaceted study from Ukraine. Of course, it also opens new opportunities for certain souzing countries that provide their services for Ukraine, and instead receive an important "insight", what they should improve, to keep the benefits, "David Vbel added.</text:p>
      <text:p text:style-name="P4">
He noted that the Kremlin's aggression against Georgia in 2008 and against Ukraine in 2014 became a "signal to awakening" for NATO. The Allies began to consistently ascertain their own capabilities of restraint and defense, as seeing existential threats near their own borders. It was then that a metadox was set up to 2% of GDP, for the first time on the Eastern flank, the Baltic States and in Poland, NATO combat units were located.“All of these measures, by definition, were tested when the invasion began in February last year(Russia in Ukraine - ed.). Нам дійсно було важкоуявити такого роду широкомасштабну війну в Європі. Але це відбулося. Вона незавершиться за кілька місяців, і, так, ми потребуємо всі ці матеріали, які минині бачимо на полі бою, з метою вистояти та оборонятися тривалий час... Надодаток, союзники постачають велику кількість (weapons)For Ukraine, it is that it will return its territories. All this really requires rethinking the path, which we organize all this, ”said the assistant to the Alliance.</text:p>
      <text:p text:style-name="P4">
<text:span text:style-name="T4">
 Read also: </text:span>
 <text:span text:style-name="T4">
 <text:a xlink:type="simple" xlink:href="https://www.ukrinform.ua/rubric-technology/3714605-nato-i-ukraina-poglibluvatimut-partnerstvo-v-tehnologiah-ta-nauci.html" text:style-name="Internet_20_link" text:visited-style-name="Visited_20_Internet_20_Link">
NATO and Ukraine will deepen the partnership of echnologies and science</text:a>
</text:span>
</text:p>
      <text:p text:style-name="P4">
As it was reported, from the beginning of the Russian invasion of NATO and the Union countries provides Ukraine with significant political and military assistance, to ensure its right to self-defense against aggression, in accordance with the UN Charter.</text:p>
      <text:p text:style-name="P4">
Read the full text of the conversation with NATO Secretary General with new security challenges tomorrow on the pages of Ukrinform.</text:p>
      <text:p text:style-name="P4">
News Source: <text:a xlink:type="simple" xlink:href="https://www.ukrinform.ua/rubric-polytics/3715781-u-nato-vidznacili-vzaemnu-korist-dialogu-alansu-z-ukrainou-u-tehnologiah-ta-innovaciah.html" text:style-name="Internet_20_link" text:visited-style-name="Visited_20_Internet_20_Link">
https://www.ukrinform.ua/rubric-polytics/3715781-u-nato-vidznacili-vzaemnu-korist-dialogu-alansu-z-ukrainou-u-tehnologiah-ta-innovaciah.html</text:a>
</text:p>
      <!--NEWS-->
      <text:h text:style-name="P10" text:outline-level="1">
<text:span text:style-name="T4">
Up to 11 years in prison sentenced Odessa who raised money for Russian invaders</text:span>
</text:h>
      <text:p text:style-name="P4">
Authors: Ukrinform (Person)</text:p>
      <text:p text:style-name="P4">
Publisher: Укринформ (Organization)</text:p>
      <text:p text:style-name="P4">
Published Time: 2023-05-29T-45:16:00+03:00</text:p>
      <text:p text:style-name="P4">
Modified Time: 2023-05-29T21:16:00+03:00</text:p>
      <text:p text:style-name="P4">
Description: Up to 11 years of imprisonment was sentenced to Odessa, who organized the collection of money for Russian invaders. - Ukrinform.</text:p>
      <text:p text:style-name="P4">
Images: ['<text:a xlink:type="simple" xlink:href="https://static.ukrinform.com/photos/2018_01/thumb_files/630_360_1515506864-9820.jpg" text:style-name="Internet_20_link" text:visited-style-name="Visited_20_Internet_20_Link">
630_360_15155...</text:a>
']</text:p>
      <text:p text:style-name="P4">
Tags: ['Одеса', 'СБУ', 'Війна з Росією']</text:p>
      <text:p text:style-name="P4">
Type: Article</text:p>
      <!--METADATA-->
      <text:p text:style-name="P4">
<draw:frame draw:style-name="fr1" draw:name="Image40" text:anchor-type="as-char" svg:width="6.9236in" svg:height="3.956343in" draw:z-index="0">
<draw:image xlink:href="../Images/yкринформ/2023-05-29T-45-16-00-03-00/630_360_1515506864-9820.jpg" xlink:type="simple" xlink:show="embed" xlink:actuate="onLoad" draw:mime-type="image/jpeg"/>
</draw:frame>
By 11 years imprisonment was sentenced to Odessa, who organized the collection of money for Russian invaders.</text:p>
      <text:p text:style-name="P4">
According to Ukrinform, the Security Service of Ukraine reports in <text:a xlink:type="simple" xlink:href="https://t.me/SBUkr/8453" text:style-name="Internet_20_link" text:visited-style-name="Visited_20_Internet_20_Link">
telegram</text:a>
.</text:p>
      <text:p text:style-name="P4">
“The Security Service has gathered irrelevant evidence to the hostile addiction, which has adjusted the DNR fighters' financing channel. Last December, the SBU contracted, delayed it during counter-pride-acting measures in Odessa region, ”the message reads.</text:p>
      <text:p text:style-name="P4">
<text:span text:style-name="T4">
 Read also: </text:span>
 <text:a xlink:type="simple" xlink:href="https://www.ukrinform.ua/rubric-society/3715622-sbu-vikrila-na-zemelnih-oborudkah-nastoatelku-hramu-upc-mp-na-cerkasini.html" text:style-name="Internet_20_link" text:visited-style-name="Visited_20_Internet_20_Link">
<text:span text:style-name="T4">
 The SBU </text:span>
 exposed on the land equipment the rector of the templeuptz MP in Cherkasy region</text:a>
According to the investigation, the malefactor is a local resident. Its two relatives in 2016 joined the ranks of the DNR Sparta terrorist group and fought the anti -terrorist operation in the east of Ukraine.</text:p>
      <text:p text:style-name="P4">
At the beginning of a full -scale invasion, both militants became part of the regulatory units of the Southern Military District of the Armed Forces of the Russian Federation and the Braumas in the seizure of Mariupol and part of the Kherson region.</text:p>
      <text:p text:style-name="P4">
Having learned about the low level of logistical support of the relatives -the remnants, the woman voluntarily organized the fundraising for them.</text:p>
      <text:p text:style-name="P4">
*!(https://www.ukrinform.ua/rubric-society/3715724-policia-kiivsini-peredala-sbu-spravu-sodo-zniknenna-zurnalista-hiluka.html)To do this, in groups in messengers and prohibited social networks "VKontakte" and "Classmates" she posted a message calling for monetary assistance to the invaders.</text:p>
      <text:p text:style-name="P4">
In addition, the woman attached a photo with the details of the Russian banking card, which belonged to the cohabitant of a belligerent relative.</text:p>
      <text:p text:style-name="P4">
On the basis of the evidence collected, the court found the malefactor guilty under Part 1 of Art. 111-2 Criminal Code of Ukraine(Assistance to the aggressor state)And she appointed her 11 years and 4 months in prison with confiscation of property.</text:p>
      <text:p text:style-name="P4">
<text:span text:style-name="T4">
 Read also: </text:span>
 <text:a xlink:type="simple" xlink:href="https://www.ukrinform.ua/rubric-ato/3714900-sbu-ogolosila-pidozru-cotirom-kolaborantam-sered-akih-tak-zvani-posadovci-mns-rf.html" text:style-name="Internet_20_link" text:visited-style-name="Visited_20_Internet_20_Link">
<text:span text:style-name="T4">
 The SBU </text:span>
 has declared suspicion to four collaborators, media - the so -called Ministry of Emergency Situations officials</text:a>
As reported by Ukrinform, the SBU detained the ex -deputy of the Zaporozhye city council, which cited Russian missiles on the city.</text:p>
      <text:p text:style-name="P4">
News Source: <text:a xlink:type="simple" xlink:href="https://www.ukrinform.ua/rubric-society/3715729-do-11-rokiv-uvaznenna-zasudili-odesitku-aka-zbirala-grosi-dla-rosijskih-zagarbnikiv.html" text:style-name="Internet_20_link" text:visited-style-name="Visited_20_Internet_20_Link">
https://www.ukrinform.ua/rubric-society/3715729-do-11-rokiv-uvaznenna-zasudili-odesitku-aka-zbirala-grosi-dla-rosijskih-zagarbnikiv.html</text:a>
</text:p>
      <!--NEWS-->
      <text:h text:style-name="P10" text:outline-level="1">
<text:span text:style-name="T4">
Instead of the "Wagner" in Bakhmut come Russian paratroopers - cherry</text:span>
</text:h>
      <text:p text:style-name="P4">
Authors: Ukrinform (Person)</text:p>
      <text:p text:style-name="P4">
Publisher: Укринформ (Organization)</text:p>
      <text:p text:style-name="P4">
Published Time: 2023-05-29T-47:08:45+03:00</text:p>
      <text:p text:style-name="P4">
Modified Time: 2023-05-29T21:08:45+03:00</text:p>
      <text:p text:style-name="P4">
Description: In Bakhmut, the Airborne Troops and Motorized Simple Units are replaced by the Wagnets. - Ukrinform.</text:p>
      <text:p text:style-name="P4">
Images: ['<text:a xlink:type="simple" xlink:href="https://static.ukrinform.com/photos/2023_02/thumb_files/630_360_1675335446-850.jpg" text:style-name="Internet_20_link" text:visited-style-name="Visited_20_Internet_20_Link">
630_360_16753...</text:a>
']</text:p>
      <text:p text:style-name="P4">
Tags: ['Бахмут', 'ПВК "Вагнера"', 'Війна з Росією', 'Єдині новини']</text:p>
      <text:p text:style-name="P4">
Type: Article</text:p>
      <!--METADATA-->
      <text:p text:style-name="P4">
<draw:frame draw:style-name="fr1" draw:name="Image41" text:anchor-type="as-char" svg:width="6.9236in" svg:height="3.956343in" draw:z-index="0">
<draw:image xlink:href="../Images/yкринформ/2023-05-29T-47-08-45-03-00/630_360_1675335446-850.jpg" xlink:type="simple" xlink:show="embed" xlink:actuate="onLoad" draw:mime-type="image/jpeg"/>
</draw:frame>
The Bakhmutna replacement of the "Wagnets" comes to the airborne troops of the Imomothtile Units.</text:p>
      <text:p text:style-name="P4">
This was reported by a spokesman for the Eastern Group of the Armed Forces of the Armed Forces Sergey Cherevaty Wepiri Telernorphone "One News", Ukrinform reports.</text:p>
      <text:p text:style-name="P4">
“Yes, rotational measures take place there because of the large loss of the Wagner group. They are forced to do it. The units of the Occupant and the motorized units come. We know the names, we know their commanders and combat potential, ”he said.</text:p>
      <text:p text:style-name="P4">
<text:span text:style-name="T4">
 Read also: </text:span>
 <text:a xlink:type="simple" xlink:href="https://www.ukrinform.ua/rubric-ato/3715570-pid-bahmutom-zaginuv-zurnalist-evgenij-osievskij.html" text:style-name="Internet_20_link" text:visited-style-name="Visited_20_Internet_20_Link">
under <text:span text:style-name="T4">
 Bakhmut </text:span>
 OM was killed by journalist Yevgeny Osiyevsky</text:a>
Cherevaty also reported that all these units were already involved in the Tavi war they suffered significant losses. Therefore, they were completed with recent mobilized.</text:p>
      <text:p text:style-name="P4">
"For the most part, this is the second or third composition of their personnel," - says Church.</text:p>
      <text:p text:style-name="P4">
According to him, in the Bakhmut direction the enemy does not stop the defeat of our position.</text:p>
      <text:p text:style-name="P4">
<text:span text:style-name="T4">
 Read also: </text:span>
 <text:a xlink:type="simple" xlink:href="https://www.ukrinform.ua/rubric-ato/3715498-u-bahmut-na-misce-vagnerivciv-zahodit-regularna-armia-rf-minoboroni.html" text:style-name="Internet_20_link" text:visited-style-name="Visited_20_Internet_20_Link">
in <text:span text:style-name="T4">
 Bakhmut </text:span>
 In the place of "Wagner" comes regulararmia of the Russian Federation - Ministry of Defense</text:a>
During this day, he made 373 strikes, 6 aircraft aircraft of Ukrainian defenders.</text:p>
      <text:p text:style-name="P4">
"We responded with fire damage during which 155 invaders were killed, 116 were wounded," Cherevaty said.</text:p>
      <text:p text:style-name="P4">
As it was reported, in the Bakhmut, the Avdiivsky directions during the pre -prohibition of offensive actions did not.</text:p>
      <text:p text:style-name="P4">
Photo: Armyinform</text:p>
      <text:p text:style-name="P4">
News Source: <text:a xlink:type="simple" xlink:href="https://www.ukrinform.ua/rubric-ato/3715779-zamist-vagnerivciv-u-bahmut-zahodat-rosijski-desantniki-cerevatij.html" text:style-name="Internet_20_link" text:visited-style-name="Visited_20_Internet_20_Link">
https://www.ukrinform.ua/rubric-ato/3715779-zamist-vagnerivciv-u-bahmut-zahodat-rosijski-desantniki-cerevatij.html</text:a>
</text:p>
      <!--NEWS-->
      <text:h text:style-name="P10" text:outline-level="1">
<text:span text:style-name="T4">
Kyiv(10:09). Red Alert: aerial threat. Sirens sounding. Take cover now!</text:span>
</text:h>
      <text:p text:style-name="P4">
Authors: liveuamap (Language: en)</text:p>
      <text:p text:style-name="P4">
Time: 2023-05-29T-49:10:00</text:p>
      <text:p text:style-name="P4">
Location: Kyiv (Latitude:50.44343 Longtitude:30.53022)</text:p>
      <text:p text:style-name="P4">
Videos: []</text:p>
      <text:p text:style-name="P4">
Images: []</text:p>
      <text:p text:style-name="P4">
Tags: ["Europe", "Central and Eastern Europe"]</text:p>
      <text:p text:style-name="P4">
Id: 22566150</text:p>
      <!--METADATA-->
      <text:p text:style-name="P4">
Kyiv(10:09). Red Alert: aerial threat. Sirens sounding. Take cover now!</text:p>
      <text:p text:style-name="P4">
News Collection Link: <text:a xlink:type="simple" xlink:href="https://liveuamap.com/en/2023/29-may-kyiv1009-red-alert-aerial-threat-sireng" text:style-name="Internet_20_link" text:visited-style-name="Visited_20_Internet_20_Link">
https://liveuamap.com/en/2023/29-may-kyiv1009-red-alert-aerial-threat-sireng</text:a>
</text:p>
      <text:p text:style-name="P4">
News Source: <text:a xlink:type="simple" xlink:href="https://t.me/KyivCityOfficial/6813" text:style-name="Internet_20_link" text:visited-style-name="Visited_20_Internet_20_Link">
https://t.me/KyivCityOfficial/6813</text:a>
</text:p>
      <!--NEWS-->
      <text:h text:style-name="P10" text:outline-level="1">
<text:span text:style-name="T4">
Dynamo and Shakhtar held the 2000s in the football premiere league</text:span>
</text:h>
      <text:p text:style-name="P4">
Authors: Ukrinform (Person)</text:p>
      <text:p text:style-name="P4">
Publisher: Укринформ (Organization)</text:p>
      <text:p text:style-name="P4">
Published Time: 2023-05-29T-50:58:00+03:00</text:p>
      <text:p text:style-name="P4">
Modified Time: 2023-05-29T20:58:00+03:00</text:p>
      <text:p text:style-name="P4">
Description: Following the Donetsk Dynamo Donetsk, Dynamo also held the 2000 goal in the Ukrainian Football Championships among the Premier League teams (UPL). - Ukrinform.</text:p>
      <text:p text:style-name="P4">
Images: ['<text:a xlink:type="simple" xlink:href="https://static.ukrinform.com/photos/2023_05/thumb_files/630_360_1685382995-268.jpg" text:style-name="Internet_20_link" text:visited-style-name="Visited_20_Internet_20_Link">
630_360_16853...</text:a>
']</text:p>
      <text:p text:style-name="P4">
Tags: ['Динамо', 'Футбол', 'Шахтар']</text:p>
      <text:p text:style-name="P4">
Type: Article</text:p>
      <!--METADATA-->
      <text:p text:style-name="P4">
<draw:frame draw:style-name="fr1" draw:name="Image42" text:anchor-type="as-char" svg:width="6.9236in" svg:height="3.956343in" draw:z-index="0">
<draw:image xlink:href="../Images/yкринформ/2023-05-29T-50-58-00-03-00/630_360_1685382995-268.jpg" xlink:type="simple" xlink:show="embed" xlink:actuate="onLoad" draw:mime-type="image/jpeg"/>
</draw:frame>
Following Zadonnetsky Shakhtar, Dynamo Kyiv also held the 2000 goal in the Ukrainian football championships among the Premier League teams(UPL).</text:p>
      <text:p text:style-name="P4">
Як інформує офіційний <text:a xlink:type="simple" xlink:href="https://upl.ua/ua/news/view/7387" text:style-name="Internet_20_link" text:visited-style-name="Visited_20_Internet_20_Link">
 сайт </text:a>
UPL, in the 29th Muture, the new achievement of "white-blue" was established by Venezuelan forward Eriicrams, who today in the match with Rivne "Heather"(3:0)Opened the account, Ukrinform reports.</text:p>
      <text:p text:style-name="P4">
The leader of the capital team for scored balls is Sergey Rebrov(113).Далі йдуть Андрій Ярмоленко (99), Maxim Shatsky(97), Andriy Shevchenko(83)Tavik Tsigankov(77).</text:p>
      <text:p text:style-name="P4">
Днем раніше позначку у 2000 голів подолав «Шахтар». «Гірники» перемогли«Дніпро-1» (3:0), and Artem Bondarenko became the author of the anniversary goal for all the years of the Donetsk club in the Ukrainian Championship.</text:p>
      <text:p text:style-name="P4">
<text:span text:style-name="T4">
 Read also: </text:span>
 ["<text:span text:style-name="T4">
 Shakhtar </text:span>
" defeated "Dnipro-1" and ahead of time.(https://www.ukrinform.ua/rubric-sports/3715267-sahtar-rozgromiv-dnipro1-i-dostrokovo-stav-cempionom-upl.html)The matches of the final, the 30th round of UPL will be held on June 4.</text:p>
      <text:p text:style-name="P4">
Photo: dynammania.com.</text:p>
      <text:p text:style-name="P4">
News Source: <text:a xlink:type="simple" xlink:href="https://www.ukrinform.ua/rubric-sports/3715774-dinamo-ta-sahtar-proveli-2000i-goli-u-futbolnij-premerlizi.html" text:style-name="Internet_20_link" text:visited-style-name="Visited_20_Internet_20_Link">
https://www.ukrinform.ua/rubric-sports/3715774-dinamo-ta-sahtar-proveli-2000i-goli-u-futbolnij-premerlizi.html</text:a>
</text:p>
      <!--NEWS-->
      <text:h text:style-name="P10" text:outline-level="1">
<text:span text:style-name="T4">
Ukraine needs a 120 -kilometer demilitarized zone in Russia - Podolyak</text:span>
</text:h>
      <text:p text:style-name="P4">
Authors: Ukrinform (Person)</text:p>
      <text:p text:style-name="P4">
Publisher: Укринформ (Organization)</text:p>
      <text:p text:style-name="P4">
Published Time: 2023-05-29T-52:52:37+03:00</text:p>
      <text:p text:style-name="P4">
Modified Time: 2023-05-29T20:52:37+03:00</text:p>
      <text:p text:style-name="P4">
Description: The adviser to the head of the Presidential Office Mikhail Podolyak considers it necessary to create a 100-120-kilometer demilitarized area in the Russian territory near the Ukrainian border. - Ukrinform.</text:p>
      <text:p text:style-name="P4">
Images: ['<text:a xlink:type="simple" xlink:href="https://static.ukrinform.com/photos/2022_11/thumb_files/630_360_1669394904-181.jpg" text:style-name="Internet_20_link" text:visited-style-name="Visited_20_Internet_20_Link">
630_360_16693...</text:a>
']</text:p>
      <text:p text:style-name="P4">
Tags: ['Офіс Президента', 'Подоляк', 'Війна з Росією']</text:p>
      <text:p text:style-name="P4">
Type: Article</text:p>
      <!--METADATA-->
      <text:p text:style-name="P4">
<draw:frame draw:style-name="fr1" draw:name="Image43" text:anchor-type="as-char" svg:width="6.9236in" svg:height="3.956343in" draw:z-index="0">
<draw:image xlink:href="../Images/yкринформ/2023-05-29T-52-52-37-03-00/630_360_1669394904-181.jpg" xlink:type="simple" xlink:show="embed" xlink:actuate="onLoad" draw:mime-type="image/jpeg"/>
</draw:frame>
Presidential Office Advisor Mikhail Podolyak considers it necessary to create a 1,20-120-kilometer demilitarized zone in the Russian territory near Ukrainian border.</text:p>
      <text:p text:style-name="P4">
He noted this in <text:a xlink:type="simple" xlink:href="https://twitter.com/Podolyak_M/status/1663178457201664000" text:style-name="Internet_20_link" text:visited-style-name="Visited_20_Internet_20_Link">
Twitter</text:a>
, reports Ukrinform.</text:p>
      <text:p text:style-name="P4">
“The key topic of the post -war system should be the installation of fuses to repetition of aggression in the future. In order to ensure the real safety of residents of Kharkiv, Chernihiv, Sumy, Zaporizhia, Luhansk Tadonian regions and protect them from shelling, it will be obligatory to introduce a demytilized zone 100-120 km in the territory of Belgorod, Bryansk, Kursk, Rostov republics. It is likely that in the first stage with a compulsory international control contingent, ”the adviser of the OP head emphasized.</text:p>
      <text:p text:style-name="P4">
<text:span text:style-name="T4">
 Read also: </text:span>
 <text:a xlink:type="simple" xlink:href="https://www.ukrinform.ua/rubric-polytics/3715228-rozmova-z-rosianami-pocnetsa-lise-pisla-vivedenna-vijsk-z-ukraini-podolak.html" text:style-name="Internet_20_link" text:visited-style-name="Visited_20_Internet_20_Link">
conversation with the Russians will only begin after the withdrawal of military units of Ukraine - <text:span text:style-name="T4">
 Podolyak </text:span>
</text:a>
As it was reported, the head of the Ministry of Defense Cyril Budanov stated that the issue of warning of the war is the creation of a 100 kilometer demilitarized zone of interrosion and Ukraine.</text:p>
      <text:p text:style-name="P4">
News Source: <text:a xlink:type="simple" xlink:href="https://www.ukrinform.ua/rubric-polytics/3715772-ukraini-potribna-120kilometrova-demilitarizovana-zona-na-teritorii-rosii-podolak.html" text:style-name="Internet_20_link" text:visited-style-name="Visited_20_Internet_20_Link">
https://www.ukrinform.ua/rubric-polytics/3715772-ukraini-potribna-120kilometrova-demilitarizovana-zona-na-teritorii-rosii-podolak.html</text:a>
</text:p>
      <!--NEWS-->
      <text:h text:style-name="P10" text:outline-level="1">
<text:span text:style-name="T4">
Blinken goes to northern Europe - will talk about NATO Vilnius Summit and support Ukraine</text:span>
</text:h>
      <text:p text:style-name="P4">
Authors: Ukrinform (Person)</text:p>
      <text:p text:style-name="P4">
Publisher: Укринформ (Organization)</text:p>
      <text:p text:style-name="P4">
Published Time: 2023-05-29T-54:47:26+03:00</text:p>
      <text:p text:style-name="P4">
Modified Time: 2023-05-29T20:47:26+03:00</text:p>
      <text:p text:style-name="P4">
Description: US Secretary of State Anthony Blinken goes to Europe on Monday. During his visits, he will discuss with the heads of Government of Sweden, Norway and Finland preparations for NATO Vilnius Summit, Ukraine support and holding Russia accountable. - Ukrinform.</text:p>
      <text:p text:style-name="P4">
Images: ['<text:a xlink:type="simple" xlink:href="https://static.ukrinform.com/photos/2021_04/thumb_files/630_360_1618290656-821.jpeg" text:style-name="Internet_20_link" text:visited-style-name="Visited_20_Internet_20_Link">
630_360_16182...</text:a>
']</text:p>
      <text:p text:style-name="P4">
Tags: ['Фінляндія', 'НАТО', 'США', 'Швеція', 'Блінкен']</text:p>
      <text:p text:style-name="P4">
Type: Article</text:p>
      <!--METADATA-->
      <text:p text:style-name="P4">
<draw:frame draw:style-name="fr1" draw:name="Image44" text:anchor-type="as-char" svg:width="6.9236in" svg:height="3.956343in" draw:z-index="0">
<draw:image xlink:href="../Images/yкринформ/2023-05-29T-54-47-26-03-00/630_360_1618290656-821.jpeg" xlink:type="simple" xlink:show="embed" xlink:actuate="onLoad" draw:mime-type="image/jpeg"/>
</draw:frame>
US Secretary of State Anthony Blinken goes to Europe on Monday. During visits, he will discuss with the Heads of Government of Sweden, Norway and Finland, preparation of NATO's Arbilita Summit, Ukraine support and holding reference.</text:p>
      <text:p text:style-name="P4">
According to Ukrinform correspondent, the trip previously announced <text:a xlink:type="simple" xlink:href="https://www.nytimes.com/live/2023/05/29/world/russia-ukraine-news/blinken-will-meet-with-european-leaders-as-sweden-pushes-nato-membership" text:style-name="Internet_20_link" text:visited-style-name="Visited_20_Internet_20_Link">
State Department</text:a>
.</text:p>
      <text:p text:style-name="P4">
According to the program, Blinken will first visit Sweden, where he will in Lulezhstrozhstrin with Prime Minister Ulf Christerson.</text:p>
      <text:p text:style-name="P4">
On Wednesday, Blinken will go to Oslo, where he will negotiate with Prime Minister Jonas Gar Stere.</text:p>
      <text:p text:style-name="P4">
<text:span text:style-name="T4">
 Read also: </text:span>
 <text:a xlink:type="simple" xlink:href="https://www.ukrinform.ua/rubric-polytics/3712794-ssa-rozgladatimut-usi-sposobi-pritagnenna-rosii-do-vidpovidalnosti-derzdep.html" text:style-name="Internet_20_link" text:visited-style-name="Visited_20_Internet_20_Link">
USA will consider all ways to hold Russia reference - State Department</text:a>
Friday Secretary of State <text:a xlink:type="simple" xlink:href="https://www.ukrinform.ua/tag-ssa" text:style-name="Internet_20_link" text:visited-style-name="Visited_20_Internet_20_Link">
USA</text:a>
Mother of Musta with Finland Prime Minister Sanna Marin and will make a speech by Whelels, which will emphasize that "Russian aggression has become a strategic manner in all respects," the State Department notes.</text:p>
      <text:p text:style-name="P4">
It was reported that the NATO summit in Vilnius will take place on July 11-12. It is expected that the leaders of the states will be a prominent place in the Alliance membership and the war of Russia against Ukraine.</text:p>
      <text:p text:style-name="P4">
<text:span text:style-name="T5">
Foto: Bloomberg</text:span>
</text:p>
      <text:p text:style-name="P4">
News Source: <text:a xlink:type="simple" xlink:href="https://www.ukrinform.ua/rubric-world/3715770-blinken-ide-v-pivnicnu-evropu-govoritime-pro-vilnuskij-samit-nato-ta-pidtrimku-ukraini.html" text:style-name="Internet_20_link" text:visited-style-name="Visited_20_Internet_20_Link">
https://www.ukrinform.ua/rubric-world/3715770-blinken-ide-v-pivnicnu-evropu-govoritime-pro-vilnuskij-samit-nato-ta-pidtrimku-ukraini.html</text:a>
</text:p>
      <!--NEWS-->
      <text:h text:style-name="P10" text:outline-level="1">
<text:span text:style-name="T4">
In the north of Kosovo as a result of clashes two Serbs wounded</text:span>
</text:h>
      <text:p text:style-name="P4">
Authors: Ukrinform (Person)</text:p>
      <text:p text:style-name="P4">
Publisher: Укринформ (Organization)</text:p>
      <text:p text:style-name="P4">
Published Time: 2023-05-29T-56:21:00+03:00</text:p>
      <text:p text:style-name="P4">
Modified Time: 2023-05-29T20:21:00+03:00</text:p>
      <text:p text:style-name="P4">
Description: At least two Serbs were injured during clashes in the north of partially recognized Kosovo today after the NATO peacekeeping forces and Kosovo police have applied force against protesters. - Ukrinform.</text:p>
      <text:p text:style-name="P4">
Images: ['<text:a xlink:type="simple" xlink:href="https://static.ukrinform.com/photos/2023_05/thumb_files/630_360_1685380647-675.jpg" text:style-name="Internet_20_link" text:visited-style-name="Visited_20_Internet_20_Link">
630_360_16853...</text:a>
']</text:p>
      <text:p text:style-name="P4">
Tags: ['Косово', 'Сербія', 'Сутички']</text:p>
      <text:p text:style-name="P4">
Type: Article</text:p>
      <!--METADATA-->
      <text:p text:style-name="P4">
<draw:frame draw:style-name="fr1" draw:name="Image45" text:anchor-type="as-char" svg:width="6.9236in" svg:height="3.956343in" draw:z-index="0">
<draw:image xlink:href="../Images/yкринформ/2023-05-29T-56-21-00-03-00/630_360_1685380647-675.jpg" xlink:type="simple" xlink:show="embed" xlink:actuate="onLoad" draw:mime-type="image/jpeg"/>
</draw:frame>
At least two Serbs were injured during clashes in the north of partial Kosovo today after NATO peacekeeping forces KFOR have used force against protesters.</text:p>
      <text:p text:style-name="P4">
As Ukrinform reports, it reports <text:a xlink:type="simple" xlink:href="https://apnews.com/article/kosovo-serbia-tension-eu-us-cf2637072cd88f3bcf0d902236d3631b" text:style-name="Internet_20_link" text:visited-style-name="Visited_20_Internet_20_Link">
AP</text:a>
.</text:p>
      <text:p text:style-name="P4">
Today Kosovo Police and representatives of the military mission, Kosovo Force(Kph), under the auspices of NATO, the buildings of municipalities in Zvezchan, Leposaavichi, Zubin-Potocz and Mitrovitsa, four homades in the north, and a deuminated month took place early elections.</text:p>
      <text:p text:style-name="P4">
Voting was mostly boycotted by ethnic Serbs, which make up the majority in these regions. Only ethnic Albanians and representatives of others were minorized to the posts of mayors.</text:p>
      <text:p text:style-name="P4">
<text:span text:style-name="T4">
 Read also: </text:span>
 <text:a xlink:type="simple" xlink:href="https://www.ukrinform.ua/rubric-world/3715375-stoltenberg-zaklikav-kosovo-poslabiti-napruzenist-u-vidnosinah-z-serbieu.html" text:style-name="Internet_20_link" text:visited-style-name="Visited_20_Internet_20_Link">
Stoltenberg called <text:span text:style-name="T4">
 Kosov </text:span>
 O weaken tensions with Serbia</text:a>
Ethnic Serbs collided with the police near the municipality building when they were to seize one of the local communities, where the mayors of ethnic albanivated last week with the help of Kosovo authorities.</text:p>
      <text:p text:style-name="P4">
According to the portal <text:a xlink:type="simple" xlink:href="https://www.b92.net/eng/news/politics.php" text:style-name="Internet_20_link" text:visited-style-name="Visited_20_Internet_20_Link">
b92</text:a>
, Serbs were attacked by the Serbs, two people were injured as a result of suffering.</text:p>
      <text:p text:style-name="P4">
It was reported that in Kosovo two days ago clashes between local [police] began(https://www.ukrinform.ua/tag-policia)and participants of the actions that protest against the arrival of mayors, which are ethnic Albanians, in the areas of the Serbian population.</text:p>
      <text:p text:style-name="P4">
The Serbs, which make up the majority of the Kosovo region, do not know the independence of the region and still consider Belgrade their capital.</text:p>
      <text:p text:style-name="P4">
Ethnic Albanians make up more than 90% of Kosovo's population as a whole.</text:p>
      <text:p text:style-name="P4">
<text:span text:style-name="T4">
 Read also: </text:span>
 <text:a xlink:type="simple" xlink:href="https://www.ukrinform.ua/rubric-world/3714741-evrosouz-zaklikae-do-deeskalacii-naprugi-na-pivnoci-kosova.html" text:style-name="Internet_20_link" text:visited-style-name="Visited_20_Internet_20_Link">
EU EU calls for voltage de -escalation in the north <text:span text:style-name="T4">
 Kosov </text:span>
 a</text:a>
The Serbs refused to participate in the local elections in April, and alban candidates won all four municipalities with a 3.5%turnout.</text:p>
      <text:p text:style-name="P4">
Local Serbs, with the support of Belgrade, said they did not recognize mayors because they did not represent them.</text:p>
      <text:p text:style-name="P4">
<text:span text:style-name="T5">
Foto: aa</text:span>
</text:p>
      <text:p text:style-name="P4">
News Source: <text:a xlink:type="simple" xlink:href="https://www.ukrinform.ua/rubric-world/3715764-na-pivnoci-kosova-vnaslidok-suticok-poraneni-dvoh-serbiv.html" text:style-name="Internet_20_link" text:visited-style-name="Visited_20_Internet_20_Link">
https://www.ukrinform.ua/rubric-world/3715764-na-pivnoci-kosova-vnaslidok-suticok-poraneni-dvoh-serbiv.html</text:a>
</text:p>
      <!--NEWS-->
      <text:h text:style-name="P10" text:outline-level="1">
<text:span text:style-name="T4">
Zelensky turned to the Americans on memory day</text:span>
</text:h>
      <text:p text:style-name="P4">
Authors: Ukrinform (Person)</text:p>
      <text:p text:style-name="P4">
Publisher: Укринформ (Organization)</text:p>
      <text:p text:style-name="P4">
Published Time: 2023-05-29T-58:09:00+03:00</text:p>
      <text:p text:style-name="P4">
Modified Time: 2023-05-29T20:09:00+03:00</text:p>
      <text:p text:style-name="P4">
Description: President Volodymyr Zelenskyy honored the courage and self -sacrifice of Americans who stood up for freedom and thanked for the support of Ukraine in the confrontation of Russian aggression. - Ukrinform.</text:p>
      <text:p text:style-name="P4">
Images: ['<text:a xlink:type="simple" xlink:href="https://static.ukrinform.com/photos/2023_05/thumb_files/630_360_1685379837-541.png" text:style-name="Internet_20_link" text:visited-style-name="Visited_20_Internet_20_Link">
630_360_16853...</text:a>
']</text:p>
      <text:p text:style-name="P4">
Tags: ['США', 'Звернення', 'Зеленський']</text:p>
      <text:p text:style-name="P4">
Type: Article</text:p>
      <!--METADATA-->
      <text:p text:style-name="P4">
<draw:frame draw:style-name="fr1" draw:name="Image46" text:anchor-type="as-char" svg:width="6.9236in" svg:height="3.956343in" draw:z-index="0">
<draw:image xlink:href="../Images/yкринформ/2023-05-29T-58-09-00-03-00/630_360_1685379837-541.png" xlink:type="simple" xlink:show="embed" xlink:actuate="onLoad" draw:mime-type="image/png"/>
</draw:frame>
The Presidential Lordimir Zelensky honored the courage and self -sacrifice of Americans, who were protecting freedom, and thanked for the support of Ukraine in opposition to Russian aggression.</text:p>
      <text:p text:style-name="P4">
He said this in <text:a xlink:type="simple" xlink:href="https://t.me/OP_UA/9600" text:style-name="Internet_20_link" text:visited-style-name="Visited_20_Internet_20_Link">
video message</text:a>
The D -American people on the occasion of the National Remembrance Day, reports Ukrinform.</text:p>
      <text:p text:style-name="P4">
“On behalf of all Ukrainians, I would like to honor the courage and self -sacrifice of all Americans who stood up and continue to defend freedom. Your freedom was due to those who fought for her. Our freedom will stand because who is fighting it, ”the head of state said.</text:p>
      <text:p text:style-name="P4">
Video: Op</text:p>
      <text:p text:style-name="P4">
He emphasized that freedom is based on "the courage of the best in their radite on the readiness of young men and women who serve their people in Varmia, become the best in their kind and make their bravery the basis for their nation."</text:p>
      <text:p text:style-name="P4">
<text:span text:style-name="T4">
 Read also: </text:span>
 <text:a xlink:type="simple" xlink:href="https://www.ukrinform.ua/rubric-polytics/3715607-zelenskij-proviv-rozmovu-z-premerom-kambodzi-govorili-pro-rozminuvanna.html" text:style-name="Internet_20_link" text:visited-style-name="Visited_20_Internet_20_Link">
<text:span text:style-name="T4">
 Zelensky </text:span>
 Talking with Cambodia Prime Minister - Demanded about Demand</text:a>
Zelensky noted that when mentioning the warriors who sacrificed our lives in the name, we also mention the reason why we are alive and live the way we like, why our free nations stand.</text:p>
      <text:p text:style-name="P4">
“Our duty is to teach children that freedom cannot be seen as a given. Our duty is to teach them to be grateful. Our duty is to honor anyone who has given their lives, protecting the freedom, the noble and free flag of their country and the people. Our duty is to remember what price was paid for keeping the light of freedom, despite all the dark times that came, ”the president is convinced.</text:p>
      <text:p text:style-name="P4">
He assured that Ukrainians will always be grateful to the United States and every America for "extraordinary support, which helps us to bring Russian tyranny to those who played in the fight for freedom."</text:p>
      <text:p text:style-name="P4">
<text:span text:style-name="T4">
 Read also: </text:span>
 <text:a xlink:type="simple" xlink:href="https://www.ukrinform.ua/rubric-polytics/3715600-dania-zbilsila-finansuvanna-fondu-pidtrimki-ukraini-na-26-milarda-zelenskij-podakuvav.html" text:style-name="Internet_20_link" text:visited-style-name="Visited_20_Internet_20_Link">
Denmark has increased funding for Ukraine support fund by $ 2.6 billion - <text:span text:style-name="T4">
 Zelensky </text:span>
 thanked</text:a>
</text:p>
      <text:p text:style-name="P4">
Remembrance Day is the US National Holiday, which is celebrated annually in the last time of May. This day is dedicated to the memory of US military servicemen who died in all wars and armed conflicts where they were involved.</text:p>
      <text:p text:style-name="P4">
Photo: op</text:p>
      <text:p text:style-name="P4">
News Source: <text:a xlink:type="simple" xlink:href="https://www.ukrinform.ua/rubric-polytics/3715762-zelenskij-zvernuvsa-do-amerikanciv-u-den-pamati.html" text:style-name="Internet_20_link" text:visited-style-name="Visited_20_Internet_20_Link">
https://www.ukrinform.ua/rubric-polytics/3715762-zelenskij-zvernuvsa-do-amerikanciv-u-den-pamati.html</text:a>
</text:p>
      <!--NEWS-->
      <text:h text:style-name="P10" text:outline-level="1">
<text:span text:style-name="T4">
The invaders again died in Sumy region: damaged composition of the agro -enterprise</text:span>
</text:h>
      <text:p text:style-name="P4">
Authors: Ukrinform (Person)</text:p>
      <text:p text:style-name="P4">
Publisher: Укринформ (Organization)</text:p>
      <text:p text:style-name="P4">
Published Time: 2023-05-29T-7:55:00+03:00</text:p>
      <text:p text:style-name="P4">
Modified Time: 2023-05-29T23:55:00+03:00</text:p>
      <text:p text:style-name="P4">
Description: During Monday, May 29, invaders were beat in the region 10 times, using various weapons. - Ukrinform.</text:p>
      <text:p text:style-name="P4">
Images: ['<text:a xlink:type="simple" xlink:href="https://static.ukrinform.com/photos/2022_10/thumb_files/630_360_1664845105-119.jpg" text:style-name="Internet_20_link" text:visited-style-name="Visited_20_Internet_20_Link">
630_360_16648...</text:a>
']</text:p>
      <text:p text:style-name="P4">
Tags: ['Обстріл', 'Сумщина', 'Агресія РФ', 'Війна з Росією']</text:p>
      <text:p text:style-name="P4">
Type: Article</text:p>
      <!--METADATA-->
      <text:p text:style-name="P4">
<draw:frame draw:style-name="fr1" draw:name="Image47" text:anchor-type="as-char" svg:width="6.9236in" svg:height="3.956343in" draw:z-index="0">
<draw:image xlink:href="../Images/yкринформ/2023-05-29T-7-55-00-03-00/630_360_1664845105-119.jpg" xlink:type="simple" xlink:show="embed" xlink:actuate="onLoad" draw:mime-type="image/jpeg"/>
</draw:frame>
In the 29th May, the invaders were beat in the region on May 29, using various weapons 10 times.</text:p>
      <text:p text:style-name="P4">
About it reports Ukrinform with reference to the Sumy Regional Military Administration.</text:p>
      <text:p text:style-name="P4">
"During the day, the Russians made 10 shellings. There were 48 explosions recorded," it will be in the summary.</text:p>
      <text:p text:style-name="P4">
<text:span text:style-name="T4">
 Read also: </text:span>
 <text:span text:style-name="T4">
 <text:a xlink:type="simple" xlink:href="https://www.ukrinform.ua/rubric-ato/3715330-vijska-rf-obstrilali-kupanskij-rajon-harkivsini-e-poranena.html" text:style-name="Internet_20_link" text:visited-style-name="Visited_20_Internet_20_Link">
Russian troops fired at Kupyansky district of Kharkiv region, Eporanena</text:a>
</text:span>
</text:p>
      <text:p text:style-name="P4">
Velikopisarevskaya, Esman, Shalyginsk, Krasnopil, Belopolsk communities came under fire today.</text:p>
      <text:p text:style-name="P4">
<text:span text:style-name="T4">
 Read also: </text:span>
 <text:span text:style-name="T4">
 <text:a xlink:type="simple" xlink:href="https://www.ukrinform.ua/rubric-ato/3715458-armia-rf-trici-obstrilala-prikordonna-sumsini.html" text:style-name="Internet_20_link" text:visited-style-name="Visited_20_Internet_20_Link">
Army of the Russian Federation fired at five communities in Sumy region, eating</text:a>
</text:span>
</text:p>
      <text:p text:style-name="P4">
As reported by Ukrinform, the troops of the Russian Federation on May 28 _ <text:span text:style-name="T4">
 <text:a xlink:type="simple" xlink:href="https://www.ukrinform.ua/rubric-ato/3715348-vijska-rf-za-den-obstrilali-devat-gromad-sumsini-ova.html" text:style-name="Internet_20_link" text:visited-style-name="Visited_20_Internet_20_Link">
14 times dating border communities of Sumy region</text:a>
</text:span>
 _, using aviation, mortars and artillery.</text:p>
      <text:p text:style-name="P4">
News Source: <text:a xlink:type="simple" xlink:href="https://www.ukrinform.ua/rubric-ato/3715812-zagarbniki-znovu-gatili-po-sumsini-poskodzenij-sklad-agropidpriemstva.html" text:style-name="Internet_20_link" text:visited-style-name="Visited_20_Internet_20_Link">
https://www.ukrinform.ua/rubric-ato/3715812-zagarbniki-znovu-gatili-po-sumsini-poskodzenij-sklad-agropidpriemstva.html</text:a>
</text:p>
      <!--NEWS-->
      <text:h text:style-name="P10" text:outline-level="1">
<text:span text:style-name="T4">
Clashes in Kosovo: NATO patrol representatives were injured</text:span>
</text:h>
      <text:p text:style-name="P4">
Authors: Ukrinform (Person)</text:p>
      <text:p text:style-name="P4">
Publisher: Укринформ (Organization)</text:p>
      <text:p text:style-name="P4">
Published Time: 2023-05-29T-9:42:00+03:00</text:p>
      <text:p text:style-name="P4">
Modified Time: 2023-05-29T23:42:00+03:00</text:p>
      <text:p text:style-name="P4">
Description: The North Atlantic Alliance "strongly condemns" the uncontrollable attacks on NATO's troops under the leadership of NATO (KFOR) in the northern part of Kosovo, which resulted in two people injured, according to the official representative of the Alliance. - Ukrinform.</text:p>
      <text:p text:style-name="P4">
Images: ['<text:a xlink:type="simple" xlink:href="https://static.ukrinform.com/photos/2018_12/thumb_files/630_360_1544017900-946.jpg" text:style-name="Internet_20_link" text:visited-style-name="Visited_20_Internet_20_Link">
630_360_15440...</text:a>
']</text:p>
      <text:p text:style-name="P4">
Tags: ['Косово', 'НАТО', 'Поранені', 'Сербія', 'Сутички']</text:p>
      <text:p text:style-name="P4">
Type: Article</text:p>
      <!--METADATA-->
      <text:p text:style-name="P4">
<draw:frame draw:style-name="fr1" draw:name="Image48" text:anchor-type="as-char" svg:width="6.9236in" svg:height="3.976916in" draw:z-index="0">
<draw:image xlink:href="../Images/yкринформ/2023-05-29T-9-42-00-03-00/630_360_1544017900-946.jpg" xlink:type="simple" xlink:show="embed" xlink:actuate="onLoad" draw:mime-type="image/jpeg"/>
</draw:frame>
The North Atlantic Alliance "strongly condemns" the uncontrollable attacks on NATO's troops under NATO leadership(Kph)In the northern part of Kosovo, which as a result of which two people were injured, according to the statement of the official representative of the Alliance.</text:p>
      <text:p text:style-name="P4">
This is reported by Ukrinform with reference to <text:a xlink:type="simple" xlink:href="https://www.radiosvoboda.org/a/news-kosovo-serby-sutychky-nato-poraneni/32434099.html" text:style-name="Internet_20_link" text:visited-style-name="Visited_20_Internet_20_Link">
Radio Liberty.</text:a>
“Such attacks are absolutely unacceptable. Violence must stop immediately. We paint all parties to refrain from actions that are even more pushed by the stroke, and to conduct a dialogue, ”NATO noted.</text:p>
      <text:p text:style-name="P4">
<text:span text:style-name="T4">
 Read also: </text:span>
 <text:span text:style-name="T4">
 [in NATO called Kosovo's power to immediate de -escalation(https://www.ukrinform.ua/rubric-world/3714947-u-nato-zaklikali-vladu-kosova-do-negajnoi-deeskalacii-naprugi.html)</text:span>
</text:p>
      <text:p text:style-name="P4">
They say that international peacekeeping forces in Kosovo "will take a comprehensive action to maintain a safe and peaceful environment."</text:p>
      <text:p text:style-name="P4">
"They will continue to operate impartially in accordance with their mandate in accordance with the 1244 of the United Nations Security Council of 1999," the Alliance added.</text:p>
      <text:p text:style-name="P4">
<text:span text:style-name="T4">
 Read also: </text:span>
 <text:span text:style-name="T4">
 <text:a xlink:type="simple" xlink:href="https://www.ukrinform.ua/rubric-world/3715375-stoltenberg-zaklikav-kosovo-poslabiti-napruzenist-u-vidnosinah-z-serbieu.html" text:style-name="Internet_20_link" text:visited-style-name="Visited_20_Internet_20_Link">
Stoltenberg urged Kosovo to weaken the tensions with Serbia</text:a>
</text:span>
</text:p>
      <text:p text:style-name="P4">
Earlier Associated Press <text:a xlink:type="simple" xlink:href="https://apnews.com/article/kosovo-serbia-tension-eu-us-cf2637072cd88f3bcf0d902236d3631b" text:style-name="Internet_20_link" text:visited-style-name="Visited_20_Internet_20_Link">
reported</text:a>
that the ethnic Serbs of Kosovo collided with the troops of the KFOR peacekeeping forces, when they tried to capture the offices of one of the municipalities. Albanians became the mayors last week, which caused protests and collisions of Uregion.</text:p>
      <text:p text:style-name="P4">
<text:span text:style-name="T4">
 Read also: </text:span>
 <text:span text:style-name="T4">
 <text:a xlink:type="simple" xlink:href="https://www.ukrinform.ua/rubric-world/3715764-na-pivnoci-kosova-vnaslidok-suticok-poraneni-dvoh-serbiv.html" text:style-name="Internet_20_link" text:visited-style-name="Visited_20_Internet_20_Link">
in the north of Kosovo due to clashes wounded duoders</text:a>
</text:span>
</text:p>
      <text:p text:style-name="P4">
It was reported that in Kosovo two days ago clashes between local police and participants of actions protesting against the arrival of mayors, which are ethnic Albanians, in areas of residence of the Serbian population.</text:p>
      <text:p text:style-name="P4">
Serbs that make up the majority of the Northern Region's population <text:span text:style-name="T4">
 <text:a xlink:type="simple" xlink:href="https://www.ukrinform.ua/tag-kosovo" text:style-name="Internet_20_link" text:visited-style-name="Visited_20_Internet_20_Link">
Kosovo</text:a>
</text:span>
, they do not recognize the independence of the region of Ivs still consider Belgrade to be their capital.</text:p>
      <text:p text:style-name="P4">
Ethnic Albanians make up more than 90% of Kosovo's population as a whole.The Serbs refused to participate in the local elections in April, and alban candidates won all four municipalities with a 3.5%turnout.</text:p>
      <text:p text:style-name="P4">
Local Serbs, with the support of Belgrade, said they did not recognize mayors because they did not represent them.</text:p>
      <text:p text:style-name="P4">
News Source: <text:a xlink:type="simple" xlink:href="https://www.ukrinform.ua/rubric-world/3715811-suticki-v-kosovo-predstavniki-patrula-nato-otrimali-poranenna.html" text:style-name="Internet_20_link" text:visited-style-name="Visited_20_Internet_20_Link">
https://www.ukrinform.ua/rubric-world/3715811-suticki-v-kosovo-predstavniki-patrula-nato-otrimali-poranenna.html</text:a>
</text:p>
      <!--NEWS-->
      <text:h text:style-name="P10" text:outline-level="1">
<text:span text:style-name="T4">
Ukrainian air defense shot down 37 Cruise missiles, 29 Shahed drones, launched by Russia over...</text:span>
</text:h>
      <text:p text:style-name="P4">
Authors: liveuamap (Language: en)</text:p>
      <text:p text:style-name="P4">
Time: 2023-05-29T01:56:04</text:p>
      <text:p text:style-name="P4">
Location: Odesa (Latitude:46.48959 Longtitude:30.74249)</text:p>
      <text:p text:style-name="P4">
Videos: []</text:p>
      <text:p text:style-name="P4">
Images: ["<text:a xlink:type="simple" xlink:href="https://liveuamap.com/pics/2023/05/29/22566017_0.jpg" text:style-name="Internet_20_link" text:visited-style-name="Visited_20_Internet_20_Link">
22566017_0.jpg</text:a>
"]</text:p>
      <text:p text:style-name="P4">
Tags: ["Europe", "Central and Eastern Europe"]</text:p>
      <text:p text:style-name="P4">
Id: 22566017</text:p>
      <!--METADATA-->
      <text:p text:style-name="P4">
Ukrainian air defense shot down 37 Cruise missiles, 29 Shahed drones, launched by Russia overnight<draw:frame draw:style-name="fr1" draw:name="Image49" text:anchor-type="as-char" svg:width="6.9236in" svg:height="6.9236in" draw:z-index="0">
<draw:image xlink:href="../Images/liveuamap/2023-05-29T01-56-04/22566017_0.jpg" xlink:type="simple" xlink:show="embed" xlink:actuate="onLoad" draw:mime-type="image/jpeg"/>
</draw:frame>
News Collection Link: <text:a xlink:type="simple" xlink:href="https://liveuamap.com/en/2023/29-may-ukrainian-air-defense-shot-down-37-cruise-missiles" text:style-name="Internet_20_link" text:visited-style-name="Visited_20_Internet_20_Link">
https://liveuamap.com/en/2023/29-may-ukrainian-air-defense-shot-down-37-cruise-missiles</text:a>
</text:p>
      <text:p text:style-name="P4">
News Source: <text:a xlink:type="simple" xlink:href="https://t.me/CinCAFU/506" text:style-name="Internet_20_link" text:visited-style-name="Visited_20_Internet_20_Link">
https://t.me/CinCAFU/506</text:a>
</text:p>
      <!--NEWS-->
      <text:h text:style-name="P10" text:outline-level="1">
<text:span text:style-name="T4">
1 person was wounded as result of shelling of Kucherivka village in Kharkiv region, another i...</text:span>
</text:h>
      <text:p text:style-name="P4">
Authors: liveuamap (Language: en)</text:p>
      <text:p text:style-name="P4">
Time: 2023-05-29T01:58:04</text:p>
      <text:p text:style-name="P4">
Location: Kharkiv (Latitude:49.48327 Longtitude:37.69207)</text:p>
      <text:p text:style-name="P4">
Videos: []</text:p>
      <text:p text:style-name="P4">
Images: ["<text:a xlink:type="simple" xlink:href="https://liveuamap.com/pics/2023/05/29/22566018_0.jpg" text:style-name="Internet_20_link" text:visited-style-name="Visited_20_Internet_20_Link">
22566018_0.jpg</text:a>
", "<text:a xlink:type="simple" xlink:href="https://liveuamap.com/pics/2023/05/29/22566018_1.jpg" text:style-name="Internet_20_link" text:visited-style-name="Visited_20_Internet_20_Link">
22566018_1.jpg</text:a>
", "<text:a xlink:type="simple" xlink:href="https://liveuamap.com/pics/2023/05/29/22566018_2.jpg" text:style-name="Internet_20_link" text:visited-style-name="Visited_20_Internet_20_Link">
22566018_2.jpg</text:a>
", "<text:a xlink:type="simple" xlink:href="https://liveuamap.com/pics/2023/05/29/22566018_3.jpg" text:style-name="Internet_20_link" text:visited-style-name="Visited_20_Internet_20_Link">
22566018_3.jpg</text:a>
", "<text:a xlink:type="simple" xlink:href="https://liveuamap.com/pics/2023/05/29/22566018_4.jpg" text:style-name="Internet_20_link" text:visited-style-name="Visited_20_Internet_20_Link">
22566018_4.jpg</text:a>
"]</text:p>
      <text:p text:style-name="P4">
Tags: ["Europe"]</text:p>
      <text:p text:style-name="P4">
Id: 22566018</text:p>
      <!--METADATA-->
      <text:p text:style-name="P4">
1 person was wounded as result of shelling of Kucherivka village in Kharkiv Region, another in Bohuslavka village<draw:frame draw:style-name="fr1" draw:name="Image51" text:anchor-type="as-char" svg:width="6.9236in" svg:height="5.1927in" draw:z-index="0">
<draw:image xlink:href="../Images/liveuamap/2023-05-29T01-58-04/22566018_1.jpg" xlink:type="simple" xlink:show="embed" xlink:actuate="onLoad" draw:mime-type="image/jpeg"/>
</draw:frame>
<draw:frame draw:style-name="fr1" draw:name="Image52" text:anchor-type="as-char" svg:width="6.9236in" svg:height="5.1927in" draw:z-index="0">
<draw:image xlink:href="../Images/liveuamap/2023-05-29T01-58-04/22566018_2.jpg" xlink:type="simple" xlink:show="embed" xlink:actuate="onLoad" draw:mime-type="image/jpeg"/>
</draw:frame>
<draw:frame draw:style-name="fr1" draw:name="Image53" text:anchor-type="as-char" svg:width="6.9236in" svg:height="5.1927in" draw:z-index="0">
<draw:image xlink:href="../Images/liveuamap/2023-05-29T01-58-04/22566018_3.jpg" xlink:type="simple" xlink:show="embed" xlink:actuate="onLoad" draw:mime-type="image/jpeg"/>
</draw:frame>
<draw:frame draw:style-name="fr1" draw:name="Image54" text:anchor-type="as-char" svg:width="6.9236in" svg:height="5.1927in" draw:z-index="0">
<draw:image xlink:href="../Images/liveuamap/2023-05-29T01-58-04/22566018_4.jpg" xlink:type="simple" xlink:show="embed" xlink:actuate="onLoad" draw:mime-type="image/jpeg"/>
</draw:frame>
News Collection Link: <text:a xlink:type="simple" xlink:href="https://liveuamap.com/en/2023/29-may-1-person-was-wounded-as-result-of-shelling-of-kucherivka" text:style-name="Internet_20_link" text:visited-style-name="Visited_20_Internet_20_Link">
https://liveuamap.com/en/2023/29-may-1-person-was-wounded-as-result-of-shelling-of-kucherivka</text:a>
</text:p>
      <text:p text:style-name="P4">
News Source: <text:a xlink:type="simple" xlink:href="https://t.me/huyovy_kharkiv/111124" text:style-name="Internet_20_link" text:visited-style-name="Visited_20_Internet_20_Link">
https://t.me/huyovy_kharkiv/111124</text:a>
</text:p>
      <!--NEWS-->
      <text:h text:style-name="P10" text:outline-level="1">
<text:span text:style-name="T4">
Donetsk Oblast(09:05). Red Alert: aerial threat. Sirens sounding. Take cover now!</text:span>
</text:h>
      <text:p text:style-name="P4">
Authors: liveuamap (Language: en)</text:p>
      <text:p text:style-name="P4">
Time: 2023-05-29T03:11:00</text:p>
      <text:p text:style-name="P4">
Location: Donetsk Oblast (Latitude:48.72831 Longtitude:37.57738)</text:p>
      <text:p text:style-name="P4">
Videos: []</text:p>
      <text:p text:style-name="P4">
Images: []</text:p>
      <text:p text:style-name="P4">
Tags: ["Europe", "Central and Eastern Europe"]</text:p>
      <text:p text:style-name="P4">
Id: 22566117</text:p>
      <!--METADATA-->
      <text:p text:style-name="P4">
Donetsk Oblast(09:05). Red Alert: aerial threat. Sirens sounding. Take covernow!</text:p>
      <text:p text:style-name="P4">
News Collection Link: <text:a xlink:type="simple" xlink:href="https://liveuamap.com/en/2023/29-may-donetsk-oblast0905-red-alert-aerial-thg" text:style-name="Internet_20_link" text:visited-style-name="Visited_20_Internet_20_Link">
https://liveuamap.com/en/2023/29-may-donetsk-oblast0905-red-alert-aerial-thg</text:a>
</text:p>
      <text:p text:style-name="P4">
News Source: <text:a xlink:type="simple" xlink:href="https://t.me/air_alert_ua/46781" text:style-name="Internet_20_link" text:visited-style-name="Visited_20_Internet_20_Link">
https://t.me/air_alert_ua/46781</text:a>
</text:p>
      <!--NEWS-->
      <text:h text:style-name="P10" text:outline-level="1">
<text:span text:style-name="T4">
Ukrainian official: Russia targeted a military site in Khmelnytskyi, in the west of the count...</text:span>
</text:h>
      <text:p text:style-name="P4">
Authors: liveuamap (Language: en)</text:p>
      <text:p text:style-name="P4">
Time: 2023-05-29T03:17:12</text:p>
      <text:p text:style-name="P4">
Location: Khmelnitsky (Latitude:49.50738 Longtitude:27.27905)</text:p>
      <text:p text:style-name="P4">
Videos: []</text:p>
      <text:p text:style-name="P4">
Images: []</text:p>
      <text:p text:style-name="P4">
Tags: ["Russia", "Europe"]</text:p>
      <text:p text:style-name="P4">
Id: 22566118</text:p>
      <!--METADATA-->
      <text:p text:style-name="P4">
Ukrainian official: Russia targeted a military site in Khmelnytskyi, in thewest of the country. 5 aircraft out of service</text:p>
      <text:p text:style-name="P4">
News Collection Link: <text:a xlink:type="simple" xlink:href="https://liveuamap.com/en/2023/29-may-ukrainian-official-russia-targeted-a-military-site" text:style-name="Internet_20_link" text:visited-style-name="Visited_20_Internet_20_Link">
https://liveuamap.com/en/2023/29-may-ukrainian-official-russia-targeted-a-military-site</text:a>
</text:p>
      <text:p text:style-name="P4">
News Source: <text:a xlink:type="simple" xlink:href="https://twitter.com/AlArabiya_Brk/status/1663080465324990469" text:style-name="Internet_20_link" text:visited-style-name="Visited_20_Internet_20_Link">
https://twitter.com/AlArabiya_Brk/status/1663080465324990469</text:a>
</text:p>
      <!--NEWS-->
      <text:h text:style-name="P10" text:outline-level="1">
<text:span text:style-name="T4">
Fire in Zolochiv district after debris of the missile have fallen</text:span>
</text:h>
      <text:p text:style-name="P4">
Authors: liveuamap (Language: en)</text:p>
      <text:p text:style-name="P4">
Time: 2023-05-29T03:17:55</text:p>
      <text:p text:style-name="P4">
Location: Zolochiv,Lviv Oblast (Latitude:49.82159 Longtitude:24.87991)</text:p>
      <text:p text:style-name="P4">
Videos: []</text:p>
      <text:p text:style-name="P4">
Images: ["<text:a xlink:type="simple" xlink:href="https://liveuamap.com/pics/2023/05/29/22566119_0.jpg" text:style-name="Internet_20_link" text:visited-style-name="Visited_20_Internet_20_Link">
22566119_0.jpg</text:a>
", "<text:a xlink:type="simple" xlink:href="https://liveuamap.com/pics/2023/05/29/22566119_1.jpg" text:style-name="Internet_20_link" text:visited-style-name="Visited_20_Internet_20_Link">
22566119_1.jpg</text:a>
"]</text:p>
      <text:p text:style-name="P4">
Tags: ["Europe", "Central and Eastern Europe"]</text:p>
      <text:p text:style-name="P4">
Id: 22566119</text:p>
      <!--METADATA-->
      <text:p text:style-name="P4">
Fire in Zolochiv district after debris of the missile have fallen</text:p>
      <text:p text:style-name="P4">
<draw:frame draw:style-name="fr1" draw:name="Image55" text:anchor-type="as-char" svg:width="6.9236in" svg:height="5.1927in" draw:z-index="0">
<draw:image xlink:href="../Images/liveuamap/2023-05-29T03-17-55/22566119_0.jpg" xlink:type="simple" xlink:show="embed" xlink:actuate="onLoad" draw:mime-type="image/jpeg"/>
</draw:frame>
<draw:frame draw:style-name="fr1" draw:name="Image56" text:anchor-type="as-char" svg:width="6.9236in" svg:height="5.1927in" draw:z-index="0">
<draw:image xlink:href="../Images/liveuamap/2023-05-29T03-17-55/22566119_1.jpg" xlink:type="simple" xlink:show="embed" xlink:actuate="onLoad" draw:mime-type="image/jpeg"/>
</draw:frame>
News Collection Link: <text:a xlink:type="simple" xlink:href="https://liveuamap.com/en/2023/29-may-fire-in-zolochiv-district-after-debris-of-the-missile" text:style-name="Internet_20_link" text:visited-style-name="Visited_20_Internet_20_Link">
https://liveuamap.com/en/2023/29-may-fire-in-zolochiv-district-after-debris-of-the-missile</text:a>
</text:p>
      <text:p text:style-name="P4">
News Source: <text:a xlink:type="simple" xlink:href="https://t.me/channel24_ua/90159" text:style-name="Internet_20_link" text:visited-style-name="Visited_20_Internet_20_Link">
https://t.me/channel24_ua/90159</text:a>
</text:p>
      <!--NEWS-->
      <text:h text:style-name="P10" text:outline-level="1">
<text:span text:style-name="T4">
Debris of a missile destroyed a truck on Kyiv-Chop highway near Mila village</text:span>
</text:h>
      <text:p text:style-name="P4">
Authors: liveuamap (Language: en)</text:p>
      <text:p text:style-name="P4">
Time: 2023-05-29T03:26:44</text:p>
      <text:p text:style-name="P4">
Location: Kyiv (Latitude:50.44231 Longtitude:30.17713)</text:p>
      <text:p text:style-name="P4">
Videos: []</text:p>
      <text:p text:style-name="P4">
Images: ["<text:a xlink:type="simple" xlink:href="https://liveuamap.com/pics/2023/05/29/22566136_0.jpg" text:style-name="Internet_20_link" text:visited-style-name="Visited_20_Internet_20_Link">
22566136_0.jpg</text:a>
", "<text:a xlink:type="simple" xlink:href="https://liveuamap.com/pics/2023/05/29/22566136_1.jpg" text:style-name="Internet_20_link" text:visited-style-name="Visited_20_Internet_20_Link">
22566136_1.jpg</text:a>
", "<text:a xlink:type="simple" xlink:href="https://liveuamap.com/pics/2023/05/29/22566136_2.jpg" text:style-name="Internet_20_link" text:visited-style-name="Visited_20_Internet_20_Link">
22566136_2.jpg</text:a>
", "<text:a xlink:type="simple" xlink:href="https://liveuamap.com/pics/2023/05/29/22566136_3.jpg" text:style-name="Internet_20_link" text:visited-style-name="Visited_20_Internet_20_Link">
22566136_3.jpg</text:a>
"]</text:p>
      <text:p text:style-name="P4">
Tags: []</text:p>
      <text:p text:style-name="P4">
Id: 22566136</text:p>
      <!--METADATA-->
      <text:p text:style-name="P4">
Debris of a missile destroyed a truck on Kyiv-Chop highway near Mila village</text:p>
      <text:p text:style-name="P4">
<draw:frame draw:style-name="fr1" draw:name="Image57" text:anchor-type="as-char" svg:width="6.9236in" svg:height="3.963761in" draw:z-index="0">
<draw:image xlink:href="../Images/liveuamap/2023-05-29T03-26-44/22566136_0.jpg" xlink:type="simple" xlink:show="embed" xlink:actuate="onLoad" draw:mime-type="image/jpeg"/>
</draw:frame>
<draw:frame draw:style-name="fr1" draw:name="Image58" text:anchor-type="as-char" svg:width="6.9236in" svg:height="3.712781in" draw:z-index="0">
<draw:image xlink:href="../Images/liveuamap/2023-05-29T03-26-44/22566136_1.jpg" xlink:type="simple" xlink:show="embed" xlink:actuate="onLoad" draw:mime-type="image/jpeg"/>
</draw:frame>
<draw:frame draw:style-name="fr1" draw:name="Image59" text:anchor-type="as-char" svg:width="6.9236in" svg:height="4.889793in" draw:z-index="0">
<draw:image xlink:href="../Images/liveuamap/2023-05-29T03-26-44/22566136_2.jpg" xlink:type="simple" xlink:show="embed" xlink:actuate="onLoad" draw:mime-type="image/jpeg"/>
</draw:frame>
<draw:frame draw:style-name="fr1" draw:name="Image60" text:anchor-type="as-char" svg:width="6.9236in" svg:height="4.318596in" draw:z-index="0">
<draw:image xlink:href="../Images/liveuamap/2023-05-29T03-26-44/22566136_3.jpg" xlink:type="simple" xlink:show="embed" xlink:actuate="onLoad" draw:mime-type="image/jpeg"/>
</draw:frame>
News Collection Link: <text:a xlink:type="simple" xlink:href="https://liveuamap.com/en/2023/29-may-debris-of-a-missile-destroyed-a-truck-on-kyivchop" text:style-name="Internet_20_link" text:visited-style-name="Visited_20_Internet_20_Link">
https://liveuamap.com/en/2023/29-may-debris-of-a-missile-destroyed-a-truck-on-kyivchop</text:a>
</text:p>
      <text:p text:style-name="P4">
News Source: <text:a xlink:type="simple" xlink:href="https://t.me/kyiv_polit/34046" text:style-name="Internet_20_link" text:visited-style-name="Visited_20_Internet_20_Link">
https://t.me/kyiv_polit/34046</text:a>
</text:p>
      <!--NEWS-->
      <text:h text:style-name="P10" text:outline-level="1">
<text:span text:style-name="T4">
Kharkiv, Kharkivska Oblast(09:29). Red Alert: aerial threat. Sirens sounding. Take cover now!</text:span>
</text:h>
      <text:p text:style-name="P4">
Authors: liveuamap (Language: en)</text:p>
      <text:p text:style-name="P4">
Time: 2023-05-29T03:30:00</text:p>
      <text:p text:style-name="P4">
Location: Kharkiv (Latitude:49.98049 Longtitude:36.25149)</text:p>
      <text:p text:style-name="P4">
Videos: []</text:p>
      <text:p text:style-name="P4">
Images: []</text:p>
      <text:p text:style-name="P4">
Tags: ["Europe", "Central and Eastern Europe"]</text:p>
      <text:p text:style-name="P4">
Id: 22566142</text:p>
      <!--METADATA-->
      <text:p text:style-name="P4">
Kharkiv, Kharkiv region(09:29). Red Alert: aerial threat. Sirens sounding.Take cover now!</text:p>
      <text:p text:style-name="P4">
News Collection Link: <text:a xlink:type="simple" xlink:href="https://liveuamap.com/en/2023/29-may-kharkiv-kharkivska-oblast0929-red-alerg" text:style-name="Internet_20_link" text:visited-style-name="Visited_20_Internet_20_Link">
https://liveuamap.com/en/2023/29-may-kharkiv-kharkivska-oblast0929-red-alerg</text:a>
</text:p>
      <text:p text:style-name="P4">
News Source: <text:a xlink:type="simple" xlink:href="https://t.me/air_alert_ua/46782" text:style-name="Internet_20_link" text:visited-style-name="Visited_20_Internet_20_Link">
https://t.me/air_alert_ua/46782</text:a>
</text:p>
      <!--NEWS-->
      <text:h text:style-name="P10" text:outline-level="1">
<text:span text:style-name="T4">
Shelling reported in Kherson</text:span>
</text:h>
      <text:p text:style-name="P4">
Authors: liveuamap (Language: en)</text:p>
      <text:p text:style-name="P4">
Time: 2023-05-29T03:33:37</text:p>
      <text:p text:style-name="P4">
Location: Kherson (Latitude:46.63647 Longtitude:32.61824)</text:p>
      <text:p text:style-name="P4">
Videos: []</text:p>
      <text:p text:style-name="P4">
Images: []</text:p>
      <text:p text:style-name="P4">
Tags: ["Europe", "Central and Eastern Europe"]</text:p>
      <text:p text:style-name="P4">
Id: 22566144</text:p>
      <!--METADATA-->
      <text:p text:style-name="P4">
Shelling reported in Kherson</text:p>
      <text:p text:style-name="P4">
News Collection Link: <text:a xlink:type="simple" xlink:href="https://liveuamap.com/en/2023/29-may-shelling-reported-in-kherson" text:style-name="Internet_20_link" text:visited-style-name="Visited_20_Internet_20_Link">
https://liveuamap.com/en/2023/29-may-shelling-reported-in-kherson</text:a>
</text:p>
      <text:p text:style-name="P4">
News Source: <text:a xlink:type="simple" xlink:href="https://twitter.com/hochu_dodomu/status/1663085935045517312" text:style-name="Internet_20_link" text:visited-style-name="Visited_20_Internet_20_Link">
https://twitter.com/hochu_dodomu/status/1663085935045517312</text:a>
</text:p>
      <!--NEWS-->
      <text:h text:style-name="P10" text:outline-level="1">
<text:span text:style-name="T4">
Explosions reported in Shebekino</text:span>
</text:h>
      <text:p text:style-name="P4">
Authors: liveuamap (Language: en)</text:p>
      <text:p text:style-name="P4">
Time: 2023-05-29T03:45:00</text:p>
      <text:p text:style-name="P4">
Location: Belgorod (Latitude:50.41432 Longtitude:36.90308)</text:p>
      <text:p text:style-name="P4">
Videos: []</text:p>
      <text:p text:style-name="P4">
Images: ["<text:a xlink:type="simple" xlink:href="https://liveuamap.com/pics/2023/05/29/22566148_0.jpg" text:style-name="Internet_20_link" text:visited-style-name="Visited_20_Internet_20_Link">
22566148_0.jpg</text:a>
", "<text:a xlink:type="simple" xlink:href="https://liveuamap.com/pics/2023/05/29/22566148_1.jpg" text:style-name="Internet_20_link" text:visited-style-name="Visited_20_Internet_20_Link">
22566148_1.jpg</text:a>
"]</text:p>
      <text:p text:style-name="P4">
Tags: ["Russia", "Central and Eastern Europe"]</text:p>
      <text:p text:style-name="P4">
Id: 22566148</text:p>
      <!--METADATA-->
      <text:p text:style-name="P4">
Explosions reported in Shebekino</text:p>
      <text:p text:style-name="P4">
<draw:frame draw:style-name="fr1" draw:name="Image61" text:anchor-type="as-char" svg:width="6.9236in" svg:height="4.950374in" draw:z-index="0">
<draw:image xlink:href="../Images/liveuamap/2023-05-29T03-45-00/22566148_0.jpg" xlink:type="simple" xlink:show="embed" xlink:actuate="onLoad" draw:mime-type="image/jpeg"/>
</draw:frame>
<draw:frame draw:style-name="fr1" draw:name="Image62" text:anchor-type="as-char" svg:width="6.9236in" svg:height="6.205277in" draw:z-index="0">
<draw:image xlink:href="../Images/liveuamap/2023-05-29T03-45-00/22566148_1.jpg" xlink:type="simple" xlink:show="embed" xlink:actuate="onLoad" draw:mime-type="image/jpeg"/>
</draw:frame>
News Collection Link: <text:a xlink:type="simple" xlink:href="https://liveuamap.com/en/2023/29-may-explosions-reported-in-shebekino" text:style-name="Internet_20_link" text:visited-style-name="Visited_20_Internet_20_Link">
https://liveuamap.com/en/2023/29-may-explosions-reported-in-shebekino</text:a>
</text:p>
      <text:p text:style-name="P4">
News Source: <text:a xlink:type="simple" xlink:href="https://t.me/zhest_belgorod/27304" text:style-name="Internet_20_link" text:visited-style-name="Visited_20_Internet_20_Link">
https://t.me/zhest_belgorod/27304</text:a>
</text:p>
      <!--NEWS-->
      <text:h text:style-name="P10" text:outline-level="1">
<text:span text:style-name="T4">
Kyiv Oblast(10:09). Red Alert: aerial threat. Sirens sounding. Take cover now!</text:span>
</text:h>
      <text:p text:style-name="P4">
Authors: liveuamap (Language: en)</text:p>
      <text:p text:style-name="P4">
Time: 2023-05-29T04:10:00</text:p>
      <text:p text:style-name="P4">
Location: Kyiv Oblast (Latitude:50.24018000 Longtitude:30.23163000)</text:p>
      <text:p text:style-name="P4">
Videos: []</text:p>
      <text:p text:style-name="P4">
Images: []</text:p>
      <text:p text:style-name="P4">
Tags: ["Europe", "Central and Eastern Europe"]</text:p>
      <text:p text:style-name="P4">
Id: 22566151</text:p>
      <!--METADATA-->
      <text:p text:style-name="P4">
Kyiv region(10:09). Red Alert: aerial threat. Sirens sounding. Take cover now!</text:p>
      <text:p text:style-name="P4">
News Collection Link: <text:a xlink:type="simple" xlink:href="https://liveuamap.com/en/2023/29-may-kyiv-oblast1009-red-alert-aerial-threag" text:style-name="Internet_20_link" text:visited-style-name="Visited_20_Internet_20_Link">
https://liveuamap.com/en/2023/29-may-kyiv-oblast1009-red-alert-aerial-threag</text:a>
</text:p>
      <text:p text:style-name="P4">
News Source: <text:a xlink:type="simple" xlink:href="https://t.me/air_alert_ua/46784" text:style-name="Internet_20_link" text:visited-style-name="Visited_20_Internet_20_Link">
https://t.me/air_alert_ua/46784</text:a>
</text:p>
      <!--NEWS-->
      <text:h text:style-name="P10" text:outline-level="1">
<text:span text:style-name="T4">
Dnipro, Dnipropetrovska Oblast(10:14). Red Alert: aerial threat. Sirens sounding. Take cover ...</text:span>
</text:h>
      <text:p text:style-name="P4">
Authors: liveuamap (Language: en)</text:p>
      <text:p text:style-name="P4">
Time: 2023-05-29T04:14:00</text:p>
      <text:p text:style-name="P4">
Location: Dnipro (Latitude:48.4584 Longtitude:35.03961)</text:p>
      <text:p text:style-name="P4">
Videos: []</text:p>
      <text:p text:style-name="P4">
Images: []</text:p>
      <text:p text:style-name="P4">
Tags: ["Europe", "Central and Eastern Europe"]</text:p>
      <text:p text:style-name="P4">
Id: 22566152</text:p>
      <!--METADATA-->
      <text:p text:style-name="P4">
Dnipro, Dnipropetrovsk region(10:14). Red Alert: aerial threat. Sirenssounding. Take cover now!</text:p>
      <text:p text:style-name="P4">
News Collection Link: <text:a xlink:type="simple" xlink:href="https://liveuamap.com/en/2023/29-may-dnipro-dnipropetrovska-oblast1014-red-g" text:style-name="Internet_20_link" text:visited-style-name="Visited_20_Internet_20_Link">
https://liveuamap.com/en/2023/29-may-dnipro-dnipropetrovska-oblast1014-red-g</text:a>
</text:p>
      <text:p text:style-name="P4">
News Source: <text:a xlink:type="simple" xlink:href="https://t.me/suspilnednipro/16029" text:style-name="Internet_20_link" text:visited-style-name="Visited_20_Internet_20_Link">
https://t.me/suspilnednipro/16029</text:a>
</text:p>
      <!--NEWS-->
      <text:h text:style-name="P10" text:outline-level="1">
<text:span text:style-name="T4">
Zaporizka Oblast(10:14). Red Alert: aerial threat. Sirens sounding. Take cover now!</text:span>
</text:h>
      <text:p text:style-name="P4">
Authors: liveuamap (Language: en)</text:p>
      <text:p text:style-name="P4">
Time: 2023-05-29T04:15:00</text:p>
      <text:p text:style-name="P4">
Location: Zaporizka Oblast (Latitude:47.611731 Longtitude:35.764761)</text:p>
      <text:p text:style-name="P4">
Videos: []</text:p>
      <text:p text:style-name="P4">
Images: []</text:p>
      <text:p text:style-name="P4">
Tags: ["Europe", "Central and Eastern Europe"]</text:p>
      <text:p text:style-name="P4">
Id: 22566153</text:p>
      <!--METADATA-->
      <text:p text:style-name="P4">
Zaporizhzhia region(10:14). Red Alert: aerial threat. Sirens sounding. Take covernow!</text:p>
      <text:p text:style-name="P4">
News Collection Link: <text:a xlink:type="simple" xlink:href="https://liveuamap.com/en/2023/29-may-zaporizka-oblast1014-red-alert-aerial-g" text:style-name="Internet_20_link" text:visited-style-name="Visited_20_Internet_20_Link">
https://liveuamap.com/en/2023/29-may-zaporizka-oblast1014-red-alert-aerial-g</text:a>
</text:p>
      <text:p text:style-name="P4">
News Source: <text:a xlink:type="simple" xlink:href="https://t.me/air_alert_ua/46786" text:style-name="Internet_20_link" text:visited-style-name="Visited_20_Internet_20_Link">
https://t.me/air_alert_ua/46786</text:a>
</text:p>
      <!--NEWS-->
      <text:h text:style-name="P10" text:outline-level="1">
<text:span text:style-name="T4">
Loud explosion reported in Kyiv. Air sirens sounded minutes before</text:span>
</text:h>
      <text:p text:style-name="P4">
Authors: liveuamap (Language: en)</text:p>
      <text:p text:style-name="P4">
Time: 2023-05-29T04:17:46</text:p>
      <text:p text:style-name="P4">
Location: Kyiv, Kyiv city (Latitude:50.46056 Longtitude:30.53135)</text:p>
      <text:p text:style-name="P4">
Videos: []</text:p>
      <text:p text:style-name="P4">
Images: []</text:p>
      <text:p text:style-name="P4">
Tags: ["Europe", "Central and Eastern Europe"]</text:p>
      <text:p text:style-name="P4">
Id: 22566155</text:p>
      <!--METADATA-->
      <text:p text:style-name="P4">
Loud explosion reported in Kyiv. Air sirens sounded minutes before</text:p>
      <text:p text:style-name="P4">
News Collection Link: <text:a xlink:type="simple" xlink:href="https://liveuamap.com/en/2023/29-may-loud-explosion-reported-in-kyiv-air-sirens-sounded" text:style-name="Internet_20_link" text:visited-style-name="Visited_20_Internet_20_Link">
https://liveuamap.com/en/2023/29-may-loud-explosion-reported-in-kyiv-air-sirens-sounded</text:a>
</text:p>
      <text:p text:style-name="P4">
News Source: <text:a xlink:type="simple" xlink:href="https://t.me/ukrpravda_news/31079" text:style-name="Internet_20_link" text:visited-style-name="Visited_20_Internet_20_Link">
https://t.me/ukrpravda_news/31079</text:a>
</text:p>
      <!--NEWS-->
      <text:h text:style-name="P10" text:outline-level="1">
<text:span text:style-name="T4">
Ukraine's Foreign Minister: Russian drone attacks require international support for Kyiv's ai...</text:span>
</text:h>
      <text:p text:style-name="P4">
Authors: liveuamap (Language: en)</text:p>
      <text:p text:style-name="P4">
Time: 2023-05-29T04:19:09</text:p>
      <text:p text:style-name="P4">
Location: Kyiv, Kyiv city (Latitude:50.45106 Longtitude:30.52105)</text:p>
      <text:p text:style-name="P4">
Videos: []</text:p>
      <text:p text:style-name="P4">
Images: []</text:p>
      <text:p text:style-name="P4">
Tags: ["Russia"]</text:p>
      <text:p text:style-name="P4">
Id: 22566156</text:p>
      <!--METADATA-->
      <text:p text:style-name="P4">
Ukraine's Foreign Minister: Russian drone attacks require internationalsupport for Kyiv's air defences</text:p>
      <text:p text:style-name="P4">
News Collection Link: <text:a xlink:type="simple" xlink:href="https://liveuamap.com/en/2023/29-may-ukraines-foreign-minister-russian-drone-attacks-require" text:style-name="Internet_20_link" text:visited-style-name="Visited_20_Internet_20_Link">
https://liveuamap.com/en/2023/29-may-ukraines-foreign-minister-russian-drone-attacks-require</text:a>
</text:p>
      <text:p text:style-name="P4">
News Source: <text:a xlink:type="simple" xlink:href="https://twitter.com/AlArabiya_Brk/status/1663093438508675073" text:style-name="Internet_20_link" text:visited-style-name="Visited_20_Internet_20_Link">
https://twitter.com/AlArabiya_Brk/status/1663093438508675073</text:a>
</text:p>
      <!--NEWS-->
      <text:h text:style-name="P10" text:outline-level="1">
<text:span text:style-name="T4">
Chernihivska Oblast(10:20). Red Alert: aerial threat. Sirens sounding. Take cover now!</text:span>
</text:h>
      <text:p text:style-name="P4">
Authors: liveuamap (Language: en)</text:p>
      <text:p text:style-name="P4">
Time: 2023-05-29T04:21:00</text:p>
      <text:p text:style-name="P4">
Location: Chernihivska Oblast (Latitude:51.33333000 Longtitude:32.00000000)</text:p>
      <text:p text:style-name="P4">
Videos: []</text:p>
      <text:p text:style-name="P4">
Images: []</text:p>
      <text:p text:style-name="P4">
Tags: ["Europe", "Central and Eastern Europe"]</text:p>
      <text:p text:style-name="P4">
Id: 22566157</text:p>
      <!--METADATA-->
      <text:p text:style-name="P4">
Chernihiv region(10:20). Red Alert: aerial threat. Sirens sounding. Takecover now!</text:p>
      <text:p text:style-name="P4">
News Collection Link: <text:a xlink:type="simple" xlink:href="https://liveuamap.com/en/2023/29-may-chernihivska-oblast1020-red-alert-aerig" text:style-name="Internet_20_link" text:visited-style-name="Visited_20_Internet_20_Link">
https://liveuamap.com/en/2023/29-may-chernihivska-oblast1020-red-alert-aerig</text:a>
</text:p>
      <text:p text:style-name="P4">
News Source: <text:a xlink:type="simple" xlink:href="https://t.me/air_alert_ua/46787" text:style-name="Internet_20_link" text:visited-style-name="Visited_20_Internet_20_Link">
https://t.me/air_alert_ua/46787</text:a>
</text:p>
      <!--NEWS-->
      <text:h text:style-name="P10" text:outline-level="1">
<text:span text:style-name="T4">
Air defense is active in Kyiv</text:span>
</text:h>
      <text:p text:style-name="P4">
Authors: liveuamap (Language: en)</text:p>
      <text:p text:style-name="P4">
Time: 2023-05-29T04:23:07</text:p>
      <text:p text:style-name="P4">
Location: Kyiv, Kyiv city (Latitude:50.43269 Longtitude:30.56946)</text:p>
      <text:p text:style-name="P4">
Videos: []</text:p>
      <text:p text:style-name="P4">
Images: []</text:p>
      <text:p text:style-name="P4">
Tags: ["Europe", "Central and Eastern Europe"]</text:p>
      <text:p text:style-name="P4">
Id: 22566158</text:p>
      <!--METADATA-->
      <text:p text:style-name="P4">
Air defense is active in Kyiv</text:p>
      <text:p text:style-name="P4">
News Collection Link: <text:a xlink:type="simple" xlink:href="https://liveuamap.com/en/2023/29-may-air-defense-is-active-in-kyiv" text:style-name="Internet_20_link" text:visited-style-name="Visited_20_Internet_20_Link">
https://liveuamap.com/en/2023/29-may-air-defense-is-active-in-kyiv</text:a>
</text:p>
      <text:p text:style-name="P4">
News Source: <text:a xlink:type="simple" xlink:href="https://t.me/liganet/27682" text:style-name="Internet_20_link" text:visited-style-name="Visited_20_Internet_20_Link">
https://t.me/liganet/27682</text:a>
</text:p>
      <!--NEWS-->
      <text:h text:style-name="P10" text:outline-level="1">
<text:span text:style-name="T4">
Zhytomyr, Zhytomyr region, Cherkasy region (10:25). Red Alrt: Aerial Tchretate. Sirens Solday ...</text:span>
</text:h>
      <text:p text:style-name="P4">
Authors: liveuamap (Language: en)</text:p>
      <text:p text:style-name="P4">
Time: 2023-05-29T04:25:00</text:p>
      <text:p text:style-name="P4">
Location: Zhytomyr (Latitude:50.26487000 Longtitude:28.67669000)</text:p>
      <text:p text:style-name="P4">
Videos: []</text:p>
      <text:p text:style-name="P4">
Images: []</text:p>
      <text:p text:style-name="P4">
Tags: ["Europe", "Central and Eastern Europe"]</text:p>
      <text:p text:style-name="P4">
Id: 22566159</text:p>
      <!--METADATA-->
      <text:p text:style-name="P4">
Zhytomyr, Zhytomyr Region, Cherkasy Region(10:25). Red Alert: aerialthreat. Sirens sounding. Take cover now!</text:p>
      <text:p text:style-name="P4">
News Collection Link: <text:a xlink:type="simple" xlink:href="https://liveuamap.com/en/2023/29-may-zhytomyr-zhytomyrska-oblast-cherkaska-g" text:style-name="Internet_20_link" text:visited-style-name="Visited_20_Internet_20_Link">
https://liveuamap.com/en/2023/29-may-zhytomyr-zhytomyrska-oblast-cherkaska-g</text:a>
</text:p>
      <text:p text:style-name="P4">
News Source: <text:a xlink:type="simple" xlink:href="https://t.me/air_alert_ua/46789" text:style-name="Internet_20_link" text:visited-style-name="Visited_20_Internet_20_Link">
https://t.me/air_alert_ua/46789</text:a>
</text:p>
      <!--NEWS-->
      <text:h text:style-name="P10" text:outline-level="1">
<text:span text:style-name="T4">
Vinnitsa region, Sumy region, Kirovohrad region (10:26). Red Alrt: Aerial Tchretate. Siren ...</text:span>
</text:h>
      <text:p text:style-name="P4">
Authors: liveuamap (Language: en)</text:p>
      <text:p text:style-name="P4">
Time: 2023-05-29T04:27:00</text:p>
      <text:p text:style-name="P4">
Location: Vinnytska Oblast (Latitude:48.91573 Longtitude:28.66558)</text:p>
      <text:p text:style-name="P4">
Videos: []</text:p>
      <text:p text:style-name="P4">
Images: []</text:p>
      <text:p text:style-name="P4">
Tags: ["Europe", "Central and Eastern Europe"]</text:p>
      <text:p text:style-name="P4">
Id: 22566161</text:p>
      <!--METADATA-->
      <text:p text:style-name="P4">
Vinnitsk region, Sumy region, Kirovohrad region(10:26). Red Alert:aerial threat. Sirens sounding. Take cover now!</text:p>
      <text:p text:style-name="P4">
News Collection Link: <text:a xlink:type="simple" xlink:href="https://liveuamap.com/en/2023/29-may-vinnytska-oblast-sumska-oblast-kirovohg" text:style-name="Internet_20_link" text:visited-style-name="Visited_20_Internet_20_Link">
https://liveuamap.com/en/2023/29-may-vinnytska-oblast-sumska-oblast-kirovohg</text:a>
</text:p>
      <text:p text:style-name="P4">
News Source: <text:a xlink:type="simple" xlink:href="https://t.me/air_alert_ua/46793" text:style-name="Internet_20_link" text:visited-style-name="Visited_20_Internet_20_Link">
https://t.me/air_alert_ua/46793</text:a>
</text:p>
      <!--NEWS-->
      <text:h text:style-name="P10" text:outline-level="1">
<text:span text:style-name="T4">
Rescue services are on the way to the sites of explosions in central Kyiv, - Mayor Klitschko</text:span>
</text:h>
      <text:p text:style-name="P4">
Authors: liveuamap (Language: en)</text:p>
      <text:p text:style-name="P4">
Time: 2023-05-29T04:31:14</text:p>
      <text:p text:style-name="P4">
Location: Kyiv, Kyiv city (Latitude:50.44209 Longtitude:30.52071)</text:p>
      <text:p text:style-name="P4">
Videos: []</text:p>
      <text:p text:style-name="P4">
Images: []</text:p>
      <text:p text:style-name="P4">
Tags: ["Europe", "Central and Eastern Europe"]</text:p>
      <text:p text:style-name="P4">
Id: 22566162</text:p>
      <!--METADATA-->
      <text:p text:style-name="P4">
Rescue services are on the way to the sites of explosions in central Kyiv, -Mayor Klitschko</text:p>
      <text:p text:style-name="P4">
News Collection Link: <text:a xlink:type="simple" xlink:href="https://liveuamap.com/en/2023/29-may-rescue-services-are-on-the-way-to-the-sites-of-explosions" text:style-name="Internet_20_link" text:visited-style-name="Visited_20_Internet_20_Link">
https://liveuamap.com/en/2023/29-may-rescue-services-are-on-the-way-to-the-sites-of-explosions</text:a>
</text:p>
      <text:p text:style-name="P4">
News Source: <text:a xlink:type="simple" xlink:href="https://t.me/ukrpravda_news/31084" text:style-name="Internet_20_link" text:visited-style-name="Visited_20_Internet_20_Link">
https://t.me/ukrpravda_news/31084</text:a>
</text:p>
      <!--NEWS-->
      <text:h text:style-name="P10" text:outline-level="1">
<text:span text:style-name="T4">
Air defense is active in Chernihiv region</text:span>
</text:h>
      <text:p text:style-name="P4">
Authors: liveuamap (Language: en)</text:p>
      <text:p text:style-name="P4">
Time: 2023-05-29T04:34:27</text:p>
      <text:p text:style-name="P4">
Location: Chernihiv (Latitude:51.88327 Longtitude:31.83289)</text:p>
      <text:p text:style-name="P4">
Videos: []</text:p>
      <text:p text:style-name="P4">
Images: []</text:p>
      <text:p text:style-name="P4">
Tags: ["Europe", "Central and Eastern Europe"]</text:p>
      <text:p text:style-name="P4">
Id: 22566163</text:p>
      <!--METADATA-->
      <text:p text:style-name="P4">
Air defense is active in Chernihiv region</text:p>
      <text:p text:style-name="P4">
News Collection Link: <text:a xlink:type="simple" xlink:href="https://liveuamap.com/en/2023/29-may-air-defense-is-active-in-chernihiv-region" text:style-name="Internet_20_link" text:visited-style-name="Visited_20_Internet_20_Link">
https://liveuamap.com/en/2023/29-may-air-defense-is-active-in-chernihiv-region</text:a>
</text:p>
      <text:p text:style-name="P4">
News Source: <text:a xlink:type="simple" xlink:href="https://t.me/suspilnenews/21179" text:style-name="Internet_20_link" text:visited-style-name="Visited_20_Internet_20_Link">
https://t.me/suspilnenews/21179</text:a>
</text:p>
      <!--NEWS-->
      <text:h text:style-name="P10" text:outline-level="1">
<text:span text:style-name="T4">
Khmelnytska Oblast(10:32). Red Alert: aerial threat. Sirens sounding. Take cover now!</text:span>
</text:h>
      <text:p text:style-name="P4">
Authors: liveuamap (Language: en)</text:p>
      <text:p text:style-name="P4">
Time: 2023-05-29T04:35:00</text:p>
      <text:p text:style-name="P4">
Location: Khmelnytska Oblast (Latitude:49.49991 Longtitude:26.99896)</text:p>
      <text:p text:style-name="P4">
Videos: []</text:p>
      <text:p text:style-name="P4">
Images: []</text:p>
      <text:p text:style-name="P4">
Tags: ["Europe", "Central and Eastern Europe"]</text:p>
      <text:p text:style-name="P4">
Id: 22566164</text:p>
      <!--METADATA-->
      <text:p text:style-name="P4">
Khmelniki region(10:32). Red Alert: aerial threat. Sirens sounding. Takecover now!</text:p>
      <text:p text:style-name="P4">
News Collection Link: <text:a xlink:type="simple" xlink:href="https://liveuamap.com/en/2023/29-may-khmelnytska-oblast1032-red-alert-aeriag" text:style-name="Internet_20_link" text:visited-style-name="Visited_20_Internet_20_Link">
https://liveuamap.com/en/2023/29-may-khmelnytska-oblast1032-red-alert-aeriag</text:a>
</text:p>
      <text:p text:style-name="P4">
News Source: <text:a xlink:type="simple" xlink:href="https://t.me/air_alert_ua/46794" text:style-name="Internet_20_link" text:visited-style-name="Visited_20_Internet_20_Link">
https://t.me/air_alert_ua/46794</text:a>
</text:p>
      <!--NEWS-->
      <text:h text:style-name="P10" text:outline-level="1">
<text:span text:style-name="T4">
Debris of a missile have fallen on the street in Obolon district of Kyiv</text:span>
</text:h>
      <text:p text:style-name="P4">
Authors: liveuamap (Language: en)</text:p>
      <text:p text:style-name="P4">
Time: 2023-05-29T04:35:58</text:p>
      <text:p text:style-name="P4">
Location: Kyiv (Latitude:50.48867 Longtitude:30.49776)</text:p>
      <text:p text:style-name="P4">
Videos: []</text:p>
      <text:p text:style-name="P4">
Images: []</text:p>
      <text:p text:style-name="P4">
Tags: ["Europe", "Central and Eastern Europe"]</text:p>
      <text:p text:style-name="P4">
Id: 22566165</text:p>
      <!--METADATA-->
      <text:p text:style-name="P4">
Debris of a missile have fallen on the street in Obolon district of Kyiv</text:p>
      <text:p text:style-name="P4">
News Collection Link: <text:a xlink:type="simple" xlink:href="https://liveuamap.com/en/2023/29-may-debris-of-a-missile-have-fallen-on-the-street-in-obolon" text:style-name="Internet_20_link" text:visited-style-name="Visited_20_Internet_20_Link">
https://liveuamap.com/en/2023/29-may-debris-of-a-missile-have-fallen-on-the-street-in-obolon</text:a>
</text:p>
      <text:p text:style-name="P4">
News Source: <text:a xlink:type="simple" xlink:href="https://t.me/babel/33001" text:style-name="Internet_20_link" text:visited-style-name="Visited_20_Internet_20_Link">
https://t.me/babel/33001</text:a>
</text:p>
      <!--NEWS-->
      <text:h text:style-name="P10" text:outline-level="1">
<text:span text:style-name="T4">
Lviv, Lviv region, Ivano-Frankivsk, Ivano-Frankivsk region, Transcarpathia region, Ternopil, ...</text:span>
</text:h>
      <text:p text:style-name="P4">
Authors: liveuamap (Language: en)</text:p>
      <text:p text:style-name="P4">
Time: 2023-05-29T04:41:00</text:p>
      <text:p text:style-name="P4">
Location: Lviv (Latitude:49.83838 Longtitude:24.0234)</text:p>
      <text:p text:style-name="P4">
Videos: []</text:p>
      <text:p text:style-name="P4">
Images: []</text:p>
      <text:p text:style-name="P4">
Tags: ["Europe", "Central and Eastern Europe"]</text:p>
      <text:p text:style-name="P4">
Id: 22566166</text:p>
      <!--METADATA-->
      <text:p text:style-name="P4">
Lviv, Lviv region, Ivano-Frankivsk, Ivano-Frankivsk region, Transcarpathiaoblast, Ternopil, Ternopil region, Chernivtsk, Volskay(10:39). Red Alert: aerial threat. Sirens sounding.Take cover now!</text:p>
      <text:p text:style-name="P4">
News Collection Link: <text:a xlink:type="simple" xlink:href="https://liveuamap.com/en/2023/29-may-lviv-lvivska-oblast-ivanofrankivsk-ivag" text:style-name="Internet_20_link" text:visited-style-name="Visited_20_Internet_20_Link">
https://liveuamap.com/en/2023/29-may-lviv-lvivska-oblast-ivanofrankivsk-ivag</text:a>
</text:p>
      <text:p text:style-name="P4">
News Source: <text:a xlink:type="simple" xlink:href="https://t.me/air_alert_ua/46801" text:style-name="Internet_20_link" text:visited-style-name="Visited_20_Internet_20_Link">
https://t.me/air_alert_ua/46801</text:a>
</text:p>
      <!--NEWS-->
      <text:h text:style-name="P10" text:outline-level="1">
<text:span text:style-name="T4">
At Sivershchyna and Slobozhanschyna directions Russian army shelled Huta-Studenetska, Karpovy...</text:span>
</text:h>
      <text:p text:style-name="P4">
Authors: liveuamap (Language: en)</text:p>
      <text:p text:style-name="P4">
Time: 2023-05-29T04:49:00</text:p>
      <text:p text:style-name="P4">
Location: Kupiansk (Latitude:50.29773 Longtitude:37.03335)</text:p>
      <text:p text:style-name="P4">
Videos: []</text:p>
      <text:p text:style-name="P4">
Images: []</text:p>
      <text:p text:style-name="P4">
Tags: ["Russia"]</text:p>
      <text:p text:style-name="P4">
Id: 22566209</text:p>
      <!--METADATA-->
      <text:p text:style-name="P4">
At Sivershchyna and Slobozhanschyna directions Russian army shelled Huta-Studenetska, Karpovychi, Tymonovychi, Zaliznyy Mist, Halahanivka, Muravyi,Khodyne of Chernihiv region; Novovasylivka, Seredyna-Buda, Prohres,Demyanivka, Khodyne, Manukhivka of Sumy region, also Lyptsi, Hatysche,Pletenivka, Vovchansk, Mala Vovcha and Budarky of Kharkiv region. Russianaviation conducted airstrikes at Kindrativka, Basivka, Mohrtsya, Myropillya,Slavhorod of Sumy region and Pletenivka, Vovchanski Khutory of Kharkiv region,- General Staff of Armed Forces of Ukraine says in the morning report</text:p>
      <text:p text:style-name="P4">
News Collection Link: <text:a xlink:type="simple" xlink:href="https://liveuamap.com/en/2023/29-may-at-sivershchyna-and-slobozhanschyna-directions-russian" text:style-name="Internet_20_link" text:visited-style-name="Visited_20_Internet_20_Link">
https://liveuamap.com/en/2023/29-may-at-sivershchyna-and-slobozhanschyna-directions-russian</text:a>
</text:p>
      <text:p text:style-name="P4">
News Source: <text:a xlink:type="simple" xlink:href="https://t.me/lumsrc/4929" text:style-name="Internet_20_link" text:visited-style-name="Visited_20_Internet_20_Link">
https://t.me/lumsrc/4929</text:a>
</text:p>
      <!--NEWS-->
      <text:h text:style-name="P10" text:outline-level="1">
<text:span text:style-name="T4">
Kyiv(10:58). Red Alert: aerial threat. Sirens sounding. Take cover now!</text:span>
</text:h>
      <text:p text:style-name="P4">
Authors: liveuamap (Language: en)</text:p>
      <text:p text:style-name="P4">
Time: 2023-05-29T05:00:00</text:p>
      <text:p text:style-name="P4">
Location: Kyiv (Latitude:50.44372 Longtitude:30.52913)</text:p>
      <text:p text:style-name="P4">
Videos: []</text:p>
      <text:p text:style-name="P4">
Images: []</text:p>
      <text:p text:style-name="P4">
Tags: ["Europe", "Central and Eastern Europe"]</text:p>
      <text:p text:style-name="P4">
Id: 22566197</text:p>
      <!--METADATA-->
      <text:p text:style-name="P4">
Kyiv(10:58). Red Alert: aerial threat. Sirens sounding. Take cover now!</text:p>
      <text:p text:style-name="P4">
News Collection Link: <text:a xlink:type="simple" xlink:href="https://liveuamap.com/en/2023/29-may-kyiv1058-red-alert-aerial-threat-sireng" text:style-name="Internet_20_link" text:visited-style-name="Visited_20_Internet_20_Link">
https://liveuamap.com/en/2023/29-may-kyiv1058-red-alert-aerial-threat-sireng</text:a>
</text:p>
      <text:p text:style-name="P4">
News Source: <text:a xlink:type="simple" xlink:href="https://t.me/suspilnechernihiv/19018" text:style-name="Internet_20_link" text:visited-style-name="Visited_20_Internet_20_Link">
https://t.me/suspilnechernihiv/19018</text:a>
</text:p>
      <!--NEWS-->
      <text:h text:style-name="P10" text:outline-level="1">
<text:span text:style-name="T4">
Air defense worked out in Desniansky district of Kyiv</text:span>
</text:h>
      <text:p text:style-name="P4">
Authors: liveuamap (Language: en)</text:p>
      <text:p text:style-name="P4">
Time: 2023-05-29T05:01:12</text:p>
      <text:p text:style-name="P4">
Location: Kyiv,Kyiv city (Latitude:50.50557 Longtitude:30.65323)</text:p>
      <text:p text:style-name="P4">
Videos: []</text:p>
      <text:p text:style-name="P4">
Images: []</text:p>
      <text:p text:style-name="P4">
Tags: ["Europe", "Central and Eastern Europe"]</text:p>
      <text:p text:style-name="P4">
Id: 22566198</text:p>
      <!--METADATA-->
      <text:p text:style-name="P4">
Air defense worked out in Desniansky district of Kyiv</text:p>
      <text:p text:style-name="P4">
News Collection Link: <text:a xlink:type="simple" xlink:href="https://liveuamap.com/en/2023/29-may-air-defense-worked-out-in-desniansky-district-of-kyiv" text:style-name="Internet_20_link" text:visited-style-name="Visited_20_Internet_20_Link">
https://liveuamap.com/en/2023/29-may-air-defense-worked-out-in-desniansky-district-of-kyiv</text:a>
</text:p>
      <text:p text:style-name="P4">
News Source: <text:a xlink:type="simple" xlink:href="https://t.me/babel/33005" text:style-name="Internet_20_link" text:visited-style-name="Visited_20_Internet_20_Link">
https://t.me/babel/33005</text:a>
</text:p>
      <!--NEWS-->
      <text:h text:style-name="P10" text:outline-level="1">
<text:span text:style-name="T4">
Donetsk Oblast(11:15). Red Alert: aerial threat. Sirens sounding. Take cover now!</text:span>
</text:h>
      <text:p text:style-name="P4">
Authors: liveuamap (Language: en)</text:p>
      <text:p text:style-name="P4">
Time: 2023-05-29T05:16:00</text:p>
      <text:p text:style-name="P4">
Location: Donetsk Oblast (Latitude:48.72756 Longtitude:37.57824)</text:p>
      <text:p text:style-name="P4">
Videos: []</text:p>
      <text:p text:style-name="P4">
Images: []</text:p>
      <text:p text:style-name="P4">
Tags: ["Europe", "Central and Eastern Europe"]</text:p>
      <text:p text:style-name="P4">
Id: 22566207</text:p>
      <!--METADATA-->
      <text:p text:style-name="P4">
Donetsk Oblast(11:15). Red Alert: aerial threat. Sirens sounding. Take covernow!</text:p>
      <text:p text:style-name="P4">
News Collection Link: <text:a xlink:type="simple" xlink:href="https://liveuamap.com/en/2023/29-may-donetsk-oblast1115-red-alert-aerial-thg" text:style-name="Internet_20_link" text:visited-style-name="Visited_20_Internet_20_Link">
https://liveuamap.com/en/2023/29-may-donetsk-oblast1115-red-alert-aerial-thg</text:a>
</text:p>
      <text:p text:style-name="P4">
News Source: <text:a xlink:type="simple" xlink:href="https://t.me/air_alert_ua/46814" text:style-name="Internet_20_link" text:visited-style-name="Visited_20_Internet_20_Link">
https://t.me/air_alert_ua/46814</text:a>
</text:p>
      <!--NEWS-->
      <text:h text:style-name="P10" text:outline-level="1">
<text:span text:style-name="T4">
Up to 6 debris of suspected Iskander missiles have fallen in several districts of Kyiv</text:span>
</text:h>
      <text:p text:style-name="P4">
Authors: liveuamap (Language: en)</text:p>
      <text:p text:style-name="P4">
Time: 2023-05-29T05:23:02</text:p>
      <text:p text:style-name="P4">
Location: Kyiv, Kyiv city (Latitude:50.4586 Longtitude:30.5341)</text:p>
      <text:p text:style-name="P4">
Videos: []</text:p>
      <text:p text:style-name="P4">
Images: ["<text:a xlink:type="simple" xlink:href="https://liveuamap.com/pics/2023/05/29/22566211_0.jpg" text:style-name="Internet_20_link" text:visited-style-name="Visited_20_Internet_20_Link">
22566211_0.jpg</text:a>
"]</text:p>
      <text:p text:style-name="P4">
Tags: ["Europe", "Central and Eastern Europe"]</text:p>
      <text:p text:style-name="P4">
Id: 22566211</text:p>
      <!--METADATA-->
      <text:p text:style-name="P4">
Up to 6 debris of suspected Iskander missiles have fallen in several districtsof Kyiv</text:p>
      <text:p text:style-name="P4">
<draw:frame draw:style-name="fr1" draw:name="Image63" text:anchor-type="as-char" svg:width="6.9236in" svg:height="3.158893in" draw:z-index="0">
<draw:image xlink:href="../Images/liveuamap/2023-05-29T05-23-02/22566211_0.jpg" xlink:type="simple" xlink:show="embed" xlink:actuate="onLoad" draw:mime-type="image/jpeg"/>
</draw:frame>
News Collection Link: <text:a xlink:type="simple" xlink:href="https://liveuamap.com/en/2023/29-may-up-to-6-debris-of-suspected-iskander-missiles-have" text:style-name="Internet_20_link" text:visited-style-name="Visited_20_Internet_20_Link">
https://liveuamap.com/en/2023/29-may-up-to-6-debris-of-suspected-iskander-missiles-have</text:a>
</text:p>
      <text:p text:style-name="P4">
News Source: <text:a xlink:type="simple" xlink:href="https://t.me/Tsaplienko/32760" text:style-name="Internet_20_link" text:visited-style-name="Visited_20_Internet_20_Link">
https://t.me/Tsaplienko/32760</text:a>
</text:p>
      <!--NEWS-->
      <text:h text:style-name="P10" text:outline-level="1">
<text:span text:style-name="T4">
1 person killed, 9 wounded as result of Russian shelling in Pokrovke community of Synelnykove...</text:span>
</text:h>
      <text:p text:style-name="P4">
Authors: liveuamap (Language: en)</text:p>
      <text:p text:style-name="P4">
Time: 2023-05-29T05:37:59</text:p>
      <text:p text:style-name="P4">
Location: Synelnykove, Dnipropetrovsk (Latitude:47.9605 Longtitude:36.2281)</text:p>
      <text:p text:style-name="P4">
Videos: []</text:p>
      <text:p text:style-name="P4">
Images: ["<text:a xlink:type="simple" xlink:href="https://liveuamap.com/pics/2023/05/29/22566212_0.jpg" text:style-name="Internet_20_link" text:visited-style-name="Visited_20_Internet_20_Link">
22566212_0.jpg</text:a>
", "<text:a xlink:type="simple" xlink:href="https://liveuamap.com/pics/2023/05/29/22566212_1.jpg" text:style-name="Internet_20_link" text:visited-style-name="Visited_20_Internet_20_Link">
22566212_1.jpg</text:a>
", "<text:a xlink:type="simple" xlink:href="https://liveuamap.com/pics/2023/05/29/22566212_2.jpg" text:style-name="Internet_20_link" text:visited-style-name="Visited_20_Internet_20_Link">
22566212_2.jpg</text:a>
", "<text:a xlink:type="simple" xlink:href="https://liveuamap.com/pics/2023/05/29/22566212_3.jpg" text:style-name="Internet_20_link" text:visited-style-name="Visited_20_Internet_20_Link">
22566212_3.jpg</text:a>
", "<text:a xlink:type="simple" xlink:href="https://liveuamap.com/pics/2023/05/29/22566212_4.jpg" text:style-name="Internet_20_link" text:visited-style-name="Visited_20_Internet_20_Link">
22566212_4.jpg</text:a>
"]</text:p>
      <text:p text:style-name="P4">
Tags: []</text:p>
      <text:p text:style-name="P4">
Id: 22566212</text:p>
      <!--METADATA-->
      <text:p text:style-name="P4">
1 person killed, 9 wounded as result of Russian shelling in Pokrovke communityof Synelnykove district of Dnipropetrovsk region</text:p>
      <text:p text:style-name="P4">
<draw:frame draw:style-name="fr1" draw:name="Image64" text:anchor-type="as-char" svg:width="6.9236in" svg:height="5.1927in" draw:z-index="0">
<draw:image xlink:href="../Images/liveuamap/2023-05-29T05-37-59/22566212_0.jpg" xlink:type="simple" xlink:show="embed" xlink:actuate="onLoad" draw:mime-type="image/jpeg"/>
</draw:frame>
<draw:frame draw:style-name="fr1" draw:name="Image65" text:anchor-type="as-char" svg:width="6.9236in" svg:height="5.1927in" draw:z-index="0">
<draw:image xlink:href="../Images/liveuamap/2023-05-29T05-37-59/22566212_1.jpg" xlink:type="simple" xlink:show="embed" xlink:actuate="onLoad" draw:mime-type="image/jpeg"/>
</draw:frame>
<draw:frame draw:style-name="fr1" draw:name="Image66" text:anchor-type="as-char" svg:width="6.9236in" svg:height="5.11481in" draw:z-index="0">
<draw:image xlink:href="../Images/liveuamap/2023-05-29T05-37-59/22566212_2.jpg" xlink:type="simple" xlink:show="embed" xlink:actuate="onLoad" draw:mime-type="image/jpeg"/>
</draw:frame>
<draw:frame draw:style-name="fr1" draw:name="Image67" text:anchor-type="as-char" svg:width="6.9236in" svg:height="5.1927in" draw:z-index="0">
<draw:image xlink:href="../Images/liveuamap/2023-05-29T05-37-59/22566212_3.jpg" xlink:type="simple" xlink:show="embed" xlink:actuate="onLoad" draw:mime-type="image/jpeg"/>
</draw:frame>
<draw:frame draw:style-name="fr1" draw:name="Image68" text:anchor-type="as-char" svg:width="6.9236in" svg:height="5.1927in" draw:z-index="0">
<draw:image xlink:href="../Images/liveuamap/2023-05-29T05-37-59/22566212_4.jpg" xlink:type="simple" xlink:show="embed" xlink:actuate="onLoad" draw:mime-type="image/jpeg"/>
</draw:frame>
News Collection Link: <text:a xlink:type="simple" xlink:href="https://liveuamap.com/en/2023/29-may-1-person-killed-9-wounded-as-result-of-russian-shelling" text:style-name="Internet_20_link" text:visited-style-name="Visited_20_Internet_20_Link">
https://liveuamap.com/en/2023/29-may-1-person-killed-9-wounded-as-result-of-russian-shelling</text:a>
</text:p>
      <text:p text:style-name="P4">
News Source: <text:a xlink:type="simple" xlink:href="https://t.me/babel/33016" text:style-name="Internet_20_link" text:visited-style-name="Visited_20_Internet_20_Link">
https://t.me/babel/33016</text:a>
</text:p>
      <!--NEWS-->
      <text:h text:style-name="P10" text:outline-level="1">
<text:span text:style-name="T4">
Poltavska Oblast(11:49). Red Alert: aerial threat. Sirens sounding. Take cover now!</text:span>
</text:h>
      <text:p text:style-name="P4">
Authors: liveuamap (Language: en)</text:p>
      <text:p text:style-name="P4">
Time: 2023-05-29T05:50:00</text:p>
      <text:p text:style-name="P4">
Location: Poltavska Oblast (Latitude:49.47583 Longtitude:33.81859)</text:p>
      <text:p text:style-name="P4">
Videos: []</text:p>
      <text:p text:style-name="P4">
Images: []</text:p>
      <text:p text:style-name="P4">
Tags: []</text:p>
      <text:p text:style-name="P4">
Id: 22566213</text:p>
      <!--METADATA-->
      <text:p text:style-name="P4">
None</text:p>
      <text:p text:style-name="P4">
News Collection Link: <text:a xlink:type="simple" xlink:href="https://liveuamap.com/en/2023/29-may-poltavska-oblast1149-red-alert-aerial-g" text:style-name="Internet_20_link" text:visited-style-name="Visited_20_Internet_20_Link">
https://liveuamap.com/en/2023/29-may-poltavska-oblast1149-red-alert-aerial-g</text:a>
</text:p>
      <text:p text:style-name="P4">
News Source: <text:a xlink:type="simple" xlink:href="https://liveuamap.com/en/2023/29-may-poltavska-oblast1149-red-alert-aerial-g" text:style-name="Internet_20_link" text:visited-style-name="Visited_20_Internet_20_Link">
https://liveuamap.com/en/2023/29-may-poltavska-oblast1149-red-alert-aerial-g</text:a>
</text:p>
      <!--NEWS-->
      <text:h text:style-name="P10" text:outline-level="1">
<text:span text:style-name="T4">
Sumy region, Kharkiv, Kharkiv region, Zaporizhzhya region, Dnipro, Dnipropetrovsk region (1 ...</text:span>
</text:h>
      <text:p text:style-name="P4">
Authors: liveuamap (Language: en)</text:p>
      <text:p text:style-name="P4">
Time: 2023-05-29T05:51:00</text:p>
      <text:p text:style-name="P4">
Location: Sumska Oblast (Latitude:51.00094 Longtitude:33.99944)</text:p>
      <text:p text:style-name="P4">
Videos: []</text:p>
      <text:p text:style-name="P4">
Images: []</text:p>
      <text:p text:style-name="P4">
Tags: ["Europe", "Central and Eastern Europe"]</text:p>
      <text:p text:style-name="P4">
Id: 22566214</text:p>
      <!--METADATA-->
      <text:p text:style-name="P4">
Sumy region, Kharkiv, Kharkiv region, Zaporizhzhia region, Dnipro, Dnipropetrovsk region(11:51). Red Alert: aerial threat. Sirens sounding. Takecover now!</text:p>
      <text:p text:style-name="P4">
News Collection Link: <text:a xlink:type="simple" xlink:href="https://liveuamap.com/en/2023/29-may-sumska-oblast-kharkiv-kharkivska-oblasg" text:style-name="Internet_20_link" text:visited-style-name="Visited_20_Internet_20_Link">
https://liveuamap.com/en/2023/29-may-sumska-oblast-kharkiv-kharkivska-oblasg</text:a>
</text:p>
      <text:p text:style-name="P4">
News Source: <text:a xlink:type="simple" xlink:href="https://t.me/air_alert_ua/46828" text:style-name="Internet_20_link" text:visited-style-name="Visited_20_Internet_20_Link">
https://t.me/air_alert_ua/46828</text:a>
</text:p>
      <!--NEWS-->
      <text:h text:style-name="P10" text:outline-level="1">
<text:span text:style-name="T4">
Russian army conducted missile strike with Iskander missile in Kishvarivka village of Kupians...</text:span>
</text:h>
      <text:p text:style-name="P4">
Authors: liveuamap (Language: en)</text:p>
      <text:p text:style-name="P4">
Time: 2023-05-29T06:08:02</text:p>
      <text:p text:style-name="P4">
Location: Kharkiv (Latitude:49.58401 Longtitude:37.71143)</text:p>
      <text:p text:style-name="P4">
Videos: []</text:p>
      <text:p text:style-name="P4">
Images: []</text:p>
      <text:p text:style-name="P4">
Tags: ["Russia", "Europe"]</text:p>
      <text:p text:style-name="P4">
Id: 22566225</text:p>
      <!--METADATA-->
      <text:p text:style-name="P4">
Russian army conducted missile strike with Iskander missile in Kishvarivkavillage of Kupiansk district, wounding 5 civilians, including 2 children. And1 person wounded as result of missile strike in Hlushkivka village</text:p>
      <text:p text:style-name="P4">
News Collection Link: <text:a xlink:type="simple" xlink:href="https://liveuamap.com/en/2023/29-may-russian-army-conducted-missile-strike-with-iskander" text:style-name="Internet_20_link" text:visited-style-name="Visited_20_Internet_20_Link">
https://liveuamap.com/en/2023/29-may-russian-army-conducted-missile-strike-with-iskander</text:a>
</text:p>
      <text:p text:style-name="P4">
News Source: <text:a xlink:type="simple" xlink:href="https://t.me/synegubov/6302" text:style-name="Internet_20_link" text:visited-style-name="Visited_20_Internet_20_Link">
https://t.me/synegubov/6302</text:a>
</text:p>
      <!--NEWS-->
      <text:h text:style-name="P10" text:outline-level="1">
<text:span text:style-name="T4">
Donetsk Oblast(12:29). Red Alert: aerial threat. Sirens sounding. Take cover now!</text:span>
</text:h>
      <text:p text:style-name="P4">
Authors: liveuamap (Language: en)</text:p>
      <text:p text:style-name="P4">
Time: 2023-05-29T06:30:00</text:p>
      <text:p text:style-name="P4">
Location: Donetsk Oblast (Latitude:48.7271 Longtitude:37.57909)</text:p>
      <text:p text:style-name="P4">
Videos: []</text:p>
      <text:p text:style-name="P4">
Images: []</text:p>
      <text:p text:style-name="P4">
Tags: ["Europe", "Central and Eastern Europe"]</text:p>
      <text:p text:style-name="P4">
Id: 22566229</text:p>
      <!--METADATA-->
      <text:p text:style-name="P4">
Donetsk Oblast(12:29). Red Alert: aerial threat. Sirens sounding. Take covernow!</text:p>
      <text:p text:style-name="P4">
News Collection Link: <text:a xlink:type="simple" xlink:href="https://liveuamap.com/en/2023/29-may-donetsk-oblast1229-red-alert-aerial-thg" text:style-name="Internet_20_link" text:visited-style-name="Visited_20_Internet_20_Link">
https://liveuamap.com/en/2023/29-may-donetsk-oblast1229-red-alert-aerial-thg</text:a>
</text:p>
      <text:p text:style-name="P4">
News Source: <text:a xlink:type="simple" xlink:href="https://t.me/air_alert_ua/46835" text:style-name="Internet_20_link" text:visited-style-name="Visited_20_Internet_20_Link">
https://t.me/air_alert_ua/46835</text:a>
</text:p>
      <!--NEWS-->
      <text:h text:style-name="P10" text:outline-level="1">
<text:span text:style-name="T4">
Ukrainian air defense shot down 11 Russian ballistic and cruise missiles Iskander in the 2nd ...</text:span>
</text:h>
      <text:p text:style-name="P4">
Authors: liveuamap (Language: en)</text:p>
      <text:p text:style-name="P4">
Time: 2023-05-29T07:07:17</text:p>
      <text:p text:style-name="P4">
Location: Kyiv, Kyiv city (Latitude:50.4592 Longtitude:30.54234)</text:p>
      <text:p text:style-name="P4">
Videos: []</text:p>
      <text:p text:style-name="P4">
Images: ["<text:a xlink:type="simple" xlink:href="https://liveuamap.com/pics/2023/05/29/22566230_0.jpg" text:style-name="Internet_20_link" text:visited-style-name="Visited_20_Internet_20_Link">
22566230_0.jpg</text:a>
"]</text:p>
      <text:p text:style-name="P4">
Tags: []</text:p>
      <text:p text:style-name="P4">
Id: 22566230</text:p>
      <!--METADATA-->
      <text:p text:style-name="P4">
Ukrainian air defense shot down 11 Russian ballistic and cruise missilesIskander in the 2nd attack of the day</text:p>
      <text:p text:style-name="P4">
<draw:frame draw:style-name="fr1" draw:name="Image69" text:anchor-type="as-char" svg:width="6.9236in" svg:height="6.9236in" draw:z-index="0">
<draw:image xlink:href="../Images/liveuamap/2023-05-29T07-07-17/22566230_0.jpg" xlink:type="simple" xlink:show="embed" xlink:actuate="onLoad" draw:mime-type="image/jpeg"/>
</draw:frame>
News Collection Link: <text:a xlink:type="simple" xlink:href="https://liveuamap.com/en/2023/29-may-ukrainian-air-defense-shot-down-11-russian-ballistic" text:style-name="Internet_20_link" text:visited-style-name="Visited_20_Internet_20_Link">
https://liveuamap.com/en/2023/29-may-ukrainian-air-defense-shot-down-11-russian-ballistic</text:a>
</text:p>
      <text:p text:style-name="P4">
News Source: <text:a xlink:type="simple" xlink:href="https://t.me/CinCAFU/507" text:style-name="Internet_20_link" text:visited-style-name="Visited_20_Internet_20_Link">
https://t.me/CinCAFU/507</text:a>
</text:p>
      <!--NEWS-->
      <text:h text:style-name="P10" text:outline-level="1">
<text:span text:style-name="T4">
1 person killed, 8 wounded as result of Russian aerial bombardment in Toretsk town with FAB-2...</text:span>
</text:h>
      <text:p text:style-name="P4">
Authors: liveuamap (Language: en)</text:p>
      <text:p text:style-name="P4">
Time: 2023-05-29T07:21:19</text:p>
      <text:p text:style-name="P4">
Location: Toretsk, Donetsk Oblast (Latitude:48.39319 Longtitude:37.85442)</text:p>
      <text:p text:style-name="P4">
Videos: []</text:p>
      <text:p text:style-name="P4">
Images: ["<text:a xlink:type="simple" xlink:href="https://liveuamap.com/pics/2023/05/29/22566231_0.jpg" text:style-name="Internet_20_link" text:visited-style-name="Visited_20_Internet_20_Link">
22566231_0.jpg</text:a>
", "<text:a xlink:type="simple" xlink:href="https://liveuamap.com/pics/2023/05/29/22566231_1.jpg" text:style-name="Internet_20_link" text:visited-style-name="Visited_20_Internet_20_Link">
22566231_1.jpg</text:a>
", "<text:a xlink:type="simple" xlink:href="https://liveuamap.com/pics/2023/05/29/22566231_2.jpg" text:style-name="Internet_20_link" text:visited-style-name="Visited_20_Internet_20_Link">
22566231_2.jpg</text:a>
", "<text:a xlink:type="simple" xlink:href="https://liveuamap.com/pics/2023/05/29/22566231_3.jpg" text:style-name="Internet_20_link" text:visited-style-name="Visited_20_Internet_20_Link">
22566231_3.jpg</text:a>
", "<text:a xlink:type="simple" xlink:href="https://liveuamap.com/pics/2023/05/29/22566231_4.jpg" text:style-name="Internet_20_link" text:visited-style-name="Visited_20_Internet_20_Link">
22566231_4.jpg</text:a>
", "<text:a xlink:type="simple" xlink:href="https://liveuamap.com/pics/2023/05/29/22566231_5.jpg" text:style-name="Internet_20_link" text:visited-style-name="Visited_20_Internet_20_Link">
22566231_5.jpg</text:a>
"]</text:p>
      <text:p text:style-name="P4">
Tags: ["Minsk Monitor", "Europe"]</text:p>
      <text:p text:style-name="P4">
Id: 22566231</text:p>
      <!--METADATA-->
      <text:p text:style-name="P4">
1 person killed, 8 wounded as result of Russian aerial bombardment in Toretsktown with FAB-250 bombs</text:p>
      <text:p text:style-name="P4">
<draw:frame draw:style-name="fr1" draw:name="Image70" text:anchor-type="as-char" svg:width="6.9236in" svg:height="5.1927in" draw:z-index="0">
<draw:image xlink:href="../Images/liveuamap/2023-05-29T07-21-19/22566231_0.jpg" xlink:type="simple" xlink:show="embed" xlink:actuate="onLoad" draw:mime-type="image/jpeg"/>
</draw:frame>
<draw:frame draw:style-name="fr1" draw:name="Image71" text:anchor-type="as-char" svg:width="6.9236in" svg:height="5.1927in" draw:z-index="0">
<draw:image xlink:href="../Images/liveuamap/2023-05-29T07-21-19/22566231_1.jpg" xlink:type="simple" xlink:show="embed" xlink:actuate="onLoad" draw:mime-type="image/jpeg"/>
</draw:frame>
<draw:frame draw:style-name="fr1" draw:name="Image72" text:anchor-type="as-char" svg:width="6.9236in" svg:height="5.1927in" draw:z-index="0">
<draw:image xlink:href="../Images/liveuamap/2023-05-29T07-21-19/22566231_2.jpg" xlink:type="simple" xlink:show="embed" xlink:actuate="onLoad" draw:mime-type="image/jpeg"/>
</draw:frame>
<draw:frame draw:style-name="fr1" draw:name="Image73" text:anchor-type="as-char" svg:width="6.9236in" svg:height="5.1927in" draw:z-index="0">
<draw:image xlink:href="../Images/liveuamap/2023-05-29T07-21-19/22566231_3.jpg" xlink:type="simple" xlink:show="embed" xlink:actuate="onLoad" draw:mime-type="image/jpeg"/>
</draw:frame>
<draw:frame draw:style-name="fr1" draw:name="Image74" text:anchor-type="as-char" svg:width="6.9236in" svg:height="5.1927in" draw:z-index="0">
<draw:image xlink:href="../Images/liveuamap/2023-05-29T07-21-19/22566231_4.jpg" xlink:type="simple" xlink:show="embed" xlink:actuate="onLoad" draw:mime-type="image/jpeg"/>
</draw:frame>
<draw:frame draw:style-name="fr1" draw:name="Image75" text:anchor-type="as-char" svg:width="6.9236in" svg:height="5.1927in" draw:z-index="0">
<draw:image xlink:href="../Images/liveuamap/2023-05-29T07-21-19/22566231_5.jpg" xlink:type="simple" xlink:show="embed" xlink:actuate="onLoad" draw:mime-type="image/jpeg"/>
</draw:frame>
News Collection Link: <text:a xlink:type="simple" xlink:href="https://liveuamap.com/en/2023/29-may-1-person-killed-8-wounded-as-result-of-russian-aerial" text:style-name="Internet_20_link" text:visited-style-name="Visited_20_Internet_20_Link">
https://liveuamap.com/en/2023/29-may-1-person-killed-8-wounded-as-result-of-russian-aerial</text:a>
</text:p>
      <text:p text:style-name="P4">
News Source: <text:a xlink:type="simple" xlink:href="https://t.me/pgo_gov_ua/12619" text:style-name="Internet_20_link" text:visited-style-name="Visited_20_Internet_20_Link">
https://t.me/pgo_gov_ua/12619</text:a>
</text:p>
      <!--NEWS-->
      <text:h text:style-name="P10" text:outline-level="1">
<text:span text:style-name="T4">
Missile Strikes A reported by Mikhailivka Village Ner Vasylivka, Zaporozhye Region</text:span>
</text:h>
      <text:p text:style-name="P4">
Authors: liveuamap (Language: en)</text:p>
      <text:p text:style-name="P4">
Time: 2023-05-29T07:40:09</text:p>
      <text:p text:style-name="P4">
Location: Mykhailivka (Latitude:47.26152 Longtitude:35.22766)</text:p>
      <text:p text:style-name="P4">
Videos: []</text:p>
      <text:p text:style-name="P4">
Images: []</text:p>
      <text:p text:style-name="P4">
Tags: []</text:p>
      <text:p text:style-name="P4">
Id: 22566232</text:p>
      <!--METADATA-->
      <text:p text:style-name="P4">
Missile strikes reported in Mykhailivka village near Vasylivka, Zaporizhzhiaregion</text:p>
      <text:p text:style-name="P4">
News Collection Link: <text:a xlink:type="simple" xlink:href="https://liveuamap.com/en/2023/29-may-missile-strikes-reported-in-mykhailivka-village-near" text:style-name="Internet_20_link" text:visited-style-name="Visited_20_Internet_20_Link">
https://liveuamap.com/en/2023/29-may-missile-strikes-reported-in-mykhailivka-village-near</text:a>
</text:p>
      <text:p text:style-name="P4">
News Source: <text:a xlink:type="simple" xlink:href="https://t.me/dniprorudne_ukraine/2296" text:style-name="Internet_20_link" text:visited-style-name="Visited_20_Internet_20_Link">
https://t.me/dniprorudne_ukraine/2296</text:a>
</text:p>
      <!--NEWS-->
      <text:h text:style-name="P10" text:outline-level="1">
<text:span text:style-name="T4">
Kyiv, Kyiv Oblast(15:53). Red Alert: aerial threat. Sirens sounding. Take cover now!</text:span>
</text:h>
      <text:p text:style-name="P4">
Authors: liveuamap (Language: en)</text:p>
      <text:p text:style-name="P4">
Time: 2023-05-29T09:54:00</text:p>
      <text:p text:style-name="P4">
Location: Kyiv (Latitude:50.44264 Longtitude:30.53143)</text:p>
      <text:p text:style-name="P4">
Videos: []</text:p>
      <text:p text:style-name="P4">
Images: []</text:p>
      <text:p text:style-name="P4">
Tags: ["Europe", "Central and Eastern Europe"]</text:p>
      <text:p text:style-name="P4">
Id: 22566233</text:p>
      <!--METADATA-->
      <text:p text:style-name="P4">
Kyiv, Kyiv region(15:53). Red Alert: aerial threat. Sirens sounding. Takecover now!</text:p>
      <text:p text:style-name="P4">
News Collection Link: <text:a xlink:type="simple" xlink:href="https://liveuamap.com/en/2023/29-may-kyiv-kyiv-oblast1553-red-alert-aerial-g" text:style-name="Internet_20_link" text:visited-style-name="Visited_20_Internet_20_Link">
https://liveuamap.com/en/2023/29-may-kyiv-kyiv-oblast1553-red-alert-aerial-g</text:a>
</text:p>
      <text:p text:style-name="P4">
News Source: <text:a xlink:type="simple" xlink:href="https://t.me/air_alert_ua/46837" text:style-name="Internet_20_link" text:visited-style-name="Visited_20_Internet_20_Link">
https://t.me/air_alert_ua/46837</text:a>
</text:p>
      <!--NEWS-->
      <text:h text:style-name="P10" text:outline-level="1">
<text:span text:style-name="T4">
Chernihivska Oblast(15:56). Red Alert: aerial threat. Sirens sounding. Take cover now!</text:span>
</text:h>
      <text:p text:style-name="P4">
Authors: liveuamap (Language: en)</text:p>
      <text:p text:style-name="P4">
Time: 2023-05-29T09:56:00</text:p>
      <text:p text:style-name="P4">
Location: Chernihivska Oblast (Latitude:51.33243 Longtitude:32.00106)</text:p>
      <text:p text:style-name="P4">
Videos: []</text:p>
      <text:p text:style-name="P4">
Images: []</text:p>
      <text:p text:style-name="P4">
Tags: ["Europe", "Central and Eastern Europe"]</text:p>
      <text:p text:style-name="P4">
Id: 22566234</text:p>
      <!--METADATA-->
      <text:p text:style-name="P4">
Chernihiv region(15:56). Red Alert: aerial threat. Sirens sounding. Takecover now!</text:p>
      <text:p text:style-name="P4">
News Collection Link: <text:a xlink:type="simple" xlink:href="https://liveuamap.com/en/2023/29-may-chernihivska-oblast1556-red-alert-aerig" text:style-name="Internet_20_link" text:visited-style-name="Visited_20_Internet_20_Link">
https://liveuamap.com/en/2023/29-may-chernihivska-oblast1556-red-alert-aerig</text:a>
</text:p>
      <text:p text:style-name="P4">
News Source: <text:a xlink:type="simple" xlink:href="https://t.me/air_alert_ua/46839" text:style-name="Internet_20_link" text:visited-style-name="Visited_20_Internet_20_Link">
https://t.me/air_alert_ua/46839</text:a>
</text:p>
      <!--NEWS-->
      <text:h text:style-name="P10" text:outline-level="1">
<text:span text:style-name="T4">
Explosions reported in Kherson</text:span>
</text:h>
      <text:p text:style-name="P4">
Authors: liveuamap (Language: en)</text:p>
      <text:p text:style-name="P4">
Time: 2023-05-29T10:07:09</text:p>
      <text:p text:style-name="P4">
Location: Kherson (Latitude:46.6393 Longtitude:32.62699)</text:p>
      <text:p text:style-name="P4">
Videos: []</text:p>
      <text:p text:style-name="P4">
Images: []</text:p>
      <text:p text:style-name="P4">
Tags: ["Europe", "Central and Eastern Europe"]</text:p>
      <text:p text:style-name="P4">
Id: 22566237</text:p>
      <!--METADATA-->
      <text:p text:style-name="P4">
Explosions reported in Kherson</text:p>
      <text:p text:style-name="P4">
News Collection Link: <text:a xlink:type="simple" xlink:href="https://liveuamap.com/en/2023/29-may-explosions-reported-in-kherson" text:style-name="Internet_20_link" text:visited-style-name="Visited_20_Internet_20_Link">
https://liveuamap.com/en/2023/29-may-explosions-reported-in-kherson</text:a>
</text:p>
      <text:p text:style-name="P4">
News Source: <text:a xlink:type="simple" xlink:href="https://t.me/channel24_ua/90239" text:style-name="Internet_20_link" text:visited-style-name="Visited_20_Internet_20_Link">
https://t.me/channel24_ua/90239</text:a>
</text:p>
      <!--NEWS-->
      <text:h text:style-name="P10" text:outline-level="1">
<text:span text:style-name="T4">
Ukrainian Parliament imposed sanctions on Iran for the next 50 years for the help to Russia i...</text:span>
</text:h>
      <text:p text:style-name="P4">
Authors: liveuamap (Language: en)</text:p>
      <text:p text:style-name="P4">
Time: 2023-05-29T10:10:34</text:p>
      <text:p text:style-name="P4">
Location: Kyiv, Kyiv city (Latitude:50.4458 Longtitude:30.5373)</text:p>
      <text:p text:style-name="P4">
Videos: []</text:p>
      <text:p text:style-name="P4">
Images: ["<text:a xlink:type="simple" xlink:href="https://liveuamap.com/pics/2023/05/29/22566238_0.jpg" text:style-name="Internet_20_link" text:visited-style-name="Visited_20_Internet_20_Link">
22566238_0.jpg</text:a>
"]</text:p>
      <text:p text:style-name="P4">
Tags: ["Iran", "Central and Eastern Europe"]</text:p>
      <text:p text:style-name="P4">
Id: 22566238</text:p>
      <!--METADATA-->
      <text:p text:style-name="P4">
Ukrainian Parliament imposed sanctions on Iran for the next 50 years for thehelp to Russia in the war against Ukraine</text:p>
      <text:p text:style-name="P4">
<draw:frame draw:style-name="fr1" draw:name="Image76" text:anchor-type="as-char" svg:width="6.9236in" svg:height="5.603789in" draw:z-index="0">
<draw:image xlink:href="../Images/liveuamap/2023-05-29T10-10-34/22566238_0.jpg" xlink:type="simple" xlink:show="embed" xlink:actuate="onLoad" draw:mime-type="image/jpeg"/>
</draw:frame>
News Collection Link: <text:a xlink:type="simple" xlink:href="https://liveuamap.com/en/2023/29-may-ukrainian-parliament-imposed-sanctions-on-iran-for" text:style-name="Internet_20_link" text:visited-style-name="Visited_20_Internet_20_Link">
https://liveuamap.com/en/2023/29-may-ukrainian-parliament-imposed-sanctions-on-iran-for</text:a>
</text:p>
      <text:p text:style-name="P4">
News Source: <text:a xlink:type="simple" xlink:href="https://twitter.com/ukrpravda_news/status/1663185663083069442" text:style-name="Internet_20_link" text:visited-style-name="Visited_20_Internet_20_Link">
https://twitter.com/ukrpravda_news/status/1663185663083069442</text:a>
</text:p>
      <!--NEWS-->
      <text:h text:style-name="P10" text:outline-level="1">
<text:span text:style-name="T4">
Zhytomyr, Zhytomyrska Oblast(16:23). Red Alert: aerial threat. Sirens sounding. Take cover now!</text:span>
</text:h>
      <text:p text:style-name="P4">
Authors: liveuamap (Language: en)</text:p>
      <text:p text:style-name="P4">
Time: 2023-05-29T10:25:00</text:p>
      <text:p text:style-name="P4">
Location: Zhytomyr (Latitude:50.2644 Longtitude:28.67711)</text:p>
      <text:p text:style-name="P4">
Videos: []</text:p>
      <text:p text:style-name="P4">
Images: []</text:p>
      <text:p text:style-name="P4">
Tags: ["Europe", "Central and Eastern Europe"]</text:p>
      <text:p text:style-name="P4">
Id: 22566244</text:p>
      <!--METADATA-->
      <text:p text:style-name="P4">
Zhytomyr, Zhytomyr region(16:23). Red Alert: aerial threat. Sirenssounding. Take cover now!</text:p>
      <text:p text:style-name="P4">
News Collection Link: <text:a xlink:type="simple" xlink:href="https://liveuamap.com/en/2023/29-may-zhytomyr-zhytomyrska-oblast1623-red-alg" text:style-name="Internet_20_link" text:visited-style-name="Visited_20_Internet_20_Link">
https://liveuamap.com/en/2023/29-may-zhytomyr-zhytomyrska-oblast1623-red-alg</text:a>
</text:p>
      <text:p text:style-name="P4">
News Source: <text:a xlink:type="simple" xlink:href="https://t.me/air_alert_ua/46840" text:style-name="Internet_20_link" text:visited-style-name="Visited_20_Internet_20_Link">
https://t.me/air_alert_ua/46840</text:a>
</text:p>
      <!--NEWS-->
      <text:h text:style-name="P10" text:outline-level="1">
<text:span text:style-name="T4">
Explosions in Grafovka village of Belgorod region</text:span>
</text:h>
      <text:p text:style-name="P4">
Authors: liveuamap (Language: en)</text:p>
      <text:p text:style-name="P4">
Time: 2023-05-29T10:25:08</text:p>
      <text:p text:style-name="P4">
Location: Belgorod, Belgorodskaya oblast' (Latitude:50.40206 Longtitude:36.74549)</text:p>
      <text:p text:style-name="P4">
Videos: []</text:p>
      <text:p text:style-name="P4">
Images: []</text:p>
      <text:p text:style-name="P4">
Tags: ["Russia", "Central and Eastern Europe"]</text:p>
      <text:p text:style-name="P4">
Id: 22566243</text:p>
      <!--METADATA-->
      <text:p text:style-name="P4">
Explosions in Grafovka village of Belgorod region</text:p>
      <text:p text:style-name="P4">
News Collection Link: <text:a xlink:type="simple" xlink:href="https://liveuamap.com/en/2023/29-may-explosions-in-grafovka-village-of-belgorod-region" text:style-name="Internet_20_link" text:visited-style-name="Visited_20_Internet_20_Link">
https://liveuamap.com/en/2023/29-may-explosions-in-grafovka-village-of-belgorod-region</text:a>
</text:p>
      <text:p text:style-name="P4">
News Source: <text:a xlink:type="simple" xlink:href="https://t.me/breakingmash/44454" text:style-name="Internet_20_link" text:visited-style-name="Visited_20_Internet_20_Link">
https://t.me/breakingmash/44454</text:a>
</text:p>
      <!--NEWS-->
      <text:h text:style-name="P10" text:outline-level="1">
<text:span text:style-name="T4">
Due to an accident on the Dnipro-Western Donbas water pipeline, water supply has been cut off...</text:span>
</text:h>
      <text:p text:style-name="P4">
Authors: liveuamap (Language: en)</text:p>
      <text:p text:style-name="P4">
Time: 2023-05-29T10:30:10</text:p>
      <text:p text:style-name="P4">
Location: Dnipro (Latitude:48.32521 Longtitude:35.52704)</text:p>
      <text:p text:style-name="P4">
Videos: []</text:p>
      <text:p text:style-name="P4">
Images: []</text:p>
      <text:p text:style-name="P4">
Tags: ["Energy", "Central and Eastern Europe"]</text:p>
      <text:p text:style-name="P4">
Id: 22566245</text:p>
      <!--METADATA-->
      <text:p text:style-name="P4">
Due to an accident on the Dnipro-Western Donbas water pipeline, water supplyhas been cut off in Synelnikovo</text:p>
      <text:p text:style-name="P4">
News Collection Link: <text:a xlink:type="simple" xlink:href="https://liveuamap.com/en/2023/29-may-due-to-an-accident-on-the-dniprowestern-donbas-water" text:style-name="Internet_20_link" text:visited-style-name="Visited_20_Internet_20_Link">
https://liveuamap.com/en/2023/29-may-due-to-an-accident-on-the-dniprowestern-donbas-water</text:a>
</text:p>
      <text:p text:style-name="P4">
News Source: <text:a xlink:type="simple" xlink:href="https://t.me/hyevuy_dnepr/53189" text:style-name="Internet_20_link" text:visited-style-name="Visited_20_Internet_20_Link">
https://t.me/hyevuy_dnepr/53189</text:a>
</text:p>
      <!--NEWS-->
      <text:h text:style-name="P10" text:outline-level="1">
<text:span text:style-name="T4">
Schelling reports in New Tavolzhanka, Belgorod region</text:span>
</text:h>
      <text:p text:style-name="P4">
Authors: liveuamap (Language: en)</text:p>
      <text:p text:style-name="P4">
Time: 2023-05-29T10:34:00</text:p>
      <text:p text:style-name="P4">
Location: Belgorod, Belgorodskaya oblast' (Latitude:50.3491 Longtitude:36.82506)</text:p>
      <text:p text:style-name="P4">
Videos: []</text:p>
      <text:p text:style-name="P4">
Images: ["<text:a xlink:type="simple" xlink:href="https://liveuamap.com/pics/2023/05/29/22566249_0.jpg" text:style-name="Internet_20_link" text:visited-style-name="Visited_20_Internet_20_Link">
22566249_0.jpg</text:a>
"]</text:p>
      <text:p text:style-name="P4">
Tags: ["Russia", "Central and Eastern Europe"]</text:p>
      <text:p text:style-name="P4">
Id: 22566249</text:p>
      <!--METADATA-->
      <text:p text:style-name="P4">
Schelling reports in New Tavolzhanka, Belgorod region</text:p>
      <text:p text:style-name="P4">
!Jush(Images/liveuamap/2023-05-29T10-34-00/22566249_0.jpg)News Collection Link: <text:a xlink:type="simple" xlink:href="https://liveuamap.com/en/2023/29-may-shelling-reported-in-novaya-tavolzhanka-belgorod-region" text:style-name="Internet_20_link" text:visited-style-name="Visited_20_Internet_20_Link">
https://liveuamap.com/en/2023/29-may-shelling-reported-in-novaya-tavolzhanka-belgorod-region</text:a>
</text:p>
      <text:p text:style-name="P4">
News Source: <text:a xlink:type="simple" xlink:href="https://t.me/belgorod_informant/4506" text:style-name="Internet_20_link" text:visited-style-name="Visited_20_Internet_20_Link">
https://t.me/belgorod_informant/4506</text:a>
</text:p>
      <!--NEWS-->
      <text:h text:style-name="P10" text:outline-level="1">
<text:span text:style-name="T4">
Explosions reported in Sevastopol</text:span>
</text:h>
      <text:p text:style-name="P4">
Authors: liveuamap (Language: en)</text:p>
      <text:p text:style-name="P4">
Time: 2023-05-29T12:24:56</text:p>
      <text:p text:style-name="P4">
Location: Sevastopol, (Latitude:44.62285 Longtitude:33.51551)</text:p>
      <text:p text:style-name="P4">
Videos: []</text:p>
      <text:p text:style-name="P4">
Images: []</text:p>
      <text:p text:style-name="P4">
Tags: []</text:p>
      <text:p text:style-name="P4">
Id: 22566261</text:p>
      <!--METADATA-->
      <text:p text:style-name="P4">
Explosions reported in Sevastopol</text:p>
      <text:p text:style-name="P4">
News Collection Link: <text:a xlink:type="simple" xlink:href="https://liveuamap.com/en/2023/29-may-explosions-reported-in-sevastopol-" text:style-name="Internet_20_link" text:visited-style-name="Visited_20_Internet_20_Link">
https://liveuamap.com/en/2023/29-may-explosions-reported-in-sevastopol-</text:a>
</text:p>
      <text:p text:style-name="P4">
News Source: <text:a xlink:type="simple" xlink:href="https://t.me/chp_sevastopol/15854" text:style-name="Internet_20_link" text:visited-style-name="Visited_20_Internet_20_Link">
https://t.me/chp_sevastopol/15854</text:a>
</text:p>
      <!--NEWS-->
      <text:h text:style-name="P10" text:outline-level="1">
<text:span text:style-name="T4">
Zaporizhzhya region, Dnipro, Dnipropetrovsk region, Kharkiv, Kharkiv region (18:38). Red Aller ...</text:span>
</text:h>
      <text:p text:style-name="P4">
Authors: liveuamap (Language: en)</text:p>
      <text:p text:style-name="P4">
Time: 2023-05-29T12:39:00</text:p>
      <text:p text:style-name="P4">
Location: Zaporizka Oblast (Latitude:47.612021 Longtitude:35.765261)</text:p>
      <text:p text:style-name="P4">
Videos: []</text:p>
      <text:p text:style-name="P4">
Images: []</text:p>
      <text:p text:style-name="P4">
Tags: ["Europe", "Central and Eastern Europe"]</text:p>
      <text:p text:style-name="P4">
Id: 22566262</text:p>
      <!--METADATA-->
      <text:p text:style-name="P4">
Zaporizhzhia Region, Dnipro, Dnipropetrovsk Oblast, Kharkiv, Kharkiv Oblast(18:38). Red Alert: aerial threat. Sirens sounding. Take cover now!</text:p>
      <text:p text:style-name="P4">
News Collection Link: <text:a xlink:type="simple" xlink:href="https://liveuamap.com/en/2023/29-may-zaporizka-oblast-dnipro-dnipropetrovskg" text:style-name="Internet_20_link" text:visited-style-name="Visited_20_Internet_20_Link">
https://liveuamap.com/en/2023/29-may-zaporizka-oblast-dnipro-dnipropetrovskg</text:a>
</text:p>
      <text:p text:style-name="P4">
News Source: <text:a xlink:type="simple" xlink:href="https://t.me/air_alert_ua/46847" text:style-name="Internet_20_link" text:visited-style-name="Visited_20_Internet_20_Link">
https://t.me/air_alert_ua/46847</text:a>
</text:p>
      <!--NEWS-->
      <text:h text:style-name="P10" text:outline-level="1">
<text:span text:style-name="T4">
Donetsk Oblast(18:39). Red Alert: aerial threat. Sirens sounding. Take cover now!</text:span>
</text:h>
      <text:p text:style-name="P4">
Authors: liveuamap (Language: en)</text:p>
      <text:p text:style-name="P4">
Time: 2023-05-29T12:41:00</text:p>
      <text:p text:style-name="P4">
Location: Donetsk Oblast (Latitude:48.72744 Longtitude:37.5781)</text:p>
      <text:p text:style-name="P4">
Videos: []</text:p>
      <text:p text:style-name="P4">
Images: []</text:p>
      <text:p text:style-name="P4">
Tags: ["Europe", "Central and Eastern Europe"]</text:p>
      <text:p text:style-name="P4">
Id: 22566263</text:p>
      <!--METADATA-->
      <text:p text:style-name="P4">
Donetsk Oblast(18:39). Red Alert: aerial threat. Sirens sounding. Take covernow!</text:p>
      <text:p text:style-name="P4">
News Collection Link: <text:a xlink:type="simple" xlink:href="https://liveuamap.com/en/2023/29-may-donetsk-oblast1839-red-alert-aerial-thg" text:style-name="Internet_20_link" text:visited-style-name="Visited_20_Internet_20_Link">
https://liveuamap.com/en/2023/29-may-donetsk-oblast1839-red-alert-aerial-thg</text:a>
</text:p>
      <text:p text:style-name="P4">
News Source: <text:a xlink:type="simple" xlink:href="https://t.me/air_alert_ua/46848" text:style-name="Internet_20_link" text:visited-style-name="Visited_20_Internet_20_Link">
https://t.me/air_alert_ua/46848</text:a>
</text:p>
      <!--NEWS-->
      <text:h text:style-name="P10" text:outline-level="1">
<text:span text:style-name="T4">
Dnipro, Dnipropetrovska Oblast(19:31). Red Alert: aerial threat. Sirens sounding. Take cover ...</text:span>
</text:h>
      <text:p text:style-name="P4">
Authors: liveuamap (Language: en)</text:p>
      <text:p text:style-name="P4">
Time: 2023-05-29T13:32:00</text:p>
      <text:p text:style-name="P4">
Location: Dnipro (Latitude:48.45930000 Longtitude:35.03865000)</text:p>
      <text:p text:style-name="P4">
Videos: []</text:p>
      <text:p text:style-name="P4">
Images: []</text:p>
      <text:p text:style-name="P4">
Tags: ["Europe", "Central and Eastern Europe"]</text:p>
      <text:p text:style-name="P4">
Id: 22566311</text:p>
      <!--METADATA-->
      <text:p text:style-name="P4">
Dnipro, Dnipropetrovsk region(19:31). Red Alert: aerial threat. Sirenssounding. Take cover now!</text:p>
      <text:p text:style-name="P4">
News Collection Link: <text:a xlink:type="simple" xlink:href="https://liveuamap.com/en/2023/29-may-dnipro-dnipropetrovska-oblast1931-red-g" text:style-name="Internet_20_link" text:visited-style-name="Visited_20_Internet_20_Link">
https://liveuamap.com/en/2023/29-may-dnipro-dnipropetrovska-oblast1931-red-g</text:a>
</text:p>
      <text:p text:style-name="P4">
News Source: <text:a xlink:type="simple" xlink:href="https://t.me/air_alert_ua/46853" text:style-name="Internet_20_link" text:visited-style-name="Visited_20_Internet_20_Link">
https://t.me/air_alert_ua/46853</text:a>
</text:p>
      <!--NEWS-->
      <text:h text:style-name="P10" text:outline-level="1">
<text:span text:style-name="T4">
Kharkiv, Kharkiv region, Donetsk region (19:32). Red Alrt: Aerial Tchretate. Sirens Sounding ....</text:span>
</text:h>
      <text:p text:style-name="P4">
Authors: liveuamap (Language: en)</text:p>
      <text:p text:style-name="P4">
Time: 2023-05-29T13:34:00</text:p>
      <text:p text:style-name="P4">
Location: Kharkiv (Latitude:49.97986 Longtitude:36.2532)</text:p>
      <text:p text:style-name="P4">
Videos: []</text:p>
      <text:p text:style-name="P4">
Images: []</text:p>
      <text:p text:style-name="P4">
Tags: ["Europe", "Central and Eastern Europe"]</text:p>
      <text:p text:style-name="P4">
Id: 22566312</text:p>
      <!--METADATA-->
      <text:p text:style-name="P4">
Kharkiv, Kharkiv region, Donetsk region(19:32). Red Alert: aerial threat.Sirens sounding. Take cover now!</text:p>
      <text:p text:style-name="P4">
News Collection Link: <text:a xlink:type="simple" xlink:href="https://liveuamap.com/en/2023/29-may-kharkiv-kharkivska-oblast-donetsk-oblag" text:style-name="Internet_20_link" text:visited-style-name="Visited_20_Internet_20_Link">
https://liveuamap.com/en/2023/29-may-kharkiv-kharkivska-oblast-donetsk-oblag</text:a>
</text:p>
      <text:p text:style-name="P4">
News Source: <text:a xlink:type="simple" xlink:href="https://t.me/air_alert_ua/46855" text:style-name="Internet_20_link" text:visited-style-name="Visited_20_Internet_20_Link">
https://t.me/air_alert_ua/46855</text:a>
</text:p>
      <!--NEWS-->
      <text:h text:style-name="P10" text:outline-level="1">
<text:span text:style-name="T4">
In the Netherlands, the first 60 Ukrainian refugees settled in the temporary area "Dream"</text:span>
</text:h>
      <text:p text:style-name="P4">
Authors: Ukrinform (Person)</text:p>
      <text:p text:style-name="P4">
Publisher: Укринформ (Organization)</text:p>
      <text:p text:style-name="P4">
Published Time: 2023-05-29T14:05:00+03:00</text:p>
      <text:p text:style-name="P4">
Modified Time: 2023-05-29T14:05:00+03:00</text:p>
      <text:p text:style-name="P4">
Description: In the city of Wlardingngen, the first 60 Ukrainians who, through the war of Russia in Ukraine found a refuge in the Netherlands, moved to a shelter for long -term reception of Ukrainians. - Ukrinform.</text:p>
      <text:p text:style-name="P4">
Images: ['<text:a xlink:type="simple" xlink:href="https://static.ukrinform.com/photos/2023_05/thumb_files/630_360_1685357478-765.jpeg" text:style-name="Internet_20_link" text:visited-style-name="Visited_20_Internet_20_Link">
630_360_16853...</text:a>
', '<text:a xlink:type="simple" xlink:href="https://static.ukrinform.com/photos/2023_05/1685357506-242.jpeg" text:style-name="Internet_20_link" text:visited-style-name="Visited_20_Internet_20_Link">
1685357506-24...</text:a>
', '<text:a xlink:type="simple" xlink:href="https://static.ukrinform.com/photos/2023_05/1685357505-725.jpeg" text:style-name="Internet_20_link" text:visited-style-name="Visited_20_Internet_20_Link">
1685357505-72...</text:a>
', '<text:a xlink:type="simple" xlink:href="https://static.ukrinform.com/photos/2023_05/1685357505-159.jpeg" text:style-name="Internet_20_link" text:visited-style-name="Visited_20_Internet_20_Link">
1685357505-15...</text:a>
', '<text:a xlink:type="simple" xlink:href="https://static.ukrinform.com/photos/2023_05/1685357504-958.jpeg" text:style-name="Internet_20_link" text:visited-style-name="Visited_20_Internet_20_Link">
1685357504-95...</text:a>
']</text:p>
      <text:p text:style-name="P4">
Tags: ['Діаспора', 'Нідерланди', 'Біженці', 'Війна з Росією']</text:p>
      <text:p text:style-name="P4">
Type: Article</text:p>
      <!--METADATA-->
      <text:p text:style-name="P4">
<draw:frame draw:style-name="fr1" draw:name="Image77" text:anchor-type="as-char" svg:width="6.9236in" svg:height="3.956343in" draw:z-index="0">
<draw:image xlink:href="../Images/yкринформ/2023-05-29T14-05-00-03-00/630_360_1685357478-765.jpeg" xlink:type="simple" xlink:show="embed" xlink:actuate="onLoad" draw:mime-type="image/jpeg"/>
</draw:frame>
The first 60 Ukrainians, who, in Ukraine in Ukraine in Ukraine, found a ghostyx in the Netherlands, moved to a shelter for long -term reception of Ukrainian.</text:p>
      <text:p text:style-name="P4">
It is reported by Ukrinform correspondent in the Hague.</text:p>
      <text:p text:style-name="P4">
<draw:frame draw:style-name="fr1" draw:name="Image78" text:anchor-type="as-char" svg:width="6.9236in" svg:height="5.1927in" draw:z-index="0">
<draw:image xlink:href="../Images/yкринформ/2023-05-29T14-05-00-03-00/1685357506-242.jpeg" xlink:type="simple" xlink:show="embed" xlink:actuate="onLoad" draw:mime-type="image/jpeg"/>
</draw:frame>
It should be noted that "Dream" is a whole area that will be a refuge for 1000 Ukrainians, which will become the largest location for Ukrainians - a timely displaced persons. People will be inhabited in stages.</text:p>
      <text:p text:style-name="P4">
<draw:frame draw:style-name="fr1" draw:name="Image79" text:anchor-type="as-char" svg:width="6.9236in" svg:height="5.1927in" draw:z-index="0">
<draw:image xlink:href="../Images/yкринформ/2023-05-29T14-05-00-03-00/1685357505-725.jpeg" xlink:type="simple" xlink:show="embed" xlink:actuate="onLoad" draw:mime-type="image/jpeg"/>
</draw:frame>
“Earlier there was an industrial zone. Therefore, we have confirmation of the use of this area over the next 3 years to build 387 homes. This time housing, temporary homes, flex housing. It looks like construction blocks, and the construction of houses is somewhat reminiscent of child Lego, which mainly show sets of connected plastic bricks. So in our case, materials are brought in parts here and collected here, on the spot. But I think it would be good if you looked inside one of the houses to make sure their quality because it is a quality life, ”-said in a comment to Ukrinform Ivanasomers-Gardenier, from the Wlardingen municipality, which is responsible for the reception of Ukrainian refugees and housing.</text:p>
      <text:p text:style-name="P4">
<draw:frame draw:style-name="fr1" draw:name="Image80" text:anchor-type="as-char" svg:width="6.9236in" svg:height="5.1927in" draw:z-index="0">
<draw:image xlink:href="../Images/yкринформ/2023-05-29T14-05-00-03-00/1685357505-159.jpeg" xlink:type="simple" xlink:show="embed" xlink:actuate="onLoad" draw:mime-type="image/jpeg"/>
</draw:frame>
The construction of the district is already at the final stage. The official opening is planned in August this year.</text:p>
      <text:p text:style-name="P4">
“There are 387 homes, but you can also see 2 buildings that are multifunctional buildings. There will also be a doctor's office, they will deprive patients. There will be an elementary school for children under 12 years. And a Budestive complex. We also planted many trees and many greens. This life area will be green, ”said Ivan Somrs-Gardeniere, Vlardinger, who is responsible for the reception of Ukrainian refugees.</text:p>
      <text:p text:style-name="P4">
<draw:frame draw:style-name="fr1" draw:name="Image81" text:anchor-type="as-char" svg:width="6.9236in" svg:height="5.1927in" draw:z-index="0">
<draw:image xlink:href="../Images/yкринформ/2023-05-29T14-05-00-03-00/1685357504-958.jpeg" xlink:type="simple" xlink:show="embed" xlink:actuate="onLoad" draw:mime-type="image/jpeg"/>
</draw:frame>
As reported by Ukrinform, for Ukrainians who settle in the Dreams, housing <text:a xlink:type="simple" xlink:href="https://www.ukrinform.ua/rubric-diaspora/3710913-u-niderlandah-gotuut-do-vidkritta-pritulok-dla-tisaci-ukrainciv.html" text:style-name="Internet_20_link" text:visited-style-name="Visited_20_Internet_20_Link">
planned</text:a>
for three years - until summer2026."Dream" is the result of a pilot project, which is embodied jointly by the Consignment of Wlardingen and the Rotterdam-Rinmond region. Thousands of Ukrainians Ivlardingen and other municipalities in the Rotterdam-Ramond region can live in Dreams as soon as July 1, 2026.</text:p>
      <text:p text:style-name="P4">
<text:span text:style-name="T5">
Foto: Irina Drabok</text:span>
</text:p>
      <text:p text:style-name="P4">
News Source: <text:a xlink:type="simple" xlink:href="https://www.ukrinform.ua/rubric-diaspora/3715577-u-niderlandah-persi-60-ukrainskih-bizenciv-oselilisa-v-timcasovomu-rajoni-mria.html" text:style-name="Internet_20_link" text:visited-style-name="Visited_20_Internet_20_Link">
https://www.ukrinform.ua/rubric-diaspora/3715577-u-niderlandah-persi-60-ukrainskih-bizenciv-oselilisa-v-timcasovomu-rajoni-mria.html</text:a>
</text:p>
      <!--NEWS-->
      <text:h text:style-name="P10" text:outline-level="1">
<text:span text:style-name="T4">
South Korea, USA and Japan warned the DPRK of a decisive response in the event of a satellite launch</text:span>
</text:h>
      <text:p text:style-name="P4">
Authors: Ukrinform (Person)</text:p>
      <text:p text:style-name="P4">
Publisher: Укринформ (Organization)</text:p>
      <text:p text:style-name="P4">
Published Time: 2023-05-29T14:10:00+03:00</text:p>
      <text:p text:style-name="P4">
Modified Time: 2023-05-29T14:10:00+03:00</text:p>
      <text:p text:style-name="P4">
Description: South Korea, the United States and Japan warned Pyongyan about the illegality of his plans to start a satellite and coordinate actions for a joint response in the event of launch. - Ukrinform.</text:p>
      <text:p text:style-name="P4">
Images: ['<text:a xlink:type="simple" xlink:href="https://static.ukrinform.com/photos/2023_05/thumb_files/630_360_1685358453-674.jpg" text:style-name="Internet_20_link" text:visited-style-name="Visited_20_Internet_20_Link">
630_360_16853...</text:a>
']</text:p>
      <text:p text:style-name="P4">
Tags: ['Японія', 'КНДР', 'Корея', 'США', 'Супутник']</text:p>
      <text:p text:style-name="P4">
Type: Article</text:p>
      <!--METADATA-->
      <text:p text:style-name="P4">
<draw:frame draw:style-name="fr1" draw:name="Image82" text:anchor-type="as-char" svg:width="6.9236in" svg:height="3.956343in" draw:z-index="0">
<draw:image xlink:href="../Images/yкринформ/2023-05-29T14-10-00-03-00/630_360_1685358453-674.jpg" xlink:type="simple" xlink:show="embed" xlink:actuate="onLoad" draw:mime-type="image/jpeg"/>
</draw:frame>
South Korea, the United States and Japan warned Pyongyang about the illegality of his plans to start a satellite and coordinate actions for a joint response in the event of launch.</text:p>
      <text:p text:style-name="P4">
Authorized representatives of three countries on nuclear weapons have agreed this, Ukrinform reports, citing <text:a xlink:type="simple" xlink:href="https://en.yna.co.kr/view/AEN20230529003400325" text:style-name="Internet_20_link" text:visited-style-name="Visited_20_Internet_20_Link">
Yonhap.</text:a>
The main nuclear negotiator of Seoul Kim Hann and his American and Japanese Collenges, Kim and Takhiro Funakoshi, conducted urgent negotiating after Pyongyang reported Tokyo about plans to launch the satellite from May 31 to June 11.</text:p>
      <text:p text:style-name="P4">
“Representatives of the three countries are urgently calling <text:a xlink:type="simple" xlink:href="https://www.ukrinform.ua/tag-kndr" text:style-name="Internet_20_link" text:visited-style-name="Visited_20_Internet_20_Link">
North Korea</text:a>
To refrain from unlawful launch that gaves peace in the region, and agreed to work closely in order to guarantee that the illegal launch will be strict and uniformly on the part of the international community, ”the message reads.</text:p>
      <text:p text:style-name="P4">
<text:span text:style-name="T4">
 Read also: </text:span>
 <text:a xlink:type="simple" xlink:href="https://www.ukrinform.ua/rubric-world/3713949-kndr-u-priskorenomu-rezimi-budue-startovij-majdancik-dla-zapusku-suputnikiv-zmi.html" text:style-name="Internet_20_link" text:visited-style-name="Visited_20_Internet_20_Link">
<text:span text:style-name="T4">
 DPRK </text:span>
 in accelerated mode builds a starting ground for launching satellites - media</text:a>
Representatives of Korea, the United States and Japan also stressed that any launch is a puppy with the use of ballistic missiles technology contradicts a number of UN Security Council and cannot be justified, including satellite satellites.</text:p>
      <text:p text:style-name="P4">
As reported by Ukrinform, <text:a xlink:type="simple" xlink:href="https://www.ukrinform.ua/rubric-world/3715373-kndr-povidomila-aponiu-pro-plani-zapustiti-u-kosmos-vijskovij-suputnik.html" text:style-name="Internet_20_link" text:visited-style-name="Visited_20_Internet_20_Link">
North Korea reported Japan about plans to launch the satellite</text:a>
The first 31 May and June 11, said a representative of the Japanese free protection on Monday.</text:p>
      <text:p text:style-name="P4">
Japan's Defense Minister Japanese Hamada ordered the self-defense forces to destroy any ballistic missiles that would be approaching the country.</text:p>
      <text:p text:style-name="P4">
<text:span text:style-name="T5">
Foto: yonhap</text:span>
</text:p>
      <text:p text:style-name="P4">
News Source: <text:a xlink:type="simple" xlink:href="https://www.ukrinform.ua/rubric-technology/3715590-pivdenna-korea-ssa-i-aponia-poperedili-kndr-pro-risucu-vidpovid-u-razi-zapusku-suputnika.html" text:style-name="Internet_20_link" text:visited-style-name="Visited_20_Internet_20_Link">
https://www.ukrinform.ua/rubric-technology/3715590-pivdenna-korea-ssa-i-aponia-poperedili-kndr-pro-risucu-vidpovid-u-razi-zapusku-suputnika.html</text:a>
</text:p>
      <!--NEWS-->
      <text:h text:style-name="P10" text:outline-level="1">
<text:span text:style-name="T4">
The enemy released 11 ballistic and winged Iskander missiles in the Kyiv region - the air defense has destroyed all goals</text:span>
</text:h>
      <text:p text:style-name="P4">
Authors: Ukrinform (Person)</text:p>
      <text:p text:style-name="P4">
Publisher: Укринформ (Organization)</text:p>
      <text:p text:style-name="P4">
Published Time: 2023-05-29T14:11:00+03:00</text:p>
      <text:p text:style-name="P4">
Modified Time: 2023-05-29T14:11:00+03:00</text:p>
      <text:p text:style-name="P4">
Description: The enemy released 11 ballistic and winged Iskander missiles in the Kyiv region, and the air defense forces destroyed all goals. - Ukrinform.</text:p>
      <text:p text:style-name="P4">
Images: ['<text:a xlink:type="simple" xlink:href="https://static.ukrinform.com/photos/2023_05/thumb_files/630_360_1685354358-635.jpg" text:style-name="Internet_20_link" text:visited-style-name="Visited_20_Internet_20_Link">
630_360_16853...</text:a>
']</text:p>
      <text:p text:style-name="P4">
Tags: ['Київщина', 'Війна з Росією', 'ППО', 'Ракетний удар']</text:p>
      <text:p text:style-name="P4">
Type: Article</text:p>
      <!--METADATA-->
      <text:p text:style-name="P4">
<draw:frame draw:style-name="fr1" draw:name="Image83" text:anchor-type="as-char" svg:width="6.9236in" svg:height="3.956343in" draw:z-index="0">
<draw:image xlink:href="../Images/yкринформ/2023-05-29T14-11-00-03-00/630_360_1685354358-635.jpg" xlink:type="simple" xlink:show="embed" xlink:actuate="onLoad" draw:mime-type="image/jpeg"/>
</draw:frame>
The enemy released 11 ballistic and winged Iskander missiles in the Kyiv region, and the forces were exposed to all goals.</text:p>
      <text:p text:style-name="P4">
As Ukrinform reports, this is reported in <text:a xlink:type="simple" xlink:href="https://t.me/CinCAFU/507" text:style-name="Internet_20_link" text:visited-style-name="Visited_20_Internet_20_Link">
telegrams</text:a>
Commander -in -Chief of the Armed Forces.</text:p>
      <text:p text:style-name="P4">
"For the second time a day, the enemy made a rocket strike across Ukraine. About 11:00 pm attacked. In total, 11 missiles were released:" Iskander-M "and" Iskander-K "from a no surrounding direction," the statement reads.</text:p>
      <text:p text:style-name="P4">
It is noted that forces and means of air defense all goals have been destroyed.</text:p>
      <text:p text:style-name="P4">
<text:span text:style-name="T4">
 Read also: </text:span>
 <text:a xlink:type="simple" xlink:href="https://www.ukrinform.ua/rubric-ato/3715413-unoci-sili-ppo-znisili-67-povitranih-cilej-zaluznij.html" text:style-name="Internet_20_link" text:visited-style-name="Visited_20_Internet_20_Link">
at night <text:span text:style-name="T4">
 air defense </text:span>
 destroyed 67 air purposes - Zaluzhny</text:a>
As reported by Ukrinform, <text:a xlink:type="simple" xlink:href="https://www.ukrinform.ua/rubric-kyiv/3715489-u-kievi-cutno-vibuhi-pracue-vpo.html" text:style-name="Internet_20_link" text:visited-style-name="Visited_20_Internet_20_Link">
in Kyiv during air alarm, quantities were heard</text:a>
, there is information about the fall of six fragments of enemy rockets.</text:p>
      <text:p text:style-name="P4">
Doctors hospitalized one wounded in Podilskyi district <text:a xlink:type="simple" xlink:href="https://www.ukrinform.ua/tag-kiiv" text:style-name="Internet_20_link" text:visited-style-name="Visited_20_Internet_20_Link">
Capital</text:a>
S</text:p>
      <text:p text:style-name="P4">
<text:span text:style-name="T5">
Foto: kmva</text:span>
</text:p>
      <text:p text:style-name="P4">
News Source: <text:a xlink:type="simple" xlink:href="https://www.ukrinform.ua/rubric-ato/3715591-vorog-vipustiv-po-kiivsini-11-balisticnih-i-krilatih-raket-iskander-ppo-znisila-vsi-cili.html" text:style-name="Internet_20_link" text:visited-style-name="Visited_20_Internet_20_Link">
https://www.ukrinform.ua/rubric-ato/3715591-vorog-vipustiv-po-kiivsini-11-balisticnih-i-krilatih-raket-iskander-ppo-znisila-vsi-cili.html</text:a>
</text:p>
      <!--NEWS-->
      <text:h text:style-name="P10" text:outline-level="1">
<text:span text:style-name="T4">
In Lviv region there was a fire in a boarding house for the elderly, a woman was killed</text:span>
</text:h>
      <text:p text:style-name="P4">
Authors: Ukrinform (Person)</text:p>
      <text:p text:style-name="P4">
Publisher: Укринформ (Organization)</text:p>
      <text:p text:style-name="P4">
Published Time: 2023-05-29T14:18:00+03:00</text:p>
      <text:p text:style-name="P4">
Modified Time: 2023-05-29T14:18:00+03:00</text:p>
      <text:p text:style-name="P4">
Description: At night in the village. The Cold District of the Lviv district occurred in a boarding house for the elderly, which resulted in one resident of another resident. - Ukrinform.</text:p>
      <text:p text:style-name="P4">
Images: ['<text:a xlink:type="simple" xlink:href="https://static.ukrinform.com/photos/2023_05/thumb_files/630_360_1685358702-683.jpg" text:style-name="Internet_20_link" text:visited-style-name="Visited_20_Internet_20_Link">
630_360_16853...</text:a>
']</text:p>
      <text:p text:style-name="P4">
Tags: ['Львівщина', 'Пожежа', 'Загибель', 'Лікарня']</text:p>
      <text:p text:style-name="P4">
Type: Article</text:p>
      <!--METADATA-->
      <text:p text:style-name="P4">
<draw:frame draw:style-name="fr1" draw:name="Image84" text:anchor-type="as-char" svg:width="6.9236in" svg:height="3.956343in" draw:z-index="0">
<draw:image xlink:href="../Images/yкринформ/2023-05-29T14-18-00-03-00/630_360_1685358702-683.jpg" xlink:type="simple" xlink:show="embed" xlink:actuate="onLoad" draw:mime-type="image/jpeg"/>
</draw:frame>
At night, in the village of Kholodnovidka, a fire in the Lviv district occurred in a boarding house for people of the elderly, as a result of which one resident was killed, another hospitalized.</text:p>
      <text:p text:style-name="P4">
About it reports in <text:a xlink:type="simple" xlink:href="https://www.facebook.com/story.php" text:style-name="Internet_20_link" text:visited-style-name="Visited_20_Internet_20_Link">
Facebook</text:a>
The press service of the Main Directorate of the SES of Ukraine in the Lviv region, reports Ukrinform.</text:p>
      <text:p text:style-name="P4">
"One older woman, born in 1939, was hospitalized in the stanister severity in the 8th City Clinical Hospital in <text:a xlink:type="simple" xlink:href="https://www.ukrinform.ua/tag-lviv" text:style-name="Internet_20_link" text:visited-style-name="Visited_20_Internet_20_Link">
Lviv</text:a>
. The body of a woman was found at the site of the fire.</text:p>
      <text:p text:style-name="P4">
The SESA informed that reports of a fire in a boarding house for people of people in the village. Kholodnovka of the Lviv district on the street. The ring was carved on May 29 at 02:32. The fire arose in a wooden gazebo 10x7 m, which was built in part of the three -storey brick building of the boarding house.</text:p>
      <text:p text:style-name="P4">
Due to heavy smoke, firefighters worked in special devices for the protection of the organs of breathing and vision. At the time of the fire, there were 28 elderly people in the building. Two personnel of the institution. Rescuers brought 27 people to the doctors for inspection in the fresh air.</text:p>
      <text:p text:style-name="P4">
*!(https://www.ukrinform.ua/rubric-regions/3711936-na-poltavsini-zagasili-pozezu-v-benzovozi-za-dopomogou-robotizovanoi-sistemi.html)At 03:27 the fire was localized and at 03:41 was eliminated as part of five links. The fire destroyed a wooden gazebo and kitchen equipment in the dining room on an area of 120 square meters. Damaged dry gazebo on an area of 6 m square.</text:p>
      <text:p text:style-name="P4">
The reasons and circumstances of the event are established by law enforcement.</text:p>
      <text:p text:style-name="P4">
As it was reported, during a fire in an apartment building in the village of Lipnikiwyavoriv district of Lviv region <text:a xlink:type="simple" xlink:href="https://www.facebook.com/LVIVDSNS/posts/pfbid024B4dNFE4PtsVJTTyoGbcSQoMFR4N4GcnDoaVm1tYA7RUpzFh5qymQZEgKdt9bLWPl" text:style-name="Internet_20_link" text:visited-style-name="Visited_20_Internet_20_Link">
suffered a summer spouse</text:a>
. Небайдужі сусіди, зайшовши в середину, винесли на свіже повітря жінку безсвідомості та допомогли вийти чоловіку.</text:p>
      <text:p text:style-name="P4">
News Source: <text:a xlink:type="simple" xlink:href="https://www.ukrinform.ua/rubric-regions/3715592-na-lvivsini-stalasa-pozeza-u-pansionati-dla-litnih-zaginula-zinka.html" text:style-name="Internet_20_link" text:visited-style-name="Visited_20_Internet_20_Link">
https://www.ukrinform.ua/rubric-regions/3715592-na-lvivsini-stalasa-pozeza-u-pansionati-dla-litnih-zaginula-zinka.html</text:a>
</text:p>
      <!--NEWS-->
      <text:h text:style-name="P10" text:outline-level="1">
<text:span text:style-name="T4">
The Guarantee Fund will try again to sell Magellan shopping mall</text:span>
</text:h>
      <text:p text:style-name="P4">
Authors: Ukrinform (Person)</text:p>
      <text:p text:style-name="P4">
Publisher: Укринформ (Organization)</text:p>
      <text:p text:style-name="P4">
Published Time: 2023-05-29T14:23:25+03:00</text:p>
      <text:p text:style-name="P4">
Modified Time: 2023-05-29T14:23:25+03:00</text:p>
      <text:p text:style-name="P4">
Description: The Deposit Guarantee Fund for sale is set by the Magellan shopping center, the auction will be held on June 8. - Ukrinform.</text:p>
      <text:p text:style-name="P4">
Images: ['<text:a xlink:type="simple" xlink:href="https://static.ukrinform.com/photos/2023_03/thumb_files/630_360_1680082953-154.jpg" text:style-name="Internet_20_link" text:visited-style-name="Visited_20_Internet_20_Link">
630_360_16800...</text:a>
']</text:p>
      <text:p text:style-name="P4">
Tags: ['Аукціон', 'Фонд гарантування', 'Київ', 'ТРЦ']</text:p>
      <text:p text:style-name="P4">
Type: Article</text:p>
      <!--METADATA-->
      <text:p text:style-name="P4">
<draw:frame draw:style-name="fr1" draw:name="Image86" text:anchor-type="as-char" svg:width="6.9236in" svg:height="3.956343in" draw:z-index="0">
<draw:image xlink:href="../Images/yкринформ/2023-05-29T14-23-25-03-00/630_360_1680082953-154.jpg" xlink:type="simple" xlink:show="embed" xlink:actuate="onLoad" draw:mime-type="image/jpeg"/>
</draw:frame>
The funding of deposits of individuals is set for sale by the Magellan shopping center, the auction will be held on June 8.</text:p>
      <text:p text:style-name="P4">
According to Ukrinform, it reports <text:a xlink:type="simple" xlink:href="https://www.fg.gov.ua/articles/54197-trc-magelan-u-kiyevi-znovu-na-torgah-aukcion---8-chervnya.html" text:style-name="Internet_20_link" text:visited-style-name="Visited_20_Internet_20_Link">
the press service of the Guarantee Fund.</text:a>
"June 8 in ProZorro System. Sale Auction for the sale of assets of JSC" MR Bank ", which is liquidated <text:a xlink:type="simple" xlink:href="https://www.ukrinform.ua/tag-fond-garantuvanna" text:style-name="Internet_20_link" text:visited-style-name="Visited_20_Internet_20_Link">
Deposit Guarantee Fund</text:a>
. The lot includes the right of requirements under credit agreements, receivables and objects of service, including - Magellan Trade and Entertainment Center ", - the message reads.</text:p>
      <text:p text:style-name="P4">
<text:span text:style-name="T4">
 Read also: </text:span>
 <text:a xlink:type="simple" xlink:href="https://www.ukrinform.ua/rubric-economy/3691560-fond-garantuvanna-prodae-aktivi-bankiv-na-21-milarda-griven.html" text:style-name="Internet_20_link" text:visited-style-name="Visited_20_Internet_20_Link">
fund <text:span text:style-name="T4">
 Guarantee </text:span>
 sells banks for UAH 2.1 million</text:a>
It is noted that one lot for sale was exposed to the Magellan Trade and Entertainment in Kiev, with an area of more than 28.5 thousand square meters. meters. The TRPC building is in a accessibility to the Teremki metro station and the cross -enclosure of the highways.</text:p>
      <text:p text:style-name="P4">
The initial price of the lot - UAH 498.3 million.</text:p>
      <text:p text:style-name="P4">
As it was reported, the Deposit Guarantee Fund provided the special fund of the State Budget of funds in the equivalent of 17 billion from the accounts of the Prominvestbank and the International Reserve Bank.(Former Sberbank).</text:p>
      <text:p text:style-name="P4">
News Source: <text:a xlink:type="simple" xlink:href="https://www.ukrinform.ua/rubric-economy/3715594-fond-garantuvanna-vkotre-sprobue-prodati-trc-magelan.html" text:style-name="Internet_20_link" text:visited-style-name="Visited_20_Internet_20_Link">
https://www.ukrinform.ua/rubric-economy/3715594-fond-garantuvanna-vkotre-sprobue-prodati-trc-magelan.html</text:a>
</text:p>
      <!--NEWS-->
      <text:h text:style-name="P10" text:outline-level="1">
<text:span text:style-name="T4">
Mbappe was recognized as the best football player of the season in France</text:span>
</text:h>
      <text:p text:style-name="P4">
Authors: Ukrinform (Person)</text:p>
      <text:p text:style-name="P4">
Publisher: Укринформ (Organization)</text:p>
      <text:p text:style-name="P4">
Published Time: 2023-05-29T14:24:04+03:00</text:p>
      <text:p text:style-name="P4">
Modified Time: 2023-05-29T14:24:04+03:00</text:p>
      <text:p text:style-name="P4">
Description: Kilian Mbapp's PSG Paris Club was recognized as the best player of the season in the 1st France football championship. - Ukrinform.</text:p>
      <text:p text:style-name="P4">
Images: ['<text:a xlink:type="simple" xlink:href="https://static.ukrinform.com/photos/2023_05/thumb_files/630_360_1685359325-763.jpg" text:style-name="Internet_20_link" text:visited-style-name="Visited_20_Internet_20_Link">
630_360_16853...</text:a>
']</text:p>
      <text:p text:style-name="P4">
Tags: ['Франція', 'Футбол', 'Спорт']</text:p>
      <text:p text:style-name="P4">
Type: Article</text:p>
      <!--METADATA-->
      <text:p text:style-name="P4">
<draw:frame draw:style-name="fr1" draw:name="Image87" text:anchor-type="as-char" svg:width="6.9236in" svg:height="3.956343in" draw:z-index="0">
<draw:image xlink:href="../Images/yкринформ/2023-05-29T14-24-04-03-00/630_360_1685359325-763.jpg" xlink:type="simple" xlink:show="embed" xlink:actuate="onLoad" draw:mime-type="image/jpeg"/>
</draw:frame>
The PSG PSG club Kilian Mbappe was recognized as the best player of the season in the League 1 of the French Football Championship.</text:p>
      <text:p text:style-name="P4">
This time he bypassed his <text:a xlink:type="simple" xlink:href="https://twitter.com/Ligue1_ENG" text:style-name="Internet_20_link" text:visited-style-name="Visited_20_Internet_20_Link">
teammate</text:a>
Lionel Messi, Laisa Laisa Alexa Fafana players, as well as Jonathan David's Lily's football player, Ukrinform reports.</text:p>
      <text:p text:style-name="P4">
Before the final match of the MBApp championship with 28 goals, the List of League 1 is headed.</text:p>
      <text:p text:style-name="P4">
<text:span text:style-name="T4">
 Read also: </text:span>
 <text:a xlink:type="simple" xlink:href="https://www.ukrinform.ua/rubric-sports/3696468-mbappe-stav-najkrasim-bombardirom-psz-v-istorii-cempionatu-francii.html" text:style-name="Internet_20_link" text:visited-style-name="Visited_20_Internet_20_Link">
<text:span text:style-name="T4">
 Mbappe </text:span>
 became the best scorer "PSG" in the history of the France's history</text:a>
"PSG" won in League 1 ahead of schedule, playing last Saturday drawing with "Strasbur" - 1: 1.</text:p>
      <text:p text:style-name="P4">
The second was completed by the Lans France, the third - Marseille.</text:p>
      <text:p text:style-name="P4">
Photo: psgtalk.com.</text:p>
      <text:p text:style-name="P4">
News Source: <text:a xlink:type="simple" xlink:href="https://www.ukrinform.ua/rubric-sports/3715595-mbappe-ucetverte-pospil-viznali-najkrasim-futbolistom-sezonu-u-francii.html" text:style-name="Internet_20_link" text:visited-style-name="Visited_20_Internet_20_Link">
https://www.ukrinform.ua/rubric-sports/3715595-mbappe-ucetverte-pospil-viznali-najkrasim-futbolistom-sezonu-u-francii.html</text:a>
</text:p>
      <!--NEWS-->
      <text:h text:style-name="P10" text:outline-level="1">
<text:span text:style-name="T4">
Denmark has increased funding for Ukraine support fund by $ 2.6 billion - Zelensky thanked</text:span>
</text:h>
      <text:p text:style-name="P4">
Authors: Ukrinform (Person)</text:p>
      <text:p text:style-name="P4">
Publisher: Укринформ (Organization)</text:p>
      <text:p text:style-name="P4">
Published Time: 2023-05-29T14:29:00+03:00</text:p>
      <text:p text:style-name="P4">
Modified Time: 2023-05-29T14:29:00+03:00</text:p>
      <text:p text:style-name="P4">
Description: President of Ukraine Volodymyr Zelensky expressed his gratitude to the Parliament and the Danish government for the decision to increase the funding of the Fund to support Ukraine by $ 2.6 billion. - Ukrinform.</text:p>
      <text:p text:style-name="P4">
Images: ['<text:a xlink:type="simple" xlink:href="https://static.ukrinform.com/photos/2023_05/thumb_files/630_360_1685041512-288.jpeg" text:style-name="Internet_20_link" text:visited-style-name="Visited_20_Internet_20_Link">
630_360_16850...</text:a>
']</text:p>
      <text:p text:style-name="P4">
Tags: ['Данія', 'Гроші', 'Зеленський']</text:p>
      <text:p text:style-name="P4">
Type: Article</text:p>
      <!--METADATA-->
      <text:p text:style-name="P4">
<draw:frame draw:style-name="fr1" draw:name="Image88" text:anchor-type="as-char" svg:width="6.9236in" svg:height="3.956343in" draw:z-index="0">
<draw:image xlink:href="../Images/yкринформ/2023-05-29T14-29-00-03-00/630_360_1685041512-288.jpeg" xlink:type="simple" xlink:show="embed" xlink:actuate="onLoad" draw:mime-type="image/jpeg"/>
</draw:frame>
Volodymyr Zelensky's Presidential Ukraine expressed gratitude to the Parliament and the Denmark Government to increase the funding of the Fund to support Ukraine by $ 2.6 billion.</text:p>
      <text:p text:style-name="P4">
According to Ukrinform, he reports this in <text:a xlink:type="simple" xlink:href="https://twitter.com/zelenskyyua/status/1663138895926636545" text:style-name="Internet_20_link" text:visited-style-name="Visited_20_Internet_20_Link">
Twitter</text:a>
.</text:p>
      <text:p text:style-name="P4">
"I am grateful to the Parliament, the Danish Government and the Denmark people for the decision to increase the Fund to support Ukraine by $ 2.6 billion," he wrote.</text:p>
      <text:p text:style-name="P4">
<text:span text:style-name="T4">
 Read also: </text:span>
 <text:a xlink:type="simple" xlink:href="https://www.ukrinform.ua/rubric-polytics/3714726-ukraina-stane-odnieu-z-klucovih-krain-evrosouzu-i-nato-eksposol-ssa-v-rosii-makfol.html" text:style-name="Internet_20_link" text:visited-style-name="Visited_20_Internet_20_Link">
Ukraine will become one of the key countries of the European Union and NATO -Expossol of the United States in Russia McFol</text:a>
Zelensky emphasized that this tangible contribution will exacerbate the combat capacity of the Armed Forces of Ukraine in the short and medium -term perpetrator. "Our strength is in unity!" He added.</text:p>
      <text:p text:style-name="P4">
In turn, the Minister of Defense of Ukraine Alexei Reznikov also <text:a xlink:type="simple" xlink:href="https://twitter.com/oleksiireznikov/status/1663208377290305538" text:style-name="Internet_20_link" text:visited-style-name="Visited_20_Internet_20_Link">
expressing healing</text:a>
Denmark's leadership for Ukraine's adamant support.</text:p>
      <text:p text:style-name="P4">
"Thankful to Denmark Prime Minister Matte Frederixen, Acting Minister of Defense Lund Puls and Danish government for approval of additional military aid worth $ 2.6 billion for Ukraine to strengthen its prevention.</text:p>
      <text:p text:style-name="P4">
Thank you to Denmark for adamant support!Forward to our joint winner!” Reznikov wrote.</text:p>
      <text:p text:style-name="P4">
As reported by Ukrinform, at the end of May <text:a xlink:type="simple" xlink:href="https://www.ukrinform.ua/rubric-economy/3715002-dania-stvorila-investicijnij-fond-dla-ukraini-na-133-miljoni.html" text:style-name="Internet_20_link" text:visited-style-name="Visited_20_Internet_20_Link">
Denmark launched a special investment fund for Ukraine</text:a>
totaling 1 billion Danish crowns, which is approximately $ 133 million.  Photo: op</text:p>
      <text:p text:style-name="P4">
News Source: <text:a xlink:type="simple" xlink:href="https://www.ukrinform.ua/rubric-polytics/3715600-dania-zbilsila-finansuvanna-fondu-pidtrimki-ukraini-na-26-milarda-zelenskij-podakuvav.html" text:style-name="Internet_20_link" text:visited-style-name="Visited_20_Internet_20_Link">
https://www.ukrinform.ua/rubric-polytics/3715600-dania-zbilsila-finansuvanna-fondu-pidtrimki-ukraini-na-26-milarda-zelenskij-podakuvav.html</text:a>
</text:p>
      <!--NEWS-->
      <text:h text:style-name="P10" text:outline-level="1">
<text:span text:style-name="T4">
The National Guard from Igla-1 MSC knocked down a rocket that she was flying to Kiev at night</text:span>
</text:h>
      <text:p text:style-name="P4">
Authors: Ukrinform (Person)</text:p>
      <text:p text:style-name="P4">
Publisher: Укринформ (Organization)</text:p>
      <text:p text:style-name="P4">
Published Time: 2023-05-29T14:30:00+03:00</text:p>
      <text:p text:style-name="P4">
Modified Time: 2023-05-29T14:30:00+03:00</text:p>
      <text:p text:style-name="P4">
Description: The fighter of the National Guard of Ukraine has shot a Russian missile flying to Kiev from the portable anti-aircraft missile complex "Igla-1". - Ukrinform.</text:p>
      <text:p text:style-name="P4">
Images: ['<text:a xlink:type="simple" xlink:href="https://static.ukrinform.com/photos/2023_05/thumb_files/630_360_1685359675-788.jpeg" text:style-name="Internet_20_link" text:visited-style-name="Visited_20_Internet_20_Link">
630_360_16853...</text:a>
']</text:p>
      <text:p text:style-name="P4">
Tags: ['Нацгвардія', 'Ракета', 'Київ', 'Війна з Росією']</text:p>
      <text:p text:style-name="P4">
Type: Article</text:p>
      <!--METADATA-->
      <text:p text:style-name="P4">
<draw:frame draw:style-name="fr1" draw:name="Image89" text:anchor-type="as-char" svg:width="6.9236in" svg:height="3.956343in" draw:z-index="0">
<draw:image xlink:href="../Images/yкринформ/2023-05-29T14-30-00-03-00/630_360_1685359675-788.jpeg" xlink:type="simple" xlink:show="embed" xlink:actuate="onLoad" draw:mime-type="image/jpeg"/>
</draw:frame>
The fighter Guard of Ukraine has knocked out a Russian missile flying to Kiev from the portable anti-aircraft missile complex "Igla-1".</text:p>
      <text:p text:style-name="P4">
According to Ukrinform, the National Guard reports in <text:a xlink:type="simple" xlink:href="https://t.me/ngu_war_for_peace/10541" text:style-name="Internet_20_link" text:visited-style-name="Visited_20_Internet_20_Link">
telegram.</text:a>
“On the night of May 29, the enemy performed another massive rocket stroke of the post. However, all air targets were discovered and disposed of Ukrainian Silas <text:a xlink:type="simple" xlink:href="https://www.ukrinform.ua/tag-ppo" text:style-name="Internet_20_link" text:visited-style-name="Visited_20_Internet_20_Link">
air defense</text:a>
”, - the message reads.</text:p>
      <text:p text:style-name="P4">
One of the rockets was knocked down by the Guardian on the Pseudo Psemon, a soldier of the anti -aircraft missile -artillery division of the Bureviy Burevie Brigade.</text:p>
      <text:p text:style-name="P4">
The National Guard noted that he recently, on May 9, neutralized a fortune -hazel near Kiev. On the same night, at 3:20, a 20-year-old military fired a 20-year-old soldier.</text:p>
      <text:p text:style-name="P4">
<text:span text:style-name="T4">
 Read also: </text:span>
 <text:a xlink:type="simple" xlink:href="https://www.ukrinform.ua/rubric-ato/3715413-unoci-sili-ppo-znisili-67-povitranih-cilej-zaluznij.html" text:style-name="Internet_20_link" text:visited-style-name="Visited_20_Internet_20_Link">
at night the air defense forces destroyed 67 air purposes - Zaluzhny</text:a>
“This time it was more difficult to capture the goal, because it was still dark enough. The alterace speaks for itself. Emotions from awareness and joy were even more than for the first time. I understand that it is not only a knocked out rocket, but also saved life, ”the National Guard said.</text:p>
      <text:p text:style-name="P4">
As reported by Ukrinform, on the night of May 29, Kyiv was attacked by UAVs Tarakets X-101/555, however <text:a xlink:type="simple" xlink:href="https://www.ukrinform.ua/rubric-society/3715380-raketna-ataka-na-stolicu-sili-ppo-znisili-ponad-40-povitranih-cilej-bez-vlucan.html" text:style-name="Internet_20_link" text:visited-style-name="Visited_20_Internet_20_Link">
the Air Force forces destroyed more than 40 air purposes</text:a>
. The hits were not.</text:p>
      <text:p text:style-name="P4">
<text:span text:style-name="T5">
Foto: National Guard</text:span>
</text:p>
      <text:p text:style-name="P4">
News Source: <text:a xlink:type="simple" xlink:href="https://www.ukrinform.ua/rubric-kyiv/3715601-nacgvardiec-iz-pzrk-igla1-zbiv-raketu-so-vnoci-letila-na-kiiv.html" text:style-name="Internet_20_link" text:visited-style-name="Visited_20_Internet_20_Link">
https://www.ukrinform.ua/rubric-kyiv/3715601-nacgvardiec-iz-pzrk-igla1-zbiv-raketu-so-vnoci-letila-na-kiiv.html</text:a>
</text:p>
      <!--NEWS-->
      <text:h text:style-name="P10" text:outline-level="1">
<text:span text:style-name="T4">
The Russians dropped the airbag on Toretsk - a person killed, nine wounded</text:span>
</text:h>
      <text:p text:style-name="P4">
Authors: Ukrinform (Person)</text:p>
      <text:p text:style-name="P4">
Publisher: Укринформ (Organization)</text:p>
      <text:p text:style-name="P4">
Published Time: 2023-05-29T14:32:00+03:00</text:p>
      <text:p text:style-name="P4">
Modified Time: 2023-05-29T14:32:00+03:00</text:p>
      <text:p text:style-name="P4">
Description: In the Toretsk Donetsk region, the invaders dropped airbags on the gas station and administrative building, resulting in one person died and nine were injured. - Ukrinform.</text:p>
      <text:p text:style-name="P4">
Images: ['<text:a xlink:type="simple" xlink:href="https://static.ukrinform.com/photos/2023_05/thumb_files/630_360_1685359830-1172.jpeg" text:style-name="Internet_20_link" text:visited-style-name="Visited_20_Internet_20_Link">
630_360_16853...</text:a>
']</text:p>
      <text:p text:style-name="P4">
Tags: ['Донеччина', 'Обстріл', 'Російська авіація', 'Бомба', 'Війна з Росією']</text:p>
      <text:p text:style-name="P4">
Type: Article</text:p>
      <!--METADATA-->
      <text:p text:style-name="P4">
<draw:frame draw:style-name="fr1" draw:name="Image90" text:anchor-type="as-char" svg:width="6.9236in" svg:height="3.956343in" draw:z-index="0">
<draw:image xlink:href="../Images/yкринформ/2023-05-29T14-32-00-03-00/630_360_1685359830-1172.jpeg" xlink:type="simple" xlink:show="embed" xlink:actuate="onLoad" draw:mime-type="image/jpeg"/>
</draw:frame>
The Utoretsk Donetsk region invades dropped airplaces at the gas station and administrative building, resulting in one person died and nine was injured.</text:p>
      <text:p text:style-name="P4">
About it in <text:a xlink:type="simple" xlink:href="https://www.facebook.com/don.gp.gov.ua/posts/pfbid02j43BJX2fcEZX9FfMLXdo6yBVgZc4NDJo5zErMvrTwXhJDvWcPeAMiepvDfAqCMyPl" text:style-name="Internet_20_link" text:visited-style-name="Visited_20_Internet_20_Link">
Facebook</text:a>
The prosecutor's office of Donetsk region reported, Ukrinform reports.</text:p>
      <text:p text:style-name="P4">
“On May 29, 2023, at about 11:30, the Russian troops were once again fired at Toretsk, using, probably Fab-250. One of the aircraft was kissed at the local gas station, resulting in a 28-year-old worker. In addition, according to preliminary data, they were injured in varying degrees of severity 8 civilians: 6 women and 2 men, ”the message reads.</text:p>
      <text:p text:style-name="P4">
</text:p>
      <text:p text:style-name="P4">
<text:a xlink:type="simple" xlink:href="https://static.ukrinform.com/photos/2023_05/1685359830-2244.jpeg" text:style-name="Internet_20_link" text:visited-style-name="Visited_20_Internet_20_Link">
 </text:a>
 <text:a xlink:type="simple" xlink:href="https://static.ukrinform.com/photos/2023_05/1685359830-2290.jpeg" text:style-name="Internet_20_link" text:visited-style-name="Visited_20_Internet_20_Link">
</text:a>
 <text:a xlink:type="simple" xlink:href="https://static.ukrinform.com/photos/2023_05/1685359830-1721.jpeg" text:style-name="Internet_20_link" text:visited-style-name="Visited_20_Internet_20_Link">
</text:a>
 <text:a xlink:type="simple" xlink:href="https://static.ukrinform.com/photos/2023_05/1685359830-2646.jpeg" text:style-name="Internet_20_link" text:visited-style-name="Visited_20_Internet_20_Link">
</text:a>
 <text:a xlink:type="simple" xlink:href="https://static.ukrinform.com/photos/2023_05/1685359830-1172.jpeg" text:style-name="Internet_20_link" text:visited-style-name="Visited_20_Internet_20_Link">
<draw:frame draw:style-name="fr1" draw:name="Image96" text:anchor-type="as-char" svg:width="6.9236in" svg:height="3.956343in" draw:z-index="0">
<draw:image xlink:href="../Images/yкринформ/2023-05-29T14-32-00-03-00/630_360_1685359830-1172.jpeg" xlink:type="simple" xlink:show="embed" xlink:actuate="onLoad" draw:mime-type="image/jpeg"/>
</draw:frame>
</text:a>
 <text:a xlink:type="simple" xlink:href="https://static.ukrinform.com/photos/2023_05/1685359830-8901.jpeg" text:style-name="Internet_20_link" text:visited-style-name="Visited_20_Internet_20_Link">
</text:a>
According to the prosecutor's office, the second bomb fell on the administrative building. As a result of the explosion, a local resident was injured.</text:p>
      <text:p text:style-name="P4">
<text:span text:style-name="T4">
 Read also: </text:span>
 <text:a xlink:type="simple" xlink:href="https://www.ukrinform.ua/rubric-ato/3715591-vorog-vipustiv-po-kiivsini-11-balisticnih-i-krilatih-raket-iskander-ppo-znisila-vsi-cili.html" text:style-name="Internet_20_link" text:visited-style-name="Visited_20_Internet_20_Link">
the enemy released 11 ballistic and winged "Iskander" in the Kyiv region - air defense has destroyed all goals</text:a>
It is noted that the attack damages the premises of gas station, bank, training and road transport.</text:p>
      <text:p text:style-name="P4">
Rescuers and law enforcement officers work on the ground, the final number of victims is set, the prosecutor's office emphasized.<text:span text:style-name="T4">
 Read also: </text:span>
 <text:a xlink:type="simple" xlink:href="https://www.ukrinform.ua/rubric-ato/3715536-vorog-vdariv-po-gromadi-na-dnipropetrovsini-odin-zagiblij-sered-poranenih-ditina.html" text:style-name="Internet_20_link" text:visited-style-name="Visited_20_Internet_20_Link">
the enemy hit the community on <text:span text:style-name="T4">
 Dniprope </text:span>
 Trovshchyna: single, among the wounded - baby</text:a>
As it was reported, <text:a xlink:type="simple" xlink:href="https://www.ukrinform.ua/rubric-ato/3715551-sistnadcata-rosijska-ataka-za-traven-poperedno-usi-cili-nad-kievom-znisili.html" text:style-name="Internet_20_link" text:visited-style-name="Visited_20_Internet_20_Link">
about 11:30 the Russian army attacked the Kyivshchyna regional and winged landscapes of land base with OTRC "Iskander"</text:a>
. In total, 11 rockets of the northern direction were released. Forces and agents of air defense are all general.</text:p>
      <text:p text:style-name="P4">
News Source: <text:a xlink:type="simple" xlink:href="https://www.ukrinform.ua/rubric-ato/3715605-rosiani-skinuli-aviabombi-na-toreck-zaginula-ludina-devatero-poraneni.html" text:style-name="Internet_20_link" text:visited-style-name="Visited_20_Internet_20_Link">
https://www.ukrinform.ua/rubric-ato/3715605-rosiani-skinuli-aviabombi-na-toreck-zaginula-ludina-devatero-poraneni.html</text:a>
</text:p>
      <!--NEWS-->
      <text:h text:style-name="P10" text:outline-level="1">
<text:span text:style-name="T4">
Explosions reported in Melitopol</text:span>
</text:h>
      <text:p text:style-name="P4">
Authors: liveuamap (Language: en)</text:p>
      <text:p text:style-name="P4">
Time: 2023-05-29T14:36:48</text:p>
      <text:p text:style-name="P4">
Location: Melitopol (Latitude:46.87686 Longtitude:35.32036)</text:p>
      <text:p text:style-name="P4">
Videos: []</text:p>
      <text:p text:style-name="P4">
Images: []</text:p>
      <text:p text:style-name="P4">
Tags: []</text:p>
      <text:p text:style-name="P4">
Id: 22566329</text:p>
      <!--METADATA-->
      <text:p text:style-name="P4">
Explosions reported in Melitopol</text:p>
      <text:p text:style-name="P4">
News Collection Link: <text:a xlink:type="simple" xlink:href="https://liveuamap.com/en/2023/29-may-explosions-reported-in-melitopol-" text:style-name="Internet_20_link" text:visited-style-name="Visited_20_Internet_20_Link">
https://liveuamap.com/en/2023/29-may-explosions-reported-in-melitopol-</text:a>
</text:p>
      <text:p text:style-name="P4">
News Source: <text:a xlink:type="simple" xlink:href="https://t.me/rusbrief/121405" text:style-name="Internet_20_link" text:visited-style-name="Visited_20_Internet_20_Link">
https://t.me/rusbrief/121405</text:a>
</text:p>
      <!--NEWS-->
      <text:h text:style-name="P10" text:outline-level="1">
<text:span text:style-name="T4">
Zelensky had a conversation with Cambodia Prime Minister - Talked about Demand</text:span>
</text:h>
      <text:p text:style-name="P4">
Authors: Ukrinform (Person)</text:p>
      <text:p text:style-name="P4">
Publisher: Укринформ (Organization)</text:p>
      <text:p text:style-name="P4">
Published Time: 2023-05-29T14:41:34+03:00</text:p>
      <text:p text:style-name="P4">
Modified Time: 2023-05-29T14:41:34+03:00</text:p>
      <text:p text:style-name="P4">
Description: President of Ukraine Volodymyr Zelensky has a telephone conversation with Prime Minister Cambodia Hun Saint and expressed his hope for continuing the preparation of Ukrainian mine specialists in this country. - Ukrinform.</text:p>
      <text:p text:style-name="P4">
Images: ['<text:a xlink:type="simple" xlink:href="https://static.ukrinform.com/photos/2023_05/thumb_files/630_360_1685360410-133.jpg" text:style-name="Internet_20_link" text:visited-style-name="Visited_20_Internet_20_Link">
630_360_16853...</text:a>
']</text:p>
      <text:p text:style-name="P4">
Tags: ['Розмінування', 'Камбоджа', 'Зеленський']</text:p>
      <text:p text:style-name="P4">
Type: Article</text:p>
      <!--METADATA-->
      <text:p text:style-name="P4">
<draw:frame draw:style-name="fr1" draw:name="Image98" text:anchor-type="as-char" svg:width="6.9236in" svg:height="3.956343in" draw:z-index="0">
<draw:image xlink:href="../Images/yкринформ/2023-05-29T14-41-34-03-00/630_360_1685360410-133.jpg" xlink:type="simple" xlink:show="embed" xlink:actuate="onLoad" draw:mime-type="image/jpeg"/>
</draw:frame>
Volodymyr Zelensky's Presidential Ukrainian has a telephone conversation with Prime Minister Kombodzhi Hun Saint and expressed his hope for continued preparation of Ukrainian mine specialists.</text:p>
      <text:p text:style-name="P4">
As Ukrinform reports, Zelensky reported this in <text:a xlink:type="simple" xlink:href="https://t.me/V_Zelenskiy_official/6403" text:style-name="Internet_20_link" text:visited-style-name="Visited_20_Internet_20_Link">
telegram</text:a>
.</text:p>
      <text:p text:style-name="P4">
“Провів телефонну розмову з премʼєр-міністром Камбоджі Хун Сеном. Дякую запринципову позицію щодо підтримки суверенітету та територіальної цілісностіУкраїни”, - зазначив Зеленський.</text:p>
      <text:p text:style-name="P4">
<text:span text:style-name="T4">
Читайте також:</text:span>
 <text:a xlink:type="simple" xlink:href="https://www.ukrinform.ua/rubric-polytics/3715600-dania-zbilsila-finansuvanna-fondu-pidtrimki-ukraini-na-26-milarda-zelenskij-podakuvav.html" text:style-name="Internet_20_link" text:visited-style-name="Visited_20_Internet_20_Link">
 Данія збільшила фінансування фонду підтримки України на$2,6 мільярда – <text:span text:style-name="T4">
Зеленський</text:span>
 подякував </text:a>
"I noted the preparation of Camboda of Ukrainian mine specialists. I am to continue this cooperation," the President stressed.</text:p>
      <text:p text:style-name="P4">
He also informed the Prime Minister about the Ukrainian formula of peace and invite Kambubja to join specific steps in its implementation.</text:p>
      <text:p text:style-name="P4">
As reported by Ukrinform, Ukrainian sappers mastered the new ALIS MOVERAGE OF ALIS.</text:p>
      <text:p text:style-name="P4">
Photo: op</text:p>
      <text:p text:style-name="P4">
News Source: <text:a xlink:type="simple" xlink:href="https://www.ukrinform.ua/rubric-polytics/3715607-zelenskij-proviv-rozmovu-z-premerom-kambodzi-govorili-pro-rozminuvanna.html" text:style-name="Internet_20_link" text:visited-style-name="Visited_20_Internet_20_Link">
https://www.ukrinform.ua/rubric-polytics/3715607-zelenskij-proviv-rozmovu-z-premerom-kambodzi-govorili-pro-rozminuvanna.html</text:a>
</text:p>
      <!--NEWS-->
      <text:h text:style-name="P10" text:outline-level="1">
<text:span text:style-name="T4">
In the Liman Defense Forces destroyed the composition of the Russians</text:span>
</text:h>
      <text:p text:style-name="P4">
Authors: Ukrinform (Person)</text:p>
      <text:p text:style-name="P4">
Publisher: Укринформ (Organization)</text:p>
      <text:p text:style-name="P4">
Published Time: 2023-05-29T14:43:58+03:00</text:p>
      <text:p text:style-name="P4">
Modified Time: 2023-05-29T14:43:58+03:00</text:p>
      <text:p text:style-name="P4">
Description: Ukrainian defenders destroyed the composition of the Russians in the estuary.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ВС', 'Лиман', 'Війна з Росією']</text:p>
      <text:p text:style-name="P4">
Type: Article</text:p>
      <!--METADATA-->
      <text:p text:style-name="P4">
<draw:frame draw:style-name="fr1" draw:name="Image99" text:anchor-type="as-char" svg:width="6.9236in" svg:height="3.956343in" draw:z-index="0">
<draw:image xlink:href="../Images/yкринформ/2023-05-29T14-43-58-03-00/630_360_1669987737-966.jpg" xlink:type="simple" xlink:show="embed" xlink:actuate="onLoad" draw:mime-type="image/jpeg"/>
</draw:frame>
The Ukrainian respects have destroyed the composition of the Russians in the Lyman direction.</text:p>
      <text:p text:style-name="P4">
About it in <text:a xlink:type="simple" xlink:href="https://t.me/mvs_ukraine/25728" text:style-name="Internet_20_link" text:visited-style-name="Visited_20_Internet_20_Link">
telegram</text:a>
The Present Service of the Ministry of Internal Affairs informed, Ukrinform reports.</text:p>
      <text:p text:style-name="P4">
“-1 military composition of the invaders in the estuary direction. Air Intelligence Border Guards and Armed Forces Artillery worked perfectly, ”the Ministry of Internal Affairs said.</text:p>
      <text:p text:style-name="P4">
Video: <text:a xlink:type="simple" xlink:href="https://t.me/DPSUkr/11502" text:style-name="Internet_20_link" text:visited-style-name="Visited_20_Internet_20_Link">
DPSU</text:a>
As it was reported, on May 28, the commander of the operational-strategic group "Tavriya" General Oleksandr Tarnavsky stated that the forces of defense of the Nastavriysky direction per day destroyed over the mouth of the enemy, 8 units of military equipment and three ammunition.</text:p>
      <text:p text:style-name="P4">
Photo illustrative</text:p>
      <text:p text:style-name="P4">
News Source: <text:a xlink:type="simple" xlink:href="https://www.ukrinform.ua/rubric-ato/3715610-na-limanskomu-napramku-sili-oboroni-znisili-sklad-rosian.html" text:style-name="Internet_20_link" text:visited-style-name="Visited_20_Internet_20_Link">
https://www.ukrinform.ua/rubric-ato/3715610-na-limanskomu-napramku-sili-oboroni-znisili-sklad-rosian.html</text:a>
</text:p>
      <!--NEWS-->
      <text:h text:style-name="P10" text:outline-level="1">
<text:span text:style-name="T4">
Ukraine will be able to pass the next heating season without gas import - Chernyshov</text:span>
</text:h>
      <text:p text:style-name="P4">
Authors: Ukrinform (Person)</text:p>
      <text:p text:style-name="P4">
Publisher: Укринформ (Organization)</text:p>
      <text:p text:style-name="P4">
Published Time: 2023-05-29T14:51:00+03:00</text:p>
      <text:p text:style-name="P4">
Modified Time: 2023-05-29T14:51:00+03:00</text:p>
      <text:p text:style-name="P4">
Description: Alexey Chernyshov, Chairman of the Board of Naftogaz of Ukraine, believes that Ukraine will be able to pass the heating season 2023-2024 without gas imports. - Ukrinform.</text:p>
      <text:p text:style-name="P4">
Images: ['<text:a xlink:type="simple" xlink:href="https://static.ukrinform.com/photos/2021_09/thumb_files/630_360_1631721310-755.jpg" text:style-name="Internet_20_link" text:visited-style-name="Visited_20_Internet_20_Link">
630_360_16317...</text:a>
']</text:p>
      <text:p text:style-name="P4">
Tags: ['Газ', 'Нафтогаз', 'Опалювальний сезон', 'Чернишов']</text:p>
      <text:p text:style-name="P4">
Type: Article</text:p>
      <!--METADATA-->
      <text:p text:style-name="P4">
<draw:frame draw:style-name="fr1" draw:name="Image100" text:anchor-type="as-char" svg:width="6.9236in" svg:height="3.956343in" draw:z-index="0">
<draw:image xlink:href="../Images/yкринформ/2023-05-29T14-51-00-03-00/630_360_1631721310-755.jpg" xlink:type="simple" xlink:show="embed" xlink:actuate="onLoad" draw:mime-type="image/jpeg"/>
</draw:frame>
Oleksiy Chernyshov, the chairman of Naftogaz of Ukraine, believes that Ukraine will be able to wipe the heating season 2023-2024 without gas imports.</text:p>
      <text:p text:style-name="P4">
He told about it in an interview for NV, reports Ukrinform with reference to <text:a xlink:type="simple" xlink:href="https://www.naftogaz.com/interviews/ukraine-will-become-the-power-bank-of-europe-interview-for-nv" text:style-name="Internet_20_link" text:visited-style-name="Visited_20_Internet_20_Link">
Naftogaz press service. </text:a>
"In 2023, we plan to produce 13.5 billion cubic meters of gas. We also have some awesome from private extras. This year, Ukrainian gas is a lot to go <text:a xlink:type="simple" xlink:href="https://www.ukrinform.ua/tag-opaluvalnij-sezon" text:style-name="Internet_20_link" text:visited-style-name="Visited_20_Internet_20_Link">
the heating season</text:a>
2023-2024 without import, "he said.</text:p>
      <text:p text:style-name="P4">
Chernyshov noted that the military risks remain and therefore Naftogaz joined the supplies of joint procurement of Aggregate EU gas. According to him, if the adverse development of fuel events is not enough, the company will be able to promptly convey the required volumes.</text:p>
      <text:p text:style-name="P4">
<text:span text:style-name="T4">
 Read also: </text:span>
 <text:a xlink:type="simple" xlink:href="https://www.ukrinform.ua/rubric-economy/3709829-ukraina-zdatna-stati-powerbank-evropi-cernisov.html" text:style-name="Internet_20_link" text:visited-style-name="Visited_20_Internet_20_Link">
Ukraine is able to become Powerbank "Europe - <text:span text:style-name="T4">
 Chernyshov </text:span>
</text:a>
"But I repeat, it is only a factor of war. In general, Ukraine ranks second in Vevropy in confirmed gas reserves. And we must finally begin to use this potential," - said Naftogaz head.</text:p>
      <text:p text:style-name="P4">
As reported by Ukrinform, in early May 2023, Naftogaz began with the skewers of cities <text:a xlink:type="simple" xlink:href="https://www.ukrinform.ua/rubric-economy/3705356-naftogaz-gotuetsa-do-opaluvalnogo-sezonu-cernisov-zustrivsa-z-merami-mist.html" text:style-name="Internet_20_link" text:visited-style-name="Visited_20_Internet_20_Link">
preparation for the next heating season2023/2024. </text:a>
</text:p>
      <text:p text:style-name="P4">
News Source: <text:a xlink:type="simple" xlink:href="https://www.ukrinform.ua/rubric-economy/3715617-ukraina-zmoze-projti-nastupnij-opaluvalnij-sezon-bez-importu-gazu-cernisov.html" text:style-name="Internet_20_link" text:visited-style-name="Visited_20_Internet_20_Link">
https://www.ukrinform.ua/rubric-economy/3715617-ukraina-zmoze-projti-nastupnij-opaluvalnij-sezon-bez-importu-gazu-cernisov.html</text:a>
</text:p>
      <!--NEWS-->
      <text:h text:style-name="P10" text:outline-level="1">
<text:span text:style-name="T4">
Duda signed a law on investigating Russian influences in Poland</text:span>
</text:h>
      <text:p text:style-name="P4">
Authors: Ukrinform (Person)</text:p>
      <text:p text:style-name="P4">
Publisher: Укринформ (Organization)</text:p>
      <text:p text:style-name="P4">
Published Time: 2023-05-29T14:52:00+03:00</text:p>
      <text:p text:style-name="P4">
Modified Time: 2023-05-29T14:52:00+03:00</text:p>
      <text:p text:style-name="P4">
Description: Polish President Andrzej Duda signed a law on the establishment of the State Commission for Investigation of Russian influences in Poland in 2007-2022, subsequently sending this law for consideration by the Constitutional Court. - Ukrinform.</text:p>
      <text:p text:style-name="P4">
Images: ['<text:a xlink:type="simple" xlink:href="https://static.ukrinform.com/photos/2023_02/thumb_files/630_360_1676662412-513.jpg" text:style-name="Internet_20_link" text:visited-style-name="Visited_20_Internet_20_Link">
630_360_16766...</text:a>
']</text:p>
      <text:p text:style-name="P4">
Tags: ['Дуда', 'Польща', 'Закон', 'Росія']</text:p>
      <text:p text:style-name="P4">
Type: Article</text:p>
      <!--METADATA-->
      <text:p text:style-name="P4">
<draw:frame draw:style-name="fr1" draw:name="Image101" text:anchor-type="as-char" svg:width="6.9236in" svg:height="3.956343in" draw:z-index="0">
<draw:image xlink:href="../Images/yкринформ/2023-05-29T14-52-00-03-00/630_360_1676662412-513.jpg" xlink:type="simple" xlink:show="embed" xlink:actuate="onLoad" draw:mime-type="image/jpeg"/>
</draw:frame>
Presidentialpols Andrzej Duda signed a law on the creation of the State Commission for Investigation of Russian influences in Poland in 2007-2022, sending after this law to the Constitutional Court.</text:p>
      <text:p text:style-name="P4">
The head of the Polish state stated this during a press conference on Monday Uzarhavi, reports his own correspondent of Ukrinform.</text:p>
      <text:p text:style-name="P4">
According to him, Russian influences in Europe caused the turbulence of the continent and their consequence was Russian aggression against Ukraine, energy and other problems on the continent. In his opinion, these influences need to study. Therefore, he asked Polish Prime Minister Mateusha Moravetsky in order to raise the issue of investigating Russian influences in Europe by the Navara Council.</text:p>
      <text:p text:style-name="P4">
"In my opinion, such a commission, such a type, should be created at a European level to investigate Russia's influence in European institutions," Duda emphasized.</text:p>
      <text:p text:style-name="P4">
<text:span text:style-name="T4">
 Read also: </text:span>
 <text:a xlink:type="simple" xlink:href="https://www.ukrinform.ua/rubric-world/3715474-sandu-proponue-stvoriti-v-moldovi-organ-dla-borotbi-z-rosijskou-propagandou.html" text:style-name="Internet_20_link" text:visited-style-name="Visited_20_Internet_20_Link">
<text:span text:style-name="T4">
 Sandu </text:span>
 offers to create in Moldova a body for struggle with Russian propaganda</text:a>
The President of the RP stressed that he decided to sign a law on the establishment of Russian influences in the Poland State Investigation on Internal Security in 2007-2022. In his opinion, public opinion in Poland know about the Russian influence of the Russian Federation on political life in <text:a xlink:type="simple" xlink:href="https://www.ukrinform.ua/tag-polsa" text:style-name="Internet_20_link" text:visited-style-name="Visited_20_Internet_20_Link">
Poland</text:a>
over the past two decades.</text:p>
      <text:p text:style-name="P4">
"That is why I, also in Poland, decided to sign a law that has been recently accepted in the Polish Parliament concerning the creation of a special state commission to investigate Russian influence on aspects related to Poland's security over the last two decades," Duda said.</text:p>
      <text:p text:style-name="P4">
At the same time, he added that he will then send a law to the Constitutional Court of the RP to dispel all sorts of doubts that there are to find this document.</text:p>
      <text:p text:style-name="P4">
<text:span text:style-name="T4">
 Read also: </text:span>
 <text:a xlink:type="simple" xlink:href="https://www.ukrinform.ua/rubric-ato/3715540-u-polsi-ukrainski-vijskovi-opanovuut-navicki-dopomogi-poranenim.html" text:style-name="Internet_20_link" text:visited-style-name="Visited_20_Internet_20_Link">
in <text:span text:style-name="T4">
 Poland </text:span>
 and Ukrainian military master the skills of assistance to the wounded</text:a>
</text:p>
      <text:p text:style-name="P4">
It was reported that on April 14, the Seimas approved the Law on the creation of the State Commission for Investigation of Russian influences in Poland in 2007-2022. Subsequently, on May 11, the Senate abolished this law. However, on May 26, the Seimas overcame the Senate, in which the opposition has most.</text:p>
      <text:p text:style-name="P4">
_ Photo: Kprp _</text:p>
      <text:p text:style-name="P4">
News Source: <text:a xlink:type="simple" xlink:href="https://www.ukrinform.ua/rubric-world/3715613-duda-pidpisav-zakon-pro-rozsliduvanna-rosijskih-vpliviv-u-polsi.html" text:style-name="Internet_20_link" text:visited-style-name="Visited_20_Internet_20_Link">
https://www.ukrinform.ua/rubric-world/3715613-duda-pidpisav-zakon-pro-rozsliduvanna-rosijskih-vpliviv-u-polsi.html</text:a>
</text:p>
      <!--NEWS-->
      <text:h text:style-name="P10" text:outline-level="1">
<text:span text:style-name="T4">
Vitaliy Sachko will perform in the main grid of ATP tournament in Italy</text:span>
</text:h>
      <text:p text:style-name="P4">
Authors: Ukrinform (Person)</text:p>
      <text:p text:style-name="P4">
Publisher: Укринформ (Organization)</text:p>
      <text:p text:style-name="P4">
Published Time: 2023-05-29T14:57:07+03:00</text:p>
      <text:p text:style-name="P4">
Modified Time: 2023-05-29T14:57:07+03:00</text:p>
      <text:p text:style-name="P4">
Description: Ukrainian tennis player Vitaliy Sachko won two victories in the qualification of the ATP Challenger Tour 75 in the Italian city of Vicenz with a 73,000 prize fund. - Ukrinform.</text:p>
      <text:p text:style-name="P4">
Images: ['<text:a xlink:type="simple" xlink:href="https://static.ukrinform.com/photos/2023_05/thumb_files/630_360_1685360736-911.jpg" text:style-name="Internet_20_link" text:visited-style-name="Visited_20_Internet_20_Link">
630_360_16853...</text:a>
']</text:p>
      <text:p text:style-name="P4">
Tags: ['Італія', 'Теніс', 'Збірна України', 'Чоловіки']</text:p>
      <text:p text:style-name="P4">
Type: Article</text:p>
      <!--METADATA-->
      <text:p text:style-name="P4">
<draw:frame draw:style-name="fr1" draw:name="Image102" text:anchor-type="as-char" svg:width="6.9236in" svg:height="3.956343in" draw:z-index="0">
<draw:image xlink:href="../Images/yкринформ/2023-05-29T14-57-07-03-00/630_360_1685360736-911.jpg" xlink:type="simple" xlink:show="embed" xlink:actuate="onLoad" draw:mime-type="image/jpeg"/>
</draw:frame>
Ukrainian tennis player Vitaliy Sachko won two victories in the qualification of the TournaTPP Challenger Tour 75 in the Italian city of Vicenz with a 73,000 prize fund.</text:p>
      <text:p text:style-name="P4">
In the qualifying matches of Vitaliy(ATP 275)He won two Italians, reports Ukrinform.</text:p>
      <text:p text:style-name="P4">
In the first circle, the Ukrainian beat the Italian tennis player Andrea Arnaboldi(454)- 6: 4, 6: 2, and in the finale - Giovanni Fonio(276)- 6:4, 7:6(7:1).</text:p>
      <text:p text:style-name="P4">
<text:span text:style-name="T4">
Читайте також:</text:span>
 <text:a xlink:type="simple" xlink:href="https://www.ukrinform.ua/rubric-sports/3715205-sacko-vijsov-u-final-kvalifikacii-na-turniri-atp-v-italii.html" text:style-name="Internet_20_link" text:visited-style-name="Visited_20_Internet_20_Link">
 <text:span text:style-name="T4">
Сачко</text:span>
 вийшов у фінал кваліфікації на турнірі ATP вІталії </text:a>
Sachko will play in the season in the season, the main net "Challenger". His best result this year is the quarterfinals where he went out in Lugano tournaments(Switzerland), Lilly(France)and Morelos(Mexico).</text:p>
      <text:p text:style-name="P4">
Фото: btu.org.</text:p>
      <text:p text:style-name="P4">
News Source: <text:a xlink:type="simple" xlink:href="https://www.ukrinform.ua/rubric-sports/3715616-vitalij-sacko-vistupit-v-osnovnij-sitci-turniru-atp-v-italii.html" text:style-name="Internet_20_link" text:visited-style-name="Visited_20_Internet_20_Link">
https://www.ukrinform.ua/rubric-sports/3715616-vitalij-sacko-vistupit-v-osnovnij-sitci-turniru-atp-v-italii.html</text:a>
</text:p>
      <!--NEWS-->
      <text:h text:style-name="P10" text:outline-level="1">
<text:span text:style-name="T4">
Ukraine can become a significant exporter of gas to the EU - Chernyshov by 2027</text:span>
</text:h>
      <text:p text:style-name="P4">
Authors: Ukrinform (Person)</text:p>
      <text:p text:style-name="P4">
Publisher: Укринформ (Organization)</text:p>
      <text:p text:style-name="P4">
Published Time: 2023-05-29T14:58:03+03:00</text:p>
      <text:p text:style-name="P4">
Modified Time: 2023-05-29T14:58:03+03:00</text:p>
      <text:p text:style-name="P4">
Description: The chairman of the board of Naftogaz of Ukraine Alexey Chernyshov predicts that by 2027 Ukraine will be able to increase gas production in such a way to become a significant exporter of gas to the European Union. - Ukrinform.</text:p>
      <text:p text:style-name="P4">
Images: ['<text:a xlink:type="simple" xlink:href="https://static.ukrinform.com/photos/2023_05/thumb_files/630_360_1685361355-191.jpg" text:style-name="Internet_20_link" text:visited-style-name="Visited_20_Internet_20_Link">
630_360_16853...</text:a>
']</text:p>
      <text:p text:style-name="P4">
Tags: ['Євросоюз', 'Нафтогаз', 'Чернишов']</text:p>
      <text:p text:style-name="P4">
Type: Article</text:p>
      <!--METADATA-->
      <text:p text:style-name="P4">
<draw:frame draw:style-name="fr1" draw:name="Image103" text:anchor-type="as-char" svg:width="6.9236in" svg:height="3.956343in" draw:z-index="0">
<draw:image xlink:href="../Images/yкринформ/2023-05-29T14-58-03-03-00/630_360_1685361355-191.jpg" xlink:type="simple" xlink:show="embed" xlink:actuate="onLoad" draw:mime-type="image/jpeg"/>
</draw:frame>
Oleksiy Chernyshov, the chairman of Naftogaz of Ukraine, predicts that Ukraine will be able to increase gas production in 20127 to become a significant exporter of gas to the European Union.</text:p>
      <text:p text:style-name="P4">
He told about it in an interview for NV, reports Ukrinform with a reference to <text:a xlink:type="simple" xlink:href="https://www.naftogaz.com/interviews/ukraine-will-become-the-power-bank-of-europe-interview-for-nv" text:style-name="Internet_20_link" text:visited-style-name="Visited_20_Internet_20_Link">
Naftogaz press service</text:a>
.</text:p>
      <text:p text:style-name="P4">
"We have an ambition to become one of the main suppliers of energy for the continent after the war. I believe that by 2027 we are quite capable of increasing gas -producing so that not only to cover our own needs, but also a significant exporter in the EU. Russian gas should not be there. Consumption of traditional energy goes to an alternative, "he said.</text:p>
      <text:p text:style-name="P4">
<text:span text:style-name="T4">
 Read also: </text:span>
 <text:a xlink:type="simple" xlink:href="https://www.ukrinform.ua/rubric-economy/3709829-ukraina-zdatna-stati-powerbank-evropi-cernisov.html" text:style-name="Internet_20_link" text:visited-style-name="Visited_20_Internet_20_Link">
Ukraine is able to become Powerbank "Europe - <text:span text:style-name="T4">
 Chernyshov </text:span>
</text:a>
Chernyshov noted that Ukraine can also give European partners about 10 billion cubic meters. m for storage of gas in PSG. According to him, Ukrainian gas fishery is the largest in Europe - more than 31 billion cubic meters. m.</text:p>
      <text:p text:style-name="P4">
It was reported that Naftogaz of Ukraine intends to increase gas production in 20123 by 1 billion cubic meters.</text:p>
      <text:p text:style-name="P4">
From the beginning of 2023, JSC "Ukrgasvydobuvannya" has already put into operation 7 -year -olds with high production - more than 100 thousand cubic meters per day.</text:p>
      <text:p text:style-name="P4">
News Source: <text:a xlink:type="simple" xlink:href="https://www.ukrinform.ua/rubric-economy/3715618-ukraina-moze-do-2027-roku-stati-znacnim-eksporterom-gazu-do-es-cernisov.html" text:style-name="Internet_20_link" text:visited-style-name="Visited_20_Internet_20_Link">
https://www.ukrinform.ua/rubric-economy/3715618-ukraina-moze-do-2027-roku-stati-znacnim-eksporterom-gazu-do-es-cernisov.html</text:a>
</text:p>
      <!--NEWS-->
      <text:h text:style-name="P10" text:outline-level="1">
<text:span text:style-name="T4">
Blow in Dnipropetrovsk: the head of the regional council told about victims and destruction</text:span>
</text:h>
      <text:p text:style-name="P4">
Authors: Ukrinform (Person)</text:p>
      <text:p text:style-name="P4">
Publisher: Укринформ (Organization)</text:p>
      <text:p text:style-name="P4">
Published Time: 2023-05-29T14:59:39+03:00</text:p>
      <text:p text:style-name="P4">
Modified Time: 2023-05-29T14:59:39+03:00</text:p>
      <text:p text:style-name="P4">
Description: As a result of the Russian blow to the Pokrovsky community of the Sinelnikov district of Dnipropetrovsk, a woman was born in 1972. - Ukrinform.</text:p>
      <text:p text:style-name="P4">
Images: ['<text:a xlink:type="simple" xlink:href="https://static.ukrinform.com/photos/2023_05/thumb_files/630_360_1685359460-229.jpg" text:style-name="Internet_20_link" text:visited-style-name="Visited_20_Internet_20_Link">
630_360_16853...</text:a>
']</text:p>
      <text:p text:style-name="P4">
Tags: ['Дніпропетровщина', 'Обстріл', 'Війна з Росією']</text:p>
      <text:p text:style-name="P4">
Type: Article</text:p>
      <!--METADATA-->
      <text:p text:style-name="P4">
<draw:frame draw:style-name="fr1" draw:name="Image104" text:anchor-type="as-char" svg:width="6.9236in" svg:height="3.956343in" draw:z-index="0">
<draw:image xlink:href="../Images/yкринформ/2023-05-29T14-59-39-03-00/630_360_1685359460-229.jpg" xlink:type="simple" xlink:show="embed" xlink:actuate="onLoad" draw:mime-type="image/jpeg"/>
</draw:frame>
As a result of the Russian blow to the Pokrovsky community of Sinelnikovsky District District, a woman was born in 1972.</text:p>
      <text:p text:style-name="P4">
Mykola Lukashuk informed about it at a briefing at the Media Center Ukraine - Ukrinform.</text:p>
      <text:p text:style-name="P4">
"There were three people in one of the houses, including a child in 2011, all of them were wounded. A woman was in 1972 near the street, she was killed," - said.</text:p>
      <text:p text:style-name="P4">
<text:span text:style-name="T4">
 Read also: </text:span>
 <text:a xlink:type="simple" xlink:href="https://www.ukrinform.ua/rubric-ato/3715536-vorog-vdariv-po-gromadi-na-dnipropetrovsini-odin-zagiblij-sered-poranenih-ditina.html" text:style-name="Internet_20_link" text:visited-style-name="Visited_20_Internet_20_Link">
the enemy hit the community on <text:span text:style-name="T4">
 Dnipropetrovs </text:span>
 Zakhni: Single, among the wounded - baby</text:a>
According to him, the Pokrovsk community is located on the border with Donetsk Izapozhka regions. The shelling happened at about 11.30, and twelve points were injured. In one of them, one house is completely destroyed, 19 is damaged, in the other - one destroyed and 11 damaged. Currently there is a journalist, <text:a xlink:type="simple" xlink:href="https://www.ukrinform.ua/tag-pozeza" text:style-name="Internet_20_link" text:visited-style-name="Visited_20_Internet_20_Link">
fire</text:a>
, which emerged, extinguished, all the victims were provided with medical care.</text:p>
      <text:p text:style-name="P4">
As reported by Ukrinform, 9 people were injured as a result of an hostile attack on the Pokrovsk community of Pokrovsk community, including an 11-year-old child.</text:p>
      <text:p text:style-name="P4">
News Source: <text:a xlink:type="simple" xlink:href="https://www.ukrinform.ua/rubric-regions/3715620-udar-po-dnipropetrovsini-golova-oblradi-rozpoviv-pro-zertvi-i-rujnuvanna.html" text:style-name="Internet_20_link" text:visited-style-name="Visited_20_Internet_20_Link">
https://www.ukrinform.ua/rubric-regions/3715620-udar-po-dnipropetrovsini-golova-oblradi-rozpoviv-pro-zertvi-i-rujnuvanna.html</text:a>
</text:p>
      <!--NEWS-->
      <text:h text:style-name="P10" text:outline-level="1">
<text:span text:style-name="T4">
Putin has legalized "elections" and deportation in the occupied territory of Ukraine</text:span>
</text:h>
      <text:p text:style-name="P4">
Authors: Ukrinform (Person)</text:p>
      <text:p text:style-name="P4">
Publisher: Укринформ (Organization)</text:p>
      <text:p text:style-name="P4">
Published Time: 2023-05-29T15:07:27+03:00</text:p>
      <text:p text:style-name="P4">
Modified Time: 2023-05-29T15:07:27+03:00</text:p>
      <text:p text:style-name="P4">
Description: Russian President Vladimir Putin has signed amendments to the Law on Martial Status. They allow elections in the temporarily occupied territories of Ukraine and deport people from there. - Ukrinform.</text:p>
      <text:p text:style-name="P4">
Images: ['<text:a xlink:type="simple" xlink:href="https://static.ukrinform.com/photos/2022_09/thumb_files/630_360_1664030285-428.jpg" text:style-name="Internet_20_link" text:visited-style-name="Visited_20_Internet_20_Link">
630_360_16640...</text:a>
']</text:p>
      <text:p text:style-name="P4">
Tags: ['Депортація', 'Окупація', 'Путін', 'Вибори', 'Закон', 'Росія']</text:p>
      <text:p text:style-name="P4">
Type: Article</text:p>
      <!--METADATA-->
      <text:p text:style-name="P4">
<draw:frame draw:style-name="fr1" draw:name="Image105" text:anchor-type="as-char" svg:width="6.9236in" svg:height="3.956343in" draw:z-index="0">
<draw:image xlink:href="../Images/yкринформ/2023-05-29T15-07-27-03-00/630_360_1664030285-428.jpg" xlink:type="simple" xlink:show="embed" xlink:actuate="onLoad" draw:mime-type="image/jpeg"/>
</draw:frame>
Presidentrf Volodymyr Putin has signed amendments to the Law on Martial Status. They allow elections in the temporarily occupied territories of Ukraine to thawing people from there.</text:p>
      <text:p text:style-name="P4">
About it reports Ukrinform with reference to the official <text:a xlink:type="simple" xlink:href="http://publication.pravo.gov.ru/document/0001202305290002" text:style-name="Internet_20_link" text:visited-style-name="Visited_20_Internet_20_Link">
portal</text:a>
Legal information of the Russian Federation.</text:p>
      <text:p text:style-name="P4">
Now the possibility of "forced and controlled movement of citizens from the territory where martial law is introduced, in the territory in which the military is not introduced." Also allowed to hold <text:a xlink:type="simple" xlink:href="https://www.ukrinform.ua/tag-referendum" text:style-name="Internet_20_link" text:visited-style-name="Visited_20_Internet_20_Link">
referendums</text:a>
and elections to the so -called "bodies of government" and "local self -government bodies" in occupied territories, if the Central Election Committee of the Russian Federation decides. This can be built both throughout the occupied territory and in some part.</text:p>
      <text:p text:style-name="P4">
<text:span text:style-name="T4">
 Read also: </text:span>
 [<text:span text:style-name="T4">
 deport </text:span>
 Ukrainian children.(https://www.ukrinform.ua/rubric-society/3711049-deportaciu-ukrainskih-ditej-rosia-pocala-z-2015-roku-v-okupovanomu-krimu-lubinec.html)In April, Putin signed a decree that envisaged the possibility of "deportation" of Ukrainians from the temporarily occupied territories of Ukraine on other foundations. According to the decree, Ukrainians who live in the occupied territories and decided to preserve the citizen of Ukraine have the right to be there until July 1, 2024. After that, they can deport.</text:p>
      <text:p text:style-name="P4">
The Decree of the President of the Russian Federation on the introduction of martial law in the occupied territories of Donetsk, Lugansk, Zaporizhzhya and Kherson regions was signed 19 -October and put into effect from midnight on October 20.</text:p>
      <text:p text:style-name="P4">
News Source: <text:a xlink:type="simple" xlink:href="https://www.ukrinform.ua/rubric-ato/3715627-putin-uzakoniv-vibori-ta-deportaciu-na-okupovanij-teritorii-ukraini.html" text:style-name="Internet_20_link" text:visited-style-name="Visited_20_Internet_20_Link">
https://www.ukrinform.ua/rubric-ato/3715627-putin-uzakoniv-vibori-ta-deportaciu-na-okupovanij-teritorii-ukraini.html</text:a>
</text:p>
      <!--NEWS-->
      <text:h text:style-name="P10" text:outline-level="1">
<text:span text:style-name="T4">
Почеттіно – новий головний тренер «Челсі»</text:span>
</text:h>
      <text:p text:style-name="P4">
Authors: Ukrinform (Person)</text:p>
      <text:p text:style-name="P4">
Publisher: Укринформ (Organization)</text:p>
      <text:p text:style-name="P4">
Published Time: 2023-05-29T15:12:12+03:00</text:p>
      <text:p text:style-name="P4">
Modified Time: 2023-05-29T15:12:12+03:00</text:p>
      <text:p text:style-name="P4">
Description: The contract is designed for two years. - Ukrinform.</text:p>
      <text:p text:style-name="P4">
Images: ['<text:a xlink:type="simple" xlink:href="https://static.ukrinform.com/photos/2023_05/thumb_files/630_360_1685362265-594.jpg" text:style-name="Internet_20_link" text:visited-style-name="Visited_20_Internet_20_Link">
630_360_16853...</text:a>
']</text:p>
      <text:p text:style-name="P4">
Tags: ['Челсі', 'Футбол', 'АПЛ']</text:p>
      <text:p text:style-name="P4">
Type: Article</text:p>
      <!--METADATA-->
      <text:p text:style-name="P4">
<draw:frame draw:style-name="fr1" draw:name="Image106" text:anchor-type="as-char" svg:width="6.9236in" svg:height="3.956343in" draw:z-index="0">
<draw:image xlink:href="../Images/yкринформ/2023-05-29T15-12-12-03-00/630_360_1685362265-594.jpg" xlink:type="simple" xlink:show="embed" xlink:actuate="onLoad" draw:mime-type="image/jpeg"/>
</draw:frame>
The contract is designed for two years.  Chelsea officially <text:a xlink:type="simple" xlink:href="https://www.chelseafc.com/en/news/article/mauricio-pochettino-to-become-chelsea-head-coach" text:style-name="Internet_20_link" text:visited-style-name="Visited_20_Internet_20_Link">
declared</text:a>
The purpose of Mauricio Podoittino is the head coach, Ukrinform reports.</text:p>
      <text:p text:style-name="P4">
The 51-year-old Argentine specialist will start work on July 1. It is a 2 -year signature with the possibility of continuing for the season.</text:p>
      <text:p text:style-name="P4">
Phottino was without a club after his release from PSG last spring.</text:p>
      <text:p text:style-name="P4">
The Mauricio headquarters will enter Hesus Perez, Miguel Dagostino, Tony Himenez Tasebastyano Phonetstino.</text:p>
      <text:p text:style-name="P4">
The London team has completed the current APL draw in the 12th position.</text:p>
      <text:p text:style-name="P4">
<text:span text:style-name="T4">
 Read also: </text:span>
 <text:a xlink:type="simple" xlink:href="https://www.ukrinform.ua/rubric-sports/3714273-apl-celsi-rozgromno-postupilos-mu.html" text:style-name="Internet_20_link" text:visited-style-name="Visited_20_Internet_20_Link">
APL: "<text:span text:style-name="T4">
 Chelsea </text:span>
" devastatedly gave way to "Mu"</text:a>
Phonetsho replaced Frank Lempard, who controlled the "blue" after the resignation of the Grempotter since April 6, 2023.</text:p>
      <text:p text:style-name="P4">
Photo: chelseafc.com</text:p>
      <text:p text:style-name="P4">
News Source: <text:a xlink:type="simple" xlink:href="https://www.ukrinform.ua/rubric-sports/3715630-pocettino-novij-golovnij-trener-celsi.html" text:style-name="Internet_20_link" text:visited-style-name="Visited_20_Internet_20_Link">
https://www.ukrinform.ua/rubric-sports/3715630-pocettino-novij-golovnij-trener-celsi.html</text:a>
</text:p>
      <!--NEWS-->
      <text:h text:style-name="P10" text:outline-level="1">
<text:span text:style-name="T4">
Guarantee Fund sells a loan portfolio</text:span>
</text:h>
      <text:p text:style-name="P4">
Authors: Ukrinform (Person)</text:p>
      <text:p text:style-name="P4">
Publisher: Укринформ (Organization)</text:p>
      <text:p text:style-name="P4">
Published Time: 2023-05-29T15:15:00+03:00</text:p>
      <text:p text:style-name="P4">
Modified Time: 2023-05-29T15:15:00+03:00</text:p>
      <text:p text:style-name="P4">
Description: The Deposit Guarantee Fund is set by the loan portfolio of individuals of the Bank of JSC JSC "Arcade". - Ukrinform.</text:p>
      <text:p text:style-name="P4">
Images: ['<text:a xlink:type="simple" xlink:href="https://static.ukrinform.com/photos/2021_03/thumb_files/630_360_1615897948-838.jpg" text:style-name="Internet_20_link" text:visited-style-name="Visited_20_Internet_20_Link">
630_360_16158...</text:a>
']</text:p>
      <text:p text:style-name="P4">
Tags: ['Фонд гарантування', 'Банк "Аркада"']</text:p>
      <text:p text:style-name="P4">
Type: Article</text:p>
      <!--METADATA-->
      <text:p text:style-name="P4">
<draw:frame draw:style-name="fr1" draw:name="Image107" text:anchor-type="as-char" svg:width="6.9236in" svg:height="3.956343in" draw:z-index="0">
<draw:image xlink:href="../Images/yкринформ/2023-05-29T15-15-00-03-00/630_360_1615897948-838.jpg" xlink:type="simple" xlink:show="embed" xlink:actuate="onLoad" draw:mime-type="image/jpeg"/>
</draw:frame>
 Фондгарантування вкладів фізичних осіб виставляє на продаж кредитний портфельфізичних осіб банку АТ АКБ "Аркада".</text:p>
      <text:p text:style-name="P4">
Як передає Укрінформ, про це повідомляє <text:a xlink:type="simple" xlink:href="https://www.fg.gov.ua/articles/54225-kreditniy-portfel-fizichnih-osib-banku-arkada---na-torgah-6-chervnya.html" text:style-name="Internet_20_link" text:visited-style-name="Visited_20_Internet_20_Link">
 пресслужба Фонду гарантування.</text:a>
"On June 6, the ProZorro system will be auction for the sale of a sufficiently rare for the Lot Deposit Guarantee Fund. One lot on the trade is the right of claims under 400 credit agreements of natural persons of JSC" Arcade ", - the message reads.</text:p>
      <text:p text:style-name="P4">
The lot was included in the entire loan portfolio of individuals <text:a xlink:type="simple" xlink:href="https://www.ukrinform.ua/tag-bank-arkada" text:style-name="Internet_20_link" text:visited-style-name="Visited_20_Internet_20_Link">
Arcade Bank</text:a>
: 399 loans are provided with a port, 1 - unsecured. All loans are nominated in UAH. 96.4% of the debt to the portfolio are loans issued in the period 2016-2019. In the mortgage, 97.3% of the portfolio is residential real estate, the remaining 2.7% - commerciality. More than 97% of the portfolio in the amount of debt - the objects are carried out in Kyiv.</text:p>
      <text:p text:style-name="P4">
*!(https://www.ukrinform.ua/rubric-economy/3715594-fond-garantuvanna-vkotre-sprobue-prodati-trc-magelan.html)At the same time, 89.3% of loans - without delay, another 8.8% have a late payment - from 90 days to 1 year. Each loan before that was already exhibited on the individual sales in the ProZorro system. Sales, but did not find its buyer, so now they are boiled in a pool.</text:p>
      <text:p text:style-name="P4">
The initial price of the lot - UAH 182.2 million. The bidding will be held on the Dutch model on the electronic site Prozorro. sale.</text:p>
      <text:p text:style-name="P4">
As it was reported, the Arcade Bank was classified as insolvent on the decision of the National Bank of Ukraine of August 25, 2020.</text:p>
      <text:p text:style-name="P4">
News Source: <text:a xlink:type="simple" xlink:href="https://www.ukrinform.ua/rubric-economy/3715633-fond-garantuvanna-prodae-kreditnij-portfel-fizosib-banku-arkada.html" text:style-name="Internet_20_link" text:visited-style-name="Visited_20_Internet_20_Link">
https://www.ukrinform.ua/rubric-economy/3715633-fond-garantuvanna-prodae-kreditnij-portfel-fizosib-banku-arkada.html</text:a>
</text:p>
      <!--NEWS-->
      <text:h text:style-name="P10" text:outline-level="1">
<text:span text:style-name="T4">
Georgia about relations with the Russian Federation: not a concession, but "strategic policy of patience"</text:span>
</text:h>
      <text:p text:style-name="P4">
Authors: Ukrinform (Person)</text:p>
      <text:p text:style-name="P4">
Publisher: Укринформ (Organization)</text:p>
      <text:p text:style-name="P4">
Published Time: 2023-05-29T15:21:57+03:00</text:p>
      <text:p text:style-name="P4">
Modified Time: 2023-05-29T15:21:57+03:00</text:p>
      <text:p text:style-name="P4">
Description: The Speaker of the Georgia Parliament Papuasvili said that the issue of restoring diplomatic relations with the Russian Federation is not discussed and no fundamental concessions to Moscow could not be made. - Ukrinform.</text:p>
      <text:p text:style-name="P4">
Images: ['<text:a xlink:type="simple" xlink:href="https://static.ukrinform.com/photos/2023_05/thumb_files/630_360_1685362811-558.jpg" text:style-name="Internet_20_link" text:visited-style-name="Visited_20_Internet_20_Link">
630_360_16853...</text:a>
']</text:p>
      <text:p text:style-name="P4">
Tags: ['Грузія', 'Парламент', 'Росія']</text:p>
      <text:p text:style-name="P4">
Type: Article</text:p>
      <!--METADATA-->
      <text:p text:style-name="P4">
<draw:frame draw:style-name="fr1" draw:name="Image108" text:anchor-type="as-char" svg:width="6.9236in" svg:height="3.956343in" draw:z-index="0">
<draw:image xlink:href="../Images/yкринформ/2023-05-29T15-21-57-03-00/630_360_1685362811-558.jpg" xlink:type="simple" xlink:show="embed" xlink:actuate="onLoad" draw:mime-type="image/jpeg"/>
</draw:frame>
Georgia Schalwa Papuasvili's speaker has stated that the issue of recovery of diaplomatic relations with the Russian Federation is not discussed and the fundamental concessions of Moskvine may be made.</text:p>
      <text:p text:style-name="P4">
According to Ukrinform, it reports <text:a xlink:type="simple" xlink:href="https://www.newsgeorgia.ge/jeto-ne-ustupki-rossii-a-strategicheskaja-politika-terpenija-spiker-parlamenta-gruzii/" text:style-name="Internet_20_link" text:visited-style-name="Visited_20_Internet_20_Link">
Novosti-Grusia</text:a>
.</text:p>
      <text:p text:style-name="P4">
“We do not pursue a policy of Russia's concessions. Our policy is not a policy, but a strategic policy of patience, ”Papuashvili said.</text:p>
      <text:p text:style-name="P4">
<text:span text:style-name="T4">
 Read also: </text:span>
 <text:a xlink:type="simple" xlink:href="https://www.ukrinform.ua/rubric-world/3715093-prezidentka-gruzii-rozkritikuvala-ministra-oboroni-za-nepovagu-do-protokolu.html" text:style-name="Internet_20_link" text:visited-style-name="Visited_20_Internet_20_Link">
President <text:span text:style-name="T4">
 Georgi </text:span>
 I criticized the Minister of Defense "Disrespect for the Protocol"</text:a>
According to him, the national interest of Georgia is "Peace preservation" and strengthening economic in the country.</text:p>
      <text:p text:style-name="P4">
"Various upheavals, conflicts and wars of recent years have severely affected us, rejected decades ago," Papuasvili said.</text:p>
      <text:p text:style-name="P4">
According to him, the former governing party "Single National Movement" was pursued by the policy of Russia, in particular by selling strategic objects of Ukraine.</text:p>
      <text:p text:style-name="P4">
<text:span text:style-name="T4">
 Read also: </text:span>
 <text:a xlink:type="simple" xlink:href="https://www.ukrinform.ua/rubric-world/3714624-utikaci-z-rf-vplinuli-na-vsi-aspekti-zitta-v-gruzii-ekspertka.html" text:style-name="Internet_20_link" text:visited-style-name="Visited_20_Internet_20_Link">
fugitives from the Russian Federation influenced all aspects of life in <text:span text:style-name="T4">
 Georgia </text:span>
 Ї - expert</text:a>
“We try to avoid provocations and various threats, including those that come from Russia. We do not give anything to anyone, we do not bargain ... Our chief unification of the country and European integration. To achieve these goals, economic progress is needed.</text:p>
      <text:p text:style-name="P4">
If we are not economically strong and we have internal conflicts, we will not be able to unite the country and will not open the door of European structures. The poor tanned country is not interested in Abkhazam or Ossetin or Western Partners, ”Papuasvili said.</text:p>
      <text:p text:style-name="P4">
According to him, the restoration of the territorial integrity of Georgia is possible only "vomits of peace policy", "through the restoration of confidence with Abkhazian and Ossetian Biblies" and through the creation of such conditions, "to live in a single state of becoming attractive in a single state."</text:p>
      <text:p text:style-name="P4">
<text:span text:style-name="T4">
 Read also: </text:span>
 <text:a xlink:type="simple" xlink:href="https://www.ukrinform.ua/rubric-world/3714491-prezidentka-gruzii-u-den-nezaleznosti-nasa-gidnist-prodana-za-200-ci-300-miljoniv.html" text:style-name="Internet_20_link" text:visited-style-name="Visited_20_Internet_20_Link">
President <text:span text:style-name="T4">
 GRAZ </text:span>
 II - Independence Day: Our agility sold for 200 or 300 million? </text:a>
</text:p>
      <text:p text:style-name="P4">
“But it is difficult to determine the purpose of this motivation. We are guided by the motivation of our own country. We believe that the more countries of the Georgian citizen will visit without a visa, the better. If we talk about security, there is nothing in Russia to cancel the visa regime in this direction. Who wants, he will not go to Russia, ”Papuasvili said.</text:p>
      <text:p text:style-name="P4">
He also argues that Georgia power does not ignore the possible threats associated with the mass migration of the Russians and this issue is under the control of the country's special services.</text:p>
      <text:p text:style-name="P4">
As it was reported, with the beginning of a full -scale war in Ukraine, many Russians, fearing mobilization, went to Georgia, and this influenced a lot of aspects of Georgians.</text:p>
      <text:p text:style-name="P4">
Photo: საქართველოს პარლამენტი/Facebook</text:p>
      <text:p text:style-name="P4">
News Source: <text:a xlink:type="simple" xlink:href="https://www.ukrinform.ua/rubric-world/3715638-gruzia-pro-vidnosini-z-rf-ne-postupki-a-strategicna-politika-terpinna.html" text:style-name="Internet_20_link" text:visited-style-name="Visited_20_Internet_20_Link">
https://www.ukrinform.ua/rubric-world/3715638-gruzia-pro-vidnosini-z-rf-ne-postupki-a-strategicna-politika-terpinna.html</text:a>
</text:p>
      <!--NEWS-->
      <text:h text:style-name="P10" text:outline-level="1">
<text:span text:style-name="T4">
Border Guards denied a fake prohibiting leaving Ukraine for 17-year-old boys</text:span>
</text:h>
      <text:p text:style-name="P4">
Authors: Ukrinform (Person)</text:p>
      <text:p text:style-name="P4">
Publisher: Укринформ (Organization)</text:p>
      <text:p text:style-name="P4">
Published Time: 2023-05-29T15:24:00+03:00</text:p>
      <text:p text:style-name="P4">
Modified Time: 2023-05-29T15:24:00+03:00</text:p>
      <text:p text:style-name="P4">
Description: The State Border Service of Ukraine does not limit the departure abroad of boys under 18 years of age. - Ukrinform.</text:p>
      <text:p text:style-name="P4">
Images: ['<text:a xlink:type="simple" xlink:href="https://static.ukrinform.com/photos/2022_05/thumb_files/630_360_1653144799-683.jpg" text:style-name="Internet_20_link" text:visited-style-name="Visited_20_Internet_20_Link">
630_360_16531...</text:a>
']</text:p>
      <text:p text:style-name="P4">
Tags: ['Прикордонники', 'Заборона', 'Виїзд за кордон']</text:p>
      <text:p text:style-name="P4">
Type: Article</text:p>
      <!--METADATA-->
      <text:p text:style-name="P4">
<draw:frame draw:style-name="fr1" draw:name="Image109" text:anchor-type="as-char" svg:width="6.9236in" svg:height="3.956343in" draw:z-index="0">
<draw:image xlink:href="../Images/yкринформ/2023-05-29T15-24-00-03-00/630_360_1653144799-683.jpg" xlink:type="simple" xlink:show="embed" xlink:actuate="onLoad" draw:mime-type="image/jpeg"/>
</draw:frame>
The State Border Guard Service of Ukraine does not limit the departure abroad of boys under 18 years of age.</text:p>
      <text:p text:style-name="P4">
As Ukrinform reports, the SSSU reports in <text:a xlink:type="simple" xlink:href="https://t.me/DPSUkr/11503" text:style-name="Internet_20_link" text:visited-style-name="Visited_20_Internet_20_Link">
telegram</text:a>
.</text:p>
      <text:p text:style-name="P4">
The State Border Service has clarified in connection with the advent of reports on information on leaving Ukraine to 17-year-old boys.</text:p>
      <text:p text:style-name="P4">
“After the introduction of martial law in Ukraine, the departure of Ukrainian citizens aged 18 to 60 is limited to the citizens(In addition to certain exceptions). На17-річних юнаків ці обмеження не розповсюджуються», - йдеться у повідомленні.</text:p>
      <text:p text:style-name="P4">
<text:span text:style-name="T4">
Читайте також:</text:span>
 <text:a xlink:type="simple" xlink:href="https://www.ukrinform.ua/rubric-ato/3715477-vstup-do-lav-zsu-za-standartami-nato-aki-zmini-gotue-minoboroni.html" text:style-name="Internet_20_link" text:visited-style-name="Visited_20_Internet_20_Link">
 <text:span text:style-name="T4">
Вступ</text:span>
 до <text:span text:style-name="T4">
лав</text:span>
 <text:span text:style-name="T4">
ЗСУ</text:span>
 за <text:span text:style-name="T4">
стандартами</text:span>
 <text:span text:style-name="T4">
НАТО</text:span>
: <text:span text:style-name="T4">
які</text:span>
 <text:span text:style-name="T4">
зміни</text:span>
 <text:span text:style-name="T4">
готує</text:span>
 <text:span text:style-name="T4">
Міноборон</text:span>
 и</text:a>
The SPSU noted that during the registration of citizens is guided by the requirements <text:a xlink:type="simple" xlink:href="https://zakon.rada.gov.ua/laws/show/57-95-п#Text" text:style-name="Internet_20_link" text:visited-style-name="Visited_20_Internet_20_Link">
Resolution of the Cabinet of Ministers No. 57.</text:a>
As reported by Ukrinform, 45 thousand people left for Ukraine for the last day, on May 28, 37 thousand left.</text:p>
      <text:p text:style-name="P4">
_ Photo: DPSU _</text:p>
      <text:p text:style-name="P4">
News Source: <text:a xlink:type="simple" xlink:href="https://www.ukrinform.ua/rubric-society/3715637-prikordonniki-sprostuvali-fejk-pro-zaboronu-viizdu-z-ukraini-dla-17ricnih-unakiv.html" text:style-name="Internet_20_link" text:visited-style-name="Visited_20_Internet_20_Link">
https://www.ukrinform.ua/rubric-society/3715637-prikordonniki-sprostuvali-fejk-pro-zaboronu-viizdu-z-ukraini-dla-17ricnih-unakiv.html</text:a>
</text:p>
      <!--NEWS-->
      <text:h text:style-name="P10" text:outline-level="1">
<text:span text:style-name="T4">
In the Luhansk region, the invaders are looking for guerrillas who attempted the cornet</text:span>
</text:h>
      <text:p text:style-name="P4">
Authors: Ukrinform (Person)</text:p>
      <text:p text:style-name="P4">
Publisher: Укринформ (Organization)</text:p>
      <text:p text:style-name="P4">
Published Time: 2023-05-29T15:32:24+03:00</text:p>
      <text:p text:style-name="P4">
Modified Time: 2023-05-29T15:32:24+03:00</text:p>
      <text:p text:style-name="P4">
Description: Patrols of the invaders are intensely looking for guerrillas who attempted to attempt the LPR Minister of Internal Affairs Igor Cornet. - Ukrinform.</text:p>
      <text:p text:style-name="P4">
Images: ['<text:a xlink:type="simple" xlink:href="https://static.ukrinform.com/photos/2018_10/thumb_files/630_360_1539341810-525.jpg" text:style-name="Internet_20_link" text:visited-style-name="Visited_20_Internet_20_Link">
630_360_15393...</text:a>
']</text:p>
      <text:p text:style-name="P4">
Tags: ['Луганщина', 'Вибух', 'Замах', 'Партизани']</text:p>
      <text:p text:style-name="P4">
Type: Article</text:p>
      <!--METADATA-->
      <text:p text:style-name="P4">
<draw:frame draw:style-name="fr1" draw:name="Image110" text:anchor-type="as-char" svg:width="6.9236in" svg:height="3.956343in" draw:z-index="0">
<draw:image xlink:href="../Images/yкринформ/2023-05-29T15-32-24-03-00/630_360_1539341810-525.jpg" xlink:type="simple" xlink:show="embed" xlink:actuate="onLoad" draw:mime-type="image/jpeg"/>
</draw:frame>
Patrolmen are intensely looking for guerrillas who attempted to attempt the LNR Minishable Affairs Igor Cornet.</text:p>
      <text:p text:style-name="P4">
According to Ukrinform, this was reported <text:a xlink:type="simple" xlink:href="https://sprotyv.mod.gov.ua/rosiyany-shukayut-partyzan-na-tot-luganshhyny/" text:style-name="Internet_20_link" text:visited-style-name="Visited_20_Internet_20_Link">
Center of National Resistance</text:a>
.</text:p>
      <text:p text:style-name="P4">
“The Russians organized additional patrols of the Rosgvardians who seeking representatives of the underground in the temporarily occupied territories of the Luhansk region. This is due to the fact that on May 15, the traitor of Ukraine Igor Kornet was difficult to get well as a result of <text:a xlink:type="simple" xlink:href="https://www.ukrinform.ua/tag-vibuh" text:style-name="Internet_20_link" text:visited-style-name="Visited_20_Internet_20_Link">
explosion</text:a>
Executives ... invaders try to find performers, ”the message reads.</text:p>
      <text:p text:style-name="P4">
The CNS assures that the efforts of the invaders will be in vain - the chances of winning the Ukrainian resistance to them are scanty.</text:p>
      <text:p text:style-name="P4">
<text:span text:style-name="T4">
 Read also: </text:span>
 <text:a xlink:type="simple" xlink:href="https://www.ukrinform.ua/rubric-ato/3709538-v-okupovanomu-lugansku-pidirvali-ministra-vnutrisnih-sprav-lnr-korneta-roszmi.html" text:style-name="Internet_20_link" text:visited-style-name="Visited_20_Internet_20_Link">
in the occupied Lugansk blown up the Minister of Internal Affairs LNR <text:span text:style-name="T4">
 Cornet </text:span>
 a - Roszma</text:a>
As reported by Ukrinform, on the temporarily captured Russian military contractors of Luhansk region <text:a xlink:type="simple" xlink:href="https://www.ukrinform.ua/rubric-regions/3711746-na-lugansini-partizani-pidrivaut-zaliznicni-kolii.html" text:style-name="Internet_20_link" text:visited-style-name="Visited_20_Internet_20_Link">
guerrillas undermine railway tracks</text:a>
and distribute agitation materials. But the chief, according to the head of the Severodonetsk district military administration, Roman Vlasenko - is to inform the guerrillas of the Armed Forces of the Armed Forces of Provision and the location of units, military equipment, warehouse and occupation army.</text:p>
      <text:p text:style-name="P4">
News Source: <text:a xlink:type="simple" xlink:href="https://www.ukrinform.ua/rubric-regions/3715642-na-lugansini-zagarbniki-sukaut-partizaniv-aki-zdijsnili-zamah-na-korneta.html" text:style-name="Internet_20_link" text:visited-style-name="Visited_20_Internet_20_Link">
https://www.ukrinform.ua/rubric-regions/3715642-na-lugansini-zagarbniki-sukaut-partizaniv-aki-zdijsnili-zamah-na-korneta.html</text:a>
</text:p>
      <!--NEWS-->
      <text:h text:style-name="P10" text:outline-level="1">
<text:span text:style-name="T4">
President of Turkiye Erdogan had a phone calls with Putin and President of Ukraine Zelensky</text:span>
</text:h>
      <text:p text:style-name="P4">
Authors: liveuamap (Language: en)</text:p>
      <text:p text:style-name="P4">
Time: 2023-05-29T15:35:31</text:p>
      <text:p text:style-name="P4">
Location: Ankara (Latitude:39.92856 Longtitude:32.80363)</text:p>
      <text:p text:style-name="P4">
Videos: []</text:p>
      <text:p text:style-name="P4">
Images: []</text:p>
      <text:p text:style-name="P4">
Tags: ["Turkey", "Middle East"]</text:p>
      <text:p text:style-name="P4">
Id: 22566335</text:p>
      <!--METADATA-->
      <text:p text:style-name="P4">
President of Turkiye Erdogan had a phone calls with Putin and President ofUkraine Zelensky</text:p>
      <text:p text:style-name="P4">
News Collection Link: <text:a xlink:type="simple" xlink:href="https://liveuamap.com/en/2023/29-may-president-of-turkiye-erdogan-had-a-phone-calls-with" text:style-name="Internet_20_link" text:visited-style-name="Visited_20_Internet_20_Link">
https://liveuamap.com/en/2023/29-may-president-of-turkiye-erdogan-had-a-phone-calls-with</text:a>
</text:p>
      <text:p text:style-name="P4">
News Source: <text:a xlink:type="simple" xlink:href="https://t.me/tass_agency/193971" text:style-name="Internet_20_link" text:visited-style-name="Visited_20_Internet_20_Link">
https://t.me/tass_agency/193971</text:a>
</text:p>
      <!--NEWS-->
      <text:h text:style-name="P10" text:outline-level="1">
<text:span text:style-name="T4">
Budanov after the attack of the Russian Federation: Our answer will not be delayed - you will be very sorry</text:span>
</text:h>
      <text:p text:style-name="P4">
Authors: Ukrinform (Person)</text:p>
      <text:p text:style-name="P4">
Publisher: Укринформ (Organization)</text:p>
      <text:p text:style-name="P4">
Published Time: 2023-05-29T15:36:00+03:00</text:p>
      <text:p text:style-name="P4">
Modified Time: 2023-05-29T15:36:00+03:00</text:p>
      <text:p text:style-name="P4">
Description: On May 29, the head of the Ministry of Defense of Ukraine Kirill Budanov after Russia's attempt to attack Ukraine on May 29 stated that another attempt to terrorist actions of the Russian Federation had once again defeated. - Ukrinform.</text:p>
      <text:p text:style-name="P4">
Images: ['<text:a xlink:type="simple" xlink:href="https://static.ukrinform.com/photos/2023_02/thumb_files/630_360_1675633346-516.jpg" text:style-name="Internet_20_link" text:visited-style-name="Visited_20_Internet_20_Link">
630_360_16756...</text:a>
']</text:p>
      <text:p text:style-name="P4">
Tags: ['Розвідка', 'Буданов', 'Війна з Росією']</text:p>
      <text:p text:style-name="P4">
Type: Article</text:p>
      <!--METADATA-->
      <text:p text:style-name="P4">
<draw:frame draw:style-name="fr1" draw:name="Image111" text:anchor-type="as-char" svg:width="6.9236in" svg:height="3.956343in" draw:z-index="0">
<draw:image xlink:href="../Images/yкринформ/2023-05-29T15-36-00-03-00/630_360_1675633346-516.jpg" xlink:type="simple" xlink:show="embed" xlink:actuate="onLoad" draw:mime-type="image/jpeg"/>
</draw:frame>
The Chief of the Ministry of Defense of Ukraine Kirill Budanov after Russia's attempt to attack Ukraine -like rockets in the afternoon on May 29 stated that another attempt by Russian terroristias once again was defeated.</text:p>
      <text:p text:style-name="P4">
He said this in his video, which in <text:a xlink:type="simple" xlink:href="https://t.me/DIUkraine/2363" text:style-name="Internet_20_link" text:visited-style-name="Visited_20_Internet_20_Link">
telegram</text:a>
Published the press service of the Main Intelligence Directorate [Ministry of Defense Ministry(https://www.ukrinform.ua/tag-minoboroni), reports Ukrinform.</text:p>
      <text:p text:style-name="P4">
“All those who still believed in the Russian Federation, believe and may dream of being able to make Ukraine to be able to upset you a little - it is not so: everyone was in their workplaces and continue to perform their workplaces . All those who tried to intimidate us, dreaming that it would bring some effect - you will regret it very soon, ”he said.</text:p>
      <text:p text:style-name="P4">
The GUR Chief noted that "our answer will not be delayed."</text:p>
      <text:p text:style-name="P4">
"Wait, everyone will see everything soon," Budanov informed.</text:p>
      <text:p text:style-name="P4">
<text:span text:style-name="T4">
 Read also: </text:span>
 <text:a xlink:type="simple" xlink:href="https://www.ukrinform.ua/rubric-ato/3715591-vorog-vipustiv-po-kiivsini-11-balisticnih-i-krilatih-raket-iskander-ppo-znisila-vsi-cili.html" text:style-name="Internet_20_link" text:visited-style-name="Visited_20_Internet_20_Link">
<text:span text:style-name="T4">
 The enemy </text:span>
 released 11 ballistic and winged "Iskander" in the Kyiv region - the air defense has destroyed all goals</text:a>
As it was reported, several powerful [explosions] were heard in the capital(https://www.ukrinform.ua/tag-vibuh), previously announced the air truck.</text:p>
      <text:p text:style-name="P4">
Informs about the fall as of 11:45 six fragments of enemy rockets of the Uzstok.</text:p>
      <text:p text:style-name="P4">
Doctors hospitalized one wounded in the Podilskyi district of Kiev.</text:p>
      <text:p text:style-name="P4">
News Source: <text:a xlink:type="simple" xlink:href="https://www.ukrinform.ua/rubric-ato/3715644-budanov-pisla-ataki-rf-nasa-vidpovid-ne-zabaritsa-vi-duze-skoro-poskoduete.html" text:style-name="Internet_20_link" text:visited-style-name="Visited_20_Internet_20_Link">
https://www.ukrinform.ua/rubric-ato/3715644-budanov-pisla-ataki-rf-nasa-vidpovid-ne-zabaritsa-vi-duze-skoro-poskoduete.html</text:a>
</text:p>
      <!--NEWS-->
      <text:h text:style-name="P10" text:outline-level="1">
<text:span text:style-name="T4">
Wax on Wednesday will consider the appeal for the arrest of Knyazev</text:span>
</text:h>
      <text:p text:style-name="P4">
Authors: Ukrinform (Person)</text:p>
      <text:p text:style-name="P4">
Publisher: Укринформ (Organization)</text:p>
      <text:p text:style-name="P4">
Published Time: 2023-05-29T15:42:00+03:00</text:p>
      <text:p text:style-name="P4">
Modified Time: 2023-05-29T15:42:00+03:00</text:p>
      <text:p text:style-name="P4">
Description: Consideration in the Supreme Anti -Corruption Court of Appeal of Defense against the decision on the election of a preventive measure exchanging the Supreme Court of Vsevolod Knyazev was scheduled for May 31. - Ukrinform.</text:p>
      <text:p text:style-name="P4">
Images: ['<text:a xlink:type="simple" xlink:href="https://static.ukrinform.com/photos/2023_05/thumb_files/630_360_1684399738-474.jpg" text:style-name="Internet_20_link" text:visited-style-name="Visited_20_Internet_20_Link">
630_360_16843...</text:a>
']</text:p>
      <text:p text:style-name="P4">
Tags: ['Арешт', 'Князєв', 'Апеляція', 'Вищий антикорупційний суд']</text:p>
      <text:p text:style-name="P4">
Type: Article</text:p>
      <!--METADATA-->
      <text:p text:style-name="P4">
<draw:frame draw:style-name="fr1" draw:name="Image112" text:anchor-type="as-char" svg:width="6.9236in" svg:height="3.956343in" draw:z-index="0">
<draw:image xlink:href="../Images/yкринформ/2023-05-29T15-42-00-03-00/630_360_1684399738-474.jpg" xlink:type="simple" xlink:show="embed" xlink:actuate="onLoad" draw:mime-type="image/jpeg"/>
</draw:frame>
The consideration of the Anti -Corruption Court of Appeal of Defense against the decision on the election of the Supreme Court of the Supreme Court of Vsevolod Knyazev was appointed on May 31.</text:p>
      <text:p text:style-name="P4">
About it in <text:a xlink:type="simple" xlink:href="https://www.facebook.com/apvas.gov.ua/posts/pfbid0pGsxiySyFPMKQLQUHNkmUis4nzwLiXDeMbKNrMVmvW7g36MaBCvg31yuxSP6iqLYl" text:style-name="Internet_20_link" text:visited-style-name="Visited_20_Internet_20_Link">
Facebook</text:a>
The press service of the WACS appeal, reports Ukrinform.</text:p>
      <text:p text:style-name="P4">
“The Appeal Chamber of the Supreme Anti -Corruption Court received appellate complaints of defense for the decision of the investigating judge of Baxa of May 18, 2023 by proposing to the former chairman <text:a xlink:type="simple" xlink:href="https://www.ukrinform.ua/tag-verhovnij-sud" text:style-name="Internet_20_link" text:visited-style-name="Visited_20_Internet_20_Link">
Supreme Court</text:a>
Precautionary measure in the form of detention with an alternative to application of UAH 107.36 million. Consideration complaints in case No. 991/4344/23 was scheduled for 13:00 on May 31, 2023, ”the post said.</text:p>
      <text:p text:style-name="P4">
As it was reported, on May 15, NABU and SAP were declared the scheme <text:a xlink:type="simple" xlink:href="https://www.ukrinform.ua/rubric-society/3709683-nabu-i-sap-vikrili-masstabnu-korupciu-u-verhovnomu-sudi.html" text:style-name="Internet_20_link" text:visited-style-name="Visited_20_Internet_20_Link">
receiving the legal benefit by the management and judges of the Supreme Court</text:a>
. Law enforcement officers detained the head of Uknyazev and withdrew $ 2.7 million.</text:p>
      <text:p text:style-name="P4">
<text:span text:style-name="T4">
 Read also: </text:span>
 <text:a xlink:type="simple" xlink:href="https://www.ukrinform.ua/rubric-society/3710928-knazev-nazvav-spravu-proti-nogo-pomstou.html" text:style-name="Internet_20_link" text:visited-style-name="Visited_20_Internet_20_Link">
<text:span text:style-name="T4">
 Knyazev </text:span>
 called the case against him "revenge"</text:a>
On May 16, during the Plenum of the Supreme Court, 140 judges supported the statements of Knyazev. The judges also adopted the resolution of the Plenum of the Armed Forces on the termination of the authorities of Knyazev.</text:p>
      <text:p text:style-name="P4">
On May 17, the Supreme Anti -Corruption Court [refused to satisfy the complaint(https://www.ukrinform.ua/rubric-society/3710545-vaks-vidmovivsa-zadovolniti-skargu-zahistu-knazeva-na-jogo-zatrimanna.html).</text:p>
      <text:p text:style-name="P4">
On May 18, the High Council of Justice satisfied the submission of the Specialized Anti -Corruption Prosecutor's Office on [granting permission for the maintenance(https://www.ukrinform.ua/rubric-society/3710933-vrp-nadala-dozvil-na-utrimanna-eksgolovi-knazeva-pid-vartou.html).</text:p>
      <text:p text:style-name="P4">
On the same day, the Supreme Anti -Corruption Court chose him a measure of restraint in the form of <text:a xlink:type="simple" xlink:href="https://www.ukrinform.ua/rubric-society/3711149-sud-obrav-zapobiznij-zahid-knazevu.html" text:style-name="Internet_20_link" text:visited-style-name="Visited_20_Internet_20_Link">
detention with the possibility of making 107.3 million UAH of pledge</text:a>
 .</text:p>
      <text:p text:style-name="P4">
News Source: <text:a xlink:type="simple" xlink:href="https://www.ukrinform.ua/rubric-society/3715645-vaks-u-seredu-rozglane-apelaciu-na-arest-knazeva.html" text:style-name="Internet_20_link" text:visited-style-name="Visited_20_Internet_20_Link">
https://www.ukrinform.ua/rubric-society/3715645-vaks-u-seredu-rozglane-apelaciu-na-arest-knazeva.html</text:a>
</text:p>
      <!--NEWS-->
      <text:h text:style-name="P10" text:outline-level="1">
<text:span text:style-name="T4">
Russia denounced the Ordinary Armed Forces Treaty in Europe</text:span>
</text:h>
      <text:p text:style-name="P4">
Authors: Ukrinform (Person)</text:p>
      <text:p text:style-name="P4">
Publisher: Укринформ (Organization)</text:p>
      <text:p text:style-name="P4">
Published Time: 2023-05-29T15:43:25+03:00</text:p>
      <text:p text:style-name="P4">
Modified Time: 2023-05-29T15:43:25+03:00</text:p>
      <text:p text:style-name="P4">
Description: Russian President Volodymyr Putin has signed a law on denunciation of a treaty on ordinary armed forces in Europe (DZSE). - Ukrinform.</text:p>
      <text:p text:style-name="P4">
Images: ['<text:a xlink:type="simple" xlink:href="https://static.ukrinform.com/photos/2022_09/thumb_files/630_360_1664030285-428.jpg" text:style-name="Internet_20_link" text:visited-style-name="Visited_20_Internet_20_Link">
630_360_16640...</text:a>
']</text:p>
      <text:p text:style-name="P4">
Tags: ['Париж', 'Путін', 'Росія']</text:p>
      <text:p text:style-name="P4">
Type: Article</text:p>
      <!--METADATA-->
      <text:p text:style-name="P4">
<draw:frame draw:style-name="fr1" draw:name="Image113" text:anchor-type="as-char" svg:width="6.9236in" svg:height="3.956343in" draw:z-index="0">
<draw:image xlink:href="../Images/yкринформ/2023-05-29T15-43-25-03-00/630_360_1664030285-428.jpg" xlink:type="simple" xlink:show="embed" xlink:actuate="onLoad" draw:mime-type="image/jpeg"/>
</draw:frame>
 ПрезидентРФ Володимир Путін підписав закон про денонсацію Договору про звичайні збройнісили в Європі (ДЗЗСЄ).</text:p>
      <text:p text:style-name="P4">
Про це повідомляє <text:a xlink:type="simple" xlink:href="https://www.interfax.ru/russia/903672" text:style-name="Internet_20_link" text:visited-style-name="Visited_20_Internet_20_Link">
 Інтерфакс </text:a>
, reports Ukrinform.</text:p>
      <text:p text:style-name="P4">
The relevant information was posted on Monday on the official portal of the legal information of the Russian Federation.</text:p>
      <text:p text:style-name="P4">
<text:span text:style-name="T4">
 Read also: </text:span>
 <text:a xlink:type="simple" xlink:href="https://www.ukrinform.ua/rubric-ato/3715627-putin-uzakoniv-vibori-ta-deportaciu-na-okupovanij-teritorii-ukraini.html" text:style-name="Internet_20_link" text:visited-style-name="Visited_20_Internet_20_Link">
<text:span text:style-name="T4">
 Putin </text:span>
 He has legalized "elections" and deportation at the occupied territory of Ukraine</text:a>
The treaty was signed in Paris on November 19, 1990 and came into force on November 9, 1992.</text:p>
      <text:p text:style-name="P4">
As noted in the accompanying materials to the denunciation law, the provisions of the SZZSE imposes obligations for its participating States for quantitatives in terms of five categories of ordinary armed forces: combat tanks, combatant vehicles, artillery, combat aircraft and combat helicopters.</text:p>
      <text:p text:style-name="P4">
The Russian Federation ratified the SSE in July 1992. In 2004, the Russian Federation ratified the DECSE Agreement of November 19, 1999(did not come into force).</text:p>
      <text:p text:style-name="P4">
<text:span text:style-name="T4">
Читайте також:</text:span>
 <text:a xlink:type="simple" xlink:href="https://www.ukrinform.ua/rubric-world/3715414-lapasi-dla-putina-aderne-zagostrenna-ta-zberezenna-erdogana.html" text:style-name="Internet_20_link" text:visited-style-name="Visited_20_Internet_20_Link">
 Ляпаси для <text:span text:style-name="T4">
Путін</text:span>
 а, ядерне загострення та збереженняЕрдогана </text:a>
The participants of the agreement demanded from Russia the fulfillment of obligations for the withdrawal of troops of Igrozia and Moldova. In 2007, the Russian Federation suspended its participation in the contract, and in 2015 - participation in meetings of a joint advisory group on the agreement.</text:p>
      <text:p text:style-name="P4">
As the Ministry of Foreign Affairs of the Ministry of Foreign Affairs Sergey Ryabkov stated earlier, it takes about half a year to complete the proceedings of Russia from the SZE.</text:p>
      <text:p text:style-name="P4">
News Source: <text:a xlink:type="simple" xlink:href="https://www.ukrinform.ua/rubric-world/3715646-rosia-denonsuvala-dogovir-pro-zvicajni-zbrojni-sili-v-evropi.html" text:style-name="Internet_20_link" text:visited-style-name="Visited_20_Internet_20_Link">
https://www.ukrinform.ua/rubric-world/3715646-rosia-denonsuvala-dogovir-pro-zvicajni-zbrojni-sili-v-evropi.html</text:a>
</text:p>
      <!--NEWS-->
      <text:h text:style-name="P10" text:outline-level="1">
<text:span text:style-name="T4">
In the deocal Cherkasy silences began to turn the light in the home</text:span>
</text:h>
      <text:p text:style-name="P4">
Authors: Ukrinform (Person)</text:p>
      <text:p text:style-name="P4">
Publisher: Укринформ (Organization)</text:p>
      <text:p text:style-name="P4">
Published Time: 2023-05-29T15:49:24+03:00</text:p>
      <text:p text:style-name="P4">
Modified Time: 2023-05-29T15:49:24+03:00</text:p>
      <text:p text:style-name="P4">
Description: The first 40 inhabitants of the deoocular village of Cherkasy Tyshki of Kharkiv region have already received light in homes. - Ukrinform.</text:p>
      <text:p text:style-name="P4">
Images: ['<text:a xlink:type="simple" xlink:href="https://static.ukrinform.com/photos/2023_05/thumb_files/630_360_1685364391-507.jpg" text:style-name="Internet_20_link" text:visited-style-name="Visited_20_Internet_20_Link">
630_360_16853...</text:a>
']</text:p>
      <text:p text:style-name="P4">
Tags: ['Електроенергія', 'Харківщина', 'Відбудова']</text:p>
      <text:p text:style-name="P4">
Type: Article</text:p>
      <!--METADATA-->
      <text:p text:style-name="P4">
<draw:frame draw:style-name="fr1" draw:name="Image114" text:anchor-type="as-char" svg:width="6.9236in" svg:height="3.956343in" draw:z-index="0">
<draw:image xlink:href="../Images/yкринформ/2023-05-29T15-49-24-03-00/630_360_1685364391-507.jpg" xlink:type="simple" xlink:show="embed" xlink:actuate="onLoad" draw:mime-type="image/jpeg"/>
</draw:frame>
The first 40 residents of the deocumed village of Cherkasy Tyshki of Kharkiv region have already received light in homes.</text:p>
      <text:p text:style-name="P4">
This was reported on <text:a xlink:type="simple" xlink:href="https://kharkivoda.gov.ua/news/121179" text:style-name="Internet_20_link" text:visited-style-name="Visited_20_Internet_20_Link">
site</text:a>
Kharkiv Ova, reports Ukrinform.</text:p>
      <text:p text:style-name="P4">
“Despite all the difficulties and thanks to the professional actions of the Pyrotechnics of the SES and the specialists of the Kharkivoblenergo, the residents of Cherkasy silence have already received light in the homes. Restoration works in <text:a xlink:type="simple" xlink:href="https://www.ukrinform.ua/tag-harkivsina" text:style-name="Internet_20_link" text:visited-style-name="Visited_20_Internet_20_Link">
Kharkiv region</text:a>
continue. We do our best to make all the inhabitants of the de -corresponding terminals, ”said Oleg Synigubov, Chief of Hhova.</text:p>
      <text:p text:style-name="P4">
It is noted that the transmission lines in this settlement are damaged by 90%, that is, the damage is one of the largest in the region. 14 Transformer Substations from 17, almost all supports and spans of line-electric programs were destroyed here. In addition, the approaches to the power lines were tightly replaced.</text:p>
      <text:p text:style-name="P4">
<text:span text:style-name="T4">
 Read also: </text:span>
 <text:a xlink:type="simple" xlink:href="https://www.ukrinform.ua/rubric-vidbudova/3714599-mininfrastrukturi-somisaca-zvituvatime-pro-nadhodzenna-ta-vitrati-kostiv-na-vidbudovu.html" text:style-name="Internet_20_link" text:visited-style-name="Visited_20_Internet_20_Link">
<text:span text:style-name="T4">
 Ministryfrastructure </text:span>
 <text:span text:style-name="T4">
 </text:span>
 Monthly <text:span text:style-name="T4">
 </text:span>
 <text:span text:style-name="T4">
 Report </text:span>
<text:span text:style-name="T4">
 on </text:span>
 <text:span text:style-name="T4">
 </text:span>
 Revenues <text:span text:style-name="T4">
 and </text:span>
 Expenditure <text:span text:style-name="T4">
 </text:span>
 <text:span text:style-name="T4">
 funds </text:span>
 on <text:span text:style-name="T4">
 reconstruction </text:span>
 </text:a>
Due to the destruction of complete replacement require support, wires, electrical equipment.</text:p>
      <text:p text:style-name="P4">
As reported by Ukrinform, [works on the restoration of electricity supply of predocoupled territories of Kharkiv region are performed first(https://www.ukrinform.ua/rubric-vidbudova/3713045-na-harkivsini-pisla-rozminuvanna-vidnovili-elektropostacanna-se-v-troh-selah.html). The recent specialists of JSC "Kharkivoblenergo" restored electricity supply to three more Selazolochiv community of the Bohodukhiv district.</text:p>
      <text:p text:style-name="P4">
News Source: <text:a xlink:type="simple" xlink:href="https://www.ukrinform.ua/rubric-vidbudova/3715650-u-deokupovani-cerkaski-tiski-pocali-povertati-svitlo-v-oseli.html" text:style-name="Internet_20_link" text:visited-style-name="Visited_20_Internet_20_Link">
https://www.ukrinform.ua/rubric-vidbudova/3715650-u-deokupovani-cerkaski-tiski-pocali-povertati-svitlo-v-oseli.html</text:a>
</text:p>
      <!--NEWS-->
      <text:h text:style-name="P10" text:outline-level="1">
<text:span text:style-name="T4">
In Israel protested the marine "iron dome"</text:span>
</text:h>
      <text:p text:style-name="P4">
Authors: Ukrinform (Person)</text:p>
      <text:p text:style-name="P4">
Publisher: Укринформ (Organization)</text:p>
      <text:p text:style-name="P4">
Published Time: 2023-05-29T15:53:29+03:00</text:p>
      <text:p text:style-name="P4">
Modified Time: 2023-05-29T15:53:29+03:00</text:p>
      <text:p text:style-name="P4">
Description: In Israel, a series of successful tests of the Iron Dome System have been conducted (the international classification is called C-Dome). - Ukrinform.</text:p>
      <text:p text:style-name="P4">
Images: ['<text:a xlink:type="simple" xlink:href="https://static.ukrinform.com/photos/2023_05/thumb_files/630_360_1685364668-205.jpg" text:style-name="Internet_20_link" text:visited-style-name="Visited_20_Internet_20_Link">
630_360_16853...</text:a>
']</text:p>
      <text:p text:style-name="P4">
Tags: ['Ізраїль', 'Ракета', 'Випробування']</text:p>
      <text:p text:style-name="P4">
Type: Article</text:p>
      <!--METADATA-->
      <text:p text:style-name="P4">
<draw:frame draw:style-name="fr1" draw:name="Image115" text:anchor-type="as-char" svg:width="6.9236in" svg:height="3.956343in" draw:z-index="0">
<draw:image xlink:href="../Images/yкринформ/2023-05-29T15-53-29-03-00/630_360_1685364668-205.jpg" xlink:type="simple" xlink:show="embed" xlink:actuate="onLoad" draw:mime-type="image/jpeg"/>
</draw:frame>
The series of successful tests of the Iron Dome System is in Israeli.(In the International Classification is called C-Dome).</text:p>
      <text:p text:style-name="P4">
Як передає Укрінформ, про це повідомляє <text:a xlink:type="simple" xlink:href="https://www.vesty.co.il/main/article/s1zvnxmu2#autoplay" text:style-name="Internet_20_link" text:visited-style-name="Visited_20_Internet_20_Link">
 Vesty.co.il</text:a>
.</text:p>
      <text:p text:style-name="P4">
As part of the tests, rockets for educational purposes were launched - the Magen -6 Magen Corvette Corvette. These Corvets now use the tanal weapons.</text:p>
      <text:p text:style-name="P4">
<text:span text:style-name="T4">
 Read also: </text:span>
 <text:a xlink:type="simple" xlink:href="https://www.ukrinform.ua/rubric-ato/3714407-izrailska-model-bezpeki-ukraini-ce-tocno-pidijde.html" text:style-name="Internet_20_link" text:visited-style-name="Visited_20_Internet_20_Link">
Israeli safety model: Ukraine is exactly suitable?</text:a>
A series of trials included modeling of those present and future threats that Magen can be faced during armed conflict(In the number). У ході випробувань C-Dome успішно ідентифікувала тазнищила БПЛА та крилаті ракети.</text:p>
      <text:p text:style-name="P4">
Крім того, було проведено перевірку нових технологій «з метою підвищенняоперативної ефективності багаторівневих систем ППО та ПРО на морі та на суші».</text:p>
      <text:p text:style-name="P4">
Зазначається, що «Залізний купол» морського базування покликаний посилитиоборонні можливості корветів «Маген» та підвищити рівень захисту морськихстратегічних активів Ізраїлю.</text:p>
      <text:p text:style-name="P4">
<text:span text:style-name="T4">
Читайте також:</text:span>
 <text:a xlink:type="simple" xlink:href="https://www.ukrinform.ua/rubric-ato/3709637-zaliznij-kupol-dla-ukraini-ne-panacea-ale-korist-bude.html" text:style-name="Internet_20_link" text:visited-style-name="Visited_20_Internet_20_Link">
 “ <text:span text:style-name="T4">
Залізний</text:span>
 <text:span text:style-name="T4">
купол</text:span>
 ” для України: не панацея, алекористь буде </text:a>
According to the Minister of Defense Joava Galanti, the Iron Dome of Marine Broading is "a significant step in the development of defense of the country, which provides attitude to the sea and gives additional operational opportunities to combat in the marine space."</text:p>
      <text:p text:style-name="P4">
As reported by Ukrinform, in Turkey demonstrated a simultaneous coordinated man -made unit of eight sea drones.</text:p>
      <text:p text:style-name="P4">
Photo: Israeli Defense Ministry</text:p>
      <text:p text:style-name="P4">
News Source: <text:a xlink:type="simple" xlink:href="https://www.ukrinform.ua/rubric-world/3715654-v-izraili-protestuvali-morskij-zaliznij-kupol.html" text:style-name="Internet_20_link" text:visited-style-name="Visited_20_Internet_20_Link">
https://www.ukrinform.ua/rubric-world/3715654-v-izraili-protestuvali-morskij-zaliznij-kupol.html</text:a>
</text:p>
      <!--NEWS-->
      <text:h text:style-name="P10" text:outline-level="1">
<text:span text:style-name="T4">
Buckwheat and beetroot - IAE</text:span>
</text:h>
      <text:p text:style-name="P4">
Authors: Ukrinform (Person)</text:p>
      <text:p text:style-name="P4">
Publisher: Укринформ (Organization)</text:p>
      <text:p text:style-name="P4">
Published Time: 2023-05-29T15:56:32+03:00</text:p>
      <text:p text:style-name="P4">
Modified Time: 2023-05-29T15:56:32+03:00</text:p>
      <text:p text:style-name="P4">
Description: In April 2023, in April 2023, buckwheat and beets were most fallen (compared to December 2022). - Ukrinform.</text:p>
      <text:p text:style-name="P4">
Images: ['<text:a xlink:type="simple" xlink:href="https://static.ukrinform.com/photos/2017_02/thumb_files/630_360_1486556560-2668-grecka.jpg" text:style-name="Internet_20_link" text:visited-style-name="Visited_20_Internet_20_Link">
630_360_14865...</text:a>
']</text:p>
      <text:p text:style-name="P4">
Tags: ['Ціни', 'Гречка', 'Продукти', 'Овочі']</text:p>
      <text:p text:style-name="P4">
Type: Article</text:p>
      <!--METADATA-->
      <text:p text:style-name="P4">
<draw:frame draw:style-name="fr1" draw:name="Image116" text:anchor-type="as-char" svg:width="6.9236in" svg:height="3.956343in" draw:z-index="0">
<draw:image xlink:href="../Images/yкринформ/2023-05-29T15-56-32-03-00/630_360_1486556560-2668-grecka.jpg" xlink:type="simple" xlink:show="embed" xlink:actuate="onLoad" draw:mime-type="image/jpeg"/>
</draw:frame>
In April 2023, the most fell in April 2023(compared to December 2022)Buckwheat and beets.</text:p>
      <text:p text:style-name="P4">
Yuriy Lupenko, director of the National Scientific Center "Institute of Agrarian Economy", said this, reports Ukrinform with reference to <text:a xlink:type="simple" xlink:href="http://www.iae.org.ua/presscentre/archnews/3607-hrechani-krupy-ta-buryak-staly-lideramy-zdeshevlennya-produktiv-kharchuvannya-yuriy-lupenko.html" text:style-name="Internet_20_link" text:visited-style-name="Visited_20_Internet_20_Link">
Press Service Institute</text:a>
.</text:p>
      <text:p text:style-name="P4">
He noted that in April 2023, consumer prices for buckwheat decreased in December 2022 by 19.9%, for beets - by 20%. According to Lupenko, a large decline in the 33 names of food, the postboline of consumer prices for which the State Statistics Service of Ukraine monitors.</text:p>
      <text:p text:style-name="P4">
The head of the institute said that in April this year against December 2022, the prices of wheat cereals decreased significantly(-7%), eggs(-6,9%), Fig(-4,9%), barley(-3,3%)and Manni(-2,9%)Groats. In addition, the fat was lowered(-2,3%), sunflower oil(-1,8%)and wheat flour(-1%).</text:p>
      <text:p text:style-name="P4">
<text:span text:style-name="T4">
Читайте також:</text:span>
 <text:a xlink:type="simple" xlink:href="https://www.ukrinform.ua/rubric-economy/3707783-v-ukraini-znizuutsa-cini-na-ajca-ta-ovoci.html" text:style-name="Internet_20_link" text:visited-style-name="Visited_20_Internet_20_Link">
 В Україні знижуються ціни на яйця та овочі</text:a>
Against March in April the most essential prices for beetroot(-9,9%), eggs(-8,4%)and buckwheat(-4,2%), Fig(-1,6%), sunflower oil(-1,4%), Group(-1,1%), potatoes(-0,6%), wheat flour(-0,4%)and sugar(-0,3%).Макаронні вироби з м’яких сортів пшениці, крупи ячні, сири м’які жирні, масловершкове та сало подешевшали на 0,1-0,2%.</text:p>
      <text:p text:style-name="P4">
Лідерами зростання споживчих цін на продукти харчування проти грудня 2022 рокув квітні цього року стали морква (+96,5%), cabbage(+83,5%)Tacibul on the onset(+72%).</text:p>
      <text:p text:style-name="P4">
При цьому, у квітні проти березня продовжили дорожчати яблука (+18,6%), carrot(+11%), pork(+8,5%), cabbage(+6,9%), millet(+3,3%), milk mixtures for baby food(+3,1%) та яловичина (+2,2%). По іншихпродуктах, включаючи цибулю ріпчасту, зростання цін відбулося в межах 1-2%, апо хлібній групі, ковбасах варених першого гатунку та сметані жирністю до 15%- на 0,4-0,7%.</text:p>
      <text:p text:style-name="P4">
<text:span text:style-name="T4">
Читайте також:</text:span>
 <text:a xlink:type="simple" xlink:href="https://www.ukrinform.ua/rubric-economy/3707371-inflacia-v-ukraini-u-kvitni-spovilnilasa-do-02.html" text:style-name="Internet_20_link" text:visited-style-name="Visited_20_Internet_20_Link">
 Інфляція в Україні у квітні сповільнилася до 0,2%</text:a>
</text:p>
      <text:p text:style-name="P4">
According to forecasting estimates of the Institute scientists, in the near future it is necessary to find the cheer of products of vegetable group, flour, cereals, eggs and dairy products.</text:p>
      <text:p text:style-name="P4">
As reported by Ukrinform, in April 2023, food prices in Ukraine increased by 0.3% compared to the previous month; According to the Institute of Agrarian Economy, it is the lowest indicator from the beginning of full -scale interaction.</text:p>
      <text:p text:style-name="P4">
News Source: <text:a xlink:type="simple" xlink:href="https://www.ukrinform.ua/rubric-economy/3715656-najbilse-u-kvitni-podesevsali-grecka-ta-burak-iae.html" text:style-name="Internet_20_link" text:visited-style-name="Visited_20_Internet_20_Link">
https://www.ukrinform.ua/rubric-economy/3715656-najbilse-u-kvitni-podesevsali-grecka-ta-burak-iae.html</text:a>
</text:p>
      <!--NEWS-->
      <text:h text:style-name="P10" text:outline-level="1">
<text:span text:style-name="T4">
Rusyna was bored into the national team of Ukraine</text:span>
</text:h>
      <text:p text:style-name="P4">
Authors: Ukrinform (Person)</text:p>
      <text:p text:style-name="P4">
Publisher: Укринформ (Organization)</text:p>
      <text:p text:style-name="P4">
Published Time: 2023-05-29T15:57:00+03:00</text:p>
      <text:p text:style-name="P4">
Modified Time: 2023-05-29T15:57:00+03:00</text:p>
      <text:p text:style-name="P4">
Description: It will replace the injured Yaremchuk. - Ukrinform.</text:p>
      <text:p text:style-name="P4">
Images: ['<text:a xlink:type="simple" xlink:href="https://static.ukrinform.com/photos/2023_05/thumb_files/630_360_1685364917-561.jpg" text:style-name="Internet_20_link" text:visited-style-name="Visited_20_Internet_20_Link">
630_360_16853...</text:a>
']</text:p>
      <text:p text:style-name="P4">
Tags: ['Футбол', 'Збірна України']</text:p>
      <text:p text:style-name="P4">
Type: Article</text:p>
      <!--METADATA-->
      <text:p text:style-name="P4">
<draw:frame draw:style-name="fr1" draw:name="Image117" text:anchor-type="as-char" svg:width="6.9236in" svg:height="3.956343in" draw:z-index="0">
<draw:image xlink:href="../Images/yкринформ/2023-05-29T15-57-00-03-00/630_360_1685364917-561.jpg" xlink:type="simple" xlink:show="embed" xlink:actuate="onLoad" draw:mime-type="image/jpeg"/>
</draw:frame>
It substitutes the injured Yaremchuk.</text:p>
      <text:p text:style-name="P4">
Zori striker Nazarii Rusin is recalled in the national team of Ukraine instead of Roman Yaremchuk's forward, who will miss June due to injury, <text:a xlink:type="simple" xlink:href="https://uaf.ua/article/48353" text:style-name="Internet_20_link" text:visited-style-name="Visited_20_Internet_20_Link">
reports</text:a>
UAF press service, Ukrinform reports.</text:p>
      <text:p text:style-name="P4">
For a 24-year-old football player, this is a debut challenge to the national team.</text:p>
      <text:p text:style-name="P4">
In the current season, Rusyn spent 29 matches for Dawn, in his asset 11 goals and6 assistants.</text:p>
      <text:p text:style-name="P4">
The National Team of Ukraine will start its collection on June 8 in Bremen.</text:p>
      <text:p text:style-name="P4">
On the 12th, it is there that "blue and yellow" will play a friendly match with the team of Nonimenchy.</text:p>
      <text:p text:style-name="P4">
<text:span text:style-name="T4">
 Read also: </text:span>
 <text:a xlink:type="simple" xlink:href="https://www.ukrinform.ua/rubric-sports/3714408-stav-vidomij-sklad-zbirnoi-ukraini-z-futbolu-na-cervnevi-poedinki.html" text:style-name="Internet_20_link" text:visited-style-name="Visited_20_Internet_20_Link">
became known <text:span text:style-name="T4">
 composition </text:span>
 Ukrainian national football team in the end of matching duels</text:a>
As reported by Ukrinform, on June 16 and 19th, Ukrainians will hold the Euro-2024 selection against Northern Macedonia and Malta in Skopje and Slovatskaya, respectively.</text:p>
      <text:p text:style-name="P4">
Photo: uaf.ua</text:p>
      <text:p text:style-name="P4">
News Source: <text:a xlink:type="simple" xlink:href="https://www.ukrinform.ua/rubric-sports/3715657-rusina-doviklikali-u-zbirnu-ukraini.html" text:style-name="Internet_20_link" text:visited-style-name="Visited_20_Internet_20_Link">
https://www.ukrinform.ua/rubric-sports/3715657-rusina-doviklikali-u-zbirnu-ukraini.html</text:a>
</text:p>
      <!--NEWS-->
      <text:h text:style-name="P10" text:outline-level="1">
<text:span text:style-name="T4">
Banks last week issued ₴ 2.8 billion available loans</text:span>
</text:h>
      <text:p text:style-name="P4">
Authors: Ukrinform (Person)</text:p>
      <text:p text:style-name="P4">
Publisher: Укринформ (Organization)</text:p>
      <text:p text:style-name="P4">
Published Time: 2023-05-29T15:58:16+03:00</text:p>
      <text:p text:style-name="P4">
Modified Time: 2023-05-29T15:58:16+03:00</text:p>
      <text:p text:style-name="P4">
Description: From the start of the program "Available loans 5-7-9%" businesses received loans from authorized banks for 201.45 billion UAH, of which in the last week-by UAH 2.8 billion. - Ukrinform.</text:p>
      <text:p text:style-name="P4">
Images: ['<text:a xlink:type="simple" xlink:href="https://static.ukrinform.com/photos/2019_02/thumb_files/630_360_1550576451-985.jpg" text:style-name="Internet_20_link" text:visited-style-name="Visited_20_Internet_20_Link">
630_360_15505...</text:a>
']</text:p>
      <text:p text:style-name="P4">
Tags: ['Банк', 'Гроші', 'Доступні кредити']</text:p>
      <text:p text:style-name="P4">
Type: Article</text:p>
      <!--METADATA-->
      <text:p text:style-name="P4">
<draw:frame draw:style-name="fr1" draw:name="Image118" text:anchor-type="as-char" svg:width="6.9236in" svg:height="3.956343in" draw:z-index="0">
<draw:image xlink:href="../Images/yкринформ/2023-05-29T15-58-16-03-00/630_360_1550576451-985.jpg" xlink:type="simple" xlink:show="embed" xlink:actuate="onLoad" draw:mime-type="image/jpeg"/>
</draw:frame>
From the moment of the program "Affordable loans 5-7-9%" businesses have received crediting banks for 201.45 billion UAH, of which in the last week-for UAH 2.8 billion.</text:p>
      <text:p text:style-name="P4">
According to Ukrinform, the press service reports <text:a xlink:type="simple" xlink:href="https://www.mof.gov.ua/uk/news/minfin_za_chas_dii_voiennogo_stanu_v_mezhakh_derzhavnoi_programi_dostupni_krediti_5-7-9_vidano_27_776_pilgovikh_kreditiv_na_sumu_blizko_112_mlrd_grn-4028" text:style-name="Internet_20_link" text:visited-style-name="Visited_20_Internet_20_Link">
Ministry of Finance Ukraine.</text:a>
"Last week, 606 preferential loans were issued within the program for a total amount of UAH 2.8 billion, including by the public sector of the economy, 503 credit agreements for the amount of UAH 2.2 billion were concluded," the statement reads.</text:p>
      <text:p text:style-name="P4">
Since the start of the State Program "Affordable loans 5-7-9%" of entities received 62 598 loans from authorized banks for the total sum of UAH 201.45 billion, of which 41 517-from the public sector banks totaling UAH 87.63 billion(As of 29.05.2023).</text:p>
      <text:p text:style-name="P4">
За час дії воєнного стану в Україні у межах державної програми «Доступні <text:a xlink:type="simple" xlink:href="https://www.ukrinform.ua/tag-kredit" text:style-name="Internet_20_link" text:visited-style-name="Visited_20_Internet_20_Link">
кредити </text:a>
5-7-9%»27 776 credit contracts for the total amount of UAH 111.8 billion(including banks of the state sector - 21 041 Credit agreement for the amount of UAH 61 billion)of which: UAH 3.11 billion - for investment purposes, UAH 7.59 billion - as anti -crisis loans, UAH 4.28 billion - as refinancing of pre -received loans, 31.16 billion UAH - loans for agricultural producers and 56.48 billion billion UAH - on anti -war goals.</text:p>
      <text:p text:style-name="P4">
*!(https://www.ukrinform.ua/rubric-economy/3713239-z-pocatku-vijni-za-programou-dostupni-krediti-vidali-vze-109-milardiv-smigal.html)As it was reported, the government program "Available loans 5-7-9%" started on 1 subject to 1 2020. There are three percent rates within it(Depending on the date of business and its size(annual turnover): 5% per annum - if the outflow of 25 million hryvnias and a minimum of 2 workplaces are created during the first quarter; 7% per annum - for business with revenue up to UAH 25 million; 9% per annum - for business with up to UAH 50 million.</text:p>
      <text:p text:style-name="P4">
In March 2023, the Cabinet of Ministers allowed entrepreneurs from the territory of combat and de-mentioned territories to participate in the state program "Available loans 5-7-9%".According to the program "Available loans 5-7-9%", FRP has concluded cooperation agreements with 45 banks.</text:p>
      <text:p text:style-name="P4">
_ Photo: facebook.com/nationalbankofukraine _</text:p>
      <text:p text:style-name="P4">
News Source: <text:a xlink:type="simple" xlink:href="https://www.ukrinform.ua/rubric-economy/3715658-banki-minulogo-tizna-vidali-28-milarda-dostupnih-kreditiv.html" text:style-name="Internet_20_link" text:visited-style-name="Visited_20_Internet_20_Link">
https://www.ukrinform.ua/rubric-economy/3715658-banki-minulogo-tizna-vidali-28-milarda-dostupnih-kreditiv.html</text:a>
</text:p>
      <!--NEWS-->
      <text:h text:style-name="P10" text:outline-level="1">
<text:span text:style-name="T4">
Naftogaz has a strategy for compulsory recovery of $ 5 billion compensation from Russia for property in Crimea</text:span>
</text:h>
      <text:p text:style-name="P4">
Authors: Ukrinform (Person)</text:p>
      <text:p text:style-name="P4">
Publisher: Укринформ (Organization)</text:p>
      <text:p text:style-name="P4">
Published Time: 2023-05-29T15:58:17+03:00</text:p>
      <text:p text:style-name="P4">
Modified Time: 2023-05-29T15:58:17+03:00</text:p>
      <text:p text:style-name="P4">
Description: Naftogaz legal adviser has developed a strategy for compulsory recovery of $ 5 billion in compensation from Russia. The United States, according to the decision, which in April this year was made by the arbitration tribunal in the Hague. - Ukrinform.</text:p>
      <text:p text:style-name="P4">
Images: ['<text:a xlink:type="simple" xlink:href="https://static.ukrinform.com/photos/2019_09/thumb_files/630_360_1568720074-936.jpg" text:style-name="Internet_20_link" text:visited-style-name="Visited_20_Internet_20_Link">
630_360_15687...</text:a>
']</text:p>
      <text:p text:style-name="P4">
Tags: ['Гаага', 'Компенсація', 'Крим', 'Нафтогаз', 'Трибунал', 'Росія', 'Чернишов']</text:p>
      <text:p text:style-name="P4">
Type: Article</text:p>
      <!--METADATA-->
      <text:p text:style-name="P4">
<draw:frame draw:style-name="fr1" draw:name="Image120" text:anchor-type="as-char" svg:width="6.9236in" svg:height="3.956343in" draw:z-index="0">
<draw:image xlink:href="../Images/yкринформ/2023-05-29T15-58-17-03-00/630_360_1568720074-936.jpg" xlink:type="simple" xlink:show="embed" xlink:actuate="onLoad" draw:mime-type="image/jpeg"/>
</draw:frame>
Naftogaz legalist developed a strategy for compulsory recovery from Russia in the amount of $ 5 billion. The United States, according to the decision, which in April this year, the arbitration tribunal in the Hague approved.</text:p>
      <text:p text:style-name="P4">
The chairman of the board of Naftogaz of Ukraine Oleksiy Chernyshov Vinter!(https://www.naftogaz.com/interviews/ukraine-will-become-the-power-bank-of-europe-interview-for-nv).</text:p>
      <text:p text:style-name="P4">
"This solution is a prominent victory for Naftogaz on the energy front. The team worked for more than six years. Of course, we do not expect to pay these funds. Therefore, our legal advisor - an international legal firm Conington &amp; Burling LLP - developed a trusted strategy ](https://www.ukrinform.ua/tag-tribunal)", - he said.</text:p>
      <text:p text:style-name="P4">
<text:span text:style-name="T5">
Foto: Naftogaz</text:span>
</text:p>
      <text:p text:style-name="P4">
Chernyshov stressed that Naftogaz will apply all available mechanisms of enforcement of the arbitration decision, including the arrest of Russian property abroad. According to him, it can take several years, but the money will be exactly the collected.</text:p>
      <text:p text:style-name="P4">
<text:span text:style-name="T4">
 Read also: </text:span>
 <text:a xlink:type="simple" xlink:href="https://www.ukrinform.ua/rubric-economy/3698512-risenna-sudu-v-gaazi-za-spravou-naftogazu-stane-precedentom-dla-insih-kompanij-galusenko.html" text:style-name="Internet_20_link" text:visited-style-name="Visited_20_Internet_20_Link">
Court Decision in Hague in Naftogaz's case is becoming a Galushchenko</text:a>
"The Hague decision is a precedent for other companies affected by because of the Russian aggression. It proves that Russia can be won on the battlefield and the right of law," the head of Naftogaz added.</text:p>
      <text:p text:style-name="P4">
As reported by Ukrinform, the arbitration tribunal under the Permanent Palatitreti Court in the Hague on April 12, 2023 <text:a xlink:type="simple" xlink:href="https://www.ukrinform.ua/rubric-crimea/3695306-sud-u-gaazi-zobovazav-rosiu-splatiti-5-milardiv-kompensacii-za-zbitki-naftogazu-v-krimu.html" text:style-name="Internet_20_link" text:visited-style-name="Visited_20_Internet_20_Link">
obliged the Russian Federation to pay a compensation of $ 5 billion for losses for losses</text:a>
, the assets of Naftogaz companies in Crimea in 2014.</text:p>
      <text:p text:style-name="P4">
News Source: <text:a xlink:type="simple" xlink:href="https://www.ukrinform.ua/rubric-crimea/3715659-naftogaz-mae-strategiu-primusovogo-stagnenna-5-milardiv-kompensacii-z-rosii-za-majno-u-krimu.html" text:style-name="Internet_20_link" text:visited-style-name="Visited_20_Internet_20_Link">
https://www.ukrinform.ua/rubric-crimea/3715659-naftogaz-mae-strategiu-primusovogo-stagnenna-5-milardiv-kompensacii-z-rosii-za-majno-u-krimu.html</text:a>
</text:p>
      <!--NEWS-->
      <text:h text:style-name="P10" text:outline-level="1">
<text:span text:style-name="T4">
Foreign investors for a year brought out $ 36 billion from Russia - analyst</text:span>
</text:h>
      <text:p text:style-name="P4">
Authors: Ukrinform (Person)</text:p>
      <text:p text:style-name="P4">
Publisher: Укринформ (Organization)</text:p>
      <text:p text:style-name="P4">
Published Time: 2023-05-29T16:02:21+03:00</text:p>
      <text:p text:style-name="P4">
Modified Time: 2023-05-29T16:02:21+03:00</text:p>
      <text:p text:style-name="P4">
Description: Out -of -investors who left the Russian market and sold their business in the Russian Federation have withdrawn about $ 36 billion in Russia. - Ukrinform.</text:p>
      <text:p text:style-name="P4">
Images: ['<text:a xlink:type="simple" xlink:href="https://static.ukrinform.com/photos/2021_11/thumb_files/630_360_1638095829-464.jpg" text:style-name="Internet_20_link" text:visited-style-name="Visited_20_Internet_20_Link">
630_360_16380...</text:a>
']</text:p>
      <text:p text:style-name="P4">
Tags: ['Інвестиції', 'Гроші', 'Росія']</text:p>
      <text:p text:style-name="P4">
Type: Article</text:p>
      <!--METADATA-->
      <text:p text:style-name="P4">
<draw:frame draw:style-name="fr1" draw:name="Image122" text:anchor-type="as-char" svg:width="6.9236in" svg:height="3.956343in" draw:z-index="0">
<draw:image xlink:href="../Images/yкринформ/2023-05-29T16-02-21-03-00/630_360_1638095829-464.jpg" xlink:type="simple" xlink:show="embed" xlink:actuate="onLoad" draw:mime-type="image/jpeg"/>
</draw:frame>
Foreign investors who left the Russian market and sold their business in the Russian Federation, about $ 36 billion from Russia.</text:p>
      <text:p text:style-name="P4">
Such data were reported by the Head of the Analytical Directorate of the Russian Bank "BCF" Maxim Osadchy, reports Ukrinform with reference to <text:a xlink:type="simple" xlink:href="https://www.dw.com/ru/pokinuvsie-rf-zarubeznye-kompanii-vyveli-36-mlrd-dollarov/a-65761816" text:style-name="Internet_20_link" text:visited-style-name="Visited_20_Internet_20_Link">
DW</text:a>
.</text:p>
      <text:p text:style-name="P4">
“In the assumption of the Pareto Rule 80/20 on the size of assets, the amount of foreign [investors] can be appreciated(https://www.ukrinform.ua/tag-investicii)From Russia, capital at the level of $ 36 million, ” - this conclusion was made by analyzing the data of the Celebate Bank of the Russian Federation.</text:p>
      <text:p text:style-name="P4">
<text:span text:style-name="T4">
 Read also: </text:span>
 <text:a xlink:type="simple" xlink:href="https://www.ukrinform.ua/rubric-economy/3713459-rosijskij-centrobank-takoz-voue-z-ukrainou-bloomberg.html" text:style-name="Internet_20_link" text:visited-style-name="Visited_20_Internet_20_Link">
Russian Central Bank also fights with Ukraine - Bloomberg</text:a>
According to them, from March 2022 to March 2023, the SFF companies made 200 assets. At the same time, only 20% of them sell assets worth more than $ 100 million.</text:p>
      <text:p text:style-name="P4">
<text:span text:style-name="T4">
 Read also: </text:span>
 [<text:span text:style-name="T4">
 through </text:span>
 <text:span text:style-name="T4">
 </text:span>
 sanctions <text:span text:style-name="T4">
 on </text:span>
 oil <text:span text:style-name="T4">
 </text:span>
 <text:span text:style-name="T4">
 Russia </text:span>
 <text:span text:style-name="T4">
 </text:span>
 lost <text:span text:style-name="T4">
 $ 40 </text:span>
 billions **(https://www.ukrinform.ua/rubric-economy/3711958-cerez-sankcii-na-naftu-rosia-vtratila-40-milardiv.html)As reported, as of January 2023, 179 companies completed the exit of the Rivne Market, 1159 were in the process of exit.</text:p>
      <text:p text:style-name="P4">
News Source: <text:a xlink:type="simple" xlink:href="https://www.ukrinform.ua/rubric-economy/3715660-inozemni-investori-za-rik-viveli-z-rosii-36-milardiv-analitik.html" text:style-name="Internet_20_link" text:visited-style-name="Visited_20_Internet_20_Link">
https://www.ukrinform.ua/rubric-economy/3715660-inozemni-investori-za-rik-viveli-z-rosii-36-milardiv-analitik.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5-29T16:03:00+03:00</text:p>
      <text:p text:style-name="P4">
Modified Time: 2023-05-29T16:03: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23" text:anchor-type="as-char" svg:width="6.9236in" svg:height="3.956343in" draw:z-index="0">
<draw:image xlink:href="../Images/yкринформ/2023-05-29T16-03-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24" text:anchor-type="as-char" svg:width="6.9236in" svg:height="6.9236in" draw:z-index="0">
<draw:image xlink:href="../Images/yкринформ/2023-05-29T16-03-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25" text:anchor-type="as-char" svg:width="6.9236in" svg:height="6.9236in" draw:z-index="0">
<draw:image xlink:href="../Images/yкринформ/2023-05-29T16-03-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26" text:anchor-type="as-char" svg:width="6.9236in" svg:height="6.9236in" draw:z-index="0">
<draw:image xlink:href="../Images/yкринформ/2023-05-29T16-03-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27" text:anchor-type="as-char" svg:width="6.9236in" svg:height="6.9236in" draw:z-index="0">
<draw:image xlink:href="../Images/yкринформ/2023-05-29T16-03-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The Metropolitan Condition of Pavel continued for 30 days</text:span>
</text:h>
      <text:p text:style-name="P4">
Authors: Ukrinform (Person)</text:p>
      <text:p text:style-name="P4">
Publisher: Укринформ (Organization)</text:p>
      <text:p text:style-name="P4">
Published Time: 2023-05-29T16:09:42+03:00</text:p>
      <text:p text:style-name="P4">
Modified Time: 2023-05-29T16:09:42+03:00</text:p>
      <text:p text:style-name="P4">
Description: The Solomenskyi District Court of Kyiv continued a measure of restraint for the expert of the Kiev-Pechersk Lavra Paul in the form of 24-hour house arrest for 30 days. - Ukrinform.</text:p>
      <text:p text:style-name="P4">
Images: ['<text:a xlink:type="simple" xlink:href="https://static.ukrinform.com/photos/2023_04/thumb_files/630_360_1682085521-678.jpg" text:style-name="Internet_20_link" text:visited-style-name="Visited_20_Internet_20_Link">
630_360_16820...</text:a>
']</text:p>
      <text:p text:style-name="P4">
Tags: ['Суд', 'Митрополит УПЦ МП Павло']</text:p>
      <text:p text:style-name="P4">
Type: Article</text:p>
      <!--METADATA-->
      <text:p text:style-name="P4">
<draw:frame draw:style-name="fr1" draw:name="Image128" text:anchor-type="as-char" svg:width="6.9236in" svg:height="3.956343in" draw:z-index="0">
<draw:image xlink:href="../Images/yкринформ/2023-05-29T16-09-42-03-00/630_360_1682085521-678.jpg" xlink:type="simple" xlink:show="embed" xlink:actuate="onLoad" draw:mime-type="image/jpeg"/>
</draw:frame>
Солом’янський райсуд Києва продовжив запобіжний захід для екснамісника Києво-Печерської лаври Павла у вигляді цілодобового домашнього арешту на 30 діб.</text:p>
      <text:p text:style-name="P4">
Про це у коментарі Укрінформу заявив адвокат митрополита Микита Чекман.</text:p>
      <text:p text:style-name="P4">
“Продовжили на 30 діб (Precautionary measure for Paul - ed.). Будемо оскаржувати(This court order - ed.)”, - he said.</text:p>
      <text:p text:style-name="P4">
<text:span text:style-name="T4">
 Read also: </text:span>
 [eviction of the UOC -MP from the Kiev -Pechersk Lavra can be long -last(https://www.ukrinform.ua/rubric-society/3690008-viselenna-upc-mp-iz-kievopecerskoi-lavri-moze-trivati-misacami-ekspert.html)</text:p>
      <text:p text:style-name="P4">
Як повідомлялося, 1 квітня Шевченківський райсуд Києва обрав екснамісникуКиєво-Печерської лаври митрополиту Української православної церкви(Moscow Patriarchate)Paul(Swan)Precautionary measure in the form of tongue house arrest.</text:p>
      <text:p text:style-name="P4">
The Security Service of Ukraine has informed him about suspicion of justification and proceeding of the armed aggression of the Russian Federation against Ukraine(Article 161 of the Criminal Code)as well as violation of equality of citizens depending on their racial, national regional affiliation(Art. 436-2 of the Criminal Code).</text:p>
      <text:p text:style-name="P4">
News Source: <text:a xlink:type="simple" xlink:href="https://www.ukrinform.ua/rubric-society/3715663-zapobiznij-zahid-mitropolitu-pavlu-prodovzili-na-30-dib.html" text:style-name="Internet_20_link" text:visited-style-name="Visited_20_Internet_20_Link">
https://www.ukrinform.ua/rubric-society/3715663-zapobiznij-zahid-mitropolitu-pavlu-prodovzili-na-30-dib.html</text:a>
</text:p>
      <!--NEWS-->
      <text:h text:style-name="P10" text:outline-level="1">
<text:span text:style-name="T4">
Pushilin's associate was declared suspected</text:span>
</text:h>
      <text:p text:style-name="P4">
Authors: Ukrinform (Person)</text:p>
      <text:p text:style-name="P4">
Publisher: Укринформ (Organization)</text:p>
      <text:p text:style-name="P4">
Published Time: 2023-05-29T16:09:54+03:00</text:p>
      <text:p text:style-name="P4">
Modified Time: 2023-05-29T16:09:54+03:00</text:p>
      <text:p text:style-name="P4">
Description: Law enforcement officers declared suspicion of the so -called head of the "administration" of the leader of the terrorist organization "DNR" Denis Pushilin Alexei Nikonorov. - Ukrinform.</text:p>
      <text:p text:style-name="P4">
Images: ['<text:a xlink:type="simple" xlink:href="https://static.ukrinform.com/photos/2023_05/thumb_files/630_360_1685365417-184.jpg" text:style-name="Internet_20_link" text:visited-style-name="Visited_20_Internet_20_Link">
630_360_16853...</text:a>
']</text:p>
      <text:p text:style-name="P4">
Tags: ['Донеччина', 'СБУ', 'Держзрада', 'Пушилін', 'Війна з Росією']</text:p>
      <text:p text:style-name="P4">
Type: Article</text:p>
      <!--METADATA-->
      <text:p text:style-name="P4">
<draw:frame draw:style-name="fr1" draw:name="Image129" text:anchor-type="as-char" svg:width="6.9236in" svg:height="3.956343in" draw:z-index="0">
<draw:image xlink:href="../Images/yкринформ/2023-05-29T16-09-54-03-00/630_360_1685365417-184.jpg" xlink:type="simple" xlink:show="embed" xlink:actuate="onLoad" draw:mime-type="image/jpeg"/>
</draw:frame>
Law enforcement officers declared suspicion of the so -called chairman of the "administration" of the Denis Pushilin Oleksiy Nikonorov's Denis Pushilin.</text:p>
      <text:p text:style-name="P4">
According to Ukrinform, the Security Service of Ukraine reports in <text:a xlink:type="simple" xlink:href="https://t.me/SBUkr/8464" text:style-name="Internet_20_link" text:visited-style-name="Visited_20_Internet_20_Link">
telegram</text:a>
 .</text:p>
      <text:p text:style-name="P4">
"СБУ спільно з Державним бюро розслідувань зібрала доказову базу на ОлексіяНіконорова, який очолює "адміністрацію" ватажка терористичної організації"ДНР" Деніса Пушиліна», - ідеться у повідомленні.</text:p>
      <text:p text:style-name="P4">
Nikonorov is a former senior operative of the State Tax Inspectorate in the Holosiivskyi district of Kyiv.</text:p>
      <text:p text:style-name="P4">
In 2014, he left the place of service unauthorized and illegally passed the occupied part of the Donetsk region.</text:p>
      <text:p text:style-name="P4">
<text:span text:style-name="T4">
 Read also: </text:span>
 <text:a xlink:type="simple" xlink:href="https://www.ukrinform.ua/rubric-crimea/3714023-zurnalisti-znajsli-v-krimu-biznes-eksministra-tabacnika.html" text:style-name="Internet_20_link" text:visited-style-name="Visited_20_Internet_20_Link">
journalists found in the Crimea the business of the excellent Tabachnik</text:a>
There he joined the terrorists and subsequently entered the nearest environment of Pushilin. It was by his protection that Nikonorov held the leading "positions" in the "apparatus of the People's Council of the DNR", and since December 2018 he headed the "administration" of Pushilin.</text:p>
      <text:p text:style-name="P4">
Since the beginning of the full -scale invasion of Russia, the traitor has been directly involved in the involvement of Moscow's instructions on the spread of the Kremlin regime in temporarily seized areas of Donetsk region.</text:p>
      <text:p text:style-name="P4">
Based on the evidence of the person, the person was informed about the suspicion of the CC. 1, 2 Article 111 of the Criminal Code of Ukraine(<text:a xlink:type="simple" xlink:href="https://www.ukrinform.ua/tag-derzzrada" text:style-name="Internet_20_link" text:visited-style-name="Visited_20_Internet_20_Link">
State betrayal</text:a>
 ).</text:p>
      <text:p text:style-name="P4">
<text:span text:style-name="T4">
Читайте також:</text:span>
 <text:a xlink:type="simple" xlink:href="https://www.ukrinform.ua/rubric-polytics/3707691-eksdeputatam-carovu-svatasu-i-markovu-ogolosili-pidozri-u-derzzradi.html" text:style-name="Internet_20_link" text:visited-style-name="Visited_20_Internet_20_Link">
 Ексдепутатам Царьову, Святашу і Маркову оголосили підозриу держзраді </text:a>
He is hiding from justice in a temporarily captured territory in eastern Ukraine. Complex measures are ongoing to bring the traitor to the reference.</text:p>
      <text:p text:style-name="P4">
The attacker is threatened with life imprisonment.</text:p>
      <text:p text:style-name="P4">
As reported by Ukrinform, law enforcement officers <text:a xlink:type="simple" xlink:href="https://www.ukrinform.ua/rubric-regions/3709710-pidozru-v-terorizmi-ogolosili-zastupniku-genprokurora-dnr-gromadaninu-rosii.html" text:style-name="Internet_20_link" text:visited-style-name="Visited_20_Internet_20_Link">
declared suspicion</text:a>
Citizens of the Federation, which plays the role of the "first deputy" of the so -called "Prosecutor General of the DNR".</text:p>
      <text:p text:style-name="P4">
News Source: <text:a xlink:type="simple" xlink:href="https://www.ukrinform.ua/rubric-regions/3715664-poplicniku-pusilina-ogolosili-pidozru-v-derzzradi.html" text:style-name="Internet_20_link" text:visited-style-name="Visited_20_Internet_20_Link">
https://www.ukrinform.ua/rubric-regions/3715664-poplicniku-pusilina-ogolosili-pidozru-v-derzzradi.html</text:a>
</text:p>
      <!--NEWS-->
      <text:h text:style-name="P10" text:outline-level="1">
<text:span text:style-name="T4">
In Britain, Ukrainian fighters learn to overcome obstacles during battle</text:span>
</text:h>
      <text:p text:style-name="P4">
Authors: Ukrinform (Person)</text:p>
      <text:p text:style-name="P4">
Publisher: Укринформ (Organization)</text:p>
      <text:p text:style-name="P4">
Published Time: 2023-05-29T16:10:00+03:00</text:p>
      <text:p text:style-name="P4">
Modified Time: 2023-05-29T16:10:00+03:00</text:p>
      <text:p text:style-name="P4">
Description: In the United Kingdom, Ukrainian servicemen, under the leadership of New Zealand instructors, are learning to overcome a special obstacle strip with the use of means of imitation of combat conditions. - Ukrinform.</text:p>
      <text:p text:style-name="P4">
Images: ['<text:a xlink:type="simple" xlink:href="https://static.ukrinform.com/photos/2023_05/thumb_files/630_360_1685365630-9844.jpeg" text:style-name="Internet_20_link" text:visited-style-name="Visited_20_Internet_20_Link">
630_360_16853...</text:a>
']</text:p>
      <text:p text:style-name="P4">
Tags: ['Британія', 'Генштаб', 'ЗСУ', 'Військові навчання', 'Нова Зеландія']</text:p>
      <text:p text:style-name="P4">
Type: Article</text:p>
      <!--METADATA-->
      <text:p text:style-name="P4">
<draw:frame draw:style-name="fr1" draw:name="Image131" text:anchor-type="as-char" svg:width="6.9236in" svg:height="3.956343in" draw:z-index="0">
<draw:image xlink:href="../Images/yкринформ/2023-05-29T16-10-00-03-00/630_360_1685365630-9844.jpeg" xlink:type="simple" xlink:show="embed" xlink:actuate="onLoad" draw:mime-type="image/jpeg"/>
</draw:frame>
UK UK, Ukrainian military personnel under the guidance of Mono -Zealand instructors are learning to overcome a special obstacle strip to use the means of imitation of combat conditions.</text:p>
      <text:p text:style-name="P4">
According to Ukrinform, the General Staff of the Armed Forces of Ukraine reports UV <text:a xlink:type="simple" xlink:href="https://www.facebook.com/GeneralStaff.ua/posts/pfbid02CA1YJBDuq9iRqx87qv5A6bSSbVmHbpcFQsP5uE6sVLDVMskVQqmozfZCiDtLstt9l" text:style-name="Internet_20_link" text:visited-style-name="Visited_20_Internet_20_Link">
Facebook.</text:a>
"Military instructors of the Defense Forces of New Zealand conduct classes of the Armed Forces of Ukraine in the framework of the multinational educational operation" Interflex "from the basic general -military training of the personal staff <text:a xlink:type="simple" xlink:href="https://www.ukrinform.ua/tag-zsu" text:style-name="Internet_20_link" text:visited-style-name="Visited_20_Internet_20_Link">
Armed Forces of Ukraine</text:a>
The Britain, in particular, work out overcoming a special strip of obstacles to the use of combat conditions, which helps to properly prepare Ukrainian soldiers for the protection of Ukraine from Russian aggression, " -will be in the message.</text:p>
      <text:p text:style-name="P4">
</text:p>
      <text:p text:style-name="P4">
<text:span text:style-name="T4">
 Read also: </text:span>
 <text:a xlink:type="simple" xlink:href="https://www.ukrinform.ua/rubric-ato/3715013-genstab-pokazav-ak-u-britanii-ukrainski-novobranci-vidpracovuut-vedenna-oboronnogo-bou.html" text:style-name="Internet_20_link" text:visited-style-name="Visited_20_Internet_20_Link">
General Staff showed how in the <text:span text:style-name="T4">
 Britain </text:span>
 Ukrainian newly bursting is a defense combat</text:a>
</text:p>
      <text:p text:style-name="P4">
Як зазначають у Генштабі, висококваліфіковані військові інструктори Силоборони Нової Зеландії допомагають перетворити новобранців ЗСУ на боєздатнихсолдатів, навчаючи їх навичкам, які необхідні для виживання та ефективноговедення бойових дій на передовій.</text:p>
      <text:p text:style-name="P4">
Як повідомляв Укрінформ, 15 серпня 2022 року <text:a xlink:type="simple" xlink:href="https://www.ukrinform.ua/rubric-ato/3550712-nova-zelandia-dolucitsa-do-programi-navcanna-ukrainskih-vijskovih-u-britanii.html" text:style-name="Internet_20_link" text:visited-style-name="Visited_20_Internet_20_Link">
 уряд Нової Зеландії ухваливрішення </text:a>
Send 120 -military instructors to prepare the Ukrainian military in Great Britain.</text:p>
      <text:p text:style-name="P4">
In November of the same year, it was stated to send to Britain <text:a xlink:type="simple" xlink:href="https://www.ukrinform.ua/rubric-ato/3613761-nova-zelandia-vidpravit-se-66-vijskovih-do-britanii-dla-navcanna-zsu.html" text:style-name="Internet_20_link" text:visited-style-name="Visited_20_Internet_20_Link">
another 66 -military servicemen</text:a>
New Zealand armed for teaching the Ukrainian military.</text:p>
      <text:p text:style-name="P4">
News Source: <text:a xlink:type="simple" xlink:href="https://www.ukrinform.ua/rubric-ato/3715665-u-britanii-ukrainski-bijci-vcatsa-dolati-smugi-pereskod-pid-cas-bou.html" text:style-name="Internet_20_link" text:visited-style-name="Visited_20_Internet_20_Link">
https://www.ukrinform.ua/rubric-ato/3715665-u-britanii-ukrainski-bijci-vcatsa-dolati-smugi-pereskod-pid-cas-bou.html</text:a>
</text:p>
      <!--NEWS-->
      <text:h text:style-name="P10" text:outline-level="1">
<text:span text:style-name="T4">
In Kiev, police detained two men who filmed the air defense work</text:span>
</text:h>
      <text:p text:style-name="P4">
Authors: Ukrinform (Person)</text:p>
      <text:p text:style-name="P4">
Publisher: Укринформ (Organization)</text:p>
      <text:p text:style-name="P4">
Published Time: 2023-05-29T16:16:13+03:00</text:p>
      <text:p text:style-name="P4">
Modified Time: 2023-05-29T16:16:13+03:00</text:p>
      <text:p text:style-name="P4">
Description: In Kyiv, police detained two men who filmed air defense.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Київ', 'ППО']</text:p>
      <text:p text:style-name="P4">
Type: Article</text:p>
      <!--METADATA-->
      <text:p text:style-name="P4">
<draw:frame draw:style-name="fr1" draw:name="Image133" text:anchor-type="as-char" svg:width="6.9236in" svg:height="3.956343in" draw:z-index="0">
<draw:image xlink:href="../Images/yкринформ/2023-05-29T16-16-13-03-00/630_360_1507654552-5163.jpeg" xlink:type="simple" xlink:show="embed" xlink:actuate="onLoad" draw:mime-type="image/jpeg"/>
</draw:frame>
In Kyivpolia, she detained two men who filmed air defense.</text:p>
      <text:p text:style-name="P4">
According to Ukrinform, it reports <text:a xlink:type="simple" xlink:href="https://kyiv.npu.gov.ua/news/stolychni-pravookhorontsi-vykryly-dvokh-molodykiv-iaki-znimaly-robotu-ppo" text:style-name="Internet_20_link" text:visited-style-name="Visited_20_Internet_20_Link">
the Kyiv Police Communication Department</text:a>
.</text:p>
      <text:p text:style-name="P4">
"Today, the police of Kyiv on the special line 102 received a message from the local Meskka that two unknown men had filmed the air defense.</text:p>
      <text:p text:style-name="P4">
Within an hour, police found a 23-year-old man on one of the Street Svyatoshinsky district of Kiev. To search for another in the capital, a Aspiration police operation was introduced. Within half an hour, law enforcement officers stopped on Ushakova Street.</text:p>
      <text:p text:style-name="P4">
<text:span text:style-name="T4">
 Read also: </text:span>
 <text:a xlink:type="simple" xlink:href="https://www.ukrinform.ua/rubric-regions/3715561-nebitov-pro-nicnij-obstril-kiivsini-policia-pracue-na-13-lokaciah.html" text:style-name="Internet_20_link" text:visited-style-name="Visited_20_Internet_20_Link">
Nebitov - about the night shelling of the Kyiv region: police work at 13 locations</text:a>
"Local residents were taken to the Svyatoshinsky Police Department for providing explanations, and then handed over to employees of the Security Service of Ukraine for further procedural actions," the police said.</text:p>
      <text:p text:style-name="P4">
Kyiv police again recalled the ban on photos and video recording of air defense.</text:p>
      <text:p text:style-name="P4">
As reported by Ukrinform, [the enemy released 11 ballistic Icker missiles "Iskander"] in the Kyiv region]](https://www.ukrinform.ua/rubric-ato/3715591-vorog-vipustiv-po-kiivsini-11-balisticnih-i-krilatih-raket-iskander-ppo-znisila-vsi-cili.html), the air defense forces destroyed all goals.</text:p>
      <text:p text:style-name="P4">
News Source: <text:a xlink:type="simple" xlink:href="https://www.ukrinform.ua/rubric-kyiv/3715668-u-kievi-policia-zatrimala-dvoh-colovikiv-aki-znimali-robotu-ppo.html" text:style-name="Internet_20_link" text:visited-style-name="Visited_20_Internet_20_Link">
https://www.ukrinform.ua/rubric-kyiv/3715668-u-kievi-policia-zatrimala-dvoh-colovikiv-aki-znimali-robotu-ppo.html</text:a>
</text:p>
      <!--NEWS-->
      <text:h text:style-name="P10" text:outline-level="1">
<text:span text:style-name="T4">
Poland has imposed sanctions against 365 Belarusian officials because</text:span>
</text:h>
      <text:p text:style-name="P4">
Authors: Ukrinform (Person)</text:p>
      <text:p text:style-name="P4">
Publisher: Укринформ (Organization)</text:p>
      <text:p text:style-name="P4">
Published Time: 2023-05-29T16:17:00+03:00</text:p>
      <text:p text:style-name="P4">
Modified Time: 2023-05-29T16:17:00+03:00</text:p>
      <text:p text:style-name="P4">
Description: Poland has imposed sanctions on 365 citizens of Belarus, as well as frozen assets of 20 business entities and 16 persons related to Russian capital in connection with the sentence of Belarusian journalist of Polish descent, Azhaw Vidobut. - Ukrinform.</text:p>
      <text:p text:style-name="P4">
Images: ['<text:a xlink:type="simple" xlink:href="https://static.ukrinform.com/photos/2017_08/thumb_files/630_360_1501684578-8064.jpg" text:style-name="Internet_20_link" text:visited-style-name="Visited_20_Internet_20_Link">
630_360_15016...</text:a>
']</text:p>
      <text:p text:style-name="P4">
Tags: ['Білорусь', 'Польща', 'Санкції', 'Журналіст']</text:p>
      <text:p text:style-name="P4">
Type: Article</text:p>
      <!--METADATA-->
      <text:p text:style-name="P4">
<draw:frame draw:style-name="fr1" draw:name="Image136" text:anchor-type="as-char" svg:width="6.9236in" svg:height="3.956343in" draw:z-index="0">
<draw:image xlink:href="../Images/yкринформ/2023-05-29T16-17-00-03-00/630_360_1501684578-8064.jpg" xlink:type="simple" xlink:show="embed" xlink:actuate="onLoad" draw:mime-type="image/jpeg"/>
</draw:frame>
Poland has been sanctioned for 365 Belarus citizens, as well as frozen assets of 20 economic entities and 16 people related to the Russian Capital in connection with the sentence of Belarusian journalist of Polish origin.</text:p>
      <text:p text:style-name="P4">
About it in <text:a xlink:type="simple" xlink:href="https://twitter.com/Kaminski_M_/status/1663154482807537664" text:style-name="Internet_20_link" text:visited-style-name="Visited_20_Internet_20_Link">
Twitter</text:a>
The Minister of Internal Affairs and the Polish Administration Mariusz Kaminsky reported, Ukrinform reports.</text:p>
      <text:p text:style-name="P4">
"As previously reported, I decided to bring 365 civic in the sanction list, as well as freeze financial and economic assets 20 entities and 16 other persons, mainly related to Russian capital," - Kaminsky.</text:p>
      <text:p text:style-name="P4">
On the Ministry of Internal Affairs and the Administration <text:a xlink:type="simple" xlink:href="https://www.ukrinform.ua/tag-polsa" text:style-name="Internet_20_link" text:visited-style-name="Visited_20_Internet_20_Link">
Poland</text:a>
It is noted that sanctions were imposed, in particular, on 159 parliamentarians. Since other Belarusian deputies have been submitted to the sanction list earlier, all members of the Belarusian Parliament are in charge of Polish sanctions.</text:p>
      <text:p text:style-name="P4">
<text:span text:style-name="T4">
 Read also: </text:span>
 <text:a xlink:type="simple" xlink:href="https://www.ukrinform.ua/rubric-world/3682821-evroparlament-zasudiv-dii-lukasenka-i-zaklikav-do-novih-sankcij-proti-bilorusi.html" text:style-name="Internet_20_link" text:visited-style-name="Visited_20_Internet_20_Link">
European Parliament condemned Lukashenko's actions and called for new rises against Belarus</text:a>
The sanctions were also imposed on 76 Belarusian judges, seven prosecutors, 32 representatives of local administration, as well as 28 representatives of power structures. 23 representatives of Belarusian state media, 24 athletes and sports figures, 8 representatives of other state bodies of the Republic of Belarus, as well as 8 figures of culture and science were restricted. Entrepreneurs have also been added to the sanction list - 15 citizens of Russia and one Belarus. Sanctions were also designed for 20 economic entities(19 of them are associated with Russia, one with Belarus).</text:p>
      <text:p text:style-name="P4">
“Ці люди пропагували білоруський режим, а також брали участь у легітимізаціїта підтримці репресивної політики влади в Мінську. Вони також відповідальні заполітично мотивований вирок Анджею Почобуту, ухвалений за фальшивимиобвинуваченнями”, - заявили у МВС Польщі.</text:p>
      <text:p text:style-name="P4">
<text:span text:style-name="T4">
 Read also: </text:span>
 <text:a xlink:type="simple" xlink:href="https://www.ukrinform.ua/rubric-world/3674455-polsa-ogolosila-personou-non-grata-biloruskogo-vijskovogo-atase.html" text:style-name="Internet_20_link" text:visited-style-name="Visited_20_Internet_20_Link">
Poland has declared a non -grata person of the Belarusian Actache</text:a>
On May 26, the Supreme Court of Belarus was reported to be unchanged in Grodno on February 8, who condemned one of the leaders of the Polish national minority in the RB, journalist of Gazeta Wyborcza, Andzeya, Vidobutado, eight years in the strict regime.</text:p>
      <text:p text:style-name="P4">
The 49-year-old belief, which is a member of the Board of the Union of Poles of Belarus, was in March 2021 and has been in custody since then. According to information <text:a xlink:type="simple" xlink:href="https://spring96.org/ru/news/110693" text:style-name="Internet_20_link" text:visited-style-name="Visited_20_Internet_20_Link">
PC "Spring"</text:a>
, the prosecution of the court of first instance stated that the Media was called aggression of the USSRna Poland's attack in 1939. In addition, he was accused of statements on the defense of the Polish minority in Belarus, articles at Gazeta Wyborcza about Belarusian protests and text in Magazyn Polski, written in 2006 and dedicated to the Radzovnika - one of the commanders of the Polish anti -communist subpack.</text:p>
      <text:p text:style-name="P4">
Human protection organizations have been recognized as political prisoner.</text:p>
      <text:p text:style-name="P4">
After the verdict of the District Court in Grodno, the Polish Foreign Ministry was summoned in Belarus and protested the condemnation.</text:p>
      <text:p text:style-name="P4">
The Seimas of Poland in February adopted a resolution, condemning the sentence to the journalist Tanvicing that it was a "culmination of repression" against the Polish national minority in Belarus.</text:p>
      <text:p text:style-name="P4">
Poland actively advocated that sanctions on Belarus were also provided in the 11th package of sanctions against Russia.</text:p>
      <text:p text:style-name="P4">
Since February 10, Poland has unilaterally suspended the work of one acquisition on the border with Belarus "Bobrovniki" in a mark on the condemnation of the reason. In response, Belarus banned the Polish carriers to cross the border in Belarusian-Lithuanian and Belarusian-Latvian border points.</text:p>
      <text:p text:style-name="P4">
In turn, Poland has unilaterally suspended the workpiece of the passage of "Kukuriki" - the only active point on the border with Belarus for the movement of freight transport.</text:p>
      <text:p text:style-name="P4">
Relations between Poland and Belarus worsened sharply in August 2020, as Warsaw refused to recognize the results of the Presidential Election in the RBB, called Minsk to appoint a new election.</text:p>
      <text:p text:style-name="P4">
News Source: <text:a xlink:type="simple" xlink:href="https://www.ukrinform.ua/rubric-world/3715669-polsa-zaprovadila-sankcii-proti-365-biloruskih-cinovnikiv-cerez-virok-zurnalistu-pocobutu.html" text:style-name="Internet_20_link" text:visited-style-name="Visited_20_Internet_20_Link">
https://www.ukrinform.ua/rubric-world/3715669-polsa-zaprovadila-sankcii-proti-365-biloruskih-cinovnikiv-cerez-virok-zurnalistu-pocobutu.html</text:a>
</text:p>
      <!--NEWS-->
      <text:h text:style-name="P10" text:outline-level="1">
<text:span text:style-name="T4">
The Council set on May 8, a day of memory and victory over Nazism</text:span>
</text:h>
      <text:p text:style-name="P4">
Authors: Ukrinform (Person)</text:p>
      <text:p text:style-name="P4">
Publisher: Укринформ (Organization)</text:p>
      <text:p text:style-name="P4">
Published Time: 2023-05-29T16:19:00+03:00</text:p>
      <text:p text:style-name="P4">
Modified Time: 2023-05-29T16:19:00+03:00</text:p>
      <text:p text:style-name="P4">
Description: The Verkhovna Rada established on May 8, the Day of Remembrance and Victory over Nazism in the Second World War 1939 - 1945. - Ukrinform.</text:p>
      <text:p text:style-name="P4">
Images: ['<text:a xlink:type="simple" xlink:href="https://static.ukrinform.com/photos/2021_11/thumb_files/630_360_1638277056-325.jpg" text:style-name="Internet_20_link" text:visited-style-name="Visited_20_Internet_20_Link">
630_360_16382...</text:a>
']</text:p>
      <text:p text:style-name="P4">
Tags: ['Депутат', 'Верховна Рада', 'День пам‘яті та перемоги']</text:p>
      <text:p text:style-name="P4">
Type: Article</text:p>
      <!--METADATA-->
      <text:p text:style-name="P4">
<draw:frame draw:style-name="fr1" draw:name="Image137" text:anchor-type="as-char" svg:width="6.9236in" svg:height="3.956343in" draw:z-index="0">
<draw:image xlink:href="../Images/yкринформ/2023-05-29T16-19-00-03-00/630_360_1638277056-325.jpg" xlink:type="simple" xlink:show="embed" xlink:actuate="onLoad" draw:mime-type="image/jpeg"/>
</draw:frame>
The Verkhovnarad established on May 8, the Day of Remembrance and Victory over Nazism in the Second War of 1939 - 1945.</text:p>
      <text:p text:style-name="P4">
Yaroslav Zheleznyk reported about it about this(https://t.me/yzheleznyak/4150), reports Ukrinform.</text:p>
      <text:p text:style-name="P4">
According to him, the adoption of the Law "On the Day of Remembrance and Victory over Nazism of the Other War of 1939 - 1945"(№ <text:a xlink:type="simple" xlink:href="https://itd.rada.gov.ua/billInfo/Bills/Card/41893" text:style-name="Internet_20_link" text:visited-style-name="Visited_20_Internet_20_Link">
 9278</text:a>
 )317 Parliamentarians supported.</text:p>
      <text:p text:style-name="P4">
Photo: Yaroslav Zheleznyak, TG</text:p>
      <text:p text:style-name="P4">
The document stipulates that the Day of Remembrance and Victory over Nazism in the Second War of 1939 - 1945 will be celebrated annually on May 8. The day off will also be May 8.</text:p>
      <text:p text:style-name="P4">
<text:span text:style-name="T4">
 Read also: </text:span>
 <text:a xlink:type="simple" xlink:href="https://www.ukrinform.ua/rubric-polytics/3706816-komitet-rekomendue-vr-zakonoproekt-pro-vstanovlenna-8-travna-dnem-pamati-ta-peremogi-nad-nacizmom.html" text:style-name="Internet_20_link" text:visited-style-name="Visited_20_Internet_20_Link">
The Committee recommends the Verkhovna Rada Bill on Establishment 8th <text:span text:style-name="T4">
 by day </text:span>
 <text:span text:style-name="T4">
 </text:span>
 Pam <text:span text:style-name="T4">
 '</text:span>
' ***and victories over Nazism</text:a>
The law comes into force on the day by the day of its publication.</text:p>
      <text:p text:style-name="P4">
In turn, Minister of Culture and Information Policy Oleksandr Tkachenko in <text:a xlink:type="simple" xlink:href="https://t.me/otkachenkokyiv/3651" text:style-name="Internet_20_link" text:visited-style-name="Visited_20_Internet_20_Link">
telegram</text:a>
He wrote that the decision of the Verkhovna Rada to establish on May 8, the Day of Remembrance and Victory over Nazism in the Second War of 1939 - 1945 confirms the European outlook of Ukraine.</text:p>
      <text:p text:style-name="P4">
"Now officially!We are celebrating in one ideological context with the civilized world and May 9 with the whole of Europe. By introducing memory and victory over Nazism on May 8, Ukraine is joining the European Tradition of Victory in the Second World War. President of Ukraine, today approved the Verkhovnarad 317 votes, "the minister wrote.</text:p>
      <text:p text:style-name="P4">
He recalled that earlier the President signed a decree that on May 9 defined the Day of Europe.</text:p>
      <text:p text:style-name="P4">
<text:span text:style-name="T4">
 Read also: </text:span>
 <text:a xlink:type="simple" xlink:href="https://www.ukrinform.ua/rubric-ato/3477681-dii-rosijskoi-armii-pered-dnem-pamati-maut-nagadati-so-zlo-nazavzdi-ne-peremogti-zelenskij.html" text:style-name="Internet_20_link" text:visited-style-name="Visited_20_Internet_20_Link">
Actions of the Russian Army before <text:span text:style-name="T4">
 by day </text:span>
 <text:span text:style-name="T4">
 </text:span>
 Pam <text:span text:style-name="T4">
 '</text:span>
 yati ** have to remind that evil is not winning forever - Zelensky</text:a>
Tkachenko noted that these decisions are truly historical, and confirm the European worldview of Ukraine and the process of deprivation of all Soviet.In 2014, this format at the Government Level was supported by Ukrainian Institutional Memory and the Ministry of Culture.</text:p>
      <text:p text:style-name="P4">
In 2015, the Presidential Decree, and then the laws on decommunization, proved on May 8 as a day of memory and reconciliation, festive, but not with a output, leaving on May 9, a day of victory over Nazism, because public opinion then was ready to give up.</text:p>
      <text:p text:style-name="P4">
<text:span text:style-name="T4">
 Read also: </text:span>
 <text:a xlink:type="simple" xlink:href="https://www.ukrinform.ua/rubric-polytics/3473987-vatrovic-rozkritikuvav-radu-za-nespromoznist-perenesti-vidznacenna-dna-peremogi-z-9-na-8-travna.html" text:style-name="Internet_20_link" text:visited-style-name="Visited_20_Internet_20_Link">
Vyatrovich insists that the day of victory over Nazism is trembling on May 8, not 9th</text:a>
In 2022, the People's Deputy Volodymyr Vyatrovich submitted a law on May 9, the establishment of May 8, a day of memory and victory by supra -Nazism in the Second World War and proposed to celebrate the Day of Europe with the European Union on May 9.</text:p>
      <text:p text:style-name="P4">
In 2023 <text:a xlink:type="simple" xlink:href="https://www.ukrinform.ua/rubric-polytics/3706137-zelenskij-proponue-vidznacati-den-pamati-ta-peremogi-nad-nacizmom-8-travna.html" text:style-name="Internet_20_link" text:visited-style-name="Visited_20_Internet_20_Link">
President of Ukraine Volodymyr Zelensky submitted to the Verkhovna Rada of Ukraine on the establishment of May 8</text:a>
The day of memory and victory over Nazism in the Second War. In addition, he signed the Decree according to which Ukraine will sign the Day of Europe on May 9.</text:p>
      <text:p text:style-name="P4">
News Source: <text:a xlink:type="simple" xlink:href="https://www.ukrinform.ua/rubric-society/3715670-rada-vstanovila-8-travna-dnem-pamati-ta-peremogi-nad-nacizmom.html" text:style-name="Internet_20_link" text:visited-style-name="Visited_20_Internet_20_Link">
https://www.ukrinform.ua/rubric-society/3715670-rada-vstanovila-8-travna-dnem-pamati-ta-peremogi-nad-nacizmom.html</text:a>
</text:p>
      <!--NEWS-->
      <text:h text:style-name="P10" text:outline-level="1">
<text:span text:style-name="T4">
The Congress of the European Congress of Ukrainians took place in Berlin</text:span>
</text:h>
      <text:p text:style-name="P4">
Authors: Ukrinform (Person)</text:p>
      <text:p text:style-name="P4">
Publisher: Укринформ (Organization)</text:p>
      <text:p text:style-name="P4">
Published Time: 2023-05-29T16:22:00+03:00</text:p>
      <text:p text:style-name="P4">
Modified Time: 2023-05-29T16:22:00+03:00</text:p>
      <text:p text:style-name="P4">
Description: On May 27-28, the XIV Congress of the European Congress of Ukrainians (ECU) took place in the capital of Germany, which was attended by 50 representatives of Ukrainian communities of Europe and guests of the organization. - Ukrinform.</text:p>
      <text:p text:style-name="P4">
Images: ['<text:a xlink:type="simple" xlink:href="https://static.ukrinform.com/photos/2023_05/thumb_files/630_360_1685359274-537.jpg" text:style-name="Internet_20_link" text:visited-style-name="Visited_20_Internet_20_Link">
630_360_16853...</text:a>
']</text:p>
      <text:p text:style-name="P4">
Tags: ['Берлін', 'Діаспора', 'Європа', 'Німеччина']</text:p>
      <text:p text:style-name="P4">
Type: Article</text:p>
      <!--METADATA-->
      <text:p text:style-name="P4">
<draw:frame draw:style-name="fr1" draw:name="Image139" text:anchor-type="as-char" svg:width="6.9236in" svg:height="3.956343in" draw:z-index="0">
<draw:image xlink:href="../Images/yкринформ/2023-05-29T16-22-00-03-00/630_360_1685359274-537.jpg" xlink:type="simple" xlink:show="embed" xlink:actuate="onLoad" draw:mime-type="image/jpeg"/>
</draw:frame>
On May 27-28, the XIV Congress of the European Congress of Ukrainians took place(Eku), which was attended by 50 representatives of Ukrainian communities in Europe.</text:p>
      <text:p text:style-name="P4">
According to Ukrinform, the European Congress of Ukrainians reported on <text:a xlink:type="simple" xlink:href="https://www.facebook.com/EKUkrainians/posts/pfbid0MhNu15j1UHgmAbGHc3rpAyQBF9YBPq3GcDnQsTBgQzugXm9dVYkm5qKddvAcFgGKl" text:style-name="Internet_20_link" text:visited-style-name="Visited_20_Internet_20_Link">
Facebook</text:a>
.</text:p>
      <text:p text:style-name="P4">
«Під час нарад підкреслено інтерес громад підсилювати мережування організаційв Європі, а також координації на міжнародному рівні для протидії російськимвпливам. Обговорено розвиток дій робочих груп ЄКУ (diplomatic, public, humanitarian, information)and regional platforms of the organization, ”the question reads.</text:p>
      <text:p text:style-name="P4">
During the congress, young organizations, including Znimenchyna, Czech Republic, Poland, Moldova, Montenegro, Northern Macedonia and Georgia, presented their activities.</text:p>
      <text:p text:style-name="P4">
A new management of the organization was also selected and new organizations were adopted.</text:p>
      <text:p text:style-name="P4">
It is noted that in cooperation with partners from the Ukrainian Taspra -Labor Safety Center will open a representative office in Ukraine and strengthen the work of the VBRUSSELA.</text:p>
      <text:p text:style-name="P4">
Yek expressed his gratitude to the Embassy of Ukraine in Germany and Ukrainian organizations. The event was supported by ICMPD.</text:p>
      <text:p text:style-name="P4">
Recall that the President of the World Congress of Ukrainians(SKU)Pavel Grod during the journey to Berlin as part of a visit to Europe "Supporting Ukraine in the most difficult" <text:a xlink:type="simple" xlink:href="https://www.ukrinform.ua/rubric-diaspora/3715488-prezident-sku-zustrivsa-z-nimeckimi-politikami-ta-ukrainskou-gromadou-u-berlini.html" text:style-name="Internet_20_link" text:visited-style-name="Visited_20_Internet_20_Link">
met</text:a>
with German politicians and representatives of the Ukrainian Gromad.</text:p>
      <text:p text:style-name="P4">
<text:span text:style-name="T5">
Foto: European Congress of Ukraines, _world Congress of Ukrainian YouTorganizations</text:span>
 <text:span text:style-name="T5">
/ Facebook</text:span>
</text:p>
      <text:p text:style-name="P4">
News Source: <text:a xlink:type="simple" xlink:href="https://www.ukrinform.ua/rubric-diaspora/3715586-u-berlini-vidbuvsa-zizd-evropejskogo-kongresu-ukrainciv.html" text:style-name="Internet_20_link" text:visited-style-name="Visited_20_Internet_20_Link">
https://www.ukrinform.ua/rubric-diaspora/3715586-u-berlini-vidbuvsa-zizd-evropejskogo-kongresu-ukrainciv.html</text:a>
</text:p>
      <!--NEWS-->
      <text:h text:style-name="P10" text:outline-level="1">
<text:span text:style-name="T4">
Experts found out why water was green in the Central Channel of Venice</text:span>
</text:h>
      <text:p text:style-name="P4">
Authors: Ukrinform (Person)</text:p>
      <text:p text:style-name="P4">
Publisher: Укринформ (Organization)</text:p>
      <text:p text:style-name="P4">
Published Time: 2023-05-29T16:27:00+03:00</text:p>
      <text:p text:style-name="P4">
Modified Time: 2023-05-29T16:27:00+03:00</text:p>
      <text:p text:style-name="P4">
Description: Experts found why in the Venice Grand channel the water was colored in bright green. - Ukrinform.</text:p>
      <text:p text:style-name="P4">
Images: ['<text:a xlink:type="simple" xlink:href="https://static.ukrinform.com/photos/2023_05/thumb_files/630_360_1685366730-515.jpg" text:style-name="Internet_20_link" text:visited-style-name="Visited_20_Internet_20_Link">
630_360_16853...</text:a>
']</text:p>
      <text:p text:style-name="P4">
Tags: ['Італія', 'Вода', 'Венеція', 'Забруднення']</text:p>
      <text:p text:style-name="P4">
Type: Article</text:p>
      <!--METADATA-->
      <text:p text:style-name="P4">
<draw:frame draw:style-name="fr1" draw:name="Image142" text:anchor-type="as-char" svg:width="6.9236in" svg:height="3.956343in" draw:z-index="0">
<draw:image xlink:href="../Images/yкринформ/2023-05-29T16-27-00-03-00/630_360_1685366730-515.jpg" xlink:type="simple" xlink:show="embed" xlink:actuate="onLoad" draw:mime-type="image/jpeg"/>
</draw:frame>
Experts set out why in the Venice Grand channel the water was colored by a bright green.</text:p>
      <text:p text:style-name="P4">
About it reports <text:a xlink:type="simple" xlink:href="https://www.ansa.it/english/news/2023/05/29/grand-canal-green-stain-substance-identified_ee607336-69cd-4346-b1b3-cab1e2d1ffb5.html" text:style-name="Internet_20_link" text:visited-style-name="Visited_20_Internet_20_Link">
ANSA</text:a>
, reports Ukrinform.</text:p>
      <text:p text:style-name="P4">
Experts found that fluorescein - a substance that is usually used to diagnose eye diseases.</text:p>
      <text:p text:style-name="P4">
The city police said on Monday, which does not exclude any way of investigation in this case, reminiscent of the performance of the Argentine artist Venice Biennale 50 years ago.</text:p>
      <text:p text:style-name="P4">
Earlier <text:a xlink:type="simple" xlink:href="https://www.ukrinform.ua/tag-klimat" text:style-name="Internet_20_link" text:visited-style-name="Visited_20_Internet_20_Link">
climatic</text:a>
The protesters have interested involvement in the incident.</text:p>
      <text:p text:style-name="P4">
<text:span text:style-name="T4">
 Read also: </text:span>
 <text:a xlink:type="simple" xlink:href="https://www.ukrinform.ua/rubric-world/3712300-ekoaktivisti-zafarbuvali-cornim-vodu-v-rimskomu-fontani-trevi.html" text:style-name="Internet_20_link" text:visited-style-name="Visited_20_Internet_20_Link">
eco -activists painted black water in Roman <text:span text:style-name="T4">
 Fountain </text:span>
 and Trevi</text:a>
As reported by Ukrinform, <text:a xlink:type="simple" xlink:href="https://www.ukrinform.ua/rubric-world/3715300-voda-u-centralnomu-kanali-venecii-z-nevidomih-pricin-stala-zelenou.html" text:style-name="Internet_20_link" text:visited-style-name="Visited_20_Internet_20_Link">
Venice authorities have launched an investigation</text:a>
After Sunday morning, May 28, the water in the central channel of the city became fluorescent green copies.</text:p>
      <text:p text:style-name="P4">
In 1968, the Argentine artist Nicholas Garcia Uribur painted Ugrand-channel water in Zelene to draw society's attention to ecological problems.</text:p>
      <text:p text:style-name="P4">
News Source: <text:a xlink:type="simple" xlink:href="https://www.ukrinform.ua/rubric-world/3715671-eksperti-zasuvali-comu-pozelenila-voda-u-centralnomu-kanali-venecii.html" text:style-name="Internet_20_link" text:visited-style-name="Visited_20_Internet_20_Link">
https://www.ukrinform.ua/rubric-world/3715671-eksperti-zasuvali-comu-pozelenila-voda-u-centralnomu-kanali-venecii.html</text:a>
</text:p>
      <!--NEWS-->
      <text:h text:style-name="P10" text:outline-level="1">
<text:span text:style-name="T4">
Parliament allowed the NBU to nationalize the banks</text:span>
</text:h>
      <text:p text:style-name="P4">
Authors: Ukrinform (Person)</text:p>
      <text:p text:style-name="P4">
Publisher: Укринформ (Organization)</text:p>
      <text:p text:style-name="P4">
Published Time: 2023-05-29T16:28:00+03:00</text:p>
      <text:p text:style-name="P4">
Modified Time: 2023-05-29T16:28:00+03:00</text:p>
      <text:p text:style-name="P4">
Description: The Verkhovna Rada as a whole supported the bill on improving the procedure of withdrawal from the bank in the state of martial law. - Ukrinform.</text:p>
      <text:p text:style-name="P4">
Images: ['<text:a xlink:type="simple" xlink:href="https://static.ukrinform.com/photos/2020_09/thumb_files/630_360_1599202700-943.jpg" text:style-name="Internet_20_link" text:visited-style-name="Visited_20_Internet_20_Link">
630_360_15992...</text:a>
']</text:p>
      <text:p text:style-name="P4">
Tags: ['Банк', 'Нацбанк', 'Націоналізація', 'Санкції', 'Закон', 'Верховна Рада']</text:p>
      <text:p text:style-name="P4">
Type: Article</text:p>
      <!--METADATA-->
      <text:p text:style-name="P4">
<draw:frame draw:style-name="fr1" draw:name="Image143" text:anchor-type="as-char" svg:width="6.9236in" svg:height="3.956343in" draw:z-index="0">
<draw:image xlink:href="../Images/yкринформ/2023-05-29T16-28-00-03-00/630_360_1599202700-943.jpg" xlink:type="simple" xlink:show="embed" xlink:actuate="onLoad" draw:mime-type="image/jpeg"/>
</draw:frame>
The Verkhovnarad as a whole supported the bill on improving the procedure for removing the display of the bank in martial law.</text:p>
      <text:p text:style-name="P4">
This was reported by MP Yaroslav Zheleznyak in <text:a xlink:type="simple" xlink:href="https://t.me/yzheleznyak/4150" text:style-name="Internet_20_link" text:visited-style-name="Visited_20_Internet_20_Link">
telegram</text:a>
, reports Ukrinform.</text:p>
      <text:p text:style-name="P4">
The purpose of the document is to ensure the stability of the banking system in the face of the state, introduced in Ukraine in connection with the military aggression of the RFPRO of Ukraine, as well as the protection of the rights and interests of depositors and other lenders.</text:p>
      <text:p text:style-name="P4">
The document is aimed at counteracting risks, in particular by providing <text:a xlink:type="simple" xlink:href="https://www.ukrinform.ua/tag-nacbank" text:style-name="Internet_20_link" text:visited-style-name="Visited_20_Internet_20_Link">
National Bank</text:a>
Ukraine, under certain circumstances related to the application of sanctions to the bank or owners of substantial participation in the bank, decide on: prohibition of the sub -person to acquire or increase substantial participation in the bank, introduces the possibility of withdrawing a systematically important bank from the market(nationalization)In the absence of him signs of insolvency(In decomposition to the bank or owner of substantial participation in it blocking sanctions).</text:p>
      <text:p text:style-name="P4">
<text:span text:style-name="T4">
Читайте також:</text:span>
 <text:a xlink:type="simple" xlink:href="https://www.ukrinform.ua/rubric-economy/3670475-verhovnij-sud-postaviv-krapku-u-sprobah-kolisnih-vlasnikiv-privatbanku-povernuti-sobi-akcii.html" text:style-name="Internet_20_link" text:visited-style-name="Visited_20_Internet_20_Link">
 Верховний Суд поставив крапку у спробах колишніхвласників ПриватБанку повернути собі акції </text:a>
As it was reported, the National Bank is preparing changes to the legislation for the nationalization of the "meaning of the bank", the nominal owners of which still remain Russian Koshov, Friedman and Aven. The task is to expand the list of grounds for the simplified nationalization of a systematically important bank.</text:p>
      <text:p text:style-name="P4">
<text:span text:style-name="T5">
Foto: NBU</text:span>
</text:p>
      <text:p text:style-name="P4">
News Source: <text:a xlink:type="simple" xlink:href="https://www.ukrinform.ua/rubric-economy/3715675-parlament-dozvoliv-nbu-nacionalizuvati-banki-pidsankcijnih-vlasnikiv.html" text:style-name="Internet_20_link" text:visited-style-name="Visited_20_Internet_20_Link">
https://www.ukrinform.ua/rubric-economy/3715675-parlament-dozvoliv-nbu-nacionalizuvati-banki-pidsankcijnih-vlasnikiv.html</text:a>
</text:p>
      <!--NEWS-->
      <text:h text:style-name="P10" text:outline-level="1">
<text:span text:style-name="T4">
Ukraine will apply sanctions against Iran for 50 years - the Council approved the NSDC decision</text:span>
</text:h>
      <text:p text:style-name="P4">
Authors: Ukrinform (Person)</text:p>
      <text:p text:style-name="P4">
Publisher: Укринформ (Organization)</text:p>
      <text:p text:style-name="P4">
Published Time: 2023-05-29T16:30:00+03:00</text:p>
      <text:p text:style-name="P4">
Modified Time: 2023-05-29T16:30:00+03:00</text:p>
      <text:p text:style-name="P4">
Description: The Verkhovna Rada approved the decision of the National Security Council on the use of sectoral special economic and other restrictive measures (sanctions) against the Islamic Republic of Iran. - Ukrinform.</text:p>
      <text:p text:style-name="P4">
Images: ['<text:a xlink:type="simple" xlink:href="https://static.ukrinform.com/photos/2019_10/thumb_files/630_360_1569929254-777.jpg" text:style-name="Internet_20_link" text:visited-style-name="Visited_20_Internet_20_Link">
630_360_15699...</text:a>
']</text:p>
      <text:p text:style-name="P4">
Tags: ['Іран', 'РНБО', 'Санкції', 'Верховна Рада']</text:p>
      <text:p text:style-name="P4">
Type: Article</text:p>
      <!--METADATA-->
      <text:p text:style-name="P4">
<draw:frame draw:style-name="fr1" draw:name="Image144" text:anchor-type="as-char" svg:width="6.9236in" svg:height="3.956343in" draw:z-index="0">
<draw:image xlink:href="../Images/yкринформ/2023-05-29T16-30-00-03-00/630_360_1569929254-777.jpg" xlink:type="simple" xlink:show="embed" xlink:actuate="onLoad" draw:mime-type="image/jpeg"/>
</draw:frame>
The Verkhovnarad approved the decision of the National Security Council on the use of sector special economic and other restrictive measures(sanctions)Against the Islamic Republic of Iran.</text:p>
      <text:p text:style-name="P4">
This was reported by MP Yaroslav Zheleznyak(voice faction)In <text:a xlink:type="simple" xlink:href="https://t.me/yzheleznyak/4156" text:style-name="Internet_20_link" text:visited-style-name="Visited_20_Internet_20_Link">
telegram</text:a>
, reports Ukrinform.</text:p>
      <text:p text:style-name="P4">
The deputy specified that for the adoption of the resolution <text:a xlink:type="simple" xlink:href="https://itd.rada.gov.ua/billInfo/Bills/Card/42001" text:style-name="Internet_20_link" text:visited-style-name="Visited_20_Internet_20_Link">
No. 9333</text:a>
328 parliamentarians voted.</text:p>
      <text:p text:style-name="P4">
The document provides for a term of 50 years of sanctions against <text:a xlink:type="simple" xlink:href="https://www.ukrinform.ua/tag-iran" text:style-name="Internet_20_link" text:visited-style-name="Visited_20_Internet_20_Link">
Iran</text:a>
, in particular, a complete ban on trade operations, stopping of transit of resources, flights and transportation in the territory of Ukraine and preventing the withdrawal of capital by residents of Iran.</text:p>
      <text:p text:style-name="P4">
*!(https://www.ukrinform.ua/rubric-ato/3715133-gumenuk-ne-viklucae-so-masstabna-nicna-ataka-rf-povazana-z-novou-postavkou-droniv-shahed.html)In addition, it is envisaged to prohibit any investment in Iran and the transfer of technology, rights to intellectual property rights and rights.</text:p>
      <text:p text:style-name="P4">
It was reported, <text:a xlink:type="simple" xlink:href="https://www.ukrinform.ua/rubric-polytics/3715203-zelenskij-proponue-zaprovaditi-sankcii-proti-iranu-postanova-vze-v-radi.html" text:style-name="Internet_20_link" text:visited-style-name="Visited_20_Internet_20_Link">
President Volodymyr Zelenskyy suggested that the Supreme Rada statement of the decision of the National Security and Defense Council of May 27</text:a>
, which provides for the application of sanctions to the Islamic Republic of Iran for a term of 50 years.</text:p>
      <text:p text:style-name="P4">
The relevant NSDC decision was put into effect by Presidential Decree No. 308/2023.</text:p>
      <text:p text:style-name="P4">
News Source: <text:a xlink:type="simple" xlink:href="https://www.ukrinform.ua/rubric-polytics/3715676-ukraina-zastosue-sankcii-proti-iranu-na-50-rokiv-rada-zatverdila-risenna-rnbo.html" text:style-name="Internet_20_link" text:visited-style-name="Visited_20_Internet_20_Link">
https://www.ukrinform.ua/rubric-polytics/3715676-ukraina-zastosue-sankcii-proti-iranu-na-50-rokiv-rada-zatverdila-risenna-rnbo.html</text:a>
</text:p>
      <!--NEWS-->
      <text:h text:style-name="P10" text:outline-level="1">
<text:span text:style-name="T4">
"Movement" won the youth championship of Ukraine in football</text:span>
</text:h>
      <text:p text:style-name="P4">
Authors: Ukrinform (Person)</text:p>
      <text:p text:style-name="P4">
Publisher: Укринформ (Organization)</text:p>
      <text:p text:style-name="P4">
Published Time: 2023-05-29T16:39:04+03:00</text:p>
      <text:p text:style-name="P4">
Modified Time: 2023-05-29T16:39:04+03:00</text:p>
      <text:p text:style-name="P4">
Description: Lviv residents for the tour before the finish line were the winners of the tournament. - Ukrinform.</text:p>
      <text:p text:style-name="P4">
Images: ['<text:a xlink:type="simple" xlink:href="https://static.ukrinform.com/photos/2023_05/thumb_files/630_360_1685367430-762.jpg" text:style-name="Internet_20_link" text:visited-style-name="Visited_20_Internet_20_Link">
630_360_16853...</text:a>
']</text:p>
      <text:p text:style-name="P4">
Tags: ['Футбол', 'Рух Львів']</text:p>
      <text:p text:style-name="P4">
Type: Article</text:p>
      <!--METADATA-->
      <text:p text:style-name="P4">
<draw:frame draw:style-name="fr1" draw:name="Image145" text:anchor-type="as-char" svg:width="6.9236in" svg:height="3.956343in" draw:z-index="0">
<draw:image xlink:href="../Images/yкринформ/2023-05-29T16-39-04-03-00/630_360_1685367430-762.jpg" xlink:type="simple" xlink:show="embed" xlink:actuate="onLoad" draw:mime-type="image/jpeg"/>
</draw:frame>
The tour to the finish line were the winners of the tournament.</text:p>
      <text:p text:style-name="P4">
The Youth Team "Rukh" won the U19 football championship ahead of time, Lviv residents for the tour before the finish line became unattainable for the second place - Dynamo, Ukrinform reports.</text:p>
      <text:p text:style-name="P4">
At the finish of the season, the main contenders for winning the U19 tournament were "Rukh" and "Dynamo". Two rounds before the end of the competition, the teams were divided five: 76 against 71. Thus, in the penultimate round of Lviv won the won, in case of victory over peers from Chernomorets.</text:p>
      <text:p text:style-name="P4">
The result of the result of the players "Rukh" was able to get, scoring on the goal in the way from the halves. Initially, Lviv was brought forward by Ruslan Nepeyipiev, and the 19th penalty of the team in the championship season, Denis Teslyuk, composed by the second half.</text:p>
      <text:p text:style-name="P4">
The U19 "Movement" after this result retained the advantage of five points over Dynamo before the last round. Therefore, for the first time in their history, the victorious in the youth and youth championships of the Ukrainian Zafutball Championships for the first time in their history.</text:p>
      <text:p text:style-name="P4">
<text:span text:style-name="T4">
 Read also: </text:span>
 <text:a xlink:type="simple" xlink:href="https://www.ukrinform.ua/rubric-sports/3715440-futbolna-komanda-niva-buzova-zdobula-zoloto-u-cempionati-drugoi-ligi.html" text:style-name="Internet_20_link" text:visited-style-name="Visited_20_Internet_20_Link">
<text:span text:style-name="T4">
 Football </text:span>
 Niva team(Buzova)won the Gold of the Second League</text:a>
As reported by Ukrinform, in the current season, the U19 reached 1/8 of the UEFA Finally, where he lost to Milan with a score of 0: 1.</text:p>
      <text:p text:style-name="P4">
Photo: fcrukh.com</text:p>
      <text:p text:style-name="P4">
News Source: <text:a xlink:type="simple" xlink:href="https://www.ukrinform.ua/rubric-sports/3715677-ruh-vigrav-unackij-cempionat-ukraini-z-futbolu.html" text:style-name="Internet_20_link" text:visited-style-name="Visited_20_Internet_20_Link">
https://www.ukrinform.ua/rubric-sports/3715677-ruh-vigrav-unackij-cempionat-ukraini-z-futbolu.html</text:a>
</text:p>
      <!--NEWS-->
      <text:h text:style-name="P10" text:outline-level="1">
<text:span text:style-name="T4">
Dmytro Kuleba visited the inauguration of President Nigeria</text:span>
</text:h>
      <text:p text:style-name="P4">
Authors: Ukrinform (Person)</text:p>
      <text:p text:style-name="P4">
Publisher: Укринформ (Organization)</text:p>
      <text:p text:style-name="P4">
Published Time: 2023-05-29T16:42:00+03:00</text:p>
      <text:p text:style-name="P4">
Modified Time: 2023-05-29T16:42:00+03:00</text:p>
      <text:p text:style-name="P4">
Description: Foreign Minister of Ukraine Dmytro Kuleba visited the inauguration of President Nigeria Bola Ahmed Tinubo in Abudzh. - Ukrinform.</text:p>
      <text:p text:style-name="P4">
Images: ['<text:a xlink:type="simple" xlink:href="https://static.ukrinform.com/photos/2023_05/thumb_files/630_360_1685367365-251.jpg" text:style-name="Internet_20_link" text:visited-style-name="Visited_20_Internet_20_Link">
630_360_16853...</text:a>
']</text:p>
      <text:p text:style-name="P4">
Tags: ['Інавгурація', 'Дмитро Кулеба', 'Нігерія', 'Президент']</text:p>
      <text:p text:style-name="P4">
Type: Article</text:p>
      <!--METADATA-->
      <text:p text:style-name="P4">
<draw:frame draw:style-name="fr1" draw:name="Image146" text:anchor-type="as-char" svg:width="6.9236in" svg:height="3.956343in" draw:z-index="0">
<draw:image xlink:href="../Images/yкринформ/2023-05-29T16-42-00-03-00/630_360_1685367365-251.jpg" xlink:type="simple" xlink:show="embed" xlink:actuate="onLoad" draw:mime-type="image/jpeg"/>
</draw:frame>
Ukraine's Minister of Law, Dmytro Kuleba visited the inauguration of Presidentanigeria Bola Ahmed Tinuba in Abuji.</text:p>
      <text:p text:style-name="P4">
The head of Ukrainian diplomacy stated this in <text:a xlink:type="simple" xlink:href="https://twitter.com/DmytroKuleba/status/1663164170529918977" text:style-name="Internet_20_link" text:visited-style-name="Visited_20_Internet_20_Link">
Twitter</text:a>
, reports Ukrinform.</text:p>
      <text:p text:style-name="P4">
“As the first Foreign Minister of Ukraine, who visited the inauguration of the African leader, I have the honor of being present at the Presidential Invgations <text:a xlink:type="simple" xlink:href="https://www.ukrinform.ua/tag-nigeria" text:style-name="Internet_20_link" text:visited-style-name="Visited_20_Internet_20_Link">
Nigeria</text:a>
Akhmed Tinuba's Bolah in Abudza. We wish him great success and hope for the development of relations on the basis of landing respect and common interests, ”the minister said.</text:p>
      <text:p text:style-name="P4">
Photo: Telegramitra Cooles <text:span text:style-name="T4">
 Read also: </text:span>
 [Zelensky congratulated the new President <text:span text:style-name="T4">
 Nigeri </text:span>
(https://www.ukrinform.ua/rubric-polytics/3677406-zelenskij-privitav-novogo-prezidenta-nigerii.html)As it was reported, the Minister of Foreign Affairs of Ukraine visits the countries of Africa to mark the formula of President Vladimir Zelensky peace and the opening of new promises for the country.</text:p>
      <text:p text:style-name="P4">
First Photo: Dmytro Kuleba / Facebook</text:p>
      <text:p text:style-name="P4">
News Source: <text:a xlink:type="simple" xlink:href="https://www.ukrinform.ua/rubric-polytics/3715678-dmitro-kuleba-vidvidav-inavguraciu-prezidenta-nigerii.html" text:style-name="Internet_20_link" text:visited-style-name="Visited_20_Internet_20_Link">
https://www.ukrinform.ua/rubric-polytics/3715678-dmitro-kuleba-vidvidav-inavguraciu-prezidenta-nigerii.html</text:a>
</text:p>
      <!--NEWS-->
      <text:h text:style-name="P10" text:outline-level="1">
<text:span text:style-name="T4">
In Kherson region as a result of shelling, a man died in his own house</text:span>
</text:h>
      <text:p text:style-name="P4">
Authors: Ukrinform (Person)</text:p>
      <text:p text:style-name="P4">
Publisher: Укринформ (Organization)</text:p>
      <text:p text:style-name="P4">
Published Time: 2023-05-29T16:43:00+03:00</text:p>
      <text:p text:style-name="P4">
Modified Time: 2023-05-29T16:43:00+03:00</text:p>
      <text:p text:style-name="P4">
Description: In the village of Kozatsky, the Novokakhov community in the Kherson region as a result of shelling, a 61-year-old man was killed in his own house. - Ukrinform.</text:p>
      <text:p text:style-name="P4">
Images: ['<text:a xlink:type="simple" xlink:href="https://static.ukrinform.com/photos/2023_05/thumb_files/630_360_1685367749-306.jpg" text:style-name="Internet_20_link" text:visited-style-name="Visited_20_Internet_20_Link">
630_360_16853...</text:a>
']</text:p>
      <text:p text:style-name="P4">
Tags: ['Херсонщина', 'Обстріл', 'Війна з Росією']</text:p>
      <text:p text:style-name="P4">
Type: Article</text:p>
      <!--METADATA-->
      <text:p text:style-name="P4">
<draw:frame draw:style-name="fr1" draw:name="Image148" text:anchor-type="as-char" svg:width="6.9236in" svg:height="3.950003in" draw:z-index="0">
<draw:image xlink:href="../Images/yкринформ/2023-05-29T16-43-00-03-00/630_360_1685367749-306.jpg" xlink:type="simple" xlink:show="embed" xlink:actuate="onLoad" draw:mime-type="image/jpeg"/>
</draw:frame>
In the village of Novokahovsky community in the Kherson region, as a result of shelling ,61-year-old man was killed in his own house.</text:p>
      <text:p text:style-name="P4">
About it reports in <text:a xlink:type="simple" xlink:href="https://t.me/khersonskaODA/6235" text:style-name="Internet_20_link" text:visited-style-name="Visited_20_Internet_20_Link">
telegram</text:a>
Presaherson ova, Ukrinform reports.</text:p>
      <text:p text:style-name="P4">
"Due to the shelling of the village of Kozatkoye Novokakhovsky community, a 61 -year -old man was in his own home," the message reads.</text:p>
      <text:p text:style-name="P4">
<text:span text:style-name="T4">
 Read also: </text:span>
 [Russians hit rockets in Kharkiv region: among the wounded -old women, pregnant and children]](https://www.ukrinform.ua/rubric-ato/3715568-raketnij-udar-po-harkivsini-sered-poranenih-litni-zinki-vagitna-i-diti.html)It is noted that about a dozen explosions were heard in the Golden Beam, the nine as a result of the joining of enemy shells damaged a private home and farm.</text:p>
      <text:p text:style-name="P4">
As it was reported, under the procedural guidance of the Kherson Regional Prosecutor's Office, a pre -trial investigation into the violation of the laws of the puzzle [war] was launched(https://www.ukrinform.ua/tag-vijna)combined with deliberate mushing(Part 2 of Art. 438 of the Criminal Code of Ukraine).</text:p>
      <text:p text:style-name="P4">
News Source: <text:a xlink:type="simple" xlink:href="https://www.ukrinform.ua/rubric-ato/3715681-na-hersonsini-vnaslidok-obstrilu-colovik-zaginuv-u-vlasnomu-budinku.html" text:style-name="Internet_20_link" text:visited-style-name="Visited_20_Internet_20_Link">
https://www.ukrinform.ua/rubric-ato/3715681-na-hersonsini-vnaslidok-obstrilu-colovik-zaginuv-u-vlasnomu-budinku.html</text:a>
</text:p>
      <!--NEWS-->
      <text:h text:style-name="P10" text:outline-level="1">
<text:span text:style-name="T4">
In Zhytomyr, after attack of drones, homes, boiler rooms, hospitals and educational establishments are damaged</text:span>
</text:h>
      <text:p text:style-name="P4">
Authors: Ukrinform (Person)</text:p>
      <text:p text:style-name="P4">
Publisher: Укринформ (Organization)</text:p>
      <text:p text:style-name="P4">
Published Time: 2023-05-29T16:53:33+03:00</text:p>
      <text:p text:style-name="P4">
Modified Time: 2023-05-29T16:53:33+03:00</text:p>
      <text:p text:style-name="P4">
Description: In Zhytomyr, as a result of the attack of drones, which occurred on May 28, the damage was damaged by homes, boiler rooms, hospitals, educational establishments and water utility facilities. - Ukrinform.</text:p>
      <text:p text:style-name="P4">
Images: ['<text:a xlink:type="simple" xlink:href="https://static.ukrinform.com/photos/2022_11/thumb_files/630_360_1668525984-290.jpg" text:style-name="Internet_20_link" text:visited-style-name="Visited_20_Internet_20_Link">
630_360_16685...</text:a>
']</text:p>
      <text:p text:style-name="P4">
Tags: ['Обстріл', 'Житомир', 'Війна з Росією']</text:p>
      <text:p text:style-name="P4">
Type: Article</text:p>
      <!--METADATA-->
      <text:p text:style-name="P4">
<draw:frame draw:style-name="fr1" draw:name="Image149" text:anchor-type="as-char" svg:width="6.9236in" svg:height="3.956343in" draw:z-index="0">
<draw:image xlink:href="../Images/yкринформ/2023-05-29T16-53-33-03-00/630_360_1668525984-290.jpg" xlink:type="simple" xlink:show="embed" xlink:actuate="onLoad" draw:mime-type="image/jpeg"/>
</draw:frame>
In Zhytomyr, the attacks of drones, which occurred on May 28, were damaged by homes, boiler rooms, hospitals, educational establishments and water utility facilities.</text:p>
      <text:p text:style-name="P4">
According to Ukrinform, about it on <text:a xlink:type="simple" xlink:href="https://www.facebook.com/sukhomlyn.sergey/posts/pfbid02KPNpGRQUmdnPij7kguRA5dY1QMg97PAiMQFd6echxfs5xUv8mTNQnQjCpUCNDdy6l" text:style-name="Internet_20_link" text:visited-style-name="Visited_20_Internet_20_Link">
Facebook</text:a>
The mayor of Zhytomyr Sergey Sukhomlin reported.</text:p>
      <text:p text:style-name="P4">
“From Sunday, the city commission has been operating, which sets damage and damage, and the public after the morning strike. There are now more than 30 damaged residential buildings, 2 hospitals, 13 boilers of heat utilities of varying degrees of damage, 3 objects of Zhytomyrvodokanal, 12 educational establishments ... For the most part, it is damaged, ”Sukhomlin wrote.</text:p>
      <text:p text:style-name="P4">
According to him, the restoration of damaged windows for the population in apartments of and private homes will take place through the Equation program in "Action".</text:p>
      <text:p text:style-name="P4">
<text:span text:style-name="T4">
 Read also: </text:span>
 <text:a xlink:type="simple" xlink:href="https://www.ukrinform.ua/rubric-regions/3715291-u-zitomiri-vnaslidok-nicnoi-ataki-droniv-poskodzeni-26-budinkiv.html" text:style-name="Internet_20_link" text:visited-style-name="Visited_20_Internet_20_Link">
in <text:span text:style-name="T4">
 Zhytomyr </text:span>
 and due to the night attack drones are damaged26 homes</text:a>
“On public places and other objects. There is no clear algorithm of the state here. So tomorrow we call an extraordinary session. We will distinguish between condominiums and managing companies to repair damage, ”the chairman was adding.</text:p>
      <text:p text:style-name="P4">
As reported by Ukrinform, in <text:a xlink:type="simple" xlink:href="https://www.ukrinform.ua/tag-zitomir" text:style-name="Internet_20_link" text:visited-style-name="Visited_20_Internet_20_Link">
Zhytomyr</text:a>
On May 28, damage was recorded as a result of a night -hostile attack, and it was recorded without human casualties.</text:p>
      <text:p text:style-name="P4">
The Command of the Air Force of the Armed Forces stated that on the night of May 28, the Russian Ruskivska attacked Ukraine by Iranian shock drones of Shahd-136/131 from the no surrounding direction-the Bryansk region and the Southern-Krasnodar Territory. Defense forces destroyed 52 drones.</text:p>
      <text:p text:style-name="P4">
_ Photo illustrative_</text:p>
      <text:p text:style-name="P4">
News Source: <text:a xlink:type="simple" xlink:href="https://www.ukrinform.ua/rubric-regions/3715684-u-zitomiri-pisla-ataki-droniv-poskodzeni-budinki-kotelni-likarni-ta-zakladi-osviti-mer.html" text:style-name="Internet_20_link" text:visited-style-name="Visited_20_Internet_20_Link">
https://www.ukrinform.ua/rubric-regions/3715684-u-zitomiri-pisla-ataki-droniv-poskodzeni-budinki-kotelni-likarni-ta-zakladi-osviti-mer.html</text:a>
</text:p>
      <!--NEWS-->
      <text:h text:style-name="P10" text:outline-level="1">
<text:span text:style-name="T4">
The last matches of the 29th UPL</text:span>
</text:h>
      <text:p text:style-name="P4">
Authors: Ukrinform (Person)</text:p>
      <text:p text:style-name="P4">
Publisher: Укринформ (Organization)</text:p>
      <text:p text:style-name="P4">
Published Time: 2023-05-29T16:55:00+03:00</text:p>
      <text:p text:style-name="P4">
Modified Time: 2023-05-29T16:55:00+03:00</text:p>
      <text:p text:style-name="P4">
Description: The results of the duels today. - Ukrinform.</text:p>
      <text:p text:style-name="P4">
Images: ['<text:a xlink:type="simple" xlink:href="https://static.ukrinform.com/photos/2023_05/thumb_files/630_360_1685368203-352.jpg" text:style-name="Internet_20_link" text:visited-style-name="Visited_20_Internet_20_Link">
630_360_16853...</text:a>
']</text:p>
      <text:p text:style-name="P4">
Tags: ['Динамо', 'Футбол', 'Металіст-1925', 'Верес', 'Ворскла', 'Чорноморець', 'ФК Металіст', 'ФК Львів', 'Інгулець', 'Колос Ковалівка', 'Рух Львів']</text:p>
      <text:p text:style-name="P4">
Type: Article</text:p>
      <!--METADATA-->
      <text:p text:style-name="P4">
<draw:frame draw:style-name="fr1" draw:name="Image150" text:anchor-type="as-char" svg:width="6.9236in" svg:height="3.956343in" draw:z-index="0">
<draw:image xlink:href="../Images/yкринформ/2023-05-29T16-55-00-03-00/630_360_1685368203-352.jpg" xlink:type="simple" xlink:show="embed" xlink:actuate="onLoad" draw:mime-type="image/jpeg"/>
</draw:frame>
The results of the Playing Day today.</text:p>
      <text:p text:style-name="P4">
Vorskla won the Kolos(2:0)Thanks to the goals, Felipe Rodriguez and Sklyar, Ukrinform reports.</text:p>
      <text:p text:style-name="P4">
In another match, Dynamo's game day won a devastating victory over Heather- 3: 0. Ramirez, Garmash and Voloshin were distinguished by the Dynamo.</text:p>
      <text:p text:style-name="P4">
Ingulets overcame "Lviv"(2:0)Kovalev and Sitalo's efforts.</text:p>
      <text:p text:style-name="P4">
"Metalist" gave way to "Minai" - 1: 2 and ahead of schedule flew into the first league. The account opened Demchenko in the meeting, "Minaj" leveled at the expense of accurate Udzhnevsky, and in the 75th minute, Palamar brought his team forward, he gave himself from a penalty Victory "Mina".</text:p>
      <text:p text:style-name="P4">
Metalist 1925 lost Kryvbas - 0: 2, goals in the match on the account of Takarablin.</text:p>
      <text:p text:style-name="P4">
Chernomorets was unable to defeat the Movement - 1: 3. In the first half, the Solomon-Otabor and Klimchuk were distinguished, and at the end of the first half a car, a car on his account was written down. In the second 45 minutes, the Movement proved the score to the devastating, Klimchuk scored.</text:p>
      <text:p text:style-name="P4">
<text:span text:style-name="T4">
 Read also: </text:span>
 ["<text:span text:style-name="T4">
 Shakhtar </text:span>
" defeated "Dnipro-1" and ahead of time.(https://www.ukrinform.ua/rubric-sports/3715267-sahtar-rozgromiv-dnipro1-i-dostrokovo-stav-cempionom-upl.html)According to Ukrinform, Shakhtar Donetsk became an early champion of UPL.</text:p>
      <text:p text:style-name="P4">
Photo: upl.ua</text:p>
      <text:p text:style-name="P4">
News Source: <text:a xlink:type="simple" xlink:href="https://www.ukrinform.ua/rubric-sports/3715686-upl-zaversivsa-29ij-tur.html" text:style-name="Internet_20_link" text:visited-style-name="Visited_20_Internet_20_Link">
https://www.ukrinform.ua/rubric-sports/3715686-upl-zaversivsa-29ij-tur.html</text:a>
</text:p>
      <!--NEWS-->
      <text:h text:style-name="P10" text:outline-level="1">
<text:span text:style-name="T4">
Blow on amposts near Mariupol: Among the Russians there are 100 dead and more than 400 wounded</text:span>
</text:h>
      <text:p text:style-name="P4">
Authors: Ukrinform (Person)</text:p>
      <text:p text:style-name="P4">
Publisher: Укринформ (Organization)</text:p>
      <text:p text:style-name="P4">
Published Time: 2023-05-29T16:56:00+03:00</text:p>
      <text:p text:style-name="P4">
Modified Time: 2023-05-29T16:56:00+03:00</text:p>
      <text:p text:style-name="P4">
Description: Explosions in the village of Yuryevka near Mariupol killed 100 Russian invaders and more than 400 were injured.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Маріуполь', 'Поранені', 'Загибель', 'Російські військові']</text:p>
      <text:p text:style-name="P4">
Type: Article</text:p>
      <!--METADATA-->
      <text:p text:style-name="P4">
<draw:frame draw:style-name="fr1" draw:name="Image151" text:anchor-type="as-char" svg:width="6.9236in" svg:height="3.956343in" draw:z-index="0">
<draw:image xlink:href="../Images/yкринформ/2023-05-29T16-56-00-03-00/630_360_1680422407-224.png" xlink:type="simple" xlink:show="embed" xlink:actuate="onLoad" draw:mime-type="image/png"/>
</draw:frame>
As a result of the boobs in the village of Yurevka near Mariupol, 100 Russian invaders were killed and 400 were injured.</text:p>
      <text:p text:style-name="P4">
According to Ukrinform, about it in <text:a xlink:type="simple" xlink:href="https://t.me/andriyshTime/10229" text:style-name="Internet_20_link" text:visited-style-name="Visited_20_Internet_20_Link">
telegram</text:a>
The adviser to Mariupol mayor Petro Andryushchenko reported.</text:p>
      <text:p text:style-name="P4">
“Cotton in Yurevitsa. Summary: 100 "good Russian" will never be done. Unless in hell; more than 400 with varying degrees of wounds hospitalized hospital number 2(Intensive therapy on houses 17); minus Tareb communication station(visual confirmation)», - Andryushchenko wrote.</text:p>
      <text:p text:style-name="P4">
He noted that there was an hit in the former Yalta Wellness Complex, a five -storey building was destroyed.</text:p>
      <text:p text:style-name="P4">
*!(https://www.ukrinform.ua/rubric-regions/3715481-na-mariupolskomu-napramku-pid-udari-potrapili-vorozi-bazi-zniseni-skladi-z-boekomplektami.html)“There were 120 vacations in this building in this building. If you process for barracks, you can place about 4-5 people in the room. Tobomsticity, as barracks approximately 650 inhuman. According to the Obmariupol resistance, four buses were brought there yesterday, ”the mayor advisor explained.</text:p>
      <text:p text:style-name="P4">
In his previous post, he reported that in the Mariupol district they had recorded <text:a xlink:type="simple" xlink:href="https://www.ukrinform.ua/rubric-regions/3715549-u-mariupolskomu-rajoni-rosiani-vantazivkami-vivozat-svoih-vbitih-i-poranenih.html" text:style-name="Internet_20_link" text:visited-style-name="Visited_20_Internet_20_Link">
the export of "Urals" and "KAMAZ" killed and wounded</text:a>
The RFSI of the RFPs defeat their bases in Yuryevka.</text:p>
      <text:p text:style-name="P4">
As it was reported, Mariupol and the surrounding settlements are transformed by the Naiysk-Logistics Hub of the Russian Army.</text:p>
      <text:p text:style-name="P4">
News Source: <text:a xlink:type="simple" xlink:href="https://www.ukrinform.ua/rubric-regions/3715689-udar-po-boeskladah-pid-mariupolem-sered-rosian-100-zagiblih-ta-ponad-400-poranenih.html" text:style-name="Internet_20_link" text:visited-style-name="Visited_20_Internet_20_Link">
https://www.ukrinform.ua/rubric-regions/3715689-udar-po-boeskladah-pid-mariupolem-sered-rosian-100-zagiblih-ta-ponad-400-poranenih.html</text:a>
</text:p>
      <!--NEWS-->
      <text:h text:style-name="P10" text:outline-level="1">
<text:span text:style-name="T4">
Russia in parallel with rocket launches conducts information and psychological attacks-painter</text:span>
</text:h>
      <text:p text:style-name="P4">
Authors: Ukrinform (Person)</text:p>
      <text:p text:style-name="P4">
Publisher: Укринформ (Organization)</text:p>
      <text:p text:style-name="P4">
Published Time: 2023-05-29T17:05:01+03:00</text:p>
      <text:p text:style-name="P4">
Modified Time: 2023-05-29T17:05:01+03:00</text:p>
      <text:p text:style-name="P4">
Description: Russia in parallel with rocket launches leads information and psychological attacks to undermine the stability and unity of Ukrainians. - Ukrinform.</text:p>
      <text:p text:style-name="P4">
Images: ['<text:a xlink:type="simple" xlink:href="https://static.ukrinform.com/photos/2022_12/thumb_files/630_360_1669892664-766.jpg" text:style-name="Internet_20_link" text:visited-style-name="Visited_20_Internet_20_Link">
630_360_16698...</text:a>
']</text:p>
      <text:p text:style-name="P4">
Tags: ['Міноборони', 'Інформатака', 'Війна з Росією', 'Ракетний удар']</text:p>
      <text:p text:style-name="P4">
Type: Article</text:p>
      <!--METADATA-->
      <text:p text:style-name="P4">
<draw:frame draw:style-name="fr1" draw:name="Image152" text:anchor-type="as-char" svg:width="6.9236in" svg:height="3.956343in" draw:z-index="0">
<draw:image xlink:href="../Images/yкринформ/2023-05-29T17-05-01-03-00/630_360_1669892664-766.jpg" xlink:type="simple" xlink:show="embed" xlink:actuate="onLoad" draw:mime-type="image/jpeg"/>
</draw:frame>
Russia is parallelized with missile psychological attacks to undermine the resistance and unity of Ukrainians.</text:p>
      <text:p text:style-name="P4">
According to Ukrinform, the Deputy Minister of Defense Anna Malyar reported in <text:a xlink:type="simple" xlink:href="https://t.me/annamaliar/802" text:style-name="Internet_20_link" text:visited-style-name="Visited_20_Internet_20_Link">
telegram</text:a>
.</text:p>
      <text:p text:style-name="P4">
"The Russians also lead a psychological war. Their task is as much as possible.</text:p>
      <text:p text:style-name="P4">
According to her, they do it with military and information methods.</text:p>
      <text:p text:style-name="P4">
"For example, launching rockets at civilian facilities in the center of Kiev is a weapon used for psychological purposes. First of all, to intimidate. Kiev for Ukrainian is not just the capital, but a symbol of indomitability and resistance. Our symbol of stability. The enemy is subconsciously the impression of the defenselessness of the capital, "the painter emphasized.</text:p>
      <text:p text:style-name="P4">
<text:span text:style-name="T4">
 Read also: </text:span>
 [<text:span text:style-name="T4">
 Budanov </text:span>
 After the attack of the Russian Federation: Our answer will not be delayed-(https://www.ukrinform.ua/rubric-ato/3715644-budanov-pisla-ataki-rf-nasa-vidpovid-ne-zabaritsa-vi-duze-skoro-poskoduete.html)She noted that in parallel with a rocket attack, in just a couple of hours of admission, an information and psychological attack began, another discreditization and political leadership.</text:p>
      <text:p text:style-name="P4">
"The enemy is an informatively beat by those who enjoy the confidence of citizens. Why? As with <text:a xlink:type="simple" xlink:href="https://www.ukrinform.ua/rubric-kyiv/3715489-u-kievi-cutno-vibuhi-pracue-vpo.html" text:style-name="Internet_20_link" text:visited-style-name="Visited_20_Internet_20_Link">
rockets in Kiev</text:a>
to sow a sense of defense. However, the full -scale war showed an interesting property of Ukrainian collective consciousness. Yes, we feel pain, despair, sadness, we have no fear at the same time, " - said the painter.</text:p>
      <text:p text:style-name="P4">
As reported by Ukrinform, on May 29 in the afternoon the enemy released in the Kyiv region [11 -baptist and winged Iskander missiles]](https://www.ukrinform.ua/rubric-ato/3715591-vorog-vipustiv-po-kiivsini-11-balisticnih-i-krilatih-raket-iskander-ppo-znisila-vsi-cili.html), the air defense forces destroyed all goals.</text:p>
      <text:p text:style-name="P4">
News Source: <text:a xlink:type="simple" xlink:href="https://www.ukrinform.ua/rubric-ato/3715688-rosia-paralelno-z-raketnimi-provodit-informacijnopsihologicni-ataki-malar.html" text:style-name="Internet_20_link" text:visited-style-name="Visited_20_Internet_20_Link">
https://www.ukrinform.ua/rubric-ato/3715688-rosia-paralelno-z-raketnimi-provodit-informacijnopsihologicni-ataki-malar.html</text:a>
</text:p>
      <!--NEWS-->
      <text:h text:style-name="P10" text:outline-level="1">
<text:span text:style-name="T4">
The Council has approved the draft law on the support of drones production in Ukraine</text:span>
</text:h>
      <text:p text:style-name="P4">
Authors: Ukrinform (Person)</text:p>
      <text:p text:style-name="P4">
Publisher: Укринформ (Organization)</text:p>
      <text:p text:style-name="P4">
Published Time: 2023-05-29T17:07:59+03:00</text:p>
      <text:p text:style-name="P4">
Modified Time: 2023-05-29T17:07:59+03:00</text:p>
      <text:p text:style-name="P4">
Description: At a meeting on May 29, the Verkhovna Rada of Ukraine approved two drafi on support for the production of drones in Ukraine. - Ukrinform.</text:p>
      <text:p text:style-name="P4">
Images: ['<text:a xlink:type="simple" xlink:href="https://static.ukrinform.com/photos/2017_10/thumb_files/630_360_1507023875-4302.jpg" text:style-name="Internet_20_link" text:visited-style-name="Visited_20_Internet_20_Link">
630_360_15070...</text:a>
']</text:p>
      <text:p text:style-name="P4">
Tags: ['Безпілотник', 'Верховна Рада', 'Промвиробництво']</text:p>
      <text:p text:style-name="P4">
Type: Article</text:p>
      <!--METADATA-->
      <text:p text:style-name="P4">
<draw:frame draw:style-name="fr1" draw:name="Image153" text:anchor-type="as-char" svg:width="6.9236in" svg:height="3.956343in" draw:z-index="0">
<draw:image xlink:href="../Images/yкринформ/2023-05-29T17-07-59-03-00/630_360_1507023875-4302.jpg" xlink:type="simple" xlink:show="embed" xlink:actuate="onLoad" draw:mime-type="image/jpeg"/>
</draw:frame>
At a meeting on May 29, the Verkhovnara City Council approved two bill on the support of drones in Ukraine.</text:p>
      <text:p text:style-name="P4">
According to Ukrinform, the People's Deputy Yaroslav Zheleznyak reported about it in <text:a xlink:type="simple" xlink:href="https://t.me/yzheleznyak/4153" text:style-name="Internet_20_link" text:visited-style-name="Visited_20_Internet_20_Link">
telegram. </text:a>
"Parliament has approved by our colleagues two important draft laws on the support of drones in Ukraine. Numbers 9275 and 9276. As a whole, 284 and 289," he wrote.</text:p>
      <text:p text:style-name="P4">
According to Zheleznyak, the law provides for the release of VAT and duties of importation of components(Materials, nodes, units and components)UAVs imported by enterprises for their own production and repair activities <text:a xlink:type="simple" xlink:href="https://www.ukrinform.ua/tag-bezpilotnik" text:style-name="Internet_20_link" text:visited-style-name="Visited_20_Internet_20_Link">
UAV</text:a>
.</text:p>
      <text:p text:style-name="P4">
<text:span text:style-name="T4">
 Read also: </text:span>
 <text:a xlink:type="simple" xlink:href="https://www.ukrinform.ua/rubric-ato/3701579-fedorov-anonsuvav-stvorenna-novih-udarnih-rot-bpla.html" text:style-name="Internet_20_link" text:visited-style-name="Visited_20_Internet_20_Link">
Fedorov announced the creation of new UAV shock mouth</text:a>
He noted that an enterprise that has imported such components should report to use such goods. In the case of misuse of such imported goods, the company will have to pay the customs payments from which it was dissected and pay a penalty.</text:p>
      <text:p text:style-name="P4">
As it was reported, the bill "On Amendments to Section 2 of Section XX" Transitional Provisions "of the Tax Code of Ukraine on the exemption of the tax on the value added by the value(№9275)It was set in the Verkhovna Rada on May 5, 2023.</text:p>
      <text:p text:style-name="P4">
The document releases the operation of the components and materials necessary for the manufacture of unmanned systems for the period of martial law in Ukraine.</text:p>
      <text:p text:style-name="P4">
The Bill "On Amendments to Section XXI" Final and Transition of the Customs Code of Ukraine on Exemption by import of goods for the needs of production and/or repair of unmanned systems "(№9276)It was registered with the Verkhovna Rada on May 5, 2023.</text:p>
      <text:p text:style-name="P4">
<text:span text:style-name="T4">
 Read also: </text:span>
 <text:a xlink:type="simple" xlink:href="https://www.ukrinform.ua/rubric-ato/3705883-bezpilotniki-sogodni-roblat-revoluciu-na-fronti-ignat.html" text:style-name="Internet_20_link" text:visited-style-name="Visited_20_Internet_20_Link">
drones today make the revolution on the front - Ignati</text:a>
The document shall amend the Customs Code on the dismissal on the period of effect of the respective state in Ukraine from VAT operations on import of components and materials required for the manufacture of unmanned systems.</text:p>
      <text:p text:style-name="P4">
News Source: <text:a xlink:type="simple" xlink:href="https://www.ukrinform.ua/rubric-technology/3715690-rada-uhvalila-zakonoproekti-pro-pidtrimku-virobnictva-droniv-v-ukraini.html" text:style-name="Internet_20_link" text:visited-style-name="Visited_20_Internet_20_Link">
https://www.ukrinform.ua/rubric-technology/3715690-rada-uhvalila-zakonoproekti-pro-pidtrimku-virobnictva-droniv-v-ukraini.html</text:a>
</text:p>
      <!--NEWS-->
      <text:h text:style-name="P10" text:outline-level="1">
<text:span text:style-name="T4">
The Council supported investment insurance from military risks</text:span>
</text:h>
      <text:p text:style-name="P4">
Authors: Ukrinform (Person)</text:p>
      <text:p text:style-name="P4">
Publisher: Укринформ (Organization)</text:p>
      <text:p text:style-name="P4">
Published Time: 2023-05-29T17:08:13+03:00</text:p>
      <text:p text:style-name="P4">
Modified Time: 2023-05-29T17:08:13+03:00</text:p>
      <text:p text:style-name="P4">
Description: The Verkhovna Rada adopted as a basis a law on investment insurance against military risks through an export-credit agency. - Ukrinform.</text:p>
      <text:p text:style-name="P4">
Images: ['<text:a xlink:type="simple" xlink:href="https://static.ukrinform.com/photos/2019_10/thumb_files/630_360_1570179021-7548.jpeg" text:style-name="Internet_20_link" text:visited-style-name="Visited_20_Internet_20_Link">
630_360_15701...</text:a>
']</text:p>
      <text:p text:style-name="P4">
Tags: ['Страхування', 'Законопроєкт', 'Верховна Рада', 'Воєнні ризики']</text:p>
      <text:p text:style-name="P4">
Type: Article</text:p>
      <!--METADATA-->
      <text:p text:style-name="P4">
<draw:frame draw:style-name="fr1" draw:name="Image154" text:anchor-type="as-char" svg:width="6.9236in" svg:height="3.956343in" draw:z-index="0">
<draw:image xlink:href="../Images/yкринформ/2023-05-29T17-08-13-03-00/630_360_1570179021-7548.jpeg" xlink:type="simple" xlink:show="embed" xlink:actuate="onLoad" draw:mime-type="image/jpeg"/>
</draw:frame>
The Verkhovnarad adopted as a basis the bill on investment insurance against military rises through the export-credit agency.</text:p>
      <text:p text:style-name="P4">
252 parliamentarians voted in favor of the corresponding bill No. 9015, reported by Yaroslav Zheleznyak in People's Deputy in <text:a xlink:type="simple" xlink:href="https://t.me/yzheleznyak/4150" text:style-name="Internet_20_link" text:visited-style-name="Visited_20_Internet_20_Link">
Telegram</text:a>
, reports Ukrinform.</text:p>
      <text:p text:style-name="P4">
According to the explanatory note, the bill on amendments to the Law "Financial Mechanisms of Stimulating Export Activities" on Insurance of Investment in Ukraine from military risks was developed in order to create conditions for zooming investments in Ukraine in Ukraine in hostilities and restoration.</text:p>
      <text:p text:style-name="P4">
The document is proposed to amend the current Law on Financial Mechanisms of Incentives for Export Activities, in particular, to eliminate gaps that compare the possibility of insurance of domestic investments by export-credit agency, including in the conditions of hostilities and post-war recovery.</text:p>
      <text:p text:style-name="P4">
In the event of documents and approval of the necessary regulatory acts and the National Bank, the Ukrainian investor will be able to contact the vecs directly, one of the banks or insurance company that cooperate with the ECA, to uniform with appropriate insurance.</text:p>
      <text:p text:style-name="P4">
<text:span text:style-name="T4">
 Read also: </text:span>
 [Parliament allowed the NBU to nationalize the banks(https://www.ukrinform.ua/rubric-economy/3715675-parlament-dozvoliv-nbu-nacionalizuvati-banki-pidsankcijnih-vlasnikiv.html)The ECA risks can be able to use the authorized capital, which today is about UAH 2 billion.</text:p>
      <text:p text:style-name="P4">
It is expected that the adoption of the law will support the economic activity of the in Ukraine, strengthen the industrial sector, and create new workplace filling with taxes of budgets of all levels.</text:p>
      <text:p text:style-name="P4">
As reported by Ukrinform, the export-credit agency this year has supported commodity <text:a xlink:type="simple" xlink:href="https://www.ukrinform.ua/tag-eksport" text:style-name="Internet_20_link" text:visited-style-name="Visited_20_Internet_20_Link">
exports</text:a>
by UAH 1,24 billion.</text:p>
      <text:p text:style-name="P4">
News Source: <text:a xlink:type="simple" xlink:href="https://www.ukrinform.ua/rubric-economy/3715691-rada-pidtrimala-strahuvanna-investicij-vid-voennih-rizikiv.html" text:style-name="Internet_20_link" text:visited-style-name="Visited_20_Internet_20_Link">
https://www.ukrinform.ua/rubric-economy/3715691-rada-pidtrimala-strahuvanna-investicij-vid-voennih-rizikiv.html</text:a>
</text:p>
      <!--NEWS-->
      <text:h text:style-name="P10" text:outline-level="1">
<text:span text:style-name="T4">
In Ukraine, about 70% of damaged energy objects - Kudrytsky managed to restore work</text:span>
</text:h>
      <text:p text:style-name="P4">
Authors: Ukrinform (Person)</text:p>
      <text:p text:style-name="P4">
Publisher: Укринформ (Organization)</text:p>
      <text:p text:style-name="P4">
Published Time: 2023-05-29T17:13:35+03:00</text:p>
      <text:p text:style-name="P4">
Modified Time: 2023-05-29T17:13:35+03:00</text:p>
      <text:p text:style-name="P4">
Description: Energy have eliminated restrictions on the main network and resumed the operation of about 70% of objects damaged by Russian aggression. - Ukrinform.</text:p>
      <text:p text:style-name="P4">
Images: ['<text:a xlink:type="simple" xlink:href="https://static.ukrinform.com/photos/2022_12/thumb_files/630_360_1670588061-412.jpg" text:style-name="Internet_20_link" text:visited-style-name="Visited_20_Internet_20_Link">
630_360_16705...</text:a>
']</text:p>
      <text:p text:style-name="P4">
Tags: ['Енергетика', 'Укренерго', 'Кудрицький', 'Відбудова']</text:p>
      <text:p text:style-name="P4">
Type: Article</text:p>
      <!--METADATA-->
      <text:p text:style-name="P4">
<draw:frame draw:style-name="fr1" draw:name="Image155" text:anchor-type="as-char" svg:width="6.9236in" svg:height="3.956343in" draw:z-index="0">
<draw:image xlink:href="../Images/yкринформ/2023-05-29T17-13-35-03-00/630_360_1670588061-412.jpg" xlink:type="simple" xlink:show="embed" xlink:actuate="onLoad" draw:mime-type="image/jpeg"/>
</draw:frame>
Energy has reinforced the restrictions on the main network and resumed the functioning of about 70% of objects damaged by Russian aggression.</text:p>
      <text:p text:style-name="P4">
The chairman of the board of NEC "Ukrenergo" Volodymyr Kudrytsky Vintervi told this <text:a xlink:type="simple" xlink:href="https://forbes.ua/money/ne-potribno-vidnovlyuvati-energosistemu-yak-bulo-golova-ukrenergo-pro-defitsit-poshkodzhennya-merezh-i-nastupnu-zimu-intervyu-29052023-13786" text:style-name="Internet_20_link" text:visited-style-name="Visited_20_Internet_20_Link">
Forbes Ukraine</text:a>
, reports Ukrinform.</text:p>
      <text:p text:style-name="P4">
"This is all very conditional in the numbers. Somewhere 40-50% of the capacities that our malado intrusion system is temporarily lost. As for the main high -voltage network of Ukrenergo objects - as a result of a massive terrorist campaign, about 43% rockets](https://www.ukrinform.ua/tag-raketa)Or drones, " - said the head of Krubnergo.</text:p>
      <text:p text:style-name="P4">
According to him, now the task is to restore as much energy -blocking substations by the next winter.</text:p>
      <text:p text:style-name="P4">
"We promptly eliminated restrictions on the main network and restore the functional of about 70% of our damaged objects. This does not mean that they are inserted in the state as to a full -scale invasion, but the electric power system works," Kudrytsky said.</text:p>
      <text:p text:style-name="P4">
Asked how many years it will take to restore everything, Jambolo, Kudrytsky stated that there was no need for such restoration.</text:p>
      <text:p text:style-name="P4">
"There is no need to restore everything as it was. We plan to do better, to use more modern technical solutions, to protect the objects more. Now we think of how to change new" Ukrenergo "substations. We want to rebuild them more automated and protected. Attack, "said the head of the company.</text:p>
      <text:p text:style-name="P4">
<text:span text:style-name="T4">
 Read also: </text:span>
 <text:a xlink:type="simple" xlink:href="https://www.ukrinform.ua/rubric-economy/3715558-energeticna-infrastruktura-ne-zaznala-novih-poskodzen-ukrenergo.html" text:style-name="Internet_20_link" text:visited-style-name="Visited_20_Internet_20_Link">
energy infrastructure has not been damaged -<text:span text:style-name="T4">
 Ukrenergo </text:span>
</text:a>
In addition, the plans are to "change the format of the power system".As reported by Ukrinform, according to Ukrenergo, as of May 2023, after the season of massive attacks of the enemy, <text:a xlink:type="simple" xlink:href="https://www.ukrinform.ua/rubric-economy/3714703-generacia-stanom-na-traven-vtratila-27-gvt-vstanovlenoi-potuznosti-ukrenergo.html" text:style-name="Internet_20_link" text:visited-style-name="Visited_20_Internet_20_Link">
loss of installed capacity of the Velebus system of Ukraine increased to 27 GW</text:a>
, while in May 2021, stations of 4 GW were located in the temporary -occupied territory.</text:p>
      <text:p text:style-name="P4">
News Source: <text:a xlink:type="simple" xlink:href="https://www.ukrinform.ua/rubric-vidbudova/3715695-v-ukraini-vdalosa-vidnoviti-robotu-blizko-70-poskodzenih-energoobektiv-kudrickij.html" text:style-name="Internet_20_link" text:visited-style-name="Visited_20_Internet_20_Link">
https://www.ukrinform.ua/rubric-vidbudova/3715695-v-ukraini-vdalosa-vidnoviti-robotu-blizko-70-poskodzenih-energoobektiv-kudrickij.html</text:a>
</text:p>
      <!--NEWS-->
      <text:h text:style-name="P10" text:outline-level="1">
<text:span text:style-name="T4">
Missile attack: Zelensky showed how children under the sounds of explosions run into shelter</text:span>
</text:h>
      <text:p text:style-name="P4">
Authors: Ukrinform (Person)</text:p>
      <text:p text:style-name="P4">
Publisher: Укринформ (Organization)</text:p>
      <text:p text:style-name="P4">
Published Time: 2023-05-29T17:20:00+03:00</text:p>
      <text:p text:style-name="P4">
Modified Time: 2023-05-29T17:20:00+03:00</text:p>
      <text:p text:style-name="P4">
Description: President Volodymyr Zelenskyy posted a video with children who ran under the sounds of explosions during the day -to -day Russian missile attack on the Ukrainian capital, and thanked everyone who helps protect Ukrainians from the Russians. - Ukrinform.</text:p>
      <text:p text:style-name="P4">
Images: ['<text:a xlink:type="simple" xlink:href="https://static.ukrinform.com/photos/2023_05/thumb_files/630_360_1683122925-491.jpeg" text:style-name="Internet_20_link" text:visited-style-name="Visited_20_Internet_20_Link">
630_360_16831...</text:a>
']</text:p>
      <text:p text:style-name="P4">
Tags: ['Діти', 'Зеленський', 'Війна з Росією', 'Ракетний удар']</text:p>
      <text:p text:style-name="P4">
Type: Article</text:p>
      <!--METADATA-->
      <text:p text:style-name="P4">
<draw:frame draw:style-name="fr1" draw:name="Image156" text:anchor-type="as-char" svg:width="6.9236in" svg:height="3.956343in" draw:z-index="0">
<draw:image xlink:href="../Images/yкринформ/2023-05-29T17-20-00-03-00/630_360_1683122925-491.jpeg" xlink:type="simple" xlink:show="embed" xlink:actuate="onLoad" draw:mime-type="image/jpeg"/>
</draw:frame>
The Presidential Divide of Zelensky posted a video with children who ran under the sounds of explosions during the daily Russian missile attack on the Ukrainian capital, and thanked all who helps protect Ukrainians from the Russians.</text:p>
      <text:p text:style-name="P4">
He noted this in <text:a xlink:type="simple" xlink:href="https://t.me/V_Zelenskiy_official/6404" text:style-name="Internet_20_link" text:visited-style-name="Visited_20_Internet_20_Link">
telegram</text:a>
, reports Ukrinform</text:p>
      <text:p text:style-name="P4">
“Ukrainian children. Every time air anxiety is heard. That's the kind of normal weekday. Thank you all in the world who helps protect people in the <text:a xlink:type="simple" xlink:href="https://www.ukrinform.ua/tag-diti" text:style-name="Internet_20_link" text:visited-style-name="Visited_20_Internet_20_Link">
children</text:a>
From Russian terror, terrorist. Glory to Ukraine!”, - the Zelensky widespread video signed.</text:p>
      <text:p text:style-name="P4">
<text:span text:style-name="T4">
 Read also: </text:span>
 <text:a xlink:type="simple" xlink:href="https://www.ukrinform.ua/rubric-ato/3715644-budanov-pisla-ataki-rf-nasa-vidpovid-ne-zabaritsa-vi-duze-skoro-poskoduete.html" text:style-name="Internet_20_link" text:visited-style-name="Visited_20_Internet_20_Link">
<text:span text:style-name="T4">
 Budanov </text:span>
 <text:span text:style-name="T4">
 After </text:span>
 <text:span text:style-name="T4">
 </text:span>
 attacks <text:span text:style-name="T4">
 RF: </text:span>
 Our <text:span text:style-name="T4">
<text:span text:style-name="T5">
* Answer </text:span>
* Not </text:span>
 will be slowed down <text:span text:style-name="T4">
 - you </text:span>
 very <text:span text:style-name="T4">
 </text:span>
 <text:span text:style-name="T4">
 </text:span>
 <text:span text:style-name="T4">
 *soon </text:span>
 <text:span text:style-name="T4">
 regret </text:span>
</text:a>
As it was reported, during the daily attack on May 29 the Russians <text:a xlink:type="simple" xlink:href="https://www.ukrinform.ua/rubric-ato/3715591-vorog-vipustiv-po-kiivsini-11-balisticnih-i-krilatih-raket-iskander-ppo-znisila-vsi-cili.html" text:style-name="Internet_20_link" text:visited-style-name="Visited_20_Internet_20_Link">
released the Livivshchyna 11 ballistic and winged missiles "Iskander"</text:a>
, Air Force forces destroyed all goals.</text:p>
      <text:p text:style-name="P4">
Before that, at night, Ukraine's air forces were <text:a xlink:type="simple" xlink:href="https://www.ukrinform.ua/rubric-ato/3715413-unoci-sili-ppo-znisili-67-povitranih-cilej-zaluznij.html" text:style-name="Internet_20_link" text:visited-style-name="Visited_20_Internet_20_Link">
destroyed 37 winged rockets-101/X-555</text:a>
, 29 "Shahaneda" and one exploration UAV of the operative-tactical level.</text:p>
      <text:p text:style-name="P4">
News Source: <text:a xlink:type="simple" xlink:href="https://www.ukrinform.ua/rubric-kyiv/3715699-raketna-ataka-zelenskij-pokazav-ak-diti-pid-zvuki-vibuhiv-bizat-v-ukritta.html" text:style-name="Internet_20_link" text:visited-style-name="Visited_20_Internet_20_Link">
https://www.ukrinform.ua/rubric-kyiv/3715699-raketna-ataka-zelenskij-pokazav-ak-diti-pid-zvuki-vibuhiv-bizat-v-ukritta.html</text:a>
</text:p>
      <!--NEWS-->
      <text:h text:style-name="P10" text:outline-level="1">
<text:span text:style-name="T4">
Knyazev's detention: The Council condemns corruption in courts</text:span>
</text:h>
      <text:p text:style-name="P4">
Authors: Ukrinform (Person)</text:p>
      <text:p text:style-name="P4">
Publisher: Укринформ (Organization)</text:p>
      <text:p text:style-name="P4">
Published Time: 2023-05-29T17:22:00+03:00</text:p>
      <text:p text:style-name="P4">
Modified Time: 2023-05-29T17:22:00+03:00</text:p>
      <text:p text:style-name="P4">
Description: The Verkhovna Rada condemns the case of detention on corruption of the former chairman of the Supreme Court Vsevolod Knyazev. - Ukrinform.</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Боротьба з корупцією', 'Верховна Рада']</text:p>
      <text:p text:style-name="P4">
Type: Article</text:p>
      <!--METADATA-->
      <text:p text:style-name="P4">
<draw:frame draw:style-name="fr1" draw:name="Image157" text:anchor-type="as-char" svg:width="6.9236in" svg:height="3.956343in" draw:z-index="0">
<draw:image xlink:href="../Images/yкринформ/2023-05-29T17-22-00-03-00/630_360_1684421361-279.jpg" xlink:type="simple" xlink:show="embed" xlink:actuate="onLoad" draw:mime-type="image/jpeg"/>
</draw:frame>
The Verkhovnarad condemns the case of detention on corruption of the former chairman of the Supreme Supreme Ssevolod Knyazev.</text:p>
      <text:p text:style-name="P4">
Yaroslav Zheleznya, a MP from the parliamentary faction "Voice", Yaroslav ZheleznyaC was reported in <text:a xlink:type="simple" xlink:href="https://t.me/yzheleznyak/4150" text:style-name="Internet_20_link" text:visited-style-name="Visited_20_Internet_20_Link">
telegram,</text:a>
He reports Ukrinform.</text:p>
      <text:p text:style-name="P4">
According to him, <text:a xlink:type="simple" xlink:href="https://itd.rada.gov.ua/billInfo/Bills/Card/41997" text:style-name="Internet_20_link" text:visited-style-name="Visited_20_Internet_20_Link">
adoption of a document</text:a>
"On the statement of the Verkhovna Rada" on the need for rigid and uncompromising overcoming manifestation of corruption in the justice system "(№9331)280 parliamentarians supported.</text:p>
      <text:p text:style-name="P4">
The relevant statement <text:a xlink:type="simple" xlink:href="https://www.ukrinform.ua/tag-verhovna-rada" text:style-name="Internet_20_link" text:visited-style-name="Visited_20_Internet_20_Link">
Verkhovna Rada</text:a>
Determinely condemns the shameful case that occurred in the Supreme Court. Parliament declares the absolute inadmissibility of cases where the head of the most prominent court in the judicial system of Ukraine may be involved in committing corruption.</text:p>
      <text:p text:style-name="P4">
<text:span text:style-name="T4">
 Read also: </text:span>
 <text:a xlink:type="simple" xlink:href="https://www.ukrinform.ua/rubric-society/3715645-vaks-u-seredu-rozglane-apelaciu-na-arest-knazeva.html" text:style-name="Internet_20_link" text:visited-style-name="Visited_20_Internet_20_Link">
Wax on Wednesday will consider the appeal for arrest <text:span text:style-name="T4">
 Knyazev </text:span>
 a</text:a>
The BP emphasizes the need for a proper, impartial and effective investigation of a situation related to the possible facts of corruption in the Supreme Court. At the same time, it is emphasized that the course and results of this investigation should be as public, within the limits established by the criminal procedural code of Ukraine.</text:p>
      <text:p text:style-name="P4">
In addition, the Ukrainian Parliament notes the work of the anti -corruption bodies of the situation, which indicates the real results of anti -corruption reform, and also emphasizes the need for its further systematic implementation.At the same time, the Parliament appeals to the National Security and Defense Council regarding the NSDC at the NSDC meeting issues of the facts of corruption and other orders of the law by representatives of the judiciary.</text:p>
      <text:p text:style-name="P4">
As reported by Ukrinform, on May 15, the National Anti -Corruption Bureau(NABU)Specialized Anti -Corruption Prosecutor's Office(Holder)declared the scheme <text:a xlink:type="simple" xlink:href="https://www.ukrinform.ua/rubric-society/3709683-nabu-i-sap-vikrili-masstabnu-korupciu-u-verhovnomu-sudi.html" text:style-name="Internet_20_link" text:visited-style-name="Visited_20_Internet_20_Link">
receiving undue benefit by management and judges of the Supreme Court</text:a>
. Law enforcement officers detained the head of Vsevolod Knyazev and withdrew $ 2.7 million.</text:p>
      <text:p text:style-name="P4">
On May 16, during the Plenum of the Supreme Court, 140 judges supported the statements of Knyazev. The judges also adopted the Supreme Court of Plenum's resolution of his powers.</text:p>
      <text:p text:style-name="P4">
On May 17, the Supreme Anti -Corruption Court [refused to satisfy the complaint(https://www.ukrinform.ua/rubric-society/3710545-vaks-vidmovivsa-zadovolniti-skargu-zahistu-knazeva-na-jogo-zatrimanna.html).</text:p>
      <text:p text:style-name="P4">
On May 18, the High Council of Justice satisfied the submission of the Specialized Anti -Corruption Prosecutor's Office on [granting permission for the maintenance(https://www.ukrinform.ua/rubric-society/3710933-vrp-nadala-dozvil-na-utrimanna-eksgolovi-knazeva-pid-vartou.html).</text:p>
      <text:p text:style-name="P4">
On the same day, the Supreme Anti -Corruption Court chose him a measure of restraint in the form of <text:a xlink:type="simple" xlink:href="https://www.ukrinform.ua/rubric-society/3711149-sud-obrav-zapobiznij-zahid-knazevu.html" text:style-name="Internet_20_link" text:visited-style-name="Visited_20_Internet_20_Link">
detention with the possibility of making 107.3 million UAH of pledge</text:a>
 .</text:p>
      <text:p text:style-name="P4">
News Source: <text:a xlink:type="simple" xlink:href="https://www.ukrinform.ua/rubric-polytics/3715700-zatrimanna-knazeva-rada-zrobila-zaavu-pro-borotbu-z-korupcieu-v-sudah.html" text:style-name="Internet_20_link" text:visited-style-name="Visited_20_Internet_20_Link">
https://www.ukrinform.ua/rubric-polytics/3715700-zatrimanna-knazeva-rada-zrobila-zaavu-pro-borotbu-z-korupcieu-v-sudah.html</text:a>
</text:p>
      <!--NEWS-->
      <text:h text:style-name="P10" text:outline-level="1">
<text:span text:style-name="T4">
The Council calls on the Orthodoxy inter -parliamentary Assembly to exclude Russia</text:span>
</text:h>
      <text:p text:style-name="P4">
Authors: Ukrinform (Person)</text:p>
      <text:p text:style-name="P4">
Publisher: Укринформ (Organization)</text:p>
      <text:p text:style-name="P4">
Published Time: 2023-05-29T17:32:00+03:00</text:p>
      <text:p text:style-name="P4">
Modified Time: 2023-05-29T17:32:00+03:00</text:p>
      <text:p text:style-name="P4">
Description: The Verkhovna Rada approved an appeal to the inter-parliamentary Assembly of Orthodoxy and the parliaments of its Member States. - Ukrinform.</text:p>
      <text:p text:style-name="P4">
Images: ['<text:a xlink:type="simple" xlink:href="https://static.ukrinform.com/photos/2017_06/thumb_files/630_360_1498030991-5537.jpg" text:style-name="Internet_20_link" text:visited-style-name="Visited_20_Internet_20_Link">
630_360_14980...</text:a>
']</text:p>
      <text:p text:style-name="P4">
Tags: ['Церква', 'Релігія', 'Росія', 'Верховна Рада']</text:p>
      <text:p text:style-name="P4">
Type: Article</text:p>
      <!--METADATA-->
      <text:p text:style-name="P4">
<draw:frame draw:style-name="fr1" draw:name="Image158" text:anchor-type="as-char" svg:width="6.9236in" svg:height="3.946452in" draw:z-index="0">
<draw:image xlink:href="../Images/yкринформ/2023-05-29T17-32-00-03-00/630_360_1498030991-5537.jpg" xlink:type="simple" xlink:show="embed" xlink:actuate="onLoad" draw:mime-type="image/jpeg"/>
</draw:frame>
The Verkhovnarad approved the appeal to the inter-parliamentary assembly of Orthodoxy of the tanks of its Member States.</text:p>
      <text:p text:style-name="P4">
About it MP Yaroslav Zheleznyak("Voice")reported in <text:a xlink:type="simple" xlink:href="https://t.me/yzheleznyak/4150" text:style-name="Internet_20_link" text:visited-style-name="Visited_20_Internet_20_Link">
telegram</text:a>
, reports Ukrinform.</text:p>
      <text:p text:style-name="P4">
According to the politician, for the corresponding <text:a xlink:type="simple" xlink:href="https://itd.rada.gov.ua/billInfo/Bills/pubFile/1759883" text:style-name="Internet_20_link" text:visited-style-name="Visited_20_Internet_20_Link">
Resolution No. 9262</text:a>
254 international deputies voted.</text:p>
      <text:p text:style-name="P4">
In the appeal, the Ukrainian parliamentarians say that there can be no expertise at the 30th General Assembly of the Interparliamentary Assembly of Orthodoxy of the Russian Federation delegation. They also emphasize the innovation of the post of President of the MAP of Russian representative Sergiyagavrilov. In this connection, MPs announce the inability to participate in the Genas Business of the MAP.</text:p>
      <text:p text:style-name="P4">
<text:span text:style-name="T4">
 Read also: </text:span>
 <text:a xlink:type="simple" xlink:href="https://www.ukrinform.ua/rubric-culture/3708175-zrujnuvavsi-hram-ne-zrujnues-viru-cerkvi-u-polumi-vijni.html" text:style-name="Internet_20_link" text:visited-style-name="Visited_20_Internet_20_Link">
destroying the temple, you will not destroy the faith: churches in flames</text:a>
The Verkhovna Rada calls on the parliaments of the Member States of the Inter-Parliamentary Assembly Orthodox to condemn the Russian armed aggression against Ukraine and to immediately dispose of Russia from the MAP, as well as to terminate the powers of the existing President of the MAP and representatives of the State-Sponsor State.</text:p>
      <text:p text:style-name="P4">
The Ukrainian Parliament appeals to begin the work on the Regulation of the Inter -Parliamentary Assembly of Orthodoxy in order to bring them into line with the modern realities of the development of world Orthodoxy, in particular the revision of the structure of governing bodies and rights of the President of the MAP.</text:p>
      <text:p text:style-name="P4">
<text:span text:style-name="T4">
 Read also: </text:span>
 <text:a xlink:type="simple" xlink:href="https://www.ukrinform.ua/rubric-society/3697435-ak-sirma-dla-fisingu-ruskogo-mira-upc-mp-vze-ne-isnuvatime.html" text:style-name="Internet_20_link" text:visited-style-name="Visited_20_Internet_20_Link">
as a screen for phishing "Russian measure" - the UOC -MP will already be existed</text:a>
In addition, <text:a xlink:type="simple" xlink:href="https://www.ukrinform.ua/tag-verhovna-rada" text:style-name="Internet_20_link" text:visited-style-name="Visited_20_Internet_20_Link">
the Verkhovna Rada</text:a>
calls for strict sanctions to the participants of the General Assembly, qualify the spirit of the Constituent Act of the Assembly and make it impossible for the participants of the progressive part of the Orthodox world.</text:p>
      <text:p text:style-name="P4">
The session of the inter -parliamentary Assembly of Orthodoxy is reported(Greece)June 29 to July 3.</text:p>
      <text:p text:style-name="P4">
News Source: <text:a xlink:type="simple" xlink:href="https://www.ukrinform.ua/rubric-society/3715705-rada-zaklikae-mizparlamentsku-asambleu-pravoslava-vikluciti-rosiu.html" text:style-name="Internet_20_link" text:visited-style-name="Visited_20_Internet_20_Link">
https://www.ukrinform.ua/rubric-society/3715705-rada-zaklikae-mizparlamentsku-asambleu-pravoslava-vikluciti-rosiu.html</text:a>
</text:p>
      <!--NEWS-->
      <text:h text:style-name="P10" text:outline-level="1">
<text:span text:style-name="T4">
In Kyiv region, 1376 people have already been found after de -occupation.</text:span>
</text:h>
      <text:p text:style-name="P4">
Authors: Ukrinform (Person)</text:p>
      <text:p text:style-name="P4">
Publisher: Укринформ (Organization)</text:p>
      <text:p text:style-name="P4">
Published Time: 2023-05-29T17:35:00+03:00</text:p>
      <text:p text:style-name="P4">
Modified Time: 2023-05-29T17:35:00+03:00</text:p>
      <text:p text:style-name="P4">
Description: У Київській області після деокупації правоохоронці вже знайшли тіла 1376 осіб. — Укрінформ.</text:p>
      <text:p text:style-name="P4">
Images: ['<text:a xlink:type="simple" xlink:href="https://static.ukrinform.com/photos/2023_03/thumb_files/630_360_1678977334-952.png" text:style-name="Internet_20_link" text:visited-style-name="Visited_20_Internet_20_Link">
630_360_16789...</text:a>
']</text:p>
      <text:p text:style-name="P4">
Tags: ['Поліція', 'Воєнні злочини', 'Київщина', 'Війна з Росією', 'Андрій Нєбитов']</text:p>
      <text:p text:style-name="P4">
Type: Article</text:p>
      <!--METADATA-->
      <text:p text:style-name="P4">
<draw:frame draw:style-name="fr1" draw:name="Image159" text:anchor-type="as-char" svg:width="6.9236in" svg:height="3.956343in" draw:z-index="0">
<draw:image xlink:href="../Images/yкринформ/2023-05-29T17-35-00-03-00/630_360_1678977334-952.png" xlink:type="simple" xlink:show="embed" xlink:actuate="onLoad" draw:mime-type="image/png"/>
</draw:frame>
After the de -occupation of the UKIiv region, law enforcement officers have already found bodies 1376.</text:p>
      <text:p text:style-name="P4">
About it in an interview with the publication <text:a xlink:type="simple" xlink:href="https://gazeta.ua/articles/life/_rosijski-kati-derevyanimi-palicyami-lamali-ukrayincyam-suglobi-pislya-cogo-strachuvali-andrij-nyebitov/1145325" text:style-name="Internet_20_link" text:visited-style-name="Visited_20_Internet_20_Link">
gazeta.ua</text:a>
The police officer of the Kyiv region Andriy Nebitov, Ukrinform reports.</text:p>
      <text:p text:style-name="P4">
“In total, we have 1376 bodies of the dead. They found 15 places of mass burial of people. Three places where torture was 100 %. Tortured differently. Strunging the cable, they were beaten, just beaten. There were some executioners that were breaking joints to people. We have these testimonies. Unfortunately, it was all massive, ”he said.</text:p>
      <text:p text:style-name="P4">
According to Nesbitova, after that people were usually executed and had little to survive.</text:p>
      <text:p text:style-name="P4">
The head of the police of the capital region noted that all law enforcement agencies are to identify the military crimes of the Russians. He informed that the Nabas National Police created a database <text:a xlink:type="simple" xlink:href="https://www.ukrinform.ua/tag-vijskovi-zlocini" text:style-name="Internet_20_link" text:visited-style-name="Visited_20_Internet_20_Link">
war crimes</text:a>
where everyone provides information to the Russian army soldiers, mercenaries who were in the territory of Ukraine.</text:p>
      <text:p text:style-name="P4">
“There are already more than 200 thousand people in this base. We work separately on procedural grounding. The police of the Kyiv region has been developed(Information on - ed.)More than40 Russians who committed crimes in our region, ”he said.</text:p>
      <text:p text:style-name="P4">
<text:span text:style-name="T4">
 Read also: </text:span>
 [<text:span text:style-name="T4">
 Nebitov </text:span>
 told what they do with fragments(https://www.ukrinform.ua/rubric-society/3715579-nebitov-rozpoviv-so-roblat-z-ulamkami-zbitih-rosijskih-raket.html)Answering the question what it means, Nebitov said that the documentary evidence was collected, these persons are in absentia, and the trial and sentence will be in absentia. After that, the person can be wanted by the international search, the Nebitov said.</text:p>
      <text:p text:style-name="P4">
According to him, in fact, before changing the political regime in Russia, these persons will only be there.</text:p>
      <text:p text:style-name="P4">
“All other countries that support the civilized world and are Interpol participants will be obliged to detain them and transfer them to Ukraine. But many of these are the jurisdiction of the Security Service of Ukraine. It works carefully with the supervisors that we have transferred. And even more people have been developed there, ” - the police officer of the police region.</text:p>
      <text:p text:style-name="P4">
Answering the question whether many criminals managed to escape to Russia, he said that they were not killed - they escaped.<text:span text:style-name="T4">
 Read also: </text:span>
 [in the Nikolaev area the bodies of unknown people who had been able to bury a local resident] were exhumanized](https://www.ukrinform.ua/rubric-regions/3704908-na-mikolaivsini-eksgumuvali-tila-nevidomih-aki-rosiani-nakazali-pohovati-miscevomu-zitelu.html)According to him, there are a certain number of Russians who are in Ukrainian prisoners and they give shows. Investigative actions are carried out against these persons.</text:p>
      <text:p text:style-name="P4">
As it was reported, May 11 <text:a xlink:type="simple" xlink:href="https://www.ukrinform.ua/rubric-ato/3707597-andrij-nebitov-nacalnik-golovnogo-upravlinna-nacionalnoi-policii-v-kiivskij-oblasti.html" text:style-name="Internet_20_link" text:visited-style-name="Visited_20_Internet_20_Link">
NEBITIV stated</text:a>
that 1374 bodies of our compatriots were found in the Kyiv region, and 281 people were still considered missing.</text:p>
      <text:p text:style-name="P4">
_ Photo illustrative_</text:p>
      <text:p text:style-name="P4">
News Source: <text:a xlink:type="simple" xlink:href="https://www.ukrinform.ua/rubric-regions/3715707-na-kiivsini-znajsli-tila-1376-osib.html" text:style-name="Internet_20_link" text:visited-style-name="Visited_20_Internet_20_Link">
https://www.ukrinform.ua/rubric-regions/3715707-na-kiivsini-znajsli-tila-1376-osib.html</text:a>
</text:p>
      <!--NEWS-->
      <text:h text:style-name="P10" text:outline-level="1">
<text:span text:style-name="T4">
A concert of the Kiev guitarist ensemble was held in Donetsk region</text:span>
</text:h>
      <text:p text:style-name="P4">
Authors: Ukrinform (Person)</text:p>
      <text:p text:style-name="P4">
Publisher: Укринформ (Organization)</text:p>
      <text:p text:style-name="P4">
Published Time: 2023-05-29T17:36:14+03:00</text:p>
      <text:p text:style-name="P4">
Modified Time: 2023-05-29T17:36:14+03:00</text:p>
      <text:p text:style-name="P4">
Description: A concert of the Kyiv guitarist ensemble of the National Philharmonic of Ukraine was held in the Dobropil community of Donetsk region. - Ukrinform.</text:p>
      <text:p text:style-name="P4">
Images: ['<text:a xlink:type="simple" xlink:href="https://static.ukrinform.com/photos/2023_05/thumb_files/630_360_1685370911-329.jpg" text:style-name="Internet_20_link" text:visited-style-name="Visited_20_Internet_20_Link">
630_360_16853...</text:a>
']</text:p>
      <text:p text:style-name="P4">
Tags: ['Донеччина', 'Концерт', 'Київ']</text:p>
      <text:p text:style-name="P4">
Type: Article</text:p>
      <!--METADATA-->
      <text:p text:style-name="P4">
<draw:frame draw:style-name="fr1" draw:name="Image160" text:anchor-type="as-char" svg:width="6.9236in" svg:height="3.956343in" draw:z-index="0">
<draw:image xlink:href="../Images/yкринформ/2023-05-29T17-36-14-03-00/630_360_1685370911-329.jpg" xlink:type="simple" xlink:show="embed" xlink:actuate="onLoad" draw:mime-type="image/jpeg"/>
</draw:frame>
The Donetsk region of Donetsk region took place a concert of the Kyiv guitarist ensemble of the National Philharmonic of Ukraine.</text:p>
      <text:p text:style-name="P4">
This was reported by the press service of the Ministry of Culture and Information Policy in <text:a xlink:type="simple" xlink:href="https://t.me/mkipu/6287" text:style-name="Internet_20_link" text:visited-style-name="Visited_20_Internet_20_Link">
telegram</text:a>
, reports Ukrinform.</text:p>
      <text:p text:style-name="P4">
“In the territory of Donetsk region, the artistic project" Cultural Front "continues, which takes place on the initiative of the Ministry of Culture and Information Policy of Ukraine and with the support of the Donetsk Regional State Administration ... On May 28, 2023, a concert brigade in the Donetsk region came to the Donetsk region. At the creative event, the residents of the community were adopted, ”the message reads.</text:p>
      <text:p text:style-name="P4">
<text:span text:style-name="T4">
 Read also: </text:span>
 <text:a xlink:type="simple" xlink:href="https://www.ukrinform.ua/rubric-culture/3713197-posolstvo-tureccini-organizovue-v-kievi-koncert-dva-narodi-odne-serce.html" text:style-name="Internet_20_link" text:visited-style-name="Visited_20_Internet_20_Link">
Embassy of Turkey organizes in Kiev <text:span text:style-name="T4">
 Concert </text:span>
 "DVANASA - one heart"</text:a>
As it is noted, the concert program was filled with European tanational musical compositions and songs.</text:p>
      <text:p text:style-name="P4">
The purpose of the project is to provide modern cultural services to the residents of the region, in the first -line, territories where cultural institutions have been destroyed or damaged, to enhance the psycho -emotional state of residents of the region who need emotional unloading.</text:p>
      <text:p text:style-name="P4">
As it was reported, at the National Center "Ukrainian House" from June 1 to June 25 will pass the exhibition-retrospective "Are you like?", Represented by art robots of Ukrainian artists about the experience experienced after the start of a full-scale interference of Russia in Ukraine.</text:p>
      <text:p text:style-name="P4">
Photo: MKIP</text:p>
      <text:p text:style-name="P4">
News Source: <text:a xlink:type="simple" xlink:href="https://www.ukrinform.ua/rubric-culture/3715708-na-doneccini-vidbuvsa-koncert-ansamblu-gitaristiv-kiiv.html" text:style-name="Internet_20_link" text:visited-style-name="Visited_20_Internet_20_Link">
https://www.ukrinform.ua/rubric-culture/3715708-na-doneccini-vidbuvsa-koncert-ansamblu-gitaristiv-kiiv.html</text:a>
</text:p>
      <!--NEWS-->
      <text:h text:style-name="P10" text:outline-level="1">
<text:span text:style-name="T4">
Dzhokovich successfully started in the main grid "Rolan Harros"</text:span>
</text:h>
      <text:p text:style-name="P4">
Authors: Ukrinform (Person)</text:p>
      <text:p text:style-name="P4">
Publisher: Укринформ (Organization)</text:p>
      <text:p text:style-name="P4">
Published Time: 2023-05-29T17:44:36+03:00</text:p>
      <text:p text:style-name="P4">
Modified Time: 2023-05-29T17:44:36+03:00</text:p>
      <text:p text:style-name="P4">
Description: Serb defeated Alexandar Kovachevich from the United States in three sets. - Ukrinform.</text:p>
      <text:p text:style-name="P4">
Images: ['<text:a xlink:type="simple" xlink:href="https://static.ukrinform.com/photos/2023_05/thumb_files/630_360_1685371414-271.jpg" text:style-name="Internet_20_link" text:visited-style-name="Visited_20_Internet_20_Link">
630_360_16853...</text:a>
']</text:p>
      <text:p text:style-name="P4">
Tags: ['Теніс', 'Новак Джокович']</text:p>
      <text:p text:style-name="P4">
Type: Article</text:p>
      <!--METADATA-->
      <text:p text:style-name="P4">
<draw:frame draw:style-name="fr1" draw:name="Image161" text:anchor-type="as-char" svg:width="6.9236in" svg:height="3.956343in" draw:z-index="0">
<draw:image xlink:href="../Images/yкринформ/2023-05-29T17-44-36-03-00/630_360_1685371414-271.jpg" xlink:type="simple" xlink:show="embed" xlink:actuate="onLoad" draw:mime-type="image/jpeg"/>
</draw:frame>
Serbper Alexandar Kovachevich from the United States in three sets.</text:p>
      <text:p text:style-name="P4">
The former first racket of the world Novak Dzhokovich won the first circle of Rolan Harros, Ukrinform reports.</text:p>
      <text:p text:style-name="P4">
At the start of the competition, Dzhokovich won American Kavachevich - 6: 3, 6: 2, 7: 6(7-1). Матч тривав 2 години 29 хвилин.</text:p>
      <text:p text:style-name="P4">
У наступному колі Новак протистоятиме Мартону Фучовічу з Угорщини.</text:p>
      <text:p text:style-name="P4">
Джокович – дворазовий переможець Відкритого чемпіонату Франції (2016, 2021).</text:p>
      <text:p text:style-name="P4">
<text:span text:style-name="T4">
Читайте також:</text:span>
 <text:a xlink:type="simple" xlink:href="https://www.ukrinform.ua/rubric-sports/3715585-astremska-prograla-vekic-u-startovomu-matci-osnovnoi-sitki-rolan-garros.html" text:style-name="Internet_20_link" text:visited-style-name="Visited_20_Internet_20_Link">
 <text:span text:style-name="T4">
Ястремська</text:span>
 програла Векич у стартовому матчі основноїсітки «Ролан Гаррос» </text:a>
As reported by Ukrinform, Diana Yastremskaya completed the performances at the France's Open Tennis.</text:p>
      <text:p text:style-name="P4">
Photo: Getty Image</text:p>
      <text:p text:style-name="P4">
News Source: <text:a xlink:type="simple" xlink:href="https://www.ukrinform.ua/rubric-sports/3715709-dzokovic-uspisno-startuvav-v-osnovnij-sitci-rolan-garros.html" text:style-name="Internet_20_link" text:visited-style-name="Visited_20_Internet_20_Link">
https://www.ukrinform.ua/rubric-sports/3715709-dzokovic-uspisno-startuvav-v-osnovnij-sitci-rolan-garros.html</text:a>
</text:p>
      <!--NEWS-->
      <text:h text:style-name="P10" text:outline-level="1">
<text:span text:style-name="T4">
Russia is throwing to the war of the security guards of state -owned enterprises - WSJ</text:span>
</text:h>
      <text:p text:style-name="P4">
Authors: Ukrinform (Person)</text:p>
      <text:p text:style-name="P4">
Publisher: Укринформ (Organization)</text:p>
      <text:p text:style-name="P4">
Published Time: 2023-05-29T17:46:34+03:00</text:p>
      <text:p text:style-name="P4">
Modified Time: 2023-05-29T17:46:34+03:00</text:p>
      <text:p text:style-name="P4">
Description: According to former Russian officials, analysts and military officials, Russian private security companies send their employees to the forefront to Ukraine.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Найманці', 'охорона', 'Війна з Росією']</text:p>
      <text:p text:style-name="P4">
Type: Article</text:p>
      <!--METADATA-->
      <text:p text:style-name="P4">
<draw:frame draw:style-name="fr1" draw:name="Image162" text:anchor-type="as-char" svg:width="6.9236in" svg:height="3.956343in" draw:z-index="0">
<draw:image xlink:href="../Images/yкринформ/2023-05-29T17-46-34-03-00/630_360_1668461240-442.jpg" xlink:type="simple" xlink:show="embed" xlink:actuate="onLoad" draw:mime-type="image/jpeg"/>
</draw:frame>
According to these Russian officials, analysts and military officials, Russian private protection companies send their employees to the forefront to Ukraine.</text:p>
      <text:p text:style-name="P4">
According to Ukrinform, writes this <text:a xlink:type="simple" xlink:href="https://www.wsj.com/articles/russias-private-military-companies-expand-at-the-front-as-moscow-seeks-more-soldiers-239e7e2e" text:style-name="Internet_20_link" text:visited-style-name="Visited_20_Internet_20_Link">
The Wall Street Journal</text:a>
.</text:p>
      <text:p text:style-name="P4">
As it is noted, private military companies are officially prohibited in the Russian Federation, and the protection companies received an unofficial "blessing" of the Kremlin to provide "special military operation" by resources.</text:p>
      <text:p text:style-name="P4">
Organizations created by large state corporations, former military businessmen, imitate <text:a xlink:type="simple" xlink:href="https://www.ukrinform.ua/tag-pvk-vagnera" text:style-name="Internet_20_link" text:visited-style-name="Visited_20_Internet_20_Link">
Wagner group</text:a>
Prigogine. Wagner has gained about 50,000 soldiers, mostly of Rabbit prisons, and seeks to show that his forces exceed Russian regulararmia.</text:p>
      <text:p text:style-name="P4">
New private companies are smaller than Wagner, they have several thousand people recruited, but they demonstrate Putin's faithfulness, throwing people on the front line of the Armed Forces.</text:p>
      <text:p text:style-name="P4">
<text:span text:style-name="T4">
 Read also: </text:span>
 <text:a xlink:type="simple" xlink:href="https://www.ukrinform.ua/rubric-ato/3715331-pid-bahmutom-grupa-vagnerivciv-dezertiruvala-vikravsi-vijskovu-tehniku-genstab.html" text:style-name="Internet_20_link" text:visited-style-name="Visited_20_Internet_20_Link">
Under Bakhmut group "<text:span text:style-name="T4">
 Wagner </text:span>
 Ivtsiv" deserted by stopping military equipment - General Staff</text:a>
These companies partially control Gazprom as well as former Russian Army officers. According to public vacancies, they pay a much higher salary to their noblemen than they receive Wagner fighters.</text:p>
      <text:p text:style-name="P4">
As it was reported, the owner of the Wagner PEC Yevhen Prigogin on May 25 stated that his forces from Bakhmut began and that the transfer of positions of the Ministry of Defense of the Russian Federation would last until June 1.</text:p>
      <text:p text:style-name="P4">
News Source: <text:a xlink:type="simple" xlink:href="https://www.ukrinform.ua/rubric-ato/3715710-rosia-kidae-na-vijnu-ohoronciv-derzpidpriemstv-wsj.html" text:style-name="Internet_20_link" text:visited-style-name="Visited_20_Internet_20_Link">
https://www.ukrinform.ua/rubric-ato/3715710-rosia-kidae-na-vijnu-ohoronciv-derzpidpriemstv-wsj.html</text:a>
</text:p>
      <!--NEWS-->
      <text:h text:style-name="P10" text:outline-level="1">
<text:span text:style-name="T4">
In the Nikolaev area the court returned to the state of the ancient mound of the Bronze and Early Iron era</text:span>
</text:h>
      <text:p text:style-name="P4">
Authors: Ukrinform (Person)</text:p>
      <text:p text:style-name="P4">
Publisher: Укринформ (Organization)</text:p>
      <text:p text:style-name="P4">
Published Time: 2023-05-29T17:47:00+03:00</text:p>
      <text:p text:style-name="P4">
Modified Time: 2023-05-29T17:47:00+03:00</text:p>
      <text:p text:style-name="P4">
Description: In the Nikolaev area the court returned to the state an archeological monument - a mound of the Bronze Age and Early Iron (III thousand years BC - I thousand years AD). - Ukrinform.</text:p>
      <text:p text:style-name="P4">
Images: ['<text:a xlink:type="simple" xlink:href="https://static.ukrinform.com/photos/2023_05/thumb_files/630_360_1685371258-595.jpg" text:style-name="Internet_20_link" text:visited-style-name="Visited_20_Internet_20_Link">
630_360_16853...</text:a>
']</text:p>
      <text:p text:style-name="P4">
Tags: ['Археологи', 'Миколаївщина', "Пам'ятка", 'Курган']</text:p>
      <text:p text:style-name="P4">
Type: Article</text:p>
      <!--METADATA-->
      <text:p text:style-name="P4">
<draw:frame draw:style-name="fr1" draw:name="Image163" text:anchor-type="as-char" svg:width="6.9236in" svg:height="3.956343in" draw:z-index="0">
<draw:image xlink:href="../Images/yкринформ/2023-05-29T17-47-00-03-00/630_360_1685371258-595.jpg" xlink:type="simple" xlink:show="embed" xlink:actuate="onLoad" draw:mime-type="image/jpeg"/>
</draw:frame>
In the Nikolaev area the court returned to the state an archeological monument - the mound of the Bronze Age and Early Iron(III thousand years BC - and thousands of years).</text:p>
      <text:p text:style-name="P4">
Про це повідомила Миколаївська обласна прокуратура у <text:a xlink:type="simple" xlink:href="https://t.me/mykprok/2607" text:style-name="Internet_20_link" text:visited-style-name="Visited_20_Internet_20_Link">
 Телеграмі</text:a>
, reports Ukrinform.</text:p>
      <text:p text:style-name="P4">
“Kryvozersky district court of Mykolaiv region satisfied the claim of the District Prosecutor's Office and returned to the state property the archaeological monument - the mound. This object is an archaeological monument of a place - a burial building of the Bronze Age and Early Iron(Iiitis years BC - and thousands of years)”, - the message said.</text:p>
      <text:p text:style-name="P4">
It is noted that the prosecutor's office, having studied open databases on the objective heritage of the region, found that the disputed <text:a xlink:type="simple" xlink:href="https://www.ukrinform.ua/tag-kurgan" text:style-name="Internet_20_link" text:visited-style-name="Visited_20_Internet_20_Link">
mound</text:a>
In the early 2000s, private ownership was illegally transmitted as part of the agricultural land during the disposal of land in the territory of the Birch village council of the former Kryvozersky district.</text:p>
      <text:p text:style-name="P4">
<text:span text:style-name="T5">
!</text:span>
- <text:span text:style-name="T4">
 XIII </text:span>
<text:span text:style-name="T4">
 centuries </text:span>
](https://www.ukrinform.ua/rubric-regions/3691889-na-zitomirsini-nezakonno-privatizuvali-dilanku-z-pamatkou-arheologii-hiihiii-stolit.html)At the same time, Art. 17 of the Law on the Protection of Cultural Heritage stipulates that the owner of archeology may be exclusively the state, respectively, the transfer of a landowner with a landmark of archeology to private property is a priori illegal, illegal, the preconditions for the destruction of such a monument by plowing.</text:p>
      <text:p text:style-name="P4">
The District Prosecutor's Office sued the court, which was satisfied.</text:p>
      <text:p text:style-name="P4">
As reported by Ukrinform, in the Mykolaiv region in the village of Skobelevo was conducted <text:a xlink:type="simple" xlink:href="https://www.ukrinform.ua/rubric-regions/3159167-corni-arheologi-zavdali-zbitkiv-skifskomu-kurganu-na-mikolaivsini-na-151-miljon.html" text:style-name="Internet_20_link" text:visited-style-name="Visited_20_Internet_20_Link">
Robzhnitsky excavations of a unique mound</text:a>
, which belongs to the Vysun group of tsarist Scythian burials. He is about 2.5 thousand years old. Excavations were performed unknown with the use of heavy equipment. They dug the pit higher than the mound itself, whose height was 12 meters.</text:p>
      <text:p text:style-name="P4">
<text:span text:style-name="T5">
Foto: Nickvist</text:span>
</text:p>
      <text:p text:style-name="P4">
News Source: <text:a xlink:type="simple" xlink:href="https://www.ukrinform.ua/rubric-regions/3715711-na-mikolaivsini-sud-povernuv-derzavi-starovinnij-kurgan-epohi-bronzi-ta-rannogo-zaliza.html" text:style-name="Internet_20_link" text:visited-style-name="Visited_20_Internet_20_Link">
https://www.ukrinform.ua/rubric-regions/3715711-na-mikolaivsini-sud-povernuv-derzavi-starovinnij-kurgan-epohi-bronzi-ta-rannogo-zaliza.html</text:a>
</text:p>
      <!--NEWS-->
      <text:h text:style-name="P10" text:outline-level="1">
<text:span text:style-name="T4">
China reminded the Coulebe's statement to respond to the emergence of "proposals" in the media to give the Russian Federation part of Ukraine</text:span>
</text:h>
      <text:p text:style-name="P4">
Authors: Ukrinform (Person)</text:p>
      <text:p text:style-name="P4">
Publisher: Укринформ (Organization)</text:p>
      <text:p text:style-name="P4">
Published Time: 2023-05-29T17:49:00+03:00</text:p>
      <text:p text:style-name="P4">
Modified Time: 2023-05-29T17:49:00+03:00</text:p>
      <text:p text:style-name="P4">
Description: In the Ministry of Foreign Affairs of China, in response to the media reports of the alleged proposals of the specialist Lee Huey, the Russian Federation of the occupied territories of Ukraine reminded the statement of Ukrainian minister Dmitry Kuleba, who denied such criticisms. - Ukrinform.</text:p>
      <text:p text:style-name="P4">
Images: ['<text:a xlink:type="simple" xlink:href="https://static.ukrinform.com/photos/2023_05/thumb_files/630_360_1683814858-971.jpg" text:style-name="Internet_20_link" text:visited-style-name="Visited_20_Internet_20_Link">
630_360_16838...</text:a>
']</text:p>
      <text:p text:style-name="P4">
Tags: ['Китай', 'Дмитро Кулеба', 'Пекін', 'Війна з Росією']</text:p>
      <text:p text:style-name="P4">
Type: Article</text:p>
      <!--METADATA-->
      <text:p text:style-name="P4">
<draw:frame draw:style-name="fr1" draw:name="Image164" text:anchor-type="as-char" svg:width="6.9236in" svg:height="3.956343in" draw:z-index="0">
<draw:image xlink:href="../Images/yкринформ/2023-05-29T17-49-00-03-00/630_360_1683814858-971.jpg" xlink:type="simple" xlink:show="embed" xlink:actuate="onLoad" draw:mime-type="image/jpeg"/>
</draw:frame>
In response to the media reports, the Ministry of Foreign Affairs of the Special Special Abstine Lee Hueya to submit the occupied territories of Ukraine to the Ukrainian Minister Kuleba, who denied such reasoments.</text:p>
      <text:p text:style-name="P4">
This was reported by Ukrinform correspondent.</text:p>
      <text:p text:style-name="P4">
A spokeswoman for the Chinese Foreign Ministry NIN NIN at a briefing did not give a direct answer to the name of whether to leave the European side to the European side by the occupied Ukrainian territories, and instead noted that China was published in a timely manner about the trip of the Special Representative.</text:p>
      <text:p text:style-name="P4">
After that, a spokeswoman for the foreign policy reminded that the head of Ukrainian <text:a xlink:type="simple" xlink:href="https://www.ukrinform.ua/tag-mzs" text:style-name="Internet_20_link" text:visited-style-name="Visited_20_Internet_20_Link">
Foreign Ministry</text:a>
Dmitry Kulebasted such criticism.</text:p>
      <text:p text:style-name="P4">
“I would like to say that the Minister of Foreign Affairs of Ukraine publicly stated that it had been tacked with other parties(who negotiated with Lee - ed.), and no pointraine said that the special representative Lee Hayui made proposals, manifestations reports The Wall Street Journal, ”Mao said.</text:p>
      <text:p text:style-name="P4">
*!(https://www.ukrinform.ua/rubric-polytics/3714669-kitaj-pidtrimue-evropu-v-zusillah-iz-vidnovlenna-miru-v-ukraini-mzs.html)According to her, the parties to the conflict were supported by China's efforts to find a political decision. “Currently, the Ukrainian crisis is on a critical stage. China will continue to strengthen dialogue and communication with all the parties, continue to build mutual trust and encourage the Internance Committee to find the widest common understanding for political regulation of the crisis in Ukraine, ”Mao said.</text:p>
      <text:p text:style-name="P4">
As it was reported, the edition <text:a xlink:type="simple" xlink:href="https://www.wsj.com/articles/china-pushing-ukraine-cease-fire-gets-cool-reception-in-europe-614774dd" text:style-name="Internet_20_link" text:visited-style-name="Visited_20_Internet_20_Link">
The Wall Street Journal</text:a>
It was reported that China Lyhuyi was a special representative of China during his European tour allegedly proposed to leave the temporary -heated territories of Ukraine in Russia.</text:p>
      <text:p text:style-name="P4">
Subsequently, the Minister of Foreign Affairs of Ukraine Dmitry Kuleb <text:a xlink:type="simple" xlink:href="https://www.ukrinform.ua/rubric-polytics/3715026-kuleba-specposlanec-kitau-ne-proponuvav-viddati-rosii-okupovani-ukrainski-teritorii.html" text:style-name="Internet_20_link" text:visited-style-name="Visited_20_Internet_20_Link">
denied this information</text:a>
 .</text:p>
      <text:p text:style-name="P4">
News Source: <text:a xlink:type="simple" xlink:href="https://www.ukrinform.ua/rubric-polytics/3715712-kitaj-poslavsa-na-zaavu-kulebi-sob-vidpovisti-na-poavu-v-zmi-propozicij-viddati-rf-teritorii-ukraini.html" text:style-name="Internet_20_link" text:visited-style-name="Visited_20_Internet_20_Link">
https://www.ukrinform.ua/rubric-polytics/3715712-kitaj-poslavsa-na-zaavu-kulebi-sob-vidpovisti-na-poavu-v-zmi-propozicij-viddati-rf-teritorii-ukraini.html</text:a>
</text:p>
      <!--NEWS-->
      <text:h text:style-name="P10" text:outline-level="1">
<text:span text:style-name="T4">
Turkish President Elections: Official results will be published on June 1</text:span>
</text:h>
      <text:p text:style-name="P4">
Authors: Ukrinform (Person)</text:p>
      <text:p text:style-name="P4">
Publisher: Укринформ (Organization)</text:p>
      <text:p text:style-name="P4">
Published Time: 2023-05-29T18:01:03+03:00</text:p>
      <text:p text:style-name="P4">
Modified Time: 2023-05-29T18:01:03+03:00</text:p>
      <text:p text:style-name="P4">
Description: The High Election Commission will announce the final results of the second round of the presidential election in Turkey in the Official Gazette on June 1. - Ukrinform.</text:p>
      <text:p text:style-name="P4">
Images: ['<text:a xlink:type="simple" xlink:href="https://static.ukrinform.com/photos/2023_05/thumb_files/630_360_1685372178-282.jpg" text:style-name="Internet_20_link" text:visited-style-name="Visited_20_Internet_20_Link">
630_360_16853...</text:a>
']</text:p>
      <text:p text:style-name="P4">
Tags: ['Ердоган', 'Президент', 'Вибори у Туреччині']</text:p>
      <text:p text:style-name="P4">
Type: Article</text:p>
      <!--METADATA-->
      <text:p text:style-name="P4">
<draw:frame draw:style-name="fr1" draw:name="Image165" text:anchor-type="as-char" svg:width="6.9236in" svg:height="3.956343in" draw:z-index="0">
<draw:image xlink:href="../Images/yкринформ/2023-05-29T18-01-03-03-00/630_360_1685372178-282.jpg" xlink:type="simple" xlink:show="embed" xlink:actuate="onLoad" draw:mime-type="image/jpeg"/>
</draw:frame>
The final results of the second round of the presidential election in Turkey will be announced in the official newsletter on June 1.</text:p>
      <text:p text:style-name="P4">
About it reports Ukrinform with reference to <text:a xlink:type="simple" xlink:href="https://www.cnnturk.com/turkiye/kilicdaroglunun-oy-kaybettigi-ve-en-az-oy-aldigi-iller" text:style-name="Internet_20_link" text:visited-style-name="Visited_20_Internet_20_Link">
TT Haber</text:a>
.</text:p>
      <text:p text:style-name="P4">
"Today, at 5:00 pm, the deadline for appeals for the district election committees for decisions and protocols of election commissions on the second round of the election president will expire. The appeal will be considered as soon as 23:59," the Telekanal reports.</text:p>
      <text:p text:style-name="P4">
It is also indicated that on May 31, the term of appeal of the decisions of the provincial commissions, after which the High Election Commission will make a decision on them and on June 1 will send the final election results to the relevant authorities so that they are published in the official newslet .</text:p>
      <text:p text:style-name="P4">
<text:span text:style-name="T4">
 Read also: </text:span>
 [<text:span text:style-name="T4">
 new </text:span>
 n '<text:span text:style-name="T4">
 yatychka </text:span>
 <text:span text:style-name="T4">
 Erdogan </text:span>
(https://www.ukrinform.ua/rubric-world/3715703-nova-patiricka-erdogana.html)As of Monday evening, as a result of the calculation of 100% of the vote, the President <text:a xlink:type="simple" xlink:href="https://www.ukrinform.ua/tag-erdogan" text:style-name="Internet_20_link" text:visited-style-name="Visited_20_Internet_20_Link">
Erdogan</text:a>
It gained 52.18% of the vote, Kemalkilichdaroglu - 47.82%.</text:p>
      <text:p text:style-name="P4">
As reported by Ukrinform, yesterday the chairman of the High Election Commission of Turkey <text:a xlink:type="simple" xlink:href="https://www.ukrinform.ua/rubric-world/3715357-golova-visoi-viborcoi-komisii-tureccini-ogolosiv-pro-peremogu-erdogana.html" text:style-name="Internet_20_link" text:visited-style-name="Visited_20_Internet_20_Link">
announced the victory of Erdogan</text:a>
.</text:p>
      <text:p text:style-name="P4">
<text:span text:style-name="T5">
Foto from cnnturk.com</text:span>
</text:p>
      <text:p text:style-name="P4">
News Source: <text:a xlink:type="simple" xlink:href="https://www.ukrinform.ua/rubric-world/3715717-vibori-prezidenta-tureccini-oficijni-rezultati-opriludnat-1-cervna.html" text:style-name="Internet_20_link" text:visited-style-name="Visited_20_Internet_20_Link">
https://www.ukrinform.ua/rubric-world/3715717-vibori-prezidenta-tureccini-oficijni-rezultati-opriludnat-1-cervna.html</text:a>
</text:p>
      <!--NEWS-->
      <text:h text:style-name="P10" text:outline-level="1">
<text:span text:style-name="T4">
Firestings of the capital: at night 9,000 people were hidden in the subway, 41 thousand in the afternoon</text:span>
</text:h>
      <text:p text:style-name="P4">
Authors: Ukrinform (Person)</text:p>
      <text:p text:style-name="P4">
Publisher: Укринформ (Organization)</text:p>
      <text:p text:style-name="P4">
Published Time: 2023-05-29T18:04:00+03:00</text:p>
      <text:p text:style-name="P4">
Modified Time: 2023-05-29T18:04:00+03:00</text:p>
      <text:p text:style-name="P4">
Description: In Kiev, on Monday night at the metro stations, more than 9 thousand locals were covered with shelling, 41 thousand in the daytime. - Ukrinform.</text:p>
      <text:p text:style-name="P4">
Images: ['<text:a xlink:type="simple" xlink:href="https://static.ukrinform.com/photos/2023_05/thumb_files/630_360_1685372471-268.jpg" text:style-name="Internet_20_link" text:visited-style-name="Visited_20_Internet_20_Link">
630_360_16853...</text:a>
']</text:p>
      <text:p text:style-name="P4">
Tags: ['Метро', 'Обстріл', 'Київ', 'Укриття', 'Повітряна тривога']</text:p>
      <text:p text:style-name="P4">
Type: Article</text:p>
      <!--METADATA-->
      <text:p text:style-name="P4">
<draw:frame draw:style-name="fr1" draw:name="Image166" text:anchor-type="as-char" svg:width="6.9236in" svg:height="3.956343in" draw:z-index="0">
<draw:image xlink:href="../Images/yкринформ/2023-05-29T18-04-00-03-00/630_360_1685372471-268.jpg" xlink:type="simple" xlink:show="embed" xlink:actuate="onLoad" draw:mime-type="image/jpeg"/>
</draw:frame>
In Kiev, more than 9 thousand urgent people were hidden from shelling at the metro stations, 41 thousand in the daytime.</text:p>
      <text:p text:style-name="P4">
According to Ukrinform, the Kyiv City State Administration reported <text:a xlink:type="simple" xlink:href="https://t.me/KyivCityOfficial/6826" text:style-name="Internet_20_link" text:visited-style-name="Visited_20_Internet_20_Link">
telegram</text:a>
.</text:p>
      <text:p text:style-name="P4">
"At night, more than 9,000 locals were covered at the metro stations, of which 1120 are. It is the largest number of people who were at night at the stations during the current month. During the daytime shelling of the capital, there were 41 thousand people in the subway," the statement said.</text:p>
      <text:p text:style-name="P4">
The Kiev subway reminded that during the alarm at the stations you can keep chairs and drinking water.</text:p>
      <text:p text:style-name="P4">
"Keep in mind that the stations are cool enough, so bring warm clothing with you," the KSCA noted.</text:p>
      <text:p text:style-name="P4">
As reported by Ukrinform, on the night of May 29 <text:a xlink:type="simple" xlink:href="https://www.ukrinform.ua/rubric-kyiv/3715380-raketna-ataka-na-stolicu-sili-ppo-znisili-ponad-40-povitranih-cilej-bez-vlucan.html" text:style-name="Internet_20_link" text:visited-style-name="Visited_20_Internet_20_Link">
Kiev was attacked</text:a>
UAVs and rockets-101/555, but the air defense forces have destroyed more than 40 air targets. The hits were not. In the afternoon, the enemy released in the Kyiv region <text:a xlink:type="simple" xlink:href="https://www.ukrinform.ua/rubric-ato/3715591-vorog-vipustiv-po-kiivsini-11-balisticnih-i-krilatih-raket-iskander-ppo-znisila-vsi-cili.html" text:style-name="Internet_20_link" text:visited-style-name="Visited_20_Internet_20_Link">
11 ballistic and cruise missiles "Iskander"</text:a>
, the air defense forces destroyed all goals.</text:p>
      <text:p text:style-name="P4">
<text:span text:style-name="T5">
Foto: Constantine and Liberov Power</text:span>
</text:p>
      <text:p text:style-name="P4">
News Source: <text:a xlink:type="simple" xlink:href="https://www.ukrinform.ua/rubric-kyiv/3715718-obstrili-stolici-vnoci-u-metro-ukrivalisa-9000-ludej-vden-41-tisaca.html" text:style-name="Internet_20_link" text:visited-style-name="Visited_20_Internet_20_Link">
https://www.ukrinform.ua/rubric-kyiv/3715718-obstrili-stolici-vnoci-u-metro-ukrivalisa-9000-ludej-vden-41-tisaca.html</text:a>
</text:p>
      <!--NEWS-->
      <text:h text:style-name="P10" text:outline-level="1">
<text:span text:style-name="T4">
The Council plans to abolish a number of tax benefits from July</text:span>
</text:h>
      <text:p text:style-name="P4">
Authors: Ukrinform (Person)</text:p>
      <text:p text:style-name="P4">
Publisher: Укринформ (Organization)</text:p>
      <text:p text:style-name="P4">
Published Time: 2023-05-29T18:05:32+03:00</text:p>
      <text:p text:style-name="P4">
Modified Time: 2023-05-29T18:05:32+03:00</text:p>
      <text:p text:style-name="P4">
Description: The Verkhovna Rada supported in the first reading amendments to the Tax Code of Ukraine and other laws of Ukraine on the peculiarities of taxation during the period of martial law, which were aimed at the restoration of the pre -war state of the taxation system. - Ukrinform.</text:p>
      <text:p text:style-name="P4">
Images: ['<text:a xlink:type="simple" xlink:href="https://static.ukrinform.com/photos/2023_04/thumb_files/630_360_1682685211-525.jpg" text:style-name="Internet_20_link" text:visited-style-name="Visited_20_Internet_20_Link">
630_360_16826...</text:a>
']</text:p>
      <text:p text:style-name="P4">
Tags: ['Депутат', 'Податки', 'Верховна Рада']</text:p>
      <text:p text:style-name="P4">
Type: Article</text:p>
      <!--METADATA-->
      <text:p text:style-name="P4">
<draw:frame draw:style-name="fr1" draw:name="Image170" text:anchor-type="as-char" svg:width="6.9236in" svg:height="3.956343in" draw:z-index="0">
<draw:image xlink:href="../Images/yкринформ/2023-05-29T18-05-32-03-00/630_360_1682685211-525.jpg" xlink:type="simple" xlink:show="embed" xlink:actuate="onLoad" draw:mime-type="image/jpeg"/>
</draw:frame>
The Verkhovnarad supported in the first reading of amendments to the Tax Code of Ukraine and other laws of Ukraine on the peculiarities of taxation during the validity of a militarystan, which was aimed at restoring the pre -war state of the taxation system.</text:p>
      <text:p text:style-name="P4">
According to Ukrinform, it reports <text:a xlink:type="simple" xlink:href="https://www.mof.gov.ua/uk/news/verkhovna_rada_priiniala_v_pershomu_chitanni_zmini_do_zakonodavstva_v_chastini_vidnovlennia_dovoiennogo_stanu_sistemi_opodatkuvannia-4030" text:style-name="Internet_20_link" text:visited-style-name="Visited_20_Internet_20_Link">
press service of the Ministry of Finance of Ukraine</text:a>
.</text:p>
      <text:p text:style-name="P4">
«Прийняття законопроєкту сприятиме збільшенню надходжень до державного тамісцевих бюджетів у 2023 році на суму близько 10 млрд гривень»,— пояснивміністр фінансів Сергій Марченко.</text:p>
      <text:p text:style-name="P4">
<text:span text:style-name="T4">
Читайте також:</text:span>
 <text:a xlink:type="simple" xlink:href="https://www.ukrinform.ua/rubric-economy/3715691-rada-pidtrimala-strahuvanna-investicij-vid-voennih-rizikiv.html" text:style-name="Internet_20_link" text:visited-style-name="Visited_20_Internet_20_Link">
 Рада підтримала страхування інвестицій від воєннихризиків </text:a>
The bill proposed from July 1, 2023 the cancellation of the opportunity for FOPT of legal entities to be payers of a single tax of group III using a single tax facility of 2% of the amount of income. Also abolished for FOPs of single tax payers I and II groups not pay a single tax.</text:p>
      <text:p text:style-name="P4">
The law proposes to restore documentary checks. At the same time, such inspections during martial law are carried out as a result of safe access to territories, premises and other property used for conducting economic activities and/or are subjects documents, and other information related to the calculation and payment of taxes, fees;</text:p>
      <text:p text:style-name="P4">
The document provides for the restoration of penalties for violation of tax legislation; the correctness of accrual, calculation and paid contribution to compulsory state social insurance; Ordering PPO/p.</text:p>
      <text:p text:style-name="P4">
<text:span text:style-name="T4">
 Read also: </text:span>
 <text:a xlink:type="simple" xlink:href="https://www.ukrinform.ua/rubric-technology/3715690-rada-uhvalila-zakonoproekti-pro-pidtrimku-virobnictva-droniv-v-ukraini.html" text:style-name="Internet_20_link" text:visited-style-name="Visited_20_Internet_20_Link">
Council has approved the draft law on the support of production in Ukraine</text:a>
The bill proposes to restore the time set out in taxation.It is noted that the adoption of the bill will ensure the fulfillment of Ukraine's obligations within the Memorandum on Economic and Financial Policy of 08 December 2022 and the implementation of measures, the implementation of which will contribute to increased tax revenues in 2023.</text:p>
      <text:p text:style-name="P4">
As reported by Ukrinform, on March 15, 2022, the Verkhovna Rada approved tax -making for business at the time of the war. Thus, according to the Law on Amendments of the Affairs Code of Ukraine, not only FOPs-Supplemen, but also large enterprises can pay for the period of martial law.</text:p>
      <text:p text:style-name="P4">
News Source: <text:a xlink:type="simple" xlink:href="https://www.ukrinform.ua/rubric-economy/3715719-rada-planue-z-lipna-skasuvati-nizku-podatkovih-pilg-kogo-torknetsa.html" text:style-name="Internet_20_link" text:visited-style-name="Visited_20_Internet_20_Link">
https://www.ukrinform.ua/rubric-economy/3715719-rada-planue-z-lipna-skasuvati-nizku-podatkovih-pilg-kogo-torknetsa.html</text:a>
</text:p>
      <!--NEWS-->
      <text:h text:style-name="P10" text:outline-level="1">
<text:span text:style-name="T4">
Svitolina will play in the second round of the main grid "Rolan Harros"</text:span>
</text:h>
      <text:p text:style-name="P4">
Authors: Ukrinform (Person)</text:p>
      <text:p text:style-name="P4">
Publisher: Укринформ (Organization)</text:p>
      <text:p text:style-name="P4">
Published Time: 2023-05-29T18:06:00+03:00</text:p>
      <text:p text:style-name="P4">
Modified Time: 2023-05-29T18:06:00+03:00</text:p>
      <text:p text:style-name="P4">
Description: The Ukrainian won the Italian Martin Trezvan. - Ukrinform.</text:p>
      <text:p text:style-name="P4">
Images: ['<text:a xlink:type="simple" xlink:href="https://static.ukrinform.com/photos/2023_05/thumb_files/630_360_1685372719-159.jpg" text:style-name="Internet_20_link" text:visited-style-name="Visited_20_Internet_20_Link">
630_360_16853...</text:a>
']</text:p>
      <text:p text:style-name="P4">
Tags: ['Світоліна', 'Теніс']</text:p>
      <text:p text:style-name="P4">
Type: Article</text:p>
      <!--METADATA-->
      <text:p text:style-name="P4">
<draw:frame draw:style-name="fr1" draw:name="Image171" text:anchor-type="as-char" svg:width="6.9236in" svg:height="3.956343in" draw:z-index="0">
<draw:image xlink:href="../Images/yкринформ/2023-05-29T18-06-00-03-00/630_360_1685372719-159.jpg" xlink:type="simple" xlink:show="embed" xlink:actuate="onLoad" draw:mime-type="image/jpeg"/>
</draw:frame>
The Ukrainian won the Italian Martin of the Trevian.</text:p>
      <text:p text:style-name="P4">
Elina Svitolina has successfully started in the main grid "Rolan Harros", reports Ukrinform.</text:p>
      <text:p text:style-name="P4">
In the first circle of competitions, the Ukrainian won the 24th Racketa of the World, Martin of Trevan-6: 2, 6: 2. The match lasted 1 hour 11 minutes.</text:p>
      <text:p text:style-name="P4">
It was the first meeting of the tennis player. For the match of Svitolin, never distance. Moreover, the Trevian could not even reach the break.</text:p>
      <text:p text:style-name="P4">
Today's victory was the first in Elina's first in matches with rivals with the top 30 pitch 2021, when she ranked fifth in the ranking and beat Simonuhal.(№13)in the fourth circle of US Open.</text:p>
      <text:p text:style-name="P4">
In the next round, Svitolin will meet with Storm Hanter, who made his way through the qualification. Australian is in the 204th position of water rating and in the fifth place - in even.</text:p>
      <text:p text:style-name="P4">
<text:span text:style-name="T4">
 Read also: </text:span>
 [<text:span text:style-name="T4">
 Yastremskaya </text:span>
 lost Vokich in the starting match(https://www.ukrinform.ua/rubric-sports/3715585-astremska-prograla-vekic-u-startovomu-matci-osnovnoi-sitki-rolan-garros.html)As reported by Ukrinform, Diana Yastremskaya completed the performances at the France's Open Tennis.</text:p>
      <text:p text:style-name="P4">
Photo: btu.org.ua</text:p>
      <text:p text:style-name="P4">
News Source: <text:a xlink:type="simple" xlink:href="https://www.ukrinform.ua/rubric-sports/3715720-svitolina-zigrae-u-drugomu-raundi-osnovnoi-sitki-rolan-garros.html" text:style-name="Internet_20_link" text:visited-style-name="Visited_20_Internet_20_Link">
https://www.ukrinform.ua/rubric-sports/3715720-svitolina-zigrae-u-drugomu-raundi-osnovnoi-sitki-rolan-garros.html</text:a>
</text:p>
      <!--NEWS-->
      <text:h text:style-name="P10" text:outline-level="1">
<text:span text:style-name="T4">
Ukraine denounced the agreement with Belarus on pensions</text:span>
</text:h>
      <text:p text:style-name="P4">
Authors: Ukrinform (Person)</text:p>
      <text:p text:style-name="P4">
Publisher: Укринформ (Organization)</text:p>
      <text:p text:style-name="P4">
Published Time: 2023-05-29T18:08:00+03:00</text:p>
      <text:p text:style-name="P4">
Modified Time: 2023-05-29T18:08:00+03:00</text:p>
      <text:p text:style-name="P4">
Description: The Verkhovna Rada denied an agreement between the governments of Ukraine and the Republic of Belarus on the guarantees of citizens' rights in the field of pension provision. - Ukrinform.</text:p>
      <text:p text:style-name="P4">
Images: ['<text:a xlink:type="simple" xlink:href="https://static.ukrinform.com/photos/2016_12/thumb_files/630_360_1482163654-7868.jpg" text:style-name="Internet_20_link" text:visited-style-name="Visited_20_Internet_20_Link">
630_360_14821...</text:a>
']</text:p>
      <text:p text:style-name="P4">
Tags: ['Білорусь', 'Пенсія', 'Україна', 'Верховна Рада', 'Денонсація']</text:p>
      <text:p text:style-name="P4">
Type: Article</text:p>
      <!--METADATA-->
      <text:p text:style-name="P4">
<draw:frame draw:style-name="fr1" draw:name="Image172" text:anchor-type="as-char" svg:width="6.9236in" svg:height="3.956343in" draw:z-index="0">
<draw:image xlink:href="../Images/yкринформ/2023-05-29T18-08-00-03-00/630_360_1482163654-7868.jpg" xlink:type="simple" xlink:show="embed" xlink:actuate="onLoad" draw:mime-type="image/jpeg"/>
</draw:frame>
The Verkhovnarad denied the agreement between the governments of Ukraine and the Republic of Belarus on the guarantees of citizens in the field of pension provision.</text:p>
      <text:p text:style-name="P4">
About it MP Yaroslav Zheleznyak("Voice")reported in <text:a xlink:type="simple" xlink:href="https://t.me/yzheleznyak/4150" text:style-name="Internet_20_link" text:visited-style-name="Visited_20_Internet_20_Link">
telegram</text:a>
, reports Ukrinform.</text:p>
      <text:p text:style-name="P4">
The parliamentarian noted that for the adoption of the relevant resolution <text:a xlink:type="simple" xlink:href="https://itd.rada.gov.ua/billInfo/Bills/pubFile/1723958" text:style-name="Internet_20_link" text:visited-style-name="Visited_20_Internet_20_Link">
No. 0196</text:a>
The 301 deputation voted.</text:p>
      <text:p text:style-name="P4">
According to her, the agreement is denounced in connection with the support <text:a xlink:type="simple" xlink:href="https://www.ukrinform.ua/tag-bilorus" text:style-name="Internet_20_link" text:visited-style-name="Visited_20_Internet_20_Link">
Belarus</text:a>
open full -scale armed aggression of the Russian Federation against Ukraine.</text:p>
      <text:p text:style-name="P4">
The agreement between the governments of Ukraine and the Republic of Belarus on the guarantees of the rights of citizens of the Pension Support was made in Kiev on December 14, 1995.</text:p>
      <text:p text:style-name="P4">
<text:span text:style-name="T4">
 Read also: </text:span>
 [Ukraine will apply sanctions against Iran for 50 years.(https://www.ukrinform.ua/rubric-polytics/3715676-ukraina-zastosue-sankcii-proti-iranu-na-50-rokiv-rada-zatverdila-risenna-rnbo.html)As reported by Ukrinform, in April <text:a xlink:type="simple" xlink:href="https://www.ukrinform.ua/rubric-society/3691546-ukraina-denonsue-ugodu-z-bilorussu-pro-pensii.html" text:style-name="Internet_20_link" text:visited-style-name="Visited_20_Internet_20_Link">
the Cabinet of Ministers initiated denunciation</text:a>
Agreements between the governments of Ukraine and Belarus on the guarantees of citizens' rights in the field of pension support.</text:p>
      <text:p text:style-name="P4">
News Source: <text:a xlink:type="simple" xlink:href="https://www.ukrinform.ua/rubric-polytics/3715721-ukraina-denonsuvala-ugodu-z-bilorussu-pro-pensii.html" text:style-name="Internet_20_link" text:visited-style-name="Visited_20_Internet_20_Link">
https://www.ukrinform.ua/rubric-polytics/3715721-ukraina-denonsuvala-ugodu-z-bilorussu-pro-pensii.html</text:a>
</text:p>
      <!--NEWS-->
      <text:h text:style-name="P10" text:outline-level="1">
<text:span text:style-name="T4">
BP passed a law aimed at acquiring Ukraine's membership at the Bank of Development of the Council of Europe</text:span>
</text:h>
      <text:p text:style-name="P4">
Authors: Ukrinform (Person)</text:p>
      <text:p text:style-name="P4">
Publisher: Укринформ (Organization)</text:p>
      <text:p text:style-name="P4">
Published Time: 2023-05-29T18:09:41+03:00</text:p>
      <text:p text:style-name="P4">
Modified Time: 2023-05-29T18:09:41+03:00</text:p>
      <text:p text:style-name="P4">
Description: The Verkhovna Rada adopted the Law "On Adoption of the Statute of the Bank of Development of the Council of Europe and accession to the third protocol to the General Agreement on the Privileges and Immunities of the Council of Europe". - Ukrinform.</text:p>
      <text:p text:style-name="P4">
Images: ['<text:a xlink:type="simple" xlink:href="https://static.ukrinform.com/photos/2021_06/thumb_files/630_360_1623144009-889.jpg" text:style-name="Internet_20_link" text:visited-style-name="Visited_20_Internet_20_Link">
630_360_16231...</text:a>
']</text:p>
      <text:p text:style-name="P4">
Tags: ['Депутат', 'Рада Європи', 'Верховна Рада']</text:p>
      <text:p text:style-name="P4">
Type: Article</text:p>
      <!--METADATA-->
      <text:p text:style-name="P4">
<draw:frame draw:style-name="fr1" draw:name="Image173" text:anchor-type="as-char" svg:width="6.9236in" svg:height="3.956343in" draw:z-index="0">
<draw:image xlink:href="../Images/yкринформ/2023-05-29T18-09-41-03-00/630_360_1623144009-889.jpg" xlink:type="simple" xlink:show="embed" xlink:actuate="onLoad" draw:mime-type="image/jpeg"/>
</draw:frame>
The Verkhovnarad adopted the Law "On the adoption of the Statute of the Bank of Development of the Council of Europe and adjoining to the third protocol to the General Agreement on the privileges of the Council of Europe's Timmunities."</text:p>
      <text:p text:style-name="P4">
About it MP Yaroslav Zheleznyak("Voice")reported in <text:a xlink:type="simple" xlink:href="https://t.me/yzheleznyak/4150" text:style-name="Internet_20_link" text:visited-style-name="Visited_20_Internet_20_Link">
telegram</text:a>
, reports Ukrinform.</text:p>
      <text:p text:style-name="P4">
According to Zheleznyak, 296 people's deputies voted for the adoption of the project # 0206.</text:p>
      <text:p text:style-name="P4">
The document is expected to allow Ukraine to acquire membership in BRER, which will facilitate the development of new housing and social infrastructure programs, will provide wide opportunities for attracting investments to provide housing residents of Ukraine who have lost housing or have been damaged as a result of armed aggression of the Russian Federation.</text:p>
      <text:p text:style-name="P4">
<text:span text:style-name="T4">
 Read also: </text:span>
 [Council plans to cancel a number of tax benefits from July(https://www.ukrinform.ua/rubric-economy/3715719-rada-planue-z-lipna-skasuvati-nizku-podatkovih-pilg-kogo-torknetsa.html)In addition, the acquisition of Ukraine's membership in BRR will allow the Bankudl's remedies to restore and restore the infrastructure destroyed as a result of the armed aggression of the Russian Federation, and should have a positive impact on the indicators of economic isocial development, the humanitarian sphere.</text:p>
      <text:p text:style-name="P4">
The main goal of the Bank for Development of the Council of Europe is to help with social problems that European countries face as a result of the presence of refugees, displaced persons of factors, as a result of the displacement of refugees or other forced displacement and due to the presence of victims of natural or environmental disasters.</text:p>
      <text:p text:style-name="P4">
The issue of Ukraine's membership in the bank has been considered since 2017.</text:p>
      <text:p text:style-name="P4">
News Source: <text:a xlink:type="simple" xlink:href="https://www.ukrinform.ua/rubric-economy/3715723-vr-uhvalila-zakon-spramovanij-na-nabutta-ukrainou-clenstva-u-banku-rozvitku-radi-evropi.html" text:style-name="Internet_20_link" text:visited-style-name="Visited_20_Internet_20_Link">
https://www.ukrinform.ua/rubric-economy/3715723-vr-uhvalila-zakon-spramovanij-na-nabutta-ukrainou-clenstva-u-banku-rozvitku-radi-evropi.html</text:a>
</text:p>
      <!--NEWS-->
      <text:h text:style-name="P10" text:outline-level="1">
<text:span text:style-name="T4">
The police of the Kyiv region transferred the SBU to the disappearance of journalist Khiluk</text:span>
</text:h>
      <text:p text:style-name="P4">
Authors: Ukrinform (Person)</text:p>
      <text:p text:style-name="P4">
Publisher: Укринформ (Organization)</text:p>
      <text:p text:style-name="P4">
Published Time: 2023-05-29T18:12:00+03:00</text:p>
      <text:p text:style-name="P4">
Modified Time: 2023-05-29T18:12:00+03:00</text:p>
      <text:p text:style-name="P4">
Description: The police of the Kyiv region have submitted criminal proceedings on the missing disappearance of the UNIAN journalist Dmitry Khiluk to the Main Directorate of the Security Service of Ukraine in Kyiv and Kyiv region last year. - Ukrinform.</text:p>
      <text:p text:style-name="P4">
Images: ['<text:a xlink:type="simple" xlink:href="https://static.ukrinform.com/photos/2023_05/thumb_files/630_360_1685373254-227.jpg" text:style-name="Internet_20_link" text:visited-style-name="Visited_20_Internet_20_Link">
630_360_16853...</text:a>
']</text:p>
      <text:p text:style-name="P4">
Tags: ['Поліція', 'СБУ', 'Спілка журналістів', 'Полонені', 'Війна з Росією']</text:p>
      <text:p text:style-name="P4">
Type: Article</text:p>
      <!--METADATA-->
      <text:p text:style-name="P4">
<draw:frame draw:style-name="fr1" draw:name="Image174" text:anchor-type="as-char" svg:width="6.9236in" svg:height="3.956343in" draw:z-index="0">
<draw:image xlink:href="../Images/yкринформ/2023-05-29T18-12-00-03-00/630_360_1685373254-227.jpg" xlink:type="simple" xlink:show="embed" xlink:actuate="onLoad" draw:mime-type="image/jpeg"/>
</draw:frame>
Police of the Kyiv region has submitted criminal proceedings against the missing disappearance of the journalist of the UNIAN Agency Dmitry Khiluk to the Main Directorate of the Security Service of Ukraine in the city of Kyiv and Kyiv region.</text:p>
      <text:p text:style-name="P4">
This is stated in the response of the Investigative Directorate of the Main Directorate of the National Police in the Kyiv region to the information request of Ukrinform.</text:p>
      <text:p text:style-name="P4">
“Proceedings of criminal proceedings on the fact of the missing disappearance of Dmitrkhiluk for further carrying out the pre -trial investigation on 13.04.2022 transferred to the investigative department of the GU <text:a xlink:type="simple" xlink:href="https://www.ukrinform.ua/tag-sbu" text:style-name="Internet_20_link" text:visited-style-name="Visited_20_Internet_20_Link">
SBU</text:a>
in Kyiv region, ”the answer said.</text:p>
      <text:p text:style-name="P4">
<text:span text:style-name="T4">
 Read also: </text:span>
 <text:a xlink:type="simple" xlink:href="https://www.ukrinform.ua/rubric-society/3710908-lubinec-osobisto-trimae-na-kontroli-pitanna-vizvolenna-z-polonu-rf-zurnalista-hiluka.html" text:style-name="Internet_20_link" text:visited-style-name="Visited_20_Internet_20_Link">
Lubinets personally keeps the issue of liberation from the Russian Federation journalist <text:span text:style-name="T4">
 Khiluk </text:span>
 a</text:a>
As it was reported, Russian invaders abducted Dmitry Khiluk on March 3, 2022 in his native village of Kozarovichi, Kyiv region. For more than a year he has been illegally applied in Russian prison.</text:p>
      <text:p text:style-name="P4">
The National Union of Journalists of Ukraine demands that the Russian Federation be released.</text:p>
      <text:p text:style-name="P4">
<text:span text:style-name="T4">
 Read also: </text:span>
 <text:a xlink:type="simple" xlink:href="https://www.ukrinform.ua/rubric-society/3710647-mediaholding-11-zaklikae-svit-dopomogti-zvilniti-zurnalista-dmitra-hiluka-z-rosijskogo-polonu.html" text:style-name="Internet_20_link" text:visited-style-name="Visited_20_Internet_20_Link">
Media Holding "1+1" urges the world to help liberate the journalist Dmitry <text:span text:style-name="T4">
 Khiluk </text:span>
 And from Russian captivity</text:a>
On May 17, the 1+1 Media Media Group appealed to the International Professional Community and Human Rights Committee to assist the release of the UNIAN journalist Dmitry Khiluk's R.</text:p>
      <text:p text:style-name="P4">
The Verkhovna Rada Commissioner for Human Rights Dmitry Lubinets stated that the control of the issue of liberation from the captivity of Khiluk.</text:p>
      <text:p text:style-name="P4">
News Source: <text:a xlink:type="simple" xlink:href="https://www.ukrinform.ua/rubric-society/3715724-policia-kiivsini-peredala-sbu-spravu-sodo-zniknenna-zurnalista-hiluka.html" text:style-name="Internet_20_link" text:visited-style-name="Visited_20_Internet_20_Link">
https://www.ukrinform.ua/rubric-society/3715724-policia-kiivsini-peredala-sbu-spravu-sodo-zniknenna-zurnalista-hiluka.html</text:a>
</text:p>
      <!--NEWS-->
      <text:h text:style-name="P10" text:outline-level="1">
<text:span text:style-name="T4">
The Cabinet of Ministers approved the UKRNAFTA Financial Plan for 2023</text:span>
</text:h>
      <text:p text:style-name="P4">
Authors: Ukrinform (Person)</text:p>
      <text:p text:style-name="P4">
Publisher: Укринформ (Organization)</text:p>
      <text:p text:style-name="P4">
Published Time: 2023-05-29T18:21:34+03:00</text:p>
      <text:p text:style-name="P4">
Modified Time: 2023-05-29T18:21:34+03:00</text:p>
      <text:p text:style-name="P4">
Description: The Cabinet of Ministers of Ukraine approved the financial plan of PJSC "Ukrnafta" for 2023. - Ukrinform.</text:p>
      <text:p text:style-name="P4">
Images: ['<text:a xlink:type="simple" xlink:href="https://static.ukrinform.com/photos/2019_12/thumb_files/630_360_1576666581-908.jpg" text:style-name="Internet_20_link" text:visited-style-name="Visited_20_Internet_20_Link">
630_360_15766...</text:a>
']</text:p>
      <text:p text:style-name="P4">
Tags: ['Фінанси', 'Кабмін', 'Укрнафта', 'Уряд']</text:p>
      <text:p text:style-name="P4">
Type: Article</text:p>
      <!--METADATA-->
      <text:p text:style-name="P4">
<draw:frame draw:style-name="fr1" draw:name="Image175" text:anchor-type="as-char" svg:width="6.9236in" svg:height="3.956343in" draw:z-index="0">
<draw:image xlink:href="../Images/yкринформ/2023-05-29T18-21-34-03-00/630_360_1576666581-908.jpg" xlink:type="simple" xlink:show="embed" xlink:actuate="onLoad" draw:mime-type="image/jpeg"/>
</draw:frame>
The Cabinet of Ministers of Ukraine approved the financial plan of PJSC "Ukrnafta" for 2023.</text:p>
      <text:p text:style-name="P4">
According to Ukrinform, the director of PJSC “Ukrnafta” Sergiykoretsky in [Facebook] reported this(https://www.facebook.com/sergii.koretskyi.page/posts/pfbid02rjBM3py9Uo1JKFUqGE8BkoYdPoiyBvCMhZsBgw5uEWY4qfnMyeeeBG6r9zSS9WLdl).</text:p>
      <text:p text:style-name="P4">
"Вперше за роки існування підприємства цей документ був підготовлений згідноіз вимогами Закону України "Про управління об‘єктами державної власності" таотримав 5 обов‘язкових висновків міністерств: Міністерства економіки,Міністерства оборони, Міністерства енергетики, Міністерства цифровоїтрансформації та <text:a xlink:type="simple" xlink:href="https://www.ukrinform.ua/tag-minfin" text:style-name="Internet_20_link" text:visited-style-name="Visited_20_Internet_20_Link">
 Міністерства фінансів </text:a>
", - Koretsky said.</text:p>
      <text:p text:style-name="P4">
The financial plan of PJSC "Ukrnafta" for 2023, in particular, provides: 74 billion UAH Cherry income from activity; 12 billion UAH of net profit; 25 billion UAH of tax payments in favor of the state(rent, income tax, VAT, taxation of the payroll of the Fund, etc.); 9 billion UAH of investments, in particular the cost of UAH 5.5 billion in production.</text:p>
      <text:p text:style-name="P4">
<text:span text:style-name="T4">
 Read also: </text:span>
 <text:a xlink:type="simple" xlink:href="https://www.ukrinform.ua/rubric-economy/3706994-ukrnafta-vrahuvala-zauvazenna-ministerstv-i-pidgotuvala-onovlenij-finplan-kompanii.html" text:style-name="Internet_20_link" text:visited-style-name="Visited_20_Internet_20_Link">
<text:span text:style-name="T4">
 Ukrnaft </text:span>
 And took into account the ministries' comments and prepared the updated company financial plan</text:a>
The Cabinet of Ministers approved the financial plan of the public joint -stock company "Ukrnafta" for 2023 on May 26, 2023 <text:a xlink:type="simple" xlink:href="https://www.kmu.gov.ua/npas/pro-zatverdzhennia-finansovoho-planu-publichnoho-a466r" text:style-name="Internet_20_link" text:visited-style-name="Visited_20_Internet_20_Link">
order</text:a>
№ 466-p.</text:p>
      <text:p text:style-name="P4">
As it was reported, PJSC "Ukrnafta" plans to drill a minimum of new wells during 2023, as well as to make indoor trunks in the three -year.</text:p>
      <text:p text:style-name="P4">
The Cabinet of Ministers of Ukraine handed over the assets of one of the largest gas companies of PJSC “Ukrnaftoburning” to the Office of PJSC “Ukrnafta”.</text:p>
      <text:p text:style-name="P4">
News Source: <text:a xlink:type="simple" xlink:href="https://www.ukrinform.ua/rubric-economy/3715727-kabmin-zatverdiv-finansovij-plan-ukrnafti-na-2023-rik.html" text:style-name="Internet_20_link" text:visited-style-name="Visited_20_Internet_20_Link">
https://www.ukrinform.ua/rubric-economy/3715727-kabmin-zatverdiv-finansovij-plan-ukrnafti-na-2023-rik.html</text:a>
</text:p>
      <!--NEWS-->
      <text:h text:style-name="P10" text:outline-level="1">
<text:span text:style-name="T4">
Parliament was dissolved in Greece and appointed an election date</text:span>
</text:h>
      <text:p text:style-name="P4">
Authors: Ukrinform (Person)</text:p>
      <text:p text:style-name="P4">
Publisher: Укринформ (Organization)</text:p>
      <text:p text:style-name="P4">
Published Time: 2023-05-29T18:25:00+03:00</text:p>
      <text:p text:style-name="P4">
Modified Time: 2023-05-29T18:25:00+03:00</text:p>
      <text:p text:style-name="P4">
Description: President of Greece, Kateryna Sakellaropula, issued a decree on the dissolution of Parliament and the official election appointment on June 25. - Ukrinform.</text:p>
      <text:p text:style-name="P4">
Images: ['<text:a xlink:type="simple" xlink:href="https://static.ukrinform.com/photos/2017_10/thumb_files/630_360_1507711731-5101.jpeg" text:style-name="Internet_20_link" text:visited-style-name="Visited_20_Internet_20_Link">
630_360_15077...</text:a>
']</text:p>
      <text:p text:style-name="P4">
Tags: ['Греція', 'Парламент', 'Вибори']</text:p>
      <text:p text:style-name="P4">
Type: Article</text:p>
      <!--METADATA-->
      <text:p text:style-name="P4">
<draw:frame draw:style-name="fr1" draw:name="Image176" text:anchor-type="as-char" svg:width="6.9236in" svg:height="3.946452in" draw:z-index="0">
<draw:image xlink:href="../Images/yкринформ/2023-05-29T18-25-00-03-00/630_360_1507711731-5101.jpeg" xlink:type="simple" xlink:show="embed" xlink:actuate="onLoad" draw:mime-type="image/jpeg"/>
</draw:frame>
President of Greece Catherine Sakellaropula issued a decree to dissolve the parliament with a taification election appointment on June 25.</text:p>
      <text:p text:style-name="P4">
About it reports <text:a xlink:type="simple" xlink:href="https://www.ekathimerini.com/news/1212141/president-issues-decree-dissolving-parliament-and-sets-june-25-as-next-election-day/" text:style-name="Internet_20_link" text:visited-style-name="Visited_20_Internet_20_Link">
ekathimerini</text:a>
, reports Ukrinform.</text:p>
      <text:p text:style-name="P4">
According to the decree, the new Parliament will take place on Monday, July 3.</text:p>
      <text:p text:style-name="P4">
According to the newspaper, the decree is also signed by the Provisional Prime Minister Johnnisarma and members of the Provisional Cabinet of Ministers.</text:p>
      <text:p text:style-name="P4">
As reported by Ukrinform, on Sunday, May 21, <text:a xlink:type="simple" xlink:href="https://www.ukrinform.ua/rubric-world/3712340-na-viborah-u-grecii-lidirue-pravlaca-partia-ekzipol.html" text:style-name="Internet_20_link" text:visited-style-name="Visited_20_Internet_20_Link">
Parliamentary elections took place in Greece</text:a>
. According to the counting of all votes, the New Democracy Party gained 40.78%(145 out of 300 seats).</text:p>
      <text:p text:style-name="P4">
Через день після парламентських виборів не вдалося сформувати однопартійнийуряд.</text:p>
      <text:p text:style-name="P4">
<text:span text:style-name="T4">
Читайте також:</text:span>
 <text:a xlink:type="simple" xlink:href="https://www.ukrinform.ua/rubric-world/3713560-u-grecii-priznacili-timcasovogo-premera-naperedodni-viboriv.html" text:style-name="Internet_20_link" text:visited-style-name="Visited_20_Internet_20_Link">
 У Греції призначили тимчасового прем'єра напередоднівиборів </text:a>
On May 28, 300 deputies of the parliament elected as a result of the elections were oath. Then <text:a xlink:type="simple" xlink:href="https://www.ukrinform.ua/tag-parlament" text:style-name="Internet_20_link" text:visited-style-name="Visited_20_Internet_20_Link">
Parliament</text:a>
They had to dissolve the Presidential Muscode on Monday or Tuesday, and the new election is announced on June 25.</text:p>
      <text:p text:style-name="P4">
This is only the second, since the recovery of democracy in 1974, the case, the lobbyes has a "two -day" parliament. The preliminary election in May 2012, which also failed to lead to government formation.</text:p>
      <text:p text:style-name="P4">
News Source: <text:a xlink:type="simple" xlink:href="https://www.ukrinform.ua/rubric-world/3715725-u-grecii-rozpustili-parlament-ta-priznacila-datu-viboriv.html" text:style-name="Internet_20_link" text:visited-style-name="Visited_20_Internet_20_Link">
https://www.ukrinform.ua/rubric-world/3715725-u-grecii-rozpustili-parlament-ta-priznacila-datu-viboriv.html</text:a>
</text:p>
      <!--NEWS-->
      <text:h text:style-name="P10" text:outline-level="1">
<text:span text:style-name="T4">
Svitolina: Very, very happy because she played today</text:span>
</text:h>
      <text:p text:style-name="P4">
Authors: Ukrinform (Person)</text:p>
      <text:p text:style-name="P4">
Publisher: Укринформ (Organization)</text:p>
      <text:p text:style-name="P4">
Published Time: 2023-05-29T18:36:00+03:00</text:p>
      <text:p text:style-name="P4">
Modified Time: 2023-05-29T18:36:00+03:00</text:p>
      <text:p text:style-name="P4">
Description: The Ukrainian won the Italian Martina Travisan (No. 24 WTA). - Ukrinform.</text:p>
      <text:p text:style-name="P4">
Images: ['<text:a xlink:type="simple" xlink:href="https://static.ukrinform.com/photos/2023_05/thumb_files/630_360_1685374523-972.jpg" text:style-name="Internet_20_link" text:visited-style-name="Visited_20_Internet_20_Link">
630_360_16853...</text:a>
']</text:p>
      <text:p text:style-name="P4">
Tags: ['Світоліна', 'Теніс']</text:p>
      <text:p text:style-name="P4">
Type: Article</text:p>
      <!--METADATA-->
      <text:p text:style-name="P4">
<draw:frame draw:style-name="fr1" draw:name="Image177" text:anchor-type="as-char" svg:width="6.9236in" svg:height="3.956343in" draw:z-index="0">
<draw:image xlink:href="../Images/yкринформ/2023-05-29T18-36-00-03-00/630_360_1685374523-972.jpg" xlink:type="simple" xlink:show="embed" xlink:actuate="onLoad" draw:mime-type="image/jpeg"/>
</draw:frame>
The Ukrainian Victory over Italian Martina Travisan(№24 WTA).</text:p>
      <text:p text:style-name="P4">
Еліна Світоліна <text:a xlink:type="simple" xlink:href="https://twitter.com/rolandgarros/status/1663200628036849664" text:style-name="Internet_20_link" text:visited-style-name="Visited_20_Internet_20_Link">
 прокоментувала</text:a>
Rolan Harros, Ukrinform reports his victory for the recessed round of Rolan Harros.</text:p>
      <text:p text:style-name="P4">
“First, I really want to thank you for came and supported me. As you acknowledge, it is very especially especially important for me to win the Grand Slememi Sametut, Rolan Harros. I have wonderful memories of performances here, foreigners, fans. I am very, very happy because of the game today, ”Svitolina said.</text:p>
      <text:p text:style-name="P4">
<text:span text:style-name="T4">
 Read also: </text:span>
 [<text:span text:style-name="T4">
 Svitolina </text:span>
 will play in the second round of the main grid "Rolan Harros"]](https://www.ukrinform.ua/rubric-sports/3715720-svitolina-zigrae-u-drugomu-raundi-osnovnoi-sitki-rolan-garros.html)In the second circle Elina will play with Australian Storm Hunter(Sandres).</text:p>
      <text:p text:style-name="P4">
Фото: Getty Images</text:p>
      <text:p text:style-name="P4">
News Source: <text:a xlink:type="simple" xlink:href="https://www.ukrinform.ua/rubric-sports/3715732-svitolina-duzeduze-sasliva-cerez-te-ak-grala-sogodni.html" text:style-name="Internet_20_link" text:visited-style-name="Visited_20_Internet_20_Link">
https://www.ukrinform.ua/rubric-sports/3715732-svitolina-duzeduze-sasliva-cerez-te-ak-grala-sogodni.html</text:a>
</text:p>
      <!--NEWS-->
      <text:h text:style-name="P10" text:outline-level="1">
<text:span text:style-name="T4">
In Odessa checked the beaches for compliance with environmental standards</text:span>
</text:h>
      <text:p text:style-name="P4">
Authors: Ukrinform (Person)</text:p>
      <text:p text:style-name="P4">
Publisher: Укринформ (Organization)</text:p>
      <text:p text:style-name="P4">
Published Time: 2023-05-29T18:37:01+03:00</text:p>
      <text:p text:style-name="P4">
Modified Time: 2023-05-29T18:37:01+03:00</text:p>
      <text:p text:style-name="P4">
Description: On Odessa beaches, before the start of the summer season, experts took samples of seawater, air and sand to check for compliance with environmental standards. - Ukrinform.</text:p>
      <text:p text:style-name="P4">
Images: ['<text:a xlink:type="simple" xlink:href="https://static.ukrinform.com/photos/2019_04/thumb_files/630_360_1555085245-7254.jpeg" text:style-name="Internet_20_link" text:visited-style-name="Visited_20_Internet_20_Link">
630_360_15550...</text:a>
']</text:p>
      <text:p text:style-name="P4">
Tags: ['Одеса', 'Забруднення повітря', ' Чорне море', 'Пляж', 'Пісок']</text:p>
      <text:p text:style-name="P4">
Type: Article</text:p>
      <!--METADATA-->
      <text:p text:style-name="P4">
<draw:frame draw:style-name="fr1" draw:name="Image178" text:anchor-type="as-char" svg:width="6.9236in" svg:height="3.956343in" draw:z-index="0">
<draw:image xlink:href="../Images/yкринформ/2023-05-29T18-37-01-03-00/630_360_1555085245-7254.jpeg" xlink:type="simple" xlink:show="embed" xlink:actuate="onLoad" draw:mime-type="image/jpeg"/>
</draw:frame>
Before the beginning of the summer season, the experts took the samples of marine, air and sand to check for compliance with environmental standards.</text:p>
      <text:p text:style-name="P4">
About it in <text:a xlink:type="simple" xlink:href="https://www.facebook.com/permalink.php" text:style-name="Internet_20_link" text:visited-style-name="Visited_20_Internet_20_Link">
Facebook</text:a>
The chairman of the deputy commission on ecology, prevention of common situations and elimination of their consequences, communication and information technologies of the Odessa city council Mykhailo Karpenchuk reported, Ukrinchuk reports.</text:p>
      <text:p text:style-name="P4">
“It will only be possible to swim and sunbathe in specially designated areas that will be trained by specialists of special services. List <text:a xlink:type="simple" xlink:href="https://www.ukrinform.ua/tag-plaz" text:style-name="Internet_20_link" text:visited-style-name="Visited_20_Internet_20_Link">
beaches</text:a>
will be released in the near future. It was this reason that we and my colleagues from the city council and the executive committee initiated the exit inspection of the coast, ”Karpenchuk said.</text:p>
      <text:p text:style-name="P4">
According to him, together with experts of the Department of Ecology, Management of Engineering Protection and Development of the Coast, KP "Coast of Odessa", the State Ecological Inspectorate of the Southern District, KP "Municipal Center sand "In order to establish the state of pollution and compliance with environmental standards".</text:p>
      <text:p text:style-name="P4">
<text:span text:style-name="T4">
 Read also: </text:span>
 <text:a xlink:type="simple" xlink:href="https://www.ukrinform.ua/rubric-regions/3713606-plazi-cornomorska-zakriti-dla-kupanna.html" text:style-name="Internet_20_link" text:visited-style-name="Visited_20_Internet_20_Link">
<text:span text:style-name="T4">
 beaches </text:span>
 <text:span text:style-name="T4">
 Black Sea </text:span>
 <text:span text:style-name="T4">
 Closed </text:span>
 <text:span text:style-name="T4">
 </text:span>
 for <text:span text:style-name="T4">
** bath </text:span>
</text:a>
According to the results of sand studies on the beaches "Arcadia", "10 cent. V. Fontan "," 13th. V. Fontan ”it is established that the doses of gamma radiation do not exceed the allowable levels. The study of the air on these beaches also did not show exceeding the standards. The results of the study of seawater will soon be ready.</text:p>
      <text:p text:style-name="P4">
As reported, some beaches in Odessa may open after June 5, but for this municipal power and tenants must fulfill <text:a xlink:type="simple" xlink:href="https://www.ukrinform.ua/rubric-regions/3714175-vlada-odesi-rozpovila-za-akih-umov-vidkriut-plazi.html" text:style-name="Internet_20_link" text:visited-style-name="Visited_20_Internet_20_Link">
a number of conditions</text:a>
to guarantee the safety of people. In particular, zonacup should be fenced off by appropriate means. Between the traverses to track the barriers every 50 m.</text:p>
      <text:p text:style-name="P4">
News Source: <text:a xlink:type="simple" xlink:href="https://www.ukrinform.ua/rubric-regions/3715734-v-odesi-perevirili-plazi-na-vidpovidnist-ekologicnim-normam.html" text:style-name="Internet_20_link" text:visited-style-name="Visited_20_Internet_20_Link">
https://www.ukrinform.ua/rubric-regions/3715734-v-odesi-perevirili-plazi-na-vidpovidnist-ekologicnim-normam.html</text:a>
</text:p>
      <!--NEWS-->
      <text:h text:style-name="P10" text:outline-level="1">
<text:span text:style-name="T4">
Planet Labs showed satellite images of "Dragon Teeth" in Belarus on the border with Ukraine</text:span>
</text:h>
      <text:p text:style-name="P4">
Authors: Ukrinform (Person)</text:p>
      <text:p text:style-name="P4">
Publisher: Укринформ (Organization)</text:p>
      <text:p text:style-name="P4">
Published Time: 2023-05-29T18:42:00+03:00</text:p>
      <text:p text:style-name="P4">
Modified Time: 2023-05-29T18:42:00+03:00</text:p>
      <text:p text:style-name="P4">
Description: Satellite images of the Planet Labs service recorded defensive fortifications in Belarus on the border with Ukraine, not far from Gomel. - Ukrinform.</text:p>
      <text:p text:style-name="P4">
Images: ['<text:a xlink:type="simple" xlink:href="https://static.ukrinform.com/photos/2023_05/thumb_files/630_360_1685375212-491.jpg" text:style-name="Internet_20_link" text:visited-style-name="Visited_20_Internet_20_Link">
630_360_16853...</text:a>
']</text:p>
      <text:p text:style-name="P4">
Tags: ['Білорусь', 'Супутник', 'Україна', 'Кордон', 'Фортифікаційні споруди']</text:p>
      <text:p text:style-name="P4">
Type: Article</text:p>
      <!--METADATA-->
      <text:p text:style-name="P4">
<draw:frame draw:style-name="fr1" draw:name="Image181" text:anchor-type="as-char" svg:width="6.9236in" svg:height="3.956343in" draw:z-index="0">
<draw:image xlink:href="../Images/yкринформ/2023-05-29T18-42-00-03-00/630_360_1685375212-491.jpg" xlink:type="simple" xlink:show="embed" xlink:actuate="onLoad" draw:mime-type="image/jpeg"/>
</draw:frame>
The planet Labs service images have recorded defensive fortifications of the spheric of Belarus on the border with Ukraine, not far from Gomel.</text:p>
      <text:p text:style-name="P4">
About it reports <text:a xlink:type="simple" xlink:href="https://www.svaboda.org/a/32432854.html" text:style-name="Internet_20_link" text:visited-style-name="Visited_20_Internet_20_Link">
"Radye Swaboda"</text:a>
, reports Ukrinform.</text:p>
      <text:p text:style-name="P4">
As it is noted, near the village of Kalinino, 20 kilometers from the border of Zauzrana and 10 kilometers from Gomel, military defense structures appeared, including a line of anti -tank fortifications with Dragon Teeth. Moreover, most of the currents - in the immediate vicinity of residential buildings. Some dug less than 10 meters from the fences of the locals.</text:p>
      <text:p text:style-name="P4">
Monitoring Group <text:a xlink:type="simple" xlink:href="https://t.me/Hajun_BY/6900" text:style-name="Internet_20_link" text:visited-style-name="Visited_20_Internet_20_Link">
"Belaruski Gayun"</text:a>
After analyzing the photo, notes that the length of the Dragon Teeth line near Selacalino is about 2 km(400 m - western part, 1600 m - east).Крім того, на північ, ближче до села, можна помітити фортифікаційні споруди —окопи та рови.</text:p>
      <text:p text:style-name="P4">
<text:span text:style-name="T4">
Читайте також:</text:span>
 <text:a xlink:type="simple" xlink:href="https://www.ukrinform.ua/rubric-world/3711012-u-bilorusi-zavilas-linia-zubiv-drakona-nepodalik-kordonu-z-ukrainou-zmi.html" text:style-name="Internet_20_link" text:visited-style-name="Visited_20_Internet_20_Link">
 У <text:span text:style-name="T4">
Білорусі</text:span>
 з' <text:span text:style-name="T4">
явилась</text:span>
 <text:span text:style-name="T4">
лінія</text:span>
 « <text:span text:style-name="T4">
зубів</text:span>
<text:span text:style-name="T4">
дракона</text:span>
 » <text:span text:style-name="T4">
неподалік</text:span>
 <text:span text:style-name="T4">
кордону</text:span>
 з <text:span text:style-name="T4">
Україною</text:span>
 — <text:span text:style-name="T4">
ЗМІ</text:span>
</text:a>
At the same time <text:a xlink:type="simple" xlink:href="https://t.me/flagshtok/10708" text:style-name="Internet_20_link" text:visited-style-name="Visited_20_Internet_20_Link">
telegram-channel</text:a>
The "flagship" called the fortification "Khrenin line" - by the name of the Minister of Defense of the RB - and considers them a "demonstration model". “Today in the Gomel region there is no large -scale construction of a single line of fortifications on the border with Ukraine(As tedied in the Russian Federation)», - summarizes the flagpole.</text:p>
      <text:p text:style-name="P4">
As reported <text:a xlink:type="simple" xlink:href="https://www.ukrinform.ua/rubric-world/3703549-lukasenko-zibrav-naradu-i-zaavlae-pro-provokacii-na-kordoni.html" text:style-name="Internet_20_link" text:visited-style-name="Visited_20_Internet_20_Link">
Ukrinform</text:a>
, in early May, Alexander Lukashenko collected a meeting on "topical issues of security and measures for the protection of the State Border", referring to alleged provocations at the border and the penetration of "saboteurs".</text:p>
      <text:p text:style-name="P4">
_ First photo from the 35Poto.pro_ site</text:p>
      <text:p text:style-name="P4">
News Source: <text:a xlink:type="simple" xlink:href="https://www.ukrinform.ua/rubric-world/3715735-planet-labs-pokazav-suputnikovi-znimki-zubiv-drakona-u-bilorusi-na-kordoni-z-ukrainou.html" text:style-name="Internet_20_link" text:visited-style-name="Visited_20_Internet_20_Link">
https://www.ukrinform.ua/rubric-world/3715735-planet-labs-pokazav-suputnikovi-znimki-zubiv-drakona-u-bilorusi-na-kordoni-z-ukrainou.html</text:a>
</text:p>
      <!--NEWS-->
      <text:h text:style-name="P10" text:outline-level="1">
<text:span text:style-name="T4">
Tomorrow in Ukraine up to +27 °, in some areas - raining with thunderstorms</text:span>
</text:h>
      <text:p text:style-name="P4">
Authors: Ukrinform (Person)</text:p>
      <text:p text:style-name="P4">
Publisher: Укринформ (Organization)</text:p>
      <text:p text:style-name="P4">
Published Time: 2023-05-29T18:56:00+03:00</text:p>
      <text:p text:style-name="P4">
Modified Time: 2023-05-29T18:56:00+03:00</text:p>
      <text:p text:style-name="P4">
Description: In Ukraine on Tuesday, May 30, short-term rains with thunderstorms are expected in the eastern, southeastern regions, Crimea, the Carpathians and Transcarpathia, in the rest of the territory without precipitation; The air warms up to 27 ° as much as possible. - Ukrinform.</text:p>
      <text:p text:style-name="P4">
Images: ['<text:a xlink:type="simple" xlink:href="https://static.ukrinform.com/photos/2023_05/thumb_files/630_360_1685361900-779.jpg" text:style-name="Internet_20_link" text:visited-style-name="Visited_20_Internet_20_Link">
630_360_16853...</text:a>
']</text:p>
      <text:p text:style-name="P4">
Tags: ['Дощ', 'Гроза', 'Погода', 'Прогноз']</text:p>
      <text:p text:style-name="P4">
Type: Article</text:p>
      <!--METADATA-->
      <text:p text:style-name="P4">
<draw:frame draw:style-name="fr1" draw:name="Image182" text:anchor-type="as-char" svg:width="6.9236in" svg:height="3.956343in" draw:z-index="0">
<draw:image xlink:href="../Images/yкринформ/2023-05-29T18-56-00-03-00/630_360_1685361900-779.jpg" xlink:type="simple" xlink:show="embed" xlink:actuate="onLoad" draw:mime-type="image/jpeg"/>
</draw:frame>
In Ukraine, Tuesday, May 30, short-term rains with thunderstorms are expected in the eastern, southeastern regions, Crimea, the Carpathians and Transcarpathia, in the rest of the territory of precipitation; The air warms up to 27 ° as much as possible.</text:p>
      <text:p text:style-name="P4">
Ukrinform was reported at the Ukrainian Hydrometeorological Center.</text:p>
      <text:p text:style-name="P4">
"In the eastern, southeastern regions and Crimea, cloudy, short-lived thunderstorms, night 13-18 °, 18-23 ° in the daytime. In the rest of the territory, it is cloudy, without precipitation, only in the Carpathians and Transcarpathia in the afternoon, thunderstorms, thunderstorms; Temperature at night is 8-13 °, in the afternoon 22-27 °, in the Carpathian Mountains 5-10 °, in the afternoon 15-20 °.</text:p>
      <text:p text:style-name="P4">
Forecasters warn that on May 30 in the Eastern, Dnipropetrovsk, Kherson and Zaporizhzhya regions are expected <text:a xlink:type="simple" xlink:href="https://www.ukrinform.ua/tag-groza" text:style-name="Internet_20_link" text:visited-style-name="Visited_20_Internet_20_Link">
thunderstorms</text:a>
 (And the level of danger, yellow).</text:p>
      <text:p text:style-name="P4">
У Києві та Київській області у вівторок очікується невелика хмарність, безопадів. Температура у регіоні вночі становитиме 8-13°, вдень 22-27°, у столицівночі буде 10-12°, вдень 23-25°.</text:p>
      <text:p text:style-name="P4">
У наступні два дні спостерігатиметься мінлива хмарність. Згідно з прогнозом,31 травня у південно-східній частині країни, вдень 1 червня в Карпатах і наЗакарпатті пройдуть короткочасні дощі, місцями грози, на решті території безістотних опадів. Вітер північний з переходом у західних та північних областяхна західний, 5-10 м/с.</text:p>
      <text:p text:style-name="P4">
Температура вночі становитиме 10-15°, у західних, 1 червня і у північних таВінницькій областях 7-12°; вдень буде 22-27°, у східних, 31 травня і взахідних та північних областях 19-24°.</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text:p>
      <text:p text:style-name="P4">
У столиці та Київській області істотних опадів у ці дні не прогнозують,спостерігатиметься мінлива хмарність. Вітер північний з переходом на західний,5-10 м/с. Температура в області 31 травня вночі 10-15°, вдень 19-24°, 1 червнявночі 7-12°, вдень 22-27°. У Києві стовпчики термомтерів покажуть 31 травнявночі 13-15°, вдень 21-23°, 1 червня вночі буде близько 10°, вдень 24-26°.</text:p>
      <text:p text:style-name="P4">
Метеорологи попереджають, що 30-31 травня у західних (In addition to Lviv, Transcarpathian, Ivano-Frankivsk), northern and Vinnytsia regions and Kiev will survive the extraordinary level of fire danger.The temperature will be 8-14 ° at night, in the southern regions up to 17 °; In the afternoon 22-28 °, in the eastern part, June 3 in all Ukraine will be 19-25 °.</text:p>
      <text:p text:style-name="P4">
In the capital region and Kiev, on June 2-3, short-term rains of Tagrose are expected, only at night on June 2 without precipitation. The temperature in the region will be at night9-14 °; On June 2, 23-28 °, June 3, 19-24 °. The capital will be 11-13 ° at night; on June 2, 25-27 °, June 3, 21-23 °.</text:p>
      <text:p text:style-name="P4">
News Source: <text:a xlink:type="simple" xlink:href="https://www.ukrinform.ua/rubric-regions/3715625-zavtra-v-ukraini-do-27-u-deakih-oblastah-dosi-z-grozami.html" text:style-name="Internet_20_link" text:visited-style-name="Visited_20_Internet_20_Link">
https://www.ukrinform.ua/rubric-regions/3715625-zavtra-v-ukraini-do-27-u-deakih-oblastah-dosi-z-grozami.html</text:a>
</text:p>
      <!--NEWS-->
      <text:h text:style-name="P10" text:outline-level="1">
<text:span text:style-name="T4">
In Kiev, tap water is safe and meets sanitary standards</text:span>
</text:h>
      <text:p text:style-name="P4">
Authors: Ukrinform (Person)</text:p>
      <text:p text:style-name="P4">
Publisher: Укринформ (Organization)</text:p>
      <text:p text:style-name="P4">
Published Time: 2023-05-29T19:09:00+03:00</text:p>
      <text:p text:style-name="P4">
Modified Time: 2023-05-29T19:09:00+03:00</text:p>
      <text:p text:style-name="P4">
Description: In Kiev, tap water is safe and meets the sanitary standards, the experts of the water utility are strictly controlled by the water utility. - Ukrinform.</text:p>
      <text:p text:style-name="P4">
Images: ['<text:a xlink:type="simple" xlink:href="https://static.ukrinform.com/photos/2020_01/thumb_files/630_360_1580371360-546.jpg" text:style-name="Internet_20_link" text:visited-style-name="Visited_20_Internet_20_Link">
630_360_15803...</text:a>
']</text:p>
      <text:p text:style-name="P4">
Tags: ['Вода', 'Київ']</text:p>
      <text:p text:style-name="P4">
Type: Article</text:p>
      <!--METADATA-->
      <text:p text:style-name="P4">
<draw:frame draw:style-name="fr1" draw:name="Image183" text:anchor-type="as-char" svg:width="6.9236in" svg:height="3.956343in" draw:z-index="0">
<draw:image xlink:href="../Images/yкринформ/2023-05-29T19-09-00-03-00/630_360_1580371360-546.jpg" xlink:type="simple" xlink:show="embed" xlink:actuate="onLoad" draw:mime-type="image/jpeg"/>
</draw:frame>
In Kiev, water water is safe and meets sanitary standards, experts of water utility strictly control quality.</text:p>
      <text:p text:style-name="P4">
According to Ukrinform, it reports <text:a xlink:type="simple" xlink:href="https://kyivcity.gov.ua/news/vodoprovidna_voda_u_kiyevi_bezpechna_ta_vidpovidaye_chinnim_normam__prat_ak_kivvodokanal/" text:style-name="Internet_20_link" text:visited-style-name="Visited_20_Internet_20_Link">
Kyiv City State Administration.</text:a>
“Kyivvodokanal specialists strictly control the quality of water and guarantee its safety. However, recently there has been an increase in colored steps, which is caused by extremely high pollution of the Dnieper and Desna rivers. This is, despite the increase in the dose of coagulants in the process of water treatment, drinking water can have a visually noticeable yellow tint, ”the testimony reads.</text:p>
      <text:p text:style-name="P4">
In the KSCA, it is noted that the indicators of color, turbidity of hip iron remain within the norm of state sanitary standards, rules degrees, turbidity up to 3.5 NOC, total iron up to 1.0 mg/l.</text:p>
      <text:p text:style-name="P4">
“But these indicators only affect the visual qualities of water and <text:a xlink:type="simple" xlink:href="https://www.ukrinform.ua/tag-voda" text:style-name="Internet_20_link" text:visited-style-name="Visited_20_Internet_20_Link">
water</text:a>
It remains quite safe, ”the message reads.</text:p>
      <text:p text:style-name="P4">
The control over the quality of tap water in the capital is constantly exercising the main management of the State Consumer Service in the city of Kiev. Deviations from the regulatory requirement is recorded.</text:p>
      <text:p text:style-name="P4">
<text:span text:style-name="T4">
 Read also: </text:span>
 <text:a xlink:type="simple" xlink:href="https://www.ukrinform.ua/rubric-regions/3715584-polovina-ziteliv-cornomorska-zalisilasa-bez-vodi-cerez-avariu.html" text:style-name="Internet_20_link" text:visited-style-name="Visited_20_Internet_20_Link">
<text:span text:style-name="T4">
 half </text:span>
 <text:span text:style-name="T4">
 </text:span>
 residents <text:span text:style-name="T4">
 </text:span>
 Black Sea <text:span text:style-name="T4">
 </text:span>
 left <text:span text:style-name="T4">
<text:span text:style-name="T5">
* without </text:span>
* </text:span>
 water <text:span text:style-name="T4">
 </text:span>
 <text:span text:style-name="T4">
 Through </text:span>
 <text:span text:style-name="T4">
 accident </text:span>
</text:a>
The quality of drinking water in Kiev is now controlled by sanitary-toxicological, organoleptic and physico-chemical indicators according to state sanitary rules and regulations “Safety indicators and individual indicators of drinking water quality in martial law and emergency situations”, approved by the Ministry of Health. Ukraine from April 22, 2022 No. 683 and registered with the Ministry of Justice of Ukraine on May 25, 2022 under No. 564/37900, which are used during the martial law.</text:p>
      <text:p text:style-name="P4">
According to the indicators of epidemic and radiation safety, the control is carried out in accordance with the requirements of DSANPIN 2.2.4-171-10.</text:p>
      <text:p text:style-name="P4">
News Source: <text:a xlink:type="simple" xlink:href="https://www.ukrinform.ua/rubric-kyiv/3715739-u-kievi-vodoprovidna-voda-bezpecna-ta-vidpovidae-sanitarnim-normam.html" text:style-name="Internet_20_link" text:visited-style-name="Visited_20_Internet_20_Link">
https://www.ukrinform.ua/rubric-kyiv/3715739-u-kievi-vodoprovidna-voda-bezpecna-ta-vidpovidae-sanitarnim-normam.html</text:a>
</text:p>
      <!--NEWS-->
      <text:h text:style-name="P10" text:outline-level="1">
<text:span text:style-name="T4">
The General Staff specified - at night the air defense forces destroyed 36 rockets and 30 "Shahmed"</text:span>
</text:h>
      <text:p text:style-name="P4">
Authors: Ukrinform (Person)</text:p>
      <text:p text:style-name="P4">
Publisher: Укринформ (Organization)</text:p>
      <text:p text:style-name="P4">
Published Time: 2023-05-29T19:13:00+03:00</text:p>
      <text:p text:style-name="P4">
Modified Time: 2023-05-29T19:13:00+03:00</text:p>
      <text:p text:style-name="P4">
Description: Last night, the air defense forces destroyed 36 of 40 winged missiles X-101/X-555 and 30 out of 38 38 shock UAVs "Shahd-136/131". - Ukrinform.</text:p>
      <text:p text:style-name="P4">
Images: ['<text:a xlink:type="simple" xlink:href="https://static.ukrinform.com/photos/2022_07/thumb_files/630_360_1657464612-959.jpg" text:style-name="Internet_20_link" text:visited-style-name="Visited_20_Internet_20_Link">
630_360_16574...</text:a>
']</text:p>
      <text:p text:style-name="P4">
Tags: ['Генштаб', 'ЗСУ', 'Війна з Росією']</text:p>
      <text:p text:style-name="P4">
Type: Article</text:p>
      <!--METADATA-->
      <text:p text:style-name="P4">
<draw:frame draw:style-name="fr1" draw:name="Image184" text:anchor-type="as-char" svg:width="6.9236in" svg:height="3.956343in" draw:z-index="0">
<draw:image xlink:href="../Images/yкринформ/2023-05-29T19-13-00-03-00/630_360_1657464612-959.jpg" xlink:type="simple" xlink:show="embed" xlink:actuate="onLoad" draw:mime-type="image/jpeg"/>
</draw:frame>
Last air, air defense forces destroyed 36 of 40 winged missiles X-101/X-555 and 30 of 38 38 shock-offs "Shahd-136/131".</text:p>
      <text:p text:style-name="P4">
This was reported in the summary of the Armed Forces General Staff on <text:a xlink:type="simple" xlink:href="https://www.facebook.com/GeneralStaff.ua/posts/pfbid03n8ofjJkwrF6rfaxTscUvQrKYZYQsBPLM9W5mdDgNMgxWCSzgFX43AGzYyQPE4Ppl" text:style-name="Internet_20_link" text:visited-style-name="Visited_20_Internet_20_Link">
Facebook</text:a>
, передає Укрінформ.</text:p>
      <text:p text:style-name="P4">
"Вночі противник застосував крилаті ракети повітряного базування Х-101/Х-555та іранські ударні БпЛА “Shahed-136/131”. За уточненою інформацією, силами тазасобами повітряних командувань у взаємодії із протиповітряною обороною іншихскладових Сил оборони України знищено 36 із 40 крилатих ракет Х-101/Х-555 та30 із 38 ударних БпЛА «Shahed-136/131»", - поінформували у Генштабі.</text:p>
      <text:p text:style-name="P4">
<text:span text:style-name="T4">
Читайте також:</text:span>
 <text:a xlink:type="simple" xlink:href="https://www.ukrinform.ua/rubric-kyiv/3715699-raketna-ataka-zelenskij-pokazav-ak-diti-pid-zvuki-vibuhiv-bizat-v-ukritta.html" text:style-name="Internet_20_link" text:visited-style-name="Visited_20_Internet_20_Link">
 Ракетна атака: Зеленський показав, як діти під звукивибухів біжать в укриття </text:a>
According to him, in the daytime invaders used the winged and ballistic rocket-tactical-tactical missile system "Iskander" on the objects of civilian instructive infrastructure of Kyiv. Forces and means of the Armed Forces of the Armed Forces were destroyed 11 of the 11 missiles.</text:p>
      <text:p text:style-name="P4">
The General Staff emphasizes that the probability of the task of rocket and aviation strikes of the climbing territory of Ukraine remains high.</text:p>
      <text:p text:style-name="P4">
It is reported that during this day, the Russian army caused 53 aviation -hazards and carried out about 20 shelling of the reactive systems of the volley fire of the positions of Ukrainian troops and settlements. There are victims among civilian regulations, damaged private dwellings, other civilian and administrative infrastructure.</text:p>
      <text:p text:style-name="P4">
<text:span text:style-name="T4">
 Read also: </text:span>
 <text:a xlink:type="simple" xlink:href="https://www.ukrinform.ua/rubric-ato/3715610-na-limanskomu-napramku-sili-oboroni-znisili-sklad-rosian.html" text:style-name="Internet_20_link" text:visited-style-name="Visited_20_Internet_20_Link">
in the Liman Defense force <text:span text:style-name="T4">
 destroy </text:span>
 and compositions</text:a>
</text:p>
      <text:p text:style-name="P4">
Як повідомлялось, авіація Сил оборони за добу завдала 15 ударів по районахзосередження особового складу та військової техніки ворога.</text:p>
      <text:p text:style-name="P4">
Фото: Міноборони</text:p>
      <text:p text:style-name="P4">
News Source: <text:a xlink:type="simple" xlink:href="https://www.ukrinform.ua/rubric-ato/3715742-u-genstabi-utocnili-unoci-sili-ppo-znisili-36-raket-ta-30-sahediv.html" text:style-name="Internet_20_link" text:visited-style-name="Visited_20_Internet_20_Link">
https://www.ukrinform.ua/rubric-ato/3715742-u-genstabi-utocnili-unoci-sili-ppo-znisili-36-raket-ta-30-sahediv.html</text:a>
</text:p>
      <!--NEWS-->
      <text:h text:style-name="P10" text:outline-level="1">
<text:span text:style-name="T4">
Russia continues to export the stolen grain through Mariupol - an adviser to mayor</text:span>
</text:h>
      <text:p text:style-name="P4">
Authors: Ukrinform (Person)</text:p>
      <text:p text:style-name="P4">
Publisher: Укринформ (Organization)</text:p>
      <text:p text:style-name="P4">
Published Time: 2023-05-29T19:15:00+03:00</text:p>
      <text:p text:style-name="P4">
Modified Time: 2023-05-29T19:15:00+03:00</text:p>
      <text:p text:style-name="P4">
Description: In the temporarily captured Russian military Mariupol, the transportation of trucks through the city of stolen Ukrainian grain to Russia is again recorded.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Зерно', 'Росія']</text:p>
      <text:p text:style-name="P4">
Type: Article</text:p>
      <!--METADATA-->
      <text:p text:style-name="P4">
<draw:frame draw:style-name="fr1" draw:name="Image185" text:anchor-type="as-char" svg:width="6.9236in" svg:height="3.956343in" draw:z-index="0">
<draw:image xlink:href="../Images/yкринформ/2023-05-29T19-15-00-03-00/630_360_1680546247-363.jpg" xlink:type="simple" xlink:show="embed" xlink:actuate="onLoad" draw:mime-type="image/jpeg"/>
</draw:frame>
Timely captured by Russian military Mariupol again capture by trucks through the city of stolen Ukrainian grain to Russia.</text:p>
      <text:p text:style-name="P4">
According to Ukrinform, about it in <text:a xlink:type="simple" xlink:href="https://t.me/andriyshTime/10203" text:style-name="Internet_20_link" text:visited-style-name="Visited_20_Internet_20_Link">
telegram</text:a>
Advisor to Mariupol Mayor Petro Andryushchenko reported the appropriate video.</text:p>
      <text:p text:style-name="P4">
“Without stopping the Russians pull grain trucks across the city to Russia. One by one. This Ukraine is the first in the state at the state level. Together with the killings of Taru. The empire of evil in the fullest sense of this statement, ” - wroteandryushchenko.</text:p>
      <text:p text:style-name="P4">
<text:span text:style-name="T4">
 Read also: </text:span>
 <text:a xlink:type="simple" xlink:href="https://www.ukrinform.ua/rubric-regions/3715549-u-mariupolskomu-rajoni-rosiani-vantazivkami-vivozat-svoih-vbitih-i-poranenih.html" text:style-name="Internet_20_link" text:visited-style-name="Visited_20_Internet_20_Link">
in <text:span text:style-name="T4">
 Mariupol </text:span>
 by the Russian area by the Russian trucks carry their killed and wounded</text:a>
It was reported that a week ago from the port of the temporarily captured by the invaders of Mariiupol went to Rostov-on-Don another Russian ship with stolen bi-sons of tons of Ukrainian grain.</text:p>
      <text:p text:style-name="P4">
News Source: <text:a xlink:type="simple" xlink:href="https://www.ukrinform.ua/rubric-regions/3715531-rosia-prodovzit-vivoziti-kradene-zerno-cerez-mariupol-radnik-mera.html" text:style-name="Internet_20_link" text:visited-style-name="Visited_20_Internet_20_Link">
https://www.ukrinform.ua/rubric-regions/3715531-rosia-prodovzit-vivoziti-kradene-zerno-cerez-mariupol-radnik-mera.html</text:a>
</text:p>
      <!--NEWS-->
      <text:h text:style-name="P10" text:outline-level="1">
<text:span text:style-name="T4">
Front and staffing new brigades: Zelensky conducted a rate meeting</text:span>
</text:h>
      <text:p text:style-name="P4">
Authors: Ukrinform (Person)</text:p>
      <text:p text:style-name="P4">
Publisher: Укринформ (Organization)</text:p>
      <text:p text:style-name="P4">
Published Time: 2023-05-29T19:18:00+03:00</text:p>
      <text:p text:style-name="P4">
Modified Time: 2023-05-29T19:18:00+03:00</text:p>
      <text:p text:style-name="P4">
Description: President Volodymyr Zelensky held a regular meeting of the Supreme Commander -in -Chief on the situation at the front, staffing of offensive crews, the supply of missiles and the work of air defense forces. - Ukrinform.</text:p>
      <text:p text:style-name="P4">
Images: ['<text:a xlink:type="simple" xlink:href="https://static.ukrinform.com/photos/2022_08/thumb_files/630_360_1660582529-777.jpeg" text:style-name="Internet_20_link" text:visited-style-name="Visited_20_Internet_20_Link">
630_360_16605...</text:a>
']</text:p>
      <text:p text:style-name="P4">
Tags: ['Зеленський', 'Війна з Росією', 'Ставка Верховного головнокомандувача']</text:p>
      <text:p text:style-name="P4">
Type: Article</text:p>
      <!--METADATA-->
      <text:p text:style-name="P4">
<draw:frame draw:style-name="fr1" draw:name="Image186" text:anchor-type="as-char" svg:width="6.9236in" svg:height="3.956343in" draw:z-index="0">
<draw:image xlink:href="../Images/yкринформ/2023-05-29T19-18-00-03-00/630_360_1660582529-777.jpeg" xlink:type="simple" xlink:show="embed" xlink:actuate="onLoad" draw:mime-type="image/jpeg"/>
</draw:frame>
The Presidential Lordir Zelensky held a regular meeting of the High Chief Commander -in -Chief on the situation on the front, staffing offensives, supplying missiles and air defense forces.</text:p>
      <text:p text:style-name="P4">
According to Ukrinform, the head of state wrote about it on his page in <text:a xlink:type="simple" xlink:href="https://t.me/V_Zelenskiy_official/6405" text:style-name="Internet_20_link" text:visited-style-name="Visited_20_Internet_20_Link">
telegram</text:a>
.</text:p>
      <text:p text:style-name="P4">
“He just finished the bet. Important questions. Important solutions. The main thing is terms. About the deadline - there are answers. The question is the first: front. Reported: Zaluzhny, Syrsky, Tarnavsky. Regarding the overall operational situation and in relation to the separate directions, ”the Head of State said.</text:p>
      <text:p text:style-name="P4">
<text:span text:style-name="T4">
 Read also: </text:span>
 [rocket attack: <text:span text:style-name="T4">
 Zelensky </text:span>
 showed how children are running into shelter to the sounds of(https://www.ukrinform.ua/rubric-kyiv/3715699-raketna-ataka-zelenskij-pokazav-ak-diti-pid-zvuki-vibuhiv-bizat-v-ukritta.html)In addition, according to him, the ratio discusses the issues of completing new -tight brigades and providing fast logistics. Zelensky noted that reports from the Ministry of Defense, the Ministry of Infrastructure and the Ministry of Stratege.</text:p>
      <text:p text:style-name="P4">
According to the President, the third issue at the meeting was new water supply contracts, additional air defense tools, Air Defense Air Defense Air Defense Analysis in the last days, the assessment of the damage caused.</text:p>
      <text:p text:style-name="P4">
"The relevant decisions have been made at all points," Zelensky added.</text:p>
      <text:p text:style-name="P4">
<text:span text:style-name="T4">
 Read also: </text:span>
 <text:a xlink:type="simple" xlink:href="https://www.ukrinform.ua/rubric-polytics/3715600-dania-zbilsila-finansuvanna-fondu-pidtrimki-ukraini-na-26-milarda-zelenskij-podakuvav.html" text:style-name="Internet_20_link" text:visited-style-name="Visited_20_Internet_20_Link">
Denmark has increased funding for Ukraine support fund by $ 2.6 billion - <text:span text:style-name="T4">
 Zelensky </text:span>
 thanked</text:a>
As it was reported, today <text:a xlink:type="simple" xlink:href="https://www.ukrinform.ua/rubric-polytics/3715607-zelenskij-proviv-rozmovu-z-premerom-kambodzi-govorili-pro-rozminuvanna.html" text:style-name="Internet_20_link" text:visited-style-name="Visited_20_Internet_20_Link">
President of Ukraine Volodymyr Zelensky has spent a telephone conversation with Prime Minister Cambodia Hun Saint</text:a>
 .</text:p>
      <text:p text:style-name="P4">
News Source: <text:a xlink:type="simple" xlink:href="https://www.ukrinform.ua/rubric-ato/3715743-front-ta-komplektuvanna-novih-brigad-zelenskij-proviv-zasidanna-stavki.html" text:style-name="Internet_20_link" text:visited-style-name="Visited_20_Internet_20_Link">
https://www.ukrinform.ua/rubric-ato/3715743-front-ta-komplektuvanna-novih-brigad-zelenskij-proviv-zasidanna-stavki.html</text:a>
</text:p>
      <!--NEWS-->
      <text:h text:style-name="P10" text:outline-level="1">
<text:span text:style-name="T4">
Ukrainian aircraft struck 15 beats on the enemy, the Armed Forces repelled 12 attacks under Marinka</text:span>
</text:h>
      <text:p text:style-name="P4">
Authors: Ukrinform (Person)</text:p>
      <text:p text:style-name="P4">
Publisher: Укринформ (Organization)</text:p>
      <text:p text:style-name="P4">
Published Time: 2023-05-29T19:21:00+03:00</text:p>
      <text:p text:style-name="P4">
Modified Time: 2023-05-29T19:21:00+03:00</text:p>
      <text:p text:style-name="P4">
Description: The aviation of the Defense Forces per day made 15 beats in the areas of concentration of personnel and military equipment of the enemy. 12 hostile attacks were reflected in the Mariinka area of the Armed Forces. - Ukrinform.</text:p>
      <text:p text:style-name="P4">
Images: ['<text:a xlink:type="simple" xlink:href="https://static.ukrinform.com/photos/2022_09/thumb_files/630_360_1662870255-229.jpg" text:style-name="Internet_20_link" text:visited-style-name="Visited_20_Internet_20_Link">
630_360_16628...</text:a>
']</text:p>
      <text:p text:style-name="P4">
Tags: ['Генштаб', 'Обстріл', 'ЗСУ', 'Війна з Росією']</text:p>
      <text:p text:style-name="P4">
Type: Article</text:p>
      <!--METADATA-->
      <text:p text:style-name="P4">
<draw:frame draw:style-name="fr1" draw:name="Image187" text:anchor-type="as-char" svg:width="6.9236in" svg:height="3.956343in" draw:z-index="0">
<draw:image xlink:href="../Images/yкринформ/2023-05-29T19-21-00-03-00/630_360_1662870255-229.jpg" xlink:type="simple" xlink:show="embed" xlink:actuate="onLoad" draw:mime-type="image/jpeg"/>
</draw:frame>
Aviation for a day made 15 beats in the areas of concentration of the personnel of the enemy military equipment. 12 hostile attacks were reflected in the Mariinka area of the Armed Forces.</text:p>
      <text:p text:style-name="P4">
This was reported in the summary <text:a xlink:type="simple" xlink:href="https://www.facebook.com/GeneralStaff.ua/posts/pfbid03n8ofjJkwrF6rfaxTscUvQrKYZYQsBPLM9W5mdDgNMgxWCSzgFX43AGzYyQPE4Ppl" text:style-name="Internet_20_link" text:visited-style-name="Visited_20_Internet_20_Link">
General Staff of the Armed Forces</text:a>
, reports Ukrinform.</text:p>
      <text:p text:style-name="P4">
According to the General Staff, the missile troops and artillery units were struck by 3 areas of weapons and military equipment of the invaders, the composition of ammunition, 3 air defense companies and 3 more important goals.</text:p>
      <text:p text:style-name="P4">
<text:span text:style-name="T4">
 In the Bakhmut, Avdeevsky directions </text:span>
 during the day the enemy did not take a successful action. He struck an aviation strike in the area of the Toretskadon region. From enemy <text:a xlink:type="simple" xlink:href="https://www.ukrinform.ua/tag-obstril" text:style-name="Internet_20_link" text:visited-style-name="Visited_20_Internet_20_Link">
shelling</text:a>
Vasyukivka, Kramatorsk, Tikhonivka, Orikhovo-Vasylivka, Bakhmut, Yar, Ivanivske, Predict, White Mountain, Iron and New Yorkdonetsk region were injured. In addition, the enemy attacked from aviation in the districts of Avdiivka of the Taveny Donetsk region. He made artillery shelling of settlements, Avdiivka, Pervomaisk, Karlovka, Donetsk region.</text:p>
      <text:p text:style-name="P4">
<text:span text:style-name="T4">
 In the Mariinsky direction </text:span>
 our defenders repelled 12 enemy attacks in the city of Marinka. The enemy struck in the area of St. George. The same time, the enemy shelling was suffered by Marinka and St. George's Donetsk region.</text:p>
      <text:p text:style-name="P4">
<text:span text:style-name="T4">
 Read also: </text:span>
 <text:a xlink:type="simple" xlink:href="https://www.ukrinform.ua/rubric-ato/3715742-u-genstabi-utocnili-unoci-sili-ppo-znisili-36-raket-ta-30-sahediv.html" text:style-name="Internet_20_link" text:visited-style-name="Visited_20_Internet_20_Link">
in the General Staff specified - at night the air defense forces destroyed 36 missiles and 30 "ShahEDs"</text:a>
<text:span text:style-name="T4">
 In the Shakhtar direction </text:span>
 the enemy struck in the areas of the man and the precursors. He fired at the settlements of Paraskovka, Novomikhailivka, Khaledar, Novoukrainka, Prychistivka and Shakhtarske.</text:p>
      <text:p text:style-name="P4">
<text:span text:style-name="T4">
 In the Zaporizhzhya and Kherson directions </text:span>
 the enemy continues the Valioron actions. He struck aviation in the Gulyaypole districts, small tobmachkaza region. Fired at the settlements of Uremivka, Zelenopole, Novopol of Donetsk region; Olgivske, Gulyaypole, Mala Tokmachka, Novodanilovka, Orikhiv, Novoandriivka and Stepnogrisk, Zaporizhzhya region; Kachkarkarivka, Milovo, Cossack, Burguna, Lviv, Ivanivka, Antonovka, Komyshana, Dnipro, Kizomis.<text:span text:style-name="T4">
 In the Volyn and Polissya directions </text:span>
 Operational situation remains astate, no signs of formation of offensive groups have been detected.</text:p>
      <text:p text:style-name="P4">
<text:span text:style-name="T4">
 In the Siversky and Slobozhansky directions </text:span>
 the enemy continues to retain a military presence in border areas with Ukraine. During the day, a landscape in the area of Milov Kharkiv region. Made mortar shells of settlements Mid-Buda, Pavlovka, Katerynivka, Shevchenko, Velika Pisarivka of Sumy region, as well as Uda, Sagittar , Varvarivka, Budarki, Zemlyanka, Chugunivka Nakarkivshchyna.</text:p>
      <text:p text:style-name="P4">
<text:span text:style-name="T4">
 Read also: </text:span>
 <text:a xlink:type="simple" xlink:href="https://www.ukrinform.ua/rubric-regions/3715704-obstril-dnipropetrovsini-10-gospitalizovanih-troe-z-nih-u-tazkomu-stani.html" text:style-name="Internet_20_link" text:visited-style-name="Visited_20_Internet_20_Link">
<text:span text:style-name="T4">
 Exacerbate </text:span>
 Il Dnipropetrovsk region: 10 hospitalized, Troyes are in serious condition</text:a>
<text:span text:style-name="T4">
 In the Kupyansk direction </text:span>
 the enemy during the day conducted unsuccessful successive actions in the area of Masyutivka of Kharkiv region. The enemy's artillery shelling was suffered by well, Kamyanka, Krasne First, Novomlinsk, two -year, Western, Masyutivka, Petropavlivka, Kucherivka, Kislivka, Glushkivka, Berestovo, Boguslavka of Kharkiv region.</text:p>
      <text:p text:style-name="P4">
The General Staff also reported that the occupiers continue to rob peace. Thus, in the temporarily captured Svatov Luhansk region, infermer farms, which, in connection with the departure of the owner, can not provide some documents on ownership, simply take combines, trucks and other expensive equipment.</text:p>
      <text:p text:style-name="P4">
It was reported that from February 24, 2022 to May 29, 2023, the forces of defense of Ukraine <text:a xlink:type="simple" xlink:href="https://www.ukrinform.ua/rubric-ato/3715405-sili-oboroni-likviduvali-vze-207-030-rosijskih-zagarbnikiv.html" text:style-name="Internet_20_link" text:visited-style-name="Visited_20_Internet_20_Link">
eliminated about 207 thousand 30 Russian invaders</text:a>
 .</text:p>
      <text:p text:style-name="P4">
News Source: <text:a xlink:type="simple" xlink:href="https://www.ukrinform.ua/rubric-ato/3715744-ukrainska-aviacia-zavdala-po-vorogu-15-udariv-zsu-vidbili-pid-marinkou-12-atak.html" text:style-name="Internet_20_link" text:visited-style-name="Visited_20_Internet_20_Link">
https://www.ukrinform.ua/rubric-ato/3715744-ukrainska-aviacia-zavdala-po-vorogu-15-udariv-zsu-vidbili-pid-marinkou-12-atak.html</text:a>
</text:p>
      <!--NEWS-->
      <text:h text:style-name="P10" text:outline-level="1">
<text:span text:style-name="T4">
The political prisoners of the USSR will receive pensions for special services to Ukraine</text:span>
</text:h>
      <text:p text:style-name="P4">
Authors: Ukrinform (Person)</text:p>
      <text:p text:style-name="P4">
Publisher: Укринформ (Organization)</text:p>
      <text:p text:style-name="P4">
Published Time: 2023-05-29T19:28:07+03:00</text:p>
      <text:p text:style-name="P4">
Modified Time: 2023-05-29T19:28:07+03:00</text:p>
      <text:p text:style-name="P4">
Description: The Verkhovna Rada established a pension allowance to fighters for independence of Ukraine in the twentieth century, which during the communist totalitarian regime were repressed. - Ukrinform.</text:p>
      <text:p text:style-name="P4">
Images: ['<text:a xlink:type="simple" xlink:href="https://static.ukrinform.com/photos/2020_09/thumb_files/630_360_1601066264-898.jpg" text:style-name="Internet_20_link" text:visited-style-name="Visited_20_Internet_20_Link">
630_360_16010...</text:a>
']</text:p>
      <text:p text:style-name="P4">
Tags: ['Пенсія', "В'ятрович", 'Верховна Рада']</text:p>
      <text:p text:style-name="P4">
Type: Article</text:p>
      <!--METADATA-->
      <text:p text:style-name="P4">
<draw:frame draw:style-name="fr1" draw:name="Image188" text:anchor-type="as-char" svg:width="6.9236in" svg:height="3.949857in" draw:z-index="0">
<draw:image xlink:href="../Images/yкринформ/2023-05-29T19-28-07-03-00/630_360_1601066264-898.jpg" xlink:type="simple" xlink:show="embed" xlink:actuate="onLoad" draw:mime-type="image/jpeg"/>
</draw:frame>
The Verkhovnarad has set a pension allowance to fighters for the independence of Ukraine in the Xhstolitt, which during the communist totalitarian regime were repressed.</text:p>
      <text:p text:style-name="P4">
About this MP Volodymyr Vyatrovich(“European solidarity”)reported in <text:a xlink:type="simple" xlink:href="https://www.facebook.com/photo.php" text:style-name="Internet_20_link" text:visited-style-name="Visited_20_Internet_20_Link">
Facebook</text:a>
, reports Ukrinform.</text:p>
      <text:p text:style-name="P4">
"The political prisoners of the Communist regime of the USSR will finally receive pensions for special immigrations before Ukraine. Today, Parliament was adopted by Parliament with 313 votes in the second reading and in general, I initiated the bill No. 8032, which provides for the provision of pensions to fighters for independence of Ukraine, which were imprisoned," The deputy wrote.</text:p>
      <text:p text:style-name="P4">
<text:span text:style-name="T4">
 Read also: </text:span>
 <text:a xlink:type="simple" xlink:href="https://www.ukrinform.ua/rubric-economy/3715723-vr-uhvalila-zakon-spramovanij-na-nabutta-ukrainou-clenstva-u-banku-rozvitku-radi-evropi.html" text:style-name="Internet_20_link" text:visited-style-name="Visited_20_Internet_20_Link">
BP passed a law aimed at acquiring Ukrainian members at the Council of Europe Development Bank</text:a>
In the explanatory note to the bill "On Amendments to the Law of Ukraine" On Pensions for Special Merit before Ukraine "(As for Ukraine's independence fighters in the XX century)"It is noted that its purpose is to restore the historical fairness and establish the proper social protection of the fighters of Ukraine's reference in the twentieth century, to increase the level of their retirement provision.</text:p>
      <text:p text:style-name="P4">
Legislative initiative provides for the establishment of pensions for special services to Ukraine who are recognized as fighters for the independence of Ukraine in the XX centuries, as well as the citizens who are rehabilitated, among those who have been repressed in the form of deprivation of a healthy person in the form of deprivation by the decision of the extrajudicial or other repressive body.</text:p>
      <text:p text:style-name="P4">
The corresponding monthly pension allowance for such persons will be 4200 UAH, and this amount will be indexed annually from March 1, 2024.</text:p>
      <text:p text:style-name="P4">
<text:span text:style-name="T4">
 Read also: </text:span>
 [Council plans to cancel a number of tax benefits from July(https://www.ukrinform.ua/rubric-economy/3715719-rada-planue-z-lipna-skasuvati-nizku-podatkovih-pilg-kogo-torknetsa.html)In addition, Vyatrovich added that from the Law "On Pensions for Special Merit Pre -Ukraine" "Removed mentions of Soviet awards and rank, and the stay of skilled state positions will no longer be a basis for the appointment of pensions.</text:p>
      <text:p text:style-name="P4">
News Source: <text:a xlink:type="simple" xlink:href="https://www.ukrinform.ua/rubric-society/3715745-politvazni-casiv-srsr-otrimaut-pensii-za-osoblivi-zaslugi-pered-ukrainou.html" text:style-name="Internet_20_link" text:visited-style-name="Visited_20_Internet_20_Link">
https://www.ukrinform.ua/rubric-society/3715745-politvazni-casiv-srsr-otrimaut-pensii-za-osoblivi-zaslugi-pered-ukrainou.html</text:a>
</text:p>
      <!--NEWS-->
      <text:h text:style-name="P10" text:outline-level="1">
<text:span text:style-name="T4">
In the Kirovograd region fragments of whipped drone damaged the homes</text:span>
</text:h>
      <text:p text:style-name="P4">
Authors: Ukrinform (Person)</text:p>
      <text:p text:style-name="P4">
Publisher: Укринформ (Organization)</text:p>
      <text:p text:style-name="P4">
Published Time: 2023-05-29T19:32:00+03:00</text:p>
      <text:p text:style-name="P4">
Modified Time: 2023-05-29T19:32:00+03:00</text:p>
      <text:p text:style-name="P4">
Description: In the Novoukrainsk district of Kirovohrad region, the commission is operating at the site of the drone of the drone. Eight victims are examined. - Ukrinform.</text:p>
      <text:p text:style-name="P4">
Images: ['<text:a xlink:type="simple" xlink:href="https://static.ukrinform.com/photos/2023_05/thumb_files/630_360_1685377928-3442.jpeg" text:style-name="Internet_20_link" text:visited-style-name="Visited_20_Internet_20_Link">
630_360_16853...</text:a>
']</text:p>
      <text:p text:style-name="P4">
Tags: ['Обстріл', 'Кіровоградщина', 'Війна з Росією', 'Shahed-136']</text:p>
      <text:p text:style-name="P4">
Type: Article</text:p>
      <!--METADATA-->
      <text:p text:style-name="P4">
<draw:frame draw:style-name="fr1" draw:name="Image189" text:anchor-type="as-char" svg:width="6.9236in" svg:height="3.956343in" draw:z-index="0">
<draw:image xlink:href="../Images/yкринформ/2023-05-29T19-32-00-03-00/630_360_1685377928-3442.jpeg" xlink:type="simple" xlink:show="embed" xlink:actuate="onLoad" draw:mime-type="image/jpeg"/>
</draw:frame>
The commission is operating in the Union of the Kirovograd region at the site of the wreckage of the drone. Eight victims are examined.</text:p>
      <text:p text:style-name="P4">
This was reported by the head of Kirovograd Ova Andriy Raykovich in <text:a xlink:type="simple" xlink:href="https://t.me/kirovogradskaODA/5535" text:style-name="Internet_20_link" text:visited-style-name="Visited_20_Internet_20_Link">
Telegram,</text:a>
He reports Ukrinform.</text:p>
      <text:p text:style-name="P4">
"The inhabitants of one of the houses have already been found where to dispose of, because the premises are not restored. In another house, the roof has destroyed the roof. The rest6 of the homes have minor injuries," the message reads.</text:p>
      <text:p text:style-name="P4">
</text:p>
      <text:p text:style-name="P4">
<text:a xlink:type="simple" xlink:href="https://static.ukrinform.com/photos/2023_05/1685377929-3064.jpeg" text:style-name="Internet_20_link" text:visited-style-name="Visited_20_Internet_20_Link">
 </text:a>
 <text:a xlink:type="simple" xlink:href="https://static.ukrinform.com/photos/2023_05/1685377928-3442.jpeg" text:style-name="Internet_20_link" text:visited-style-name="Visited_20_Internet_20_Link">
<draw:frame draw:style-name="fr1" draw:name="Image192" text:anchor-type="as-char" svg:width="6.9236in" svg:height="3.956343in" draw:z-index="0">
<draw:image xlink:href="../Images/yкринформ/2023-05-29T19-32-00-03-00/630_360_1685377928-3442.jpeg" xlink:type="simple" xlink:show="embed" xlink:actuate="onLoad" draw:mime-type="image/jpeg"/>
</draw:frame>
</text:a>
 <text:a xlink:type="simple" xlink:href="https://static.ukrinform.com/photos/2023_05/1685377929-6971.jpeg" text:style-name="Internet_20_link" text:visited-style-name="Visited_20_Internet_20_Link">
</text:a>
 <text:a xlink:type="simple" xlink:href="https://static.ukrinform.com/photos/2023_05/1685377929-1939.jpeg" text:style-name="Internet_20_link" text:visited-style-name="Visited_20_Internet_20_Link">
</text:a>
 <text:a xlink:type="simple" xlink:href="https://static.ukrinform.com/photos/2023_05/1685377929-8621.jpeg" text:style-name="Internet_20_link" text:visited-style-name="Visited_20_Internet_20_Link">
</text:a>
 <text:a xlink:type="simple" xlink:href="https://static.ukrinform.com/photos/2023_05/1685377929-8633.jpeg" text:style-name="Internet_20_link" text:visited-style-name="Visited_20_Internet_20_Link">
</text:a>
Raykovich informed that the consequences are currently eliminated. The commission calculates, residents of damaged homes will receive help, he assured.</text:p>
      <text:p text:style-name="P4">
<text:span text:style-name="T4">
 Read also: </text:span>
 <text:a xlink:type="simple" xlink:href="https://www.ukrinform.ua/rubric-ato/3715536-vorog-vdariv-po-gromadi-na-dnipropetrovsini-odin-zagiblij-sered-poranenih-ditina.html" text:style-name="Internet_20_link" text:visited-style-name="Visited_20_Internet_20_Link">
the enemy hit the community in Dnipropetrovsk: single, among the wounded - child</text:a>
As <text:a xlink:type="simple" xlink:href="https://www.ukrinform.ua/rubric-regions/3715459-ulamki-zbitogo-drona-poskodili-budinok-i-zaliznicnu-koliu-na-kirovogradsini.html" text:style-name="Internet_20_link" text:visited-style-name="Visited_20_Internet_20_Link">
reported Ukrinform</text:a>
, May 29 in the Kirovohrad region during a massive Russian attack was beaten <text:a xlink:type="simple" xlink:href="https://www.ukrinform.ua/tag-bezpilotnik" text:style-name="Internet_20_link" text:visited-style-name="Visited_20_Internet_20_Link">
drone</text:a>
.Chlas have affected the roof of an apartment building in the Novoukrainsk district, also a damaged railway canvas.</text:p>
      <text:p text:style-name="P4">
News Source: <text:a xlink:type="simple" xlink:href="https://www.ukrinform.ua/rubric-regions/3715750-na-kirovogradsini-ulamki-zbitogo-drona-poskodili-budinki.html" text:style-name="Internet_20_link" text:visited-style-name="Visited_20_Internet_20_Link">
https://www.ukrinform.ua/rubric-regions/3715750-na-kirovogradsini-ulamki-zbitogo-drona-poskodili-budinki.html</text:a>
</text:p>
      <!--NEWS-->
      <text:h text:style-name="P10" text:outline-level="1">
<text:span text:style-name="T4">
The enemy has increased to four the number of rocket carriers in the Black Sea, the volley - 24 "calibers"</text:span>
</text:h>
      <text:p text:style-name="P4">
Authors: Ukrinform (Person)</text:p>
      <text:p text:style-name="P4">
Publisher: Укринформ (Organization)</text:p>
      <text:p text:style-name="P4">
Published Time: 2023-05-29T19:37:00+03:00</text:p>
      <text:p text:style-name="P4">
Modified Time: 2023-05-29T19:37:00+03:00</text:p>
      <text:p text:style-name="P4">
Description: There are four rocket launchers in the Black Sea with 24 "Calibras". - Ukrinform.</text:p>
      <text:p text:style-name="P4">
Images: ['<text:a xlink:type="simple" xlink:href="https://static.ukrinform.com/photos/2016_02/thumb_files/630_360_1454993931-4329-korabli-rf-foto-topwarru.jpg" text:style-name="Internet_20_link" text:visited-style-name="Visited_20_Internet_20_Link">
630_360_14549...</text:a>
']</text:p>
      <text:p text:style-name="P4">
Tags: ['Ракета', ' Чорне море', 'Війна з Росією', 'Єдині новини']</text:p>
      <text:p text:style-name="P4">
Type: Article</text:p>
      <!--METADATA-->
      <text:p text:style-name="P4">
<draw:frame draw:style-name="fr1" draw:name="Image197" text:anchor-type="as-char" svg:width="6.9236in" svg:height="3.956343in" draw:z-index="0">
<draw:image xlink:href="../Images/yкринформ/2023-05-29T19-37-00-03-00/630_360_1454993931-4329-korabli-rf-foto-topwarru.jpg" xlink:type="simple" xlink:show="embed" xlink:actuate="onLoad" draw:mime-type="image/jpeg"/>
</draw:frame>
There are four rocket launchers in the Black Sea with 24 "calibra".</text:p>
      <text:p text:style-name="P4">
According to Ukrinform, the head of the united newspaper of the united press center of the operational team "South" Natalia Humeniuk reported on the air of the National Telectorphone "Unified News".</text:p>
      <text:p text:style-name="P4">
“The potential for increasing rocket carriers in the Black Sea is observed. If they were holding three, then 4 rocket carriers in the evening. Two surface, two underwater, and a total volley can be 24 "<text:a xlink:type="simple" xlink:href="https://www.ukrinform.ua/tag-raketa" text:style-name="Internet_20_link" text:visited-style-name="Visited_20_Internet_20_Link">
calibers</text:a>
". It can be preparation for a nighttime," - said Humeniuk.</text:p>
      <text:p text:style-name="P4">
<text:span text:style-name="T4">
 Read also: </text:span>
 <text:a xlink:type="simple" xlink:href="https://www.ukrinform.ua/rubric-ato/3715742-u-genstabi-utocnili-unoci-sili-ppo-znisili-36-raket-ta-30-sahediv.html" text:style-name="Internet_20_link" text:visited-style-name="Visited_20_Internet_20_Link">
in the General Staff specified - at night the air defense forces destroyed 36 missiles and 30 "ShahEDs"</text:a>
As reported by Ukrinform, as of 10:00 on Monday, May 29, Russia kept the educational sea <text:a xlink:type="simple" xlink:href="https://www.ukrinform.ua/rubric-ato/3715430-rf-zbilsila-kilkist-nosiiv-kalibriv-u-cornomu-mori-do-dvoh-zalp-do-16-raket.html" text:style-name="Internet_20_link" text:visited-style-name="Visited_20_Internet_20_Link">
three missile ships with a total volley up to 20 Calibers.</text:a>
</text:p>
      <text:p text:style-name="P4">
News Source: <text:a xlink:type="simple" xlink:href="https://www.ukrinform.ua/rubric-ato/3715747-vorog-zbilsiv-do-cotiroh-kilkist-raketonosiiv-u-cornomu-mori-zalp-24-kalibri.html" text:style-name="Internet_20_link" text:visited-style-name="Visited_20_Internet_20_Link">
https://www.ukrinform.ua/rubric-ato/3715747-vorog-zbilsiv-do-cotiroh-kilkist-raketonosiiv-u-cornomu-mori-zalp-24-kalibri.html</text:a>
</text:p>
      <!--NEWS-->
      <text:h text:style-name="P10" text:outline-level="1">
<text:span text:style-name="T4">
The matches of the final round of the Football Premier League of Ukraine will take place on June 4</text:span>
</text:h>
      <text:p text:style-name="P4">
Authors: Ukrinform (Person)</text:p>
      <text:p text:style-name="P4">
Publisher: Укринформ (Organization)</text:p>
      <text:p text:style-name="P4">
Published Time: 2023-05-29T19:41:00+03:00</text:p>
      <text:p text:style-name="P4">
Modified Time: 2023-05-29T19:41:00+03:00</text:p>
      <text:p text:style-name="P4">
Description: The match of the 30th round on Sunday, June 4, will end the Ukrainian Football Championship among the Premier League teams (UPL). - Ukrinform.</text:p>
      <text:p text:style-name="P4">
Images: ['<text:a xlink:type="simple" xlink:href="https://static.ukrinform.com/photos/2017_12/thumb_files/630_360_1513842861-1324.jpg" text:style-name="Internet_20_link" text:visited-style-name="Visited_20_Internet_20_Link">
630_360_15138...</text:a>
']</text:p>
      <text:p text:style-name="P4">
Tags: ['Футбол', "Прем'єр-ліга"]</text:p>
      <text:p text:style-name="P4">
Type: Article</text:p>
      <!--METADATA-->
      <text:p text:style-name="P4">
<draw:frame draw:style-name="fr1" draw:name="Image198" text:anchor-type="as-char" svg:width="6.9236in" svg:height="3.956343in" draw:z-index="0">
<draw:image xlink:href="../Images/yкринформ/2023-05-29T19-41-00-03-00/630_360_1513842861-1324.jpg" xlink:type="simple" xlink:show="embed" xlink:actuate="onLoad" draw:mime-type="image/jpeg"/>
</draw:frame>
The fights of the 30th round on Sunday, June 4, will end the Ukrainian Futball Championship among the Premier League teams(UPL).</text:p>
      <text:p text:style-name="P4">
Усі матчі розпочнуться о 15.00, передає Укрінформ.</text:p>
      <text:p text:style-name="P4">
В останній ігровий день сезону-2022/23 зіграють:</text:p>
      <text:p text:style-name="P4">
«Ворскла» (Poltava)- Shakhtar(Donetsk)Matalist 1925(Kharkiv)- «Dynamo»(Kyiv)“Minaj” is “Dawn”(Lugansk)Dnipro -1 - "Kryvbas"(Kryvyi Rih)Metalist(Kharkiv)- Chernomorets(Odesa)"Movement"(Lviv)- Alexandria</text:p>
      <text:p text:style-name="P4">
"Heather"(Rivne)- Ingulets(Petrova)"Ear"(Kovalivka)- Lviv.</text:p>
      <text:p text:style-name="P4">
<text:span text:style-name="T4">
 Read also: </text:span>
 <text:a xlink:type="simple" xlink:href="https://www.ukrinform.ua/rubric-sports/3715677-ruh-vigrav-unackij-cempionat-ukraini-z-futbolu.html" text:style-name="Internet_20_link" text:visited-style-name="Visited_20_Internet_20_Link">
"Movement" won the Youth Championship of Ukraine with <text:span text:style-name="T4">
 Football </text:span>
 U</text:a>
Tournament: Shakhtar - 72 points, Dnipro -1 - 64, Zorya - 64, Dynamo - 59, Alexandria - 43, Vorskla - 42, Kryvbas - 41, Minai » - 33," Kolos " - 33," Chernomorets " - 32," Metalist 1925 " - 31," Movement " - 31," Ingulets " - 31," Heather " - 28," Metalist " - 22," Lviv " - 13.</text:p>
      <text:p text:style-name="P4">
<text:span text:style-name="T4">
 Read also: </text:span>
 <text:a xlink:type="simple" xlink:href="https://www.ukrinform.ua/rubric-sports/3715267-sahtar-rozgromiv-dnipro1-i-dostrokovo-stav-cempionom-upl.html" text:style-name="Internet_20_link" text:visited-style-name="Visited_20_Internet_20_Link">
Shakhtar defeated Dnipro-1 and became ahead of schedule</text:a>
Shakhtar became the champion of Ukraine ahead of schedule.</text:p>
      <text:p text:style-name="P4">
The places of Metalist and Lviv will win the winners of the First League of Zhytomyr Polissya and Kiev Obolon next season.</text:p>
      <text:p text:style-name="P4">
News Source: <text:a xlink:type="simple" xlink:href="https://www.ukrinform.ua/rubric-sports/3715751-matci-zaklucnogo-turu-futbolnoi-premerligi-ukraini-vidbudutsa-4-cervna.html" text:style-name="Internet_20_link" text:visited-style-name="Visited_20_Internet_20_Link">
https://www.ukrinform.ua/rubric-sports/3715751-matci-zaklucnogo-turu-futbolnoi-premerligi-ukraini-vidbudutsa-4-cervna.html</text:a>
</text:p>
      <!--NEWS-->
      <text:h text:style-name="P10" text:outline-level="1">
<text:span text:style-name="T4">
Shakhaneda's additional parties from Iran have already been delivered to launch points - Humeniuk</text:span>
</text:h>
      <text:p text:style-name="P4">
Authors: Ukrinform (Person)</text:p>
      <text:p text:style-name="P4">
Publisher: Укринформ (Organization)</text:p>
      <text:p text:style-name="P4">
Published Time: 2023-05-29T19:50:00+03:00</text:p>
      <text:p text:style-name="P4">
Modified Time: 2023-05-29T19:50:00+03:00</text:p>
      <text:p text:style-name="P4">
Description: Because the enemy received a new weapon from Iran, new attacks are likely. - Ukrinform.</text:p>
      <text:p text:style-name="P4">
Images: ['<text:a xlink:type="simple" xlink:href="https://static.ukrinform.com/photos/2022_10/thumb_files/630_360_1666167733-515.jpg" text:style-name="Internet_20_link" text:visited-style-name="Visited_20_Internet_20_Link">
630_360_16661...</text:a>
']</text:p>
      <text:p text:style-name="P4">
Tags: ['Іран', 'Росія', 'Дрон', 'Війна з Росією', 'Дрон-камікадзе', 'Єдині новини']</text:p>
      <text:p text:style-name="P4">
Type: Article</text:p>
      <!--METADATA-->
      <text:p text:style-name="P4">
<draw:frame draw:style-name="fr1" draw:name="Image199" text:anchor-type="as-char" svg:width="6.9236in" svg:height="3.956343in" draw:z-index="0">
<draw:image xlink:href="../Images/yкринформ/2023-05-29T19-50-00-03-00/630_360_1666167733-515.jpg" xlink:type="simple" xlink:show="embed" xlink:actuate="onLoad" draw:mime-type="image/jpeg"/>
</draw:frame>
Because the enemy received a new weapon from Iran, new attacks are likely.</text:p>
      <text:p text:style-name="P4">
According to Ukrinform, the head of the united newspaper of the united press center of the operational team "South" Natalia Humeniuk reported on the air of the National Telectorphone "Unified News".</text:p>
      <text:p text:style-name="P4">
"Quite likely(New attacks - ed.)as they received additional support from Iran and additional parties have already been delivered to the starting points. It is likely to use rocket attacks as purely "<text:a xlink:type="simple" xlink:href="https://www.ukrinform.ua/tag-dronkamikadze" text:style-name="Internet_20_link" text:visited-style-name="Visited_20_Internet_20_Link">
Shahmed</text:a>
", as well as mixed" rocket -shaped "," she said.</text:p>
      <text:p text:style-name="P4">
*!(https://www.ukrinform.ua/rubric-technology/3715690-rada-uhvalila-zakonoproekti-pro-pidtrimku-virobnictva-droniv-v-ukraini.html)As it was reported, on the night of May 28, the occupiers made mass-masovana Droam-Kamikadze Iranian production Shahd-136/131. Our defenders <text:a xlink:type="simple" xlink:href="https://www.ukrinform.ua/rubric-ato/3715308-u-genstabi-utocnili-kilkist-zbitih-unoci-droniv-58-iz-59.html" text:style-name="Internet_20_link" text:visited-style-name="Visited_20_Internet_20_Link">
knocked down 58 from a record 59 launched drones.</text:a>
Today, the Ukrainian air defense per day destroyed 47 winged and ballistic missiles and 30 -heads "Shahd".</text:p>
      <text:p text:style-name="P4">
News Source: <text:a xlink:type="simple" xlink:href="https://www.ukrinform.ua/rubric-ato/3715753-dodatkovi-partii-sahediv-z-iranu-vze-dostavili-do-punktiv-zapusku-gumenuk.html" text:style-name="Internet_20_link" text:visited-style-name="Visited_20_Internet_20_Link">
https://www.ukrinform.ua/rubric-ato/3715753-dodatkovi-partii-sahediv-z-iranu-vze-dostavili-do-punktiv-zapusku-gumenuk.html</text:a>
</text:p>
      <!--NEWS-->
      <text:h text:style-name="P10" text:outline-level="1">
<text:span text:style-name="T4">
From June 1, Poland will ban the movement across its border of trucks registered in Belarus and the Russian Federation</text:span>
</text:h>
      <text:p text:style-name="P4">
Authors: Ukrinform (Person)</text:p>
      <text:p text:style-name="P4">
Publisher: Укринформ (Organization)</text:p>
      <text:p text:style-name="P4">
Published Time: 2023-05-29T19:54:06+03:00</text:p>
      <text:p text:style-name="P4">
Modified Time: 2023-05-29T19:54:06+03:00</text:p>
      <text:p text:style-name="P4">
Description: Poland suspends the passage of Russian and Belarussian trucks across the border with the RB from June 1. - Ukrinform.</text:p>
      <text:p text:style-name="P4">
Images: ['<text:a xlink:type="simple" xlink:href="https://static.ukrinform.com/photos/2023_05/thumb_files/630_360_1683020762-379.jpg" text:style-name="Internet_20_link" text:visited-style-name="Visited_20_Internet_20_Link">
630_360_16830...</text:a>
']</text:p>
      <text:p text:style-name="P4">
Tags: ['Білорусь', 'Польща', 'Росія', 'Вантажівка']</text:p>
      <text:p text:style-name="P4">
Type: Article</text:p>
      <!--METADATA-->
      <text:p text:style-name="P4">
<draw:frame draw:style-name="fr1" draw:name="Image200" text:anchor-type="as-char" svg:width="6.9236in" svg:height="3.956343in" draw:z-index="0">
<draw:image xlink:href="../Images/yкринформ/2023-05-29T19-54-06-03-00/630_360_1683020762-379.jpg" xlink:type="simple" xlink:show="embed" xlink:actuate="onLoad" draw:mime-type="image/jpeg"/>
</draw:frame>
Poland Stops the passage of Russian and Belarusian trucks across the border from the RB.</text:p>
      <text:p text:style-name="P4">
This is stated in <text:a xlink:type="simple" xlink:href="https://dziennikustaw.gov.pl/D2023000102201.pdf" text:style-name="Internet_20_link" text:visited-style-name="Visited_20_Internet_20_Link">
disposal</text:a>
The Minister of Internal Affairs of Poland, published on Monday, reports Ukrinform.</text:p>
      <text:p text:style-name="P4">
As it is noted, at the disposal(Introduced at the beginning of the coronavirus pandemics)The item "Suspension from 00:00 on June 12023, to a separate order, the movement of freight transport through punctuation with Belarus, including trucks, tractor, trailer registered in Belarus and Russia".</text:p>
      <text:p text:style-name="P4">
<text:span text:style-name="T4">
 Read also: </text:span>
 <text:a xlink:type="simple" xlink:href="https://www.ukrinform.ua/rubric-world/3715669-polsa-zaprovadila-sankcii-proti-365-biloruskih-cinovnikiv-cerez-virok-zurnalistu-pocobutu.html" text:style-name="Internet_20_link" text:visited-style-name="Visited_20_Internet_20_Link">
<text:span text:style-name="T4">
 Poland </text:span>
 And has imposed sanctions against 365 Belarusian officials through the sentence of the journalist of Velief</text:a>
It is emphasized that the order comes into force the next day of the post -publication.</text:p>
      <text:p text:style-name="P4">
As reported by Ukrinform, on May 29, Poland imposed sanctions on 365 civic, as well as frozen assets of 20 business entities and 16 persons related to Russian capital. Restriction of the introduction in connection with the Devil's sentence of Belarusian journalist of Polish descent Andrzewhus.</text:p>
      <text:p text:style-name="P4">
Among the persons on the sanctions are Lukashenko's spokeswoman Natalia Eysmant, his eldest son Victor, who heads the Belarusian Olympic Committee, Belarus Golovakdb Pavel Tetel, Prosecutor General of the RB Andrei Shved, Head of the Upper Parcemaster Natalia Kachanova and more.</text:p>
      <text:p text:style-name="P4">
<text:span text:style-name="T4">
 Read also: </text:span>
 <text:a xlink:type="simple" xlink:href="https://www.ukrinform.ua/rubric-world/3715613-duda-pidpisav-zakon-pro-rozsliduvanna-rosijskih-vpliviv-u-polsi.html" text:style-name="Internet_20_link" text:visited-style-name="Visited_20_Internet_20_Link">
Duda signed a law on investigating Russian influences <text:span text:style-name="T4">
 Poland </text:span>
 and</text:a>
The Supreme Court of Belarus had previously rejected the appeal and left unchanged the decision of the departmental court in Grodno from February 8, who condemned one of the leaders of the Polish minority in the RB, a journalist of Gazeta Wyborcza, Andrzeja, Vidobutado, eight years of strict regime.In turn, Poland has unilaterally suspended the workpiece of the passage of "Cuckoo" since February 21.</text:p>
      <text:p text:style-name="P4">
Photo: Mateusz Moravtsky, FB</text:p>
      <text:p text:style-name="P4">
News Source: <text:a xlink:type="simple" xlink:href="https://www.ukrinform.ua/rubric-world/3715754-z-1-cervna-polsa-zaboronit-ruh-cerez-svij-kordon-vantazivok-aki-zareestrovani-u-bilorusi-ta-rf.html" text:style-name="Internet_20_link" text:visited-style-name="Visited_20_Internet_20_Link">
https://www.ukrinform.ua/rubric-world/3715754-z-1-cervna-polsa-zaboronit-ruh-cerez-svij-kordon-vantazivok-aki-zareestrovani-u-bilorusi-ta-rf.html</text:a>
</text:p>
      <!--NEWS-->
      <text:h text:style-name="P10" text:outline-level="1">
<text:span text:style-name="T4">
In Toretsk, the number of victims of the Russian Air Force increased</text:span>
</text:h>
      <text:p text:style-name="P4">
Authors: Ukrinform (Person)</text:p>
      <text:p text:style-name="P4">
Publisher: Укринформ (Organization)</text:p>
      <text:p text:style-name="P4">
Published Time: 2023-05-29T19:57:28+03:00</text:p>
      <text:p text:style-name="P4">
Modified Time: 2023-05-29T19:57:28+03:00</text:p>
      <text:p text:style-name="P4">
Description: Two people were killed in the city of Toretsk, Donetsk region as a result of the Russian Air Force. - Ukrinform.</text:p>
      <text:p text:style-name="P4">
Images: ['<text:a xlink:type="simple" xlink:href="https://static.ukrinform.com/photos/2023_05/thumb_files/630_360_1685379314-230.jpeg" text:style-name="Internet_20_link" text:visited-style-name="Visited_20_Internet_20_Link">
630_360_16853...</text:a>
']</text:p>
      <text:p text:style-name="P4">
Tags: ['Донеччина', 'ДСНС', 'Обстріл', 'Війна з Росією']</text:p>
      <text:p text:style-name="P4">
Type: Article</text:p>
      <!--METADATA-->
      <text:p text:style-name="P4">
<draw:frame draw:style-name="fr1" draw:name="Image201" text:anchor-type="as-char" svg:width="6.9236in" svg:height="3.956343in" draw:z-index="0">
<draw:image xlink:href="../Images/yкринформ/2023-05-29T19-57-28-03-00/630_360_1685379314-230.jpeg" xlink:type="simple" xlink:show="embed" xlink:actuate="onLoad" draw:mime-type="image/jpeg"/>
</draw:frame>
Two people were killed in the city of Donetsk region in the city of Donetsk region.</text:p>
      <text:p text:style-name="P4">
According to Ukrinform, the State Emergency Service reports on <text:a xlink:type="simple" xlink:href="https://www.facebook.com/MNS.GOV.UA/videos/920270842381409/" text:style-name="Internet_20_link" text:visited-style-name="Visited_20_Internet_20_Link">
Facebook</text:a>
.</text:p>
      <text:p text:style-name="P4">
"Donetsk region: the invaders have been affixed to the Air Force on Toretsk, it is known about two -tomb and eight wounded persons," - the message reads.</text:p>
      <text:p text:style-name="P4">
The Russians today, May 29, dropped the airbag at the ASSU in Toretsk. The unit as a result of emergency rescue work from the rubble of seized persons.</text:p>
      <text:p text:style-name="P4">
<text:span text:style-name="T4">
 Read also: </text:span>
 <text:a xlink:type="simple" xlink:href="https://www.ukrinform.ua/rubric-ato/3715605-rosiani-skinuli-aviabombi-na-toreck-zaginula-ludina-devatero-poraneni.html" text:style-name="Internet_20_link" text:visited-style-name="Visited_20_Internet_20_Link">
Russians dropped airbags on <text:span text:style-name="T4">
 Toretsk </text:span>
</text:a>
One wounded person rescuers on an ambulance was transported to the hospital.</text:p>
      <text:p text:style-name="P4">
Also at the scene firefighters eliminated <text:a xlink:type="simple" xlink:href="https://www.ukrinform.ua/tag-pozeza" text:style-name="Internet_20_link" text:visited-style-name="Visited_20_Internet_20_Link">
fire</text:a>
on an area of 25 square meters.</text:p>
      <text:p text:style-name="P4">
As reported by Ukrinform, in the Toretsk Donetsk region invaders dumped avalabombe on gas station and administrative building, resulting in one person killed by an idea.</text:p>
      <text:p text:style-name="P4">
News Source: <text:a xlink:type="simple" xlink:href="https://www.ukrinform.ua/rubric-regions/3715757-u-torecku-zrosla-kilkist-zertv-rosijskogo-aviaudaru.html" text:style-name="Internet_20_link" text:visited-style-name="Visited_20_Internet_20_Link">
https://www.ukrinform.ua/rubric-regions/3715757-u-torecku-zrosla-kilkist-zertv-rosijskogo-aviaudaru.html</text:a>
</text:p>
      <!--NEWS-->
      <text:h text:style-name="P10" text:outline-level="1">
<text:span text:style-name="T4">
Determined the rival of Sachka in the first circle of ATP tournament in the scene</text:span>
</text:h>
      <text:p text:style-name="P4">
Authors: Ukrinform (Person)</text:p>
      <text:p text:style-name="P4">
Publisher: Укринформ (Organization)</text:p>
      <text:p text:style-name="P4">
Published Time: 2023-05-29T20:02:00+03:00</text:p>
      <text:p text:style-name="P4">
Modified Time: 2023-05-29T20:02:00+03:00</text:p>
      <text:p text:style-name="P4">
Description: The second "racket" of Ukraine Vitaliy Sachko, having overcome the qualifying barrier, will hold May 30 a starting match in the main grid of the Tournament of Tennis players of professionals (ATR) of the Challenger Series - Trofeo Fl Service - Città Di Vicenza (Italy) thousand - Ukrinform.</text:p>
      <text:p text:style-name="P4">
Images: ['<text:a xlink:type="simple" xlink:href="https://static.ukrinform.com/photos/2023_05/thumb_files/630_360_1685360736-911.jpg" text:style-name="Internet_20_link" text:visited-style-name="Visited_20_Internet_20_Link">
630_360_16853...</text:a>
']</text:p>
      <text:p text:style-name="P4">
Tags: ['Теніс']</text:p>
      <text:p text:style-name="P4">
Type: Article</text:p>
      <!--METADATA-->
      <text:p text:style-name="P4">
<draw:frame draw:style-name="fr1" draw:name="Image202" text:anchor-type="as-char" svg:width="6.9236in" svg:height="3.956343in" draw:z-index="0">
<draw:image xlink:href="../Images/yкринформ/2023-05-29T20-02-00-03-00/630_360_1685360736-911.jpg" xlink:type="simple" xlink:show="embed" xlink:actuate="onLoad" draw:mime-type="image/jpeg"/>
</draw:frame>
The second "racket" of Ukraine Vitaliy Sachko, having overcome the qualification barrier, will hold 30th start match in the main grid of the Tournament of the Association(ATP)Challenger Series - Trofeo Fl Service - Città Di Vicenza -in Vichen(Italy)With a prize fund € 73 thousand</text:p>
      <text:p text:style-name="P4">
In confrontation for reaching the second circle of Sachko's competition(№275 ATP rating)will meet with Portuguese Juan Suza(№260), reports Ukrinform.</text:p>
      <text:p text:style-name="P4">
<text:span text:style-name="T4">
 Read also: </text:span>
 [Svitolina will play in the second round(https://www.ukrinform.ua/rubric-sports/3715720-svitolina-zigrae-u-drugomu-raundi-osnovnoi-sitki-rolan-garros.html)The Vichenka tournament will last until June 4.</text:p>
      <text:p text:style-name="P4">
Photo: btu.org.ua.</text:p>
      <text:p text:style-name="P4">
News Source: <text:a xlink:type="simple" xlink:href="https://www.ukrinform.ua/rubric-sports/3715760-viznacivsa-supernik-sacko-u-persomu-koli-turniru-atp-u-vicenci.html" text:style-name="Internet_20_link" text:visited-style-name="Visited_20_Internet_20_Link">
https://www.ukrinform.ua/rubric-sports/3715760-viznacivsa-supernik-sacko-u-persomu-koli-turniru-atp-u-vicenci.html</text:a>
</text:p>
      <!--NEWS-->
      <text:h text:style-name="P10" text:outline-level="1">
<text:span text:style-name="T4">
Zelensky turned to the Americans on memory day</text:span>
</text:h>
      <text:p text:style-name="P4">
Authors: Ukrinform (Person)</text:p>
      <text:p text:style-name="P4">
Publisher: Укринформ (Organization)</text:p>
      <text:p text:style-name="P4">
Published Time: 2023-05-29T20:09:00+03:00</text:p>
      <text:p text:style-name="P4">
Modified Time: 2023-05-29T20:09:00+03:00</text:p>
      <text:p text:style-name="P4">
Description: President Volodymyr Zelenskyy honored the courage and self -sacrifice of Americans who stood up for freedom and thanked for the support of Ukraine in the confrontation of Russian aggression. - Ukrinform.</text:p>
      <text:p text:style-name="P4">
Images: ['<text:a xlink:type="simple" xlink:href="https://static.ukrinform.com/photos/2023_05/thumb_files/630_360_1685379837-541.png" text:style-name="Internet_20_link" text:visited-style-name="Visited_20_Internet_20_Link">
630_360_16853...</text:a>
']</text:p>
      <text:p text:style-name="P4">
Tags: ['США', 'Звернення', 'Зеленський']</text:p>
      <text:p text:style-name="P4">
Type: Article</text:p>
      <!--METADATA-->
      <text:p text:style-name="P4">
<draw:frame draw:style-name="fr1" draw:name="Image203" text:anchor-type="as-char" svg:width="6.9236in" svg:height="3.956343in" draw:z-index="0">
<draw:image xlink:href="../Images/yкринформ/2023-05-29T20-09-00-03-00/630_360_1685379837-541.png" xlink:type="simple" xlink:show="embed" xlink:actuate="onLoad" draw:mime-type="image/png"/>
</draw:frame>
The Presidential Lordimir Zelensky honored the courage and self -sacrifice of Americans, who were protecting freedom, and thanked for the support of Ukraine in opposition to Russian aggression.</text:p>
      <text:p text:style-name="P4">
He said this in <text:a xlink:type="simple" xlink:href="https://t.me/OP_UA/9600" text:style-name="Internet_20_link" text:visited-style-name="Visited_20_Internet_20_Link">
video message</text:a>
The D -American people on the occasion of the National Remembrance Day, reports Ukrinform.</text:p>
      <text:p text:style-name="P4">
“On behalf of all Ukrainians, I would like to honor the courage and self -sacrifice of all Americans who stood up and continue to defend freedom. Your freedom was due to those who fought for her. Our freedom will stand because who is fighting it, ”the head of state said.</text:p>
      <text:p text:style-name="P4">
Video: Op</text:p>
      <text:p text:style-name="P4">
He emphasized that freedom is based on "the courage of the best in their radite on the readiness of young men and women who serve their people in Varmia, become the best in their kind and make their bravery the basis for their nation."</text:p>
      <text:p text:style-name="P4">
<text:span text:style-name="T4">
 Read also: </text:span>
 <text:a xlink:type="simple" xlink:href="https://www.ukrinform.ua/rubric-polytics/3715607-zelenskij-proviv-rozmovu-z-premerom-kambodzi-govorili-pro-rozminuvanna.html" text:style-name="Internet_20_link" text:visited-style-name="Visited_20_Internet_20_Link">
<text:span text:style-name="T4">
 Zelensky </text:span>
 Talking with Cambodia Prime Minister - Demanded about Demand</text:a>
Zelensky noted that when mentioning the warriors who sacrificed our lives in the name, we also mention the reason why we are alive and live the way we like, why our free nations stand.</text:p>
      <text:p text:style-name="P4">
“Our duty is to teach children that freedom cannot be seen as a given. Our duty is to teach them to be grateful. Our duty is to honor anyone who has given their lives, protecting the freedom, the noble and free flag of their country and the people. Our duty is to remember what price was paid for keeping the light of freedom, despite all the dark times that came, ”the president is convinced.</text:p>
      <text:p text:style-name="P4">
He assured that Ukrainians will always be grateful to the United States and every America for "extraordinary support, which helps us to bring Russian tyranny to those who played in the fight for freedom."</text:p>
      <text:p text:style-name="P4">
<text:span text:style-name="T4">
 Read also: </text:span>
 <text:a xlink:type="simple" xlink:href="https://www.ukrinform.ua/rubric-polytics/3715600-dania-zbilsila-finansuvanna-fondu-pidtrimki-ukraini-na-26-milarda-zelenskij-podakuvav.html" text:style-name="Internet_20_link" text:visited-style-name="Visited_20_Internet_20_Link">
Denmark has increased funding for Ukraine support fund by $ 2.6 billion - <text:span text:style-name="T4">
 Zelensky </text:span>
 thanked</text:a>
</text:p>
      <text:p text:style-name="P4">
Remembrance Day is the US National Holiday, which is celebrated annually in the last time of May. This day is dedicated to the memory of US military servicemen who died in all wars and armed conflicts where they were involved.</text:p>
      <text:p text:style-name="P4">
Photo: op</text:p>
      <text:p text:style-name="P4">
News Source: <text:a xlink:type="simple" xlink:href="https://www.ukrinform.ua/rubric-polytics/3715762-zelenskij-zvernuvsa-do-amerikanciv-u-den-pamati.html" text:style-name="Internet_20_link" text:visited-style-name="Visited_20_Internet_20_Link">
https://www.ukrinform.ua/rubric-polytics/3715762-zelenskij-zvernuvsa-do-amerikanciv-u-den-pamati.html</text:a>
</text:p>
      <!--NEWS-->
      <text:h text:style-name="P10" text:outline-level="1">
<text:span text:style-name="T4">
In the north of Kosovo as a result of clashes two Serbs wounded</text:span>
</text:h>
      <text:p text:style-name="P4">
Authors: Ukrinform (Person)</text:p>
      <text:p text:style-name="P4">
Publisher: Укринформ (Organization)</text:p>
      <text:p text:style-name="P4">
Published Time: 2023-05-29T20:21:00+03:00</text:p>
      <text:p text:style-name="P4">
Modified Time: 2023-05-29T20:21:00+03:00</text:p>
      <text:p text:style-name="P4">
Description: At least two Serbs were injured during clashes in the north of partially recognized Kosovo today after the NATO peacekeeping forces and Kosovo police have applied force against protesters. - Ukrinform.</text:p>
      <text:p text:style-name="P4">
Images: ['<text:a xlink:type="simple" xlink:href="https://static.ukrinform.com/photos/2023_05/thumb_files/630_360_1685380647-675.jpg" text:style-name="Internet_20_link" text:visited-style-name="Visited_20_Internet_20_Link">
630_360_16853...</text:a>
']</text:p>
      <text:p text:style-name="P4">
Tags: ['Косово', 'Сербія', 'Сутички']</text:p>
      <text:p text:style-name="P4">
Type: Article</text:p>
      <!--METADATA-->
      <text:p text:style-name="P4">
<draw:frame draw:style-name="fr1" draw:name="Image204" text:anchor-type="as-char" svg:width="6.9236in" svg:height="3.956343in" draw:z-index="0">
<draw:image xlink:href="../Images/yкринформ/2023-05-29T20-21-00-03-00/630_360_1685380647-675.jpg" xlink:type="simple" xlink:show="embed" xlink:actuate="onLoad" draw:mime-type="image/jpeg"/>
</draw:frame>
The lessons of the Serbs were injured during the clashes in the north partially recognized KOSOV today after the NATO peacekeeping forces and Kosovo police were consulted against protesters.</text:p>
      <text:p text:style-name="P4">
As Ukrinform reports, it reports <text:a xlink:type="simple" xlink:href="https://apnews.com/article/kosovo-serbia-tension-eu-us-cf2637072cd88f3bcf0d902236d3631b" text:style-name="Internet_20_link" text:visited-style-name="Visited_20_Internet_20_Link">
AP</text:a>
.</text:p>
      <text:p text:style-name="P4">
Today Kosovo Police and representatives of the military mission, Kosovo Force(Kph), under the auspices of NATO, the buildings of municipalities in Zvezchan, Leposaavichi, Zubin-Potocz and Mitrovitsa, four homades in the north, and a deuminated month took place early elections.</text:p>
      <text:p text:style-name="P4">
Voting was mostly boycotted by ethnic Serbs, which make up the majority in these regions. Only ethnic Albanians and representatives of others were minorized to the posts of mayors.</text:p>
      <text:p text:style-name="P4">
<text:span text:style-name="T4">
 Read also: </text:span>
 <text:a xlink:type="simple" xlink:href="https://www.ukrinform.ua/rubric-world/3715375-stoltenberg-zaklikav-kosovo-poslabiti-napruzenist-u-vidnosinah-z-serbieu.html" text:style-name="Internet_20_link" text:visited-style-name="Visited_20_Internet_20_Link">
Stoltenberg called <text:span text:style-name="T4">
 Kosov </text:span>
 O weaken tensions with Serbia</text:a>
Ethnic Serbs collided with the police near the municipality building when they were to seize one of the local communities, where the mayors of ethnic albanivated last week with the help of Kosovo authorities.</text:p>
      <text:p text:style-name="P4">
According to the portal <text:a xlink:type="simple" xlink:href="https://www.b92.net/eng/news/politics.php" text:style-name="Internet_20_link" text:visited-style-name="Visited_20_Internet_20_Link">
b92</text:a>
, Serbs were attacked by the Serbs, two people were injured as a result of suffering.</text:p>
      <text:p text:style-name="P4">
It was reported that in Kosovo two days ago clashes between local [police] began(https://www.ukrinform.ua/tag-policia)and participants of the actions that protest against the arrival of mayors, which are ethnic Albanians, in the areas of the Serbian population.</text:p>
      <text:p text:style-name="P4">
The Serbs, which make up the majority of the Kosovo region, do not know the independence of the region and still consider Belgrade their capital.</text:p>
      <text:p text:style-name="P4">
Ethnic Albanians make up more than 90% of Kosovo's population as a whole.</text:p>
      <text:p text:style-name="P4">
<text:span text:style-name="T4">
 Read also: </text:span>
 <text:a xlink:type="simple" xlink:href="https://www.ukrinform.ua/rubric-world/3714741-evrosouz-zaklikae-do-deeskalacii-naprugi-na-pivnoci-kosova.html" text:style-name="Internet_20_link" text:visited-style-name="Visited_20_Internet_20_Link">
EU EU calls for voltage de -escalation in the north <text:span text:style-name="T4">
 Kosov </text:span>
 a</text:a>
The Serbs refused to participate in the local elections in April, and alban candidates won all four municipalities with a 3.5%turnout.</text:p>
      <text:p text:style-name="P4">
Local Serbs, with the support of Belgrade, said they did not recognize mayors because they did not represent them.</text:p>
      <text:p text:style-name="P4">
<text:span text:style-name="T5">
Foto: aa</text:span>
</text:p>
      <text:p text:style-name="P4">
News Source: <text:a xlink:type="simple" xlink:href="https://www.ukrinform.ua/rubric-world/3715764-na-pivnoci-kosova-vnaslidok-suticok-poraneni-dvoh-serbiv.html" text:style-name="Internet_20_link" text:visited-style-name="Visited_20_Internet_20_Link">
https://www.ukrinform.ua/rubric-world/3715764-na-pivnoci-kosova-vnaslidok-suticok-poraneni-dvoh-serbiv.html</text:a>
</text:p>
      <!--NEWS-->
      <text:h text:style-name="P10" text:outline-level="1">
<text:span text:style-name="T4">
Blinken goes to northern Europe - will talk about NATO Vilnius Summit and support Ukraine</text:span>
</text:h>
      <text:p text:style-name="P4">
Authors: Ukrinform (Person)</text:p>
      <text:p text:style-name="P4">
Publisher: Укринформ (Organization)</text:p>
      <text:p text:style-name="P4">
Published Time: 2023-05-29T20:47:26+03:00</text:p>
      <text:p text:style-name="P4">
Modified Time: 2023-05-29T20:47:26+03:00</text:p>
      <text:p text:style-name="P4">
Description: US Secretary of State Anthony Blinken goes to Europe on Monday. During his visits, he will discuss with the heads of Government of Sweden, Norway and Finland preparations for NATO Vilnius Summit, Ukraine support and holding Russia accountable. - Ukrinform.</text:p>
      <text:p text:style-name="P4">
Images: ['<text:a xlink:type="simple" xlink:href="https://static.ukrinform.com/photos/2021_04/thumb_files/630_360_1618290656-821.jpeg" text:style-name="Internet_20_link" text:visited-style-name="Visited_20_Internet_20_Link">
630_360_16182...</text:a>
']</text:p>
      <text:p text:style-name="P4">
Tags: ['Фінляндія', 'НАТО', 'США', 'Швеція', 'Блінкен']</text:p>
      <text:p text:style-name="P4">
Type: Article</text:p>
      <!--METADATA-->
      <text:p text:style-name="P4">
<draw:frame draw:style-name="fr1" draw:name="Image205" text:anchor-type="as-char" svg:width="6.9236in" svg:height="3.956343in" draw:z-index="0">
<draw:image xlink:href="../Images/yкринформ/2023-05-29T20-47-26-03-00/630_360_1618290656-821.jpeg" xlink:type="simple" xlink:show="embed" xlink:actuate="onLoad" draw:mime-type="image/jpeg"/>
</draw:frame>
US Secretary of State Anthony Blinken goes to Europe on Monday. During visits, he will discuss with the Heads of Government of Sweden, Norway and Finland, preparation of NATO's Arbilita Summit, Ukraine support and holding reference.</text:p>
      <text:p text:style-name="P4">
According to Ukrinform correspondent, the trip previously announced <text:a xlink:type="simple" xlink:href="https://www.nytimes.com/live/2023/05/29/world/russia-ukraine-news/blinken-will-meet-with-european-leaders-as-sweden-pushes-nato-membership" text:style-name="Internet_20_link" text:visited-style-name="Visited_20_Internet_20_Link">
State Department</text:a>
.</text:p>
      <text:p text:style-name="P4">
According to the program, Blinken will first visit Sweden, where he will in Lulezhstrozhstrin with Prime Minister Ulf Christerson.</text:p>
      <text:p text:style-name="P4">
On Wednesday, Blinken will go to Oslo, where he will negotiate with Prime Minister Jonas Gar Stere.</text:p>
      <text:p text:style-name="P4">
<text:span text:style-name="T4">
 Read also: </text:span>
 <text:a xlink:type="simple" xlink:href="https://www.ukrinform.ua/rubric-polytics/3712794-ssa-rozgladatimut-usi-sposobi-pritagnenna-rosii-do-vidpovidalnosti-derzdep.html" text:style-name="Internet_20_link" text:visited-style-name="Visited_20_Internet_20_Link">
USA will consider all ways to hold Russia reference - State Department</text:a>
Friday Secretary of State <text:a xlink:type="simple" xlink:href="https://www.ukrinform.ua/tag-ssa" text:style-name="Internet_20_link" text:visited-style-name="Visited_20_Internet_20_Link">
USA</text:a>
Mother of Musta with Finland Prime Minister Sanna Marin and will make a speech by Whelels, which will emphasize that "Russian aggression has become a strategic manner in all respects," the State Department notes.</text:p>
      <text:p text:style-name="P4">
It was reported that the NATO summit in Vilnius will take place on July 11-12. It is expected that the leaders of the states will be a prominent place in the Alliance membership and the war of Russia against Ukraine.</text:p>
      <text:p text:style-name="P4">
<text:span text:style-name="T5">
Foto: Bloomberg</text:span>
</text:p>
      <text:p text:style-name="P4">
News Source: <text:a xlink:type="simple" xlink:href="https://www.ukrinform.ua/rubric-world/3715770-blinken-ide-v-pivnicnu-evropu-govoritime-pro-vilnuskij-samit-nato-ta-pidtrimku-ukraini.html" text:style-name="Internet_20_link" text:visited-style-name="Visited_20_Internet_20_Link">
https://www.ukrinform.ua/rubric-world/3715770-blinken-ide-v-pivnicnu-evropu-govoritime-pro-vilnuskij-samit-nato-ta-pidtrimku-ukraini.html</text:a>
</text:p>
      <!--NEWS-->
      <text:h text:style-name="P10" text:outline-level="1">
<text:span text:style-name="T4">
Ukraine needs a 120 -kilometer demilitarized zone in Russia - Podolyak</text:span>
</text:h>
      <text:p text:style-name="P4">
Authors: Ukrinform (Person)</text:p>
      <text:p text:style-name="P4">
Publisher: Укринформ (Organization)</text:p>
      <text:p text:style-name="P4">
Published Time: 2023-05-29T20:52:37+03:00</text:p>
      <text:p text:style-name="P4">
Modified Time: 2023-05-29T20:52:37+03:00</text:p>
      <text:p text:style-name="P4">
Description: The adviser to the head of the Presidential Office Mikhail Podolyak considers it necessary to create a 100-120-kilometer demilitarized area in the Russian territory near the Ukrainian border. - Ukrinform.</text:p>
      <text:p text:style-name="P4">
Images: ['<text:a xlink:type="simple" xlink:href="https://static.ukrinform.com/photos/2022_11/thumb_files/630_360_1669394904-181.jpg" text:style-name="Internet_20_link" text:visited-style-name="Visited_20_Internet_20_Link">
630_360_16693...</text:a>
']</text:p>
      <text:p text:style-name="P4">
Tags: ['Офіс Президента', 'Подоляк', 'Війна з Росією']</text:p>
      <text:p text:style-name="P4">
Type: Article</text:p>
      <!--METADATA-->
      <text:p text:style-name="P4">
<draw:frame draw:style-name="fr1" draw:name="Image206" text:anchor-type="as-char" svg:width="6.9236in" svg:height="3.956343in" draw:z-index="0">
<draw:image xlink:href="../Images/yкринформ/2023-05-29T20-52-37-03-00/630_360_1669394904-181.jpg" xlink:type="simple" xlink:show="embed" xlink:actuate="onLoad" draw:mime-type="image/jpeg"/>
</draw:frame>
Presidential Office Advisor Mikhail Podolyak considers it necessary to create a 1,20-120-kilometer demilitarized zone in the Russian territory near Ukrainian border.</text:p>
      <text:p text:style-name="P4">
He noted this in <text:a xlink:type="simple" xlink:href="https://twitter.com/Podolyak_M/status/1663178457201664000" text:style-name="Internet_20_link" text:visited-style-name="Visited_20_Internet_20_Link">
Twitter</text:a>
, reports Ukrinform.</text:p>
      <text:p text:style-name="P4">
“The key topic of the post -war system should be the installation of fuses to repetition of aggression in the future. In order to ensure the real safety of residents of Kharkiv, Chernihiv, Sumy, Zaporizhia, Luhansk Tadonian regions and protect them from shelling, it will be obligatory to introduce a demytilized zone 100-120 km in the territory of Belgorod, Bryansk, Kursk, Rostov republics. It is likely that in the first stage with a compulsory international control contingent, ”the adviser of the OP head emphasized.</text:p>
      <text:p text:style-name="P4">
<text:span text:style-name="T4">
 Read also: </text:span>
 <text:a xlink:type="simple" xlink:href="https://www.ukrinform.ua/rubric-polytics/3715228-rozmova-z-rosianami-pocnetsa-lise-pisla-vivedenna-vijsk-z-ukraini-podolak.html" text:style-name="Internet_20_link" text:visited-style-name="Visited_20_Internet_20_Link">
conversation with the Russians will only begin after the withdrawal of military units of Ukraine - <text:span text:style-name="T4">
 Podolyak </text:span>
</text:a>
As it was reported, the head of the Ministry of Defense Cyril Budanov stated that the issue of warning of the war is the creation of a 100 kilometer demilitarized zone of interrosion and Ukraine.</text:p>
      <text:p text:style-name="P4">
News Source: <text:a xlink:type="simple" xlink:href="https://www.ukrinform.ua/rubric-polytics/3715772-ukraini-potribna-120kilometrova-demilitarizovana-zona-na-teritorii-rosii-podolak.html" text:style-name="Internet_20_link" text:visited-style-name="Visited_20_Internet_20_Link">
https://www.ukrinform.ua/rubric-polytics/3715772-ukraini-potribna-120kilometrova-demilitarizovana-zona-na-teritorii-rosii-podolak.html</text:a>
</text:p>
      <!--NEWS-->
      <text:h text:style-name="P10" text:outline-level="1">
<text:span text:style-name="T4">
Dynamo and Shakhtar held the 2000s in the football premiere league</text:span>
</text:h>
      <text:p text:style-name="P4">
Authors: Ukrinform (Person)</text:p>
      <text:p text:style-name="P4">
Publisher: Укринформ (Organization)</text:p>
      <text:p text:style-name="P4">
Published Time: 2023-05-29T20:58:00+03:00</text:p>
      <text:p text:style-name="P4">
Modified Time: 2023-05-29T20:58:00+03:00</text:p>
      <text:p text:style-name="P4">
Description: Following the Donetsk Dynamo Donetsk, Dynamo also held the 2000 goal in the Ukrainian Football Championships among the Premier League teams (UPL). - Ukrinform.</text:p>
      <text:p text:style-name="P4">
Images: ['<text:a xlink:type="simple" xlink:href="https://static.ukrinform.com/photos/2023_05/thumb_files/630_360_1685382995-268.jpg" text:style-name="Internet_20_link" text:visited-style-name="Visited_20_Internet_20_Link">
630_360_16853...</text:a>
']</text:p>
      <text:p text:style-name="P4">
Tags: ['Динамо', 'Футбол', 'Шахтар']</text:p>
      <text:p text:style-name="P4">
Type: Article</text:p>
      <!--METADATA-->
      <text:p text:style-name="P4">
<draw:frame draw:style-name="fr1" draw:name="Image207" text:anchor-type="as-char" svg:width="6.9236in" svg:height="3.956343in" draw:z-index="0">
<draw:image xlink:href="../Images/yкринформ/2023-05-29T20-58-00-03-00/630_360_1685382995-268.jpg" xlink:type="simple" xlink:show="embed" xlink:actuate="onLoad" draw:mime-type="image/jpeg"/>
</draw:frame>
Following Zadonnetsky Shakhtar, Dynamo Kyiv also held the 2000 goal in the Ukrainian football championships among the Premier League teams(UPL).</text:p>
      <text:p text:style-name="P4">
Як інформує офіційний <text:a xlink:type="simple" xlink:href="https://upl.ua/ua/news/view/7387" text:style-name="Internet_20_link" text:visited-style-name="Visited_20_Internet_20_Link">
 сайт </text:a>
UPL, in the 29th Muture, the new achievement of "white-blue" was established by Venezuelan forward Eriicrams, who today in the match with Rivne "Heather"(3:0)Opened the account, Ukrinform reports.</text:p>
      <text:p text:style-name="P4">
The leader of the capital team for scored balls is Sergey Rebrov(113).Далі йдуть Андрій Ярмоленко (99), Maxim Shatsky(97), Andriy Shevchenko(83)Tavik Tsigankov(77).</text:p>
      <text:p text:style-name="P4">
Днем раніше позначку у 2000 голів подолав «Шахтар». «Гірники» перемогли«Дніпро-1» (3:0), and Artem Bondarenko became the author of the anniversary goal for all the years of the Donetsk club in the Ukrainian Championship.</text:p>
      <text:p text:style-name="P4">
<text:span text:style-name="T4">
 Read also: </text:span>
 ["<text:span text:style-name="T4">
 Shakhtar </text:span>
" defeated "Dnipro-1" and ahead of time.(https://www.ukrinform.ua/rubric-sports/3715267-sahtar-rozgromiv-dnipro1-i-dostrokovo-stav-cempionom-upl.html)The matches of the final, the 30th round of UPL will be held on June 4.</text:p>
      <text:p text:style-name="P4">
Photo: dynammania.com.</text:p>
      <text:p text:style-name="P4">
News Source: <text:a xlink:type="simple" xlink:href="https://www.ukrinform.ua/rubric-sports/3715774-dinamo-ta-sahtar-proveli-2000i-goli-u-futbolnij-premerlizi.html" text:style-name="Internet_20_link" text:visited-style-name="Visited_20_Internet_20_Link">
https://www.ukrinform.ua/rubric-sports/3715774-dinamo-ta-sahtar-proveli-2000i-goli-u-futbolnij-premerlizi.html</text:a>
</text:p>
      <!--NEWS-->
      <text:h text:style-name="P10" text:outline-level="1">
<text:span text:style-name="T4">
Instead of the "Wagner" in Bakhmut come Russian paratroopers - cherry</text:span>
</text:h>
      <text:p text:style-name="P4">
Authors: Ukrinform (Person)</text:p>
      <text:p text:style-name="P4">
Publisher: Укринформ (Organization)</text:p>
      <text:p text:style-name="P4">
Published Time: 2023-05-29T21:08:45+03:00</text:p>
      <text:p text:style-name="P4">
Modified Time: 2023-05-29T21:08:45+03:00</text:p>
      <text:p text:style-name="P4">
Description: In Bakhmut, the Airborne Troops and Motorized Simple Units are replaced by the Wagnets. - Ukrinform.</text:p>
      <text:p text:style-name="P4">
Images: ['<text:a xlink:type="simple" xlink:href="https://static.ukrinform.com/photos/2023_02/thumb_files/630_360_1675335446-850.jpg" text:style-name="Internet_20_link" text:visited-style-name="Visited_20_Internet_20_Link">
630_360_16753...</text:a>
']</text:p>
      <text:p text:style-name="P4">
Tags: ['Бахмут', 'ПВК "Вагнера"', 'Війна з Росією', 'Єдині новини']</text:p>
      <text:p text:style-name="P4">
Type: Article</text:p>
      <!--METADATA-->
      <text:p text:style-name="P4">
<draw:frame draw:style-name="fr1" draw:name="Image208" text:anchor-type="as-char" svg:width="6.9236in" svg:height="3.956343in" draw:z-index="0">
<draw:image xlink:href="../Images/yкринформ/2023-05-29T21-08-45-03-00/630_360_1675335446-850.jpg" xlink:type="simple" xlink:show="embed" xlink:actuate="onLoad" draw:mime-type="image/jpeg"/>
</draw:frame>
The Bakhmutna replacement of the "Wagnets" comes to the airborne troops of the Imomothtile Units.</text:p>
      <text:p text:style-name="P4">
This was reported by a spokesman for the Eastern Group of the Armed Forces of the Armed Forces Sergey Cherevaty Wepiri Telernorphone "One News", Ukrinform reports.</text:p>
      <text:p text:style-name="P4">
“Yes, rotational measures take place there because of the large loss of the Wagner group. They are forced to do it. The units of the Occupant and the motorized units come. We know the names, we know their commanders and combat potential, ”he said.</text:p>
      <text:p text:style-name="P4">
<text:span text:style-name="T4">
 Read also: </text:span>
 <text:a xlink:type="simple" xlink:href="https://www.ukrinform.ua/rubric-ato/3715570-pid-bahmutom-zaginuv-zurnalist-evgenij-osievskij.html" text:style-name="Internet_20_link" text:visited-style-name="Visited_20_Internet_20_Link">
under <text:span text:style-name="T4">
 Bakhmut </text:span>
 OM was killed by journalist Yevgeny Osiyevsky</text:a>
Cherevaty also reported that all these units were already involved in the Tavi war they suffered significant losses. Therefore, they were completed with recent mobilized.</text:p>
      <text:p text:style-name="P4">
"For the most part, this is the second or third composition of their personnel," - says Church.</text:p>
      <text:p text:style-name="P4">
According to him, in the Bakhmut direction the enemy does not stop the defeat of our position.</text:p>
      <text:p text:style-name="P4">
<text:span text:style-name="T4">
 Read also: </text:span>
 <text:a xlink:type="simple" xlink:href="https://www.ukrinform.ua/rubric-ato/3715498-u-bahmut-na-misce-vagnerivciv-zahodit-regularna-armia-rf-minoboroni.html" text:style-name="Internet_20_link" text:visited-style-name="Visited_20_Internet_20_Link">
in <text:span text:style-name="T4">
 Bakhmut </text:span>
 In the place of "Wagner" comes regulararmia of the Russian Federation - Ministry of Defense</text:a>
During this day, he made 373 strikes, 6 aircraft aircraft of Ukrainian defenders.</text:p>
      <text:p text:style-name="P4">
"We responded with fire damage during which 155 invaders were killed, 116 were wounded," Cherevaty said.</text:p>
      <text:p text:style-name="P4">
As it was reported, in the Bakhmut, the Avdiivsky directions during the pre -prohibition of offensive actions did not.</text:p>
      <text:p text:style-name="P4">
Photo: Armyinform</text:p>
      <text:p text:style-name="P4">
News Source: <text:a xlink:type="simple" xlink:href="https://www.ukrinform.ua/rubric-ato/3715779-zamist-vagnerivciv-u-bahmut-zahodat-rosijski-desantniki-cerevatij.html" text:style-name="Internet_20_link" text:visited-style-name="Visited_20_Internet_20_Link">
https://www.ukrinform.ua/rubric-ato/3715779-zamist-vagnerivciv-u-bahmut-zahodat-rosijski-desantniki-cerevatij.html</text:a>
</text:p>
      <!--NEWS-->
      <text:h text:style-name="P10" text:outline-level="1">
<text:span text:style-name="T4">
Up to 11 years in prison sentenced Odessa who raised money for Russian invaders</text:span>
</text:h>
      <text:p text:style-name="P4">
Authors: Ukrinform (Person)</text:p>
      <text:p text:style-name="P4">
Publisher: Укринформ (Organization)</text:p>
      <text:p text:style-name="P4">
Published Time: 2023-05-29T21:16:00+03:00</text:p>
      <text:p text:style-name="P4">
Modified Time: 2023-05-29T21:16:00+03:00</text:p>
      <text:p text:style-name="P4">
Description: Up to 11 years of imprisonment was sentenced to Odessa, who organized the collection of money for Russian invaders. - Ukrinform.</text:p>
      <text:p text:style-name="P4">
Images: ['<text:a xlink:type="simple" xlink:href="https://static.ukrinform.com/photos/2018_01/thumb_files/630_360_1515506864-9820.jpg" text:style-name="Internet_20_link" text:visited-style-name="Visited_20_Internet_20_Link">
630_360_15155...</text:a>
']</text:p>
      <text:p text:style-name="P4">
Tags: ['Одеса', 'СБУ', 'Війна з Росією']</text:p>
      <text:p text:style-name="P4">
Type: Article</text:p>
      <!--METADATA-->
      <text:p text:style-name="P4">
<draw:frame draw:style-name="fr1" draw:name="Image209" text:anchor-type="as-char" svg:width="6.9236in" svg:height="3.956343in" draw:z-index="0">
<draw:image xlink:href="../Images/yкринформ/2023-05-29T21-16-00-03-00/630_360_1515506864-9820.jpg" xlink:type="simple" xlink:show="embed" xlink:actuate="onLoad" draw:mime-type="image/jpeg"/>
</draw:frame>
By 11 years imprisonment was sentenced to Odessa, who organized the collection of money for Russian invaders.</text:p>
      <text:p text:style-name="P4">
According to Ukrinform, the Security Service of Ukraine reports in <text:a xlink:type="simple" xlink:href="https://t.me/SBUkr/8453" text:style-name="Internet_20_link" text:visited-style-name="Visited_20_Internet_20_Link">
telegram</text:a>
.</text:p>
      <text:p text:style-name="P4">
“The Security Service has gathered irrelevant evidence to the hostile addiction, which has adjusted the DNR fighters' financing channel. Last December, the SBU contracted, delayed it during counter-pride-acting measures in Odessa region, ”the message reads.</text:p>
      <text:p text:style-name="P4">
<text:span text:style-name="T4">
 Read also: </text:span>
 <text:a xlink:type="simple" xlink:href="https://www.ukrinform.ua/rubric-society/3715622-sbu-vikrila-na-zemelnih-oborudkah-nastoatelku-hramu-upc-mp-na-cerkasini.html" text:style-name="Internet_20_link" text:visited-style-name="Visited_20_Internet_20_Link">
<text:span text:style-name="T4">
 The SBU </text:span>
 exposed on the land equipment the rector of the templeuptz MP in Cherkasy region</text:a>
According to the investigation, the malefactor is a local resident. Its two relatives in 2016 joined the ranks of the DNR Sparta terrorist group and fought the anti -terrorist operation in the east of Ukraine.</text:p>
      <text:p text:style-name="P4">
At the beginning of a full -scale invasion, both militants became part of the regulatory units of the Southern Military District of the Armed Forces of the Russian Federation and the Braumas in the seizure of Mariupol and part of the Kherson region.</text:p>
      <text:p text:style-name="P4">
Having learned about the low level of logistical support of the relatives -the remnants, the woman voluntarily organized the fundraising for them.</text:p>
      <text:p text:style-name="P4">
*!(https://www.ukrinform.ua/rubric-society/3715724-policia-kiivsini-peredala-sbu-spravu-sodo-zniknenna-zurnalista-hiluka.html)To do this, in groups in messengers and prohibited social networks "VKontakte" and "Classmates" she posted a message calling for monetary assistance to the invaders.</text:p>
      <text:p text:style-name="P4">
In addition, the woman attached a photo with the details of the Russian banking card, which belonged to the cohabitant of a belligerent relative.</text:p>
      <text:p text:style-name="P4">
On the basis of the evidence collected, the court found the malefactor guilty under Part 1 of Art. 111-2 Criminal Code of Ukraine(Assistance to the aggressor state)And she appointed her 11 years and 4 months in prison with confiscation of property.</text:p>
      <text:p text:style-name="P4">
<text:span text:style-name="T4">
 Read also: </text:span>
 <text:a xlink:type="simple" xlink:href="https://www.ukrinform.ua/rubric-ato/3714900-sbu-ogolosila-pidozru-cotirom-kolaborantam-sered-akih-tak-zvani-posadovci-mns-rf.html" text:style-name="Internet_20_link" text:visited-style-name="Visited_20_Internet_20_Link">
<text:span text:style-name="T4">
 The SBU </text:span>
 has declared suspicion to four collaborators, media - the so -called Ministry of Emergency Situations officials</text:a>
As reported by Ukrinform, the SBU detained the ex -deputy of the Zaporozhye city council, which cited Russian missiles on the city.</text:p>
      <text:p text:style-name="P4">
News Source: <text:a xlink:type="simple" xlink:href="https://www.ukrinform.ua/rubric-society/3715729-do-11-rokiv-uvaznenna-zasudili-odesitku-aka-zbirala-grosi-dla-rosijskih-zagarbnikiv.html" text:style-name="Internet_20_link" text:visited-style-name="Visited_20_Internet_20_Link">
https://www.ukrinform.ua/rubric-society/3715729-do-11-rokiv-uvaznenna-zasudili-odesitku-aka-zbirala-grosi-dla-rosijskih-zagarbnikiv.html</text:a>
</text:p>
      <!--NEWS-->
      <text:h text:style-name="P10" text:outline-level="1">
<text:span text:style-name="T4">
NATO noted the mutual benefit of the Alliance dialogue with Ukraine in technology and innovation</text:span>
</text:h>
      <text:p text:style-name="P4">
Authors: Ukrinform (Person)</text:p>
      <text:p text:style-name="P4">
Publisher: Укринформ (Organization)</text:p>
      <text:p text:style-name="P4">
Published Time: 2023-05-29T21:22:00+03:00</text:p>
      <text:p text:style-name="P4">
Modified Time: 2023-05-29T21:22:00+03:00</text:p>
      <text:p text:style-name="P4">
Description: The Russian war against Ukraine has been an additional evidence of the importance of combining modern technologies with "traditional" weapons on the battlefield, so the experience that the Armed Forces acquires every day in brutal battles with the invaders is very valuable for the development of NATO restraint and defense systems. - Ukrinform.</text:p>
      <text:p text:style-name="P4">
Images: ['<text:a xlink:type="simple" xlink:href="https://static.ukrinform.com/photos/2018_07/thumb_files/630_360_1530864400-8224.jpg" text:style-name="Internet_20_link" text:visited-style-name="Visited_20_Internet_20_Link">
630_360_15308...</text:a>
']</text:p>
      <text:p text:style-name="P4">
Tags: ['НАТО', 'Україна', 'Війна з Росією']</text:p>
      <text:p text:style-name="P4">
Type: Article</text:p>
      <!--METADATA-->
      <text:p text:style-name="P4">
<draw:frame draw:style-name="fr1" draw:name="Image210" text:anchor-type="as-char" svg:width="6.9236in" svg:height="3.956343in" draw:z-index="0">
<draw:image xlink:href="../Images/yкринформ/2023-05-29T21-22-00-03-00/630_360_1530864400-8224.jpg" xlink:type="simple" xlink:show="embed" xlink:actuate="onLoad" draw:mime-type="image/jpeg"/>
</draw:frame>
Russian against Ukraine has become an additional testimony to the importance of combining modern technologies with "traditional" weapons on the battlefield, so the experience that is drawn every day in brutal battles with the invaders is very valuable for the development of NATO restraint and defense systems.</text:p>
      <text:p text:style-name="P4">
This was told by NATO Secretary-General for new challenges of Devis van Wil, answering Ukrinform questions during the presentation of high-level dialogue from Nato-Ukraine innovation.</text:p>
      <text:p text:style-name="P4">
The dialogue was launched last week at the Brussels Headquarters of the Alliance of Viceremer-Minister in Innovation, Development of Education, Science of Tatekhnology of Ukraine Mikhail Fedorov.</text:p>
      <text:p text:style-name="P4">
“We stand next to you, and we do not expect any specific return from each element of assistance we provide to Ukraine. But the benefit for <text:span text:style-name="T4">
 <text:a xlink:type="simple" xlink:href="http://www.ukrinform.ua/tag-nato" text:style-name="Internet_20_link" text:visited-style-name="Visited_20_Internet_20_Link">
NATO</text:a>
</text:span>
 This is obvious. Because you are infecting a new and very fast experience, using the latest technologies, what works and not. Your armed forces acquire truly unique knowledge of how this technique works, how to use it better to manage those gems. Because at the end, not only technologies, as such, but their practical application, are important, ”the Alliance spokesman said.</text:p>
      <text:p text:style-name="P4">
<text:span text:style-name="T4">
 Read also: </text:span>
 <text:span text:style-name="T4">
 <text:a xlink:type="simple" xlink:href="https://www.ukrinform.ua/rubric-polytics/3715245-golovnou-garantieu-dla-ukraini-mae-stati-clenstvo-u-nato-ermak.html" text:style-name="Internet_20_link" text:visited-style-name="Visited_20_Internet_20_Link">
The main guarantee for Ukraine should be UNATO - Yermak membership</text:a>
</text:span>
</text:p>
      <text:p text:style-name="P4">
“We are talking about the concept of such use. In this we have a very multifaceted study from Ukraine. Of course, it also opens new opportunities for certain souzing countries that provide their services for Ukraine, and instead receive an important "insight", what they should improve, to keep the benefits, "David Vbel added.</text:p>
      <text:p text:style-name="P4">
He noted that the Kremlin's aggression against Georgia in 2008 and against Ukraine in 2014 became a "signal to awakening" for NATO. The Allies began to consistently ascertain their own capabilities of restraint and defense, as seeing existential threats near their own borders. It was then that a metadox was set up to 2% of GDP, for the first time on the Eastern flank, the Baltic States and in Poland, NATO combat units were located.“All of these measures, by definition, were tested when the invasion began in February last year(Russia in Ukraine - ed.). Нам дійсно було важкоуявити такого роду широкомасштабну війну в Європі. Але це відбулося. Вона незавершиться за кілька місяців, і, так, ми потребуємо всі ці матеріали, які минині бачимо на полі бою, з метою вистояти та оборонятися тривалий час... Надодаток, союзники постачають велику кількість (weapons)For Ukraine, it is that it will return its territories. All this really requires rethinking the path, which we organize all this, ”said the assistant to the Alliance.</text:p>
      <text:p text:style-name="P4">
<text:span text:style-name="T4">
 Read also: </text:span>
 <text:span text:style-name="T4">
 <text:a xlink:type="simple" xlink:href="https://www.ukrinform.ua/rubric-technology/3714605-nato-i-ukraina-poglibluvatimut-partnerstvo-v-tehnologiah-ta-nauci.html" text:style-name="Internet_20_link" text:visited-style-name="Visited_20_Internet_20_Link">
NATO and Ukraine will deepen the partnership of echnologies and science</text:a>
</text:span>
</text:p>
      <text:p text:style-name="P4">
As it was reported, from the beginning of the Russian invasion of NATO and the Union countries provides Ukraine with significant political and military assistance, to ensure its right to self-defense against aggression, in accordance with the UN Charter.</text:p>
      <text:p text:style-name="P4">
Read the full text of the conversation with NATO Secretary General with new security challenges tomorrow on the pages of Ukrinform.</text:p>
      <text:p text:style-name="P4">
News Source: <text:a xlink:type="simple" xlink:href="https://www.ukrinform.ua/rubric-polytics/3715781-u-nato-vidznacili-vzaemnu-korist-dialogu-alansu-z-ukrainou-u-tehnologiah-ta-innovaciah.html" text:style-name="Internet_20_link" text:visited-style-name="Visited_20_Internet_20_Link">
https://www.ukrinform.ua/rubric-polytics/3715781-u-nato-vidznacili-vzaemnu-korist-dialogu-alansu-z-ukrainou-u-tehnologiah-ta-innovaciah.html</text:a>
</text:p>
      <!--NEWS-->
      <text:h text:style-name="P10" text:outline-level="1">
<text:span text:style-name="T4">
В ОП припустили, чому Росія регулярно атакує ракетами та дронами українські міста</text:span>
</text:h>
      <text:p text:style-name="P4">
Authors: Ukrinform (Person)</text:p>
      <text:p text:style-name="P4">
Publisher: Укринформ (Organization)</text:p>
      <text:p text:style-name="P4">
Published Time: 2023-05-29T21:29:16+03:00</text:p>
      <text:p text:style-name="P4">
Modified Time: 2023-05-29T21:29:16+03:00</text:p>
      <text:p text:style-name="P4">
Description: Rocket attacks on the Ukrainian capital are carried out by the Russians for the purpose of psychological influence and preventing Ukrainian counter-offensive actions, and to force the conditions when the conquered territories remain in Russia.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Обстріл', 'Подоляк', 'Єдині новини']</text:p>
      <text:p text:style-name="P4">
Type: Article</text:p>
      <!--METADATA-->
      <text:p text:style-name="P4">
<draw:frame draw:style-name="fr1" draw:name="Image211" text:anchor-type="as-char" svg:width="6.9236in" svg:height="3.956343in" draw:z-index="0">
<draw:image xlink:href="../Images/yкринформ/2023-05-29T21-29-16-03-00/630_360_1509493085-3383.jpg" xlink:type="simple" xlink:show="embed" xlink:actuate="onLoad" draw:mime-type="image/jpeg"/>
</draw:frame>
Rocket attacks on the Ukrainian capital are carried out by the Russians for the purpose of psychological influencing and preventing Ukrainian counter-offensive actions, and to force the conditions when the conquered territories remain in Russia.</text:p>
      <text:p text:style-name="P4">
This opinion was expressed by the adviser to the head of the Presidential Office Mikhail Podolyak at the Eviritolevahorphone "Unified News", Ukrinform reports.</text:p>
      <text:p text:style-name="P4">
“And what are the tools of influencing events that develop negatively on the front of the Russians? What can they be offered to the world, how can they be glowing? Well, and scare us. Of course, they will, of course, have repeatedly said that the remains of the missiles left in them, they produce some of them ... For what? In order to make a situation, scare, psychologically pierce, prove that they have resources, capabilities, etc., in the end, “Look, there is a civilian, or we will drag you, we will kill, or you will accept you Those norishes that they, by the way, say: there is African initiative, Chinese, there are Vatican and Brazilian - four initiatives ”, Yakivoni(Russians - ed.)They are scaled with constant repetition because it sounds simple: we will stop the fire immediately and at the same time leave Russia where it is, ”he said.</text:p>
      <text:p text:style-name="P4">
<text:span text:style-name="T4">
 Read also: </text:span>
 [<text:span text:style-name="T4">
 shelling </text:span>
 and capitals: at night 9000 people were covered in the subway, 41 thousand] in the afternoon](https://www.ukrinform.ua/rubric-kyiv/3715718-obstrili-stolici-vnoci-u-metro-ukrivalisa-9000-ludej-vden-41-tisaca.html)Podolyak is convinced that now the Russians have one specific target - not replicated as such. And for this, according to the adviser to the head of the OP, the enemy is necessary that there are no offensive actions from Ukraine.</text:p>
      <text:p text:style-name="P4">
“Attacks are one of the elements to reduce our desire to pick up all the debts of the split and show what is(In the Russians - ed.)Still powder in the powder, ” - said.</text:p>
      <text:p text:style-name="P4">
At the same time, Podolyak emphasized that there is no point in paying attention to the various initiatives of "peacekeepers", and Ukraine continues to work on closing the sky with an icrandist.</text:p>
      <text:p text:style-name="P4">
<text:span text:style-name="T4">
 Read also: </text:span>
 <text:a xlink:type="simple" xlink:href="https://www.ukrinform.ua/rubric-regions/3715704-obstril-dnipropetrovsini-10-gospitalizovanih-troe-z-nih-u-tazkomu-stani.html" text:style-name="Internet_20_link" text:visited-style-name="Visited_20_Internet_20_Link">
<text:span text:style-name="T4">
 firing </text:span>
 Dnipropetrovsk region: 10 hospitalized, three of them are in serious condition</text:a>
</text:p>
      <text:p text:style-name="P4">
Before that, 36 winged rockets-101/X-555, 30 "Shahmed" and 1 reconnaissance UAV of the operative-tactical level were destroyed by the air forces of Ukraine.</text:p>
      <text:p text:style-name="P4">
During May, the Russians already made 16 rocket-arable attacks on Kiev and Oblast.</text:p>
      <text:p text:style-name="P4">
News Source: <text:a xlink:type="simple" xlink:href="https://www.ukrinform.ua/rubric-ato/3715784-v-op-pripustili-comu-rosia-regularno-atakue-raketami-ta-dronami-ukrainski-mista.html" text:style-name="Internet_20_link" text:visited-style-name="Visited_20_Internet_20_Link">
https://www.ukrinform.ua/rubric-ato/3715784-v-op-pripustili-comu-rosia-regularno-atakue-raketami-ta-dronami-ukrainski-mista.html</text:a>
</text:p>
      <!--NEWS-->
      <text:h text:style-name="P10" text:outline-level="1">
<text:span text:style-name="T4">
The RDC Legion stated that his fighters went to</text:span>
</text:h>
      <text:p text:style-name="P4">
Authors: Ukrinform (Person)</text:p>
      <text:p text:style-name="P4">
Publisher: Укринформ (Organization)</text:p>
      <text:p text:style-name="P4">
Published Time: 2023-05-29T21:33:57+03:00</text:p>
      <text:p text:style-name="P4">
Modified Time: 2023-05-29T21:33:57+03:00</text:p>
      <text:p text:style-name="P4">
Description: In the Russian Legion "RDC" stated a new breakthrough of the border of Russia, which took place on the day of the border guard of the Russian Federation. - Ukrinform.</text:p>
      <text:p text:style-name="P4">
Images: ['<text:a xlink:type="simple" xlink:href="https://static.ukrinform.com/photos/2023_05/thumb_files/630_360_1685385130-174.jpg" text:style-name="Internet_20_link" text:visited-style-name="Visited_20_Internet_20_Link">
630_360_16853...</text:a>
']</text:p>
      <text:p text:style-name="P4">
Tags: ['Росія', 'Кордон', 'Війна з Росією', 'РДК']</text:p>
      <text:p text:style-name="P4">
Type: Article</text:p>
      <!--METADATA-->
      <text:p text:style-name="P4">
<draw:frame draw:style-name="fr1" draw:name="Image212" text:anchor-type="as-char" svg:width="6.9236in" svg:height="3.956343in" draw:z-index="0">
<draw:image xlink:href="../Images/yкринформ/2023-05-29T21-33-57-03-00/630_360_1685385130-174.jpg" xlink:type="simple" xlink:show="embed" xlink:actuate="onLoad" draw:mime-type="image/jpeg"/>
</draw:frame>
The Urosian Legion "RDC" declared a new breakthrough of the border of Russia, which gave up on the day of the border guard of the Russian Federation.</text:p>
      <text:p text:style-name="P4">
As Ukrinform reports, it reports <text:a xlink:type="simple" xlink:href="https://t.me/russvolcorps/555" text:style-name="Internet_20_link" text:visited-style-name="Visited_20_Internet_20_Link">
Telegram</text:a>
-RDC channel.</text:p>
      <text:p text:style-name="P4">
“Yesterday the border guards of the Russian Federation celebrated their professional holiday. RDC fighters greeted the next successful transition of the "Diriav" state border!The purpose of our transition will be known in the near future, watch the updates, ”the testimony reads.</text:p>
      <text:p text:style-name="P4">
<text:span text:style-name="T4">
 Read also: </text:span>
 <text:a xlink:type="simple" xlink:href="https://www.ukrinform.ua/rubric-ato/3714659-legion-svoboda-rosii-opriludniv-kadri-z-belgorodskoi-oblasti.html" text:style-name="Internet_20_link" text:visited-style-name="Visited_20_Internet_20_Link">
Legion "Freedom of Russia" published personnel from the Belgorod region</text:a>
As it was reported, on May 22 on social networks <text:a xlink:type="simple" xlink:href="https://www.ukrinform.ua/rubric-world/3712771-so-vidomo-pro-podii-u-belgorodskij-oblasti-ta-so-govorit-kiiv.html" text:style-name="Internet_20_link" text:visited-style-name="Visited_20_Internet_20_Link">
appeared statements</text:a>
"Russian Volunteer Corps" and the Legion "Freedom of Russia" on the liberation of some settlements and their forces in the town of Greyvoron in the Belgorod region.</text:p>
      <text:p text:style-name="P4">
On the same day, the GUR noted that the Legion "Freedom of Russia" and "RDC" began <text:a xlink:type="simple" xlink:href="https://www.ukrinform.ua/rubric-ato/3712670-stvorenna-smugi-bezpeki-u-gur-prokomentuvali-podii-u-belgorodskij-oblasti-rosii.html" text:style-name="Internet_20_link" text:visited-style-name="Visited_20_Internet_20_Link">
operations on the liberation of Russia</text:a>
from Putin's regime to create a security lane for the defense of the Ukrainian civilian population, but exclusively with the participation of a citizen.</text:p>
      <text:p text:style-name="P4">
On May 24, the RDC stated that <text:a xlink:type="simple" xlink:href="https://www.ukrinform.ua/rubric-ato/3713639-rdk-ta-legion-svoboda-rosii-zajsli-u-belgorodsku-oblast-bils-ak-na-40-kilometriv-uglib.html" text:style-name="Internet_20_link" text:visited-style-name="Visited_20_Internet_20_Link">
advanced</text:a>
42 km deep into the Belgorod region. Some volunteer points controlled the days.</text:p>
      <text:p text:style-name="P4">
On May 25, it was announced that the RDC <text:a xlink:type="simple" xlink:href="https://www.ukrinform.ua/rubric-ato/3714018-bijci-rdk-zaavili-so-znovu-zajsli-na-teritoriu-rosii.html" text:style-name="Internet_20_link" text:visited-style-name="Visited_20_Internet_20_Link">
again entered</text:a>
on the territory <text:a xlink:type="simple" xlink:href="https://www.ukrinform.ua/tag-rosia" text:style-name="Internet_20_link" text:visited-style-name="Visited_20_Internet_20_Link">
of Russia</text:a>
.</text:p>
      <text:p text:style-name="P4">
<text:span text:style-name="T5">
Foto: RDK</text:span>
</text:p>
      <text:p text:style-name="P4">
News Source: <text:a xlink:type="simple" xlink:href="https://www.ukrinform.ua/rubric-ato/3715786-legion-rdk-zaaviv-so-jogo-bijci-znovu-zahodili-do-rosii.html" text:style-name="Internet_20_link" text:visited-style-name="Visited_20_Internet_20_Link">
https://www.ukrinform.ua/rubric-ato/3715786-legion-rdk-zaaviv-so-jogo-bijci-znovu-zahodili-do-rosii.html</text:a>
</text:p>
      <!--NEWS-->
      <text:h text:style-name="P10" text:outline-level="1">
<text:span text:style-name="T4">
After the explosions, Russian invaders intensified the construction of fortifications around Mariupol</text:span>
</text:h>
      <text:p text:style-name="P4">
Authors: Ukrinform (Person)</text:p>
      <text:p text:style-name="P4">
Publisher: Укринформ (Organization)</text:p>
      <text:p text:style-name="P4">
Published Time: 2023-05-29T21:35:00+03:00</text:p>
      <text:p text:style-name="P4">
Modified Time: 2023-05-29T21:35:00+03:00</text:p>
      <text:p text:style-name="P4">
Description: After the explosions in Mariupol have increased, Russian invaders intensified the construction of their fortifications around the city.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Окупація', 'Вибух', 'Війна з Росією']</text:p>
      <text:p text:style-name="P4">
Type: Article</text:p>
      <!--METADATA-->
      <text:p text:style-name="P4">
<draw:frame draw:style-name="fr1" draw:name="Image215" text:anchor-type="as-char" svg:width="6.9236in" svg:height="3.956343in" draw:z-index="0">
<draw:image xlink:href="../Images/yкринформ/2023-05-29T21-35-00-03-00/630_360_1680546247-363.jpg" xlink:type="simple" xlink:show="embed" xlink:actuate="onLoad" draw:mime-type="image/jpeg"/>
</draw:frame>
After the explosions in Mariupol increased, Russian invaders intensified the construction of their fortifications around the city.</text:p>
      <text:p text:style-name="P4">
According to Ukrinform, about it in <text:a xlink:type="simple" xlink:href="https://t.me/andriyshTime/10230" text:style-name="Internet_20_link" text:visited-style-name="Visited_20_Internet_20_Link">
telegram</text:a>
Advisor to Mariupol Mayor Petro Andryushchenko reported the appropriate video.</text:p>
      <text:p text:style-name="P4">
“After the cotton, the Russians intensified the construction of fortifications around the city. Now forever - logs for the arrangement of armor, ”Andryushchenko wrote.</text:p>
      <text:p text:style-name="P4">
<text:span text:style-name="T4">
 Read also: </text:span>
 <text:span text:style-name="T4">
 <text:a xlink:type="simple" xlink:href="https://www.ukrinform.ua/rubric-regions/3715689-udar-po-boeskladah-pid-mariupolem-sered-rosian-100-zagiblih-ta-ponad-400-poranenih.html" text:style-name="Internet_20_link" text:visited-style-name="Visited_20_Internet_20_Link">
a shot of ampower under Mariupol: Among the Russians 100 and over 400 wounded</text:a>
</text:span>
</text:p>
      <text:p text:style-name="P4">
He noted that after almost two days of "cotton" in Mariupol, invaders of the lashes actively replenish their ammunition in the direction of Berdyansk and childbirth.</text:p>
      <text:p text:style-name="P4">
<text:span text:style-name="T4">
 Read also: </text:span>
 <text:span text:style-name="T4">
 <text:a xlink:type="simple" xlink:href="https://www.ukrinform.ua/rubric-regions/3715531-rosia-prodovzit-vivoziti-kradene-zerno-cerez-mariupol-radnik-mera.html" text:style-name="Internet_20_link" text:visited-style-name="Visited_20_Internet_20_Link">
Russia continues to export stolen grain through Mariupol - mayor advisor</text:a>
</text:span>
</text:p>
      <text:p text:style-name="P4">
As reported, <text:span text:style-name="T4">
 <text:a xlink:type="simple" xlink:href="https://www.ukrinform.ua/tag-mariupol" text:style-name="Internet_20_link" text:visited-style-name="Visited_20_Internet_20_Link">
Mariupol</text:a>
</text:span>
 The Tanavshnya settlements are transformed into the military-logistics Habrosian army.</text:p>
      <text:p text:style-name="P4">
News Source: <text:a xlink:type="simple" xlink:href="https://www.ukrinform.ua/rubric-regions/3715787-pisla-vibuhiv-rosijski-zagarbniki-aktivizuvali-budivnictvo-ukriplen-navkolo-mariupola.html" text:style-name="Internet_20_link" text:visited-style-name="Visited_20_Internet_20_Link">
https://www.ukrinform.ua/rubric-regions/3715787-pisla-vibuhiv-rosijski-zagarbniki-aktivizuvali-budivnictvo-ukriplen-navkolo-mariupola.html</text:a>
</text:p>
      <!--NEWS-->
      <text:h text:style-name="P10" text:outline-level="1">
<text:span text:style-name="T4">
Russia conducted rocket launchers: the Armed Forces said how many "calibers" were now in the Black Sea</text:span>
</text:h>
      <text:p text:style-name="P4">
Authors: Ukrinform (Person)</text:p>
      <text:p text:style-name="P4">
Publisher: Укринформ (Organization)</text:p>
      <text:p text:style-name="P4">
Published Time: 2023-05-29T21:44:00+03:00</text:p>
      <text:p text:style-name="P4">
Modified Time: 2023-05-29T21:44:00+03:00</text:p>
      <text:p text:style-name="P4">
Description: On May 29, the Russian Federation in the evening conducted rocket launchers in the Black Sea, with 16 "calibers". - Ukrinform.</text:p>
      <text:p text:style-name="P4">
Images: ['<text:a xlink:type="simple" xlink:href="https://static.ukrinform.com/photos/2022_11/thumb_files/630_360_1668767285-756.jpg" text:style-name="Internet_20_link" text:visited-style-name="Visited_20_Internet_20_Link">
630_360_16687...</text:a>
']</text:p>
      <text:p text:style-name="P4">
Tags: ['Ракета', ' Чорне море', 'Росія', 'Війна з Росією']</text:p>
      <text:p text:style-name="P4">
Type: Article</text:p>
      <!--METADATA-->
      <text:p text:style-name="P4">
<draw:frame draw:style-name="fr1" draw:name="Image216" text:anchor-type="as-char" svg:width="6.9236in" svg:height="3.956343in" draw:z-index="0">
<draw:image xlink:href="../Images/yкринформ/2023-05-29T21-44-00-03-00/630_360_1668767285-756.jpg" xlink:type="simple" xlink:show="embed" xlink:actuate="onLoad" draw:mime-type="image/jpeg"/>
</draw:frame>
On the evening of May 29, Russian federation in the evening held rocket launchers in the Black Sea, with 16 "calibers".</text:p>
      <text:p text:style-name="P4">
According to Ukrinform, the Operational Command “South” reports on <text:a xlink:type="simple" xlink:href="https://www.facebook.com/OperationalCommandSouth/posts/pfbid031RjHc9qvYpfK7SFJaTLRNEsPPh7PaVh6Am2Pu1xYfqjUTQBEmMp6tMQF1LiNonX3l" text:style-name="Internet_20_link" text:visited-style-name="Visited_20_Internet_20_Link">
Facebook</text:a>
.</text:p>
      <text:p text:style-name="P4">
“Здійснивши ротацію ракетоносіїв в Чорному морі, ворог продовжує триматинапоготові "Калібри". Так, надвечір, вивівши ще один підводний ракетоносій начергування, один з надводних завів в пункт базування”, - ідеться вповідомленні.</text:p>
      <text:p text:style-name="P4">
<text:span text:style-name="T4">
Читайте також:</text:span>
 <text:span text:style-name="T4">
<text:a xlink:type="simple" xlink:href="https://www.ukrinform.ua/rubric-regions/3715415-poskodzeni-budinki-ta-infrastruktura-u-policii-pokazali-naslidki-nicnoi-ataki-na-kiivsini.html" text:style-name="Internet_20_link" text:visited-style-name="Visited_20_Internet_20_Link">
 Пошкоджені будинки та інфраструктура: у поліціїпоказали наслідки атаки на Київщину </text:a>
</text:span>
</text:p>
      <text:p text:style-name="P4">
In the Black Sea, as of 9:00 pm, there are three rocket carriers - one surface underwater. The total volley is 16 rockets.</text:p>
      <text:p text:style-name="P4">
In the OK South, it is warned that the level of rocket danger remains very high.</text:p>
      <text:p text:style-name="P4">
As reported by Ukrinform, May 29 in <text:span text:style-name="T4">
 <text:a xlink:type="simple" xlink:href="https://www.ukrinform.ua/tag-corne-more" text:style-name="Internet_20_link" text:visited-style-name="Visited_20_Internet_20_Link">
Black Sea</text:a>
</text:span>
 There were four rocket launchers in 24 "calibra".</text:p>
      <text:p text:style-name="P4">
News Source: <text:a xlink:type="simple" xlink:href="https://www.ukrinform.ua/rubric-ato/3715790-rf-zdijsnila-rotaciu-raketonosiiv-v-zsu-skazali-skilki-kalibriv-zaraz-v-cornomu-mori.html" text:style-name="Internet_20_link" text:visited-style-name="Visited_20_Internet_20_Link">
https://www.ukrinform.ua/rubric-ato/3715790-rf-zdijsnila-rotaciu-raketonosiiv-v-zsu-skazali-skilki-kalibriv-zaraz-v-cornomu-mori.html</text:a>
</text:p>
      <!--NEWS-->
      <text:h text:style-name="P10" text:outline-level="1">
<text:span text:style-name="T4">
UPL called the best player and trainer of the 29th round</text:span>
</text:h>
      <text:p text:style-name="P4">
Authors: Ukrinform (Person)</text:p>
      <text:p text:style-name="P4">
Publisher: Укринформ (Organization)</text:p>
      <text:p text:style-name="P4">
Published Time: 2023-05-29T21:52:00+03:00</text:p>
      <text:p text:style-name="P4">
Modified Time: 2023-05-29T21:52:00+03:00</text:p>
      <text:p text:style-name="P4">
Description: The Ukrainian Football Premier League (UPL) announced the names of the best player and trainer of the penultimate, the 29th round of the championship, which were determined in the survey of representatives of the expert council. - Ukrinform.</text:p>
      <text:p text:style-name="P4">
Images: ['<text:a xlink:type="simple" xlink:href="https://static.ukrinform.com/photos/2023_05/thumb_files/630_360_1685385951-656.jpeg" text:style-name="Internet_20_link" text:visited-style-name="Visited_20_Internet_20_Link">
630_360_16853...</text:a>
']</text:p>
      <text:p text:style-name="P4">
Tags: ['Футбол', "Прем'єр-ліга", 'Шахтар']</text:p>
      <text:p text:style-name="P4">
Type: Article</text:p>
      <!--METADATA-->
      <text:p text:style-name="P4">
<draw:frame draw:style-name="fr1" draw:name="Image217" text:anchor-type="as-char" svg:width="6.9236in" svg:height="3.956343in" draw:z-index="0">
<draw:image xlink:href="../Images/yкринформ/2023-05-29T21-52-00-03-00/630_360_1685385951-656.jpeg" xlink:type="simple" xlink:show="embed" xlink:actuate="onLoad" draw:mime-type="image/jpeg"/>
</draw:frame>
Ukrainian Football Premier League(UPL)She announced the names of the best player of Tatner of the penultimate, the 29th round of the championship, which were determined by the assignment of representatives of the Expert Council.</text:p>
      <text:p text:style-name="P4">
As officials informs <text:a xlink:type="simple" xlink:href="https://upl.ua/ua/news/view/7390" text:style-name="Internet_20_link" text:visited-style-name="Visited_20_Internet_20_Link">
site</text:a>
UPL, the best football player of the last round of the championship was recognized as a midfielder of Shakhtar Artem Bondarenko, Ukrinform reports.</text:p>
      <text:p text:style-name="P4">
The best trainer of the tour was the mentor of "Miners" Igor Yovichevich, the ward was defeated by "Dnipro-1"(3:0).</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The survey was attended by Oleg Venglinsky, Ivan Getzko, Sergey Nagornyak, Jozef Sabo, Oleksandr Sopko, Oleg Fedorchuk, Anatoliy Chantsev, Igor Shukhovtsev, Stepan Yurchyshyn, Igor Yavorsky.</text:p>
      <text:p text:style-name="P4">
Photo: Shakhtar FC.</text:p>
      <text:p text:style-name="P4">
News Source: <text:a xlink:type="simple" xlink:href="https://www.ukrinform.ua/rubric-sports/3715791-upl-nazvala-najkrasih-gravca-ta-trenera-29go-turu.html" text:style-name="Internet_20_link" text:visited-style-name="Visited_20_Internet_20_Link">
https://www.ukrinform.ua/rubric-sports/3715791-upl-nazvala-najkrasih-gravca-ta-trenera-29go-turu.html</text:a>
</text:p>
      <!--NEWS-->
      <text:h text:style-name="P10" text:outline-level="1">
<text:span text:style-name="T4">
Zelensky about rocket strokes of the Russian Federation: The world must see that terror loses</text:span>
</text:h>
      <text:p text:style-name="P4">
Authors: Ukrinform (Person)</text:p>
      <text:p text:style-name="P4">
Publisher: Укринформ (Organization)</text:p>
      <text:p text:style-name="P4">
Published Time: 2023-05-29T21:55:00+03:00</text:p>
      <text:p text:style-name="P4">
Modified Time: 2023-05-29T21:55:00+03:00</text:p>
      <text:p text:style-name="P4">
Description: Each terrorist attack returns us and the whole world to the obvious conclusion: Russia wants to go to the end of evil, that is, to its defeat, because there is no evil and there can be no other end other than defeat. - Ukrinform.</text:p>
      <text:p text:style-name="P4">
Images: ['<text:a xlink:type="simple" xlink:href="https://static.ukrinform.com/photos/2023_05/thumb_files/630_360_1685386836-680.jpeg" text:style-name="Internet_20_link" text:visited-style-name="Visited_20_Internet_20_Link">
630_360_16853...</text:a>
']</text:p>
      <text:p text:style-name="P4">
Tags: None</text:p>
      <text:p text:style-name="P4">
Type: Article</text:p>
      <!--METADATA-->
      <text:p text:style-name="P4">
<draw:frame draw:style-name="fr1" draw:name="Image218" text:anchor-type="as-char" svg:width="6.9236in" svg:height="3.956343in" draw:z-index="0">
<draw:image xlink:href="../Images/yкринформ/2023-05-29T21-55-00-03-00/630_360_1685386836-680.jpeg" xlink:type="simple" xlink:show="embed" xlink:actuate="onLoad" draw:mime-type="image/jpeg"/>
</draw:frame>
Every one -on -attack returns us and the whole world to the obvious conclusion: Russia wants to drain to the end by evil, that is, to its defeat, because there is no other end in evil, except for defeat.</text:p>
      <text:p text:style-name="P4">
Volodymyr Zelenskyy said this in his address to Ukrainians at the end of the 460th day of the war, Ukrinform reports.</text:p>
      <text:p text:style-name="P4">
<text:span text:style-name="T4">
 _ I wish health, dear Ukrainians!_ </text:span>
</text:p>
      <text:p text:style-name="P4">
Today it was a very long day, and this day began very early for many of our people.</text:p>
      <text:p text:style-name="P4">
Several Russian terrorist attacks per day. Shakhaned, winged missiles, ballistic. Managed Airlines. To thank our air defense - all defenders of the sky - today managed to save at least a hundred lives. Just a day. Most Shahaneda and rockets are shot down.</text:p>
      <text:p text:style-name="P4">
But every such terrorist attack returns us and the whole world to the obvious exclusion: Russia wants to go to the end by evil, that is, to its defeat, because there is no except and cannot be a different end other than defeat.</text:p>
      <text:p text:style-name="P4">
The world must see that terror loses.</text:p>
      <text:p text:style-name="P4">
When "Petriots" in the hands of Ukrainians provide one hundred percent of any Russian missiles, terror loses.</text:p>
      <text:p text:style-name="P4">
When the world increases pressure on Russia, including sanctioned, when the isolation of terrorist grows when its former partners are ashamed of any proximity with Moscow, terror loses.</text:p>
      <text:p text:style-name="P4">
And, of course, there is no greater humiliation for the terrorist state than the successes of our military.</text:p>
      <text:p text:style-name="P4">
Actually, we have our pressure, our pressure, with our "petriots" we have and will be able to respond to Russia to all manifestations of its evil.</text:p>
      <text:p text:style-name="P4">
And we will destroy this evil.</text:p>
      <text:p text:style-name="P4">
No one else in the world uses weapons against evil more efficiently than Ukrainians.</text:p>
      <text:p text:style-name="P4">
Today spent the meeting. The reports are very specific.</text:p>
      <text:p text:style-name="P4">
Supply of new air defense systems and missiles to them, corresponding to the agreements.</text:p>
      <text:p text:style-name="P4">
The effectiveness of our air defense and what can make the sky protect stronger.</text:p>
      <text:p text:style-name="P4">
The hit, which, unfortunately, is.</text:p>
      <text:p text:style-name="P4">
Our defenders are able to learn and do their best to make terrorists much more difficult.</text:p>
      <text:p text:style-name="P4">
Reported on the rate, as always, the head and commander of the operatives.</text:p>
      <text:p text:style-name="P4">
Not only to provide ammunition, not only preparation of new brigades, not our tactics.</text:p>
      <text:p text:style-name="P4">
But the terms. This is what is as important as possible. Terms of how we will move. We will. The decisions are made.</text:p>
      <text:p text:style-name="P4">
I thank every soldier and sergeant, officer and general, every brigade who prepared.</text:p>
      <text:p text:style-name="P4">
He also held a very meaningful meeting with our internationalists today.And I am grateful to all our partners who understand that respect for every human life, human freedom and international law are such values that are impossible for any compromise.</text:p>
      <text:p text:style-name="P4">
I want to thank Denmark today - the whole people, the whole Danish political class. Parliament, government and personally Ms. Prime Minister Fredericksen for the decision to increase the financing of the Danish Fund for Supporting Our Directorate worth over $ 3 billion.</text:p>
      <text:p text:style-name="P4">
Now the total amount of defense aid from Denmark will reach more than $ 4 billion700 million. Very important.</text:p>
      <text:p text:style-name="P4">
Such solutions make the defeat of Russian terror faster. Thank you for it!</text:p>
      <text:p text:style-name="P4">
He spoke with Cambodia Prime Minister Hun Saint today. He thanked him with the support of international rules, which is why the nation is united by the UN Charter and compulsory for all conventions.</text:p>
      <text:p text:style-name="P4">
He has invited Cambodia to join in common with different countries of the world to settle our peace formula.</text:p>
      <text:p text:style-name="P4">
This is a common global task - not to let Russia make terror something familiar to the world when someone else becomes ill.</text:p>
      <text:p text:style-name="P4">
And just before recording this appeal, he spent two more conversations.</text:p>
      <text:p text:style-name="P4">
He spoke with the Prime Minister of the Netherlands Mark Rutte. He informed about the strikers. He thanked for his readiness and continue to help us protect people.</text:p>
      <text:p text:style-name="P4">
The Netherlands - among the leaders in helping to protect against terror, for the involvement of terrorists.</text:p>
      <text:p text:style-name="P4">
We discussed our defense interaction - our new aviation coalition, coalition of modern fighters we create. And let's create!Of course, we discussed the and reinforcement of our air defense.</text:p>
      <text:p text:style-name="P4">
He spoke with Turkish President Erdogan. Greeted him on the victory of the skills.</text:p>
      <text:p text:style-name="P4">
I am convinced that our further cooperation - Ukraine and Turkey - at all levels can give even more benefits to our people and international stability.</text:p>
      <text:p text:style-name="P4">
The safety of our region and all of Europe, the world food security, the protection of the fundamental rules of international law is what we have done, do and will be done together.</text:p>
      <text:p text:style-name="P4">
Thank you all in the world who helps!Glory to all our soldiers!</text:p>
      <text:p text:style-name="P4">
Once again I thank the air forces and all our defenders and defenders of the sky.</text:p>
      <text:p text:style-name="P4">
<text:span text:style-name="T4">
<text:span text:style-name="T5">
Glory to Ukraine!</text:span>
 </text:span>
</text:p>
      <text:p text:style-name="P4">
News Source: <text:a xlink:type="simple" xlink:href="https://www.ukrinform.ua/rubric-ato/3715793-zelenskij-pro-raketni-udari-rf-svit-povinen-baciti-so-teror-prograe.html" text:style-name="Internet_20_link" text:visited-style-name="Visited_20_Internet_20_Link">
https://www.ukrinform.ua/rubric-ato/3715793-zelenskij-pro-raketni-udari-rf-svit-povinen-baciti-so-teror-prograe.html</text:a>
</text:p>
      <!--NEWS-->
      <text:h text:style-name="P10" text:outline-level="1">
<text:span text:style-name="T4">
Biden greeted Erdogan on the victory in the election</text:span>
</text:h>
      <text:p text:style-name="P4">
Authors: Ukrinform (Person)</text:p>
      <text:p text:style-name="P4">
Publisher: Укринформ (Organization)</text:p>
      <text:p text:style-name="P4">
Published Time: 2023-05-29T22:04:00+03:00</text:p>
      <text:p text:style-name="P4">
Modified Time: 2023-05-29T22:04:00+03:00</text:p>
      <text:p text:style-name="P4">
Description: The United States President Joe Biden called Turkish President Recep Taiip Erdogan and congratulated him on the post of president.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Ердоган', 'Туреччина']</text:p>
      <text:p text:style-name="P4">
Type: Article</text:p>
      <!--METADATA-->
      <text:p text:style-name="P4">
<draw:frame draw:style-name="fr1" draw:name="Image219" text:anchor-type="as-char" svg:width="6.9236in" svg:height="3.956343in" draw:z-index="0">
<draw:image xlink:href="../Images/yкринформ/2023-05-29T22-04-00-03-00/630_360_1684671641-107.jpeg" xlink:type="simple" xlink:show="embed" xlink:actuate="onLoad" draw:mime-type="image/jpeg"/>
</draw:frame>
Joe Biden's Presidential States called the Turkey President Taiip Erdogan and congratulated him on the post of president.</text:p>
      <text:p text:style-name="P4">
About it reports the Directorate for Communications of the Presidential Administration of Turkey <text:a xlink:type="simple" xlink:href="https://twitter.com/iletisim/status/1663252026422067200" text:style-name="Internet_20_link" text:visited-style-name="Visited_20_Internet_20_Link">
Twitter</text:a>
, reports Ukrinform.</text:p>
      <text:p text:style-name="P4">
"In the course of the conversation, US President Joe Biden greeted President Recep Taipaerdogan with success in the elections and wished that the results were useful for the Turkish people," the message said.</text:p>
      <text:p text:style-name="P4">
<text:span text:style-name="T4">
 Read also: </text:span>
 <text:a xlink:type="simple" xlink:href="https://www.ukrinform.ua/rubric-world/3715703-nova-patiricka-erdogana.html" text:style-name="Internet_20_link" text:visited-style-name="Visited_20_Internet_20_Link">
new five -year <text:span text:style-name="T4">
 Erdogan </text:span>
 A</text:a>
It is stated that the parties emphasized the importance of the Turkish-American relations against the background of regional and global challenges, the leaders of the two countries have suggested to continue cooperation between the two countries on all issues in the new period.</text:p>
      <text:p text:style-name="P4">
It is known that as a result of the calculation of 100% of the vote, President Erdogan has received a winner with a result of 52.18%.</text:p>
      <text:p text:style-name="P4">
<text:span text:style-name="T4">
 Read also: </text:span>
 <text:a xlink:type="simple" xlink:href="https://www.ukrinform.ua/rubric-world/3715367-erdogan-pro-vibori-u-tureccini-nasa-demokratia-e-peremozcem.html" text:style-name="Internet_20_link" text:visited-style-name="Visited_20_Internet_20_Link">
<text:span text:style-name="T4">
 Erdogan </text:span>
 About elections in Turkey: Our democracy is a fever</text:a>
As reported by Ukrinform, the final results of the second round of presidential election in Turkey will be announced in the official newsletter on June 1.</text:p>
      <text:p text:style-name="P4">
Photo: op</text:p>
      <text:p text:style-name="P4">
News Source: <text:a xlink:type="simple" xlink:href="https://www.ukrinform.ua/rubric-world/3715794-bajden-privitav-erdogana-z-peremogou-na-viborah.html" text:style-name="Internet_20_link" text:visited-style-name="Visited_20_Internet_20_Link">
https://www.ukrinform.ua/rubric-world/3715794-bajden-privitav-erdogana-z-peremogou-na-viborah.html</text:a>
</text:p>
      <!--NEWS-->
      <text:h text:style-name="P10" text:outline-level="1">
<text:span text:style-name="T4">
The President had a conversation with Erdogan</text:span>
</text:h>
      <text:p text:style-name="P4">
Authors: Ukrinform (Person)</text:p>
      <text:p text:style-name="P4">
Publisher: Укринформ (Organization)</text:p>
      <text:p text:style-name="P4">
Published Time: 2023-05-29T22:07:00+03:00</text:p>
      <text:p text:style-name="P4">
Modified Time: 2023-05-29T22:07:00+03:00</text:p>
      <text:p text:style-name="P4">
Description: Президент Володимир Зеленський поговорив з Президентом Туреччини Реджепом Таїпом Ердоганом, привітавши його з перемогою на виборах. — Укрінформ.</text:p>
      <text:p text:style-name="P4">
Images: ['<text:a xlink:type="simple" xlink:href="https://static.ukrinform.com/photos/2020_02/thumb_files/630_360_1580739256-518.jpeg" text:style-name="Internet_20_link" text:visited-style-name="Visited_20_Internet_20_Link">
630_360_15807...</text:a>
']</text:p>
      <text:p text:style-name="P4">
Tags: ['Ердоган', 'Україна', 'Туреччина', 'Зеленський']</text:p>
      <text:p text:style-name="P4">
Type: Article</text:p>
      <!--METADATA-->
      <text:p text:style-name="P4">
<draw:frame draw:style-name="fr1" draw:name="Image220" text:anchor-type="as-char" svg:width="6.9236in" svg:height="3.956343in" draw:z-index="0">
<draw:image xlink:href="../Images/yкринформ/2023-05-29T22-07-00-03-00/630_360_1580739256-518.jpeg" xlink:type="simple" xlink:show="embed" xlink:actuate="onLoad" draw:mime-type="image/jpeg"/>
</draw:frame>
Presidential lorder Zelensky spoke with Turkish President Recep Tai -Pomingogan, congratulating him on the victory in the elections.</text:p>
      <text:p text:style-name="P4">
The head of state told about it in the evening video, reports Ukrinform.</text:p>
      <text:p text:style-name="P4">
“He spoke with Turkish President Erdogan. Greeted him on the victory of the skills. I am sure that our further cooperation - Ukraine and Turkey - will be able to give even more benefits to our people and international stability. Together, ”Zelensky said.</text:p>
      <text:p text:style-name="P4">
<text:span text:style-name="T4">
 Read also: </text:span>
 <text:span text:style-name="T4">
 <text:a xlink:type="simple" xlink:href="https://www.ukrinform.ua/rubric-world/3715703-nova-patiricka-erdogana.html" text:style-name="Internet_20_link" text:visited-style-name="Visited_20_Internet_20_Link">
new five -year -old Erdogan</text:a>
</text:span>
</text:p>
      <text:p text:style-name="Quotations">

<text:p text:style-name="P4">
In the telephone conversation congratulated <text:a xlink:type="simple" xlink:href="https://twitter.com/RTErdogan" text:style-name="Internet_20_link" text:visited-style-name="Visited_20_Internet_20_Link">
@rterdogan&gt;
</text:a>
with a victory in the election. He noted the personal role of the President in the continuation of grain&gt;
 initiative, which is a significant component of world food security. Cooperation&gt;
 and important and effectively contributes to the well -being of our peoples and international… &gt;
&gt;
 - Volodymyr Zelenskyy(@ZelenskyyUa)<text:a xlink:type="simple" xlink:href="https://twitter.com/ZelenskyyUa/status/1663259473144627203" text:style-name="Internet_20_link" text:visited-style-name="Visited_20_Internet_20_Link">
 May 29, 2023&gt;
 </text:a>
As it was reported, on Sunday, on May 28, the second Turkey election was held in Turkey, the chairman of the High Election Commission of Turkey _ <text:span text:style-name="T4">
 <text:a xlink:type="simple" xlink:href="https://www.ukrinform.ua/rubric-world/3715357-golova-visoi-viborcoi-komisii-tureccini-ogolosiv-pro-peremogu-erdogana.html" text:style-name="Internet_20_link" text:visited-style-name="Visited_20_Internet_20_Link">
announced the victory of Erdogan. </text:a>
</text:span>
 _</text:p>

</text:p>
      <text:p text:style-name="P4">
News Source: <text:a xlink:type="simple" xlink:href="https://www.ukrinform.ua/rubric-polytics/3715796-prezident-proviv-rozmovu-z-erdoganom.html" text:style-name="Internet_20_link" text:visited-style-name="Visited_20_Internet_20_Link">
https://www.ukrinform.ua/rubric-polytics/3715796-prezident-proviv-rozmovu-z-erdoganom.html</text:a>
</text:p>
      <!--NEWS-->
      <text:h text:style-name="P10" text:outline-level="1">
<text:span text:style-name="T4">
The invaders are taken to Lugansk from kremlin documents</text:span>
</text:h>
      <text:p text:style-name="P4">
Authors: Ukrinform (Person)</text:p>
      <text:p text:style-name="P4">
Publisher: Укринформ (Organization)</text:p>
      <text:p text:style-name="P4">
Published Time: 2023-05-29T22:17:00+03:00</text:p>
      <text:p text:style-name="P4">
Modified Time: 2023-05-29T22:17:00+03:00</text:p>
      <text:p text:style-name="P4">
Description: Russian invasive troops are taken to a more "calm" Lugansk documentation from the frontline.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Окупація', 'Луганськ', 'Війна з Росією', 'Кремінна ']</text:p>
      <text:p text:style-name="P4">
Type: Article</text:p>
      <!--METADATA-->
      <text:p text:style-name="P4">
<draw:frame draw:style-name="fr1" draw:name="Image221" text:anchor-type="as-char" svg:width="6.9236in" svg:height="3.956343in" draw:z-index="0">
<draw:image xlink:href="../Images/yкринформ/2023-05-29T22-17-00-03-00/630_360_1668461240-442.jpg" xlink:type="simple" xlink:show="embed" xlink:actuate="onLoad" draw:mime-type="image/jpeg"/>
</draw:frame>
Rusinessearbnitsky troops are taken to a more "calm" Lugansk documentation of the Zprurontov Kremlin.</text:p>
      <text:p text:style-name="P4">
According to Ukrinform, it has reported <text:a xlink:type="simple" xlink:href="https://sprotyv.mod.gov.ua/okupanty-vyvozyat-dokumenty-z-kreminnoyi/" text:style-name="Internet_20_link" text:visited-style-name="Visited_20_Internet_20_Link">
Center for National Resistance.</text:a>
“The Russians are exported to the temporarily occupied <text:a xlink:type="simple" xlink:href="https://www.ukrinform.ua/tag-luhansk" text:style-name="Internet_20_link" text:visited-style-name="Visited_20_Internet_20_Link">
Lugansk</text:a>
Documentation from the state constituent. The National Resistance Center thanks our underground, which has become known. We urge to continue to inform the information and location of the invaders to accelerate the liberation of our landing agressor troops, ”the message reads.</text:p>
      <text:p text:style-name="P4">
<text:span text:style-name="T4">
 Read also: </text:span>
 <text:a xlink:type="simple" xlink:href="https://www.ukrinform.ua/rubric-crimea/3715242-cubarov-zaklikae-pisla-deokupacii-krimu-znisiti-vsi-pamatniki-vstanovleni-rosianami.html" text:style-name="Internet_20_link" text:visited-style-name="Visited_20_Internet_20_Link">
Chubarov calls after the Crimea's de -occupation to destroy all the memoirs installed by the Russians</text:a>
As the CNS reported earlier, <text:a xlink:type="simple" xlink:href="https://sprotyv.mod.gov.ua/okupanty-vyvozyat-tayemnu-vijskovu-dokumentatsiyu-z-krymu-do-rf/" text:style-name="Internet_20_link" text:visited-style-name="Visited_20_Internet_20_Link">
in early May, the Russians exported military work</text:a>
From the temporarily occupied Crimea to the territory of the Russian Federation.</text:p>
      <text:p text:style-name="P4">
News Source: <text:a xlink:type="simple" xlink:href="https://www.ukrinform.ua/rubric-regions/3715626-zagarbniki-vivozat-u-lugansk-dokumenti-z-kreminnoi.html" text:style-name="Internet_20_link" text:visited-style-name="Visited_20_Internet_20_Link">
https://www.ukrinform.ua/rubric-regions/3715626-zagarbniki-vivozat-u-lugansk-dokumenti-z-kreminnoi.html</text:a>
</text:p>
      <!--NEWS-->
      <text:h text:style-name="P10" text:outline-level="1">
<text:span text:style-name="T4">
Zelensky discussed with the Prime Minister of the Netherlands strengthening air defense and creation</text:span>
</text:h>
      <text:p text:style-name="P4">
Authors: Ukrinform (Person)</text:p>
      <text:p text:style-name="P4">
Publisher: Укринформ (Organization)</text:p>
      <text:p text:style-name="P4">
Published Time: 2023-05-29T22:25:00+03:00</text:p>
      <text:p text:style-name="P4">
Modified Time: 2023-05-29T22:25:00+03:00</text:p>
      <text:p text:style-name="P4">
Description: President Volodymyr Zelensky discussed with the Prime Minister of the Netherlands Mark Rutte strengthening Russian rocket terror, creating an aviation coalition for Ukraine and strengthening the Ukrainian air defense system. - Ukrinform.</text:p>
      <text:p text:style-name="P4">
Images: ['<text:a xlink:type="simple" xlink:href="https://static.ukrinform.com/photos/2023_05/thumb_files/630_360_1685387918-485.jpg" text:style-name="Internet_20_link" text:visited-style-name="Visited_20_Internet_20_Link">
630_360_16853...</text:a>
']</text:p>
      <text:p text:style-name="P4">
Tags: ['Нідерланди', 'Рютте', 'Зеленський']</text:p>
      <text:p text:style-name="P4">
Type: Article</text:p>
      <!--METADATA-->
      <text:p text:style-name="P4">
<draw:frame draw:style-name="fr1" draw:name="Image222" text:anchor-type="as-char" svg:width="6.9236in" svg:height="3.956343in" draw:z-index="0">
<draw:image xlink:href="../Images/yкринформ/2023-05-29T22-25-00-03-00/630_360_1685387918-485.jpg" xlink:type="simple" xlink:show="embed" xlink:actuate="onLoad" draw:mime-type="image/jpeg"/>
</draw:frame>
Zelensky's Presidential Divide discussed with the Prime Minister of the Netherlands Mark Rutteposing Russian rocket terror, creating an aviation coalition for Ukraine and strengthening the Ukrainian air defense system.</text:p>
      <text:p text:style-name="P4">
The Head of State reported this in <text:a xlink:type="simple" xlink:href="https://t.me/V_Zelenskiy_official/6408" text:style-name="Internet_20_link" text:visited-style-name="Visited_20_Internet_20_Link">
telegram</text:a>
, reports Ukrinform.</text:p>
      <text:p text:style-name="P4">
“He was talking to the Prime Minister of the Netherlands Mark Rutte. Reported proactivation by the Russian aggressor of rocket terror against Ukraine. They spoke the pro -avational coalition about the strengthening of our air defense. I appreciate the leadership support of the Netherlands, including security. I am convinced that it will continue to be entered, ”Zelensky said.</text:p>
      <text:p text:style-name="P4">
<text:span text:style-name="T4">
 Read also: </text:span>
 <text:span text:style-name="T4">
 <text:a xlink:type="simple" xlink:href="https://www.ukrinform.ua/rubric-polytics/3715762-zelenskij-zvernuvsa-do-amerikanciv-u-den-pamati.html" text:style-name="Internet_20_link" text:visited-style-name="Visited_20_Internet_20_Link">
Zelensky turned to Americans on memory day</text:a>
</text:span>
</text:p>
      <text:p text:style-name="P4">
As it was reported, _ <text:span text:style-name="T4">
 <text:a xlink:type="simple" xlink:href="https://www.ukrinform.ua/rubric-ato/3714700-niderlandi-serjozno-rozgladaut-mozlivist-nadanna-f16-ukraini-rutte.html" text:style-name="Internet_20_link" text:visited-style-name="Visited_20_Internet_20_Link">
Netherlands seriously consider the possibility of granting Ukraine fighters F-16</text:a>
</text:span>
 _, but has not yet made the final decision.</text:p>
      <text:p text:style-name="P4">
<text:span text:style-name="T5">
Foto: Volodymyr Zelenskyy, telegram</text:span>
</text:p>
      <text:p text:style-name="P4">
News Source: <text:a xlink:type="simple" xlink:href="https://www.ukrinform.ua/rubric-polytics/3715797-zelenskij-obgovoriv-z-premerom-niderlandiv-posilenna-ppo-i-stvorenna-aviakoalicii.html" text:style-name="Internet_20_link" text:visited-style-name="Visited_20_Internet_20_Link">
https://www.ukrinform.ua/rubric-polytics/3715797-zelenskij-obgovoriv-z-premerom-niderlandiv-posilenna-ppo-i-stvorenna-aviakoalicii.html</text:a>
</text:p>
      <!--NEWS-->
      <text:h text:style-name="P10" text:outline-level="1">
<text:span text:style-name="T4">
In Turkey, a fishing boat was condemned by the Syrian regime</text:span>
</text:h>
      <text:p text:style-name="P4">
Authors: Ukrinform (Person)</text:p>
      <text:p text:style-name="P4">
Publisher: Укринформ (Organization)</text:p>
      <text:p text:style-name="P4">
Published Time: 2023-05-29T22:37:00+03:00</text:p>
      <text:p text:style-name="P4">
Modified Time: 2023-05-29T22:37:00+03:00</text:p>
      <text:p text:style-name="P4">
Description: Turkey condemns the shelling in the international waters of the Turkish fishing boat for the Syria safety, which was injured by two fishermen and the boat was damaged. - Ukrinform.</text:p>
      <text:p text:style-name="P4">
Images: ['<text:a xlink:type="simple" xlink:href="https://static.ukrinform.com/photos/2017_03/thumb_files/630_360_1489304562-3261.jpg" text:style-name="Internet_20_link" text:visited-style-name="Visited_20_Internet_20_Link">
630_360_14893...</text:a>
']</text:p>
      <text:p text:style-name="P4">
Tags: ['Обстріл', 'Сирія', 'Туреччина', 'Човен']</text:p>
      <text:p text:style-name="P4">
Type: Article</text:p>
      <!--METADATA-->
      <text:p text:style-name="P4">
<draw:frame draw:style-name="fr1" draw:name="Image223" text:anchor-type="as-char" svg:width="6.9236in" svg:height="3.956343in" draw:z-index="0">
<draw:image xlink:href="../Images/yкринформ/2023-05-29T22-37-00-03-00/630_360_1489304562-3261.jpg" xlink:type="simple" xlink:show="embed" xlink:actuate="onLoad" draw:mime-type="image/jpeg"/>
</draw:frame>
Turkey has been fired in the international waters of the Turkish fishing boat of Syria, which was injured by two fishermen, and the boat was damaged.</text:p>
      <text:p text:style-name="P4">
This is stated in a statement by a spokesman for Turkish Turkish Ministry of Foreign Affairs, Ukrinform reports.</text:p>
      <text:p text:style-name="P4">
“We condemn the shelling of the Turkish fishing boat" Mahmutcan-1 ", which kept the course from the port of Adan Karatash, two vessels(May 28), as a result, there were two Turkish fishermen and material damage on the boat, ”the statement was in the statement.</text:p>
      <text:p text:style-name="P4">
<text:span text:style-name="T4">
 Read also: </text:span>
 <text:span text:style-name="T4">
 [Israel has caused air strikes on the military objects(https://www.ukrinform.ua/rubric-world/3715386-izrail-zavdav-aviaudariv-po-vijskovih-obektah-bila-stolici-sirii.html)</text:span>
</text:p>
      <text:p text:style-name="P4">
The Turkish Foreign Ministry also warned that they would closely monitor the development of the compilation around this incident that occurred in international waters and undergo investigation by the Samandag Prosecutor's Office.</text:p>
      <text:p text:style-name="P4">
As reported by Ukrinform, in January this year the vessel of "Tuzla" under the flag of _ <text:span text:style-name="T4">
 <text:a xlink:type="simple" xlink:href="https://www.ukrinform.ua/rubric-ato/3659291-vid-rosijskogo-obstrilu-u-portu-hersona-zagorilosa-turecke-sudno-zmi.html" text:style-name="Internet_20_link" text:visited-style-name="Visited_20_Internet_20_Link">
was fired by Russian troops</text:a>
</text:span>
 _ in the Kherson port.</text:p>
      <text:p text:style-name="P4">
News Source: <text:a xlink:type="simple" xlink:href="https://www.ukrinform.ua/rubric-world/3715800-u-tureccini-zasudili-obstril-ribalskogo-covna-silami-sirijskogo-rezimu.html" text:style-name="Internet_20_link" text:visited-style-name="Visited_20_Internet_20_Link">
https://www.ukrinform.ua/rubric-world/3715800-u-tureccini-zasudili-obstril-ribalskogo-covna-silami-sirijskogo-rezimu.html</text:a>
</text:p>
      <!--NEWS-->
      <text:h text:style-name="P10" text:outline-level="1">
<text:span text:style-name="T4">
No one else in the world uses weapons against evil more effectively than Ukrainians - Zelensky</text:span>
</text:h>
      <text:p text:style-name="P4">
Authors: Ukrinform (Person)</text:p>
      <text:p text:style-name="P4">
Publisher: Укринформ (Organization)</text:p>
      <text:p text:style-name="P4">
Published Time: 2023-05-29T22:49:00+03:00</text:p>
      <text:p text:style-name="P4">
Modified Time: 2023-05-29T22:49:00+03:00</text:p>
      <text:p text:style-name="P4">
Description: President Volodymyr Zelensky has announced the preparation of steps to strengthen Ukraine's protection and assured that there would be no alternative to complete liberation of Ukrainian land.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Ракета', 'Зеленський', 'Війна з Росією']</text:p>
      <text:p text:style-name="P4">
Type: Article</text:p>
      <!--METADATA-->
      <text:p text:style-name="P4">
<draw:frame draw:style-name="fr1" draw:name="Image224" text:anchor-type="as-char" svg:width="6.9236in" svg:height="3.956343in" draw:z-index="0">
<draw:image xlink:href="../Images/yкринформ/2023-05-29T22-49-00-03-00/630_360_1685119271-129.jpeg" xlink:type="simple" xlink:show="embed" xlink:actuate="onLoad" draw:mime-type="image/jpeg"/>
</draw:frame>
Presidential lodge Zelensky announced the preparation of steps to strengthen Ukraine's protection and assured that there is no and would not have an alternative to full liberation of Ukrainian land.</text:p>
      <text:p text:style-name="P4">
He noted this in [evening video)(https://t.me/V_Zelenskiy_official/6407), reports Ukrinform.</text:p>
      <text:p text:style-name="P4">
“We are preparing new steps with partners to strengthen our protection. And for the other active action. There will be no alternative to complete liberation of our land. There will be no alternative to the complete protection of our values, ”Zelensky said.</text:p>
      <text:p text:style-name="P4">
The President thanked all partners who understand that respect for every human life, human freedom and international law - these are values that are impossible for any compromise.</text:p>
      <text:p text:style-name="P4">
<text:span text:style-name="T4">
 Read also: </text:span>
 <text:a xlink:type="simple" xlink:href="https://www.ukrinform.ua/rubric-ato/3715797-zelenskij-obgovoriv-z-premerom-niderlandiv-posilenna-ppo-i-stvorenna-aviakoalicii.html" text:style-name="Internet_20_link" text:visited-style-name="Visited_20_Internet_20_Link">
<text:span text:style-name="T4">
 Zelensk </text:span>
 D discussed with the Prime Minister of the Netherlands Air Defense and Aircoalition Creating</text:a>
At the same time, he said that in the last day only several Russian terrorist attacks took place a day, when the enemy used Shakhda, winged and baptismal missiles, controlled by airbags.</text:p>
      <text:p text:style-name="P4">
The head of state thanked the Ukrainian air defense, all defenders and defenders of the sky, because only today managed to save at least a hundred lives, and most "Shahmed" and rockets were shot down.</text:p>
      <text:p text:style-name="P4">
At the same time, he emphasized that every such terrorist attack returns the Ukrainians to the world to the obvious conclusion: Russia wants to go to the end of evil, that is, to its defeat, because there is no evil and there can be no other end other than the lesion, and the world must see that terror loses.</text:p>
      <text:p text:style-name="P4">
<text:span text:style-name="T4">
 Read also: </text:span>
 <text:a xlink:type="simple" xlink:href="https://www.ukrinform.ua/rubric-ato/3715793-zelenskij-pro-raketni-udari-rf-svit-povinen-baciti-so-teror-prograe.html" text:style-name="Internet_20_link" text:visited-style-name="Visited_20_Internet_20_Link">
<text:span text:style-name="T4">
 Zelens </text:span>
 What about rocket strokes of the Russian Federation: the world should see that terror loses</text:a>
“We have our successes, our pressure, with our Petriots and will also give Russia the manifestation of Russia to all manifestations of its evil. And we will destroy this evil. No one else's Svita uses weapons against evil more efficiently than Ukrainians, ” - said thezelensky.</text:p>
      <text:p text:style-name="P4">
As it was reported, during the daily attack on May 29 the Russians <text:a xlink:type="simple" xlink:href="https://www.ukrinform.ua/rubric-ato/3715591-vorog-vipustiv-po-kiivsini-11-balisticnih-i-krilatih-raket-iskander-ppo-znisila-vsi-cili.html" text:style-name="Internet_20_link" text:visited-style-name="Visited_20_Internet_20_Link">
released the Livivshchyna 11 ballistic and winged missiles "Iskander"</text:a>
, the air defense forces destroyed all goals.During May, the Russians already made 16 rocket-arable attacks on Kiev.</text:p>
      <text:p text:style-name="P4">
News Source: <text:a xlink:type="simple" xlink:href="https://www.ukrinform.ua/rubric-ato/3715804-nihto-insij-u-sviti-ne-zastosovue-zbrou-proti-zla-efektivnise-niz-ukrainci-zelenskij.html" text:style-name="Internet_20_link" text:visited-style-name="Visited_20_Internet_20_Link">
https://www.ukrinform.ua/rubric-ato/3715804-nihto-insij-u-sviti-ne-zastosovue-zbrou-proti-zla-efektivnise-niz-ukrainci-zelenskij.html</text:a>
</text:p>
      <!--NEWS-->
      <text:h text:style-name="P10" text:outline-level="1">
<text:span text:style-name="T4">
Youth World Cup 2023 Football: Quarter Finalists will be determined by June 2</text:span>
</text:h>
      <text:p text:style-name="P4">
Authors: Ukrinform (Person)</text:p>
      <text:p text:style-name="P4">
Publisher: Укринформ (Organization)</text:p>
      <text:p text:style-name="P4">
Published Time: 2023-05-29T22:56:00+03:00</text:p>
      <text:p text:style-name="P4">
Modified Time: 2023-05-29T22:56:00+03:00</text:p>
      <text:p text:style-name="P4">
Description: Youth World Cup 2023 Football: Quarter Finalists will be determined on May 30-Ukrinform.</text:p>
      <text:p text:style-name="P4">
Images: ['<text:a xlink:type="simple" xlink:href="https://static.ukrinform.com/photos/2023_05/thumb_files/630_360_1685389002-422.jpeg" text:style-name="Internet_20_link" text:visited-style-name="Visited_20_Internet_20_Link">
630_360_16853...</text:a>
']</text:p>
      <text:p text:style-name="P4">
Tags: ['Чемпіонат світу', 'Футбол', 'Молодь']</text:p>
      <text:p text:style-name="P4">
Type: Article</text:p>
      <!--METADATA-->
      <text:p text:style-name="P4">
<draw:frame draw:style-name="fr1" draw:name="Image225" text:anchor-type="as-char" svg:width="6.9236in" svg:height="3.956343in" draw:z-index="0">
<draw:image xlink:href="../Images/yкринформ/2023-05-29T22-56-00-03-00/630_360_1685389002-422.jpeg" xlink:type="simple" xlink:show="embed" xlink:actuate="onLoad" draw:mime-type="image/jpeg"/>
</draw:frame>
Youth World Cup 2023 Football: Quarter Finalists will be determined on May 30</text:p>
      <text:p text:style-name="P4">
In Argentina, the 23rd FIFACE CABLIC FIFACE AGABLE AGABLE AGABLE AGAIN(Players under 20 years).</text:p>
      <text:p text:style-name="P4">
За підсумками групової стадії турніру боротьбу у плей-офф продовжують 16 з24-х команд, передає Укрінформ.</text:p>
      <text:p text:style-name="P4">
У матчах 1/8 фіналу змагань путівки до чвертьфіналу 30 травня - 2 червнярозіграють: США та Нова Зеландіїя, Гамбія та Уругвай, Узбекистан та Ізраїль,Бразилія та Туніс, Колумбія та Словаччина, Англія та Італія, Еквадор таРеспубліка Корея, Аргентина - Нігерія.</text:p>
      <text:p text:style-name="P4">
Фінал молодіжного ЧС-2023 відбудеться 11 червня у Ла-Платі.</text:p>
      <text:p text:style-name="P4">
<text:span text:style-name="T4">
Читайте також:</text:span>
 <text:a xlink:type="simple" xlink:href="https://www.ukrinform.ua/rubric-world/3715390-tisnava-na-stadioni-u-tanzanii-tri-desatki-poranenih.html" text:style-name="Internet_20_link" text:visited-style-name="Visited_20_Internet_20_Link">
 Тиснява на стадіоні у Танзанії: три десятки поранених</text:a>
Recall that the current winner of the youth championship is the national team of Ukraine, which won the title in 2019 in Poland.</text:p>
      <text:p text:style-name="P4">
2021 Football World Cup(U20)The pandemic was not conducted.</text:p>
      <text:p text:style-name="P4">
Photo: Getty Images/Global Images Ukraine.</text:p>
      <text:p text:style-name="P4">
News Source: <text:a xlink:type="simple" xlink:href="https://www.ukrinform.ua/rubric-sports/3715801-molodiznij-cs2023-z-futbolu-cvertfinalisti-viznacatsa-30-travna.html" text:style-name="Internet_20_link" text:visited-style-name="Visited_20_Internet_20_Link">
https://www.ukrinform.ua/rubric-sports/3715801-molodiznij-cs2023-z-futbolu-cvertfinalisti-viznacatsa-30-travna.html</text:a>
</text:p>
      <!--NEWS-->
      <text:h text:style-name="P10" text:outline-level="1">
<text:span text:style-name="T4">
Rutte: Helping Ukraine to defend is not a choice, it should be done</text:span>
</text:h>
      <text:p text:style-name="P4">
Authors: Ukrinform (Person)</text:p>
      <text:p text:style-name="P4">
Publisher: Укринформ (Organization)</text:p>
      <text:p text:style-name="P4">
Published Time: 2023-05-29T23:09:00+03:00</text:p>
      <text:p text:style-name="P4">
Modified Time: 2023-05-29T23:09:00+03:00</text:p>
      <text:p text:style-name="P4">
Description: The Netherlands are in every possible way to support Ukraine; from strengthening of air defense systems to the early start of training of F-16 pilots. - Ukrinform.</text:p>
      <text:p text:style-name="P4">
Images: ['<text:a xlink:type="simple" xlink:href="https://static.ukrinform.com/photos/2023_05/thumb_files/630_360_1683203216-386.jpeg" text:style-name="Internet_20_link" text:visited-style-name="Visited_20_Internet_20_Link">
630_360_16832...</text:a>
']</text:p>
      <text:p text:style-name="P4">
Tags: ['Літак', 'Нідерланди', 'Рютте', 'Герой України', 'Війна з Росією', 'F-16']</text:p>
      <text:p text:style-name="P4">
Type: Article</text:p>
      <!--METADATA-->
      <text:p text:style-name="P4">
<draw:frame draw:style-name="fr1" draw:name="Image226" text:anchor-type="as-char" svg:width="6.9236in" svg:height="3.956343in" draw:z-index="0">
<draw:image xlink:href="../Images/yкринформ/2023-05-29T23-09-00-03-00/630_360_1683203216-386.jpeg" xlink:type="simple" xlink:show="embed" xlink:actuate="onLoad" draw:mime-type="image/jpeg"/>
</draw:frame>
The Netherlands are in every possible way to support Ukraine; from enhancing the systemic defense to the early start of the training of F-16 pilots.</text:p>
      <text:p text:style-name="P4">
The Prime Minister of the Netherlands Mark Rutte wrote about it in his <text:a xlink:type="simple" xlink:href="https://twitter.com/MinPres/status/1663251995350663168" text:style-name="Internet_20_link" text:visited-style-name="Visited_20_Internet_20_Link">
Twitter</text:a>
.</text:p>
      <text:p text:style-name="P4">
“Київ знову став об’єктом варварських авіаударів, на щастя, з обмеженимефектом завдяки ЗРК Patriot. Я щойно говорив з Зеленським і підтвердив, щоНідерланди готові всіляко підтримувати Україну; від посилення системпротиповітряної оборони до якнайшвидшого початку навчання пілотів <text:span text:style-name="T4">
<text:a xlink:type="simple" xlink:href="https://www.ukrinform.ua/tag-f16" text:style-name="Internet_20_link" text:visited-style-name="Visited_20_Internet_20_Link">
 F-16.</text:a>
</text:span>
 To help Ukraine defend itself is a non -selection, it must be done. The Netherlands will continue to support the Ukrainians as needed. Assistance to Ukraine will also be a key punctuation of the full -time Summit of the European Political Community in Chisinau, ”the message reads.</text:p>
      <text:p text:style-name="Quotations">

<text:p text:style-name="P4">
Kyiv is Opnieuw Het Doolwit Gewest Van Barbaarse Luchtaanvallen, Gelukkig&gt;
 Met Beperkt Effect Dankzij de Patriot-Luchtverdedigingssystem. Ik sprak&gt;
 zojuist met <text:a xlink:type="simple" xlink:href="https://twitter.com/ZelenskyyUa" text:style-name="Internet_20_link" text:visited-style-name="Visited_20_Internet_20_Link">
@zelenskyyua&gt;
</text:a>
And have repeated that&gt;
 the Netherlands is committed to supporting Ukraine in every possible way; van&gt;
 it ... &gt;
&gt;
 - Mark Rutte(@MinPres)<text:a xlink:type="simple" xlink:href="https://twitter.com/MinPres/status/1663251995350663168" text:style-name="Internet_20_link" text:visited-style-name="Visited_20_Internet_20_Link">
 May 29, 2023&gt;
 </text:a>
As reported by Ukrinform, the Government of the Netherlands studies and discusses with allies the possibility of transferring to Ukraine the F-16 aircraft after training of pilots.</text:p>

</text:p>
      <text:p text:style-name="P4">
<text:span text:style-name="T4">
 Read also: </text:span>
 <text:span text:style-name="T4">
 <text:a xlink:type="simple" xlink:href="https://www.ukrinform.ua/rubric-ato/3715342-hoca-b-34-eskadrili-f16-nacalnik-aviacii-rozpoviv-ak-ukraina-moze-otrimati-perevagu-u-povitri.html" text:style-name="Internet_20_link" text:visited-style-name="Visited_20_Internet_20_Link">
at least 3-4 F-16 squadrons: Aviation Chief told how Ukraine can get an advantage in the air</text:a>
</text:span>
</text:p>
      <text:p text:style-name="P4">
The Netherlands have 42 F-16 fighters in service, 24 of which are used and cannot be sent to Ukraine until mid-2024. Of the remaining 18 -legged, 10 were to be sold to Draken International, but in 2022 the government postponed the implementation of this agreement without explanation of reasons, referring to commercial confidentiality.</text:p>
      <text:p text:style-name="P4">
The publication notes that Ukraine may receive some of the F-16, which has been prepared, or some of the 24 aircraft that are currently used by the Army Neserland, in 2024-depending on the training schedule.Denmark and the Netherlands will lead the coalition to prepare Ukrainian pilots in the F-16. In cooperation with the United States, these countries will begin to develop a educational basket for complex preparation of Ukrainian pilots. Norway, Belgium, Portugal and Poland were also proposed.</text:p>
      <text:p text:style-name="P4">
News Source: <text:a xlink:type="simple" xlink:href="https://www.ukrinform.ua/rubric-polytics/3715806-rutte-dopomagati-ukraini-zahisatisa-ce-ne-vibir-ce-potribno-robiti.html" text:style-name="Internet_20_link" text:visited-style-name="Visited_20_Internet_20_Link">
https://www.ukrinform.ua/rubric-polytics/3715806-rutte-dopomagati-ukraini-zahisatisa-ce-ne-vibir-ce-potribno-robiti.html</text:a>
</text:p>
      <!--NEWS-->
      <text:h text:style-name="P10" text:outline-level="1">
<text:span text:style-name="T4">
The court in Moldova left under the house of the Vice -head of the pro -Russian Party "Shore"</text:span>
</text:h>
      <text:p text:style-name="P4">
Authors: Ukrinform (Person)</text:p>
      <text:p text:style-name="P4">
Publisher: Укринформ (Organization)</text:p>
      <text:p text:style-name="P4">
Published Time: 2023-05-29T23:27:00+03:00</text:p>
      <text:p text:style-name="P4">
Modified Time: 2023-05-29T23:27:00+03:00</text:p>
      <text:p text:style-name="P4">
Description: The Chisinau Chamber of Appeal left the Vice Head of the Pro -Russian Party Marina Tauber, rejecting her lawyers. - Ukrinform.</text:p>
      <text:p text:style-name="P4">
Images: ['<text:a xlink:type="simple" xlink:href="https://static.ukrinform.com/photos/2017_02/thumb_files/630_360_1488208211-6797.jpg" text:style-name="Internet_20_link" text:visited-style-name="Visited_20_Internet_20_Link">
630_360_14882...</text:a>
']</text:p>
      <text:p text:style-name="P4">
Tags: ['Домашній арешт', 'Молдова', 'Суд', 'Росія', 'Партія']</text:p>
      <text:p text:style-name="P4">
Type: Article</text:p>
      <!--METADATA-->
      <text:p text:style-name="P4">
<draw:frame draw:style-name="fr1" draw:name="Image227" text:anchor-type="as-char" svg:width="6.9236in" svg:height="3.956343in" draw:z-index="0">
<draw:image xlink:href="../Images/yкринформ/2023-05-29T23-27-00-03-00/630_360_1488208211-6797.jpg" xlink:type="simple" xlink:show="embed" xlink:actuate="onLoad" draw:mime-type="image/jpeg"/>
</draw:frame>
The Chisinau Appellate Chamber of Appeal left Marina Tauber's Vice -Head of the Vice -Government Party, rejecting her lawyers' request.</text:p>
      <text:p text:style-name="P4">
About it reports <text:a xlink:type="simple" xlink:href="https://newsmaker.md/rus/novosti/tauber-ostavili-pod-domashnim-arestom-sud-otklonil-zapros-ee-advokatov/" text:style-name="Internet_20_link" text:visited-style-name="Visited_20_Internet_20_Link">
Newsmaker</text:a>
, reports Ukrinform.</text:p>
      <text:p text:style-name="P4">
Tauber is accused of committing three crimes. In particular, it is a professional account for financing the election campaign during the election of Meramist Beltsi in 2021. In addition, Tauber is accused of the fact that, by the mayor, she deliberately accepted funding from criminal reference.</text:p>
      <text:p text:style-name="P4">
The third prosecution is due to the fact that Taubere allowed the illegal financing of the Shar Party to organized a criminal group, in particular from July 13, 20122 to May 1, 2023.</text:p>
      <text:p text:style-name="P4">
She herself does not recognize guilt and considers what is happening, political prediction of the opposition.</text:p>
      <text:p text:style-name="P4">
<text:span text:style-name="T5">
</text:span>
</text:p>
      <text:p text:style-name="P4">
<text:span text:style-name="T5">
Foto: Newsmaker</text:span>
</text:p>
      <text:p text:style-name="P4">
On May 1, Tauber was detained at the airport when she tried to fly to Daizrael.</text:p>
      <text:p text:style-name="P4">
Prior to that, on April 28, prosecutors were sent to court for a change of deputies of the parliamentary event, and on April 29, her attorneys demanded to postpone the date of consideration of this request that Tauber could fly to Israel.</text:p>
      <text:p text:style-name="P4">
The deputy is currently under house arrest.</text:p>
      <text:p text:style-name="P4">
<text:span text:style-name="T4">
 Read also: </text:span>
 <text:span text:style-name="T4">
 <text:a xlink:type="simple" xlink:href="https://www.ukrinform.ua/rubric-world/3703021-u-moldovi-zatrimali-vicegolovu-prorosijskoi-partii-sor-tauber.html" text:style-name="Internet_20_link" text:visited-style-name="Visited_20_Internet_20_Link">
in Moldova detained the Vice -head of the pro -Russian Party "Tower"</text:a>
</text:span>
</text:p>
      <text:p text:style-name="P4">
On May 26, the Parliament of Moldova voted for the deprivation of Tauber of deputy's subdivision in order to put her case to court.</text:p>
      <text:p text:style-name="P4">
As reported by Ukrinform, on April 13, the Appeal Chamber of Chisinau _ <text:span text:style-name="T4">
 <text:a xlink:type="simple" xlink:href="https://www.ukrinform.ua/rubric-world/3695626-u-moldovi-zasudili-do-15-rokiv-vaznici-lidera-prorosijskoi-partii-sor.html" text:style-name="Internet_20_link" text:visited-style-name="Visited_20_Internet_20_Link">
Piniledaleputat-fugitive, the leader of the Party "Shore" Ilana Shore up to 15 years of prison</text:a>
</text:span>
 _ with confiscationMine for 5 billion lei(over $ 270 million). Також суд заборонивШору обіймати посади в банківській системі впродовж п'яти років та конфіскувавйого активи на користь держави.</text:p>
      <text:p text:style-name="P4">
У 2015 році Ілана Шора засудили у справі про «крадіжку мільярда» до 7,5 рокуув'язнення за шахрайство та відмивання грошей. Справа перебувала на розгляді вАпеляційній палаті Кишинева. Слухання багаторазово відтерміновували.</text:p>
      <text:p text:style-name="P4">
У 2019 році Ілан Шор виїхав з Молдови. За деякими даними, він перебуває вІзраїлі.</text:p>
      <text:p text:style-name="P4">
On October 26, 2022, the US Department of Finance announced the introduction of sanctions against nine persons and 12 organizations in Moldova, which are considered participants in the "permanent campaigns of malicious influence of the Kremlin", as well as involved in systemic corruption in the republic. In particular, the Moldovan Ogligaghs Vladimir Plahotniuk and Ilan Shore came under sanctions.</text:p>
      <text:p text:style-name="P4">
Representatives of the pro -Russian Party "Shore" have repeatedly organized antipopies in Moldova in order to destabilize the situation in the country.</text:p>
      <text:p text:style-name="P4">
News Source: <text:a xlink:type="simple" xlink:href="https://www.ukrinform.ua/rubric-world/3715736-sud-u-moldovi-zalisiv-pid-domasnim-arestom-vicegolovu-prorosijskoi-partii-sor.html" text:style-name="Internet_20_link" text:visited-style-name="Visited_20_Internet_20_Link">
https://www.ukrinform.ua/rubric-world/3715736-sud-u-moldovi-zalisiv-pid-domasnim-arestom-vicegolovu-prorosijskoi-partii-sor.html</text:a>
</text:p>
      <!--NEWS-->
      <text:h text:style-name="P10" text:outline-level="1">
<text:span text:style-name="T4">
Clashes in Kosovo: NATO patrol representatives were injured</text:span>
</text:h>
      <text:p text:style-name="P4">
Authors: Ukrinform (Person)</text:p>
      <text:p text:style-name="P4">
Publisher: Укринформ (Organization)</text:p>
      <text:p text:style-name="P4">
Published Time: 2023-05-29T23:42:00+03:00</text:p>
      <text:p text:style-name="P4">
Modified Time: 2023-05-29T23:42:00+03:00</text:p>
      <text:p text:style-name="P4">
Description: The North Atlantic Alliance "strongly condemns" the uncontrollable attacks on NATO's troops under the leadership of NATO (KFOR) in the northern part of Kosovo, which resulted in two people injured, according to the official representative of the Alliance. - Ukrinform.</text:p>
      <text:p text:style-name="P4">
Images: ['<text:a xlink:type="simple" xlink:href="https://static.ukrinform.com/photos/2018_12/thumb_files/630_360_1544017900-946.jpg" text:style-name="Internet_20_link" text:visited-style-name="Visited_20_Internet_20_Link">
630_360_15440...</text:a>
']</text:p>
      <text:p text:style-name="P4">
Tags: ['Косово', 'НАТО', 'Поранені', 'Сербія', 'Сутички']</text:p>
      <text:p text:style-name="P4">
Type: Article</text:p>
      <!--METADATA-->
      <text:p text:style-name="P4">
<draw:frame draw:style-name="fr1" draw:name="Image229" text:anchor-type="as-char" svg:width="6.9236in" svg:height="3.976916in" draw:z-index="0">
<draw:image xlink:href="../Images/yкринформ/2023-05-29T23-42-00-03-00/630_360_1544017900-946.jpg" xlink:type="simple" xlink:show="embed" xlink:actuate="onLoad" draw:mime-type="image/jpeg"/>
</draw:frame>
The North Atlantic Alliance "strongly condemns" the uncontrollable attacks on NATO's troops under NATO leadership(Kph)In the northern part of Kosovo, which as a result of which two people were injured, according to the statement of the official representative of the Alliance.</text:p>
      <text:p text:style-name="P4">
This is reported by Ukrinform with reference to <text:a xlink:type="simple" xlink:href="https://www.radiosvoboda.org/a/news-kosovo-serby-sutychky-nato-poraneni/32434099.html" text:style-name="Internet_20_link" text:visited-style-name="Visited_20_Internet_20_Link">
Radio Liberty.</text:a>
“Such attacks are absolutely unacceptable. Violence must stop immediately. We paint all parties to refrain from actions that are even more pushed by the stroke, and to conduct a dialogue, ”NATO noted.</text:p>
      <text:p text:style-name="P4">
<text:span text:style-name="T4">
 Read also: </text:span>
 <text:span text:style-name="T4">
 [in NATO called Kosovo's power to immediate de -escalation(https://www.ukrinform.ua/rubric-world/3714947-u-nato-zaklikali-vladu-kosova-do-negajnoi-deeskalacii-naprugi.html)</text:span>
</text:p>
      <text:p text:style-name="P4">
They say that international peacekeeping forces in Kosovo "will take a comprehensive action to maintain a safe and peaceful environment."</text:p>
      <text:p text:style-name="P4">
"They will continue to operate impartially in accordance with their mandate in accordance with the 1244 of the United Nations Security Council of 1999," the Alliance added.</text:p>
      <text:p text:style-name="P4">
<text:span text:style-name="T4">
 Read also: </text:span>
 <text:span text:style-name="T4">
 <text:a xlink:type="simple" xlink:href="https://www.ukrinform.ua/rubric-world/3715375-stoltenberg-zaklikav-kosovo-poslabiti-napruzenist-u-vidnosinah-z-serbieu.html" text:style-name="Internet_20_link" text:visited-style-name="Visited_20_Internet_20_Link">
Stoltenberg urged Kosovo to weaken the tensions with Serbia</text:a>
</text:span>
</text:p>
      <text:p text:style-name="P4">
Earlier Associated Press <text:a xlink:type="simple" xlink:href="https://apnews.com/article/kosovo-serbia-tension-eu-us-cf2637072cd88f3bcf0d902236d3631b" text:style-name="Internet_20_link" text:visited-style-name="Visited_20_Internet_20_Link">
reported</text:a>
that the ethnic Serbs of Kosovo collided with the troops of the KFOR peacekeeping forces, when they tried to capture the offices of one of the municipalities. Albanians became the mayors last week, which caused protests and collisions of Uregion.</text:p>
      <text:p text:style-name="P4">
<text:span text:style-name="T4">
 Read also: </text:span>
 <text:span text:style-name="T4">
 <text:a xlink:type="simple" xlink:href="https://www.ukrinform.ua/rubric-world/3715764-na-pivnoci-kosova-vnaslidok-suticok-poraneni-dvoh-serbiv.html" text:style-name="Internet_20_link" text:visited-style-name="Visited_20_Internet_20_Link">
in the north of Kosovo due to clashes wounded duoders</text:a>
</text:span>
</text:p>
      <text:p text:style-name="P4">
It was reported that in Kosovo two days ago clashes between local police and participants of actions protesting against the arrival of mayors, which are ethnic Albanians, in areas of residence of the Serbian population.</text:p>
      <text:p text:style-name="P4">
Serbs that make up the majority of the Northern Region's population <text:span text:style-name="T4">
 <text:a xlink:type="simple" xlink:href="https://www.ukrinform.ua/tag-kosovo" text:style-name="Internet_20_link" text:visited-style-name="Visited_20_Internet_20_Link">
Kosovo</text:a>
</text:span>
, they do not recognize the independence of the region of Ivs still consider Belgrade to be their capital.</text:p>
      <text:p text:style-name="P4">
Ethnic Albanians make up more than 90% of Kosovo's population as a whole.The Serbs refused to participate in the local elections in April, and alban candidates won all four municipalities with a 3.5%turnout.</text:p>
      <text:p text:style-name="P4">
Local Serbs, with the support of Belgrade, said they did not recognize mayors because they did not represent them.</text:p>
      <text:p text:style-name="P4">
News Source: <text:a xlink:type="simple" xlink:href="https://www.ukrinform.ua/rubric-world/3715811-suticki-v-kosovo-predstavniki-patrula-nato-otrimali-poranenna.html" text:style-name="Internet_20_link" text:visited-style-name="Visited_20_Internet_20_Link">
https://www.ukrinform.ua/rubric-world/3715811-suticki-v-kosovo-predstavniki-patrula-nato-otrimali-poranenna.html</text:a>
</text:p>
      <!--NEWS-->
      <text:h text:style-name="P10" text:outline-level="1">
<text:span text:style-name="T4">
The invaders again died in Sumy region: damaged composition of the agro -enterprise</text:span>
</text:h>
      <text:p text:style-name="P4">
Authors: Ukrinform (Person)</text:p>
      <text:p text:style-name="P4">
Publisher: Укринформ (Organization)</text:p>
      <text:p text:style-name="P4">
Published Time: 2023-05-29T23:55:00+03:00</text:p>
      <text:p text:style-name="P4">
Modified Time: 2023-05-29T23:55:00+03:00</text:p>
      <text:p text:style-name="P4">
Description: During Monday, May 29, invaders were beat in the region 10 times, using various weapons. - Ukrinform.</text:p>
      <text:p text:style-name="P4">
Images: ['<text:a xlink:type="simple" xlink:href="https://static.ukrinform.com/photos/2022_10/thumb_files/630_360_1664845105-119.jpg" text:style-name="Internet_20_link" text:visited-style-name="Visited_20_Internet_20_Link">
630_360_16648...</text:a>
']</text:p>
      <text:p text:style-name="P4">
Tags: ['Обстріл', 'Сумщина', 'Агресія РФ', 'Війна з Росією']</text:p>
      <text:p text:style-name="P4">
Type: Article</text:p>
      <!--METADATA-->
      <text:p text:style-name="P4">
<draw:frame draw:style-name="fr1" draw:name="Image230" text:anchor-type="as-char" svg:width="6.9236in" svg:height="3.956343in" draw:z-index="0">
<draw:image xlink:href="../Images/yкринформ/2023-05-29T23-55-00-03-00/630_360_1664845105-119.jpg" xlink:type="simple" xlink:show="embed" xlink:actuate="onLoad" draw:mime-type="image/jpeg"/>
</draw:frame>
In the 29th May, the invaders were beat in the region on May 29, using various weapons 10 times.</text:p>
      <text:p text:style-name="P4">
About it reports Ukrinform with reference to the Sumy Regional Military Administration.</text:p>
      <text:p text:style-name="P4">
"During the day, the Russians made 10 shellings. There were 48 explosions recorded," it will be in the summary.</text:p>
      <text:p text:style-name="P4">
<text:span text:style-name="T4">
 Read also: </text:span>
 <text:span text:style-name="T4">
 <text:a xlink:type="simple" xlink:href="https://www.ukrinform.ua/rubric-ato/3715330-vijska-rf-obstrilali-kupanskij-rajon-harkivsini-e-poranena.html" text:style-name="Internet_20_link" text:visited-style-name="Visited_20_Internet_20_Link">
Russian troops fired at Kupyansky district of Kharkiv region, Eporanena</text:a>
</text:span>
</text:p>
      <text:p text:style-name="P4">
Velikopisarevskaya, Esman, Shalyginsk, Krasnopil, Belopolsk communities came under fire today.</text:p>
      <text:p text:style-name="P4">
<text:span text:style-name="T4">
 Read also: </text:span>
 <text:span text:style-name="T4">
 <text:a xlink:type="simple" xlink:href="https://www.ukrinform.ua/rubric-ato/3715458-armia-rf-trici-obstrilala-prikordonna-sumsini.html" text:style-name="Internet_20_link" text:visited-style-name="Visited_20_Internet_20_Link">
Army of the Russian Federation fired at five communities in Sumy region, eating</text:a>
</text:span>
</text:p>
      <text:p text:style-name="P4">
As reported by Ukrinform, the troops of the Russian Federation on May 28 _ <text:span text:style-name="T4">
 <text:a xlink:type="simple" xlink:href="https://www.ukrinform.ua/rubric-ato/3715348-vijska-rf-za-den-obstrilali-devat-gromad-sumsini-ova.html" text:style-name="Internet_20_link" text:visited-style-name="Visited_20_Internet_20_Link">
14 times dating border communities of Sumy region</text:a>
</text:span>
 _, using aviation, mortars and artillery.</text:p>
      <text:p text:style-name="P4">
News Source: <text:a xlink:type="simple" xlink:href="https://www.ukrinform.ua/rubric-ato/3715812-zagarbniki-znovu-gatili-po-sumsini-poskodzenij-sklad-agropidpriemstva.html" text:style-name="Internet_20_link" text:visited-style-name="Visited_20_Internet_20_Link">
https://www.ukrinform.ua/rubric-ato/3715812-zagarbniki-znovu-gatili-po-sumsini-poskodzenij-sklad-agropidpriemstva.html</text:a>
</text:p>
      <!--NEWS-->
      <text:h text:style-name="P10" text:outline-level="1">
<text:span text:style-name="T4">
The Ministry of Reintegration reported where Ukrainians get free legal aid in Poland</text:span>
</text:h>
      <text:p text:style-name="P4">
Author: ['АРМІЯINFORM']</text:p>
      <text:p text:style-name="P4">
Time: 2023-05-29T32:00:00-04:00</text:p>
      <text:p text:style-name="P4">
Description: Ukrainian Shukachi Prithelok with Polish Vidpovly, to the law of Country, the right to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1-642x336-1.jpg" text:style-name="Internet_20_link" text:visited-style-name="Visited_20_Internet_20_Link">
2-1-642x336-1.jpg</text:a>
']</text:p>
      <text:p text:style-name="P4">
Tags: ['ДОПОМОГА ВПО', 'МІНРЕІНТЕГРАЦІЇ']</text:p>
      <text:p text:style-name="P4">
Category: News</text:p>
      <!--METADATA-->
      <text:p text:style-name="P4">
<draw:frame draw:style-name="fr1" draw:name="Image231" text:anchor-type="as-char" svg:width="6.9236in" svg:height="3.623566in" draw:z-index="0">
<draw:image xlink:href="../Images/AРМІЯINFORM/2023-05-29T32-00-00-04-00/2-1-642x336-1.jpg" xlink:type="simple" xlink:show="embed" xlink:actuate="onLoad" draw:mime-type="image/jpeg"/>
</draw:frame>
Ukrainian asylum seekers in Poland have a free legal assistance in accordance with the laws of this country.</text:p>
      <text:p text:style-name="P4">
About it <text:a xlink:type="simple" xlink:href="https://www.kmu.gov.ua/news/minreintehratsii-povidomylo-de-ukraintsiam-otrymaty-bezkoshtovnu-iurydychnu-dopomohu-u-polshchi" text:style-name="Internet_20_link" text:visited-style-name="Visited_20_Internet_20_Link">
reports</text:a>
Government portal.</text:p>
      <text:p text:style-name="P4">
You can get this help in the following organizations:</text:p>
      <text:p text:style-name="P4">
1 . Legal Aid Coordination Center. The Center provides free legal assistance to persons, forced to leave their countries and seek protection in the Polishcherace of war and persecution.</text:p>
      <text:p text:style-name="P4">
<text:span text:style-name="T5">
Adress: ul. Towarova 25a, 00-869 Warszawa.</text:span>
</text:p>
      <text:p text:style-name="P4">
2 . Fund of Justice under the Ministry of Justice of Poland. Provides urgent tabs for the victims of crimes, witnesses and their relatives, including sacrifices of armed aggression in Ukraine.</text:p>
      <text:p text:style-name="P4">
<text:span text:style-name="T5">
Adress: Al. Ujazdowskie 11, 00-567 Warszawa.</text:span>
</text:p>
      <text:p text:style-name="P4">
3 . Assistance points for asylum seekers. Free legal, psychological and medical assistance is provided here. Available at the link search engineering will choose to choose the item closest to you.</text:p>
      <text:p text:style-name="P4">
4 . Lawyers for Ukraine. The Facebook group brings together citizens of Ukraine who will provide legal assistance, and Polish lawyers ready to provide it with a free.</text:p>
      <text:p text:style-name="P4">
5 . Legal portal for asylum seekers from Ukraine. Here, Ukrainians can receive information about the most common questions: crossing the border, legalization of stay, legislative changes concerning Ukrainians and their interference in Poland.</text:p>
      <text:p text:style-name="P4">
There are currently more than 1,500 legal aid points in Poland. Both citizens of Poland and foreigners living in the territory of Ukraine can apply. You can choose the item in the right place at <text:a xlink:type="simple" xlink:href="https://zapisy-np.ms.gov.pl/ua" text:style-name="Internet_20_link" text:visited-style-name="Visited_20_Internet_20_Link">
link</text:a>
.</text:p>
      <text:p text:style-name="P4">
News Source: <text:a xlink:type="simple" xlink:href="https://armyinform.com.ua/2023/05/29/minreintegracziyi-povidomylo-de-ukrayinczyam-otrymaty-bezkoshtovnu-yurydychnu-dopomogu-u-polshhi/" text:style-name="Internet_20_link" text:visited-style-name="Visited_20_Internet_20_Link">
https://armyinform.com.ua/2023/05/29/minreintegracziyi-povidomylo-de-ukrayinczyam-otrymaty-bezkoshtovnu-yurydychnu-dopomogu-u-polshhi/</text:a>
</text:p>
      <!--NEWS-->
      <text:h text:style-name="P10" text:outline-level="1">
<text:span text:style-name="T4">
The coordination headquarters told about actions that can adversely affect the prisoners of war exchange</text:span>
</text:h>
      <text:p text:style-name="P4">
Author: ['АРМІЯINFORM']</text:p>
      <text:p text:style-name="P4">
Time: 2023-05-29T33:00:00-04:00</text:p>
      <text:p text:style-name="P4">
Description: At the coordinating headquarters to the Motherlands of Vіsysovo Polisholi, the yaki can be done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6025016737881239606_w-e1685294764100.jpg" text:style-name="Internet_20_link" text:visited-style-name="Visited_20_Internet_20_Link">
photo_6025016737881239606_w-e1685294764100.jpg</text:a>
']</text:p>
      <text:p text:style-name="P4">
Tags: ['ВІЙНА', 'КООРДИНАЦІЙНИЙ ШТАБ З ПИТАНЬ ПОВОДЖЕННЯ З ВІЙСЬКОВОПОЛОНЕНИМИ']</text:p>
      <text:p text:style-name="P4">
Category: News</text:p>
      <!--METADATA-->
      <text:p text:style-name="P4">
<draw:frame draw:style-name="fr1" draw:name="Image232" text:anchor-type="as-char" svg:width="6.9236in" svg:height="5.436652in" draw:z-index="0">
<draw:image xlink:href="../Images/AРМІЯINFORM/2023-05-29T33-00-00-04-00/photo_6025016737881239606_w-e1685294764100.jpg" xlink:type="simple" xlink:show="embed" xlink:actuate="onLoad" draw:mime-type="image/jpeg"/>
</draw:frame>
The coordination headquarters of prisoners of war have reported a list of actions that could adversely affect the exchange process.</text:p>
      <text:p text:style-name="P4">
About it <text:a xlink:type="simple" xlink:href="https://t.me/Koord_shtab/1145" text:style-name="Internet_20_link" text:visited-style-name="Visited_20_Internet_20_Link">
the one was talking</text:a>
During the meeting of the coordination headquarters with families of prisoners and missing persons in Zhytomyr.</text:p>
      <text:p text:style-name="P4">
In particular, they spoke about the dissemination of the personal data of our defenders from the defenders. The coordination headquarters urges not to publish and disseminate such information to outsiders. It can be used by scammers of tamanipulators, as well as interfere with the exchange processes.</text:p>
      <text:p text:style-name="P4">
One of the topics that was announced at the meeting was to confirm the captivity of the defenders in the Register of the National Information Bureau.</text:p>
      <text:p text:style-name="P4">
The staff representative noted that only the International Committee of the Red Cross can officially confirm the captivity. All other evidence, which is evidenced by the immigrant of the defender, shall be registered and taken into account in the subsequent work of dismissal.</text:p>
      <text:p text:style-name="P4">
News Source: <text:a xlink:type="simple" xlink:href="https://armyinform.com.ua/2023/05/29/u-koordynaczijnomu-shtabi-rozpovily-pro-diyi-yaki-mozhut-negatyvno-vplyvaty-na-proczes-obminu-vijskovopolonenyh/" text:style-name="Internet_20_link" text:visited-style-name="Visited_20_Internet_20_Link">
https://armyinform.com.ua/2023/05/29/u-koordynaczijnomu-shtabi-rozpovily-pro-diyi-yaki-mozhut-negatyvno-vplyvaty-na-proczes-obminu-vijskovopolonenyh/</text:a>
</text:p>
      <!--NEWS-->
      <text:h text:style-name="P10" text:outline-level="1">
<text:span text:style-name="T4">
Help veterans adapt to civilian life</text:span>
</text:h>
      <text:p text:style-name="P4">
Author: ['АРМІЯINFORM']</text:p>
      <text:p text:style-name="P4">
Time: 2023-05-29T34:00:00-04:00</text:p>
      <text:p text:style-name="P4">
Description: About CENREMELA MINRINTEGRASICA in telegram. PID Medicanes Vicepremmer'yr-Ministra ... War with Ukraine 2022, War with Ukraine latest news today,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ilyustratyvne-foto.webp" text:style-name="Internet_20_link" text:visited-style-name="Visited_20_Internet_20_Link">
ilyustratyvne-foto.webp</text:a>
']</text:p>
      <text:p text:style-name="P4">
Tags: ['STOPRUSSIA', 'АГРЕСІЯ РФ', 'АТО/ООС', 'ВЕТЕРАНИ ВІЙНИ', 'ВІЙНА', 'ВТОРГНЕННЯ РФ']</text:p>
      <text:p text:style-name="P4">
Category: News</text:p>
      <!--METADATA-->
      <text:p text:style-name="P4">
<draw:frame draw:style-name="fr1" draw:name="Image233" text:anchor-type="as-char" svg:width="6.9236in" svg:height="3.894525in" draw:z-index="0">
<draw:image xlink:href="../ConvertedIMGs/AРМІЯINFORM/2023-05-29T34-00-00-04-00/ilyustratyvne-foto.png" xlink:type="simple" xlink:show="embed" xlink:actuate="onLoad" draw:mime-type="image/png"/>
</draw:frame>
About it <text:a xlink:type="simple" xlink:href="https://t.me/minre_ua/3439" text:style-name="Internet_20_link" text:visited-style-name="Visited_20_Internet_20_Link">
reports</text:a>
Ministry of Reintegration in Telegram.</text:p>
      <text:p text:style-name="P4">
Under the chairmanship of Viceremier, Irina Vereshchuk, a meeting was held to form and implement state policy in the field of social protection.</text:p>
      <text:p text:style-name="P4">
It was attended by representatives of the Ministry of Defense, the Ministry of Defense, the Ministry of Internal Affairs, the Ministry of Finance, the Ministry of Social Policy, the Ministry of Health, the Ministry of Defense, as well as the Presidential Office.</text:p>
      <text:p text:style-name="P4">
Irina Vereshchuk focused on the issue of a comprehensive approach to socialization of veterans and veterans and solving their real needs.</text:p>
      <text:p text:style-name="P4">
The participants of the meeting stated that it is necessary to simplify the procedures to confirm the status of the veteran. This can be done by active introduction of digital tools. In particular, it is proposed to digitize documents for the disability, contusion or disability as a result of hostilities. This will help to get the right benefits from the state.</text:p>
      <text:p text:style-name="P4">
They also focused on strengthening communication between bodies that are driven by persons who were dismissed from military service for health reasons after 24 2022. In particular, the introduction of interaction between the Unified State Register of War Veterans and the relevant information systems of competent houses.</text:p>
      <text:p text:style-name="P4">
In addition, they discussed the project on the procedure for granting the status of a participant. In particular, it is about persons who from February 24 to March 25, 2022 in accordance with the Law of Ukraine “On Ensuring the Participation of Civilians of UK of Ukraine” defended our country in connection with Russia's aggression.</text:p>
      <text:p text:style-name="P4">
“We need to attract all the necessary resources for socialization of those who are returning. People who risked their lives who have given their health to protect Ukraine, deserve a fair and worthy attitude. As a state, we have to help them successfully adapt to civilian life, ” - summarized avalascepremier.</text:p>
      <text:p text:style-name="P4">
News Source: <text:a xlink:type="simple" xlink:href="https://armyinform.com.ua/2023/05/29/dopomogty-veteranam-adaptuvatysya-do-czyvilnogo-zhyttya/" text:style-name="Internet_20_link" text:visited-style-name="Visited_20_Internet_20_Link">
https://armyinform.com.ua/2023/05/29/dopomogty-veteranam-adaptuvatysya-do-czyvilnogo-zhyttya/</text:a>
</text:p>
      <!--NEWS-->
      <text:h text:style-name="P10" text:outline-level="1">
<text:span text:style-name="T4">
The EU stated that after attacks on Kyiv and Dnipro, the leadership of the Russian Federation will be held accountable</text:span>
</text:h>
      <text:p text:style-name="P4">
Author: ['АРМІЯINFORM']</text:p>
      <text:p text:style-name="P4">
Time: 2023-05-29T35:00:00-04:00</text:p>
      <text:p text:style-name="P4">
Description: У Євросоюзі після останніх російських атак по Дніпру та Києву пообіцяли притягнут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eed97f-es-pixabay.jpg" text:style-name="Internet_20_link" text:visited-style-name="Visited_20_Internet_20_Link">
7eed97f-es-pixabay.jpg</text:a>
']</text:p>
      <text:p text:style-name="P4">
Tags: ['АТАКА ДРОНІВ', 'ЄВРОСОЮЗ']</text:p>
      <text:p text:style-name="P4">
Category: News</text:p>
      <!--METADATA-->
      <text:p text:style-name="P4">
<draw:frame draw:style-name="fr1" draw:name="Image234" text:anchor-type="as-char" svg:width="6.9236in" svg:height="3.883237in" draw:z-index="0">
<draw:image xlink:href="../Images/AРМІЯINFORM/2023-05-29T35-00-00-04-00/7eed97f-es-pixabay.jpg" xlink:type="simple" xlink:show="embed" xlink:actuate="onLoad" draw:mime-type="image/jpeg"/>
</draw:frame>
In the European Union, after the last Russian attacks on the Dnieper and Kiev, it was promised to hold the Russian leadership for the terror of civilian regulation.</text:p>
      <text:p text:style-name="P4">
About it <text:a xlink:type="simple" xlink:href="https://twitter.com/NabilaEUspox/status/1662808007544131585" text:style-name="Internet_20_link" text:visited-style-name="Visited_20_Internet_20_Link">
stated</text:a>
A spokeswoman for the EU Foreign Policy Service was Massral.</text:p>
      <text:p text:style-name="P4">
"Russia's barbaric attacks continue, killing and terrorizing civilians: an attack on a hospital in the Dnieper, now Kiev at the dawn of Kiev.</text:p>
      <text:p text:style-name="P4">
She assured that the EU was still ready to help Ukraine protect itself.</text:p>
      <text:p text:style-name="P4">
News Source: <text:a xlink:type="simple" xlink:href="https://armyinform.com.ua/2023/05/29/u-yes-zayavyly-shho-pislya-atak-na-kyyiv-ta-dnipro-kerivnycztvo-rf-bude-prytyagnuto-do-vidpovidalnosti/" text:style-name="Internet_20_link" text:visited-style-name="Visited_20_Internet_20_Link">
https://armyinform.com.ua/2023/05/29/u-yes-zayavyly-shho-pislya-atak-na-kyyiv-ta-dnipro-kerivnycztvo-rf-bude-prytyagnuto-do-vidpovidalnosti/</text:a>
</text:p>
      <!--NEWS-->
      <text:h text:style-name="P10" text:outline-level="1">
<text:span text:style-name="T4">
Rospropaganda widens fake, as if Ukraine is preparing an explosion on a nuclear object</text:span>
</text:h>
      <text:p text:style-name="P4">
Author: ['АРМІЯINFORM']</text:p>
      <text:p text:style-name="P4">
Time: 2023-05-29T36:00:00-04:00</text:p>
      <text:p text:style-name="P4">
Description: Vorog sewing aword about those, which are Ukrainian, a provocation of the one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fejk-rashafejktkdej-2.jpg" text:style-name="Internet_20_link" text:visited-style-name="Visited_20_Internet_20_Link">
fejk-rashafejktkdej-2.jpg</text:a>
']</text:p>
      <text:p text:style-name="P4">
Tags: ['РОСІЙСЬКА ДЕЗІНФОРМАЦІЯ', 'ЦЕНТР ПРОТИДІЇ ДЕЗІНФОРМАЦІЇ ПРИ РНБО УКРАЇНИ']</text:p>
      <text:p text:style-name="P4">
Category: News</text:p>
      <!--METADATA-->
      <text:p text:style-name="P4">
<draw:frame draw:style-name="fr1" draw:name="Image235" text:anchor-type="as-char" svg:width="6.9236in" svg:height="3.709896in" draw:z-index="0">
<draw:image xlink:href="../Images/AРМІЯINFORM/2023-05-29T36-00-00-04-00/fejk-rashafejktkdej-2.jpg" xlink:type="simple" xlink:show="embed" xlink:actuate="onLoad" draw:mime-type="image/jpeg"/>
</draw:frame>
The enemy spreads misinformation that Ukraine allegedly prepares a provocation with a heating in Kharkiv with repositories with waste nuclear fuel, which will affect not only Ukraine, Russia and Belarus, and even the EU.</text:p>
      <text:p text:style-name="P4">
About it <text:a xlink:type="simple" xlink:href="https://www.facebook.com/protydiyadezinformatsiyi.cpd/posts/pfbid0En959FBvoYXbz6Q8w2nD9Ni974h3aggg7ziid97wVeNwduS7STbLp17yCxYfKNrEl" text:style-name="Internet_20_link" text:visited-style-name="Visited_20_Internet_20_Link">
reports</text:a>
Center for combating misinformation.</text:p>
      <text:p text:style-name="P4">
The propaganda of the Russian Federation will spread the fake that Ukrainians will remove land and other real estate objects for the construction, reconstruction of critical infrastructure entities, or give them to Polish citizens.</text:p>
      <text:p text:style-name="P4">
The invaders are disinfection about a document from the Armed Forces General Staff about the allegedly enlightenment of a multinational contingent of troops into the Russian war against Ukraine.</text:p>
      <text:p text:style-name="P4">
“This information is not true. The main purpose of such fakes is to sowing among Ukrainians, as well as to discredit Ukraine in the international arena, ”the CPD noted.</text:p>
      <text:p text:style-name="P4">
News Source: <text:a xlink:type="simple" xlink:href="https://armyinform.com.ua/2023/05/29/rospropaganda-shyryt-fejk-nachebto-ukrayina-gotuye-vybuh-na-yadernomu-obyekti/" text:style-name="Internet_20_link" text:visited-style-name="Visited_20_Internet_20_Link">
https://armyinform.com.ua/2023/05/29/rospropaganda-shyryt-fejk-nachebto-ukrayina-gotuye-vybuh-na-yadernomu-obyekti/</text:a>
</text:p>
      <!--NEWS-->
      <text:h text:style-name="P10" text:outline-level="1">
<text:span text:style-name="T4">
Residents of the frontline territories of Kherson region have access to Ukrainian radio and television</text:span>
</text:h>
      <text:p text:style-name="P4">
Author: ['АРМІЯINFORM']</text:p>
      <text:p text:style-name="P4">
Time: 2023-05-29T37:00:00-04:00</text:p>
      <text:p text:style-name="P4">
Description: Meshkantzi Pofrontovikh Teritarian Kherson region May, access to Ukrainian Radio I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tzd0uhje67d26ikgjc6s.w695.jpg" text:style-name="Internet_20_link" text:visited-style-name="Visited_20_Internet_20_Link">
tzd0uhje67d26ikgjc6s.w695.jpg</text:a>
']</text:p>
      <text:p text:style-name="P4">
Tags: ['МІНРЕІНТЕГРАЦІЇ', 'ХЕРСОНЩИНА']</text:p>
      <text:p text:style-name="P4">
Category: News</text:p>
      <!--METADATA-->
      <text:p text:style-name="P4">
<draw:frame draw:style-name="fr1" draw:name="Image236" text:anchor-type="as-char" svg:width="6.9236in" svg:height="3.885186in" draw:z-index="0">
<draw:image xlink:href="../Images/AРМІЯINFORM/2023-05-29T37-00-00-04-00/tzd0uhje67d26ikgjc6s.w695.jpg" xlink:type="simple" xlink:show="embed" xlink:actuate="onLoad" draw:mime-type="image/jpeg"/>
</draw:frame>
Illustrative photo</text:p>
      <text:p text:style-name="P4">
Residents of the frontline territories of Kherson region have access to Ukrainian radio and television.</text:p>
      <text:p text:style-name="P4">
About it <text:a xlink:type="simple" xlink:href="https://minre.gov.ua/2023/05/28/meshkanczi-pryfrontovyh-terytorij-hersonshhyny-dyvlyatsya-i-sluhayut-ukrayinske/" text:style-name="Internet_20_link" text:visited-style-name="Visited_20_Internet_20_Link">
reports</text:a>
Ministry of Reintegration of Ukraine.</text:p>
      <text:p text:style-name="P4">
According to the Ministry, all transmitting stations in the region, from which T2 television signal is given, are in the temporarily occupied Khirson region ..</text:p>
      <text:p text:style-name="P4">
In Kherson itself and the surrounding areas, 44 DVB-T digital tuner television canal can be watched.</text:p>
      <text:p text:style-name="P4">
Also, the information telephony is available from transmitters from Nikolaev for 34.58, 39 and 48 TV channels.</text:p>
      <text:p text:style-name="P4">
In the same part of the Kherson region you can listen to Ukrainian radio(100,6mg), FM army(99 MHz).</text:p>
      <text:p text:style-name="P4">
News Source: <text:a xlink:type="simple" xlink:href="https://armyinform.com.ua/2023/05/29/meshkanczi-pryfrontovyh-terytorij-hersonshhyny-mayut-dostup-do-ukrayinskogo-radio-i-telebachennya/" text:style-name="Internet_20_link" text:visited-style-name="Visited_20_Internet_20_Link">
https://armyinform.com.ua/2023/05/29/meshkanczi-pryfrontovyh-terytorij-hersonshhyny-mayut-dostup-do-ukrayinskogo-radio-i-telebachennya/</text:a>
</text:p>
      <!--NEWS-->
      <text:h text:style-name="P10" text:outline-level="1">
<text:span text:style-name="T4">
Information Security: Ukrainians reminded what it is worth remembering during rocket attacks</text:span>
</text:h>
      <text:p text:style-name="P4">
Author: ['АРМІЯINFORM']</text:p>
      <text:p text:style-name="P4">
Time: 2023-05-29T38:00:00-04:00</text:p>
      <text:p text:style-name="P4">
Description: Ukrainians are guessing about those, ortho warto Pam’yatati pd hour of rocket -wrapped.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flijhknxoaio_h2.jpg" text:style-name="Internet_20_link" text:visited-style-name="Visited_20_Internet_20_Link">
flijhknxoaio_h2.jpg</text:a>
']</text:p>
      <text:p text:style-name="P4">
Tags: ['ІНФОРМАЦІЙНА БЕЗПЕКА', 'МІНРЕІНТЕГРАЦІЇ']</text:p>
      <text:p text:style-name="P4">
Category: News</text:p>
      <!--METADATA-->
      <text:p text:style-name="P4">
<draw:frame draw:style-name="fr1" draw:name="Image237" text:anchor-type="as-char" svg:width="6.9236in" svg:height="6.9236in" draw:z-index="0">
<draw:image xlink:href="../Images/AРМІЯINFORM/2023-05-29T38-00-00-04-00/flijhknxoaio_h2.jpg" xlink:type="simple" xlink:show="embed" xlink:actuate="onLoad" draw:mime-type="image/jpeg"/>
</draw:frame>
Ukrainians are reminded of what is worth remembering during rocket attacks.</text:p>
      <text:p text:style-name="P4">
About it <text:a xlink:type="simple" xlink:href="https://minre.gov.ua/2023/05/28/informaczijna-bezpeka-pid-chas-raketnyh-obstriliv-pro-shho-varto-pamyataty/" text:style-name="Internet_20_link" text:visited-style-name="Visited_20_Internet_20_Link">
reports</text:a>
Ministry of Reintegration.</text:p>
      <text:p text:style-name="P4">
For the sake of our country's safety, one can in no way be distributed on social networks:</text:p>
      <ul>
        <li>
photos and videos of our air defense missiles; * photo and video positions of our air defense facilities; * information about the number of equipment seen or launches heard; * their assumptions on weapons location.</li>
      </ul>
      <text:p text:style-name="P4">
"By passing such information to the enemy, you actually adjust the fire in the country. The eight uses your publications to lay the routes the use of the reception, bypassing our air defense, correction and the task of strikes by the air defense means," the statement reads.</text:p>
      <text:p text:style-name="P4">
News Source: <text:a xlink:type="simple" xlink:href="https://armyinform.com.ua/2023/05/29/informaczijna-bezpeka-ukrayinczyam-nagadaly-pro-shho-varto-pamyataty-pid-chas-raketnyh-obstriliv/" text:style-name="Internet_20_link" text:visited-style-name="Visited_20_Internet_20_Link">
https://armyinform.com.ua/2023/05/29/informaczijna-bezpeka-ukrayinczyam-nagadaly-pro-shho-varto-pamyataty-pid-chas-raketnyh-obstriliv/</text:a>
</text:p>
      <!--NEWS-->
      <text:h text:style-name="P10" text:outline-level="1">
<text:span text:style-name="T4">
Aviation of Defense Forces per day struck 15 beats in the enemy's concentration areas</text:span>
</text:h>
      <text:p text:style-name="P4">
Author: ['АРМІЯINFORM']</text:p>
      <text:p text:style-name="P4">
Time: 2023-05-29T39:00:00-04:00</text:p>
      <text:p text:style-name="P4">
Description: Avіaatsіya defense forces for Dob took 15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avicziya_udar-1-1.jpg" text:style-name="Internet_20_link" text:visited-style-name="Visited_20_Internet_20_Link">
avicziya_udar-1-1.jpg</text:a>
']</text:p>
      <text:p text:style-name="P4">
Tags: ['ГЕНШТАБ ЗС УКРАЇНИ', 'ОПЕРАТИВНА ІНФОРМАЦІЯ', 'ХРОНІКА ОБОРОНИ']</text:p>
      <text:p text:style-name="P4">
Category: News</text:p>
      <!--METADATA-->
      <text:p text:style-name="P4">
<draw:frame draw:style-name="fr1" draw:name="Image238" text:anchor-type="as-char" svg:width="6.9236in" svg:height="4.834981in" draw:z-index="0">
<draw:image xlink:href="../Images/AРМІЯINFORM/2023-05-29T39-00-00-04-00/avicziya_udar-1-1.jpg" xlink:type="simple" xlink:show="embed" xlink:actuate="onLoad" draw:mime-type="image/jpeg"/>
</draw:frame>
<text:span text:style-name="T4">
<text:span text:style-name="T5">
* 🔥 Situation on Russian invasion </text:span>
</text:span>
*</text:p>
      <text:p text:style-name="P4">
Aviation of defense forces per day made 15 beats in the areas of concentration of the personal staff and military equipment of the enemy, as well as 6-on itsular-arrest complexes.</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Our defenders of the last day destroyed the enemy UAV of the intelligence type.</text:p>
      <text:p text:style-name="P4">
The departments of rocket troops and artillery struck three areas of concentration and military equipment, the C-300 anti-aircraft missile system and the Anti-aircraft missile system of Thor, six management points, the ROB station, the artillery unit at the firing position and the composition of the enemy's ammunition.</text:p>
      <text:p text:style-name="P4">
News Source: <text:a xlink:type="simple" xlink:href="https://armyinform.com.ua/2023/05/29/aviacziya-syl-oborony-za-dobu-zavdala-15-udariv-po-rajonah-zoseredzhennya-voroga/" text:style-name="Internet_20_link" text:visited-style-name="Visited_20_Internet_20_Link">
https://armyinform.com.ua/2023/05/29/aviacziya-syl-oborony-za-dobu-zavdala-15-udariv-po-rajonah-zoseredzhennya-voroga/</text:a>
</text:p>
      <!--NEWS-->
      <text:h text:style-name="P10" text:outline-level="1">
<text:span text:style-name="T4">
In Belarus for combat training arrives military Russian</text:span>
</text:h>
      <text:p text:style-name="P4">
Author: ['АРМІЯINFORM']</text:p>
      <text:p text:style-name="P4">
Time: 2023-05-29T40:00:00-04:00</text:p>
      <text:p text:style-name="P4">
Description: At half -igoni, the repubbleki, the Bilorus was Vozhnoi Pirzdili of the Zbroyshi forces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765432.png" text:style-name="Internet_20_link" text:visited-style-name="Visited_20_Internet_20_Link">
765432.png</text:a>
']</text:p>
      <text:p text:style-name="P4">
Tags: ['БІЛОРУСЬ', 'ГЕНШТАБ ЗС УКРАЇНИ', 'ОПЕРАТИВНА ІНФОРМАЦІЯ']</text:p>
      <text:p text:style-name="P4">
Category: News</text:p>
      <!--METADATA-->
      <text:p text:style-name="P4">
<draw:frame draw:style-name="fr1" draw:name="Image239" text:anchor-type="as-char" svg:width="6.9236in" svg:height="4.123388in" draw:z-index="0">
<draw:image xlink:href="../Images/AРМІЯINFORM/2023-05-29T40-00-00-04-00/765432.png" xlink:type="simple" xlink:show="embed" xlink:actuate="onLoad" draw:mime-type="image/png"/>
</draw:frame>
<text:span text:style-name="T4">
<text:span text:style-name="T5">
* 🔥 Situation on Russian invasion </text:span>
</text:span>
*</text:p>
      <text:p text:style-name="P4">
The landfills of the Republic of Belarus arrive identified units of the Armed Forces Federation for carrying out combat preparation measures in front of the war for the war in Ukraine.</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In the Volyn and Polissya directions, the operational situation remains a steady, no signs of formation of offensive groups were detected," - said the UNGEGANTS of the Armed Forces.</text:p>
      <text:p text:style-name="P4">
News Source: <text:a xlink:type="simple" xlink:href="https://armyinform.com.ua/2023/05/29/u-bilorus-dlya-bojovoyi-pidgotovky-prybuvayut-vijskovi-rf/" text:style-name="Internet_20_link" text:visited-style-name="Visited_20_Internet_20_Link">
https://armyinform.com.ua/2023/05/29/u-bilorus-dlya-bojovoyi-pidgotovky-prybuvayut-vijskovi-rf/</text:a>
</text:p>
      <!--NEWS-->
      <text:h text:style-name="P10" text:outline-level="1">
<text:span text:style-name="T4">
Front Situation: Ukrainian soldiers repelled 19 Russian attacks - the General Staff of the Armed Forces</text:span>
</text:h>
      <text:p text:style-name="P4">
Author: ['АРМІЯINFORM']</text:p>
      <text:p text:style-name="P4">
Time: 2023-05-29T41:00:00-04:00</text:p>
      <text:p text:style-name="P4">
Description: The lasts of the PIDRODRODILITION OF THE INSTRUCTION OF THE WIDELIBILILICIA of 19 pouring attacks.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7ca91bb-fotor-2023-4-8-6-46-17.jpg" text:style-name="Internet_20_link" text:visited-style-name="Visited_20_Internet_20_Link">
7ca91bb-fotor-2023-4-8-6-46-17.jpg</text:a>
']</text:p>
      <text:p text:style-name="P4">
Tags: ['ГЕНЕРАЛЬНИЙ ШТАБ ЗС УКРАЇНИ', 'ОПЕРАТИВНА ІНФОРМАЦІЯ']</text:p>
      <text:p text:style-name="P4">
Category: News</text:p>
      <!--METADATA-->
      <text:p text:style-name="P4">
<draw:frame draw:style-name="fr1" draw:name="Image240" text:anchor-type="as-char" svg:width="6.9236in" svg:height="3.883237in" draw:z-index="0">
<draw:image xlink:href="../Images/AРМІЯINFORM/2023-05-29T41-00-00-04-00/7ca91bb-fotor-2023-4-8-6-46-17.jpg" xlink:type="simple" xlink:show="embed" xlink:actuate="onLoad" draw:mime-type="image/jpeg"/>
</draw:frame>
<text:span text:style-name="T4">
<text:span text:style-name="T5">
* 🔥 Situation on Russian invasion </text:span>
</text:span>
*</text:p>
      <text:p text:style-name="P4">
Over the past day, the defense units repelled 19 enemy attacks.</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The enemy continues to focus the basic efforts on attempts by full occupation of the Luhansk and Donetsk regions," the message reads.</text:p>
      <text:p text:style-name="P4">
In the area of Marinka, in particular, our defenders repelled 12 enemy attacks.</text:p>
      <text:p text:style-name="P4">
In the Kupyansk direction, the enemy unsuccessfully stepped near Masyutivka, the Nabakhmut direction-the north-or-or-or-or-more Orikhovo-Vasylivka and in the direction of theuvanivsky.</text:p>
      <text:p text:style-name="P4">
In Zaporizhzhya and Kherson directions, the enemy continues to conduct defense.</text:p>
      <text:p text:style-name="P4">
News Source: <text:a xlink:type="simple" xlink:href="https://armyinform.com.ua/2023/05/29/sytuacziya-na-fronti-ukrayinski-voyiny-za-dobu-vidbyly-19-rosijskyh-atak-genshtab-zsu/" text:style-name="Internet_20_link" text:visited-style-name="Visited_20_Internet_20_Link">
https://armyinform.com.ua/2023/05/29/sytuacziya-na-fronti-ukrayinski-voyiny-za-dobu-vidbyly-19-rosijskyh-atak-genshtab-zsu/</text:a>
</text:p>
      <!--NEWS-->
      <text:h text:style-name="P10" text:outline-level="1">
<text:span text:style-name="T4">
During the day, the enemy struck 97 aviation strike</text:span>
</text:h>
      <text:p text:style-name="P4">
Author: ['АРМІЯINFORM']</text:p>
      <text:p text:style-name="P4">
Time: 2023-05-29T42:00:00-04:00</text:p>
      <text:p text:style-name="P4">
Description: Lent out the enemy by the head of the 97th Avіaetsiyni stroke. Takozh Vorog Zdіsnovy 39 ... War with Ukraine 2022, War with Ukraine latest news today, News War with Ukraine 2022 The last for today, will there be a war between Ukraine and Russia and when, the war with Ukraine in 2022 will be or not, will it be or not, will it be, will it be The war with Ukraine in the near future says, the war with Ukraine, Ukrainian news today, Ukrainian news in Ukrainian media in Russian</text:p>
      <text:p text:style-name="P4">
Images: ['<text:a xlink:type="simple" xlink:href="https://armyinform.com.ua/wp-content/uploads/2023/05/ilyustratyvne-foto_large.jpg" text:style-name="Internet_20_link" text:visited-style-name="Visited_20_Internet_20_Link">
ilyustratyvne-foto_large.jpg</text:a>
']</text:p>
      <text:p text:style-name="P4">
Tags: ['ВІЙНА', 'ГЕНШТАБ ЗС УКРАЇНИ', 'ОПЕРАТИВНА ІНФОРМАЦІЯ']</text:p>
      <text:p text:style-name="P4">
Category: News</text:p>
      <!--METADATA-->
      <text:p text:style-name="P4">
<draw:frame draw:style-name="fr1" draw:name="Image241" text:anchor-type="as-char" svg:width="6.9236in" svg:height="3.893007in" draw:z-index="0">
<draw:image xlink:href="../Images/AРМІЯINFORM/2023-05-29T42-00-00-04-00/ilyustratyvne-foto_large.jpg" xlink:type="simple" xlink:show="embed" xlink:actuate="onLoad" draw:mime-type="image/jpeg"/>
</draw:frame>
<text:span text:style-name="T4">
<text:span text:style-name="T5">
* 🔥 Situation on Russian invasion </text:span>
</text:span>
*</text:p>
      <text:p text:style-name="P4">
Over the past day, the enemy has struck 97 aviation strikes. Also, the enemies of 39 shelling from jet fire systems on the positions of our military and settlements.</text:p>
      <text:p text:style-name="P4">
About this <text:a xlink:type="simple" xlink:href="https://m.facebook.com/story.php" text:style-name="Internet_20_link" text:visited-style-name="Visited_20_Internet_20_Link">
it is referred</text:a>
in the operational information of the General Staff of the Armed Forces.</text:p>
      <text:p text:style-name="P4">
“Tonight, Russian terrorists have struck the next missile and aircraft shoes in Ukraine. Information on the consequences of this terroristATA is currently clarified, ”the message reads.</text:p>
      <text:p text:style-name="P4">
The General Staff of the Armed Forces was warned that the probability of missile and aviation -haired assignments throughout Ukraine remains high.</text:p>
      <text:p text:style-name="P4">
News Source: <text:a xlink:type="simple" xlink:href="https://armyinform.com.ua/2023/05/29/za-dobu-vorog-zavdav-97-aviaczijnyh-udariv-zdijsnyv-39-obstriliv-z-rszv/" text:style-name="Internet_20_link" text:visited-style-name="Visited_20_Internet_20_Link">
https://armyinform.com.ua/2023/05/29/za-dobu-vorog-zavdav-97-aviaczijnyh-udariv-zdijsnyv-39-obstriliv-z-rszv/</text:a>
</text:p>
      <!--NEWS-->
      <text:h text:style-name="P10" text:outline-level="1">
<text:span text:style-name="T4">
Defense forces eliminated more than 400 invaders in a day, destroyed 4 tanks and 11 BBM</text:span>
</text:h>
      <text:p text:style-name="P4">
Author: ['АРМІЯINFORM']</text:p>
      <text:p text:style-name="P4">
Time: 2023-05-29T43:00:00-04:00</text:p>
      <text:p text:style-name="P4">
Description: Zagalni Boyov, Find the enemy on 02.24.22 to 05.29.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traty_05-29-2023-scaled.jpg" text:style-name="Internet_20_link" text:visited-style-name="Visited_20_Internet_20_Link">
vtraty_05-29-2023-scaled.jpg</text:a>
']</text:p>
      <text:p text:style-name="P4">
Tags: ['STOPRUSSIA', 'АГРЕСІЯ РФ', 'ВТОРГНЕННЯ РФ', 'ВТРАТИ ВОРОГА', 'ГЕНЕРАЛЬНИЙ ШТАБ ЗС УКРАЇНИ']</text:p>
      <text:p text:style-name="P4">
Category: News</text:p>
      <!--METADATA-->
      <text:p text:style-name="P4">
<draw:frame draw:style-name="fr1" draw:name="Image242" text:anchor-type="as-char" svg:width="6.9236in" svg:height="6.975527in" draw:z-index="0">
<draw:image xlink:href="../Images/AРМІЯINFORM/2023-05-29T43-00-00-04-00/vtraty_05-29-2023-scaled.jpg" xlink:type="simple" xlink:show="embed" xlink:actuate="onLoad" draw:mime-type="image/jpeg"/>
</draw:frame>
The total fighting loss of the enemy from 24.02.22 to 29.05.23 will be orientated:</text:p>
      <text:p text:style-name="P4">
<text:span text:style-name="T4">
<text:span text:style-name="T5">
 Personnel - </text:span>
* 207030(+430)persons eliminated</text:span>
<text:span text:style-name="T5">
 tanks - </text:span>
<text:span text:style-name="T5">
 3801(+4)</text:span>
<text:span text:style-name="T4">
 combat armored vehicles - </text:span>
 7467(+11)<text:span text:style-name="T4">
<text:span text:style-name="T5">
 Artillery systems - </text:span>
<text:span text:style-name="T5">
 3435(+10)</text:span>
 </text:span>
 RSZV - <text:span text:style-name="T4">
 575(+1)</text:span>
<text:span text:style-name="T5">
 air defense - </text:span>
<text:span text:style-name="T5">
 331(+2)</text:span>
<text:span text:style-name="T4">
 aircraft - </text:span>
 313(0)<text:span text:style-name="T4">
<text:span text:style-name="T5">
 helicopters - </text:span>
* 298(0)</text:span>
<text:span text:style-name="T5">
 UAV Operative Tactical Level-</text:span>
<text:span text:style-name="T5">
 3054(+61)</text:span>
<text:span text:style-name="T4">
 Winged missiles - </text:span>
 1056(0)<text:span text:style-name="T4">
<text:span text:style-name="T5">
 ships / boats - </text:span>
* 18(0)</text:span>
<text:span text:style-name="T5">
 Automobile equipment and tanks - </text:span>
<text:span text:style-name="T5">
 6207(+15)</text:span>
<text:span text:style-name="T4">
 Special Technique - </text:span>
 453(+2)The data is specified ...</text:p>
      <text:p text:style-name="P4">
Beat the occupier!Let's win together!Our strength <text:span text:style-name="T4">
 - </text:span>
 in truth!</text:p>
      <text:p text:style-name="P4">
<text:span text:style-name="T4">
 Source: </text:span>
 <text:a xlink:type="simple" xlink:href="https://www.facebook.com/GeneralStaff.ua" text:style-name="Internet_20_link" text:visited-style-name="Visited_20_Internet_20_Link">
General Staff of Armed Forces</text:a>
As of 29.05.23.</text:p>
      <text:p text:style-name="P4">
News Source: <text:a xlink:type="simple" xlink:href="https://armyinform.com.ua/2023/05/29/syly-oborony-likviduvaly-za-dobu-ponad-400-okupantiv-znyshhyly-4-tanky-ta-11-bbm/" text:style-name="Internet_20_link" text:visited-style-name="Visited_20_Internet_20_Link">
https://armyinform.com.ua/2023/05/29/syly-oborony-likviduvaly-za-dobu-ponad-400-okupantiv-znyshhyly-4-tanky-ta-11-bbm/</text:a>
</text:p>
      <!--NEWS-->
      <text:h text:style-name="P10" text:outline-level="1">
<text:span text:style-name="T4">
During the night attack in Ukraine, the defenders of the sky destroyed 67 enemy air purposes</text:span>
</text:h>
      <text:p text:style-name="P4">
Author: ['АРМІЯINFORM']</text:p>
      <text:p text:style-name="P4">
Time: 2023-05-29T44:00:00-04:00</text:p>
      <text:p text:style-name="P4">
Description: 29 injury 2023 Rock 00:00 year at 05:00. Rosіyskі PRAPACHI attacked VIISKOVI ... War with Ukraine 2022, War with Ukraine latest news today, News War with Ukraine 2022 Last for today, will there be a war between Ukraine and Russia, and when, there will be a war with Ukraine in 2022, whether there will be or not, will there be The war with Ukraine in the near future says, the war with Ukraine, Ukrainian news today, Ukrainian news in Ukrainian media in Russian</text:p>
      <text:p text:style-name="P4">
Images: ['<text:a xlink:type="simple" xlink:href="https://armyinform.com.ua/wp-content/uploads/2023/01/1670993729-6450.webp" text:style-name="Internet_20_link" text:visited-style-name="Visited_20_Internet_20_Link">
1670993729-6450.webp</text:a>
']</text:p>
      <text:p text:style-name="P4">
Tags: []</text:p>
      <text:p text:style-name="P4">
Category: News</text:p>
      <!--METADATA-->
      <text:p text:style-name="P4">
<draw:frame draw:style-name="fr1" draw:name="Image243" text:anchor-type="as-char" svg:width="6.9236in" svg:height="4.604194in" draw:z-index="0">
<draw:image xlink:href="../ConvertedIMGs/AРМІЯINFORM/2023-05-29T44-00-00-04-00/1670993729-6450.png" xlink:type="simple" xlink:show="embed" xlink:actuate="onLoad" draw:mime-type="image/png"/>
</draw:frame>
May 29, 2023 from 00:00 to 05:00. Russian invaders attacked by military objects and objects of critical infrastructure of Ukraine winged and shock drones. This time, the enemy released up to 40 winged air rocket bases X-101/X-555 of nine strategic aviation aircraft-95MC from the Caspian Sea.</text:p>
      <text:p text:style-name="P4">
About it <text:a xlink:type="simple" xlink:href="https://t.me/kpszsu/2543" text:style-name="Internet_20_link" text:visited-style-name="Visited_20_Internet_20_Link">
report</text:a>
Air Force of the Armed Forces.</text:p>
      <text:p text:style-name="P4">
From the north and southern directions, the enemy attacked the Iranian balashad-136/131. In total - about 35 shock drones.</text:p>
      <text:p text:style-name="P4">
During the night, air defense worked in the areas of responsibility of all air commandments of the Air Force: "Center", "East", "South" and "West".</text:p>
      <text:p text:style-name="P4">
The forces and means of air commands in cooperation with the air defense of other components of Ukraine's defense forces have destroyed 67 air purposes:</text:p>
      <text:p text:style-name="P4">
-37 winged missiles X-101/X-555;</text:p>
      <text:p text:style-name="P4">
-29 shock UAV ShahED-136/131;</text:p>
      <text:p text:style-name="P4">
-1 reconnaissance UAV of the operative-tactical level.</text:p>
      <text:p text:style-name="P4">
News Source: <text:a xlink:type="simple" xlink:href="https://armyinform.com.ua/2023/05/29/pid-chas-nichnoyi-ataky-zahysnyky-neba-znyshhyly-67-vorozhyh-povitryanyh-czilej-po-ukrayini/" text:style-name="Internet_20_link" text:visited-style-name="Visited_20_Internet_20_Link">
https://armyinform.com.ua/2023/05/29/pid-chas-nichnoyi-ataky-zahysnyky-neba-znyshhyly-67-vorozhyh-povitryanyh-czilej-po-ukrayini/</text:a>
</text:p>
      <!--NEWS-->
      <text:h text:style-name="P10" text:outline-level="1">
<text:span text:style-name="T4">
The Russian leadership will be held accountable for attacks in Kiev and Dnipro - a spokeswoman for the EU</text:span>
</text:h>
      <text:p text:style-name="P4">
Author: ['АРМІЯINFORM']</text:p>
      <text:p text:style-name="P4">
Time: 2023-05-29T45:00:00-04:00</text:p>
      <text:p text:style-name="P4">
Description: PISLALY OSENIKH MASSOVANIA NACKS ROSICHIC PROPPUNTS TO DNIPRO 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1685301416_raketnyj-udar-rf-po-dnipru_large.jpg" text:style-name="Internet_20_link" text:visited-style-name="Visited_20_Internet_20_Link">
1685301416_raketnyj-udar-rf-po-dnipru_large.jpg</text:a>
']</text:p>
      <text:p text:style-name="P4">
Tags: ['STOPRUSSIA', 'YES', 'АГРЕСІЯ РФ', 'ВТОРГНЕННЯ РФ', 'РОСІЙСЬКІ АТАКИ']</text:p>
      <text:p text:style-name="P4">
Category: News</text:p>
      <!--METADATA-->
      <text:p text:style-name="P4">
<draw:frame draw:style-name="fr1" draw:name="Image244" text:anchor-type="as-char" svg:width="6.9236in" svg:height="4.370522in" draw:z-index="0">
<draw:image xlink:href="../Images/AРМІЯINFORM/2023-05-29T45-00-00-04-00/1685301416_raketnyj-udar-rf-po-dnipru_large.jpg" xlink:type="simple" xlink:show="embed" xlink:actuate="onLoad" draw:mime-type="image/jpeg"/>
</draw:frame>
Illustrative photo</text:p>
      <text:p text:style-name="P4">
After the last massive air attacks of the Russian invaders on the Dnieper, such as in the European Union, they promised to hold the management of the aggressor country.</text:p>
      <text:p text:style-name="P4">
This was stated by a spokeswoman for the EU Foreign Policy Service Massral in <text:a xlink:type="simple" xlink:href="https://twitter.com/NabilaEUspox/status/1662808007544131585" text:style-name="Internet_20_link" text:visited-style-name="Visited_20_Internet_20_Link">
Twitter</text:a>
.</text:p>
      <text:p text:style-name="P4">
«Варварські атаки росії тривають, вбиваючи та тероризуючи мирних жителів:напад на лікарню в Дніпрі, тепер Київ. Керівництво рф та винні будутьпритягнуті до відповідальності», — йдеться в повідомленні.</text:p>
      <text:p text:style-name="P4">
News Source: <text:a xlink:type="simple" xlink:href="https://armyinform.com.ua/2023/05/29/kerivnycztvo-rf-prytyagnut-do-vidpovidalnosti-za-ataky-po-kyyevu-ta-dnipru-rechnyczya-yes/" text:style-name="Internet_20_link" text:visited-style-name="Visited_20_Internet_20_Link">
https://armyinform.com.ua/2023/05/29/kerivnycztvo-rf-prytyagnut-do-vidpovidalnosti-za-ataky-po-kyyevu-ta-dnipru-rechnyczya-yes/</text:a>
</text:p>
      <!--NEWS-->
      <text:h text:style-name="P10" text:outline-level="1">
<text:span text:style-name="T4">
In Ukraine a moment of silence</text:span>
</text:h>
      <text:p text:style-name="P4">
Author: ['АРМІЯINFORM']</text:p>
      <text:p text:style-name="P4">
Time: 2023-05-29T46: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5" text:anchor-type="as-char" svg:width="6.9236in" svg:height="3.895992in" draw:z-index="0">
<draw:image xlink:href="../Images/AРМІЯINFORM/2023-05-29T46-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29/v-ukrayini-hvylyna-movchannya/" text:style-name="Internet_20_link" text:visited-style-name="Visited_20_Internet_20_Link">
https://armyinform.com.ua/2023/05/29/v-ukrayini-hvylyna-movchannya/</text:a>
</text:p>
      <!--NEWS-->
      <text:h text:style-name="P10" text:outline-level="1">
<text:span text:style-name="T4">
Alexei Reznikov urged Australia to join the international "tank coalition"</text:span>
</text:h>
      <text:p text:style-name="P4">
Author: ['АРМІЯINFORM']</text:p>
      <text:p text:style-name="P4">
Time: 2023-05-29T47:00:00-04:00</text:p>
      <text:p text:style-name="P4">
Description: Ministra of the defense of Ukraine Oleksiy Reznikov, having paced Australia for Vіsyskov for the Duphoom fo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reznikov-10-1.jpg" text:style-name="Internet_20_link" text:visited-style-name="Visited_20_Internet_20_Link">
reznikov-10-1.jpg</text:a>
']</text:p>
      <text:p text:style-name="P4">
Tags: ['АВСТРАЛІЯ', 'АГРЕСІЯ РФ', 'ВТОРГНЕННЯ РФ', 'ОЛЕКСІЙ РЕЗНІКОВ', 'ОФІЦІЙНО', 'ТАНКОВА КОАЛІЦІЯ']</text:p>
      <text:p text:style-name="P4">
Category: News</text:p>
      <!--METADATA-->
      <text:p text:style-name="P4">
<draw:frame draw:style-name="fr1" draw:name="Image246" text:anchor-type="as-char" svg:width="6.9236in" svg:height="4.615733in" draw:z-index="0">
<draw:image xlink:href="../Images/AРМІЯINFORM/2023-05-29T47-00-00-04-00/reznikov-10-1.jpg" xlink:type="simple" xlink:show="embed" xlink:actuate="onLoad" draw:mime-type="image/jpeg"/>
</draw:frame>
Photo by Nazar Voloshin</text:p>
      <text:p text:style-name="P4">
The Minister of Defense of Ukraine Oleksiy Reznikov thanked Australia for military development for official Kiev and called on Canberre to join "<text:a xlink:type="simple" xlink:href="https://armyinform.com.ua/2023/02/22/vilnyj-svit-stvoryv-tankovu-koalicziyu-shhob-dopomogty-ukrayini-peremogty-v-czij-vijni-oleksij-reznikov/" text:style-name="Internet_20_link" text:visited-style-name="Visited_20_Internet_20_Link">
tank coalition"</text:a>
.</text:p>
      <text:p text:style-name="P4">
Про це глава українського оборонного відомства<text:a xlink:type="simple" xlink:href="https://twitter.com/oleksiireznikov/status/1662944820132708353" text:style-name="Internet_20_link" text:visited-style-name="Visited_20_Internet_20_Link">
написав</text:a>
Utwitter.</text:p>
      <text:p text:style-name="P4">
“Throughout history, you have repeatedly argued that the Australians are a nation of freedoms who always oppose the bully. You are 15 thousand kilometers, but are close to our common values and willingness to protect them. Therefore, in the first month of the Russian aggression, Australia was the largest contributor of Ukraine, ”Alexei Reznikov said.</text:p>
      <text:p text:style-name="P4">
He added that Australian armored personnel carriers <text:a xlink:type="simple" xlink:href="https://armyinform.com.ua/2023/04/09/avstralijski-bushmaster-efektyvno-praczyuyut-na-bahmutskomu-napryamku/" text:style-name="Internet_20_link" text:visited-style-name="Visited_20_Internet_20_Link">
Bushmaster</text:a>
are incredible in real -like operations. However, the Ukrainian struggle for global freedom is still unfinished, and Kiev still needs Australia support.</text:p>
      <text:p text:style-name="P4">
“I urge you to join the international" tank coalition "today. In addition to the tanks, we would be honored to get Australian armored vehicles. They could be invaluable for our troops during the contrast, ”said Alexei Reznikov.</text:p>
      <text:p text:style-name="P4">
News Source: <text:a xlink:type="simple" xlink:href="https://armyinform.com.ua/2023/05/29/oleksij-reznikov-zaklykav-avstraliyu-doluchytysya-do-mizhnarodnoyi-tankovoyi-koalicziyi/" text:style-name="Internet_20_link" text:visited-style-name="Visited_20_Internet_20_Link">
https://armyinform.com.ua/2023/05/29/oleksij-reznikov-zaklykav-avstraliyu-doluchytysya-do-mizhnarodnoyi-tankovoyi-koalicziyi/</text:a>
</text:p>
      <!--NEWS-->
      <text:h text:style-name="P10" text:outline-level="1">
<text:span text:style-name="T4">
Romania begins multinational military training Saber Guardian-23</text:span>
</text:h>
      <text:p text:style-name="P4">
Author: ['АРМІЯINFORM']</text:p>
      <text:p text:style-name="P4">
Time: 2023-05-29T48:00:00-04:00</text:p>
      <text:p text:style-name="P4">
Description: Rumuni is a large-scale Bagatonatnatsiyonalni Saber Guardian-23 for the distric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g23.jpg" text:style-name="Internet_20_link" text:visited-style-name="Visited_20_Internet_20_Link">
sg23.jpg</text:a>
']</text:p>
      <text:p text:style-name="P4">
Tags: ['SABER GUARDIAN-23', 'ВІЙСЬКОВІ НАВЧАННЯ', 'РУМУНІЯ']</text:p>
      <text:p text:style-name="P4">
Category: News</text:p>
      <!--METADATA-->
      <text:p text:style-name="P4">
<draw:frame draw:style-name="fr1" draw:name="Image247" text:anchor-type="as-char" svg:width="6.9236in" svg:height="3.894525in" draw:z-index="0">
<draw:image xlink:href="../Images/AРМІЯINFORM/2023-05-29T48-00-00-04-00/sg23.jpg" xlink:type="simple" xlink:show="embed" xlink:actuate="onLoad" draw:mime-type="image/jpeg"/>
</draw:frame>
Romania begins large-scale multinational exercises of Saberguardian-23 with the participation of 10 thousand military from 13 countries.</text:p>
      <text:p text:style-name="P4">
About it <text:a xlink:type="simple" xlink:href="https://www.mapn.ro/cpresa/17965_conducerea-mapn,-la-ceremonia-de-deschidere-a-saber-guardian-23" text:style-name="Internet_20_link" text:visited-style-name="Visited_20_Internet_20_Link">
reports</text:a>
Romania Ministry's Presentation Service.</text:p>
      <text:p text:style-name="P4">
About 10,000 military from Romania, Albania, Bulgaria, France, Georgia, Greece, Italy, Northern Macedonia, Moldova, the Netherlands, Montenegro, Poland, Portugal Ishaya will take part in the SG23 exercises. In addition, more than 1 700 pieces of equipment will be involved.</text:p>
      <text:p text:style-name="P4">
Saber Guardian maneuvers, started in 2013, are held every two relics of compatibility in a wide range of missions for NATO member states. Planned training activities include maneuvers in the forcing obstacles, tactical exercises with and without combat firing, considering the equipment of all categories of troops, parachute landing, as well as special medical evacuation and treatment of the wounded.</text:p>
      <text:p text:style-name="P4">
News Source: <text:a xlink:type="simple" xlink:href="https://armyinform.com.ua/2023/05/29/u-rumuniyi-rozpochynayutsya-bagatonaczionalni-vijskovi-navchannya-saber-guardian-23/" text:style-name="Internet_20_link" text:visited-style-name="Visited_20_Internet_20_Link">
https://armyinform.com.ua/2023/05/29/u-rumuniyi-rozpochynayutsya-bagatonaczionalni-vijskovi-navchannya-saber-guardian-23/</text:a>
</text:p>
      <!--NEWS-->
      <text:h text:style-name="P10" text:outline-level="1">
<text:span text:style-name="T4">
For combat duty, Russia brought two carriers of "caliber" - a total volley up to 16 missiles</text:span>
</text:h>
      <text:p text:style-name="P4">
Author: ['АРМІЯINFORM']</text:p>
      <text:p text:style-name="P4">
Time: 2023-05-29T49:00:00-04:00</text:p>
      <text:p text:style-name="P4">
Description: The village at 8:30 29 29 Rosia was visited by the sea of two missiles by a saglny in a sink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09/6563.png" text:style-name="Internet_20_link" text:visited-style-name="Visited_20_Internet_20_Link">
6563.png</text:a>
']</text:p>
      <text:p text:style-name="P4">
Tags: ['STOPRUSSIA', 'АГРЕСІЯ РФ', 'ВТОРГНЕННЯ РФ', 'КАЛІБРИ', 'ОК «ПІВДЕНЬ»']</text:p>
      <text:p text:style-name="P4">
Category: News</text:p>
      <!--METADATA-->
      <text:p text:style-name="P4">
<draw:frame draw:style-name="fr1" draw:name="Image248" text:anchor-type="as-char" svg:width="6.9236in" svg:height="3.863616in" draw:z-index="0">
<draw:image xlink:href="../Images/AРМІЯINFORM/2023-05-29T49-00-00-04-00/6563.png" xlink:type="simple" xlink:show="embed" xlink:actuate="onLoad" draw:mime-type="image/png"/>
</draw:frame>
As of 8:30 pm on May 29, Russia brought into the Black Sea two missile ships to 16 winged caliber missiles.</text:p>
      <text:p text:style-name="P4">
About it informs the operational command "South" in <text:a xlink:type="simple" xlink:href="https://www.facebook.com/OperationalCommandSouth/posts/pfbid0aMpJN2KNkuPbN4AEhRJdh4Ft14Zo16yJDGsmg3iE9sFVWrhUguz3gbBScJ6snexXl" text:style-name="Internet_20_link" text:visited-style-name="Visited_20_Internet_20_Link">
Facebook.</text:a>
"The enemy continues to increase the presence of rocket carriers in the Black Sea," he goes in the message.</text:p>
      <text:p text:style-name="P4">
Recall that as of 06:00 the enemy <text:a xlink:type="simple" xlink:href="https://www.facebook.com/OperationalCommandSouth/posts/pfbid0Gi5dxDS2DfKP1uTvk6AstXktZMTTRZWdMFDW6UuQg1SMN9KwL5vV7y52aUSiQJT1l" text:style-name="Internet_20_link" text:visited-style-name="Visited_20_Internet_20_Link">
held</text:a>
On combat duty, an excess rocket launcher whose equipment is up to 8 calibers. There were 6 enemy ships in the Black Sea, 1 in Azov.</text:p>
      <text:p text:style-name="P4">
In the OK South estimate the level of threat, as high enough and asked to non -navigate alarm.</text:p>
      <text:p text:style-name="P4">
News Source: <text:a xlink:type="simple" xlink:href="https://armyinform.com.ua/2023/05/29/na-bojove-cherguvannya-rosiya-vyvela-dva-nosiya-kalibriv-zagalnyj-zalp-do-16-raket/" text:style-name="Internet_20_link" text:visited-style-name="Visited_20_Internet_20_Link">
https://armyinform.com.ua/2023/05/29/na-bojove-cherguvannya-rosiya-vyvela-dva-nosiya-kalibriv-zagalnyj-zalp-do-16-raket/</text:a>
</text:p>
      <!--NEWS-->
      <text:h text:style-name="P10" text:outline-level="1">
<text:span text:style-name="T4">
Ukrainian rescuers reported on departures for combat fires</text:span>
</text:h>
      <text:p text:style-name="P4">
Author: ['АРМІЯINFORM']</text:p>
      <text:p text:style-name="P4">
Time: 2023-05-29T50:00:00-04:00</text:p>
      <text:p text:style-name="P4">
Description: Lent out, 28 injuries, the Holder Service of Ukraine of Zavzvichahi ... War with Ukraine 2022, the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49" text:anchor-type="as-char" svg:width="6.9236in" svg:height="3.888597in" draw:z-index="0">
<draw:image xlink:href="../Images/AРМІЯINFORM/2023-05-29T50-00-00-04-00/xzvev8dxadlvsx-pozhezha.jpg" xlink:type="simple" xlink:show="embed" xlink:actuate="onLoad" draw:mime-type="image/jpeg"/>
</draw:frame>
Illustrative photo</text:p>
      <text:p text:style-name="P4">
During the last day, <text:span text:style-name="T4">
 May 28, </text:span>
 Divisions of the State Service of Ukraine of Uncertain Situations <text:span text:style-name="T4">
 86 trips </text:span>
 to eliminate the consequences of the occupants of settlements and infrastructure. 10 fires were eliminated. Psychological assistance was provided to 111 persons.</text:p>
      <text:p text:style-name="P4">
This is stated in <text:a xlink:type="simple" xlink:href="https://dsns.gov.ua/uk/news/nadzvicaini-podiyi/operativna-informaciia-dsns-shhodo-naslidkiv-vedennia-boiovix-dii-rosiiskoiu-federacijeiu-171" text:style-name="Internet_20_link" text:visited-style-name="Visited_20_Internet_20_Link">
message</text:a>
SES of Ukraine.</text:p>
      <text:p text:style-name="P4">
Since the beginning of large -scale aggression of Russia, the units of the SES of Ukraine made 96 670 trips to eliminate the consequences of shelling, 14 708 fires have been eliminated, 4063 persons were rescued, 215 585 persons were provided with psychological assistance.</text:p>
      <text:p text:style-name="P4">
News Source: <text:a xlink:type="simple" xlink:href="https://armyinform.com.ua/2023/05/29/ukrayinski-ryatuvalnyky-vidzvituvaly-pro-vyyizdy-na-bojovi-pozhezhi-3/" text:style-name="Internet_20_link" text:visited-style-name="Visited_20_Internet_20_Link">
https://armyinform.com.ua/2023/05/29/ukrayinski-ryatuvalnyky-vidzvituvaly-pro-vyyizdy-na-bojovi-pozhezhi-3/</text:a>
</text:p>
      <!--NEWS-->
      <text:h text:style-name="P10" text:outline-level="1">
<text:span text:style-name="T4">
Yaroslav Maguchikh's army won the Diamond League stage with a new season's record</text:span>
</text:h>
      <text:p text:style-name="P4">
Author: ['Олександр Тереверко']</text:p>
      <text:p text:style-name="P4">
Time: 2023-05-29T51:00:00-04:00</text:p>
      <text:p text:style-name="P4">
Description: Oprace three Armyski Stribunki at the Tree of the Treases launched Minoi Vechora in the nippl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a34cc277aec9040.jpg" text:style-name="Internet_20_link" text:visited-style-name="Visited_20_Internet_20_Link">
2a34cc277aec9040.jpg</text:a>
']</text:p>
      <text:p text:style-name="P4">
Tags: ['АРМІЙСЬКИЙ СПОРТ', 'ВТОРГНЕННЯ РФ', 'ЯРОСЛАВА МАГУЧІХ']</text:p>
      <text:p text:style-name="P4">
Category: News</text:p>
      <!--METADATA-->
      <text:p text:style-name="P4">
<draw:frame draw:style-name="fr1" draw:name="Image250" text:anchor-type="as-char" svg:width="6.9236in" svg:height="3.894525in" draw:z-index="0">
<draw:image xlink:href="../Images/AРМІЯINFORM/2023-05-29T51-00-00-04-00/2a34cc277aec9040.jpg" xlink:type="simple" xlink:show="embed" xlink:actuate="onLoad" draw:mime-type="image/jpeg"/>
</draw:frame>
At once, three army jumps in height started last evening on the more commercial commercial competitions in athletics in the capital of Morocardabat: Yaroslav Maguchikh, Irina Gerashchenko and Yulia Levchenko.</text:p>
      <text:p text:style-name="P4">
Of course, the main favorite of the start was Yaroslav Maguchih, who today is a world rating and the author of the best result of the season in the world. Competition to Ukrainian army in the sector for jumps made Angelina Topichz Serbia, Nadezhda Dubovitskaya from Kazakhstan.</text:p>
      <text:p text:style-name="P4">
Yaroslav Maguchich missed the starting height - 1.81 m. Irina Gerashchenko took her first attempt, Yulia Levchenko - from the second. The next one - 1.87 m - Gerashchenko and on the first attempt, but Levchenko did not obey, and Julia cease to be aware.</text:p>
      <text:p text:style-name="P4">
When the judges raised the bar to a height of 1.91 m, the sector appeared in the sector. And the rest of the participants did not cope with this height, and it became clear that the Ukrainian nitrogen would play with each other "gold" and "silver".</text:p>
      <text:p text:style-name="P4">
The next height of 1.95 m Maguchi took on the second attempt, Gerashchenko failed to submit it at all. So, Yaroslav became the winner, but not stopped. Staying in the sector in solitude, Maguchi declared herself a height of 2.01 M. from the first attempt of Yaroslav easily flew over the bar, which caused the swallows of the audience. Satisfied with the result, the army stopped performances.</text:p>
      <text:p text:style-name="P4">
Winning the stage of the Diamond League, Yaroslav Maguchi shows the outstanding result of the season in the world. Yaroslav remains the only athlete of the Svita, who jumped 2 meters and higher in 2023.</text:p>
      <text:p text:style-name="P4">
By the way, last year the army also won the stage of the Diamond League in Rabat.</text:p>
      <text:p text:style-name="P4">
News Source: <text:a xlink:type="simple" xlink:href="https://armyinform.com.ua/2023/05/29/armijka-yaroslava-maguchih-peremogla-na-etapi-diamantovoyi-ligy-z-novym-rekordom-sezonu/" text:style-name="Internet_20_link" text:visited-style-name="Visited_20_Internet_20_Link">
https://armyinform.com.ua/2023/05/29/armijka-yaroslava-maguchih-peremogla-na-etapi-diamantovoyi-ligy-z-novym-rekordom-sezonu/</text:a>
</text:p>
      <!--NEWS-->
      <text:h text:style-name="P10" text:outline-level="1">
<text:span text:style-name="T4">
In the morning, Russian troops fired at Sumy region: almost 30 parishes were recorded</text:span>
</text:h>
      <text:p text:style-name="P4">
Author: ['АРМІЯINFORM']</text:p>
      <text:p text:style-name="P4">
Time: 2023-05-29T52:00:00-04:00</text:p>
      <text:p text:style-name="P4">
Description: The village at 9:00 29 Rosіyskі Vіsyskovi Trichi was plagued by the prime minor of Sumsko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original-2.jpg" text:style-name="Internet_20_link" text:visited-style-name="Visited_20_Internet_20_Link">
original-2.jpg</text:a>
']</text:p>
      <text:p text:style-name="P4">
Tags: ['STOPRUSSIA', 'АГРЕСІЯ РФ', 'ВТОРГНЕННЯ РФ', 'СУМЩИНА', 'ХАРКІВСЬКИЙ ТРИБУНАЛ']</text:p>
      <text:p text:style-name="P4">
Category: News</text:p>
      <!--METADATA-->
      <text:p text:style-name="P4">
<draw:frame draw:style-name="fr1" draw:name="Image251" text:anchor-type="as-char" svg:width="6.9236in" svg:height="3.259862in" draw:z-index="0">
<draw:image xlink:href="../Images/AРМІЯINFORM/2023-05-29T52-00-00-04-00/original-2.jpg" xlink:type="simple" xlink:show="embed" xlink:actuate="onLoad" draw:mime-type="image/jpeg"/>
</draw:frame>
As of 9:00 on May 29, the Russian military fired at the borderline region three times.</text:p>
      <text:p text:style-name="P4">
About it <text:a xlink:type="simple" xlink:href="https://t.me/ok_pivnich1/2893" text:style-name="Internet_20_link" text:visited-style-name="Visited_20_Internet_20_Link">
reports</text:a>
Operational Command "North".</text:p>
      <text:p text:style-name="P4">
<text:span text:style-name="T5">
From 00:50 to 01:25 fixed </text:span>
<text:span text:style-name="T5">
 16 parishes </text:span>
<text:span text:style-name="T5">
, probably from the artillery, in the area of N.P. Mid-Buddha. </text:span>
From 03:15 to 03:25, <text:span text:style-name="T4">
 3 parishes </text:span>
, probably from the artillery, in the area of NP. Katerynivka. <text:span text:style-name="T5">
From 07:45 to 08:00 fixed </text:span>
<text:span text:style-name="T5">
 10 parishes </text:span>
*, probably with a mortar of 82 mm, in the area of NP. Mid-Buddha.</text:p>
      <text:p text:style-name="P4">
There was no information about losses among the local population or damage to civilian infrastructure.</text:p>
      <text:p text:style-name="P4">
News Source: <text:a xlink:type="simple" xlink:href="https://armyinform.com.ua/2023/05/29/zranku-rosijski-vijska-obstrilyuvaly-prykordonnya-sumshhyny-zafiksovano-majzhe-30-pryhodiv/" text:style-name="Internet_20_link" text:visited-style-name="Visited_20_Internet_20_Link">
https://armyinform.com.ua/2023/05/29/zranku-rosijski-vijska-obstrilyuvaly-prykordonnya-sumshhyny-zafiksovano-majzhe-30-pryhodiv/</text:a>
</text:p>
      <!--NEWS-->
      <text:h text:style-name="P10" text:outline-level="1">
<text:span text:style-name="T4">
The Ministry of Defense has started developing amendments to the Regulations on the Citizens of Ukraine of Military Service in the Armed Forces</text:span>
</text:h>
      <text:p text:style-name="P4">
Author: ['АРМІЯINFORM']</text:p>
      <text:p text:style-name="P4">
Time: 2023-05-29T53:00:00-04:00</text:p>
      <text:p text:style-name="P4">
Description: Office of Vidnate, Ukrainian, roded the rod to Zmin before Polivnna about passage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12/photo_2021-12-10_12-16-09.jpg" text:style-name="Internet_20_link" text:visited-style-name="Visited_20_Internet_20_Link">
photo_2021-12-10_12-16-09.jpg</text:a>
']</text:p>
      <text:p text:style-name="P4">
Tags: ['АГРЕСІЯ РФ', 'ВТОРГНЕННЯ РФ', 'МІНІСТЕРСТВО ОБОРОНИ УКРАЇНИ']</text:p>
      <text:p text:style-name="P4">
Category: News</text:p>
      <!--METADATA-->
      <text:p text:style-name="P4">
<draw:frame draw:style-name="fr1" draw:name="Image252" text:anchor-type="as-char" svg:width="6.9236in" svg:height="4.608521in" draw:z-index="0">
<draw:image xlink:href="../Images/AРМІЯINFORM/2023-05-29T53-00-00-04-00/photo_2021-12-10_12-16-09.jpg" xlink:type="simple" xlink:show="embed" xlink:actuate="onLoad" draw:mime-type="image/jpeg"/>
</draw:frame>
Ministry of Defence Ukraine</text:p>
      <text:p text:style-name="P4">
The Defense Office of Ukraine began to develop amendments to the provision of military service in the Armed Forces of Ukraine, in which the rules of service in peacetime and special periods will be clear and regulated.</text:p>
      <text:p text:style-name="P4">
About this <text:a xlink:type="simple" xlink:href="https://t.me/ministry_of_defense_ua/7637" text:style-name="Internet_20_link" text:visited-style-name="Visited_20_Internet_20_Link">
informs</text:a>
Ministry of Defence Ukraine.</text:p>
      <text:p text:style-name="P4">
“Servicemen will be appointed to positions with staffing, which correspond to their actual military rank. The minimum and maximum terms of service and staying will also be set. Appointment to higher positions will be held on a rating principal. The rotation of military personnel will be introduced in the way of gaining the necessary experience, ”the Verification said.</text:p>
      <text:p text:style-name="P4">
It is noted that the persons whose candidates were rejected from the promotion of the service will be recommended for dismissal.</text:p>
      <text:p text:style-name="P4">
<text:span text:style-name="T4">
 In the basis of changes - NATO staff management standards. </text:span>
</text:p>
      <text:p text:style-name="P4">
"After the development, approval and consideration of the Cabinet of Ministers of Ukraine, amendments to the" provisions of proceeding by citizens of Ukraine of military service in the Armed Forces ", it will be submitted by the state for entry into force by the Decree of the President of Ukraine," the UMU said.</text:p>
      <text:p text:style-name="P4">
News Source: <text:a xlink:type="simple" xlink:href="https://armyinform.com.ua/2023/05/29/minoborony-rozpochalo-rozrobku-zmin-do-polozhennya-pro-prohodzhennya-gromadyanamy-ukrayiny-vijskovoyi-sluzhby-u-zsu/" text:style-name="Internet_20_link" text:visited-style-name="Visited_20_Internet_20_Link">
https://armyinform.com.ua/2023/05/29/minoborony-rozpochalo-rozrobku-zmin-do-polozhennya-pro-prohodzhennya-gromadyanamy-ukrayiny-vijskovoyi-sluzhby-u-zsu/</text:a>
</text:p>
      <!--NEWS-->
      <text:h text:style-name="P10" text:outline-level="1">
<text:span text:style-name="T4">
Court organizer over Ukrainian sailors who were captured in the Kerch Strait, threatens 15 years in prison</text:span>
</text:h>
      <text:p text:style-name="P4">
Author: ['АРМІЯINFORM']</text:p>
      <text:p text:style-name="P4">
Time: 2023-05-29T54:00:00-04:00</text:p>
      <text:p text:style-name="P4">
Description: PID Hour Walked by the Rosіyans of the Crimsoi Pіvostrov in 2014 Rotsі Kolishniy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ovidomilo-pro-pidozru-zradniku-z-krimu-shho-organizovuvav-sudilishhe-nad-ukrainskimi-moryakami-yaki-u-2018-roci-potrapili-v-polon-u-kerchenskij-protoci.jpeg" text:style-name="Internet_20_link" text:visited-style-name="Visited_20_Internet_20_Link">
povidomilo-pro-pidozru-zradniku-z-krimu-shho-organizovuvav-sudilishhe-nad-ukrainskimi-moryakami-yaki-u-2018-roci-potrapili-v-polon-u-kerchenskij-protoci.jpeg</text:a>
']</text:p>
      <text:p text:style-name="P4">
Tags: ['STOPRUSSIA', 'АГРЕСІЯ РФ', 'ВТОРГНЕННЯ РФ', 'ДБР', 'КОЛАБОРАНТИ']</text:p>
      <text:p text:style-name="P4">
Category: News</text:p>
      <!--METADATA-->
      <text:p text:style-name="P4">
<draw:frame draw:style-name="fr1" draw:name="Image253" text:anchor-type="as-char" svg:width="6.9236in" svg:height="4.329865in" draw:z-index="0">
<draw:image xlink:href="../Images/AРМІЯINFORM/2023-05-29T54-00-00-04-00/povidomilo-pro-pidozru-zradniku-z-krimu-shho-organizovuvav-sudilishhe-nad-ukrainskimi-moryakami-yaki-u-2018-roci-potrapili-v-polon-u-kerchenskij-protoci.jpeg" xlink:type="simple" xlink:show="embed" xlink:actuate="onLoad" draw:mime-type="image/jpeg"/>
</draw:frame>
During the capture of the Russians by the Crimean Peninsula in 2014, the former guarantor-guarantor ignored all the instructions of his leadership, deciding to move to the side of the enemy. The invaders appointed him the investigative department of the FSB of the Russian Federation and Sevastopol.</text:p>
      <text:p text:style-name="P4">
Among other things, the collaborator persecuted the Crimean Tatar activists. In the criminal proceedings he initiated, local Sudam -Tatar religious organizations were recognized as terrorist, and their leaders were detained and kept in inhumane conditions.</text:p>
      <text:p text:style-name="P4">
In 2018, the person involved in distinguished by the fact that he arranged a judgment over the Ukrainian gates, captured by the Russians in the Kerch Strait during their transition from the Black to the Azov Sea. In court, he sought to hold all the detained Ukrainians in the detention center in the pre -trial detention center, including the wounded.</text:p>
      <text:p text:style-name="P4">
The former Ukrainian law enforcement officer has been informed in absentia of suspicion of disposal and treason. The sanction of the article provides for punishment in the form of a nomination of will for up to 15 years.</text:p>
      <text:p text:style-name="P4">
<text:span text:style-name="T4">
 Source: </text:span>
 <text:a xlink:type="simple" xlink:href="https://dbr.gov.ua/news/dbr-povidomilo-pro-pidozru-zradniku-z-krimu-shho-organizovuvav-sudilishhe-nad-ukrainskimi-moryakami-yaki-u-2018-roci-potrapili-v-polon-u-kerchenskij-protoci" text:style-name="Internet_20_link" text:visited-style-name="Visited_20_Internet_20_Link">
<text:span text:style-name="T5">
DBR</text:span>
</text:a>
</text:p>
      <text:p text:style-name="P4">
News Source: <text:a xlink:type="simple" xlink:href="https://armyinform.com.ua/2023/05/29/organizatoru-sudu-nad-ukrayinskymy-moryakamy-yaki-potrapyly-v-polon-u-kerchenskij-protoczi-zagrozhuye-15-rokiv-tyurmy/" text:style-name="Internet_20_link" text:visited-style-name="Visited_20_Internet_20_Link">
https://armyinform.com.ua/2023/05/29/organizatoru-sudu-nad-ukrayinskymy-moryakamy-yaki-potrapyly-v-polon-u-kerchenskij-protoczi-zagrozhuye-15-rokiv-tyurmy/</text:a>
</text:p>
      <!--NEWS-->
      <text:h text:style-name="P10" text:outline-level="1">
<text:span text:style-name="T4">
Ukrainian troops in the Liman direction are kept by busy borders - Alexander Sirsky</text:span>
</text:h>
      <text:p text:style-name="P4">
Author: ['АРМІЯINFORM']</text:p>
      <text:p text:style-name="P4">
Time: 2023-05-29T55:00:00-04:00</text:p>
      <text:p text:style-name="P4">
Description: On the Limanskoye of the Ukrainian Partniy, I picodrzdiye of the STIIKO Utitrimvati ... The war with Ukraine 2022, the war with Ukraine Latest news today, the news war with Ukraine 2022 The last to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syrskyj.jpg" text:style-name="Internet_20_link" text:visited-style-name="Visited_20_Internet_20_Link">
syrskyj.jpg</text:a>
']</text:p>
      <text:p text:style-name="P4">
Tags: ['STOPRUSSIA', 'АГРЕСІЯ РФ', 'ВТОРГНЕННЯ РФ', 'ОЛЕКСАНДР СИРСЬКИЙ']</text:p>
      <text:p text:style-name="P4">
Category: News</text:p>
      <!--METADATA-->
      <text:p text:style-name="P4">
<draw:frame draw:style-name="fr1" draw:name="Image254" text:anchor-type="as-char" svg:width="6.9236in" svg:height="3.894525in" draw:z-index="0">
<draw:image xlink:href="../Images/AРМІЯINFORM/2023-05-29T55-00-00-04-00/syrskyj.jpg" xlink:type="simple" xlink:show="embed" xlink:actuate="onLoad" draw:mime-type="image/jpeg"/>
</draw:frame>
In the Liman direction, Ukrainian units and units continue to maintain occupied boundaries and positions.</text:p>
      <text:p text:style-name="P4">
About it <text:a xlink:type="simple" xlink:href="https://t.me/osirskiy/92" text:style-name="Internet_20_link" text:visited-style-name="Visited_20_Internet_20_Link">
reported</text:a>
Commander of the Eastern Group Vivsk, Colonel-General Alexander Sirsky.</text:p>
      <text:p text:style-name="P4">
The Ukrainian military reflects all the attempts of the enemy to move forward in the areas of the white, controversial, Novoselivske, tortian, causing him significant losses with the full -minded and equipment.</text:p>
      <text:p text:style-name="P4">
“He met with the commanders of units and units that perform the tasks of Natal Hot points of the front. Jointly discussed possible scenarios of development of events in this direction and the current situation at the front, ”said Colonel-General Alexander Sirsky.</text:p>
      <text:p text:style-name="P4">
He added that it will soon come when Ukraine will move to actively comprehensive actions, identifying specific tasks for preparation for them.</text:p>
      <text:p text:style-name="P4">
In addition, the Commander of the Eastern Group of the troops thanked and awarded the front soldiers of the 10th OGL, 54th OMBR, 81st ODSBR, 95th ODSBR, 92nd OMBR.</text:p>
      <text:p text:style-name="P4">
“From the officer to the soldier, everyone with honor fulfill his duty to the Ukrainian Narode. We remember everyone who died in battles. We stand, we will be beating, we will make!” -said Colonel-General Alexander Sirsky.</text:p>
      <text:p text:style-name="P4">
News Source: <text:a xlink:type="simple" xlink:href="https://armyinform.com.ua/2023/05/29/ukrayinski-vijska-na-lymanskomu-napryamku-stijko-utrymuyut-zajnyati-rubezhi-oleksandr-syrskyj/" text:style-name="Internet_20_link" text:visited-style-name="Visited_20_Internet_20_Link">
https://armyinform.com.ua/2023/05/29/ukrayinski-vijska-na-lymanskomu-napryamku-stijko-utrymuyut-zajnyati-rubezhi-oleksandr-syrskyj/</text:a>
</text:p>
      <!--NEWS-->
      <text:h text:style-name="P10" text:outline-level="1">
<text:span text:style-name="T4">
During the day of the Pyrotechnics of the SESS neutralized almost 100 explosive items</text:span>
</text:h>
      <text:p text:style-name="P4">
Author: ['АРМІЯINFORM']</text:p>
      <text:p text:style-name="P4">
Time: 2023-05-29T56:00:00-04:00</text:p>
      <text:p text:style-name="P4">
Description: Lent out, 28 injuries, pirotechnici pikdrodrizhili of the Holder Service of Ukra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c0dcc28bebeeb3211a1b8c44265196e8.jpeg" text:style-name="Internet_20_link" text:visited-style-name="Visited_20_Internet_20_Link">
c0dcc28bebeeb3211a1b8c44265196e8.jpeg</text:a>
']</text:p>
      <text:p text:style-name="P4">
Tags: ['STOPRUSSIA', 'АГРЕСІЯ РФ', 'ВІЙНА', 'ВТОРГНЕННЯ РФ', 'ДСНС УКРАЇНИ', 'РОЗМІНУВАННЯ']</text:p>
      <text:p text:style-name="P4">
Category: News</text:p>
      <!--METADATA-->
      <text:p text:style-name="P4">
<draw:frame draw:style-name="fr1" draw:name="Image255" text:anchor-type="as-char" svg:width="6.9236in" svg:height="3.896076in" draw:z-index="0">
<draw:image xlink:href="../Images/AРМІЯINFORM/2023-05-29T56-00-00-04-00/c0dcc28bebeeb3211a1b8c44265196e8.jpeg" xlink:type="simple" xlink:show="embed" xlink:actuate="onLoad" draw:mime-type="image/jpeg"/>
</draw:frame>
Illustrative photo</text:p>
      <text:p text:style-name="P4">
During the last day, <text:span text:style-name="T4">
 May 28 </text:span>
, pyrotechnic units of the State Service of Ukraine for Emergency Situations <text:span text:style-name="T4">
 41 times </text:span>
 were involved in the execution of demining.</text:p>
      <text:p text:style-name="P4">
About it _ <text:a xlink:type="simple" xlink:href="https://dsns.gov.ua/uk/news/nadzvicaini-podiyi/informaciia-shhodo-diialnosti-pirotexnicnix-pidrozdiliv-dsns-118" text:style-name="Internet_20_link" text:visited-style-name="Visited_20_Internet_20_Link">
reports</text:a>
_ SESU Ukraine.</text:p>
      <text:p text:style-name="P4">
Pyrotechnical units found, seized and disposed(cleared)territory over <text:span text:style-name="T4">
 3 hectares </text:span>
.</text:p>
      <text:p text:style-name="P4">
Most often pyrotechnic units worked: in Kharkiv region 18 533 times, Kyiv region - 7807, Donetsk region - 5488, Mykolaiv region - 5000, Kherson region - 5158, Chernihiv - 4648, Sumy - 2080, Cherkasy region - 1110.</text:p>
      <text:p text:style-name="P4">
Reference: 393 126 units and 2891 kg of explosive, including 2907 -day, have been disposed of since the beginning of a large -scale military invasion of the Russian Federation in the territory of Ukraine. aviation bombs. The area of about 87 274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29/za-dobu-pirotehniky-dsns-zneshkodyly-majzhe-100-vybuhonebezpechnyh-predmetiv/" text:style-name="Internet_20_link" text:visited-style-name="Visited_20_Internet_20_Link">
https://armyinform.com.ua/2023/05/29/za-dobu-pirotehniky-dsns-zneshkodyly-majzhe-100-vybuhonebezpechnyh-predmetiv/</text:a>
</text:p>
      <!--NEWS-->
      <text:h text:style-name="P10" text:outline-level="1">
<text:span text:style-name="T4">
On May 30, there will be a briefing on the condition and prospects of mine reservoirs</text:span>
</text:h>
      <text:p text:style-name="P4">
Author: ['АРМІЯINFORM']</text:p>
      <text:p text:style-name="P4">
Time: 2023-05-29T57:00:00-04:00</text:p>
      <text:p text:style-name="P4">
Description: At Vivtorok, 30 injuries 2023, about 11:00 at the Military Media Center for the site of the chief ... War with Ukraine 2022, war with Ukraine Latest news today, News War with Ukraine 2022 Last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9970634_1472340980263112_2054601699345904249_n-e1685348043905.jpg" text:style-name="Internet_20_link" text:visited-style-name="Visited_20_Internet_20_Link">
349970634_1472340980263112_2054601699345904249_n-e1685348043905.jpg</text:a>
']</text:p>
      <text:p text:style-name="P4">
Tags: ['БРИФІНГ']</text:p>
      <text:p text:style-name="P4">
Category: News</text:p>
      <!--METADATA-->
      <text:p text:style-name="P4">
<draw:frame draw:style-name="fr1" draw:name="Image256" text:anchor-type="as-char" svg:width="6.9236in" svg:height="3.704126in" draw:z-index="0">
<draw:image xlink:href="../Images/AРМІЯINFORM/2023-05-29T57-00-00-04-00/349970634_1472340980263112_2054601699345904249_n-e1685348043905.jpg" xlink:type="simple" xlink:show="embed" xlink:actuate="onLoad" draw:mime-type="image/jpeg"/>
</draw:frame>
On Tuesday, May 30, 2023, at 11:00 in <text:a xlink:type="simple" xlink:href="https://www.facebook.com/permalink.php" text:style-name="Internet_20_link" text:visited-style-name="Visited_20_Internet_20_Link">
Military Mediacenter</text:a>
With the participation of the Head of the Department of Humanitarian Demand Organization of Ukraine, Serhiy Reva will take place on the condition and prospects of reservoirs in Kyiv, Chernihiv, and other de -industrial territories.</text:p>
      <text:p text:style-name="P4">
During the briefing, statistics on the exchanged reservoirs will be published and a drone for underwater demining will be presented.</text:p>
      <text:p text:style-name="P4">
Accreditation of media representatives is required and will last until 10:00 on May 30.</text:p>
      <text:p text:style-name="P4">
Accreditation applications should be sent to: psmodu@post.mil.gov.uaiz with the name, first name and patronymic of the journalist, name of the publication, contact phone.</text:p>
      <text:p text:style-name="P4">
News Source: <text:a xlink:type="simple" xlink:href="https://armyinform.com.ua/2023/05/29/30-travnya-vidbudetsya-bryfing-shhodo-stanu-ta-perspektyv-rozminuvannya-ukrayinskyh-vodojm/" text:style-name="Internet_20_link" text:visited-style-name="Visited_20_Internet_20_Link">
https://armyinform.com.ua/2023/05/29/30-travnya-vidbudetsya-bryfing-shhodo-stanu-ta-perspektyv-rozminuvannya-ukrayinskyh-vodojm/</text:a>
</text:p>
      <!--NEWS-->
      <text:h text:style-name="P10" text:outline-level="1">
<text:span text:style-name="T4">
Anna Malyar: Wagnerivtsi began to derive units from Bakhmut, a regular army comes into their place</text:span>
</text:h>
      <text:p text:style-name="P4">
Author: ['АРМІЯINFORM']</text:p>
      <text:p text:style-name="P4">
Time: 2023-05-29T58:00:00-04:00</text:p>
      <text:p text:style-name="P4">
Description: At Bakhmut’s strength, the tonses of the advanced vogs of Suttєvo was gone, ... the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5f6a5523.jpg" text:style-name="Internet_20_link" text:visited-style-name="Visited_20_Internet_20_Link">
5f6a5523.jpg</text:a>
']</text:p>
      <text:p text:style-name="P4">
Tags: ['АГРЕСІЯ РФ', 'БАХМУТСЬКИЙ НАПРЯМОК', 'ВТОРГНЕННЯ РФ', 'ГАННА МАЛЯР']</text:p>
      <text:p text:style-name="P4">
Category: News</text:p>
      <!--METADATA-->
      <text:p text:style-name="P4">
<draw:frame draw:style-name="fr1" draw:name="Image257" text:anchor-type="as-char" svg:width="6.9236in" svg:height="4.615733in" draw:z-index="0">
<draw:image xlink:href="../Images/AРМІЯINFORM/2023-05-29T58-00-00-04-00/5f6a5523.jpg" xlink:type="simple" xlink:show="embed" xlink:actuate="onLoad" draw:mime-type="image/jpeg"/>
</draw:frame>
Gannamaars. Photo: Dmitry Yurchenko / Armyinfom</text:p>
      <text:p text:style-name="P4">
In the Bakhmut direction, the intensity of the offensive actions of the enemy has significantly increased, as it replaces troops with "Wagnets" with regular units and tries to stabilize the defense in this direction. Ouria by their actions significantly complicate the enemy this process.</text:p>
      <text:p text:style-name="P4">
At the same time, as <text:a xlink:type="simple" xlink:href="https://t.me/annamaliar/801" text:style-name="Internet_20_link" text:visited-style-name="Visited_20_Internet_20_Link">
informs</text:a>
Deputy Ministers of Ukraine Anna Malyar, the intensity of enemy artillery shelling has not been made.</text:p>
      <text:p text:style-name="P4">
“Bakhmut. The Wagnerivtsi derive their units, in their place comes a regular army. Our troops control the outskirts of Bakhmut in the Southwestern Part in the Airplane. In the north, the suburbs of Bakhmut also there is an enemy units. In the south of Bakhmut, the enemy attempts to settle and build up army units, ”she said.</text:p>
      <text:p text:style-name="P4">
According to Anna Malyar, as of yesterday and this morning, Naflan's promotion is not carried out in connection with other tasks.</text:p>
      <text:p text:style-name="P4">
News Source: <text:a xlink:type="simple" xlink:href="https://armyinform.com.ua/2023/05/29/ganna-malyar-vagnerivczi-pochaly-vyvodyty-pidrozdily-z-bahmuta-na-yihnye-miscze-zahodyt-regulyarna-armiya/" text:style-name="Internet_20_link" text:visited-style-name="Visited_20_Internet_20_Link">
https://armyinform.com.ua/2023/05/29/ganna-malyar-vagnerivczi-pochaly-vyvodyty-pidrozdily-z-bahmuta-na-yihnye-miscze-zahodyt-regulyarna-armiya/</text:a>
</text:p>
      <!--NEWS-->
      <text:h text:style-name="P10" text:outline-level="1">
<text:span text:style-name="T4">
У Запоріжжі затримано агента фсб, який «наводив» російські ракети на Україну</text:span>
</text:h>
      <text:p text:style-name="P4">
Author: ['АРМІЯINFORM']</text:p>
      <text:p text:style-name="P4">
Time: 2023-05-29T59:00:00-04:00</text:p>
      <text:p text:style-name="P4">
Description: Crourno agent of the FSB PID Hour of special operations at Zaporizhzhi. Behind Yogo Vvedeni Rosіyskі ... War with Ukraine 2022, War with Ukraine Latest News Today, News War with Ukraine 2022 Last for today, will there be a war between Ukraine and Russia, and when, there will be a war with Ukraine in 2022, whether there will be, whether there will be, whether there will be a war with Ukraine, whether it will be, whether it will be The war with Ukraine in the near future says, the war with Ukraine, Ukrainian news today, Ukrainian news in Ukrainian media in Russian</text:p>
      <text:p text:style-name="P4">
Images: ['<text:a xlink:type="simple" xlink:href="https://armyinform.com.ua/wp-content/uploads/2023/05/56686e3a5779b908c65372da25ece3cd-e1685345404508.jpeg" text:style-name="Internet_20_link" text:visited-style-name="Visited_20_Internet_20_Link">
56686e3a5779b908c65372da25ece3cd-e1685345404508.jpeg</text:a>
']</text:p>
      <text:p text:style-name="P4">
Tags: ['АГЕНТ ФСБ', 'АГРЕСІЯ РФ', 'ЗАПОРІЖЖЯ', 'СБУ']</text:p>
      <text:p text:style-name="P4">
Category: News</text:p>
      <!--METADATA-->
      <text:p text:style-name="P4">
<draw:frame draw:style-name="fr1" draw:name="Image258" text:anchor-type="as-char" svg:width="6.9236in" svg:height="4.379177in" draw:z-index="0">
<draw:image xlink:href="../Images/AРМІЯINFORM/2023-05-29T59-00-00-04-00/56686e3a5779b908c65372da25ece3cd-e1685345404508.jpeg" xlink:type="simple" xlink:show="embed" xlink:actuate="onLoad" draw:mime-type="image/jpeg"/>
</draw:frame>
The FSB agent was detained during a special operation in Zaporozhye. Under his aiming, the Music invaders made a series of rocket strokes around the city in April Tatrava of this year. Then 3 locals were killed as a result of enemy shelling. 30 private homes were also destroyed and one non -industrial enterprises of the region were damaged. The attacker is threatened with life imprisonment.</text:p>
      <text:p text:style-name="P4">
About it <text:a xlink:type="simple" xlink:href="https://ssu.gov.ua/novyny/sbu-zatrymala-kolyshnoho-deputatakomunista-zaporizkoi-miskrady-yakyi-navodyv-rosiiski-rakety-na-ukrainu" text:style-name="Internet_20_link" text:visited-style-name="Visited_20_Internet_20_Link">
reports</text:a>
Security Service of Ukraine.</text:p>
      <text:p text:style-name="P4">
According to the investigation, the hostile associate was a passionate supporter of communism, who in 2001 received 6 years in prison for planning the coup of the state in Ukraine.</text:p>
      <text:p text:style-name="P4">
After his release, he entered the local branch of the forbidden Communist Party and in 2015 was a deputy of the Zaporizhzhya City Council for almost half a year. He was also a one -time participant in the Protective Organizations of the Union of Soviet Officers and the Immortal Regiment.</text:p>
      <text:p text:style-name="P4">
At the end of 2022, he was recruited by the FSB personnel employee for exploration and subversive activities against Ukraine. For the execution of hostile goods, the Russian agent has formed its own informational network. It was stored for the former "one -party" person who lives in Zaporozhye. Through it "in the dark" he received information about the current industrial enterprises and technical condition of critical infrastructure.</text:p>
      <text:p text:style-name="P4">
Then the traitor personally went to the terrain and conducted a hidden photo and ideo-fixation of Ukrainian objects. The received information transmitted the Russian Federation for the preparation of air attacks in the territory of the region. After the enemy, the nobleman "reported" on their consequences to the FSB.</text:p>
      <text:p text:style-name="P4">
During searches at the place of residence of the detainee, mobile phones, which he used to communicate with the Russian special service, were found. He also has a large number of prohibited communist symbolism.</text:p>
      <text:p text:style-name="P4">
On the basis of the evidence of the person, the person was informed of the suspicion of the state -owned state, committed in the state of martial law. He is currently in custody. The investigation is being investigated to establish all the circumstances of the crime.</text:p>
      <text:p text:style-name="P4">
News Source: <text:a xlink:type="simple" xlink:href="https://armyinform.com.ua/2023/05/29/u-zaporizhzhi-zatrymano-agenta-fsb-yakyj-navodyv-rosijski-rakety-na-ukrayinu/" text:style-name="Internet_20_link" text:visited-style-name="Visited_20_Internet_20_Link">
https://armyinform.com.ua/2023/05/29/u-zaporizhzhi-zatrymano-agenta-fsb-yakyj-navodyv-rosijski-rakety-na-ukrayinu/</text:a>
</text:p>
      <!--NEWS-->
      <text:h text:style-name="P10" text:outline-level="1">
<text:span text:style-name="T4">
NATO and NATO started a new stage of cooperation on the development of military innovation</text:span>
</text:h>
      <text:p text:style-name="P4">
Author: ['АРМІЯINFORM']</text:p>
      <text:p text:style-name="P4">
Time: 2023-05-29T60:00:00-04:00</text:p>
      <text:p text:style-name="P4">
Description: OFITSIINA TO EXPERTITS TO UKARYANA IT IN BRUSSELI, SCHOL NUTITISHIAH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nato-5.jpg" text:style-name="Internet_20_link" text:visited-style-name="Visited_20_Internet_20_Link">
nato-5.jpg</text:a>
']</text:p>
      <text:p text:style-name="P4">
Tags: ['ВОЄННІ ІННОВАЦІЇ', 'МІНЦИФИ', 'НАТО']</text:p>
      <text:p text:style-name="P4">
Category: News</text:p>
      <!--METADATA-->
      <text:p text:style-name="P4">
<draw:frame draw:style-name="fr1" draw:name="Image259" text:anchor-type="as-char" svg:width="6.9236in" svg:height="3.894525in" draw:z-index="0">
<draw:image xlink:href="../Images/AРМІЯINFORM/2023-05-29T60-00-00-04-00/nato-5.jpg" xlink:type="simple" xlink:show="embed" xlink:actuate="onLoad" draw:mime-type="image/jpeg"/>
</draw:frame>
Officials and experts from NATO and Ukraine met in Brussels to identify ways of further cooperation in the field of science and technology.</text:p>
      <text:p text:style-name="P4">
About it <text:a xlink:type="simple" xlink:href="https://www.nato.int/cps/en/natohq/news_215006.htm" text:style-name="Internet_20_link" text:visited-style-name="Visited_20_Internet_20_Link">
reported</text:a>
NATO press service.</text:p>
      <text:p text:style-name="P4">
Within the framework of the joint working group of Ukraine-NATO on the issues of scientific tacological cooperation, Viceremier-Minister of Ukraine Mykhailo Fedorov, NATO Secretary General on New Challenges of Security David Vanville, launched an innovative Ukrainian-NATO innovative dialogue.</text:p>
      <text:p text:style-name="P4">
Innovative dialogue aims at expanding the existing partnership of Ukraine-Nasta exchange of thoughts on the development of innovative ecosystems for both commercial and defense needs, as well as by exchanging lessons obtained by Nagus, which continues to defend itself from the aggressive war of Russia.</text:p>
      <text:p text:style-name="P4">
“Along with the courage of Ukrainians, we honor the creativity, dexterity of tanning that embody the Armed Forces of Ukraine. NATO supports Ukraine, in particular in its innovative efforts. Where startups and non -governmental organizations are to defeat Russian aggressors today, we also see the path of a domestic Ukrainian innovative ecosystem in economic reconstruction tomorrow, ”said NATO Secretary -General Assistant Secretary -General David vile.</text:p>
      <text:p text:style-name="P4">
At the same time, Viceremier-Minister of Ukraine Mikhail Fedorov <text:a xlink:type="simple" xlink:href="https://t.me/zedigital/3178" text:style-name="Internet_20_link" text:visited-style-name="Visited_20_Internet_20_Link">
noted</text:a>
that has begun a new stage of cooperation is so much about the track of military innovation.</text:p>
      <text:p text:style-name="P4">
“The Alliance will provide expert support for Ukrainian developments. Also, the model of funding for military innovations and on prospects for <text:a xlink:type="simple" xlink:href="https://armyinform.com.ua/2023/04/26/v-ukrayini-zapustyly-klaster-z-rozvytku-oboronnyh-tehnologij-brave1/" text:style-name="Internet_20_link" text:visited-style-name="Visited_20_Internet_20_Link">
Brave1</text:a>
”, - said Mikhail Fedorov.</text:p>
      <text:p text:style-name="P4">
News Source: <text:a xlink:type="simple" xlink:href="https://armyinform.com.ua/2023/05/29/minczyfry-ta-nato-rozpochaly-novyj-etap-spivpraczi-shhodo-rozvytku-voyennyh-innovaczij/" text:style-name="Internet_20_link" text:visited-style-name="Visited_20_Internet_20_Link">
https://armyinform.com.ua/2023/05/29/minczyfry-ta-nato-rozpochaly-novyj-etap-spivpraczi-shhodo-rozvytku-voyennyh-innovaczij/</text:a>
</text:p>
      <!--NEWS-->
      <text:h text:style-name="P10" text:outline-level="1">
<text:span text:style-name="T4">
136 of the settlements of Ukraine fired the army of the Russian Federation per day</text:span>
</text:h>
      <text:p text:style-name="P4">
Author: ['АРМІЯINFORM']</text:p>
      <text:p text:style-name="P4">
Time: 2023-05-29T61:00:00-04:00</text:p>
      <text:p text:style-name="P4">
Description: The last passes of Rosiyski Vіsyska were shelled by the Terito of 14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4792a330-6c86-4b66-81f8-cab3b1c156ae.jpg" text:style-name="Internet_20_link" text:visited-style-name="Visited_20_Internet_20_Link">
4792a330-6c86-4b66-81f8-cab3b1c156ae.jpg</text:a>
']</text:p>
      <text:p text:style-name="P4">
Tags: ['АГРЕСІЯ РФ', 'ВТОРГНЕННЯ РФ', 'ОБСТРІЛИ ІНФРАСТРУКТУРИ']</text:p>
      <text:p text:style-name="P4">
Category: News</text:p>
      <!--METADATA-->
      <text:p text:style-name="P4">
<draw:frame draw:style-name="fr1" draw:name="Image260" text:anchor-type="as-char" svg:width="6.9236in" svg:height="5.244627in" draw:z-index="0">
<draw:image xlink:href="../Images/AРМІЯINFORM/2023-05-29T61-00-00-04-00/4792a330-6c86-4b66-81f8-cab3b1c156ae.jpg" xlink:type="simple" xlink:show="embed" xlink:actuate="onLoad" draw:mime-type="image/jpeg"/>
</draw:frame>
During the last day, Russian troops fired the territory of 14 regions of Ukraine.</text:p>
      <text:p text:style-name="P4">
About it <text:a xlink:type="simple" xlink:href="https://t.me/militarymediacenter/2073" text:style-name="Internet_20_link" text:visited-style-name="Visited_20_Internet_20_Link">
reports</text:a>
Military Mediacenter.</text:p>
      <text:p text:style-name="P4">
From different types of weapons(mortars, tanks, artillery, RSZV, percussion UAVs, strategic and tactical aviation)136 settlements and 48 objects of infrastructure were fired.</text:p>
      <text:p text:style-name="P4">
There are injured among civilians, the number of victims is clarified.</text:p>
      <text:p text:style-name="P4">
News Source: <text:a xlink:type="simple" xlink:href="https://armyinform.com.ua/2023/05/29/136-naselenyh-punktiv-ukrayiny-obstrilyala-armiya-rf-za-dobu/" text:style-name="Internet_20_link" text:visited-style-name="Visited_20_Internet_20_Link">
https://armyinform.com.ua/2023/05/29/136-naselenyh-punktiv-ukrayiny-obstrilyala-armiya-rf-za-dobu/</text:a>
</text:p>
      <!--NEWS-->
      <text:h text:style-name="P10" text:outline-level="1">
<text:span text:style-name="T4">
Office of the Prosecutor General of Ukraine: More than 90 thousand military crimes are documented</text:span>
</text:h>
      <text:p text:style-name="P4">
Author: ['АРМІЯINFORM']</text:p>
      <text:p text:style-name="P4">
Time: 2023-05-29T62: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29052023ua.jpg" text:style-name="Internet_20_link" text:visited-style-name="Visited_20_Internet_20_Link">
warcrime-29052023ua.jpg</text:a>
', '<text:a xlink:type="simple" xlink:href="https://armyinform.com.ua/wp-content/uploads/2023/05/warcrime-29052023en.jpg" text:style-name="Internet_20_link" text:visited-style-name="Visited_20_Internet_20_Link">
warcrime-29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61" text:anchor-type="as-char" svg:width="6.9236in" svg:height="4.448413in" draw:z-index="0">
<draw:image xlink:href="../Images/AРМІЯINFORM/2023-05-29T62-00-00-04-00/warcrime-29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text:span>
 <text:span text:style-name="T4">
 29 </text:span>
 <text:span text:style-name="T4">
 May </text:span>
 Registered:</text:p>
      <ul>
        <li>
90 013 Military Crimes, * 17 259 crimes against national security of Ukraine.</li>
      </ul>
      <text:p text:style-name="P4">
In addition, according to the official data of juvenile prosecutors, <text:span text:style-name="T4">
 1469 children have become </text:span>
 as a result of Russian aggression, including:</text:p>
      <ul>
        <li>
483 - Children were killed, * 986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2" text:anchor-type="as-char" svg:width="6.9236in" svg:height="4.448413in" draw:z-index="0">
<draw:image xlink:href="../Images/AРМІЯINFORM/2023-05-29T62-00-00-04-00/warcrime-29052023en.jpg" xlink:type="simple" xlink:show="embed" xlink:actuate="onLoad" draw:mime-type="image/jpeg"/>
</draw:frame>
</text:p>
      <text:p text:style-name="P4">
News Source: <text:a xlink:type="simple" xlink:href="https://armyinform.com.ua/2023/05/29/ofis-genprokurora-ukrayiny-zadokumentovano-ponad-90-tysyach-voyennyh-zlochyniv/" text:style-name="Internet_20_link" text:visited-style-name="Visited_20_Internet_20_Link">
https://armyinform.com.ua/2023/05/29/ofis-genprokurora-ukrayiny-zadokumentovano-ponad-90-tysyach-voyennyh-zlochyniv/</text:a>
</text:p>
      <!--NEWS-->
      <text:h text:style-name="P10" text:outline-level="1">
<text:span text:style-name="T4">
Ukrainian veterans overcame a 20-kilometer marathon in Brussels</text:span>
</text:h>
      <text:p text:style-name="P4">
Author: ['Олександр Тереверко']</text:p>
      <text:p text:style-name="P4">
Time: 2023-05-29T63:00:00-04:00</text:p>
      <text:p text:style-name="P4">
Description: Pasted by the capital of Belgії, the traditional 20-kilometrotroviy Zabіg “20km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foto1-7.jpg" text:style-name="Internet_20_link" text:visited-style-name="Visited_20_Internet_20_Link">
foto1-7.jpg</text:a>
', '<text:a xlink:type="simple" xlink:href="https://armyinform.com.ua/wp-content/uploads/2023/05/foto2-5.jpg" text:style-name="Internet_20_link" text:visited-style-name="Visited_20_Internet_20_Link">
foto2-5.jpg</text:a>
']</text:p>
      <text:p text:style-name="P4">
Tags: ['ВЕТЕРАНИ', 'ВТОРГНЕННЯ РФ', 'ДОПОМОГА ПАРТНЕРІВ', 'СВІТ ПІДТРИМУЄ УКРАЇНУ']</text:p>
      <text:p text:style-name="P4">
Category: News</text:p>
      <!--METADATA-->
      <text:p text:style-name="P4">
<draw:frame draw:style-name="fr1" draw:name="Image263" text:anchor-type="as-char" svg:width="6.9236in" svg:height="3.513727in" draw:z-index="0">
<draw:image xlink:href="../Images/AРМІЯINFORM/2023-05-29T63-00-00-04-00/foto1-7.jpg" xlink:type="simple" xlink:show="embed" xlink:actuate="onLoad" draw:mime-type="image/jpeg"/>
</draw:frame>
Last Sunday, the traditional 20km de bruxeles ranks took place in the Belgium capital, which was attended by thousands of running supporters. Representatives of Ukraine-veterans of the Russo-Ukrainian war Roman Kashpur and two Yuri-Kozlovsky and Cintilevich-were also the middle of the marathon river.</text:p>
      <text:p text:style-name="P4">
In 2019, a serviceman Roman Kashpur lost his leg on the front, but did not lose his desire to live, despite the war caused by war, a fulfilling life. He was helped by sports. "Don't give up, don't lower your hands!Get up, find yourself, search is a rehab, ”is a veteran's life credo.</text:p>
      <text:p text:style-name="P4">
Kashpur-a participant and winner of the All-Ukrainian competitions of the Project "Game of Heroes" in 2021, the record holder of Ukraine in the nomination "Drawing of the An-26 aircraft(16 tons)a person with disabilities. " This year, Roman was already running a full marathon distance. On April 23, he defeated 42 kilometers of London Marathon. Kashpur became the first in the war -meter of war to run this marathon.</text:p>
      <text:p text:style-name="P4">
Another participant in the Brussels race, Yuri Kozlovsky lost his foot in 2016. He also a participant in the competition of Invictus Games, Hero Games, Murf Challenge, was elected to the Ukrainian national team of the US Marine Corps.</text:p>
      <text:p text:style-name="P4">
In 2014, the third participant in the 20-kilometer race was in 2014, defending the Lugansk airport. He worked a lot and fruitfully to recover, and he succeeded because of his annoying nature.</text:p>
      <text:p text:style-name="P4">
<draw:frame draw:style-name="fr1" draw:name="Image264" text:anchor-type="as-char" svg:width="6.9236in" svg:height="6.352515in" draw:z-index="0">
<draw:image xlink:href="../Images/AРМІЯINFORM/2023-05-29T63-00-00-04-00/foto2-5.jpg" xlink:type="simple" xlink:show="embed" xlink:actuate="onLoad" draw:mime-type="image/jpeg"/>
</draw:frame>
At the 20KM de Bruxeles press conference, our veterans have given hope that they will inspire other defenders who are a similar situation in the Brussels marathon.</text:p>
      <text:p text:style-name="P4">
"We thank the veterans who selflessly defend Ukraine and Europe of the over Russian aggression," said the volunteer of Promote Ukraine and the initiator of the visit of Ukrainian veterans to Brussels Jan Brovdi. "We are trying to provide them with support and the help needed to return to civilian life the difficulties they face during their service."</text:p>
      <text:p text:style-name="P4">
Funds from the participation of Ukrainian veterans in the Brussels race will receive a supportive Foundation "Citizen", which helps military personnel in Ukraine, organizes their prosthetics.</text:p>
      <text:p text:style-name="P4">
News Source: <text:a xlink:type="simple" xlink:href="https://armyinform.com.ua/2023/05/29/ukrayinski-veterany-zdolaly-20-kilometrovyj-marafon-u-bryusseli/" text:style-name="Internet_20_link" text:visited-style-name="Visited_20_Internet_20_Link">
https://armyinform.com.ua/2023/05/29/ukrayinski-veterany-zdolaly-20-kilometrovyj-marafon-u-bryusseli/</text:a>
</text:p>
      <!--NEWS-->
      <text:h text:style-name="P10" text:outline-level="1">
<text:span text:style-name="T4">
Germany will ensure the safety of NATO summit by placing the Patriot system in Lithuania</text:span>
</text:h>
      <text:p text:style-name="P4">
Author: ['АРМІЯINFORM']</text:p>
      <text:p text:style-name="P4">
Time: 2023-05-29T64:00:00-04:00</text:p>
      <text:p text:style-name="P4">
Description: The Mini Construction of the Defense of Nimuccini said, the Kraina to move his Patriot Zi ...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atriot-1.jpg" text:style-name="Internet_20_link" text:visited-style-name="Visited_20_Internet_20_Link">
patriot-1.jpg</text:a>
']</text:p>
      <text:p text:style-name="P4">
Tags: ['ВІЛЬНЮС', 'ЗРК PATRIOT', 'НІМЕЧЧИНА', 'САМІТУ НАТО']</text:p>
      <text:p text:style-name="P4">
Category: News</text:p>
      <!--METADATA-->
      <text:p text:style-name="P4">
<draw:frame draw:style-name="fr1" draw:name="Image265" text:anchor-type="as-char" svg:width="6.9236in" svg:height="3.894525in" draw:z-index="0">
<draw:image xlink:href="../Images/AРМІЯINFORM/2023-05-29T64-00-00-04-00/patriot-1.jpg" xlink:type="simple" xlink:show="embed" xlink:actuate="onLoad" draw:mime-type="image/jpeg"/>
</draw:frame>
The German Ministry of Defense has stated that the country would move its units from Slovakia and support from Poland to Lithuania to protect NATO.</text:p>
      <text:p text:style-name="P4">
According to <text:a xlink:type="simple" xlink:href="https://twitter.com/BMVg_Bundeswehr/status/1662140404819542030" text:style-name="Internet_20_link" text:visited-style-name="Visited_20_Internet_20_Link">
statement</text:a>
, Germany will also provide other land, air and maritime to ensure safety <text:a xlink:type="simple" xlink:href="https://armyinform.com.ua/2022/11/09/nastupnyj-samit-nato-vidbudetsya-vlitku-2023-roku-v-lytvi/" text:style-name="Internet_20_link" text:visited-style-name="Visited_20_Internet_20_Link">
NATO Summit</text:a>
scheduled for July 11-12.</text:p>
      <text:p text:style-name="P4">
“Due to its various capabilities, the Bundesver will make a significant contribution to NATO's safety. It shows again: we are flexible, and when we are needed, you can rely on Germany in the Alliance. Together with our Universities, we show solidarity and unity inside and out, ”said German Defense Minister Boris Pistorius.</text:p>
      <text:p text:style-name="P4">
Recall that in April 2023 Germany <text:a xlink:type="simple" xlink:href="https://armyinform.com.ua/2023/04/19/nimechchyna-nadala-ukrayini-chergovyj-paket-vijskovoyi-dopomogy-do-yakogo-vhodyt-zrk-patriot/" text:style-name="Internet_20_link" text:visited-style-name="Visited_20_Internet_20_Link">
provided</text:a>
Ukraine SRKPATROTIOT.</text:p>
      <text:p text:style-name="P4">
News Source: <text:a xlink:type="simple" xlink:href="https://armyinform.com.ua/2023/05/29/nimechchyna-zabezpechyt-bezpeku-samitu-nato-rozmistyvshy-systemu-patriot-u-lytvi/" text:style-name="Internet_20_link" text:visited-style-name="Visited_20_Internet_20_Link">
https://armyinform.com.ua/2023/05/29/nimechchyna-zabezpechyt-bezpeku-samitu-nato-rozmistyvshy-systemu-patriot-u-lytvi/</text:a>
</text:p>
      <!--NEWS-->
      <text:h text:style-name="P10" text:outline-level="1">
<text:span text:style-name="T4">
There are 6 enemy ships - the Navy of the Armed Forces in the Black Sea on combat duty</text:span>
</text:h>
      <text:p text:style-name="P4">
Author: ['АРМІЯINFORM']</text:p>
      <text:p text:style-name="P4">
Time: 2023-05-29T65:00:00-04:00</text:p>
      <text:p text:style-name="P4">
Description: At the Chorny Morce on the Board Cherguvanni, I am excited by 6 thief shipbuilders, there are two people of the Yakiki ... War with Ukraine 2022, the war with Ukraine is the latest news today, the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9750947_1083343686403664_7113009102742138329_n.jpg" text:style-name="Internet_20_link" text:visited-style-name="Visited_20_Internet_20_Link">
349750947_1083343686403664_7113009102742138329_n.jpg</text:a>
']</text:p>
      <text:p text:style-name="P4">
Tags: ['STOPRUSSIA', 'АГРЕСІЯ РФ', 'ВІЙНА', 'ВМС ЗС УКРАЇНИ', 'ВТОРГНЕННЯ РФ']</text:p>
      <text:p text:style-name="P4">
Category: News</text:p>
      <!--METADATA-->
      <text:p text:style-name="P4">
In the Black Sea, there are 6 enemy ships on the battle duty, interviewed by two carriers of winged Caliber missiles, a total volley of up to 16 missiles; Vasovsky Sea - 1 enemy ship; In the Mediterranean, there are up to 7 enemy ships at the combat marriage, including 1 carrier of the caliber winged missiles, a total volley of up to 4 rockets.</text:p>
      <text:p text:style-name="P4">
About it on their official Facebook page <text:a xlink:type="simple" xlink:href="https://www.facebook.com/navy.mil.gov.ua/posts/pfbid02SHr6xxYLDufmzz3mPMgbFG129HiyfNbEfJj2ywae2njC5drC1PJJ8ADFJfLgoaiNl" text:style-name="Internet_20_link" text:visited-style-name="Visited_20_Internet_20_Link">
report</text:a>
Navy of the Armed Forces of Ukraine.</text:p>
      <text:p text:style-name="P4">
<text:span text:style-name="T4">
 per day, in the interests of the Russian Federation, the passage of the Kerch-Yenicral Strait made: </text:span>
</text:p>
      <ul>
        <li>
to the Azov Sea - 14 vessels, 3 of them continued the movement with the Bosphorus Strait; * To the Black Sea - 25 vessels, 9 of them continued the movement in the direction of the Bosphorus.</li>
      </ul>
      <text:p text:style-name="P4">
<draw:frame draw:style-name="fr1" draw:name="Image266" text:anchor-type="as-char" svg:width="6.9236in" svg:height="8.6545in" draw:z-index="0">
<draw:image xlink:href="../Images/AРМІЯINFORM/2023-05-29T65-00-00-04-00/349750947_1083343686403664_7113009102742138329_n.jpg" xlink:type="simple" xlink:show="embed" xlink:actuate="onLoad" draw:mime-type="image/jpeg"/>
</draw:frame>
<text:span text:style-name="T4">
 The Russian Federation continues to violate the International Convention on the Protection of Human Life in 1974.(SOLAS)by turning off automatic identification systems(AIS), Nazi vessels in the Azov Sea Factory </text:span>
</text:p>
      <text:p text:style-name="P4">
News Source: <text:a xlink:type="simple" xlink:href="https://armyinform.com.ua/2023/05/29/dva-nosiyi-raket-kalibr-trymaye-rosiya-u-chornomu-mori-zagalnyj-zalp-do-16-raket-vms-zsu/" text:style-name="Internet_20_link" text:visited-style-name="Visited_20_Internet_20_Link">
https://armyinform.com.ua/2023/05/29/dva-nosiyi-raket-kalibr-trymaye-rosiya-u-chornomu-mori-zagalnyj-zalp-do-16-raket-vms-zsu/</text:a>
</text:p>
      <!--NEWS-->
      <text:h text:style-name="P10" text:outline-level="1">
<text:span text:style-name="T4">
The enemy attacked Ukraine today, probably "Iskander" - Yuri Ignat</text:span>
</text:h>
      <text:p text:style-name="P4">
Author: ['АРМІЯINFORM']</text:p>
      <text:p text:style-name="P4">
Time: 2023-05-29T66:00:00-04:00</text:p>
      <text:p text:style-name="P4">
Description: - Syogodni Diver Buli Zastosovani rockets, yaki to fly by balredic traffic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823539.jpg" text:style-name="Internet_20_link" text:visited-style-name="Visited_20_Internet_20_Link">
2823539.jpg</text:a>
']</text:p>
      <text:p text:style-name="P4">
Tags: ['STOPRUSSIA', 'АГРЕСІЯ РФ', 'ВІЙНА', 'ВТОРГНЕННЯ РФ', 'ІСКАНДЕРИ', 'ЮРІЙ ІГНАТ']</text:p>
      <text:p text:style-name="P4">
Category: News</text:p>
      <!--METADATA-->
      <text:p text:style-name="P4">
<draw:frame draw:style-name="fr1" draw:name="Image267" text:anchor-type="as-char" svg:width="6.9236in" svg:height="4.369813in" draw:z-index="0">
<draw:image xlink:href="../Images/AРМІЯINFORM/2023-05-29T66-00-00-04-00/2823539.jpg" xlink:type="simple" xlink:show="embed" xlink:actuate="onLoad" draw:mime-type="image/jpeg"/>
</draw:frame>
Illustrative photo</text:p>
      <ul>
        <li>
This day, missiles were used to fly in the ballistic rock. Previously, these were "Isanders". They are different modifications. This is Iskander-M-a ballistic missile and Iskander-k-wing. The C-300 and C-400 complexes may have been consolidated,-Colonel Yuri Ignat, spokesman for the Air Force Air Force, reported on the air of the Air Force.</li>
      </ul>
      <text:p text:style-name="P4">
According to him, the direction of the attack of the enemy was from the north of land complexes. Iskanders have hundreds of kilometers, and they can get the regions of Ukraine.</text:p>
      <text:p text:style-name="P4">
_ Prepared Igor Berezinsky_</text:p>
      <text:p text:style-name="P4">
News Source: <text:a xlink:type="simple" xlink:href="https://armyinform.com.ua/2023/05/29/vorog-atakuvav-sogodni-ukrayinu-jmovirno-iskanderamy-yurij-ignat/" text:style-name="Internet_20_link" text:visited-style-name="Visited_20_Internet_20_Link">
https://armyinform.com.ua/2023/05/29/vorog-atakuvav-sogodni-ukrayinu-jmovirno-iskanderamy-yurij-ignat/</text:a>
</text:p>
      <!--NEWS-->
      <text:h text:style-name="P10" text:outline-level="1">
<text:span text:style-name="T4">
The Ministry of Defense on the Day of Memory of the US veterans thanked the American people for the extraordinary support of Ukraine</text:span>
</text:h>
      <text:p text:style-name="P4">
Author: ['АРМІЯINFORM']</text:p>
      <text:p text:style-name="P4">
Time: 2023-05-29T67:00:00-04:00</text:p>
      <text:p text:style-name="P4">
Description: The USA is in the United States, the day of Pam'yati Veterani, Yaki were perked up by all Vikhin I Zbroany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minoborony-den-pamyati-veteraniv-ssha.jpg" text:style-name="Internet_20_link" text:visited-style-name="Visited_20_Internet_20_Link">
minoborony-den-pamyati-veteraniv-ssha.jpg</text:a>
']</text:p>
      <text:p text:style-name="P4">
Tags: ['STOPRUSSIA', 'АГРЕСІЯ РФ', 'ВЕТЕРАНИ США', 'ВТОРГНЕННЯ РФ', "ДЕНЬ ПАМ'ЯТІ", 'МІНІСТЕРСТВО ОБОРОНИ УКРАЇНИ']</text:p>
      <text:p text:style-name="P4">
Category: News</text:p>
      <!--METADATA-->
      <text:p text:style-name="P4">
<draw:frame draw:style-name="fr1" draw:name="Image268" text:anchor-type="as-char" svg:width="6.9236in" svg:height="6.9236in" draw:z-index="0">
<draw:image xlink:href="../Images/AРМІЯINFORM/2023-05-29T67-00-00-04-00/minoborony-den-pamyati-veteraniv-ssha.jpg" xlink:type="simple" xlink:show="embed" xlink:actuate="onLoad" draw:mime-type="image/jpeg"/>
</draw:frame>
Today, the United States celebrates the Day of Memory of Veterans who died in all armed conflicts in which the United States defended freedom and democracy.</text:p>
      <text:p text:style-name="P4">
The Ministry of Defense of Ukraine on its official page on <text:a xlink:type="simple" xlink:href="https://www.facebook.com/MinistryofDefence.UA/posts/pfbid0p13WDb1edh1s9QE32837XiTUyWdFoqEMoFXS7TnFWk7ucMR2i7u4jMuDw2LkWQFhl" text:style-name="Internet_20_link" text:visited-style-name="Visited_20_Internet_20_Link">
Facebook</text:a>
It noted that American society considers civic duty to remember anyone who has died prematurely, fighting for the democratic ideals that this people are famous for.</text:p>
      <text:p text:style-name="P4">
“Together with the friendly American people we honor the courage, the determination of the lazy warriors of the United States. At the same time, we recall and lean the heads of the prehoundness and heroism of Ukrainian defenders who have given their lives, protecting Ukraine from the Russian aggressor. I am grateful to American friends for the extraordinary support of Ukraine in our struggle for independence, ” - said in the report.</text:p>
      <text:p text:style-name="P4">
News Source: <text:a xlink:type="simple" xlink:href="https://armyinform.com.ua/2023/05/29/minoborony-u-den-pamyati-veteraniv-ssha-podyakuvalo-amerykanskomu-narodu-za-nadzvychajnu-pidtrymku-ukrayiny/" text:style-name="Internet_20_link" text:visited-style-name="Visited_20_Internet_20_Link">
https://armyinform.com.ua/2023/05/29/minoborony-u-den-pamyati-veteraniv-ssha-podyakuvalo-amerykanskomu-narodu-za-nadzvychajnu-pidtrymku-ukrayiny/</text:a>
</text:p>
      <!--NEWS-->
      <text:h text:style-name="P10" text:outline-level="1">
<text:span text:style-name="T4">
Special Forces of GRO MO "Artan" ready for battle</text:span>
</text:h>
      <text:p text:style-name="P4">
Author: ['АРМІЯINFORM']</text:p>
      <text:p text:style-name="P4">
Time: 2023-05-29T68:00:00-04:00</text:p>
      <text:p text:style-name="P4">
Description: About the cowdomiles of the Gur MO Ukrainian. Zbro at our hands, a pelch of a good cold okh us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УР МО УКРАЇНИ']</text:p>
      <text:p text:style-name="P4">
Category: News</text:p>
      <!--METADATA-->
      <text:p text:style-name="P4">
About it <text:a xlink:type="simple" xlink:href="https://www.youtube.com/watch" text:style-name="Internet_20_link" text:visited-style-name="Visited_20_Internet_20_Link">
reports</text:a>
GUR MUNUKRAIN.</text:p>
      <text:p text:style-name="P4">
Weapons in our hands, the call of a brave heart drives us forward.</text:p>
      <text:p text:style-name="P4">
News Source: <text:a xlink:type="simple" xlink:href="https://armyinform.com.ua/2023/05/29/speczpidrozdil-gur-mo-artan-gotovyj-do-boyu/" text:style-name="Internet_20_link" text:visited-style-name="Visited_20_Internet_20_Link">
https://armyinform.com.ua/2023/05/29/speczpidrozdil-gur-mo-artan-gotovyj-do-boyu/</text:a>
</text:p>
      <!--NEWS-->
      <text:h text:style-name="P10" text:outline-level="1">
<text:span text:style-name="T4">
The Convention will strengthen the cooperation of states in investigating the crime of genocide, crimes against humanity and war crimes</text:span>
</text:h>
      <text:p text:style-name="P4">
Author: ['АРМІЯINFORM']</text:p>
      <text:p text:style-name="P4">
Time: 2023-05-29T69:00:00-04:00</text:p>
      <text:p text:style-name="P4">
Description: Network in the metro station, Ljubljana, the Slovenia, the Detamatical Robot was diplomatical ... The war with Ukraine 2022, the war with Ukraine is the latest news today, the news war with Ukraine 2022 The last ones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mudra.jpg" text:style-name="Internet_20_link" text:visited-style-name="Visited_20_Internet_20_Link">
mudra.jpg</text:a>
']</text:p>
      <text:p text:style-name="P4">
Tags: ['STOPRUSSIA', 'АГРЕСІЯ РФ', 'ВІЙНА', 'ВОЄННІ ЗЛОЧИНИ', 'ВТОРГНЕННЯ РФ', 'ЗЛОЧИНИ ПРОТИ ЛЮДЯНОСТІ', 'МІЖНАРОДНЕ СПІВРОБІТНИЦТВО']</text:p>
      <text:p text:style-name="P4">
Category: News</text:p>
      <!--METADATA-->
      <text:p text:style-name="P4">
<draw:frame draw:style-name="fr1" draw:name="Image269" text:anchor-type="as-char" svg:width="6.9236in" svg:height="4.615733in" draw:z-index="0">
<draw:image xlink:href="../Images/AРМІЯINFORM/2023-05-29T69-00-00-04-00/mudra.jpg" xlink:type="simple" xlink:show="embed" xlink:actuate="onLoad" draw:mime-type="image/jpeg"/>
</draw:frame>
Recently in Lyublyana, the Republic of Slovenia, has completed its robotical conference on preparation and adoption of the Convention on International Workers in Investigation and Personation(Slovenia, Netherlands, Belgium, Argentina, Mongolia, Senegal)In 2011, another 80.</text:p>
      <text:p text:style-name="P4">
This is stated in <text:a xlink:type="simple" xlink:href="https://www.kmu.gov.ua/news/iryna-mudra-pryiniattia-novoi-konventsii-maie-posylyty-spivrobitnytstvo-derzhav-u-rozsliduvanni-ta-pokaranni-za-zlochyn-henotsydu-zlochyny-proty-liudianosti-voienni-zlochyny" text:style-name="Internet_20_link" text:visited-style-name="Visited_20_Internet_20_Link">
message</text:a>
on a single webport of the executive authorities of Ukraine.</text:p>
      <text:p text:style-name="P4">
In the course of work, the delegation of Ukraine, headed by Deputy Minister of Justice Irina Mududra, together with delegations 52 other participating states and 16 conservation states, have harvested and agreed on the text of a new multilateral international treaty, become a global instrument in the international struggle with impunity. Violation of international law of humanitarian law.</text:p>
      <text:p text:style-name="P4">
With the entry into force of the Convention, modern complex mechanism for international cooperation in criminal cases will be introduced, which will contribute to criminal prosecution for the crime of genocide, crimes of counter -bloodresses and war crimes.</text:p>
      <text:p text:style-name="P4">
Cooperation on the basis of the Convention covers the receipt by the courts, the bodies of pre -trial investigation and the prosecutor's office of international legal aid in the collection, as well as the possibility of extradition of persons who are suspected of convicted persons for such crimes and try to avoid criminal responsibility by hiding abroad.</text:p>
      <text:p text:style-name="P4">
According to Irina Wise, Ukraine's accession to the Convention and other developers will ensure effective cooperation of competent-bars of Ukraine during criminal proceedings in the investigation of genocide, crimes against humanity, war crimes committed in the territory of our state during the Russian war against Ukraine, Extradition of war criminals both from the European continent and from the countries of Asia, Africa and South and North America.</text:p>
      <text:p text:style-name="P4">
The Convention will be opened for signing in January 2024 in Hague(Netherlands).</text:p>
      <text:p text:style-name="P4">
They emphasized the need to continue supporting Russia's reference, including the creation of a special tribunal on aggression, international compensation mechanism and confiscation of Russian assets.</text:p>
      <text:p text:style-name="P4">
News Source: <text:a xlink:type="simple" xlink:href="https://armyinform.com.ua/2023/05/29/konvencziya-posylyt-spivrobitnycztvo-derzhav-u-rozsliduvanni-zlochynu-genoczydu-zlochyniv-proty-lyudyanosti-ta-voyennyh-zlochyniv/" text:style-name="Internet_20_link" text:visited-style-name="Visited_20_Internet_20_Link">
https://armyinform.com.ua/2023/05/29/konvencziya-posylyt-spivrobitnycztvo-derzhav-u-rozsliduvanni-zlochynu-genoczydu-zlochyniv-proty-lyudyanosti-ta-voyennyh-zlochyniv/</text:a>
</text:p>
      <!--NEWS-->
      <text:h text:style-name="P10" text:outline-level="1">
<text:span text:style-name="T4">
Air Force destroyed 11 "Iskanders" that attacked the Kyiv region today</text:span>
</text:h>
      <text:p text:style-name="P4">
Author: ['АРМІЯINFORM']</text:p>
      <text:p text:style-name="P4">
Time: 2023-05-29T70:00:00-04:00</text:p>
      <text:p text:style-name="P4">
Description: Syogodnі, 29 traveler, close 11:30 am enemy in a vrieg for a doba by a healthy blow to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0/ppo.jpg" text:style-name="Internet_20_link" text:visited-style-name="Visited_20_Internet_20_Link">
ppo.jpg</text:a>
']</text:p>
      <text:p text:style-name="P4">
Tags: ['АГРЕСІЯ РФ', 'ВАЛЕРІЙ ЗАЛУЖНИЙ', 'ВТОРГНЕННЯ РФ', 'КИЇВЩИНА', 'ОТРК ІСКАНДЕР-М']</text:p>
      <text:p text:style-name="P4">
Category: News</text:p>
      <!--METADATA-->
      <text:p text:style-name="P4">
<draw:frame draw:style-name="fr1" draw:name="Image270" text:anchor-type="as-char" svg:width="6.9236in" svg:height="3.899934in" draw:z-index="0">
<draw:image xlink:href="../Images/AРМІЯINFORM/2023-05-29T70-00-00-04-00/ppo.jpg" xlink:type="simple" xlink:show="embed" xlink:actuate="onLoad" draw:mime-type="image/jpeg"/>
</draw:frame>
Today, May 29, at about 11:30 enemy <text:a xlink:type="simple" xlink:href="https://armyinform.com.ua/2023/05/29/pid-chas-nichnoyi-ataky-zahysnyky-neba-znyshhyly-67-vorozhyh-povitryanyh-czilej-po-ukrayini/" text:style-name="Internet_20_link" text:visited-style-name="Visited_20_Internet_20_Link">
second</text:a>
For the production of rocket strike in Ukraine. He attacked the Kyivshchyna regionalist and winged landed rockets with OTRC "Iskander".</text:p>
      <text:p text:style-name="P4">
About it <text:a xlink:type="simple" xlink:href="https://t.me/CinCAFU/507" text:style-name="Internet_20_link" text:visited-style-name="Visited_20_Internet_20_Link">
wrote</text:a>
Commander-in-Chief of Armed Forces General Valery Zaluzhny in Telegrams.</text:p>
      <text:p text:style-name="P4">
“In total, 11 missiles have been released: Iskander-M and Iskander-K from the Northern Apriest. All targets have been destroyed by the forces and means of air defense, ”General Valery Zaluzhny said.</text:p>
      <text:p text:style-name="P4">
News Source: <text:a xlink:type="simple" xlink:href="https://armyinform.com.ua/2023/05/29/syly-ppo-znyshhyly-11-iskanderiv-yakymy-atakuvaly-kyyivshhynu/" text:style-name="Internet_20_link" text:visited-style-name="Visited_20_Internet_20_Link">
https://armyinform.com.ua/2023/05/29/syly-ppo-znyshhyly-11-iskanderiv-yakymy-atakuvaly-kyyivshhynu/</text:a>
</text:p>
      <!--NEWS-->
      <text:h text:style-name="P10" text:outline-level="1">
<text:span text:style-name="T4">
11 years will spend behind the bars of the Odessa who raised money for the occupiers</text:span>
</text:h>
      <text:p text:style-name="P4">
Author: ['АРМІЯINFORM']</text:p>
      <text:p text:style-name="P4">
Time: 2023-05-29T71:00:00-04:00</text:p>
      <text:p text:style-name="P4">
Description: Zibrano Blessing the Propes on the Room of the Ensemble, Yak has closed the Fіnannsuvannya channel ... The war with Ukraine 2022, the war with Ukraine is th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05-29_12-01-40.jpg" text:style-name="Internet_20_link" text:visited-style-name="Visited_20_Internet_20_Link">
photo_2023-05-29_12-01-40.jpg</text:a>
']</text:p>
      <text:p text:style-name="P4">
Tags: ['STOPRUSSIA', 'АГРЕСІЯ РФ', 'ВТОРГНЕННЯ РФ', 'КОЛАБОРАНТИ', 'СБУ']</text:p>
      <text:p text:style-name="P4">
Category: News</text:p>
      <!--METADATA-->
      <text:p text:style-name="P4">
<draw:frame draw:style-name="fr1" draw:name="Image271" text:anchor-type="as-char" svg:width="6.9236in" svg:height="4.609964in" draw:z-index="0">
<draw:image xlink:href="../Images/AРМІЯINFORM/2023-05-29T71-00-00-04-00/photo_2023-05-29_12-01-40.jpg" xlink:type="simple" xlink:show="embed" xlink:actuate="onLoad" draw:mime-type="image/jpeg"/>
</draw:frame>
The undisputed evidence of the enemy equipment was collected, which has established the dutyfinance of DNR fighters. It was detained during the contradictory measures of the Second December last December.</text:p>
      <text:p text:style-name="P4">
According to the investigation, the malefactor is a local resident. Its two relatives in 2016 joined the ranks of the DNR Sparta terrorist group and fought the anti -terrorist operation in the east of Ukraine. At the beginning of a large -scale invasion of both the savings were part of the regular units of the Southern military round of the Armed Forces of the Russian Federation and participated in the seizure of Mariupol and part of Kherson region.</text:p>
      <text:p text:style-name="P4">
Having learned about the low level of logistical support of occupants, the woman voluntarily organized the fundraising for them. For this purpose, the messengers and prohibited social networks "VKontakte" and "Classmates" posted a message calling for cash assistance to the invaders.</text:p>
      <text:p text:style-name="P4">
In addition, she attached a photo with the details of the Russian banking card, which belonged to the cohabitant of a belligerent relative.</text:p>
      <text:p text:style-name="P4">
On the basis of the evidence collected, the court found the malefactor guilty of the absence of the aggressor and appointed her 11 years and 4 months of imprisonment with confiscation of themin.</text:p>
      <text:p text:style-name="P4">
<text:span text:style-name="T4">
 Source: </text:span>
 _ <text:a xlink:type="simple" xlink:href="https://t.me/SBUkr/8453" text:style-name="Internet_20_link" text:visited-style-name="Visited_20_Internet_20_Link">
SBU</text:a>
_</text:p>
      <text:p text:style-name="P4">
News Source: <text:a xlink:type="simple" xlink:href="https://armyinform.com.ua/2023/05/29/11-rokiv-tyurmy-otrymala-odesytka-yaka-organizuvala-zbir-groshej-dlya-okupantiv/" text:style-name="Internet_20_link" text:visited-style-name="Visited_20_Internet_20_Link">
https://armyinform.com.ua/2023/05/29/11-rokiv-tyurmy-otrymala-odesytka-yaka-organizuvala-zbir-groshej-dlya-okupantiv/</text:a>
</text:p>
      <!--NEWS-->
      <text:h text:style-name="P10" text:outline-level="1">
<text:span text:style-name="T4">
In Poland there is a combat medical training of Ukrainian military</text:span>
</text:h>
      <text:p text:style-name="P4">
Author: ['АРМІЯINFORM']</text:p>
      <text:p text:style-name="P4">
Time: 2023-05-29T72:00:00-04:00</text:p>
      <text:p text:style-name="P4">
Description: VIISKOVOVOVOSKI ZSU passes specialized Boygov Medicna Pіdgotovka in Polsh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medical03.jpg" text:style-name="Internet_20_link" text:visited-style-name="Visited_20_Internet_20_Link">
medical03.jpg</text:a>
', '<text:a xlink:type="simple" xlink:href="https://armyinform.com.ua/wp-content/uploads/2023/05/medical02-1-150x150.jpg" text:style-name="Internet_20_link" text:visited-style-name="Visited_20_Internet_20_Link">
medical02-1-150x150.jpg</text:a>
', '<text:a xlink:type="simple" xlink:href="https://armyinform.com.ua/wp-content/uploads/2023/05/medical01-150x150.jpg" text:style-name="Internet_20_link" text:visited-style-name="Visited_20_Internet_20_Link">
medical01-150x150.jpg</text:a>
']</text:p>
      <text:p text:style-name="P4">
Tags: ['ДОПОМОГА ПАРТНЕРІВ', 'МЕДИЧНА ПІДГОТОВКА', 'НАВЧАННЯ ВІЙСЬКОВИХ', 'ПОЛЬЩА', 'СВІТ ПІДТРИМУЄ УКРАЇНУ']</text:p>
      <text:p text:style-name="P4">
Category: News</text:p>
      <!--METADATA-->
      <text:p text:style-name="P4">
<draw:frame draw:style-name="fr1" draw:name="Image272" text:anchor-type="as-char" svg:width="6.9236in" svg:height="3.894525in" draw:z-index="0">
<draw:image xlink:href="../Images/AРМІЯINFORM/2023-05-29T72-00-00-04-00/medical03.jpg" xlink:type="simple" xlink:show="embed" xlink:actuate="onLoad" draw:mime-type="image/jpeg"/>
</draw:frame>
The Armed Forces servicemen are undergoing specialized combat medical training in Vpolshi.</text:p>
      <text:p text:style-name="P4">
About it <text:a xlink:type="simple" xlink:href="https://www.facebook.com/GeneralStaff.ua/posts/pfbid0yZwUp7BRqcw9gRZe2jEbbF52wnAbLhMAXM2HJZcjHcLRZrPRfXbbhz8J9CsU2iCvl" text:style-name="Internet_20_link" text:visited-style-name="Visited_20_Internet_20_Link">
reports</text:a>
The General Staff of the Armed Forces.</text:p>
      <text:p text:style-name="P4">
Training in accordance with the Standard "Tactical Assistance to the wounded in the context of combatants" occurs under the guidance of the Medical Medicines of the instructors of the Armed Silkanada, the United Kingdom and Poland as part of the Operation Operation of Armed Silkanada and ORBITAL operation.</text:p>
      <text:p text:style-name="P4">
In the course, the Ukrainian military will learn to provide critical rescue assistance to their brothers and sessions.</text:p>
      <text:p text:style-name="P4">
<text:a xlink:type="simple" xlink:href="https://armyinform.com.ua/wp-content/uploads/2023/05/medical02-1.jpg" text:style-name="Internet_20_link" text:visited-style-name="Visited_20_Internet_20_Link">
!(Images/AРМІЯINFORM/2023-05-29T72-00-00-04-00/medical02-1-150x150.jpg)</text:a>
</text:p>
      <text:p text:style-name="P4">
<text:a xlink:type="simple" xlink:href="https://armyinform.com.ua/wp-content/uploads/2023/05/medical01.jpg" text:style-name="Internet_20_link" text:visited-style-name="Visited_20_Internet_20_Link">
<draw:frame draw:style-name="fr1" draw:name="Image273" text:anchor-type="as-char" svg:width="6.9236in" svg:height="6.9236in" draw:z-index="0">
<draw:image xlink:href="../Images/AРМІЯINFORM/2023-05-29T72-00-00-04-00/medical01-150x150.jpg" xlink:type="simple" xlink:show="embed" xlink:actuate="onLoad" draw:mime-type="image/jpeg"/>
</draw:frame>
</text:a>
The military personnel of the Armed Forces of Ukraine will also be able to transfer the values and experience acquired to other soldiers, continuing the fight against the illegal invasion of the Russian.</text:p>
      <text:p text:style-name="P4">
News Source: <text:a xlink:type="simple" xlink:href="https://armyinform.com.ua/2023/05/29/u-polshhi-vidbuvayetsya-bojova-medychna-pidgotovka-ukrayinskyh-vijskovyh/" text:style-name="Internet_20_link" text:visited-style-name="Visited_20_Internet_20_Link">
https://armyinform.com.ua/2023/05/29/u-polshhi-vidbuvayetsya-bojova-medychna-pidgotovka-ukrayinskyh-vijskovyh/</text:a>
</text:p>
      <!--NEWS-->
      <text:h text:style-name="P10" text:outline-level="1">
<text:span text:style-name="T4">
During a conversation with HUN Saint, the head of state noted the preparation in Cambodia of Ukrainian demining specialists</text:span>
</text:h>
      <text:p text:style-name="P4">
Author: ['АРМІЯINFORM']</text:p>
      <text:p text:style-name="P4">
Time: 2023-05-29T73:00:00-04:00</text:p>
      <text:p text:style-name="P4">
Description: President of Ukraine Volodymyr Zelensky Zelensmov Rozmov Z Prem-Ministrom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f7b39cd-52ec-4463-a371-7dd4e2dc0678.jpg" text:style-name="Internet_20_link" text:visited-style-name="Visited_20_Internet_20_Link">
2f7b39cd-52ec-4463-a371-7dd4e2dc0678.jpg</text:a>
']</text:p>
      <text:p text:style-name="P4">
Tags: ['ВОЛОДИМИР ЗЕЛЕНСЬКИЙ', 'ПРЕЗИДЕНТ УКРАЇНИ', 'ПРЕМʼЄР-МІНІСТР КАМБОДЖІ', 'ХУН СЕН']</text:p>
      <text:p text:style-name="P4">
Category: News</text:p>
      <!--METADATA-->
      <text:p text:style-name="P4">
<draw:frame draw:style-name="fr1" draw:name="Image274" text:anchor-type="as-char" svg:width="6.9236in" svg:height="4.615733in" draw:z-index="0">
<draw:image xlink:href="../Images/AРМІЯINFORM/2023-05-29T73-00-00-04-00/2f7b39cd-52ec-4463-a371-7dd4e2dc0678.jpg" xlink:type="simple" xlink:show="embed" xlink:actuate="onLoad" draw:mime-type="image/jpeg"/>
</draw:frame>
President of Ukraine Volodymyr Zelensky has a telephone conversation with Prime Minister Cambodia Hun Saint. During the conversation, the Head of State thanked Government Vambodzi for a fundamental position to support Ukraine's sovereignty and territorial persistence.</text:p>
      <text:p text:style-name="P4">
About it <text:a xlink:type="simple" xlink:href="https://t.me/V_Zelenskiy_official/6403" text:style-name="Internet_20_link" text:visited-style-name="Visited_20_Internet_20_Link">
wrote</text:a>
President of Ukraine Utelegram-channel.</text:p>
      <text:p text:style-name="P4">
"I noted the preparation of Camboda of Ukrainian mine specialists. I am to continue this cooperation. He spoke about the Ukrainian formula of Miruta invited Camboda to join specific steps in its implementation, ”the President said.</text:p>
      <text:p text:style-name="P4">
News Source: <text:a xlink:type="simple" xlink:href="https://armyinform.com.ua/2023/05/29/glava-derzhavy-u-rozmovi-z-hun-senom-vidznachyv-pidgotovku-u-kambodzhi-ukrayinskyh-speczialistiv-iz-rozminuvannya/" text:style-name="Internet_20_link" text:visited-style-name="Visited_20_Internet_20_Link">
https://armyinform.com.ua/2023/05/29/glava-derzhavy-u-rozmovi-z-hun-senom-vidznachyv-pidgotovku-u-kambodzhi-ukrayinskyh-speczialistiv-iz-rozminuvannya/</text:a>
</text:p>
      <!--NEWS-->
      <text:h text:style-name="P10" text:outline-level="1">
<text:span text:style-name="T4">
This will strengthen the combat capabilities of the Armed Forces: the President thanked Denmark for increasing the funding of the Ukrainian Fund</text:span>
</text:h>
      <text:p text:style-name="P4">
Author: ['АРМІЯINFORM']</text:p>
      <text:p text:style-name="P4">
Time: 2023-05-29T74:00:00-04:00</text:p>
      <text:p text:style-name="P4">
Description: President of Ukraine Volodymyr Zelensky about those, ShO Daniga Zbilshil Finannuvann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zelenskyj-studenty.jpg" text:style-name="Internet_20_link" text:visited-style-name="Visited_20_Internet_20_Link">
zelenskyj-studenty.jpg</text:a>
']</text:p>
      <text:p text:style-name="P4">
Tags: ['ВОЛОДИМИР ЗЕЛЕНСЬКИЙ', 'ВТОРГНЕННЯ РФ', 'ДОПОМОГА ПАРТНЕРІВ', 'КОРОЛІВСТВО ДАНІЯ', 'СВІТ ПІДТРИМУЄ УКРАЇНУ']</text:p>
      <text:p text:style-name="P4">
Category: News</text:p>
      <!--METADATA-->
      <text:p text:style-name="P4">
<draw:frame draw:style-name="fr1" draw:name="Image275" text:anchor-type="as-char" svg:width="6.9236in" svg:height="4.613273in" draw:z-index="0">
<draw:image xlink:href="../Images/AРМІЯINFORM/2023-05-29T74-00-00-04-00/zelenskyj-studenty.jpg" xlink:type="simple" xlink:show="embed" xlink:actuate="onLoad" draw:mime-type="image/jpeg"/>
</draw:frame>
President of Ukraine Volodymyr Zelensky reported that Denmark has increased the funding of the Foundation to support Ukraine by $ 2.6 billion. Such a step will invoke the combat capabilities of Ukraine's defense forces in the fight against the Russian Federation.</text:p>
      <text:p text:style-name="P4">
The head of state wrote about it in <text:a xlink:type="simple" xlink:href="https://twitter.com/ZelenskyyUa/status/1663138989832826883" text:style-name="Internet_20_link" text:visited-style-name="Visited_20_Internet_20_Link">
Twitter.</text:a>
“I am grateful to folking(<text:span text:style-name="T5">
Donpaya Parliament of Denmark - Ed .</text:span>
), Danish and the people of Denmark for the decision to increase the funding of the Fund to support Ukraine by $ 2.6 billion. This tangible contribution will even more increase the combat capacity of the Armed Forces in the short and medium term. Our power is unity!” - said Volodymyr Zelenskyy.</text:p>
      <text:p text:style-name="P4">
Recall that on May 26 during the Ukrainian Investment Forum in Copenhagenibulo <text:a xlink:type="simple" xlink:href="https://armyinform.com.ua/2023/05/27/daniya-vidkryla-speczialnyj-investyczijnyj-fond-dlya-ukrayiny-na-sumu-v-1-mlrd-kron/" text:style-name="Internet_20_link" text:visited-style-name="Visited_20_Internet_20_Link">
announced</text:a>
Passing the social program of the Danish Investment Fund for Ukraine an amount of 1 billion Danish crowns, which is approximately $ 133 million.</text:p>
      <text:p text:style-name="P4">
News Source: <text:a xlink:type="simple" xlink:href="https://armyinform.com.ua/2023/05/29/cze-posylyt-bojovi-mozhlyvosti-zsu-prezydent-podyakuvav-daniyi-za-zbilshennya-finansuvannya-ukrayinskogo-fondu/" text:style-name="Internet_20_link" text:visited-style-name="Visited_20_Internet_20_Link">
https://armyinform.com.ua/2023/05/29/cze-posylyt-bojovi-mozhlyvosti-zsu-prezydent-podyakuvav-daniyi-za-zbilshennya-finansuvannya-ukrayinskogo-fondu/</text:a>
</text:p>
      <!--NEWS-->
      <text:h text:style-name="P10" text:outline-level="1">
<text:span text:style-name="T4">
Ministry of Defense refines the methods and approaches to the organization of internal audit according to the challenges of wartime</text:span>
</text:h>
      <text:p text:style-name="P4">
Author: ['АРМІЯINFORM']</text:p>
      <text:p text:style-name="P4">
Time: 2023-05-29T75:00:00-04:00</text:p>
      <text:p text:style-name="P4">
Description: The ROZROK NEW METHODIS IN PIDKhodiv to the organized internal audit in the ministry ... War with Ukraine 2022, War with Ukraine Latest News Today,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0/04/20160206.jpg" text:style-name="Internet_20_link" text:visited-style-name="Visited_20_Internet_20_Link">
20160206.jpg</text:a>
']</text:p>
      <text:p text:style-name="P4">
Tags: ['ВНУТРІШНІЙ АУДИТ', 'МОУ', 'ОЛЕКСАНДР ТИТКОВСЬКИЙ']</text:p>
      <text:p text:style-name="P4">
Category: News</text:p>
      <!--METADATA-->
      <text:p text:style-name="P4">
<draw:frame draw:style-name="fr1" draw:name="Image276" text:anchor-type="as-char" svg:width="6.9236in" svg:height="3.840589in" draw:z-index="0">
<draw:image xlink:href="../Images/AРМІЯINFORM/2023-05-29T75-00-00-04-00/20160206.jpg" xlink:type="simple" xlink:show="embed" xlink:actuate="onLoad" draw:mime-type="image/jpeg"/>
</draw:frame>
The development of new methods and approaches to the organization of internal audit in the Ministry of Defense and the Armed Forces of Ukraine continues continuously in accordance with the challenges of wartime.</text:p>
      <text:p text:style-name="P4">
This was reported by the Director of the Department of Internal Audit of the Ministry of Defense of Ukraine Colonel Alexander Titkovsky during a conference of the Institute of Internal Auditors Ciia South West Conference.</text:p>
      <ul>
        <li>
In the context of a large -scale war, it is important for us to prevent the ineffective use of financial and material resources, as well as to provide the Ministry of Defense of Ukraine with sufficient confidence that the principles of virtue, legality and efficiency in all spheres of military activity are observed.</li>
      </ul>
      <text:p text:style-name="P4">
According to him, despite the challenges caused by the large-scale invasion of the state-state-state-state, the successful introduction and conduct of new species of internal audit, such as audit of the effectiveness of the internal control system and risk management, effectiveness of basic processes of activity, audit of compliance and regulations, and the regulations. NATO standards.</text:p>
      <ul>
        <li>
In 2023, the Minister of Defense of Ukraine Alexei Reznikov approved a planning audit, which is first based on the study of the efficiency of the main processes in the Ministry of Defense and the Armed Forces, such as the process of organizing and carrying out weapons and military equipment in martial law, process The use of material and technical assistance, the use of budgetary funds with expensive programs, etc.,-said the officer.</li>
      </ul>
      <text:p text:style-name="P4">
In addition, as Oleksandr Titkovsky noted, in the course of the main tasks, according to the plan, internal auditors begin to use new types of software, namely Korovay and Logfas.</text:p>
      <text:p text:style-name="P4">
The Director of the Department of Internal Audit of the Ministry of Defense of Ukraine, thanked foreign partners for their support in the fight against the Russian aggressor stressed the openness to further cooperation for the sake of the victory of Ukraine.</text:p>
      <text:p text:style-name="P4">
<text:span text:style-name="T4">
 Source: </text:span>
 <text:a xlink:type="simple" xlink:href="https://www.mil.gov.ua/news/2023/05/29/minoboroni-vdoskonalyue-metodi-i-pidhodi-do-organizaczii-vnutrishnogo-auditu-vidpovidno-do-viklikiv-voennogo-chasu/" text:style-name="Internet_20_link" text:visited-style-name="Visited_20_Internet_20_Link">
__ Ministry of Defense of Ukraine_</text:a>
</text:p>
      <text:p text:style-name="P4">
News Source: <text:a xlink:type="simple" xlink:href="https://armyinform.com.ua/2023/05/29/minoborony-vdoskonalyuye-metody-i-pidhody-do-organizacziyi-vnutrishnogo-audytu-vidpovidno-do-vyklykiv-voyennogo-chasu/" text:style-name="Internet_20_link" text:visited-style-name="Visited_20_Internet_20_Link">
https://armyinform.com.ua/2023/05/29/minoborony-vdoskonalyuye-metody-i-pidhody-do-organizacziyi-vnutrishnogo-audytu-vidpovidno-do-vyklykiv-voyennogo-chasu/</text:a>
</text:p>
      <!--NEWS-->
      <text:h text:style-name="P10" text:outline-level="1">
<text:span text:style-name="T4">
Gur reacted to rocket attacks: our answer will not be delayed</text:span>
</text:h>
      <text:p text:style-name="P4">
Author: ['АРМІЯINFORM']</text:p>
      <text:p text:style-name="P4">
Time: 2023-05-29T76:00:00-04:00</text:p>
      <text:p text:style-name="P4">
Description: PISLAYA TO TARIRISHICAL PROSKAVATIA OF WORKING BASTICAL MASTERS DIRECTIONS 29 ADITIONS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ez-imeni-10.jpg" text:style-name="Internet_20_link" text:visited-style-name="Visited_20_Internet_20_Link">
bez-imeni-10.jpg</text:a>
']</text:p>
      <text:p text:style-name="P4">
Tags: ['АГРЕСІЯ РФ', 'ВТОРГНЕННЯ РФ', 'ГУР МОУ', 'КИРИЛО БУДАНОВ', 'РАКЕТНА АТАКА']</text:p>
      <text:p text:style-name="P4">
Category: News</text:p>
      <!--METADATA-->
      <text:p text:style-name="P4">
<draw:frame draw:style-name="fr1" draw:name="Image277" text:anchor-type="as-char" svg:width="6.9236in" svg:height="4.252244in" draw:z-index="0">
<draw:image xlink:href="../Images/AРМІЯINFORM/2023-05-29T76-00-00-04-00/bez-imeni-10.jpg" xlink:type="simple" xlink:show="embed" xlink:actuate="onLoad" draw:mime-type="image/jpeg"/>
</draw:frame>
Following the attempt of terrorist Russia to attack Ukraine on May 29, 2023, the head of the Main Directorate of Intelligence of the Ministry of Defense of Ukraine, Major-General Kirill Budanov made a statement stating that he failed to intimidate the Ukrainians and the answer would not be lost.</text:p>
      <text:p text:style-name="P4">
About it <text:a xlink:type="simple" xlink:href="https://gur.gov.ua/content/cherhova-sproba-terorystychnykh-dii-rf-vkotre-zaznala-porazky-nachalnyk-hur-mo-ukrainy-kyrylo-budanov.html" text:style-name="Internet_20_link" text:visited-style-name="Visited_20_Internet_20_Link">
reports</text:a>
GUR MOU.</text:p>
      <text:p text:style-name="P4">
"All those who still believed, believe in the Russian Federation, or maybe dream of being intimidated by Ukraine, I want to upset you - it is not so: everyone was in their workplaces and continue to perform their workplaces." , - said the head of Ukrainian military intelligence.</text:p>
      <text:p text:style-name="P4">
Cyril Budanov stressed that “all those who tried to intimidate us, dreaming that he will bring some effect, - you will soon regret it. Our answer will be short. Soon everyone will see everything. "</text:p>
      <text:p text:style-name="P4">
News Source: <text:a xlink:type="simple" xlink:href="https://armyinform.com.ua/2023/05/29/gur-vidreaguvalo-na-raketni-ataky-chergova-sproba-terorystychnyh-dij-rf-vkotre-zaznala-porazky/" text:style-name="Internet_20_link" text:visited-style-name="Visited_20_Internet_20_Link">
https://armyinform.com.ua/2023/05/29/gur-vidreaguvalo-na-raketni-ataky-chergova-sproba-terorystychnyh-dij-rf-vkotre-zaznala-porazky/</text:a>
</text:p>
      <!--NEWS-->
      <text:h text:style-name="P10" text:outline-level="1">
<text:span text:style-name="T4">
More than half a million hryvnias have been charged to the State Budget of Ukraine for the benefit of the MOU</text:span>
</text:h>
      <text:p text:style-name="P4">
Author: ['АРМІЯINFORM']</text:p>
      <text:p text:style-name="P4">
Time: 2023-05-29T77:00:00-04:00</text:p>
      <text:p text:style-name="P4">
Description: To the sovereign budget of Ukrainian, it was pulled by a hryvnia 533 hryvnias for non -leaving viconnia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3/minoborony.jpg" text:style-name="Internet_20_link" text:visited-style-name="Visited_20_Internet_20_Link">
minoborony.jpg</text:a>
']</text:p>
      <text:p text:style-name="P4">
Tags: ['МОУ', 'СПЕЦІАЛІЗОВАНА ПРОКУРАТУРА У ВІЙСЬКОВІЙ ТА ОБОРОННІЙ СФЕРІ']</text:p>
      <text:p text:style-name="P4">
Category: News</text:p>
      <!--METADATA-->
      <text:p text:style-name="P4">
<draw:frame draw:style-name="fr1" draw:name="Image278" text:anchor-type="as-char" svg:width="6.9236in" svg:height="4.609964in" draw:z-index="0">
<draw:image xlink:href="../Images/AРМІЯINFORM/2023-05-29T77-00-00-04-00/minoborony.jpg" xlink:type="simple" xlink:show="embed" xlink:actuate="onLoad" draw:mime-type="image/jpeg"/>
</draw:frame>
The State Budget of Ukraine has been charged <text:span text:style-name="T4">
 over UAH 533 thousand </text:span>
 The enforcement of the state contract for the repair of special purpose equipment.</text:p>
      <text:p text:style-name="P4">
About it <text:a xlink:type="simple" xlink:href="https://vppnr.gp.gov.ua/ua/news.html" text:style-name="Internet_20_link" text:visited-style-name="Visited_20_Internet_20_Link">
reports</text:a>
The press service of the Specialized Prosecutor's Office in the field of defense of the Central Region.</text:p>
      <text:p text:style-name="P4">
In December 2020, a state contract was concluded between the Ministry of Defense of Ukraine and the state -owned enterprise for the performance of works and delivery of state defense order.</text:p>
      <text:p text:style-name="P4">
Contrary to the terms of the contract, the contractor did not comply with the sebete liabilities for the supply of products within the term specified in the contract.</text:p>
      <text:p text:style-name="P4">
The Kyiv Specialized Prosecutor's Office in the Military and Defense Sconcentral Region went to court in the 23 of the Law of Ukraine "Prosecutor's Office".</text:p>
      <text:p text:style-name="P4">
The decision of the Commercial Court of Kyiv of January 31, 2023 satisfied the statement of the Kiev Special Prosecutor's Office to recover from the enterprise of the corresponding sanctions for improper execution of the state contract for the repair of technical use.</text:p>
      <text:p text:style-name="P4">
News Source: <text:a xlink:type="simple" xlink:href="https://armyinform.com.ua/2023/05/29/na-koryst-mou-do-derzhbyudzhetu-ukrayiny-styagnuto-ponad-piv-miljona-gryven/" text:style-name="Internet_20_link" text:visited-style-name="Visited_20_Internet_20_Link">
https://armyinform.com.ua/2023/05/29/na-koryst-mou-do-derzhbyudzhetu-ukrayiny-styagnuto-ponad-piv-miljona-gryven/</text:a>
</text:p>
      <!--NEWS-->
      <text:h text:style-name="P10" text:outline-level="1">
<text:span text:style-name="T4">
The Ukrainian delegation in the status of CCDCOE member first participated in the meeting of the Center's executive committee</text:span>
</text:h>
      <text:p text:style-name="P4">
Author: ['АРМІЯINFORM']</text:p>
      <text:p text:style-name="P4">
Time: 2023-05-29T78:00:00-04:00</text:p>
      <text:p text:style-name="P4">
Description: Syogodnі, 29 Herbalop, from Tallinni Ukrainian delegation took fate from Zavodannin Kerivny ... War with Ukraine 2022, War with Ukraine Latest News today, News War with Ukraine 2022 Last for Ukraine,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7248413_169028842806530_1388117925557216235_n.jpg" text:style-name="Internet_20_link" text:visited-style-name="Visited_20_Internet_20_Link">
347248413_169028842806530_1388117925557216235_n.jpg</text:a>
']</text:p>
      <text:p text:style-name="P4">
Tags: ['CCDCOE', 'КІБЕРБЕЗПЕКА', 'КІБЕРОБОРОНА ДЕРЖАВИ', 'РНБО УКРАЇНИ']</text:p>
      <text:p text:style-name="P4">
Category: News</text:p>
      <!--METADATA-->
      <text:p text:style-name="P4">
<draw:frame draw:style-name="fr1" draw:name="Image279" text:anchor-type="as-char" svg:width="6.9236in" svg:height="3.277171in" draw:z-index="0">
<draw:image xlink:href="../Images/AРМІЯINFORM/2023-05-29T78-00-00-04-00/347248413_169028842806530_1388117925557216235_n.jpg" xlink:type="simple" xlink:show="embed" xlink:actuate="onLoad" draw:mime-type="image/jpeg"/>
</draw:frame>
Today, on May 29, in Tallinn, the Ukrainian delegation took part in a meeting of the Committee of the Joint Center(Ccdcoe).</text:p>
      <text:p text:style-name="P4">
Про це <text:a xlink:type="simple" xlink:href="https://www.rnbo.gov.ua/ua/Diialnist/6372.html" text:style-name="Internet_20_link" text:visited-style-name="Visited_20_Internet_20_Link">
повідомляє</text:a>
National Security and Defense of Ukraine.</text:p>
      <text:p text:style-name="P4">
The chairman of the Ukrainian delegation - Deputy Secretary of the National Security Council of Ukraine, Serhiy Demedyuk, noted that raising the flag of Ukraine VCCDCOE was an important step in our country on the way of joining NATO.</text:p>
      <text:p text:style-name="P4">
“Ukraine, which has been forced to defend its independence with a terrorist on all fronts for over eight years, showed a high level of resistance in cyberspace. However, Russian hackers are a threat not only for our country, but for the whole world. In order to ensure the international security of tangent values of the entire democratic world, we must unite the Taraz with a common enemy, ”said Sergey Demedyuk.</text:p>
      <text:p text:style-name="P4">
Also, the Deputy Secretary of the NSDC of Ukraine thanked the members of the Leading Committee of Care of Ukraine, noting that CCDCOE demonstrated unity in the issue of our country to the center.</text:p>
      <text:p text:style-name="P4">
Recall that on May 16, 2023, Ukraine became a full member of CCDCOE as a holder of the Concerns country. Ukraine's accession to the Center is a significant relevant to our country in the strengthening of international interaction of Cybersecurity and Cybroborons.</text:p>
      <text:p text:style-name="P4">
News Source: <text:a xlink:type="simple" xlink:href="https://armyinform.com.ua/2023/05/29/ukrayinska-delegacziya-u-statusi-chlena-ccdcoe-vpershe-vzyala-uchast-u-zasidanni-kerivnogo-komitetu-czentru/" text:style-name="Internet_20_link" text:visited-style-name="Visited_20_Internet_20_Link">
https://armyinform.com.ua/2023/05/29/ukrayinska-delegacziya-u-statusi-chlena-ccdcoe-vpershe-vzyala-uchast-u-zasidanni-kerivnogo-komitetu-czentru/</text:a>
</text:p>
      <!--NEWS-->
      <text:h text:style-name="P10" text:outline-level="1">
<text:span text:style-name="T4">
Anna Malyar: Russia, in addition to ordinary, also leads a psychological war</text:span>
</text:h>
      <text:p text:style-name="P4">
Author: ['АРМІЯINFORM']</text:p>
      <text:p text:style-name="P4">
Time: 2023-05-29T79:00:00-04:00</text:p>
      <text:p text:style-name="P4">
Description: Rosiyani leads the same to the psychologist, the head of the man as much as possible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5f6a5374.jpg" text:style-name="Internet_20_link" text:visited-style-name="Visited_20_Internet_20_Link">
5f6a5374.jpg</text:a>
']</text:p>
      <text:p text:style-name="P4">
Tags: ['STOPRUSSIA', 'АГРЕСІЯ РФ', 'ВТОРГНЕННЯ РФ', 'ГАННА МАЛЯР']</text:p>
      <text:p text:style-name="P4">
Category: News</text:p>
      <!--METADATA-->
      <text:p text:style-name="P4">
<draw:frame draw:style-name="fr1" draw:name="Image280" text:anchor-type="as-char" svg:width="6.9236in" svg:height="4.615733in" draw:z-index="0">
<draw:image xlink:href="../Images/AРМІЯINFORM/2023-05-29T79-00-00-04-00/5f6a5374.jpg" xlink:type="simple" xlink:show="embed" xlink:actuate="onLoad" draw:mime-type="image/jpeg"/>
</draw:frame>
Gannamaars. Photo: Dmitry Yurchenko / Armyinfom</text:p>
      <text:p text:style-name="P4">
The Russians also wage a psychological war, whose task is to undermine the psychological stability of Ukrainians and unity, since these two factors of resistance are important.</text:p>
      <text:p text:style-name="P4">
On this <text:a xlink:type="simple" xlink:href="https://t.me/annamaliar/802" text:style-name="Internet_20_link" text:visited-style-name="Visited_20_Internet_20_Link">
emphasizes</text:a>
Deputy Minister of Defense of Ukraine Anna Malyar.</text:p>
      <text:p text:style-name="P4">
She explains that the Russians do it military and information methods.</text:p>
      <text:p text:style-name="P4">
“For example, launching rockets in civilian sites in the center of Kiev is a weapon used for psychological purposes. First of all, to intimidate. Kiev for Ukrainian is not just the capital, but a symbol of indomitability and resistance. Therefore, to hit Lyev for the enemy is to show the vulnerability of our symbol of stability. The enemy is subconsciously the impression of the defenselessness of the capital, ”Anna Malyar said.</text:p>
      <text:p text:style-name="P4">
She also added that a few hours before the next missile attack on Ukraine, the invaders launched an information and psychological attack for the next discrediting of Ukraine.</text:p>
      <text:p text:style-name="P4">
“The enemy beats those who have the trust of citizens. For what? Just like with rockets in Kiev - to sow a sense of defenselessness, ”Hannamaars said.</text:p>
      <text:p text:style-name="P4">
According to the Deputy Minister of Defense of Ukraine, a large -scale war shows a funny property(uncomplicated)They have no fear.</text:p>
      <text:p text:style-name="P4">
News Source: <text:a xlink:type="simple" xlink:href="https://armyinform.com.ua/2023/05/29/ganna-malyar-rosiya-okrim-zvychajnoyi-takozh-vede-i-psyhologichnu-vijnu/" text:style-name="Internet_20_link" text:visited-style-name="Visited_20_Internet_20_Link">
https://armyinform.com.ua/2023/05/29/ganna-malyar-rosiya-okrim-zvychajnoyi-takozh-vede-i-psyhologichnu-vijnu/</text:a>
</text:p>
      <!--NEWS-->
      <text:h text:style-name="P10" text:outline-level="1">
<text:span text:style-name="T4">
The New Zealand military conducted comprehensive training with the Armed Forces recruits as part of the Interflex Operation</text:span>
</text:h>
      <text:p text:style-name="P4">
Author: ['АРМІЯINFORM']</text:p>
      <text:p text:style-name="P4">
Time: 2023-05-29T80:00:00-04:00</text:p>
      <text:p text:style-name="P4">
Description: The framework of the Bagatonatziyonnaya Opeasza “INTERFlex” ZAGALNOVISKOVOKOKOKOK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9880444_138949255855793_3469869169060026702_n.jpg" text:style-name="Internet_20_link" text:visited-style-name="Visited_20_Internet_20_Link">
349880444_138949255855793_3469869169060026702_n.jpg</text:a>
']</text:p>
      <text:p text:style-name="P4">
Tags: ['STOPRUSSIA', 'АГРЕСІЯ РФ', 'ВТОРГНЕННЯ РФ', 'ІНТЕРФЛЕКС', 'СВІТ ПІДТРИМУЄ УКРАЇНУ']</text:p>
      <text:p text:style-name="P4">
Category: News</text:p>
      <!--METADATA-->
      <text:p text:style-name="P4">
<draw:frame draw:style-name="fr1" draw:name="Image281" text:anchor-type="as-char" svg:width="6.9236in" svg:height="4.49457in" draw:z-index="0">
<draw:image xlink:href="../Images/AРМІЯINFORM/2023-05-29T80-00-00-04-00/349880444_138949255855793_3469869169060026702_n.jpg" xlink:type="simple" xlink:show="embed" xlink:actuate="onLoad" draw:mime-type="image/jpeg"/>
</draw:frame>
Within the framework of the Multinational Educational Operations, Interflex on Basic Warning Training of the Armed Forces of the Armed Forces in the United Kingdom, highly qualified military instructors of the Defense Forces of New Zealand, they do not help to turn motivated Ukrainian recruits into a pre -linked speakers, teaching their skills.</text:p>
      <text:p text:style-name="P4">
About it <text:a xlink:type="simple" xlink:href="https://www.facebook.com/GeneralStaff.ua/posts/pfbid02CA1YJBDuq9iRqx87qv5A6bSSbVmHbpcFQsP5uE6sVLDVMskVQqmozfZCiDtLstt9l" text:style-name="Internet_20_link" text:visited-style-name="Visited_20_Internet_20_Link">
reports</text:a>
The General Staff of the Armed Forces.</text:p>
      <text:p text:style-name="P4">
In general, the Nova Zealand defense forces in the United Kingdom will teach Ukrainian recruits such skills as weapons, aid, first aid on the battlefield, attacking offensive and defensive operations in different conditions.</text:p>
      <text:p text:style-name="P4">
As early as August 15, 2022, the government and the forces of New Zealand officially reported that they made a decision to "make a significant development of 120 forces of Defense forces of New Zealand in the United Kingdom to assist in the training of Ukrainian military personnel in the framework of the International efforts."</text:p>
      <text:p text:style-name="P4">
The Defense Minister of New Zealand has said: “This deployment is also a statement of the new Zealand's defense personnel to gain valuable experience through the statement of basic military skills in a foreign environment, along with key partners, which helps to maintain our military capacity. The infantry preparation is well consistent with the skills and capabilities of more personnel. The training will be conducted exclusively in one of the places of the kingdom of the kingdom and the personnel of the Defense forces of New Zealand will not get to Ukraine. ”</text:p>
      <text:p text:style-name="P4">
News Source: <text:a xlink:type="simple" xlink:href="https://armyinform.com.ua/2023/05/29/novozelandski-vijskovi-provely-kompleksni-navchannya-z-novobranczyamy-zsu-v-ramkah-operacziyi-interfleks/" text:style-name="Internet_20_link" text:visited-style-name="Visited_20_Internet_20_Link">
https://armyinform.com.ua/2023/05/29/novozelandski-vijskovi-provely-kompleksni-navchannya-z-novobranczyamy-zsu-v-ramkah-operacziyi-interfleks/</text:a>
</text:p>
      <!--NEWS-->
      <text:h text:style-name="P10" text:outline-level="1">
<text:span text:style-name="T4">
Victory in the war with Russia and Ukraine's membership in the EU and NATO is a recipe for stable peace in Europe</text:span>
</text:h>
      <text:p text:style-name="P4">
Author: ['АРМІЯINFORM']</text:p>
      <text:p text:style-name="P4">
Time: 2023-05-29T81:00:00-04:00</text:p>
      <text:p text:style-name="P4">
Description: -Premus-Minіstonії Kallas PID Hour of Spynoye Zustychi Z, war with Ukraine 2022, the war with Ukraine Latest news today, News War with Ukraine 2022, is the last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47256636_924845522075993_7996274983465867652_n.jpg" text:style-name="Internet_20_link" text:visited-style-name="Visited_20_Internet_20_Link">
347256636_924845522075993_7996274983465867652_n.jpg</text:a>
']</text:p>
      <text:p text:style-name="P4">
Tags: ['STOPRUSSIA', 'АГРЕСІЯ РФ', 'ВЕРХОВНА РАДА УКРАЇНИ', 'ВІЙНА', 'ВТОРГНЕННЯ РФ']</text:p>
      <text:p text:style-name="P4">
Category: News</text:p>
      <!--METADATA-->
      <text:p text:style-name="P4">
<draw:frame draw:style-name="fr1" draw:name="Image282" text:anchor-type="as-char" svg:width="6.9236in" svg:height="5.059878in" draw:z-index="0">
<draw:image xlink:href="../Images/AРМІЯINFORM/2023-05-29T81-00-00-04-00/347256636_924845522075993_7996274983465867652_n.jpg" xlink:type="simple" xlink:show="embed" xlink:actuate="onLoad" draw:mime-type="image/jpeg"/>
</draw:frame>
-This was emphasized by the Prime Minister of Estonia Kai Callas during jointly with the heads of governments of Germany, Lithuania and Latvia,-said Olena Kondratyuk, deputy chairman of the Verkhovna Rada of Ukraine.</text:p>
      <text:p text:style-name="P4">
Ukraine, in her opinion, has already proven to the world, which she can win in this case with the support of the Transatlantic Family.</text:p>
      <text:p text:style-name="P4">
According to Kai Callas, the sooner Putin understands that he does not reach his goals, the sooner this war will end.</text:p>
      <ul>
        <li>
          <text:p text:style-name="P4">
Our power is unity, and Russia's strategy is to destroy this unity. It has to make a cycle of Russian aggression. To do this, we need to exhaust the Russian car and support Ukraine to win. For long-term Vevropy peace, we should end the gray zones in European safety and NATO-NATO-NATO-NATO-NATO,-said Estonia Prime Minister.</text:p>
        </li>
        <li>
          <text:p text:style-name="P4">
I thank Ms. Kaja Kallas, with whom I was able to personally meet the support of Ukraine during a visit to Estonia, for her leadership, advocacy and perseverance in the approach of victory and implementation of the Euro -Atlantic work of the Ukrainian people, - said Elena Kondratyuk.</text:p>
        </li>
      </ul>
      <text:p text:style-name="P4">
<text:span text:style-name="T4">
 Source: </text:span>
 <text:a xlink:type="simple" xlink:href="https://www.facebook.com/verkhovna.rada.ukraine/posts/pfbid02HPBExnNGyzqbarpT5zKhrJCTAH2mDZbDZHzN9FmvfwJiF91hcS14X6A8NmTt3uKxl" text:style-name="Internet_20_link" text:visited-style-name="Visited_20_Internet_20_Link">
_ <text:span text:style-name="T5">
spovna Rada of Ukraine.</text:span>
</text:a>
</text:p>
      <text:p text:style-name="P4">
News Source: <text:a xlink:type="simple" xlink:href="https://armyinform.com.ua/2023/05/29/peremoga-u-vijni-z-rosiyeyu-ta-chlenstvo-ukrayiny-v-yes-i-nato-os-reczept-stabilnogo-myru-v-yevropi/" text:style-name="Internet_20_link" text:visited-style-name="Visited_20_Internet_20_Link">
https://armyinform.com.ua/2023/05/29/peremoga-u-vijni-z-rosiyeyu-ta-chlenstvo-ukrayiny-v-yes-i-nato-os-reczept-stabilnogo-myru-v-yevropi/</text:a>
</text:p>
      <!--NEWS-->
      <text:h text:style-name="P10" text:outline-level="1">
<text:span text:style-name="T4">
Parliament defined May 8, the Day of Remembrance and Victory over Nazism in the Second World War 1939 - 1945</text:span>
</text:h>
      <text:p text:style-name="P4">
Author: ['АРМІЯINFORM']</text:p>
      <text:p text:style-name="P4">
Time: 2023-05-29T82:00:00-04:00</text:p>
      <text:p text:style-name="P4">
Description: About CED DOIMLAY Verkhovna is glad of Ukraine. In order to get up the day of Pam'yati To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50238929_976354170031274_2199289994086261544_n-e1685370358363.jpg" text:style-name="Internet_20_link" text:visited-style-name="Visited_20_Internet_20_Link">
350238929_976354170031274_2199289994086261544_n-e1685370358363.jpg</text:a>
']</text:p>
      <text:p text:style-name="P4">
Tags: ['ВЕРХОВНА РАДА УКРАЇНИ', 'ДЕНЬ ПЕРЕМОГИ НАД НАЦИЗМОМ У ДРУГІЙ СВІТОВІЙ ВІЙНІ']</text:p>
      <text:p text:style-name="P4">
Category: News</text:p>
      <!--METADATA-->
      <text:p text:style-name="P4">
<draw:frame draw:style-name="fr1" draw:name="Image283" text:anchor-type="as-char" svg:width="6.9236in" svg:height="4.304171in" draw:z-index="0">
<draw:image xlink:href="../Images/AРМІЯINFORM/2023-05-29T82-00-00-04-00/350238929_976354170031274_2199289994086261544_n-e1685370358363.jpg" xlink:type="simple" xlink:show="embed" xlink:actuate="onLoad" draw:mime-type="image/jpeg"/>
</draw:frame>
About it <text:a xlink:type="simple" xlink:href="https://www.facebook.com/verkhovna.rada.ukraine/posts/pfbid028trjHA2FtjnNTTQo1kF5e2vxvZpZxandMKQWzv3FjNUjrjYGAod8z83DwpdaiNyfl" text:style-name="Internet_20_link" text:visited-style-name="Visited_20_Internet_20_Link">
reports</text:a>
Verkhovna Rada of Ukraine.</text:p>
      <text:p text:style-name="P4">
In order to establish the Day of Remembrance and Victory over Nazism, people who have received, on the proposal of the President, amended Article 73 of the Code of Labor of Ukraine, as well as the law on the perpetuation of the victory over Nazism(№ 9278).</text:p>
      <text:p text:style-name="P4">
Прийняття закону сприятиме утвердженню в Україні європейської традиції щодовідзначення щорічно 8 травня перемоги над нацизмом та дозволить розвінчатиміфи й маніпуляції радянсько-російської пропаганди.</text:p>
      <text:p text:style-name="P4">
News Source: <text:a xlink:type="simple" xlink:href="https://armyinform.com.ua/2023/05/29/parlament-vyznachyv-8-travnya-dnem-pamyati-ta-peremogy-nad-naczyzmom-u-drugij-svitovij-vijni-1939-1945-rokiv/" text:style-name="Internet_20_link" text:visited-style-name="Visited_20_Internet_20_Link">
https://armyinform.com.ua/2023/05/29/parlament-vyznachyv-8-travnya-dnem-pamyati-ta-peremogy-nad-naczyzmom-u-drugij-svitovij-vijni-1939-1945-rokiv/</text:a>
</text:p>
      <!--NEWS-->
      <text:h text:style-name="P10" text:outline-level="1">
<text:span text:style-name="T4">
Two girlfriends from Kramatorsk will be judged for the state council and work on the enemy</text:span>
</text:h>
      <text:p text:style-name="P4">
Author: ['АРМІЯINFORM']</text:p>
      <text:p text:style-name="P4">
Time: 2023-05-29T83:00:00-04:00</text:p>
      <text:p text:style-name="P4">
Description: About CED DOIMLAS OFIC A General Prosecutor. RIVNNENSKA Regional Prosecutor's Office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50373146_945956633383660_265862056590825753_n.jpg" text:style-name="Internet_20_link" text:visited-style-name="Visited_20_Internet_20_Link">
350373146_945956633383660_265862056590825753_n.jpg</text:a>
']</text:p>
      <text:p text:style-name="P4">
Tags: ['STOPRUSSIA', 'АГРЕСІЯ РФ', 'ВІЙНА', 'ВТОРГНЕННЯ РФ', 'ДОНЕЧЧИНА', 'ОФІС ГЕНЕРАЛЬНОГО ПРОКУРОРА УКРАЇНИ']</text:p>
      <text:p text:style-name="P4">
Category: News</text:p>
      <!--METADATA-->
      <text:p text:style-name="P4">
<draw:frame draw:style-name="fr1" draw:name="Image284" text:anchor-type="as-char" svg:width="6.9236in" svg:height="5.1927in" draw:z-index="0">
<draw:image xlink:href="../Images/AРМІЯINFORM/2023-05-29T83-00-00-04-00/350373146_945956633383660_265862056590825753_n.jpg" xlink:type="simple" xlink:show="embed" xlink:actuate="onLoad" draw:mime-type="image/jpeg"/>
</draw:frame>
About it <text:a xlink:type="simple" xlink:href="https://www.facebook.com/pgo.gov.ua/posts/pfbid02E5QQku42mXc45oZWGUdYCDDfUdkLbPePcJJtB9DALZ29ab2cqjLgLBQMDfuKNryyl" text:style-name="Internet_20_link" text:visited-style-name="Visited_20_Internet_20_Link">
reports</text:a>
Office of the Prosecutor General.</text:p>
      <text:p text:style-name="P4">
The Rivne Regional Prosecutor's Office sent an indictment to the court for two residents of Donetsk region. One of them is charged with state treason and the other is the expansion of information on the location of the Armed Forces units committed in the conditions(Part 2 of Art. 111, Part 2 of Art. 114-2 of the Criminal Code of Ukraine).</text:p>
      <text:p text:style-name="P4">
Слідством встановлено, що жительку Краматорська завербував представникспецслужб рф. На виконання завдань свого куратора жінка коригувала вогоньокупантів. Вона регулярно через месенджер повідомляла співробітнику силспеціальних операцій головного управління генерального штабу зс рф інформаціющодо результатів та місць ракетних ударів, завданих ворогом по населенихпунктах Донеччини.</text:p>
      <text:p text:style-name="P4">
Вона також передавала дані про місця дислокації, рух, кількість особовогоскладу та техніки ЗСУ для подальшого їх артилерійського обстрілу.</text:p>
      <text:p text:style-name="P4">
Обвинувачена усвідомлювала, що ця інформація буде використана ворогом дляподальшого проведення розвідувально-підривної діяльності на шкоду інтересам тадержавній безпеці України. За це агресор, у разі захоплення регіону,гарантував їй керівну посаду в окупаційній адміністрації.</text:p>
      <text:p text:style-name="P4">
У цій діяльності обвинуваченій допомагала подруга, теж жителька Краматорська,яка в силу своєї професійної діяльності володіла інформацією про місцядислокації ЗСУ.</text:p>
      <text:p text:style-name="P4">
Обидві прихильниці «руського міра» наразі перебувають під вартою.</text:p>
      <text:p text:style-name="P4">
Досудове розслідування — СБУ.</text:p>
      <text:p text:style-name="P4">
News Source: <text:a xlink:type="simple" xlink:href="https://armyinform.com.ua/2023/05/29/dvoh-podrug-z-kramatorska-sudytymut-za-derzhzradu-ta-robotu-na-voroga/" text:style-name="Internet_20_link" text:visited-style-name="Visited_20_Internet_20_Link">
https://armyinform.com.ua/2023/05/29/dvoh-podrug-z-kramatorska-sudytymut-za-derzhzradu-ta-robotu-na-voroga/</text:a>
</text:p>
      <!--NEWS-->
      <text:h text:style-name="P10" text:outline-level="1">
<text:span text:style-name="T4">
Components for the production of unmanned systems at the duration of martial law are released from import duties</text:span>
</text:h>
      <text:p text:style-name="P4">
Author: ['АРМІЯINFORM']</text:p>
      <text:p text:style-name="P4">
Time: 2023-05-29T84:00:00-04:00</text:p>
      <text:p text:style-name="P4">
Description: The Verkhovna Rada of Ukraine included it to the order of the Denya, she praised the Zmin Zmin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200_0_1666613542-3173.webp" text:style-name="Internet_20_link" text:visited-style-name="Visited_20_Internet_20_Link">
1200_0_1666613542-3173.webp</text:a>
']</text:p>
      <text:p text:style-name="P4">
Tags: ['STOPRUSSIA', 'АГРЕСІЯ РФ', 'ВЕРХОВНА РАДА УКРАЇНИ', 'ВІЙНА', 'ВТОРГНЕННЯ РФ']</text:p>
      <text:p text:style-name="P4">
Category: News</text:p>
      <!--METADATA-->
      <text:p text:style-name="P4">
<draw:frame draw:style-name="fr1" draw:name="Image285" text:anchor-type="as-char" svg:width="6.9236in" svg:height="3.507957in" draw:z-index="0">
<draw:image xlink:href="../ConvertedIMGs/AРМІЯINFORM/2023-05-29T84-00-00-04-00/1200_0_1666613542-3173.png" xlink:type="simple" xlink:show="embed" xlink:actuate="onLoad" draw:mime-type="image/png"/>
</draw:frame>
Illustrative photo</text:p>
      <text:p text:style-name="P4">
The Verkhovna Rada of Ukraine included on the agenda and approved as a whole to the final and transitional provisions of the Customs Code on the exemption(№ 9276)The bill involves the release of martial law from payment of import duties on components(Materials, nodes, equipment units and components)UAVs imported by enterprises for their own activities for the production of UAV tar.</text:p>
      <text:p text:style-name="P4">
The entity that has imported components undertakes to report on the use of such goods. And in case of misuse, it will be necessary to pay the duty payments from which it was dismissed and to pay the penalty.</text:p>
      <text:p text:style-name="P4">
<text:span text:style-name="T4">
 Source: </text:span>
 <text:a xlink:type="simple" xlink:href="https://www.facebook.com/verkhovna.rada.ukraine/posts/pfbid026SfbS3ibKTKGNhMtP4o5u2kD6BmVcuueKKsLkteAn6HKoYaCjZwsESNaKVK8849Hl" text:style-name="Internet_20_link" text:visited-style-name="Visited_20_Internet_20_Link">
_ <text:span text:style-name="T5">
Severkhvna Rada of Ukraine</text:span>
</text:a>
</text:p>
      <text:p text:style-name="P4">
News Source: <text:a xlink:type="simple" xlink:href="https://armyinform.com.ua/2023/05/29/skladovi-dlya-vyrobnycztva-bezpilotnyh-system-na-chas-diyi-voyennogo-stanu-zvilnyayutsya-vid-vviznogo-myta/" text:style-name="Internet_20_link" text:visited-style-name="Visited_20_Internet_20_Link">
https://armyinform.com.ua/2023/05/29/skladovi-dlya-vyrobnycztva-bezpilotnyh-system-na-chas-diyi-voyennogo-stanu-zvilnyayutsya-vid-vviznogo-myta/</text:a>
</text:p>
      <!--NEWS-->
      <text:h text:style-name="P10" text:outline-level="1">
<text:span text:style-name="T4">
Russian invaders continue to rob the civilian population</text:span>
</text:h>
      <text:p text:style-name="P4">
Author: ['АРМІЯINFORM']</text:p>
      <text:p text:style-name="P4">
Time: 2023-05-29T85:00:00-04:00</text:p>
      <text:p text:style-name="P4">
Description: About CED DOIMAL GS ZSU. Rosіyski Passion for the Vessacity of Grabuvati Mirne ... The war with Ukraine 2022, the war with Ukraine is the latest news today, the News War with Ukraine 2022 is the last for today, will there be a war between Ukraine and Russia and when, there will be a war with Ukraine in 2022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 'ГШ ЗСУ']</text:p>
      <text:p text:style-name="P4">
Category: News</text:p>
      <!--METADATA-->
      <text:p text:style-name="P4">
<draw:frame draw:style-name="fr1" draw:name="Image286" text:anchor-type="as-char" svg:width="6.9236in" svg:height="4.33302in" draw:z-index="0">
<draw:image xlink:href="../Images/AРМІЯINFORM/2023-05-29T85-00-00-04-00/okupanty-strilb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3n8ofjJkwrF6rfaxTscUvQrKYZYQsBPLM9W5mdDgNMgxWCSzgFX43AGzYyQPE4Ppl" text:style-name="Internet_20_link" text:visited-style-name="Visited_20_Internet_20_Link">
reports</text:a>
HSC of the Armed Forces.</text:p>
      <text:p text:style-name="P4">
Russian invaders continue to plunder the civilian population. Thus, in the temporarily seized Svatov Luhansk region, in farms, which, with the departure of the owner, cannot provide some documents on the right, simply take combines, trucks and other expensive equipment.</text:p>
      <text:p text:style-name="P4">
News Source: <text:a xlink:type="simple" xlink:href="https://armyinform.com.ua/2023/05/29/rosijski-okupanty-prodovzhuyut-grabuvaty-myrne-naselennya/" text:style-name="Internet_20_link" text:visited-style-name="Visited_20_Internet_20_Link">
https://armyinform.com.ua/2023/05/29/rosijski-okupanty-prodovzhuyut-grabuvaty-myrne-naselennya/</text:a>
</text:p>
      <!--NEWS-->
      <text:h text:style-name="P10" text:outline-level="1">
<text:span text:style-name="T4">
Zaluzhny, Syrsky and Tarnavsky reported the Supreme Commander of the Armed Forces about the situation at the front</text:span>
</text:h>
      <text:p text:style-name="P4">
Author: ['АРМІЯINFORM']</text:p>
      <text:p text:style-name="P4">
Time: 2023-05-29T86:00:00-04:00</text:p>
      <text:p text:style-name="P4">
Description: About the work in telegram-channel Volodimir Zelensky. Puppying the bet.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zelenskyj.jpeg" text:style-name="Internet_20_link" text:visited-style-name="Visited_20_Internet_20_Link">
zelenskyj.jpeg</text:a>
']</text:p>
      <text:p text:style-name="P4">
Tags: ['STOPRUSSIA', 'АГРЕСІЯ РФ', 'ВІЙНА', 'ВОЛОДИМИР ЗЕЛЕНСЬКИЙ', 'ВТОРГНЕННЯ РФ', 'СТАВКА ВЕРХОВНОГО ГОЛОВНОКОМАНДУВАЧА']</text:p>
      <text:p text:style-name="P4">
Category: News</text:p>
      <!--METADATA-->
      <text:p text:style-name="P4">
<draw:frame draw:style-name="fr1" draw:name="Image287" text:anchor-type="as-char" svg:width="6.9236in" svg:height="4.621503in" draw:z-index="0">
<draw:image xlink:href="../Images/AРМІЯINFORM/2023-05-29T86-00-00-04-00/zelenskyj.jpeg" xlink:type="simple" xlink:show="embed" xlink:actuate="onLoad" draw:mime-type="image/jpeg"/>
</draw:frame>
About this <text:a xlink:type="simple" xlink:href="https://t.me/V_Zelenskiy_official/6405" text:style-name="Internet_20_link" text:visited-style-name="Visited_20_Internet_20_Link">
it is referred</text:a>
In the television channel-channel of Zelensky.</text:p>
      <text:p text:style-name="P4">
Just finished the bet.</text:p>
      <text:p text:style-name="P4">
Important questions. Important solutions. The main thing is terms. And most importantly, there are answers about terminals.</text:p>
      <text:p text:style-name="P4">
<text:span text:style-name="T4">
 Question first: </text:span>
 Front. Reported: Zaluzhny, Syrsky, Tarnavsky. About the general operational situation and in particular areas.</text:p>
      <text:p text:style-name="P4">
<text:span text:style-name="T4">
 Second: </text:span>
 Acquisition of new offensive brigades and ensuring fast logistics. Reports of the Ministry of Defense, the Ministry of Infrastructure and the Ministry of Stratege.</text:p>
      <text:p text:style-name="P4">
<text:span text:style-name="T4">
 Question Third: </text:span>
 New contracts for supplying additional missiles, additional air defense companies, analysis of air defense work in the last days, evaluated damage.</text:p>
      <text:p text:style-name="P4">
The relevant decisions have been made by all points.</text:p>
      <text:p text:style-name="P4">
News Source: <text:a xlink:type="simple" xlink:href="https://armyinform.com.ua/2023/05/29/zaluzhnyj-syrskyj-i-tarnavskyj-dopovily-verhovnomu-golovnokomanduvachu-zsu-pro-sytuacziyu-na-fronti/" text:style-name="Internet_20_link" text:visited-style-name="Visited_20_Internet_20_Link">
https://armyinform.com.ua/2023/05/29/zaluzhnyj-syrskyj-i-tarnavskyj-dopovily-verhovnomu-golovnokomanduvachu-zsu-pro-sytuacziyu-na-fronti/</text:a>
</text:p>
      <!--NEWS-->
      <text:h text:style-name="P10" text:outline-level="1">
<text:span text:style-name="T4">
Aviation of Defense Forces has inflicted 15 beats in the enemy's concentration areas</text:span>
</text:h>
      <text:p text:style-name="P4">
Author: ['АРМІЯINFORM']</text:p>
      <text:p text:style-name="P4">
Time: 2023-05-29T87:00:00-04:00</text:p>
      <text:p text:style-name="P4">
Description: About CED DOIMAL GS ZSU. Avіaatsіya defense forces for Dob took 15 strikes in areas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10/2021-10-28-v-brygadi-taktychnoyi-aviacziya-kyyivskij-oblasti-zavershylysya-navchannya1-e1683649919657.jpg" text:style-name="Internet_20_link" text:visited-style-name="Visited_20_Internet_20_Link">
2021-10-28-v-brygadi-taktychnoyi-aviacziya-kyyivskij-oblasti-zavershylysya-navchannya1-e1683649919657.jpg</text:a>
']</text:p>
      <text:p text:style-name="P4">
Tags: ['STOPRUSSIA', 'АГРЕСІЯ РФ', 'ВІЙНА', 'ВТОРГНЕННЯ РФ', 'ГШ ЗСУ', 'ХРОНІКА ОБОРОНИ']</text:p>
      <text:p text:style-name="P4">
Category: News</text:p>
      <!--METADATA-->
      <text:p text:style-name="P4">
<draw:frame draw:style-name="fr1" draw:name="Image288" text:anchor-type="as-char" svg:width="6.9236in" svg:height="4.233493in" draw:z-index="0">
<draw:image xlink:href="../Images/AРМІЯINFORM/2023-05-29T87-00-00-04-00/2021-10-28-v-brygadi-taktychnoyi-aviacziya-kyyivskij-oblasti-zavershylysya-navchannya1-e1683649919657.jpg" xlink:type="simple" xlink:show="embed" xlink:actuate="onLoad" draw:mime-type="image/jpeg"/>
</draw:frame>
Illustrative Photo <text:span text:style-name="T4">
 🔥 The situation of the Russian invasion </text:span>
</text:p>
      <text:p text:style-name="P4">
About it <text:a xlink:type="simple" xlink:href="https://www.facebook.com/GeneralStaff.ua/posts/pfbid03n8ofjJkwrF6rfaxTscUvQrKYZYQsBPLM9W5mdDgNMgxWCSzgFX43AGzYyQPE4Ppl" text:style-name="Internet_20_link" text:visited-style-name="Visited_20_Internet_20_Link">
reports</text:a>
HSC of the Armed Forces.</text:p>
      <text:p text:style-name="P4">
The aviation of the defense forces per day made 15 beats in the areas of concentration of personal staff and military equipment of the enemy.</text:p>
      <text:p text:style-name="P4">
The departments of rocket troops and artillery struck 3 areas of concentration of military equipment, ammunition composition, 3 air defense means 3 important goals of the enemy.</text:p>
      <text:p text:style-name="P4">
News Source: <text:a xlink:type="simple" xlink:href="https://armyinform.com.ua/2023/05/29/aviacziya-syl-oborony-zavdala-15-udariv-po-rajonah-zoseredzhennya-protyvnyka/" text:style-name="Internet_20_link" text:visited-style-name="Visited_20_Internet_20_Link">
https://armyinform.com.ua/2023/05/29/aviacziya-syl-oborony-zavdala-15-udariv-po-rajonah-zoseredzhennya-protyvnyka/</text:a>
</text:p>
      <!--NEWS-->
      <text:h text:style-name="P10" text:outline-level="1">
<text:span text:style-name="T4">
Ukrainian defenders repelled 12 enemy attacks in the Marinka area</text:span>
</text:h>
      <text:p text:style-name="P4">
Author: ['АРМІЯINFORM']</text:p>
      <text:p text:style-name="P4">
Time: 2023-05-29T88:00:00-04:00</text:p>
      <text:p text:style-name="P4">
Description: About CED DOIMAL GS ZSU. The Vorog Khdadov by the Avіiazihiyvs in the regions ... War with Ukraine 2022, War with Ukraine latest news today, News War with Ukraine 2022 Last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5/347237924_624788443012328_708239762839648665_n.jpg" text:style-name="Internet_20_link" text:visited-style-name="Visited_20_Internet_20_Link">
347237924_624788443012328_708239762839648665_n.jpg</text:a>
']</text:p>
      <text:p text:style-name="P4">
Tags: ['STOPRUSSIA', 'АГРЕСІЯ РФ', 'ВІЙНА', 'ВТОРГНЕННЯ РФ', 'ВТРАТИ ВОРОГА', 'ГШ ЗСУ']</text:p>
      <text:p text:style-name="P4">
Category: News</text:p>
      <!--METADATA-->
      <text:p text:style-name="P4">
<draw:frame draw:style-name="fr1" draw:name="Image289" text:anchor-type="as-char" svg:width="6.9236in" svg:height="3.617581in" draw:z-index="0">
<draw:image xlink:href="../Images/AРМІЯINFORM/2023-05-29T88-00-00-04-00/347237924_624788443012328_708239762839648665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3n8ofjJkwrF6rfaxTscUvQrKYZYQsBPLM9W5mdDgNMgxWCSzgFX43AGzYyQPE4Ppl" text:style-name="Internet_20_link" text:visited-style-name="Visited_20_Internet_20_Link">
reports</text:a>
HSC of the Armed Forces.</text:p>
      <text:p text:style-name="P4">
During the day, the enemy struck in the areas of Avdiivka, Vodyany Tageorriyivka of Donetsk region. He made artillery shelling of inhabited novokalinovka, Avdiivka, Pervomaisk, Karlovka.</text:p>
      <text:p text:style-name="P4">
At the same time, our defenders repelled 12 enemy attacks in the city of Marinka.</text:p>
      <text:p text:style-name="P4">
News Source: <text:a xlink:type="simple" xlink:href="https://armyinform.com.ua/2023/05/29/ukrayinski-zahysnyky-vidbyly-12-vorozhyh-atak-v-rajoni-maryinky/" text:style-name="Internet_20_link" text:visited-style-name="Visited_20_Internet_20_Link">
https://armyinform.com.ua/2023/05/29/ukrayinski-zahysnyky-vidbyly-12-vorozhyh-atak-v-rajoni-maryinky/</text:a>
</text:p>
      <!--NEWS-->
      <text:h text:style-name="P10" text:outline-level="1">
<text:span text:style-name="T4">
Presidential Appeal to the American people on the occasion of Remembrance Day</text:span>
</text:h>
      <text:p text:style-name="P4">
Author: ['АРМІЯINFORM']</text:p>
      <text:p text:style-name="P4">
Time: 2023-05-29T89:00:00-04:00</text:p>
      <text:p text:style-name="P4">
Description: VID IMENISH VSIKh Ukrainian I am a hot whopy masculine I self -sacrifice all the America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dd8074cb11116bf4ddfe1e38199a71a1_1685371618_extra_large.jpeg" text:style-name="Internet_20_link" text:visited-style-name="Visited_20_Internet_20_Link">
dd8074cb11116bf4ddfe1e38199a71a1_1685371618_extra_large.jpeg</text:a>
']</text:p>
      <text:p text:style-name="P4">
Tags: ['STOPRUSSIA', 'АГРЕСІЯ РФ', 'ВІЙНА', 'ВОЛОДИМИР ЗЕЛЕНСЬКИЙ', 'ВТОРГНЕННЯ РФ', 'ОФІС ПРЕЗИДЕНТА УКРАЇНИ', 'США']</text:p>
      <text:p text:style-name="P4">
Category: News</text:p>
      <!--METADATA-->
      <text:p text:style-name="P4">
<draw:frame draw:style-name="fr1" draw:name="Image290" text:anchor-type="as-char" svg:width="6.9236in" svg:height="3.894525in" draw:z-index="0">
<draw:image xlink:href="../Images/AРМІЯINFORM/2023-05-29T89-00-00-04-00/dd8074cb11116bf4ddfe1e38199a71a1_1685371618_extra_large.jpeg" xlink:type="simple" xlink:show="embed" xlink:actuate="onLoad" draw:mime-type="image/jpeg"/>
</draw:frame>
On behalf of all Ukrainians, I would like to honor the courage and self -sacrifice of all Americans who stood up and continue to protect freedom.</text:p>
      <text:p text:style-name="P4">
Your freedom resisted thanks to those who fought for her. Our freedom will stand for those who are fighting for it. Freedom is based on the courage of the best in their own kind and on the readiness of young men and women who serve their noroda in the army, become the best of their kind and make their courage for the future of their nation.</text:p>
      <text:p text:style-name="P4">
When we remember the warriors who sacrificed our lives in the name of freedom, we have a reason why we are alive, why we live the way we like, and why our free nations will be.</text:p>
      <text:p text:style-name="P4">
Our duty is to teach children that freedom cannot be seen as a given. Our duty is to teach them to be grateful. Our duty is to honor anyone who has given their lives, protecting the freedom, the noble and free flag of their country and the people. Our duty is to remember what price was paid for keeping the light of freedom, despite all the dark times that came.</text:p>
      <text:p text:style-name="P4">
We, Ukrainians, will always be grateful to the United States and every American for the extraordinary support, who helps us to reduce Russian tyranny to those who lost to freedom.</text:p>
      <text:p text:style-name="P4">
My special thanks to this day of memory to all Americans of different times - sons of ideas, parents and mothers, brothers and sisters who became warriors whose force was transformed into the power of freedom and who was destined to show the world that freedom would be bright on the hill.</text:p>
      <text:p text:style-name="P4">
May our victory, the victory of Ukrainian soldiers, will make it light!</text:p>
      <text:p text:style-name="P4">
God, bless America!</text:p>
      <text:p text:style-name="P4">
Glory to Ukraine!</text:p>
      <text:p text:style-name="P4">
News Source: <text:a xlink:type="simple" xlink:href="https://armyinform.com.ua/2023/05/29/zvernennya-prezydenta-ukrayiny-do-amerykanskogo-narodu-z-nagody-dnya-pamyati/" text:style-name="Internet_20_link" text:visited-style-name="Visited_20_Internet_20_Link">
https://armyinform.com.ua/2023/05/29/zvernennya-prezydenta-ukrayiny-do-amerykanskogo-narodu-z-nagody-dnya-pamyati/</text:a>
</text:p>
      <!--NEWS-->
      <text:h text:style-name="P10" text:outline-level="1">
<text:span text:style-name="T4">
The Verkhovna Rada of Ukraine adopted as a basis the bill on the peculiarities of taxation during the period of martial law</text:span>
</text:h>
      <text:p text:style-name="P4">
Author: ['АРМІЯINFORM']</text:p>
      <text:p text:style-name="P4">
Time: 2023-05-29T90:00:00-04:00</text:p>
      <text:p text:style-name="P4">
Description: Verkhovna Rada of Ukraine brought in the Pershoy Vyannnіkt Zmin to the law on fіnanchen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vru.jpg" text:style-name="Internet_20_link" text:visited-style-name="Visited_20_Internet_20_Link">
vru.jpg</text:a>
']</text:p>
      <text:p text:style-name="P4">
Tags: ['ВЕРХОВНА РАДА УКРАЇНИ', 'ВІЙНА', 'ВТОРГНЕННЯ РФ', 'ЗАКОНОПРОЄКТ', 'ЗАКОРДОННІ ІНВЕСТИЦІЇ']</text:p>
      <text:p text:style-name="P4">
Category: News</text:p>
      <!--METADATA-->
      <text:p text:style-name="P4">
<draw:frame draw:style-name="fr1" draw:name="Image291" text:anchor-type="as-char" svg:width="6.9236in" svg:height="5.804039in" draw:z-index="0">
<draw:image xlink:href="../Images/AРМІЯINFORM/2023-05-29T90-00-00-04-00/vru.jpg" xlink:type="simple" xlink:show="embed" xlink:actuate="onLoad" draw:mime-type="image/jpeg"/>
</draw:frame>
The Verkhovna Rada of Ukraine adopted in the first reading of the project amendments to the Law Financial Mechanisms of Stimulating Export Activities on Insurance Investment In Ukraine from Military Risk(№ 9015).</text:p>
      <text:p text:style-name="P4">
Про це йдеться у<text:a xlink:type="simple" xlink:href="https://www.rada.gov.ua/news/razom/237055.html" text:style-name="Internet_20_link" text:visited-style-name="Visited_20_Internet_20_Link">
повідомленні</text:a>
on the official Verkhovna Rada of Ukraine.</text:p>
      <text:p text:style-name="P4">
The purpose of the document is to create the conditions for zooming investments in Ukraine of hostilities and post -war recovery.</text:p>
      <text:p text:style-name="P4">
Investment insurance against military risks is an important tool for promoting economic growth in many countries of the world, MPs say. Investors, investors protection against casualties through hostilities, governments help to establish a more stable and safe environment for investors.</text:p>
      <text:p text:style-name="P4">
<text:span text:style-name="T4">
 Reference: </text:span>
 Investment insurance against military risks is available in many other countries of the world, including the United Kingdom, Japan, Germany, France, Canada, Australia, Israel, etc. In these countries, government agencies providing insurance of investment from military risks are usually linked to the National Ministry of Finance or are independent organizations created specifically for this purpose <text:span text:style-name="T5">
(Explanatory note to the draft law)</text:span>
.</text:p>
      <text:p text:style-name="P4">
News Source: <text:a xlink:type="simple" xlink:href="https://armyinform.com.ua/2023/05/29/verhovna-rada-ukrayiny-pryjnyala-za-osnovu-zakonoproekt-shhodo-osoblyvostej-opodatkuvannya-u-period-diyi-voyennogo-stanu/" text:style-name="Internet_20_link" text:visited-style-name="Visited_20_Internet_20_Link">
https://armyinform.com.ua/2023/05/29/verhovna-rada-ukrayiny-pryjnyala-za-osnovu-zakonoproekt-shhodo-osoblyvostej-opodatkuvannya-u-period-diyi-voyennogo-stanu/</text:a>
</text:p>
      <!--NEWS-->
      <text:h text:style-name="P10" text:outline-level="1">
<text:span text:style-name="T4">
Thank you to Denmark for adamant support - Alexei Reznikov</text:span>
</text:h>
      <text:p text:style-name="P4">
Author: ['АРМІЯINFORM']</text:p>
      <text:p text:style-name="P4">
Time: 2023-05-29T91:00:00-04:00</text:p>
      <text:p text:style-name="P4">
Description: His Twitter has a minister of the defense of Ukraine Oleksiy ... The war with Ukraine 2022, the war with Ukraine is the latest news today, the News War with Ukraine 2022 is the last for today, whether the war between Ukraine and Russia will be,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reznikovvv.jpeg" text:style-name="Internet_20_link" text:visited-style-name="Visited_20_Internet_20_Link">
reznikovvv.jpeg</text:a>
']</text:p>
      <text:p text:style-name="P4">
Tags: ['STOPRUSSIA', 'ВТОРГНЕННЯ РФ', 'МІЖНАРОДНА ДОПОМОГА', 'ОЛЕКСІЙ РЕЗНІКОВ']</text:p>
      <text:p text:style-name="P4">
Category: News</text:p>
      <!--METADATA-->
      <text:p text:style-name="P4">
<draw:frame draw:style-name="fr1" draw:name="Image292" text:anchor-type="as-char" svg:width="6.9236in" svg:height="4.32725in" draw:z-index="0">
<draw:image xlink:href="../Images/AРМІЯINFORM/2023-05-29T91-00-00-04-00/reznikovvv.jpeg" xlink:type="simple" xlink:show="embed" xlink:actuate="onLoad" draw:mime-type="image/jpeg"/>
</draw:frame>
In his Twitter, the Minister of Defense of Ukraine Alexei Reznikov <text:a xlink:type="simple" xlink:href="https://twitter.com/oleksiireznikov/status/1663208377290305538" text:style-name="Internet_20_link" text:visited-style-name="Visited_20_Internet_20_Link">
expressed</text:a>
Grand of Denmark Prime Minister Matte Frederixen, Acting Minister of Defense Lund Pulzen and the Danish Government for approval of additional military assistance worth $ 2.6 billion to Ukraine to strengthen its defense.</text:p>
      <text:p text:style-name="P4">
“Thank you to the people of Denmark for their adamant support!Forward to our joint winner!” - Alexei Reznikov wrote.</text:p>
      <text:p text:style-name="P4">
News Source: <text:a xlink:type="simple" xlink:href="https://armyinform.com.ua/2023/05/29/dyakuyemo-narodu-daniyi-za-nepohytnu-pidtrymku-oleksij-reznikov/" text:style-name="Internet_20_link" text:visited-style-name="Visited_20_Internet_20_Link">
https://armyinform.com.ua/2023/05/29/dyakuyemo-narodu-daniyi-za-nepohytnu-pidtrymku-oleksij-reznikov/</text:a>
</text:p>
      <!--NEWS-->
      <text:h text:style-name="P10" text:outline-level="1">
<text:span text:style-name="T4">
The occupier of the Russian Federation told about the difficult situation in positions - GUR</text:span>
</text:h>
      <text:p text:style-name="P4">
Author: ['АРМІЯINFORM']</text:p>
      <text:p text:style-name="P4">
Time: 2023-05-29T92:00:00-04:00</text:p>
      <text:p text:style-name="P4">
Description: About the cowdomiles of the Gur MO Ukrainian. https://www.youtube.com/watch?v=ZMDQYYVSOHY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ІЙНА', 'ВТОРГНЕННЯ РФ', 'ГУР МО УКРАЇНИ', 'ГУР ПЕРЕХОПЛЕННЯ']</text:p>
      <text:p text:style-name="P4">
Category: News</text:p>
      <!--METADATA-->
      <text:p text:style-name="P4">
About it <text:a xlink:type="simple" xlink:href="https://gur.gov.ua/content/tut-plokho-sovsem-vse-nu-ne-tak-uzhe-khorosho-vot.html" text:style-name="Internet_20_link" text:visited-style-name="Visited_20_Internet_20_Link">
reports</text:a>
GUR of the Ministry of Defense of Ukraine.</text:p>
      <text:p text:style-name="P4">
News Source: <text:a xlink:type="simple" xlink:href="https://armyinform.com.ua/2023/05/29/okupant-rf-rozpoviv-pro-vazhku-sytuacziyu-na-pozycziyah/" text:style-name="Internet_20_link" text:visited-style-name="Visited_20_Internet_20_Link">
https://armyinform.com.ua/2023/05/29/okupant-rf-rozpoviv-pro-vazhku-sytuacziyu-na-pozycziyah/</text:a>
</text:p>
      <!--NEWS-->
      <text:h text:style-name="P10" text:outline-level="1">
<text:span text:style-name="T4">
The unity and solidarity of the international community are the key to restoring justice and peace - Andriy Kostin</text:span>
</text:h>
      <text:p text:style-name="P4">
Author: ['АРМІЯINFORM']</text:p>
      <text:p text:style-name="P4">
Time: 2023-05-29T93:00:00-04:00</text:p>
      <text:p text:style-name="P4">
Description: About Tse Ofіs of the General Prosecutor of the Vice at Telegram. General Prosecutor Andriy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1/ofis-generalnogo-prokurora.jpg" text:style-name="Internet_20_link" text:visited-style-name="Visited_20_Internet_20_Link">
ofis-generalnogo-prokurora.jpg</text:a>
']</text:p>
      <text:p text:style-name="P4">
Tags: ['STOPRUSSIA', 'ВІЙНА', 'ВТОРГНЕННЯ РФ', 'ОФІС ГЕНЕРАЛЬНОГО ПРОКУРОРА УКРАЇНИ']</text:p>
      <text:p text:style-name="P4">
Category: News</text:p>
      <!--METADATA-->
      <text:p text:style-name="P4">
<draw:frame draw:style-name="fr1" draw:name="Image293" text:anchor-type="as-char" svg:width="6.9236in" svg:height="3.883237in" draw:z-index="0">
<draw:image xlink:href="../Images/AРМІЯINFORM/2023-05-29T93-00-00-04-00/ofis-generalnogo-prokurora.jpg" xlink:type="simple" xlink:show="embed" xlink:actuate="onLoad" draw:mime-type="image/jpeg"/>
</draw:frame>
Illustrative photo</text:p>
      <text:p text:style-name="P4">
About this office of the Prosecutor General <text:a xlink:type="simple" xlink:href="https://t.me/pgo_gov_ua/12643" text:style-name="Internet_20_link" text:visited-style-name="Visited_20_Internet_20_Link">
reports</text:a>
In the telegram.</text:p>
      <text:p text:style-name="P4">
Prosecutor General Andriy Kostin Online participated in a security forumglobs in Bratislava.</text:p>
      <text:p text:style-name="P4">
Impunity for crimes committed against Ukraine is unacceptable. For this, we build a global network of responsibility - investigation and judicial mining both at the national and international levels, - said I Kostin during his speech.</text:p>
      <text:p text:style-name="P4">
The Prosecutor General noted that at the same time the struggle for justice at the same time is a huge challenge.</text:p>
      <text:p text:style-name="P4">
The aggressor commits new and new crimes daily. Increasing these challenges, international support is crucial.</text:p>
      <text:p text:style-name="P4">
Andriy Kostin thanked the European Community and the Great Seven with a solidarity with Ukraine.</text:p>
      <text:p text:style-name="P4">
Today I was asked if Putin would ever come before court. For a doubt, my answer is, "Never say never." Everything is in our pubs. The unity and solidarity of the international community are the key to restoring faith and peace, - the Prosecutor General stated.</text:p>
      <text:p text:style-name="P4">
Globsec is an analytical organization of global direction with UM headquarters. Bratislava, which is devoted to the ideas of spreading democracy, security, prosperity of truth development in Europe and around the world. It is an independent, non -party Taneoorya organization. Its mission is to influence the formation of the future through the generation of new ideas and solutions for a better and safer world.</text:p>
      <text:p text:style-name="P4">
News Source: <text:a xlink:type="simple" xlink:href="https://armyinform.com.ua/2023/05/29/yednist-i-solidarnist-mizhnarodnoyi-spilnoty-ye-klyuchamy-do-vidnovlennya-spravedlyvosti-ta-myru-andrij-kostin/" text:style-name="Internet_20_link" text:visited-style-name="Visited_20_Internet_20_Link">
https://armyinform.com.ua/2023/05/29/yednist-i-solidarnist-mizhnarodnoyi-spilnoty-ye-klyuchamy-do-vidnovlennya-spravedlyvosti-ta-myru-andrij-kostin/</text:a>
</text:p>
      <!--NEWS-->
      <text:h text:style-name="P10" text:outline-level="1">
<text:span text:style-name="T4">
Our successes, pressure and "petriots" we will respond to Russia to all manifestations of its evil - President</text:span>
</text:h>
      <text:p text:style-name="P4">
Author: ['АРМІЯINFORM']</text:p>
      <text:p text:style-name="P4">
Time: 2023-05-29T94:00:00-04:00</text:p>
      <text:p text:style-name="P4">
Description: I am healthy, Shanovna Ukrainian!https://www.youtube.com/watch?v=eigyeq-_oli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p>
      <text:p text:style-name="P4">
Tags: ['STOPRUSSIA', 'АГРЕСІЯ РФ', 'ВІДЕОЗВЕРНЕННЯ ПРЕЗИДЕНТА УКРАЇНИ', 'ВІЙНА', 'ВОЛОДИМИР ЗЕЛЕНСЬКИЙ', 'ВТОРГНЕННЯ РФ', 'ОФІС ПРЕЗИДЕНТА УКРАЇНИ']</text:p>
      <text:p text:style-name="P4">
Category: News</text:p>
      <!--METADATA-->
      <text:p text:style-name="P4">
<text:span text:style-name="T4">
 _ I wish health, dear Ukrainians!_ </text:span>
</text:p>
      <text:p text:style-name="P4">
Today it was a very long day, and this day began very early for many of our people.</text:p>
      <text:p text:style-name="P4">
Several Russian terrorist attacks per day. Shakhaned, winged missiles, ballistic. Managed Airlines. Thank our air defense - all defenders of the sky - today managed to save at least a hundred lives. Just a day. Most Shahaneda and rockets are shot down.</text:p>
      <text:p text:style-name="P4">
But every such terrorist attack returns us and the whole world to the obvious exclusion: Russia wants to go to the end by evil, that is, to its defeat, because there is no except and cannot be a different end other than defeat.</text:p>
      <text:p text:style-name="P4">
The world must see that the terror of the proh <text:span text:style-name="T5">
e</text:span>
.</text:p>
      <text:p text:style-name="P4">
When "Petriots" in the hands of Ukrainians are provided by one hundred percent of any Russian missiles, the terror of the proh <text:span text:style-name="T5">
e</text:span>
.</text:p>
      <text:p text:style-name="P4">
When the world increases the pressure on Russia, including sanctioned, when the isolation of terrorist grows when any proximity with Moscow is ashamed of its former partners, the terror of the proh <text:span text:style-name="T5">
e</text:span>
.</text:p>
      <text:p text:style-name="P4">
And, of course, there is no greater humiliation for the terrorist state than the successes of our military.</text:p>
      <text:p text:style-name="P4">
Actually, we have our pressure, our pressure, with our "petriots" we have and will be able to respond to Russia to all manifestations of its evil.</text:p>
      <text:p text:style-name="P4">
And we will destroy this evil.</text:p>
      <text:p text:style-name="P4">
No one else in the world uses weapons against evil more efficiently than Ukrainians.</text:p>
      <text:p text:style-name="P4">
Today spent the meeting. The reports are very specific.</text:p>
      <text:p text:style-name="P4">
Supply of new air defense systems and missiles to them, corresponding to the agreements.</text:p>
      <text:p text:style-name="P4">
The effectiveness of our air defense and what can make the sky protect stronger.</text:p>
      <text:p text:style-name="P4">
The hit, which, unfortunately, is.</text:p>
      <text:p text:style-name="P4">
Our defenders are able to learn and do their best to make terrorists much more difficult.</text:p>
      <text:p text:style-name="P4">
Reported on the rate, as always, the head and commander of the operatives.</text:p>
      <text:p text:style-name="P4">
Not only to provide ammunition, not only preparation of new brigades, not our tactics.</text:p>
      <text:p text:style-name="P4">
But the terms. This is what is as important as possible. Terms of how we will move. We will. The decisions are made.</text:p>
      <text:p text:style-name="P4">
I thank every soldier and sergeant, officer and general, every brigade who prepared.</text:p>
      <text:p text:style-name="P4">
He also held a very meaningful meeting with our internationalists today.</text:p>
      <text:p text:style-name="P4">
We are preparing new steps with partners to strengthen our protection. And for the other active action. There will be no alternative to complete liberation of our land. There will be no alternative to the complete protection of our values.</text:p>
      <text:p text:style-name="P4">
And I am grateful to all our partners who understand that respect for every human life, human freedom and international law are such values that are impossible for any compromise.Now the total amount of defense aid from Denmark will reach more than $ 4 billion700 million. Very important.</text:p>
      <text:p text:style-name="P4">
Such solutions make the defeat of Russian terror faster. Thank you for it!</text:p>
      <text:p text:style-name="P4">
He spoke with Cambodia Prime Minister Hun Saint today. He thanked him with the support of international rules, which is why the nation is united by the UN Charter and compulsory for all conventions.</text:p>
      <text:p text:style-name="P4">
He has invited Cambodia to join in common with different countries of the world to settle our peace formula.</text:p>
      <text:p text:style-name="P4">
This is a common global task - not to let Russia make terror something familiar to the world when someone else becomes ill.</text:p>
      <text:p text:style-name="P4">
And just before recording this appeal, he spent two more conversations.</text:p>
      <text:p text:style-name="P4">
He spoke with the Prime Minister of the Netherlands Mark Rutte. He informed about the strikers. He thanked for his readiness and continue to help us protect people.</text:p>
      <text:p text:style-name="P4">
The Netherlands is among the leaders in helping to protect against terror, to hold terrorists responsible.</text:p>
      <text:p text:style-name="P4">
We discussed our defense interaction - our new aviation coalition, coalition of modern fighters we create. And let's create!Of course, we discussed the and reinforcement of our air defense.</text:p>
      <text:p text:style-name="P4">
He spoke with Turkish President Erdogan. Greeted him on the victory of the skills.</text:p>
      <text:p text:style-name="P4">
I am convinced that our further cooperation - Ukraine and Turkey - at all levels can give even more benefits to our people and international stability.</text:p>
      <text:p text:style-name="P4">
The safety of our region and all of Europe, the world food security, the protection of the fundamental rules of international law is what we have done, do and will be done together.</text:p>
      <text:p text:style-name="P4">
Thank you all in the world who helps!Glory to all our soldiers!</text:p>
      <text:p text:style-name="P4">
Once again I thank the air forces and all our defenders and defenders of the sky.</text:p>
      <text:p text:style-name="P4">
<text:span text:style-name="T4">
<text:span text:style-name="T5">
Glory to Ukraine!</text:span>
</text:span>
</text:p>
      <text:p text:style-name="P4">
News Source: <text:a xlink:type="simple" xlink:href="https://armyinform.com.ua/2023/05/29/nashymy-uspihamy-tyskom-ta-petriotamy-my-vidpovidatymemo-rosiyi-na-vsi-proyavy-yiyi-zla-prezydent/" text:style-name="Internet_20_link" text:visited-style-name="Visited_20_Internet_20_Link">
https://armyinform.com.ua/2023/05/29/nashymy-uspihamy-tyskom-ta-petriotamy-my-vidpovidatymemo-rosiyi-na-vsi-proyavy-yiyi-zla-prezydent/</text:a>
</text:p>
      <!--NEWS-->
      <text:h text:style-name="P10" text:outline-level="1">
<text:span text:style-name="T4">
The Verkhovna Rada has set a pension allowance to fighters for independence of Ukraine who have been repressed by the communist regime</text:span>
</text:h>
      <text:p text:style-name="P4">
Author: ['Володимир Поліщук']</text:p>
      <text:p text:style-name="P4">
Time: 2023-05-29T95:00:00-04:00</text:p>
      <text:p text:style-name="P4">
Description: 29 Herbalop 2023 Roku Verkhovna Rada Ukrainian, the Ukrainian law “About Vesennya Zmi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represiyi.webp" text:style-name="Internet_20_link" text:visited-style-name="Visited_20_Internet_20_Link">
represiyi.webp</text:a>
']</text:p>
      <text:p text:style-name="P4">
Tags: ['ВЕРХОВНА РАДА УКРАЇНИ', 'ЖЕРТВИ РЕПРЕСІЙ', 'ЗАКОН', 'КОМІТЕТ ВЕРХОВНОЇ РАДИ УКРАЇНИ З\xa0ПИТАНЬ СОЦІАЛЬНОЇ ПОЛІТИКИ ТА\xa0ЗАХИСТУ ПРАВ ВЕТЕРАНІВ', 'КОМУНІСТИЧНІ РЕПРЕСІЇ']</text:p>
      <text:p text:style-name="P4">
Category: News</text:p>
      <!--METADATA-->
      <text:p text:style-name="P4">
<draw:frame draw:style-name="fr1" draw:name="Image294" text:anchor-type="as-char" svg:width="6.9236in" svg:height="3.956343in" draw:z-index="0">
<draw:image xlink:href="../ConvertedIMGs/AРМІЯINFORM/2023-05-29T95-00-00-04-00/represiyi.png" xlink:type="simple" xlink:show="embed" xlink:actuate="onLoad" draw:mime-type="image/png"/>
</draw:frame>
On May 29, 2023, the Verkhovna Rada of Ukraine adopted the Law of Ukraine "On Marking in the Laws of Ukraine" On Pensions for Special Services to Ukraine "and" On Rehabilitation who has set a pension for special merit before Ukraine(as a pension allowance)Fighters for the independence of Ukraine in the twentieth century, which during the communist totalitarian regime were repressed on political abya -religious motives in the form of imprisonment(imprisonment)or forced a substantial placement of a healthy person in a psychiatric institution and were rehabilitated in accordance with the procedure established by law.</text:p>
      <text:p text:style-name="P4">
About it on your official site <text:a xlink:type="simple" xlink:href="https://komspip.rada.gov.ua/news/main_news/75942.html" text:style-name="Internet_20_link" text:visited-style-name="Visited_20_Internet_20_Link">
writes</text:a>
Committee of Sensory Council of Ukraine on Social Policy and Protection of Veterans' Rights.</text:p>
      <text:p text:style-name="P4">
The amount of the corresponding monthly pension allowance will be 4200 UAH. The Tsum will be indexed annually since March 1, 2024.</text:p>
      <text:p text:style-name="P4">
The inventing funds in the state budget, which will provide the relevant expenditures, succeeded in particular, in particular, the abolition of pensions for special services to Ukraine for the People's Deputies of Ukraine, deputies of the former Union of the USSR and the Ukrainian SSR, members of the Cabinet of Ministers of Ukraine and the Government of the former Ukrainian SSR. This generation of the current generation of People's Deputies and the Government demonstrated the monitoring and heroism of the fighters for the independence of Ukraine in the twentieth century, the prompting of the communist regime, the unwavering devotion of the case of the development of Ukrainian statehood, the active civic position of the traffic and repression.</text:p>
      <text:p text:style-name="P4">
The first deputy chairman of the committee Mykhailo Tsymbalyuk, who headed the working group of preparation of this Law, told the correspondent the armyinform that the number of fighters for the independence of Ukraine in Khkhstitt is decreasing every year.</text:p>
      <text:p text:style-name="P4">
-First, those people who were in these periods were real fighters of Ukraine's retirement received real term of punishment, according to the Ukrainian Institute of National Memory, several hundreds remained. After thirty years of independence, he honored their real feat. Secondly, it will give an incentive and understanding of today's youth, modern-day servicemen that they will also enter into recent history as fighters in new conditions and in new challenges. It is important!- says Mikhailotsibalyuk.The main process of the bill was identified the Committee on Social Policy and the Protection of Veterans' Rights.</text:p>
      <text:p text:style-name="P4">
The text of the draft law received 27 proposals from 5 MPs of different factions and groups. The proposals of the People's Deputies concerned other statement of the provisions of the provisions of the Law of Ukraine "On Pensions of Unique Merit to Ukraine".</text:p>
      <text:p text:style-name="P4">
News Source: <text:a xlink:type="simple" xlink:href="https://armyinform.com.ua/2023/05/29/verhovna-rada-ukrayiny-vstanovyla-nadbavku-do-pensiyi-borczyam-za-nezalezhnist-ukrayiny-u-hh-stolitti-yaki-za-chasiv-komunistychnogo-totalitarnogo-rezhymu-zaznaly-represij/" text:style-name="Internet_20_link" text:visited-style-name="Visited_20_Internet_20_Link">
https://armyinform.com.ua/2023/05/29/verhovna-rada-ukrayiny-vstanovyla-nadbavku-do-pensiyi-borczyam-za-nezalezhnist-ukrayiny-u-hh-stolitti-yaki-za-chasiv-komunistychnogo-totalitarnogo-rezhymu-zaznaly-represij/</text:a>
</text:p>
      <!--NEWS-->
      <text:h text:style-name="P10" text:outline-level="1">
<text:span text:style-name="T4">
The President discussed the issue of strengthening Ukrainian air defense with the Prime Minister of the Netherlands</text:span>
</text:h>
      <text:p text:style-name="P4">
Author: ['АРМІЯINFORM']</text:p>
      <text:p text:style-name="P4">
Time: 2023-05-29T96:00:00-04:00</text:p>
      <text:p text:style-name="P4">
Description: President Volodymyr Zelensky, having discussed with prem "miinistr nіdereland by Mark Rutt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73fa685671568b77e54cb6583b17a5a5_1685290113_extra_large-1.png" text:style-name="Internet_20_link" text:visited-style-name="Visited_20_Internet_20_Link">
73fa685671568b77e54cb6583b17a5a5_1685290113_extra_large-1.png</text:a>
']</text:p>
      <text:p text:style-name="P4">
Tags: ['STOPRUSSIA', 'АГРЕСІЯ РФ', 'ВІЙНА', 'ВОЛОДИМИР ЗЕЛЕНСЬКИЙ', 'ВТОРГНЕННЯ РФ', 'НІДЕРЛАНДИ']</text:p>
      <text:p text:style-name="P4">
Category: News</text:p>
      <!--METADATA-->
      <text:p text:style-name="P4">
<draw:frame draw:style-name="fr1" draw:name="Image295" text:anchor-type="as-char" svg:width="6.9236in" svg:height="4.228385in" draw:z-index="0">
<draw:image xlink:href="../Images/AРМІЯINFORM/2023-05-29T96-00-00-04-00/73fa685671568b77e54cb6583b17a5a5_1685290113_extra_large-1.png" xlink:type="simple" xlink:show="embed" xlink:actuate="onLoad" draw:mime-type="image/png"/>
</draw:frame>
President Volodymyr Zelensky discussed with Prime Minister of Netherlands Rutte the strengthening of Russian rocket terror, the issue of creating an aviation coalition and strengthening the Ukrainian air defense system.</text:p>
      <text:p text:style-name="P4">
The Head of State reported this in <text:a xlink:type="simple" xlink:href="https://t.me/V_Zelenskiy_official/6408" text:style-name="Internet_20_link" text:visited-style-name="Visited_20_Internet_20_Link">
telegram</text:a>
.</text:p>
      <text:p text:style-name="P4">
«Провів розмову із Прем’єр-міністром Нідерландів Марком Рютте. Повідомив проактивізацію російським агресором ракетного терору проти України. Говорили проавіаційну коаліцію, про посилення нашої ППО. Ціную лідерську підтримкуНідерландів, зокрема безпекову. Переконаний, що вона й надаліпосилюватиметься», — зазначив Володимир Зеленський.</text:p>
      <text:p text:style-name="P4">
News Source: <text:a xlink:type="simple" xlink:href="https://armyinform.com.ua/2023/05/29/prezydent-ukrayiny-obgovoryv-z-premyerom-niderlandiv-posylennya-ppo/" text:style-name="Internet_20_link" text:visited-style-name="Visited_20_Internet_20_Link">
https://armyinform.com.ua/2023/05/29/prezydent-ukrayiny-obgovoryv-z-premyerom-niderlandiv-posylennya-ppo/</text:a>
</text:p>
      <!--NEWS-->
      <text:h text:style-name="P10" text:outline-level="1">
<text:span text:style-name="T4">
Having carried out rocket rocket launchers in the Black Sea, the enemy continues to keep the caliber ready.</text:span>
</text:h>
      <text:p text:style-name="P4">
Author: ['АРМІЯINFORM']</text:p>
      <text:p text:style-name="P4">
Time: 2023-05-29T97:00:00-04:00</text:p>
      <text:p text:style-name="P4">
Description: About the operational command of the command "PIVDEN" in Facebutsi. Thus, the reserve, the war with Ukraine 2022, the war with Ukraine is the latest news today, the war with Ukraine 2022 The last for today, whether the war between Ukraine and Russia will be,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2/11/pidvodnyj-choven-kalibry.jpg" text:style-name="Internet_20_link" text:visited-style-name="Visited_20_Internet_20_Link">
pidvodnyj-choven-kalibry.jpg</text:a>
']</text:p>
      <text:p text:style-name="P4">
Tags: ['STOPRUSSIA', 'АГРЕСІЯ РФ', 'ВІЙНА', 'ВТОРГНЕННЯ РФ', 'ОК «ПІВДЕНЬ»']</text:p>
      <text:p text:style-name="P4">
Category: News</text:p>
      <!--METADATA-->
      <text:p text:style-name="P4">
<draw:frame draw:style-name="fr1" draw:name="Image296" text:anchor-type="as-char" svg:width="6.9236in" svg:height="4.366107in" draw:z-index="0">
<draw:image xlink:href="../Images/AРМІЯINFORM/2023-05-29T97-00-00-04-00/pidvodnyj-choven-kalibry.jpg" xlink:type="simple" xlink:show="embed" xlink:actuate="onLoad" draw:mime-type="image/jpeg"/>
</draw:frame>
Illustrative photo</text:p>
      <text:p text:style-name="P4">
About this operational command "South" <text:a xlink:type="simple" xlink:href="https://www.facebook.com/OperationalCommandSouth/posts/pfbid031RjHc9qvYpfK7SFJaTLRNEsPPh7PaVh6Am2Pu1xYfqjUTQBEmMp6tMQF1LiNonX3l" text:style-name="Internet_20_link" text:visited-style-name="Visited_20_Internet_20_Link">
reports</text:a>
on Facebook.</text:p>
      <text:p text:style-name="P4">
Yes, in the evening, having taken another underwater rocket launcher on duty, one downside - the enemy took the point of base.</text:p>
      <text:p text:style-name="P4">
<text:span text:style-name="T4">
 thus as of 21.00 in the sea 3 rocket car - 1 surface and 2 submarines. </text:span>
</text:p>
      <text:p text:style-name="P4">
<text:span text:style-name="T4">
 Total volley - 16 missiles. </text:span>
</text:p>
      <text:p text:style-name="P4">
<text:span text:style-name="T4">
 The level of rocket danger remains very high!</text:span>
</text:p>
      <text:p text:style-name="P4">
Be vigilant and responsible, do not neglect your own safety and do not help the eight through HIP on social networks.</text:p>
      <text:p text:style-name="P4">
Consciousness and mind are approaching victory!</text:p>
      <text:p text:style-name="P4">
News Source: <text:a xlink:type="simple" xlink:href="https://armyinform.com.ua/2023/05/29/zdijsnivshy-rotacziyu-raketonosiyiv-v-chornomu-mori-vorog-prodovzhuye-trymaty-napogotovi-kalibry/" text:style-name="Internet_20_link" text:visited-style-name="Visited_20_Internet_20_Link">
https://armyinform.com.ua/2023/05/29/zdijsnivshy-rotacziyu-raketonosiyiv-v-chornomu-mori-vorog-prodovzhuye-trymaty-napogotovi-kalibry/</text:a>
</text:p>
      <!--NEWS-->
      <text:h text:style-name="P10" text:outline-level="1">
<text:span text:style-name="T4">
How to help veterans adapt to civilian life</text:span>
</text:h>
      <text:p text:style-name="P4">
Author: ['АРМІЯINFORM']</text:p>
      <text:p text:style-name="P4">
Time: 2023-05-29T98:00:00-04:00</text:p>
      <text:p text:style-name="P4">
Description: PID Medicanes Vicepremeres-Ministra izhrini Vereshchuk narada narada Formannnya ... War with Ukraine 2022, War with Ukraine Latest News today, News War with Ukraine 2022 The last ones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vereshhuk.jpeg" text:style-name="Internet_20_link" text:visited-style-name="Visited_20_Internet_20_Link">
vereshhuk.jpeg</text:a>
']</text:p>
      <text:p text:style-name="P4">
Tags: ['STOPRUSSIA', 'АГРЕСІЯ РФ', 'ВЕТЕРАНИ ВІЙНИ', 'ВІЙНА', 'ВТОРГНЕННЯ РФ', 'МІНОБОРОНИ', 'МІНРЕІНТЕГРАЦІЇ', 'СОЦЗАХИСТ ПІД ЧАС ВІЙНИ', 'СОЦІАЛЬНА АДАПТАЦІЯ']</text:p>
      <text:p text:style-name="P4">
Category: News</text:p>
      <!--METADATA-->
      <text:p text:style-name="P4">
<draw:frame draw:style-name="fr1" draw:name="Image297" text:anchor-type="as-char" svg:width="6.9236in" svg:height="4.829211in" draw:z-index="0">
<draw:image xlink:href="../Images/AРМІЯINFORM/2023-05-29T98-00-00-04-00/vereshhuk.jpeg" xlink:type="simple" xlink:show="embed" xlink:actuate="onLoad" draw:mime-type="image/jpeg"/>
</draw:frame>
Under the chairmanship of Viceremier, Irina Vereshchuk, a meeting was held to form and implement state policy in the field of social protection. It was attended by representatives of the Ministry of Defense, the Ministry of Internal Affairs, the Ministry of Internal Affairs, the Ministry of Finance, the Ministry of Social Policy, the Ministry of Social Policy, the Ministry of Defense, and the Presidential Office.</text:p>
      <text:p text:style-name="P4">
About the results of this working meeting <text:a xlink:type="simple" xlink:href="https://minre.gov.ua/2023/05/29/dopomogty-veteranam-adaptuvatysya-do-czyvilnogo-zhyttya-iryna-vereshhuk/" text:style-name="Internet_20_link" text:visited-style-name="Visited_20_Internet_20_Link">
writes</text:a>
On its official website, the Ministry of Independent of Reintegration of Temporarily Occupied Territories of Ukraine.</text:p>
      <text:p text:style-name="P4">
Irina Vereshchuk focused on the issue of a comprehensive approach to socialization of veterans and veterans and solving their real needs.</text:p>
      <text:p text:style-name="P4">
The participants of the meeting stated that it is necessary to simplify the procedures to confirm the status of the veteran. This can be done by active introduction of digital tools. In particular, it is proposed to digitize documents for the disability, contusion or disability as a result of hostilities. This will help to get the right benefits from the state.</text:p>
      <text:p text:style-name="P4">
They also focused on strengthening communication between bodies that are driven by persons who were dismissed from military service for health reasons after 24 2022. In particular, the introduction of interaction between the Unified State Register of War Veterans and the relevant information systems of competent houses.</text:p>
      <text:p text:style-name="P4">
In addition, they discussed the project on the procedure for granting the status of a participant. In particular, it is about persons who from February 24 to March 25, 2022 in accordance with the Law of Ukraine “On Ensuring the Participation of Civilians of UK of Ukraine” defended our country in connection with Russia's aggression.</text:p>
      <text:p text:style-name="P4">
“We need to attract all the necessary resources for socialization of those who are returning. People who risked their lives who have given their health to protect Ukraine, deserve a fair and worthy attitude. As a state, we have to help them successfully adapt to civilian life, ” - summarized avalascepremier.</text:p>
      <text:p text:style-name="P4">
News Source: <text:a xlink:type="simple" xlink:href="https://armyinform.com.ua/2023/05/29/dopomogty-veteranam-adaptuvatysya-do-czyvilnogo-zhyttya-iryna-vereshhuk/" text:style-name="Internet_20_link" text:visited-style-name="Visited_20_Internet_20_Link">
https://armyinform.com.ua/2023/05/29/dopomogty-veteranam-adaptuvatysya-do-czyvilnogo-zhyttya-iryna-vereshhuk/</text:a>
</text:p>
      <!--NEWS-->
      <text:h text:style-name="P10" text:outline-level="1">
<text:span text:style-name="T4">
Short. War. Day 460. Videoodigest</text:span>
</text:h>
      <text:p text:style-name="P4">
Author: ['АРМІЯINFORM']</text:p>
      <text:p text:style-name="P4">
Time: 2023-05-29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text:span text:style-name="T4">
 Source: </text:span>
 <text:span text:style-name="T5">
gsh of the Armed Forces</text:span>
</text:p>
      <text:p text:style-name="P4">
News Source: <text:a xlink:type="simple" xlink:href="https://armyinform.com.ua/2023/05/29/korotko-vijna-den-460-videodajdzhest/" text:style-name="Internet_20_link" text:visited-style-name="Visited_20_Internet_20_Link">
https://armyinform.com.ua/2023/05/29/korotko-vijna-den-460-videodajdzhest/</text:a>
</text:p>
      <!--NEWS-->
      <text:h text:style-name="P10" text:outline-level="1">
<text:span text:style-name="T4">
In Canada, a forest fire is gathering, thousands of people evacuate</text:span>
</text:h>
      <text:p text:style-name="P4">
Authors: Ukrinform (Person)</text:p>
      <text:p text:style-name="P4">
Publisher: Укринформ (Organization)</text:p>
      <text:p text:style-name="P4">
Published Time: 2023-05-30T00:16:00+03:00</text:p>
      <text:p text:style-name="P4">
Modified Time: 2023-05-30T00:16:00+03:00</text:p>
      <text:p text:style-name="P4">
Description: In the east of the Canadian province, New Scotland is raging a forest fire that caused the evacuation of local residents. - Ukrinform.</text:p>
      <text:p text:style-name="P4">
Images: ['<text:a xlink:type="simple" xlink:href="https://static.ukrinform.com/photos/2023_05/thumb_files/630_360_1685379279-378.jpg" text:style-name="Internet_20_link" text:visited-style-name="Visited_20_Internet_20_Link">
630_360_16853...</text:a>
']</text:p>
      <text:p text:style-name="P4">
Tags: ['Канада', 'Ліс', 'Пожежа']</text:p>
      <text:p text:style-name="P4">
Type: Article</text:p>
      <!--METADATA-->
      <text:p text:style-name="P4">
<draw:frame draw:style-name="fr1" draw:name="Image298" text:anchor-type="as-char" svg:width="6.9236in" svg:height="3.956343in" draw:z-index="0">
<draw:image xlink:href="../Images/yкринформ/2023-05-30T00-16-00-03-00/630_360_1685379279-378.jpg" xlink:type="simple" xlink:show="embed" xlink:actuate="onLoad" draw:mime-type="image/jpeg"/>
</draw:frame>
Nova Scotland is raging at the East Province of Nova Scotland, which caused the locals of local residents.</text:p>
      <text:p text:style-name="P4">
According to Ukrinform correspondent, it writes <text:a xlink:type="simple" xlink:href="https://www.cbc.ca/news/canada/nova-scotia/tantallon-hammonds-plains-pockwock-wildfire-evaucations-forest-fire-halifax-1.6857729" text:style-name="Internet_20_link" text:visited-style-name="Visited_20_Internet_20_Link">
CBC News</text:a>
.</text:p>
      <text:p text:style-name="P4">
It is noted that the fire zone - 25 km from the capital of the province - the cities of Galifaxy to evacuate about 10 thousand people.</text:p>
      <text:p text:style-name="P4">
<text:span text:style-name="T4">
 Read also: </text:span>
 <text:span text:style-name="T4">
 <text:a xlink:type="simple" xlink:href="https://www.ukrinform.ua/rubric-regions/3715153-lisova-pozeza-vibiti-vikna-ta-poskodzeni-avtivki-naslidki-padinna-ulamkiv-na-kiivsini.html" text:style-name="Internet_20_link" text:visited-style-name="Visited_20_Internet_20_Link">
forest fire, broken windows and damaged cars - the seeds of the fall of debris in the Kyiv region</text:a>
</text:span>
</text:p>
      <text:p text:style-name="P4">
According to law enforcement officers, the fire has already destroyed at least 10 buildings, but their number will probably increase, because the fire cannot be taken under control. Happiness, human casualties still manage to avoid.</text:p>
      <text:p text:style-name="P4">
<text:span text:style-name="T5">
Foto: cbc.ca</text:span>
</text:p>
      <text:p text:style-name="P4">
A fire plane has already flew to help local firefighters from the neighboring province of Newfoundland and Labrador. There are also two helicopters also working on deterrent to fire.</text:p>
      <text:p text:style-name="P4">
<text:span text:style-name="T4">
 Read also: </text:span>
 <text:span text:style-name="T4">
 <text:a xlink:type="simple" xlink:href="https://www.ukrinform.ua/rubric-other_news/3714644-v-ukraini-z-pocatku-roku-zafiksovano-ponad-6-tisac-pozez-v-ekosistemah.html" text:style-name="Internet_20_link" text:visited-style-name="Visited_20_Internet_20_Link">
in Ukraine since the beginning of the year, more than 6 thousand in ecosystems have been recorded</text:a>
</text:span>
</text:p>
      <text:p text:style-name="P4">
According to Ukrinform, more than half a million hectares of forest have already been destroyed in the Western Canadian province of Alberta, which is comparable to the Poland of Chernivtsi region.</text:p>
      <text:p text:style-name="P4">
<text:span text:style-name="T5">
Foto: Globalnews.ca</text:span>
</text:p>
      <text:p text:style-name="P4">
News Source: <text:a xlink:type="simple" xlink:href="https://www.ukrinform.ua/rubric-world/3715756-u-kanadi-nabirae-sili-lisova-pozeza-evakuuut-tisaci-ludej.html" text:style-name="Internet_20_link" text:visited-style-name="Visited_20_Internet_20_Link">
https://www.ukrinform.ua/rubric-world/3715756-u-kanadi-nabirae-sili-lisova-pozeza-evakuuut-tisaci-ludej.html</text:a>
</text:p>
      <!--NEWS-->
      <text:h text:style-name="P10" text:outline-level="1">
<text:span text:style-name="T4">
In Moldova, Zelensky's possible participation in the European Political Community Summit is not commented on</text:span>
</text:h>
      <text:p text:style-name="P4">
Authors: Ukrinform (Person)</text:p>
      <text:p text:style-name="P4">
Publisher: Укринформ (Organization)</text:p>
      <text:p text:style-name="P4">
Published Time: 2023-05-30T00:28:00+03:00</text:p>
      <text:p text:style-name="P4">
Modified Time: 2023-05-30T00:28:00+03:00</text:p>
      <text:p text:style-name="P4">
Description: For security reasons, Moldova will not publicly disclose Zelensky's participation in the European Political Community Summit, which will take place on June 1 in Chisinau. - Ukrinform.</text:p>
      <text:p text:style-name="P4">
Images: ['<text:a xlink:type="simple" xlink:href="https://static.ukrinform.com/photos/2023_03/thumb_files/630_360_1679505373-143.jpg" text:style-name="Internet_20_link" text:visited-style-name="Visited_20_Internet_20_Link">
630_360_16795...</text:a>
']</text:p>
      <text:p text:style-name="P4">
Tags: ['Молдова', 'Саміт', 'Зеленський']</text:p>
      <text:p text:style-name="P4">
Type: Article</text:p>
      <!--METADATA-->
      <text:p text:style-name="P4">
<draw:frame draw:style-name="fr1" draw:name="Image300" text:anchor-type="as-char" svg:width="6.9236in" svg:height="3.956343in" draw:z-index="0">
<draw:image xlink:href="../Images/yкринформ/2023-05-30T00-28-00-03-00/630_360_1679505373-143.jpg" xlink:type="simple" xlink:show="embed" xlink:actuate="onLoad" draw:mime-type="image/jpeg"/>
</draw:frame>
Moldova will not publicly reveal the participation of Zelensky in the summit of the European political community, which will take place on June 1 in Chisinau.</text:p>
      <text:p text:style-name="P4">
This was announced on Monday on Monday by Protv TV channel Minister of Internal Affairs of Moldova Ana Revenko, Ukrinform reports, citing <text:a xlink:type="simple" xlink:href="https://newsmaker.md/ro/vizita-lui-zelenski-la-summitul-din-1-iunie-ramane-secreta-ana-revenco-din-motive-de-securitate/" text:style-name="Internet_20_link" text:visited-style-name="Visited_20_Internet_20_Link">
Newsmaker</text:a>
.</text:p>
      <text:p text:style-name="P4">
According to Revenko, information about the participation of the Ukrainian President in the Summit of Vyshin "should be classified in connection with the direct security of the Zelensky."</text:p>
      <text:p text:style-name="P4">
"We respect this requirement," she added.</text:p>
      <text:p text:style-name="P4">
<text:span text:style-name="T4">
 Read also: </text:span>
 <text:span text:style-name="T4">
 <text:a xlink:type="simple" xlink:href="https://www.ukrinform.ua/rubric-world/3714727-moldova-prodovzue-se-na-60-dniv-nadzvicajnij-stan-cerez-vijnu-v-ukraini.html" text:style-name="Internet_20_link" text:visited-style-name="Visited_20_Internet_20_Link">
Moldova continues for another 60 days the state of emergency in Ukraine</text:a>
</text:span>
</text:p>
      <text:p text:style-name="P4">
The publication notes that almost all of the 47 leaders of European states of Yieuroinstitutions confirmed participation in the summit of the European political community, including France President Emmanuel Macron, German Chancellor Olaf Solz, Prime Minister of Spain Pedro Sanche The Italian Government of Georgia Meloni.</text:p>
      <text:p text:style-name="P4">
The event will take place in Bulboac, Ana Nay area, 35 kilometers from Chisinau. It will take the wine complex of Castel Mimi.</text:p>
      <text:p text:style-name="P4">
<text:span text:style-name="T4">
 Read also: </text:span>
 <text:span text:style-name="T4">
 <text:a xlink:type="simple" xlink:href="https://www.ukrinform.ua/rubric-world/3715296-moldova-vizme-ucast-u-miznarodnih-vijskovih-navcannah-u-rumunii.html" text:style-name="Internet_20_link" text:visited-style-name="Visited_20_Internet_20_Link">
Moldova will take part in international military studies in Romania</text:a>
</text:span>
</text:p>
      <text:p text:style-name="P4">
Recall that this will be the second meeting of the European political community, which will discuss joint efforts for the sake of peace in the context of the war in Ukraine and related crises, protection of democracy, strengthening of energy security and stability of European states.</text:p>
      <text:p text:style-name="P4">
The first took place in October in Prague.</text:p>
      <text:p text:style-name="P4">
News Source: <text:a xlink:type="simple" xlink:href="https://www.ukrinform.ua/rubric-polytics/3715816-u-moldovi-ne-komentuut-mozlivu-ucast-zelenskogo-u-samiti-evropejskoi-politicnoi-spilnoti.html" text:style-name="Internet_20_link" text:visited-style-name="Visited_20_Internet_20_Link">
https://www.ukrinform.ua/rubric-polytics/3715816-u-moldovi-ne-komentuut-mozlivu-ucast-zelenskogo-u-samiti-evropejskoi-politicnoi-spilnoti.html</text:a>
</text:p>
      <!--NEWS-->
      <text:h text:style-name="P10" text:outline-level="1">
<text:span text:style-name="T4">
Borrel Pryrick another attempt to "win war"</text:span>
</text:h>
      <text:p text:style-name="P4">
Authors: Ukrinform (Person)</text:p>
      <text:p text:style-name="P4">
Publisher: Укринформ (Organization)</text:p>
      <text:p text:style-name="P4">
Published Time: 2023-05-30T00:39:00+03:00</text:p>
      <text:p text:style-name="P4">
Modified Time: 2023-05-30T00:39:00+03:00</text:p>
      <text:p text:style-name="P4">
Description: The high representative of the EU on Foreign and Security Policy, Josep Borrel believes that Russia will start negotiations only if the war wins.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Україна', 'Росія', 'Боррель', 'Війна з Росією']</text:p>
      <text:p text:style-name="P4">
Type: Article</text:p>
      <!--METADATA-->
      <text:p text:style-name="P4">
<draw:frame draw:style-name="fr1" draw:name="Image301" text:anchor-type="as-char" svg:width="6.9236in" svg:height="3.956343in" draw:z-index="0">
<draw:image xlink:href="../Images/yкринформ/2023-05-30T00-39-00-03-00/630_360_1667561515-584.jpg" xlink:type="simple" xlink:show="embed" xlink:actuate="onLoad" draw:mime-type="image/jpeg"/>
</draw:frame>
The EU High Representative on Foreign and Security Policy, Josep Borrel, believes that Russia will start negotiations only if the war wins.</text:p>
      <text:p text:style-name="P4">
He stated this at an economic conference in Barcelona, reports Ukrinform with <text:a xlink:type="simple" xlink:href="https://edition.cnn.com/europe/live-news/russia-ukraine-war-news-05-29-23/h_ec9dacee7bc680e15eee8212813b86de" text:style-name="Internet_20_link" text:visited-style-name="Visited_20_Internet_20_Link">
CNN</text:a>
.</text:p>
      <text:p text:style-name="P4">
Borrel added that he was not optimistic about what "can happen in this summer."</text:p>
      <text:p text:style-name="P4">
"I see the concentration of troops on both sides, I see Russia's clear intention, it will not go to negotiations unless it wins the war," he said.</text:p>
      <text:p text:style-name="P4">
<text:span text:style-name="T4">
 Read also: </text:span>
 <text:span text:style-name="T4">
 [Greece and Hungary block a new package(https://www.ukrinform.ua/rubric-economy/3714973-grecia-ta-ugorsina-blokuut-novij-paket-sankcij-proti-rf.html)</text:span>
</text:p>
      <text:p text:style-name="P4">
According to the politician, Moscow will not start negotiations with Kiev without making a wandering attempt to "win war". He also noted that the Russian Federation was repeatedly formed of their intention to achieve their military goals.</text:p>
      <text:p text:style-name="P4">
"I am afraid that the war will continue. Putin gathered more than 300,000 people there, twice as much as he began the invasion," the EU Supreme Representative said.</text:p>
      <text:p text:style-name="P4">
<text:span text:style-name="T4">
 Read also: </text:span>
 <text:span text:style-name="T4">
 [Russian aggression against Ukraine has become a test for EU -Borrel)(https://www.ukrinform.ua/rubric-world/3713267-rosijska-agresia-proti-ukraini-stala-viprobuvannam-dla-oboronnih-spromoznostej-es-borrel.html)</text:span>
</text:p>
      <text:p text:style-name="P4">
Borrel's words were performed at the moment when Moscow struck a series of a series with a series on Monday during a day attack, an hour after the nightly of the Ukrainian capital and the whole country.</text:p>
      <text:p text:style-name="P4">
News Source: <text:a xlink:type="simple" xlink:href="https://www.ukrinform.ua/rubric-polytics/3715818-borrel-peredrik-se-odnu-sprobu-rosii-vigrati-vijnu.html" text:style-name="Internet_20_link" text:visited-style-name="Visited_20_Internet_20_Link">
https://www.ukrinform.ua/rubric-polytics/3715818-borrel-peredrik-se-odnu-sprobu-rosii-vigrati-vijnu.html</text:a>
</text:p>
      <!--NEWS-->
      <text:h text:style-name="P10" text:outline-level="1">
<text:span text:style-name="T4">
The Council has been introduced by a law on returning supplements to the military</text:span>
</text:h>
      <text:p text:style-name="P4">
Authors: Ukrinform (Person)</text:p>
      <text:p text:style-name="P4">
Publisher: Укринформ (Organization)</text:p>
      <text:p text:style-name="P4">
Published Time: 2023-05-30T00:50:00+03:00</text:p>
      <text:p text:style-name="P4">
Modified Time: 2023-05-30T00:50:00+03:00</text:p>
      <text:p text:style-name="P4">
Description: The Parliament's working group has filed a bill No. 9342 on supplements to the military. This initiative became an alternative to the amendment "On the return of 30 thousand UAH to the military", which came to the Law No. 8312. - Ukrinform.</text:p>
      <text:p text:style-name="P4">
Images: ['<text:a xlink:type="simple" xlink:href="https://static.ukrinform.com/photos/2021_04/thumb_files/630_360_1618309405-616.jpg" text:style-name="Internet_20_link" text:visited-style-name="Visited_20_Internet_20_Link">
630_360_16183...</text:a>
']</text:p>
      <text:p text:style-name="P4">
Tags: None</text:p>
      <text:p text:style-name="P4">
Type: Article</text:p>
      <!--METADATA-->
      <text:p text:style-name="P4">
<draw:frame draw:style-name="fr1" draw:name="Image302" text:anchor-type="as-char" svg:width="6.9236in" svg:height="3.956343in" draw:z-index="0">
<draw:image xlink:href="../Images/yкринформ/2023-05-30T00-50-00-03-00/630_360_1618309405-616.jpg" xlink:type="simple" xlink:show="embed" xlink:actuate="onLoad" draw:mime-type="image/jpeg"/>
</draw:frame>
The Parliament's working group has filed a law No. 9342 on supplements to the military. This initiative became an alternative to the amendment "On the return of 30 thousand by a minute", which came to the Law No. 8312.</text:p>
      <text:p text:style-name="P4">
About it <text:a xlink:type="simple" xlink:href="https://t.me/yzheleznyak/4157" text:style-name="Internet_20_link" text:visited-style-name="Visited_20_Internet_20_Link">
reported</text:a>
People's Deputy Yaroslav Zheleznyak, reports Ukrinform.</text:p>
      <text:p text:style-name="P4">
According to him, the bill provides a monthly additional remuneration from 30,000 to 100,000 hryvnias in proportion to the time of combat execution(special)tasks, in order, size and on the conditions established by the Cabinet of Ministers of Ukraine. This norm must be applied at the duration of wartime.</text:p>
      <text:p text:style-name="P4">
<text:span text:style-name="T4">
 Read also: </text:span>
 <text:span text:style-name="T4">
 <text:a xlink:type="simple" xlink:href="https://www.ukrinform.ua/rubric-society/3715282-viplati-vijskovim-venislavskij-anonsuvav-novij-zakonoproekt.html" text:style-name="Internet_20_link" text:visited-style-name="Visited_20_Internet_20_Link">
Payments to the military: Venislavsky announced a new law -proof Education</text:a>
</text:span>
</text:p>
      <text:p text:style-name="P4">
The durables will receive a remuneration of 6000 UAH/month in proportion to the time of military service. Similar payments provided for military servicemen who were injured(injury, injury, injury)during the fighting, and which are enrolled in the disposal of the relevant commander during temporary unfitness for military service.</text:p>
      <text:p text:style-name="P4">
An additional remuneration of 2350 UAH/month is paid for cadets.</text:p>
      <text:p text:style-name="P4">
For instructors the amount of additional reward depends on the level, intensity and directions of preparation(10-30 TIS. UAH). Він визначаєтьсякерівниками сектора безпеки і оборони України.</text:p>
      <text:p text:style-name="P4">
Загальні витрати бюджету становлять до 10 млрд грн з бюджету.</text:p>
      <text:p text:style-name="P4">
<text:span text:style-name="T4">
Читайте також:</text:span>
 <text:span text:style-name="T4">
<text:a xlink:type="simple" xlink:href="https://www.ukrinform.ua/rubric-economy/3703312-povernenna-doplat-vijskovim-moze-zbilsiti-deficit-ukrainskogo-budzetu-mvf.html" text:style-name="Internet_20_link" text:visited-style-name="Visited_20_Internet_20_Link">
 Повернення доплат військовим може збільшити дефіцитукраїнського бюджету - МВФ </text:a>
 </text:span>
</text:p>
      <text:p text:style-name="P4">
"У цьому році це 1,9 млрд/грн до кінця року, але це без врахування доплатиінструкторам", – зазначив Железняк.</text:p>
      <text:p text:style-name="P4">
У законопроєкті є норми, які не повʼязані з фінансуванням, але важливі:</text:p>
      <text:p text:style-name="P4">
<text:span text:style-name="T4">
 Read also: </text:span>
 <text:span text:style-name="T4">
 <text:a xlink:type="simple" xlink:href="https://www.ukrinform.ua/rubric-technology/3715690-rada-uhvalila-zakonoproekti-pro-pidtrimku-virobnictva-droniv-v-ukraini.html" text:style-name="Internet_20_link" text:visited-style-name="Visited_20_Internet_20_Link">
Council approved the draft law on the support of production in Ukraine</text:a>
</text:span>
</text:p>
      <text:p text:style-name="P4">
We will remind: the Verkhovna Rada returned surcharges in the amount of 30 thousand UAH to the military, employees of the SES and police. They will be paid by the end of the period of the military - regardless of the tasks or areas assigned to them.</text:p>
      <text:p text:style-name="P4">
News Source: <text:a xlink:type="simple" xlink:href="https://www.ukrinform.ua/rubric-society/3715817-do-radi-vnesli-zakonoproekt-sodo-povernenna-doplat-vijskovim.html" text:style-name="Internet_20_link" text:visited-style-name="Visited_20_Internet_20_Link">
https://www.ukrinform.ua/rubric-society/3715817-do-radi-vnesli-zakonoproekt-sodo-povernenna-doplat-vijskovim.html</text:a>
</text:p>
      <!--NEWS-->
      <text:h text:style-name="P10" text:outline-level="1">
<text:span text:style-name="T4">
We have the best work in the world - we protect our land</text:span>
</text:h>
      <text:p text:style-name="P4">
Author: ['АРМІЯINFORM']</text:p>
      <text:p text:style-name="P4">
Time: 2023-05-30T98:00:00-04:00</text:p>
      <text:p text:style-name="P4">
Description: Mi Trendya, a schob at the non -chill moment of Viconati Boyfish. Mi Know, ours our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5/347247411_819560946200062_238263334747459969_n.jpg" text:style-name="Internet_20_link" text:visited-style-name="Visited_20_Internet_20_Link">
347247411_819560946200062_238263334747459969_n.jpg</text:a>
', '<text:a xlink:type="simple" xlink:href="https://armyinform.com.ua/wp-content/uploads/2023/05/347251893_647011313914287_8931495631295986901_n-150x150.jpg" text:style-name="Internet_20_link" text:visited-style-name="Visited_20_Internet_20_Link">
347251893_647011313914287_8931495631295986901_n-150x150.jpg</text:a>
', '<text:a xlink:type="simple" xlink:href="https://armyinform.com.ua/wp-content/uploads/2023/05/347392044_577693864246122_9210650983985713161_n-150x150.jpg" text:style-name="Internet_20_link" text:visited-style-name="Visited_20_Internet_20_Link">
347392044_577693864246122_9210650983985713161_n-150x150.jpg</text:a>
', '<text:a xlink:type="simple" xlink:href="https://armyinform.com.ua/wp-content/uploads/2023/05/347417358_964504247932196_8575774218139307422_n-150x150.jpg" text:style-name="Internet_20_link" text:visited-style-name="Visited_20_Internet_20_Link">
347417358_964504247932196_8575774218139307422_n-150x150.jpg</text:a>
', '<text:a xlink:type="simple" xlink:href="https://armyinform.com.ua/wp-content/uploads/2023/05/347422922_769871368152413_8147313427389118666_n-150x150.jpg" text:style-name="Internet_20_link" text:visited-style-name="Visited_20_Internet_20_Link">
347422922_769871368152413_8147313427389118666_n-150x150.jpg</text:a>
', '<text:a xlink:type="simple" xlink:href="https://armyinform.com.ua/wp-content/uploads/2023/05/347431732_1208831319823914_3980534246402653693_n-150x150.jpg" text:style-name="Internet_20_link" text:visited-style-name="Visited_20_Internet_20_Link">
347431732_1208831319823914_3980534246402653693_n-150x150.jpg</text:a>
', '<text:a xlink:type="simple" xlink:href="https://armyinform.com.ua/wp-content/uploads/2023/05/347855226_781207133409451_4073206383307584858_n-150x150.jpg" text:style-name="Internet_20_link" text:visited-style-name="Visited_20_Internet_20_Link">
347855226_781207133409451_4073206383307584858_n-150x150.jpg</text:a>
', '<text:a xlink:type="simple" xlink:href="https://armyinform.com.ua/wp-content/uploads/2023/05/347233100_3066421850331964_5971063956398374911_n-150x150.jpg" text:style-name="Internet_20_link" text:visited-style-name="Visited_20_Internet_20_Link">
347233100_3066421850331964_5971063956398374911_n-150x150.jpg</text:a>
']</text:p>
      <text:p text:style-name="P4">
Tags: ['STOPRUSSIA', 'АГРЕСІЯ РФ', 'ВІЙНА', 'ВТОРГНЕННЯ РФ']</text:p>
      <text:p text:style-name="P4">
Category: News</text:p>
      <!--METADATA-->
      <text:p text:style-name="P4">
<draw:frame draw:style-name="fr1" draw:name="Image303" text:anchor-type="as-char" svg:width="6.9236in" svg:height="4.613779in" draw:z-index="0">
<draw:image xlink:href="../Images/AРМІЯINFORM/2023-05-30T98-00-00-04-00/347247411_819560946200062_238263334747459969_n.jpg" xlink:type="simple" xlink:show="embed" xlink:actuate="onLoad" draw:mime-type="image/jpeg"/>
</draw:frame>
We train to execute a combat order at the right time. We know that our actions depends on the overcoming of water obstacles by other units of force safety and defense and therefore have no right to bend.</text:p>
      <text:p text:style-name="P4">
<text:a xlink:type="simple" xlink:href="https://armyinform.com.ua/wp-content/uploads/2023/05/347251893_647011313914287_8931495631295986901_n.jpg" text:style-name="Internet_20_link" text:visited-style-name="Visited_20_Internet_20_Link">
!(Images/AРМІЯINFORM/2023-05-30T98-00-00-04-00/347251893_647011313914287_8931495631295986901_n-150x150.jpg)</text:a>
</text:p>
      <text:p text:style-name="P4">
<text:a xlink:type="simple" xlink:href="https://armyinform.com.ua/wp-content/uploads/2023/05/347392044_577693864246122_9210650983985713161_n.jpg" text:style-name="Internet_20_link" text:visited-style-name="Visited_20_Internet_20_Link">
<draw:frame draw:style-name="fr1" draw:name="Image304" text:anchor-type="as-char" svg:width="6.9236in" svg:height="6.9236in" draw:z-index="0">
<draw:image xlink:href="../Images/AРМІЯINFORM/2023-05-30T98-00-00-04-00/347392044_577693864246122_9210650983985713161_n-150x150.jpg" xlink:type="simple" xlink:show="embed" xlink:actuate="onLoad" draw:mime-type="image/jpeg"/>
</draw:frame>
</text:a>
</text:p>
      <text:p text:style-name="P4">
<text:a xlink:type="simple" xlink:href="https://armyinform.com.ua/wp-content/uploads/2023/05/347417358_964504247932196_8575774218139307422_n.jpg" text:style-name="Internet_20_link" text:visited-style-name="Visited_20_Internet_20_Link">
<draw:frame draw:style-name="fr1" draw:name="Image305" text:anchor-type="as-char" svg:width="6.9236in" svg:height="6.9236in" draw:z-index="0">
<draw:image xlink:href="../Images/AРМІЯINFORM/2023-05-30T98-00-00-04-00/347417358_964504247932196_8575774218139307422_n-150x150.jpg" xlink:type="simple" xlink:show="embed" xlink:actuate="onLoad" draw:mime-type="image/jpeg"/>
</draw:frame>
</text:a>
</text:p>
      <text:p text:style-name="P4">
<text:a xlink:type="simple" xlink:href="https://armyinform.com.ua/wp-content/uploads/2023/05/347422922_769871368152413_8147313427389118666_n.jpg" text:style-name="Internet_20_link" text:visited-style-name="Visited_20_Internet_20_Link">
<draw:frame draw:style-name="fr1" draw:name="Image306" text:anchor-type="as-char" svg:width="6.9236in" svg:height="6.9236in" draw:z-index="0">
<draw:image xlink:href="../Images/AРМІЯINFORM/2023-05-30T98-00-00-04-00/347422922_769871368152413_8147313427389118666_n-150x150.jpg" xlink:type="simple" xlink:show="embed" xlink:actuate="onLoad" draw:mime-type="image/jpeg"/>
</draw:frame>
</text:a>
</text:p>
      <text:p text:style-name="P4">
<text:a xlink:type="simple" xlink:href="https://armyinform.com.ua/wp-content/uploads/2023/05/347431732_1208831319823914_3980534246402653693_n.jpg" text:style-name="Internet_20_link" text:visited-style-name="Visited_20_Internet_20_Link">
<draw:frame draw:style-name="fr1" draw:name="Image307" text:anchor-type="as-char" svg:width="6.9236in" svg:height="6.9236in" draw:z-index="0">
<draw:image xlink:href="../Images/AРМІЯINFORM/2023-05-30T98-00-00-04-00/347431732_1208831319823914_3980534246402653693_n-150x150.jpg" xlink:type="simple" xlink:show="embed" xlink:actuate="onLoad" draw:mime-type="image/jpeg"/>
</draw:frame>
</text:a>
</text:p>
      <text:p text:style-name="P4">
<text:a xlink:type="simple" xlink:href="https://armyinform.com.ua/wp-content/uploads/2023/05/347855226_781207133409451_4073206383307584858_n.jpg" text:style-name="Internet_20_link" text:visited-style-name="Visited_20_Internet_20_Link">
<draw:frame draw:style-name="fr1" draw:name="Image308" text:anchor-type="as-char" svg:width="6.9236in" svg:height="6.9236in" draw:z-index="0">
<draw:image xlink:href="../Images/AРМІЯINFORM/2023-05-30T98-00-00-04-00/347855226_781207133409451_4073206383307584858_n-150x150.jpg" xlink:type="simple" xlink:show="embed" xlink:actuate="onLoad" draw:mime-type="image/jpeg"/>
</draw:frame>
</text:a>
</text:p>
      <text:p text:style-name="P4">
<text:a xlink:type="simple" xlink:href="https://armyinform.com.ua/wp-content/uploads/2023/05/347233100_3066421850331964_5971063956398374911_n.jpg" text:style-name="Internet_20_link" text:visited-style-name="Visited_20_Internet_20_Link">
<draw:frame draw:style-name="fr1" draw:name="Image309" text:anchor-type="as-char" svg:width="6.9236in" svg:height="6.9236in" draw:z-index="0">
<draw:image xlink:href="../Images/AРМІЯINFORM/2023-05-30T98-00-00-04-00/347233100_3066421850331964_5971063956398374911_n-150x150.jpg" xlink:type="simple" xlink:show="embed" xlink:actuate="onLoad" draw:mime-type="image/jpeg"/>
</draw:frame>
</text:a>
According to the skillful and coordinated actions of the soldiers, drivers and commanders of one of the military units of the Command of Support forces of the Armed Forces of Ukraine, a daily hard work and considerable experience, which has been hardened while performing combat missions.</text:p>
      <text:p text:style-name="P4">
We have an unrestrained desire to win victory and therefore we are constantly improving!</text:p>
      <text:p text:style-name="P4">
Believe in the Armed Forces of Ukraine!</text:p>
      <text:p text:style-name="P4">
<text:span text:style-name="T4">
 Source: </text:span>
 _ <text:a xlink:type="simple" xlink:href="https://www.facebook.com/KSP.ZSU/posts/pfbid02fBHRVRnV2ETeDjXvucWB3vEaW21dZpWLXAWqmRgxTnudxka8MErL9yyQ8F5N5q3Rl" text:style-name="Internet_20_link" text:visited-style-name="Visited_20_Internet_20_Link">
Service</text:a>
with the public command of the Forces of Support of the Armed Forces of Ukraine_</text:p>
      <text:p text:style-name="P4">
News Source: <text:a xlink:type="simple" xlink:href="https://armyinform.com.ua/2023/05/30/my-vmotyvovani-i-pidgotovleni-u-nas-najkrashha-robota-v-sviti-my-zahyshhayemo-nashu-zemlyu/" text:style-name="Internet_20_link" text:visited-style-name="Visited_20_Internet_20_Link">
https://armyinform.com.ua/2023/05/30/my-vmotyvovani-i-pidgotovleni-u-nas-najkrashha-robota-v-sviti-my-zahyshhayemo-nashu-zemly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